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Tabelle1" style:data-style-name="N3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Standard_Tabelle1" style:data-style-name="N3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Standard_Tabelle1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" style:family="table-cell" style:parent-style-name="Standard_Tabelle1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" style:family="table-cell" style:parent-style-name="Standard_Tabelle1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Standard_Tabelle1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Standard_Tabelle1" style:data-style-name="N30">
      <style:table-cell-properties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Standard_Tabelle1" style:data-style-name="N0">
      <style:table-cell-properties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767291666666667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1.138958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3.04270833333333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8">
            <text:p>Typ</text:p>
          </table:table-cell>
          <table:table-cell office:value-type="string" table:style-name="ce9">
            <text:p>Rechnung 2015</text:p>
          </table:table-cell>
          <table:table-cell office:value-type="string" table:style-name="ce9">
            <text:p>Voranschlag 2016</text:p>
          </table:table-cell>
          <table:table-cell office:value-type="string" table:style-name="ce8">
            <text:p>Voranschlag</text:p>
          </table:table-cell>
          <table:table-cell office:value-type="string" table:style-name="ce8">
            <text:p>Konto</text:p>
          </table:table-cell>
          <table:table-cell table:style-name="ce9"/>
          <table:table-cell office:value-type="string" table:style-name="ce9">
            <text:p>Rechnung 2016 Aufwand</text:p>
          </table:table-cell>
          <table:table-cell office:value-type="string" table:style-name="ce9">
            <text:p>Rechnung 2016 Ertrag</text:p>
          </table:table-cell>
          <table:table-cell office:value-type="string" table:style-name="ce9">
            <text:p>Abweichung von Budget u. Nachtr.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T</text:p>
          </table:table-cell>
          <table:table-cell office:value-type="string" table:style-name="ce3">
            <text:p>Laufende Rechnung Stadt St. Gall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60847764.65999997" table:style-name="ce4">
            <text:p>660’847’764.66</text:p>
          </table:table-cell>
          <table:table-cell office:value-type="float" office:value="657169675" table:style-name="ce5">
            <text:p>657’169’675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62011534.12" table:style-name="ce4">
            <text:p>662’011’534.12</text:p>
          </table:table-cell>
          <table:table-cell table:style-name="ce4"/>
          <table:table-cell office:value-type="float" office:value="-12139841" table:style-name="ce5">
            <text:p>-12’139’8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419500" table:style-name="ce5">
            <text:p>3’419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3562200" table:style-name="ce5">
            <text:p>13’562’2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66354012.13" table:style-name="ce4">
            <text:p>666’354’012.13</text:p>
          </table:table-cell>
          <table:table-cell office:value-type="float" office:value="650851525" table:style-name="ce5">
            <text:p>650’851’525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67790892.40999997" table:style-name="ce4">
            <text:p>667’790’892.41</text:p>
          </table:table-cell>
          <table:table-cell office:value-type="float" office:value="16939367" table:style-name="ce5">
            <text:p>16’939’3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3299850" table:style-name="ce5">
            <text:p>23’299’85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506247.4699999997" table:style-name="ce4">
            <text:p>5’506’247.47</text:p>
          </table:table-cell>
          <table:table-cell table:style-name="ce5"/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5779358.29" table:style-name="ce4">
            <text:p>5’779’358.29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Bürgerschaft und Behörd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829317.4699999997" table:style-name="ce4">
            <text:p>7’829’317.47</text:p>
          </table:table-cell>
          <table:table-cell office:value-type="float" office:value="8278050" table:style-name="ce5">
            <text:p>8’278’05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8194968.46" table:style-name="ce4">
            <text:p>8’194’968.46</text:p>
          </table:table-cell>
          <table:table-cell table:style-name="ce4"/>
          <table:table-cell office:value-type="float" office:value="-287382" table:style-name="ce5">
            <text:p>-287’3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04300" table:style-name="ce5">
            <text:p>204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48888.02" table:style-name="ce4">
            <text:p>548’888.02</text:p>
          </table:table-cell>
          <table:table-cell office:value-type="float" office:value="502565" table:style-name="ce5">
            <text:p>502’565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08053.53" table:style-name="ce4">
            <text:p>408’053.53</text:p>
          </table:table-cell>
          <table:table-cell office:value-type="float" office:value="-94511" table:style-name="ce5">
            <text:p>-94’5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280429.4500000002" table:style-name="ce4">
            <text:p>7’280’429.45</text:p>
          </table:table-cell>
          <table:table-cell office:value-type="float" office:value="7979785" table:style-name="ce5">
            <text:p>7’979’785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7786914.9299999997" table:style-name="ce4">
            <text:p>7’786’914.9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0</text:p>
          </table:table-cell>
          <table:table-cell office:value-type="string" table:style-name="ce3">
            <text:p>Gemeind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02785.85" table:style-name="ce4">
            <text:p>402’785.85</text:p>
          </table:table-cell>
          <table:table-cell office:value-type="float" office:value="674700" table:style-name="ce5">
            <text:p>674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44166.85" table:style-name="ce4">
            <text:p>644’166.85</text:p>
          </table:table-cell>
          <table:table-cell table:style-name="ce4"/>
          <table:table-cell office:value-type="float" office:value="-42233" table:style-name="ce5">
            <text:p>-42’2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1700" table:style-name="ce5">
            <text:p>11’7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000" table:style-name="ce4">
            <text:p>7’000.00</text:p>
          </table:table-cell>
          <table:table-cell office:value-type="float" office:value="7000" table:style-name="ce5">
            <text:p>7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500" table:style-name="ce4">
            <text:p>6’500.00</text:p>
          </table:table-cell>
          <table:table-cell office:value-type="float" office:value="-500" table:style-name="ce5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95785.85" table:style-name="ce4">
            <text:p>395’785.85</text:p>
          </table:table-cell>
          <table:table-cell office:value-type="float" office:value="679400" table:style-name="ce5">
            <text:p>679’4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637666.85" table:style-name="ce4">
            <text:p>637’666.8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810" table:style-name="ce6">
            <text:p>84’810.00</text:p>
          </table:table-cell>
          <table:table-cell office:value-type="float" office:value="96400" table:style-name="ce7">
            <text:p>96’400</text:p>
          </table:table-cell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107689.95" table:style-name="ce6">
            <text:p>107’689.95</text:p>
          </table:table-cell>
          <table:table-cell table:style-name="ce6"/>
          <table:table-cell office:value-type="float" office:value="-410" table:style-name="ce7">
            <text:p>-4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1700" table:style-name="ce7">
            <text:p>11’7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3.25" table:style-name="ce6">
            <text:p>163.25</text:p>
          </table:table-cell>
          <table:table-cell table:style-name="ce7"/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810.85" table:style-name="ce6">
            <text:p>810.85</text:p>
          </table:table-cell>
          <table:table-cell table:style-name="ce6"/>
          <table:table-cell office:value-type="float" office:value="811" table:style-name="ce7">
            <text:p>8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.3000000000000007" table:style-name="ce6">
            <text:p>9.30</text:p>
          </table:table-cell>
          <table:table-cell table:style-name="ce7"/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89.3" table:style-name="ce6">
            <text:p>89.30</text:p>
          </table:table-cell>
          <table:table-cell table:style-name="ce6"/>
          <table:table-cell office:value-type="float" office:value="89" table:style-name="ce7">
            <text:p>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9637.95" table:style-name="ce6">
            <text:p>89’637.95</text:p>
          </table:table-cell>
          <table:table-cell office:value-type="float" office:value="164000" table:style-name="ce7">
            <text:p>164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31682.5" table:style-name="ce6">
            <text:p>131’682.50</text:p>
          </table:table-cell>
          <table:table-cell table:style-name="ce6"/>
          <table:table-cell office:value-type="float" office:value="-32318" table:style-name="ce7">
            <text:p>-32’3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office:value-type="float" office:value="-8000" table:style-name="ce7">
            <text:p>-8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29.75" table:style-name="ce6">
            <text:p>7’229.75</text:p>
          </table:table-cell>
          <table:table-cell office:value-type="float" office:value="26000" table:style-name="ce7">
            <text:p>26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0878.900000000001" table:style-name="ce6">
            <text:p>20’878.90</text:p>
          </table:table-cell>
          <table:table-cell table:style-name="ce6"/>
          <table:table-cell office:value-type="float" office:value="-5121" table:style-name="ce7">
            <text:p>-5’1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0733.7" table:style-name="ce6">
            <text:p>220’733.70</text:p>
          </table:table-cell>
          <table:table-cell office:value-type="float" office:value="380300" table:style-name="ce7">
            <text:p>380’3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82492.75" table:style-name="ce6">
            <text:p>382’492.75</text:p>
          </table:table-cell>
          <table:table-cell table:style-name="ce6"/>
          <table:table-cell office:value-type="float" office:value="2193" table:style-name="ce7">
            <text:p>2’1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1.9" table:style-name="ce6">
            <text:p>201.9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522.6" table:style-name="ce6">
            <text:p>522.60</text:p>
          </table:table-cell>
          <table:table-cell table:style-name="ce6"/>
          <table:table-cell office:value-type="float" office:value="523" table:style-name="ce7">
            <text:p>5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00" table:style-name="ce6">
            <text:p>5’000.00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5000" table:style-name="ce6">
            <text:p>5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0" table:style-name="ce6">
            <text:p>2’000.0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1500" table:style-name="ce6">
            <text:p>1’500.00</text:p>
          </table:table-cell>
          <table:table-cell office:value-type="float" office:value="-500" table:style-name="ce7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1</text:p>
          </table:table-cell>
          <table:table-cell office:value-type="string" table:style-name="ce3">
            <text:p>Stadtparlamen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09751.55" table:style-name="ce4">
            <text:p>309’751.55</text:p>
          </table:table-cell>
          <table:table-cell office:value-type="float" office:value="282600" table:style-name="ce5">
            <text:p>282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06895.59999999998" table:style-name="ce4">
            <text:p>306’895.60</text:p>
          </table:table-cell>
          <table:table-cell table:style-name="ce4"/>
          <table:table-cell office:value-type="float" office:value="-27804" table:style-name="ce5">
            <text:p>-27’80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2100" table:style-name="ce5">
            <text:p>52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09751.55" table:style-name="ce4">
            <text:p>309’751.55</text:p>
          </table:table-cell>
          <table:table-cell office:value-type="float" office:value="334700" table:style-name="ce5">
            <text:p>334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06895.59999999998" table:style-name="ce4">
            <text:p>306’895.6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4610" table:style-name="ce6">
            <text:p>244’610.00</text:p>
          </table:table-cell>
          <table:table-cell office:value-type="float" office:value="237500" table:style-name="ce7">
            <text:p>237’500</text:p>
          </table:table-cell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236475" table:style-name="ce6">
            <text:p>236’475.00</text:p>
          </table:table-cell>
          <table:table-cell table:style-name="ce6"/>
          <table:table-cell office:value-type="float" office:value="-1025" table:style-name="ce7">
            <text:p>-1’0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76.5" table:style-name="ce6">
            <text:p>5’676.50</text:p>
          </table:table-cell>
          <table:table-cell office:value-type="float" office:value="13000" table:style-name="ce7">
            <text:p>13’0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942.25" table:style-name="ce6">
            <text:p>4’942.25</text:p>
          </table:table-cell>
          <table:table-cell table:style-name="ce6"/>
          <table:table-cell office:value-type="float" office:value="-8058" table:style-name="ce7">
            <text:p>-8’0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7.1" table:style-name="ce6">
            <text:p>357.10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26.75" table:style-name="ce6">
            <text:p>326.75</text:p>
          </table:table-cell>
          <table:table-cell table:style-name="ce6"/>
          <table:table-cell office:value-type="float" office:value="-173" table:style-name="ce7">
            <text:p>-1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766.85" table:style-name="ce6">
            <text:p>57’766.85</text:p>
          </table:table-cell>
          <table:table-cell office:value-type="float" office:value="31500" table:style-name="ce7">
            <text:p>31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50806.6" table:style-name="ce6">
            <text:p>50’806.60</text:p>
          </table:table-cell>
          <table:table-cell table:style-name="ce6"/>
          <table:table-cell office:value-type="float" office:value="7" table:style-name="ce7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9300" table:style-name="ce7">
            <text:p>19’3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6" table:style-name="ce6">
            <text:p>886.00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3211.8" table:style-name="ce6">
            <text:p>13’211.80</text:p>
          </table:table-cell>
          <table:table-cell table:style-name="ce6"/>
          <table:table-cell office:value-type="float" office:value="-19688" table:style-name="ce7">
            <text:p>-19’6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2800" table:style-name="ce7">
            <text:p>32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5.1" table:style-name="ce6">
            <text:p>455.1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133.2" table:style-name="ce6">
            <text:p>1’133.20</text:p>
          </table:table-cell>
          <table:table-cell table:style-name="ce6"/>
          <table:table-cell office:value-type="float" office:value="1133" table:style-name="ce7">
            <text:p>1’1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2</text:p>
          </table:table-cell>
          <table:table-cell office:value-type="string" table:style-name="ce3">
            <text:p>Stadtra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318487.85" table:style-name="ce4">
            <text:p>2’318’487.85</text:p>
          </table:table-cell>
          <table:table-cell office:value-type="float" office:value="2332800" table:style-name="ce5">
            <text:p>2’332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312523.5499999998" table:style-name="ce4">
            <text:p>2’312’523.55</text:p>
          </table:table-cell>
          <table:table-cell table:style-name="ce4"/>
          <table:table-cell office:value-type="float" office:value="-47676" table:style-name="ce5">
            <text:p>-47’6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7400" table:style-name="ce5">
            <text:p>27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8508.25" table:style-name="ce4">
            <text:p>88’508.25</text:p>
          </table:table-cell>
          <table:table-cell office:value-type="float" office:value="125200" table:style-name="ce5">
            <text:p>125’2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07521.60000000001" table:style-name="ce4">
            <text:p>107’521.60</text:p>
          </table:table-cell>
          <table:table-cell office:value-type="float" office:value="-17678" table:style-name="ce5">
            <text:p>-17’6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29979.6" table:style-name="ce4">
            <text:p>2’229’979.60</text:p>
          </table:table-cell>
          <table:table-cell office:value-type="float" office:value="2235000" table:style-name="ce5">
            <text:p>2’235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205001.9500000002" table:style-name="ce4">
            <text:p>2’205’001.9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84450.5" table:style-name="ce6">
            <text:p>1’284’450.50</text:p>
          </table:table-cell>
          <table:table-cell office:value-type="float" office:value="1281900" table:style-name="ce7">
            <text:p>1’281’900</text:p>
          </table:table-cell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1279298" table:style-name="ce6">
            <text:p>1’279’298.00</text:p>
          </table:table-cell>
          <table:table-cell table:style-name="ce6"/>
          <table:table-cell office:value-type="float" office:value="-2602" table:style-name="ce7">
            <text:p>-2’6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2869.15" table:style-name="ce6">
            <text:p>92’869.15</text:p>
          </table:table-cell>
          <table:table-cell office:value-type="float" office:value="96400" table:style-name="ce7">
            <text:p>96’4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93991.85" table:style-name="ce6">
            <text:p>93’991.85</text:p>
          </table:table-cell>
          <table:table-cell table:style-name="ce6"/>
          <table:table-cell office:value-type="float" office:value="-2408" table:style-name="ce7">
            <text:p>-2’4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8408.45" table:style-name="ce6">
            <text:p>168’408.45</text:p>
          </table:table-cell>
          <table:table-cell office:value-type="float" office:value="159000" table:style-name="ce7">
            <text:p>159’0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78270.2" table:style-name="ce6">
            <text:p>178’270.20</text:p>
          </table:table-cell>
          <table:table-cell table:style-name="ce6"/>
          <table:table-cell office:value-type="float" office:value="19270" table:style-name="ce7">
            <text:p>19’2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58.3" table:style-name="ce6">
            <text:p>4’458.30</text:p>
          </table:table-cell>
          <table:table-cell office:value-type="float" office:value="4200" table:style-name="ce7">
            <text:p>4’2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5243.65" table:style-name="ce6">
            <text:p>5’243.65</text:p>
          </table:table-cell>
          <table:table-cell table:style-name="ce6"/>
          <table:table-cell office:value-type="float" office:value="1044" table:style-name="ce7">
            <text:p>1’0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2759.4" table:style-name="ce6">
            <text:p>662’759.40</text:p>
          </table:table-cell>
          <table:table-cell office:value-type="float" office:value="650000" table:style-name="ce7">
            <text:p>650’000</text:p>
          </table:table-cell>
          <table:table-cell table:style-name="ce2"/>
          <table:table-cell office:value-type="string" table:style-name="ce2">
            <text:p>307</text:p>
          </table:table-cell>
          <table:table-cell office:value-type="string" table:style-name="ce2">
            <text:p>Besondere Rentenleistungen</text:p>
          </table:table-cell>
          <table:table-cell office:value-type="float" office:value="594260.80000000005" table:style-name="ce6">
            <text:p>594’260.80</text:p>
          </table:table-cell>
          <table:table-cell table:style-name="ce6"/>
          <table:table-cell office:value-type="float" office:value="-55739" table:style-name="ce7">
            <text:p>-55’7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000" table:style-name="ce6">
            <text:p>30’000.00</text:p>
          </table:table-cell>
          <table:table-cell office:value-type="float" office:value="30000" table:style-name="ce7">
            <text:p>30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0190" table:style-name="ce6">
            <text:p>30’190.00</text:p>
          </table:table-cell>
          <table:table-cell table:style-name="ce6"/>
          <table:table-cell office:value-type="float" office:value="190" table:style-name="ce7">
            <text:p>1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991.4" table:style-name="ce6">
            <text:p>40’991.40</text:p>
          </table:table-cell>
          <table:table-cell office:value-type="float" office:value="54800" table:style-name="ce7">
            <text:p>54’8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43809.25" table:style-name="ce6">
            <text:p>43’809.25</text:p>
          </table:table-cell>
          <table:table-cell table:style-name="ce6"/>
          <table:table-cell office:value-type="float" office:value="-10991" table:style-name="ce7">
            <text:p>-10’9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249.8" table:style-name="ce6">
            <text:p>32’249.80</text:p>
          </table:table-cell>
          <table:table-cell office:value-type="float" office:value="56500" table:style-name="ce7">
            <text:p>56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83904" table:style-name="ce6">
            <text:p>83’904.00</text:p>
          </table:table-cell>
          <table:table-cell table:style-name="ce6"/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7400" table:style-name="ce7">
            <text:p>27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00.85" table:style-name="ce6">
            <text:p>2’300.85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3555.8" table:style-name="ce6">
            <text:p>3’555.80</text:p>
          </table:table-cell>
          <table:table-cell table:style-name="ce6"/>
          <table:table-cell office:value-type="float" office:value="3556" table:style-name="ce7">
            <text:p>3’5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508.25" table:style-name="ce6">
            <text:p>88’508.25</text:p>
          </table:table-cell>
          <table:table-cell office:value-type="float" office:value="125200" table:style-name="ce7">
            <text:p>125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07521.60000000001" table:style-name="ce6">
            <text:p>107’521.60</text:p>
          </table:table-cell>
          <table:table-cell office:value-type="float" office:value="-17678" table:style-name="ce7">
            <text:p>-17’6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5</text:p>
          </table:table-cell>
          <table:table-cell office:value-type="string" table:style-name="ce3">
            <text:p>Ombuds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9728.12" table:style-name="ce4">
            <text:p>119’728.12</text:p>
          </table:table-cell>
          <table:table-cell office:value-type="float" office:value="121250" table:style-name="ce5">
            <text:p>121’25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20067.47" table:style-name="ce4">
            <text:p>120’067.47</text:p>
          </table:table-cell>
          <table:table-cell table:style-name="ce4"/>
          <table:table-cell office:value-type="float" office:value="-3383" table:style-name="ce5">
            <text:p>-3’3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200" table:style-name="ce5">
            <text:p>2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9728.12" table:style-name="ce4">
            <text:p>119’728.12</text:p>
          </table:table-cell>
          <table:table-cell office:value-type="float" office:value="123450" table:style-name="ce5">
            <text:p>123’45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20067.47" table:style-name="ce4">
            <text:p>120’067.4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866.25" table:style-name="ce6">
            <text:p>73’866.25</text:p>
          </table:table-cell>
          <table:table-cell office:value-type="float" office:value="74700" table:style-name="ce7">
            <text:p>74’7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74116.7" table:style-name="ce6">
            <text:p>74’116.70</text:p>
          </table:table-cell>
          <table:table-cell table:style-name="ce6"/>
          <table:table-cell office:value-type="float" office:value="-583" table:style-name="ce7">
            <text:p>-5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52.55" table:style-name="ce6">
            <text:p>5’652.55</text:p>
          </table:table-cell>
          <table:table-cell office:value-type="float" office:value="5700" table:style-name="ce7">
            <text:p>5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623.65" table:style-name="ce6">
            <text:p>5’623.65</text:p>
          </table:table-cell>
          <table:table-cell table:style-name="ce6"/>
          <table:table-cell office:value-type="float" office:value="-76" table:style-name="ce7">
            <text:p>-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86.2" table:style-name="ce6">
            <text:p>7’486.20</text:p>
          </table:table-cell>
          <table:table-cell office:value-type="float" office:value="6700" table:style-name="ce7">
            <text:p>6’7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7710.6" table:style-name="ce6">
            <text:p>7’710.60</text:p>
          </table:table-cell>
          <table:table-cell table:style-name="ce6"/>
          <table:table-cell office:value-type="float" office:value="1011" table:style-name="ce7">
            <text:p>1’0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3.45" table:style-name="ce6">
            <text:p>243.45</text:p>
          </table:table-cell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04.85000000000002" table:style-name="ce6">
            <text:p>304.85</text:p>
          </table:table-cell>
          <table:table-cell table:style-name="ce6"/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12.29" table:style-name="ce6">
            <text:p>2’112.29</text:p>
          </table:table-cell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071.1500000000001" table:style-name="ce6">
            <text:p>1’071.15</text:p>
          </table:table-cell>
          <table:table-cell table:style-name="ce6"/>
          <table:table-cell office:value-type="float" office:value="-429" table:style-name="ce7">
            <text:p>-4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89.8" table:style-name="ce6">
            <text:p>189.80</text:p>
          </table:table-cell>
          <table:table-cell table:style-name="ce6"/>
          <table:table-cell office:value-type="float" office:value="190" table:style-name="ce7">
            <text:p>1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249.45" table:style-name="ce6">
            <text:p>14’249.45</text:p>
          </table:table-cell>
          <table:table-cell office:value-type="float" office:value="14300" table:style-name="ce7">
            <text:p>14’3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4257.5" table:style-name="ce6">
            <text:p>14’257.50</text:p>
          </table:table-cell>
          <table:table-cell table:style-name="ce6"/>
          <table:table-cell office:value-type="float" office:value="-43" table:style-name="ce7">
            <text:p>-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7.6" table:style-name="ce6">
            <text:p>367.60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562.1" table:style-name="ce6">
            <text:p>562.10</text:p>
          </table:table-cell>
          <table:table-cell table:style-name="ce6"/>
          <table:table-cell office:value-type="float" office:value="62" table:style-name="ce7">
            <text:p>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74.75" table:style-name="ce6">
            <text:p>3’074.75</text:p>
          </table:table-cell>
          <table:table-cell office:value-type="float" office:value="2400" table:style-name="ce7">
            <text:p>2’4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498.05" table:style-name="ce6">
            <text:p>4’498.05</text:p>
          </table:table-cell>
          <table:table-cell table:style-name="ce6"/>
          <table:table-cell office:value-type="float" office:value="-102" table:style-name="ce7">
            <text:p>-1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200" table:style-name="ce7">
            <text:p>2’2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675.58" table:style-name="ce6">
            <text:p>12’675.58</text:p>
          </table:table-cell>
          <table:table-cell office:value-type="float" office:value="15150" table:style-name="ce7">
            <text:p>15’15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1733.07" table:style-name="ce6">
            <text:p>11’733.07</text:p>
          </table:table-cell>
          <table:table-cell table:style-name="ce6"/>
          <table:table-cell office:value-type="float" office:value="-3417" table:style-name="ce7">
            <text:p>-3’4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6</text:p>
          </table:table-cell>
          <table:table-cell office:value-type="string" table:style-name="ce3">
            <text:p>Stadtkanzlei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562187.14" table:style-name="ce4">
            <text:p>2’562’187.14</text:p>
          </table:table-cell>
          <table:table-cell office:value-type="float" office:value="2619100" table:style-name="ce5">
            <text:p>2’619’1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476718.1800000002" table:style-name="ce4">
            <text:p>2’476’718.18</text:p>
          </table:table-cell>
          <table:table-cell table:style-name="ce4"/>
          <table:table-cell office:value-type="float" office:value="-206382" table:style-name="ce5">
            <text:p>-206’3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4000" table:style-name="ce5">
            <text:p>64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51104.77" table:style-name="ce4">
            <text:p>351’104.77</text:p>
          </table:table-cell>
          <table:table-cell office:value-type="float" office:value="272565" table:style-name="ce5">
            <text:p>272’565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92486.33" table:style-name="ce4">
            <text:p>192’486.33</text:p>
          </table:table-cell>
          <table:table-cell office:value-type="float" office:value="-80079" table:style-name="ce5">
            <text:p>-80’0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11082.37" table:style-name="ce4">
            <text:p>2’211’082.37</text:p>
          </table:table-cell>
          <table:table-cell office:value-type="float" office:value="2410535" table:style-name="ce5">
            <text:p>2’410’535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284231.85" table:style-name="ce4">
            <text:p>2’284’231.8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60</text:p>
          </table:table-cell>
          <table:table-cell office:value-type="string" table:style-name="ce3">
            <text:p>Stadtschreiber und Kanzlei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06601.78" table:style-name="ce4">
            <text:p>1’006’601.78</text:p>
          </table:table-cell>
          <table:table-cell office:value-type="float" office:value="1125600" table:style-name="ce5">
            <text:p>1’125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097321.6299999999" table:style-name="ce4">
            <text:p>1’097’321.63</text:p>
          </table:table-cell>
          <table:table-cell table:style-name="ce4"/>
          <table:table-cell office:value-type="float" office:value="-60778" table:style-name="ce5">
            <text:p>-60’7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2500" table:style-name="ce5">
            <text:p>32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103.8" table:style-name="ce4">
            <text:p>17’103.80</text:p>
          </table:table-cell>
          <table:table-cell office:value-type="float" office:value="18300" table:style-name="ce5">
            <text:p>18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1489.4" table:style-name="ce4">
            <text:p>31’489.40</text:p>
          </table:table-cell>
          <table:table-cell office:value-type="float" office:value="13189" table:style-name="ce5">
            <text:p>13’1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89497.98" table:style-name="ce4">
            <text:p>989’497.98</text:p>
          </table:table-cell>
          <table:table-cell office:value-type="float" office:value="1139800" table:style-name="ce5">
            <text:p>1’139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065832.23" table:style-name="ce4">
            <text:p>1’065’832.2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9906.85" table:style-name="ce6">
            <text:p>649’906.85</text:p>
          </table:table-cell>
          <table:table-cell office:value-type="float" office:value="624200" table:style-name="ce7">
            <text:p>624’2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630527.55000000005" table:style-name="ce6">
            <text:p>630’527.55</text:p>
          </table:table-cell>
          <table:table-cell table:style-name="ce6"/>
          <table:table-cell office:value-type="float" office:value="6328" table:style-name="ce7">
            <text:p>6’3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911.55" table:style-name="ce6">
            <text:p>47’911.55</text:p>
          </table:table-cell>
          <table:table-cell office:value-type="float" office:value="46700" table:style-name="ce7">
            <text:p>46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4728.3" table:style-name="ce6">
            <text:p>44’728.30</text:p>
          </table:table-cell>
          <table:table-cell table:style-name="ce6"/>
          <table:table-cell office:value-type="float" office:value="-1972" table:style-name="ce7">
            <text:p>-1’9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667.7" table:style-name="ce6">
            <text:p>74’667.70</text:p>
          </table:table-cell>
          <table:table-cell office:value-type="float" office:value="73000" table:style-name="ce7">
            <text:p>73’0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75513.3" table:style-name="ce6">
            <text:p>75’513.30</text:p>
          </table:table-cell>
          <table:table-cell table:style-name="ce6"/>
          <table:table-cell office:value-type="float" office:value="2513" table:style-name="ce7">
            <text:p>2’5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22.5" table:style-name="ce6">
            <text:p>1’722.5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216.9" table:style-name="ce6">
            <text:p>2’216.90</text:p>
          </table:table-cell>
          <table:table-cell table:style-name="ce6"/>
          <table:table-cell office:value-type="float" office:value="217" table:style-name="ce7">
            <text:p>2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07.7" table:style-name="ce6">
            <text:p>3’207.70</text:p>
          </table:table-cell>
          <table:table-cell office:value-type="float" office:value="7800" table:style-name="ce7">
            <text:p>7’8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6885.7" table:style-name="ce6">
            <text:p>6’885.70</text:p>
          </table:table-cell>
          <table:table-cell table:style-name="ce6"/>
          <table:table-cell office:value-type="float" office:value="-914" table:style-name="ce7">
            <text:p>-9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079.8" table:style-name="ce6">
            <text:p>67’079.80</text:p>
          </table:table-cell>
          <table:table-cell office:value-type="float" office:value="76800" table:style-name="ce7">
            <text:p>76’8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68124.539999999994" table:style-name="ce6">
            <text:p>68’124.54</text:p>
          </table:table-cell>
          <table:table-cell table:style-name="ce6"/>
          <table:table-cell office:value-type="float" office:value="-8675" table:style-name="ce7">
            <text:p>-8’6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01.08" table:style-name="ce6">
            <text:p>3’001.08</text:p>
          </table:table-cell>
          <table:table-cell office:value-type="float" office:value="5500" table:style-name="ce7">
            <text:p>5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758.4" table:style-name="ce6">
            <text:p>3’758.40</text:p>
          </table:table-cell>
          <table:table-cell table:style-name="ce6"/>
          <table:table-cell office:value-type="float" office:value="-1742" table:style-name="ce7">
            <text:p>-1’7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22" table:style-name="ce6">
            <text:p>3’622.00</text:p>
          </table:table-cell>
          <table:table-cell office:value-type="float" office:value="4300" table:style-name="ce7">
            <text:p>4’3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5169.1499999999996" table:style-name="ce6">
            <text:p>5’169.15</text:p>
          </table:table-cell>
          <table:table-cell table:style-name="ce6"/>
          <table:table-cell office:value-type="float" office:value="869" table:style-name="ce7">
            <text:p>8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492.05" table:style-name="ce6">
            <text:p>73’492.05</text:p>
          </table:table-cell>
          <table:table-cell office:value-type="float" office:value="143600" table:style-name="ce7">
            <text:p>143’6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74079.27" table:style-name="ce6">
            <text:p>74’079.27</text:p>
          </table:table-cell>
          <table:table-cell table:style-name="ce6"/>
          <table:table-cell office:value-type="float" office:value="-69521" table:style-name="ce7">
            <text:p>-69’5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229.95" table:style-name="ce6">
            <text:p>71’229.95</text:p>
          </table:table-cell>
          <table:table-cell office:value-type="float" office:value="132700" table:style-name="ce7">
            <text:p>132’7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77861.83" table:style-name="ce6">
            <text:p>177’861.83</text:p>
          </table:table-cell>
          <table:table-cell table:style-name="ce6"/>
          <table:table-cell office:value-type="float" office:value="12662" table:style-name="ce7">
            <text:p>12’6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2500" table:style-name="ce7">
            <text:p>32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760.6" table:style-name="ce6">
            <text:p>10’760.60</text:p>
          </table:table-cell>
          <table:table-cell office:value-type="float" office:value="9000" table:style-name="ce7">
            <text:p>9’0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8456.69" table:style-name="ce6">
            <text:p>8’456.69</text:p>
          </table:table-cell>
          <table:table-cell table:style-name="ce6"/>
          <table:table-cell office:value-type="float" office:value="-543" table:style-name="ce7">
            <text:p>-5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0" table:style-name="ce6">
            <text:p>930.0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920" table:style-name="ce6">
            <text:p>920.00</text:p>
          </table:table-cell>
          <table:table-cell office:value-type="float" office:value="-80" table:style-name="ce7">
            <text:p>-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17.5" table:style-name="ce6">
            <text:p>5’417.50</text:p>
          </table:table-cell>
          <table:table-cell office:value-type="float" office:value="4800" table:style-name="ce7">
            <text:p>4’8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7279.5" table:style-name="ce6">
            <text:p>7’279.50</text:p>
          </table:table-cell>
          <table:table-cell office:value-type="float" office:value="2480" table:style-name="ce7">
            <text:p>2’4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151.9" table:style-name="ce6">
            <text:p>9’151.90</text:p>
          </table:table-cell>
          <table:table-cell office:value-type="float" office:value="9300" table:style-name="ce7">
            <text:p>9’3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3289.9" table:style-name="ce6">
            <text:p>23’289.90</text:p>
          </table:table-cell>
          <table:table-cell office:value-type="float" office:value="13990" table:style-name="ce7">
            <text:p>13’9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04.4" table:style-name="ce6">
            <text:p>1’604.40</text:p>
          </table:table-cell>
          <table:table-cell office:value-type="float" office:value="3200" table:style-name="ce7">
            <text:p>3’2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number-columns-repeated="2" table:style-name="ce6"/>
          <table:table-cell office:value-type="float" office:value="-3200" table:style-name="ce7">
            <text:p>-3’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62</text:p>
          </table:table-cell>
          <table:table-cell office:value-type="string" table:style-name="ce3">
            <text:p>Information, Postdienst, Kopierer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93496.56" table:style-name="ce4">
            <text:p>1’493’496.56</text:p>
          </table:table-cell>
          <table:table-cell office:value-type="float" office:value="1430200" table:style-name="ce5">
            <text:p>1’430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315321.72" table:style-name="ce4">
            <text:p>1’315’321.72</text:p>
          </table:table-cell>
          <table:table-cell table:style-name="ce4"/>
          <table:table-cell office:value-type="float" office:value="-146378" table:style-name="ce5">
            <text:p>-146’3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1500" table:style-name="ce5">
            <text:p>31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06065.96999999997" table:style-name="ce4">
            <text:p>306’065.97</text:p>
          </table:table-cell>
          <table:table-cell office:value-type="float" office:value="228565" table:style-name="ce5">
            <text:p>228’565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36196.93" table:style-name="ce4">
            <text:p>136’196.93</text:p>
          </table:table-cell>
          <table:table-cell office:value-type="float" office:value="-92368" table:style-name="ce5">
            <text:p>-92’3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87430.5900000001" table:style-name="ce4">
            <text:p>1’187’430.59</text:p>
          </table:table-cell>
          <table:table-cell office:value-type="float" office:value="1233135" table:style-name="ce5">
            <text:p>1’233’135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179124.79" table:style-name="ce4">
            <text:p>1’179’124.7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7814.85" table:style-name="ce6">
            <text:p>377’814.85</text:p>
          </table:table-cell>
          <table:table-cell office:value-type="float" office:value="376500" table:style-name="ce7">
            <text:p>376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385619.8" table:style-name="ce6">
            <text:p>385’619.80</text:p>
          </table:table-cell>
          <table:table-cell table:style-name="ce6"/>
          <table:table-cell office:value-type="float" office:value="9120" table:style-name="ce7">
            <text:p>9’1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928.2" table:style-name="ce6">
            <text:p>28’928.20</text:p>
          </table:table-cell>
          <table:table-cell office:value-type="float" office:value="28300" table:style-name="ce7">
            <text:p>28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9434.5" table:style-name="ce6">
            <text:p>29’434.50</text:p>
          </table:table-cell>
          <table:table-cell table:style-name="ce6"/>
          <table:table-cell office:value-type="float" office:value="1135" table:style-name="ce7">
            <text:p>1’1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241.050000000003" table:style-name="ce6">
            <text:p>37’241.05</text:p>
          </table:table-cell>
          <table:table-cell office:value-type="float" office:value="34700" table:style-name="ce7">
            <text:p>34’7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8244.699999999997" table:style-name="ce6">
            <text:p>38’244.70</text:p>
          </table:table-cell>
          <table:table-cell table:style-name="ce6"/>
          <table:table-cell office:value-type="float" office:value="3545" table:style-name="ce7">
            <text:p>3’5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48.05" table:style-name="ce6">
            <text:p>1’248.05</text:p>
          </table:table-cell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588.05" table:style-name="ce6">
            <text:p>1’588.05</text:p>
          </table:table-cell>
          <table:table-cell table:style-name="ce6"/>
          <table:table-cell office:value-type="float" office:value="288" table:style-name="ce7">
            <text:p>2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97.4" table:style-name="ce6">
            <text:p>5’797.40</text:p>
          </table:table-cell>
          <table:table-cell office:value-type="float" office:value="5600" table:style-name="ce7">
            <text:p>5’6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5966.25" table:style-name="ce6">
            <text:p>5’966.25</text:p>
          </table:table-cell>
          <table:table-cell table:style-name="ce6"/>
          <table:table-cell office:value-type="float" office:value="366" table:style-name="ce7">
            <text:p>3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4.3" table:style-name="ce6">
            <text:p>804.3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144.5" table:style-name="ce6">
            <text:p>1’144.50</text:p>
          </table:table-cell>
          <table:table-cell table:style-name="ce6"/>
          <table:table-cell office:value-type="float" office:value="345" table:style-name="ce7">
            <text:p>3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6226.25" table:style-name="ce6">
            <text:p>176’226.25</text:p>
          </table:table-cell>
          <table:table-cell office:value-type="float" office:value="173500" table:style-name="ce7">
            <text:p>173’5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6087.05" table:style-name="ce6">
            <text:p>6’087.05</text:p>
          </table:table-cell>
          <table:table-cell table:style-name="ce6"/>
          <table:table-cell office:value-type="float" office:value="-167413" table:style-name="ce7">
            <text:p>-167’4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28.4" table:style-name="ce6">
            <text:p>3’928.40</text:p>
          </table:table-cell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300.1999999999998" table:style-name="ce6">
            <text:p>2’300.20</text:p>
          </table:table-cell>
          <table:table-cell table:style-name="ce6"/>
          <table:table-cell office:value-type="float" office:value="800" table:style-name="ce7">
            <text:p>8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10.4499999999998" table:style-name="ce6">
            <text:p>2’410.45</text:p>
          </table:table-cell>
          <table:table-cell office:value-type="float" office:value="2300" table:style-name="ce7">
            <text:p>2’3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195.1" table:style-name="ce6">
            <text:p>2’195.10</text:p>
          </table:table-cell>
          <table:table-cell table:style-name="ce6"/>
          <table:table-cell office:value-type="float" office:value="-105" table:style-name="ce7">
            <text:p>-1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885.65" table:style-name="ce6">
            <text:p>45’885.65</text:p>
          </table:table-cell>
          <table:table-cell office:value-type="float" office:value="50700" table:style-name="ce7">
            <text:p>50’7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50091.7" table:style-name="ce6">
            <text:p>50’091.70</text:p>
          </table:table-cell>
          <table:table-cell table:style-name="ce6"/>
          <table:table-cell office:value-type="float" office:value="-608" table:style-name="ce7">
            <text:p>-6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1.05" table:style-name="ce6">
            <text:p>281.05</text:p>
          </table:table-cell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771.2" table:style-name="ce6">
            <text:p>771.20</text:p>
          </table:table-cell>
          <table:table-cell table:style-name="ce6"/>
          <table:table-cell office:value-type="float" office:value="571" table:style-name="ce7">
            <text:p>5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2968.35" table:style-name="ce6">
            <text:p>652’968.35</text:p>
          </table:table-cell>
          <table:table-cell office:value-type="float" office:value="612300" table:style-name="ce7">
            <text:p>612’3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643842.24" table:style-name="ce6">
            <text:p>643’842.24</text:p>
          </table:table-cell>
          <table:table-cell table:style-name="ce6"/>
          <table:table-cell office:value-type="float" office:value="42" table:style-name="ce7">
            <text:p>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1500" table:style-name="ce7">
            <text:p>31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07.5500000000002" table:style-name="ce6">
            <text:p>2’107.55</text:p>
          </table:table-cell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267" table:style-name="ce6">
            <text:p>1’267.00</text:p>
          </table:table-cell>
          <table:table-cell table:style-name="ce6"/>
          <table:table-cell office:value-type="float" office:value="367" table:style-name="ce7">
            <text:p>3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2417.79999999999" table:style-name="ce6">
            <text:p>152’417.80</text:p>
          </table:table-cell>
          <table:table-cell office:value-type="float" office:value="136900" table:style-name="ce7">
            <text:p>136’9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43440.54999999999" table:style-name="ce6">
            <text:p>143’440.55</text:p>
          </table:table-cell>
          <table:table-cell table:style-name="ce6"/>
          <table:table-cell office:value-type="float" office:value="6541" table:style-name="ce7">
            <text:p>6’5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37.21" table:style-name="ce6">
            <text:p>5’437.21</text:p>
          </table:table-cell>
          <table:table-cell office:value-type="float" office:value="4700" table:style-name="ce7">
            <text:p>4’7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3328.88" table:style-name="ce6">
            <text:p>3’328.88</text:p>
          </table:table-cell>
          <table:table-cell table:style-name="ce6"/>
          <table:table-cell office:value-type="float" office:value="-1371" table:style-name="ce7">
            <text:p>-1’3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05" table:style-name="ce6">
            <text:p>1’805.00</text:p>
          </table:table-cell>
          <table:table-cell table:style-name="ce7"/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600.75" table:style-name="ce6">
            <text:p>71’600.75</text:p>
          </table:table-cell>
          <table:table-cell office:value-type="float" office:value="92700" table:style-name="ce7">
            <text:p>92’7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75989.7" table:style-name="ce6">
            <text:p>75’989.70</text:p>
          </table:table-cell>
          <table:table-cell office:value-type="float" office:value="-16710" table:style-name="ce7">
            <text:p>-16’7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433.87" table:style-name="ce6">
            <text:p>62’433.87</text:p>
          </table:table-cell>
          <table:table-cell office:value-type="float" office:value="67400" table:style-name="ce7">
            <text:p>67’4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58410.73" table:style-name="ce6">
            <text:p>58’410.73</text:p>
          </table:table-cell>
          <table:table-cell office:value-type="float" office:value="-8989" table:style-name="ce7">
            <text:p>-8’9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0226.35" table:style-name="ce6">
            <text:p>170’226.35</text:p>
          </table:table-cell>
          <table:table-cell office:value-type="float" office:value="68465" table:style-name="ce7">
            <text:p>68’465</text:p>
          </table:table-cell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796.5" table:style-name="ce6">
            <text:p>1’796.50</text:p>
          </table:table-cell>
          <table:table-cell office:value-type="float" office:value="-66669" table:style-name="ce7">
            <text:p>-66’6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63</text:p>
          </table:table-cell>
          <table:table-cell office:value-type="string" table:style-name="ce3">
            <text:p>Saalbewirtschaftun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2088.800000000003" table:style-name="ce4">
            <text:p>62’088.80</text:p>
          </table:table-cell>
          <table:table-cell office:value-type="float" office:value="63300" table:style-name="ce5">
            <text:p>63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4074.83" table:style-name="ce4">
            <text:p>64’074.83</text:p>
          </table:table-cell>
          <table:table-cell table:style-name="ce4"/>
          <table:table-cell office:value-type="float" office:value="775" table:style-name="ce5">
            <text:p>7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7935" table:style-name="ce4">
            <text:p>27’935.00</text:p>
          </table:table-cell>
          <table:table-cell office:value-type="float" office:value="25700" table:style-name="ce5">
            <text:p>25’7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4800" table:style-name="ce4">
            <text:p>24’800.00</text:p>
          </table:table-cell>
          <table:table-cell office:value-type="float" office:value="-900" table:style-name="ce5">
            <text:p>-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4153.800000000003" table:style-name="ce4">
            <text:p>34’153.80</text:p>
          </table:table-cell>
          <table:table-cell office:value-type="float" office:value="37600" table:style-name="ce5">
            <text:p>37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9274.83" table:style-name="ce4">
            <text:p>39’274.8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886.1" table:style-name="ce6">
            <text:p>51’886.10</text:p>
          </table:table-cell>
          <table:table-cell office:value-type="float" office:value="53400" table:style-name="ce7">
            <text:p>53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52498.25" table:style-name="ce6">
            <text:p>52’498.25</text:p>
          </table:table-cell>
          <table:table-cell table:style-name="ce6"/>
          <table:table-cell office:value-type="float" office:value="-902" table:style-name="ce7">
            <text:p>-9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66.7" table:style-name="ce6">
            <text:p>3’766.70</text:p>
          </table:table-cell>
          <table:table-cell office:value-type="float" office:value="3800" table:style-name="ce7">
            <text:p>3’8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3801.7" table:style-name="ce6">
            <text:p>3’801.70</text:p>
          </table:table-cell>
          <table:table-cell table:style-name="ce6"/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75.3500000000004" table:style-name="ce6">
            <text:p>5’175.35</text:p>
          </table:table-cell>
          <table:table-cell office:value-type="float" office:value="4600" table:style-name="ce7">
            <text:p>4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5346.9" table:style-name="ce6">
            <text:p>5’346.90</text:p>
          </table:table-cell>
          <table:table-cell table:style-name="ce6"/>
          <table:table-cell office:value-type="float" office:value="747" table:style-name="ce7">
            <text:p>7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3.19999999999999" table:style-name="ce6">
            <text:p>163.20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05.95" table:style-name="ce6">
            <text:p>205.95</text:p>
          </table:table-cell>
          <table:table-cell table:style-name="ce6"/>
          <table:table-cell office:value-type="float" office:value="106" table:style-name="ce7">
            <text:p>1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1" table:style-name="ce6">
            <text:p>171.00</text:p>
          </table:table-cell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table:number-columns-repeated="2" table:style-name="ce6"/>
          <table:table-cell office:value-type="float" office:value="-200" table:style-name="ce7">
            <text:p>-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00.45" table:style-name="ce6">
            <text:p>300.45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5.05" table:style-name="ce6">
            <text:p>265.05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06" table:style-name="ce6">
            <text:p>506.00</text:p>
          </table:table-cell>
          <table:table-cell table:style-name="ce6"/>
          <table:table-cell office:value-type="float" office:value="406" table:style-name="ce7">
            <text:p>4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table:number-columns-repeated="2" table:style-name="ce6"/>
          <table:table-cell office:value-type="float" office:value="-600" table:style-name="ce7">
            <text:p>-6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98.7" table:style-name="ce6">
            <text:p>298.70</text:p>
          </table:table-cell>
          <table:table-cell table:style-name="ce6"/>
          <table:table-cell office:value-type="float" office:value="-1" table:style-name="ce7">
            <text:p>-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1.4" table:style-name="ce6">
            <text:p>661.4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116.8800000000001" table:style-name="ce6">
            <text:p>1’116.88</text:p>
          </table:table-cell>
          <table:table-cell table:style-name="ce6"/>
          <table:table-cell office:value-type="float" office:value="1117" table:style-name="ce7">
            <text:p>1’1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435" table:style-name="ce6">
            <text:p>26’435.00</text:p>
          </table:table-cell>
          <table:table-cell office:value-type="float" office:value="24200" table:style-name="ce7">
            <text:p>24’2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23300" table:style-name="ce6">
            <text:p>23’300.00</text:p>
          </table:table-cell>
          <table:table-cell office:value-type="float" office:value="-900" table:style-name="ce7">
            <text:p>-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00" table:style-name="ce6">
            <text:p>1’500.00</text:p>
          </table:table-cell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00" table:style-name="ce6">
            <text:p>1’5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7</text:p>
          </table:table-cell>
          <table:table-cell office:value-type="string" table:style-name="ce3">
            <text:p>Rechtskonsulen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2129.74" table:style-name="ce4">
            <text:p>292’129.74</text:p>
          </table:table-cell>
          <table:table-cell office:value-type="float" office:value="349600" table:style-name="ce5">
            <text:p>349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77206.99" table:style-name="ce4">
            <text:p>377’206.99</text:p>
          </table:table-cell>
          <table:table-cell table:style-name="ce4"/>
          <table:table-cell office:value-type="float" office:value="-13293" table:style-name="ce5">
            <text:p>-13’2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0900" table:style-name="ce5">
            <text:p>40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250" table:style-name="ce4">
            <text:p>5’250.00</text:p>
          </table:table-cell>
          <table:table-cell office:value-type="float" office:value="6000" table:style-name="ce5">
            <text:p>6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5409.6" table:style-name="ce4">
            <text:p>5’409.60</text:p>
          </table:table-cell>
          <table:table-cell office:value-type="float" office:value="-590" table:style-name="ce5">
            <text:p>-5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6879.74" table:style-name="ce4">
            <text:p>286’879.74</text:p>
          </table:table-cell>
          <table:table-cell office:value-type="float" office:value="384500" table:style-name="ce5">
            <text:p>384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71797.39" table:style-name="ce4">
            <text:p>371’797.3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3723.1" table:style-name="ce6">
            <text:p>233’723.10</text:p>
          </table:table-cell>
          <table:table-cell office:value-type="float" office:value="296100" table:style-name="ce7">
            <text:p>296’1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70150.3" table:style-name="ce6">
            <text:p>270’150.30</text:p>
          </table:table-cell>
          <table:table-cell table:style-name="ce6"/>
          <table:table-cell office:value-type="float" office:value="-25950" table:style-name="ce7">
            <text:p>-25’9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104.2" table:style-name="ce6">
            <text:p>17’104.20</text:p>
          </table:table-cell>
          <table:table-cell office:value-type="float" office:value="17100" table:style-name="ce7">
            <text:p>17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0244.400000000001" table:style-name="ce6">
            <text:p>20’244.40</text:p>
          </table:table-cell>
          <table:table-cell table:style-name="ce6"/>
          <table:table-cell office:value-type="float" office:value="3144" table:style-name="ce7">
            <text:p>3’1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199.4" table:style-name="ce6">
            <text:p>28’199.40</text:p>
          </table:table-cell>
          <table:table-cell office:value-type="float" office:value="20800" table:style-name="ce7">
            <text:p>20’8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1003" table:style-name="ce6">
            <text:p>31’003.00</text:p>
          </table:table-cell>
          <table:table-cell table:style-name="ce6"/>
          <table:table-cell office:value-type="float" office:value="10203" table:style-name="ce7">
            <text:p>10’2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8.25" table:style-name="ce6">
            <text:p>648.25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45.5" table:style-name="ce6">
            <text:p>1’045.50</text:p>
          </table:table-cell>
          <table:table-cell table:style-name="ce6"/>
          <table:table-cell office:value-type="float" office:value="246" table:style-name="ce7">
            <text:p>2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5" table:style-name="ce6">
            <text:p>685.00</text:p>
          </table:table-cell>
          <table:table-cell office:value-type="float" office:value="1600" table:style-name="ce7">
            <text:p>1’6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870" table:style-name="ce6">
            <text:p>870.00</text:p>
          </table:table-cell>
          <table:table-cell table:style-name="ce6"/>
          <table:table-cell office:value-type="float" office:value="-730" table:style-name="ce7">
            <text:p>-7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16" table:style-name="ce6">
            <text:p>4’716.00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4134.25" table:style-name="ce6">
            <text:p>4’134.25</text:p>
          </table:table-cell>
          <table:table-cell table:style-name="ce6"/>
          <table:table-cell office:value-type="float" office:value="-866" table:style-name="ce7">
            <text:p>-8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869" table:style-name="ce6">
            <text:p>869.00</text:p>
          </table:table-cell>
          <table:table-cell table:style-name="ce6"/>
          <table:table-cell office:value-type="float" office:value="869" table:style-name="ce7">
            <text:p>8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35.9000000000001" table:style-name="ce6">
            <text:p>1’135.90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53.4" table:style-name="ce6">
            <text:p>153.40</text:p>
          </table:table-cell>
          <table:table-cell table:style-name="ce6"/>
          <table:table-cell office:value-type="float" office:value="-447" table:style-name="ce7">
            <text:p>-4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78.55" table:style-name="ce6">
            <text:p>5’078.55</text:p>
          </table:table-cell>
          <table:table-cell office:value-type="float" office:value="6800" table:style-name="ce7">
            <text:p>6’8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7677.95" table:style-name="ce6">
            <text:p>47’677.95</text:p>
          </table:table-cell>
          <table:table-cell table:style-name="ce6"/>
          <table:table-cell office:value-type="float" office:value="-22" table:style-name="ce7">
            <text:p>-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0900" table:style-name="ce7">
            <text:p>40’9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92.42" table:style-name="ce6">
            <text:p>192.42</text:p>
          </table:table-cell>
          <table:table-cell table:style-name="ce6"/>
          <table:table-cell office:value-type="float" office:value="-8" table:style-name="ce7">
            <text:p>-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39.34" table:style-name="ce6">
            <text:p>839.34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866.77" table:style-name="ce6">
            <text:p>866.77</text:p>
          </table:table-cell>
          <table:table-cell table:style-name="ce6"/>
          <table:table-cell office:value-type="float" office:value="267" table:style-name="ce7">
            <text:p>2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2000" table:style-name="ce6">
            <text:p>2’000.00</text:p>
          </table:table-cell>
          <table:table-cell office:value-type="float" office:value="2000" table:style-name="ce7">
            <text:p>2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50" table:style-name="ce6">
            <text:p>5’250.0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409.6" table:style-name="ce6">
            <text:p>3’409.60</text:p>
          </table:table-cell>
          <table:table-cell office:value-type="float" office:value="-2590" table:style-name="ce7">
            <text:p>-2’5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8</text:p>
          </table:table-cell>
          <table:table-cell office:value-type="string" table:style-name="ce3">
            <text:p>Finanzkontro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55232.52" table:style-name="ce4">
            <text:p>955’232.52</text:p>
          </table:table-cell>
          <table:table-cell office:value-type="float" office:value="974700" table:style-name="ce5">
            <text:p>974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965493.69" table:style-name="ce4">
            <text:p>965’493.69</text:p>
          </table:table-cell>
          <table:table-cell table:style-name="ce4"/>
          <table:table-cell office:value-type="float" office:value="-13406" table:style-name="ce5">
            <text:p>-13’4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200" table:style-name="ce5">
            <text:p>4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5025" table:style-name="ce4">
            <text:p>85’025.00</text:p>
          </table:table-cell>
          <table:table-cell office:value-type="float" office:value="81400" table:style-name="ce5">
            <text:p>81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3350" table:style-name="ce4">
            <text:p>83’350.00</text:p>
          </table:table-cell>
          <table:table-cell office:value-type="float" office:value="1950" table:style-name="ce5">
            <text:p>1’9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70207.52" table:style-name="ce4">
            <text:p>870’207.52</text:p>
          </table:table-cell>
          <table:table-cell office:value-type="float" office:value="897500" table:style-name="ce5">
            <text:p>897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882143.69" table:style-name="ce4">
            <text:p>882’143.6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6747.1" table:style-name="ce6">
            <text:p>776’747.10</text:p>
          </table:table-cell>
          <table:table-cell office:value-type="float" office:value="777800" table:style-name="ce7">
            <text:p>777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779337.5" table:style-name="ce6">
            <text:p>779’337.50</text:p>
          </table:table-cell>
          <table:table-cell table:style-name="ce6"/>
          <table:table-cell office:value-type="float" office:value="1538" table:style-name="ce7">
            <text:p>1’5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003.75" table:style-name="ce6">
            <text:p>57’003.75</text:p>
          </table:table-cell>
          <table:table-cell office:value-type="float" office:value="58100" table:style-name="ce7">
            <text:p>58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7371.55" table:style-name="ce6">
            <text:p>57’371.55</text:p>
          </table:table-cell>
          <table:table-cell table:style-name="ce6"/>
          <table:table-cell office:value-type="float" office:value="-728" table:style-name="ce7">
            <text:p>-7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329.75" table:style-name="ce6">
            <text:p>96’329.75</text:p>
          </table:table-cell>
          <table:table-cell office:value-type="float" office:value="95000" table:style-name="ce7">
            <text:p>95’0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97772.95" table:style-name="ce6">
            <text:p>97’772.95</text:p>
          </table:table-cell>
          <table:table-cell table:style-name="ce6"/>
          <table:table-cell office:value-type="float" office:value="2773" table:style-name="ce7">
            <text:p>2’7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53.25" table:style-name="ce6">
            <text:p>2’053.25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827.1" table:style-name="ce6">
            <text:p>2’827.10</text:p>
          </table:table-cell>
          <table:table-cell table:style-name="ce6"/>
          <table:table-cell office:value-type="float" office:value="327" table:style-name="ce7">
            <text:p>3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640.65" table:style-name="ce6">
            <text:p>10’640.65</text:p>
          </table:table-cell>
          <table:table-cell office:value-type="float" office:value="11600" table:style-name="ce7">
            <text:p>11’6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0965" table:style-name="ce6">
            <text:p>10’965.00</text:p>
          </table:table-cell>
          <table:table-cell table:style-name="ce6"/>
          <table:table-cell office:value-type="float" office:value="-635" table:style-name="ce7">
            <text:p>-6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68.45" table:style-name="ce6">
            <text:p>2’968.45</text:p>
          </table:table-cell>
          <table:table-cell office:value-type="float" office:value="3100" table:style-name="ce7">
            <text:p>3’1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854.75" table:style-name="ce6">
            <text:p>2’854.75</text:p>
          </table:table-cell>
          <table:table-cell table:style-name="ce6"/>
          <table:table-cell office:value-type="float" office:value="-245" table:style-name="ce7">
            <text:p>-2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34.3" table:style-name="ce6">
            <text:p>1’534.30</text:p>
          </table:table-cell>
          <table:table-cell office:value-type="float" office:value="1600" table:style-name="ce7">
            <text:p>1’6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280.8499999999999" table:style-name="ce6">
            <text:p>1’280.85</text:p>
          </table:table-cell>
          <table:table-cell table:style-name="ce6"/>
          <table:table-cell office:value-type="float" office:value="-319" table:style-name="ce7">
            <text:p>-3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2.55" table:style-name="ce6">
            <text:p>692.55</text:p>
          </table:table-cell>
          <table:table-cell office:value-type="float" office:value="15700" table:style-name="ce7">
            <text:p>15’7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692.55" table:style-name="ce6">
            <text:p>692.55</text:p>
          </table:table-cell>
          <table:table-cell table:style-name="ce6"/>
          <table:table-cell office:value-type="float" office:value="-15007" table:style-name="ce7">
            <text:p>-15’0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25" table:style-name="ce6">
            <text:p>2’825.00</text:p>
          </table:table-cell>
          <table:table-cell office:value-type="float" office:value="4300" table:style-name="ce7">
            <text:p>4’3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8545.4500000000007" table:style-name="ce6">
            <text:p>8’545.45</text:p>
          </table:table-cell>
          <table:table-cell table:style-name="ce6"/>
          <table:table-cell office:value-type="float" office:value="45" table:style-name="ce7">
            <text:p>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200" table:style-name="ce7">
            <text:p>4’2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37.72" table:style-name="ce6">
            <text:p>4’437.72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3845.99" table:style-name="ce6">
            <text:p>3’845.99</text:p>
          </table:table-cell>
          <table:table-cell table:style-name="ce6"/>
          <table:table-cell office:value-type="float" office:value="-1154" table:style-name="ce7">
            <text:p>-1’1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625" table:style-name="ce6">
            <text:p>71’625.00</text:p>
          </table:table-cell>
          <table:table-cell office:value-type="float" office:value="70000" table:style-name="ce7">
            <text:p>70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67700" table:style-name="ce6">
            <text:p>67’700.00</text:p>
          </table:table-cell>
          <table:table-cell office:value-type="float" office:value="-2300" table:style-name="ce7">
            <text:p>-2’3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400" table:style-name="ce6">
            <text:p>13’400.00</text:p>
          </table:table-cell>
          <table:table-cell office:value-type="float" office:value="11400" table:style-name="ce7">
            <text:p>11’4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650" table:style-name="ce6">
            <text:p>15’650.00</text:p>
          </table:table-cell>
          <table:table-cell office:value-type="float" office:value="4250" table:style-name="ce7">
            <text:p>4’2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19</text:p>
          </table:table-cell>
          <table:table-cell office:value-type="string" table:style-name="ce3">
            <text:p>Kommunikatio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69014.7" table:style-name="ce4">
            <text:p>869’014.70</text:p>
          </table:table-cell>
          <table:table-cell office:value-type="float" office:value="923300" table:style-name="ce5">
            <text:p>923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991896.13" table:style-name="ce4">
            <text:p>991’896.13</text:p>
          </table:table-cell>
          <table:table-cell table:style-name="ce4"/>
          <table:table-cell office:value-type="float" office:value="66796" table:style-name="ce5">
            <text:p>66’7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800" table:style-name="ce5">
            <text:p>1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000" table:style-name="ce4">
            <text:p>12’000.00</text:p>
          </table:table-cell>
          <table:table-cell office:value-type="float" office:value="10400" table:style-name="ce5">
            <text:p>10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2786" table:style-name="ce4">
            <text:p>12’786.00</text:p>
          </table:table-cell>
          <table:table-cell office:value-type="float" office:value="2386" table:style-name="ce5">
            <text:p>2’3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57014.7" table:style-name="ce4">
            <text:p>857’014.70</text:p>
          </table:table-cell>
          <table:table-cell office:value-type="float" office:value="914700" table:style-name="ce5">
            <text:p>914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979110.13" table:style-name="ce4">
            <text:p>979’110.1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55916.80000000005" table:style-name="ce6">
            <text:p>555’916.80</text:p>
          </table:table-cell>
          <table:table-cell office:value-type="float" office:value="543900" table:style-name="ce7">
            <text:p>543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554395.5" table:style-name="ce6">
            <text:p>554’395.50</text:p>
          </table:table-cell>
          <table:table-cell table:style-name="ce6"/>
          <table:table-cell office:value-type="float" office:value="10496" table:style-name="ce7">
            <text:p>10’4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013.25" table:style-name="ce6">
            <text:p>41’013.25</text:p>
          </table:table-cell>
          <table:table-cell office:value-type="float" office:value="40300" table:style-name="ce7">
            <text:p>40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0923.949999999997" table:style-name="ce6">
            <text:p>40’923.95</text:p>
          </table:table-cell>
          <table:table-cell table:style-name="ce6"/>
          <table:table-cell office:value-type="float" office:value="624" table:style-name="ce7">
            <text:p>6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010.400000000001" table:style-name="ce6">
            <text:p>52’010.40</text:p>
          </table:table-cell>
          <table:table-cell office:value-type="float" office:value="48900" table:style-name="ce7">
            <text:p>48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53983.8" table:style-name="ce6">
            <text:p>53’983.80</text:p>
          </table:table-cell>
          <table:table-cell table:style-name="ce6"/>
          <table:table-cell office:value-type="float" office:value="5084" table:style-name="ce7">
            <text:p>5’0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92.95" table:style-name="ce6">
            <text:p>1’692.95</text:p>
          </table:table-cell>
          <table:table-cell office:value-type="float" office:value="1800" table:style-name="ce7">
            <text:p>1’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163.65" table:style-name="ce6">
            <text:p>2’163.65</text:p>
          </table:table-cell>
          <table:table-cell table:style-name="ce6"/>
          <table:table-cell office:value-type="float" office:value="364" table:style-name="ce7">
            <text:p>3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610.9" table:style-name="ce6">
            <text:p>47’610.90</text:p>
          </table:table-cell>
          <table:table-cell office:value-type="float" office:value="50800" table:style-name="ce7">
            <text:p>50’8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7335.199999999997" table:style-name="ce6">
            <text:p>47’335.20</text:p>
          </table:table-cell>
          <table:table-cell table:style-name="ce6"/>
          <table:table-cell office:value-type="float" office:value="-3465" table:style-name="ce7">
            <text:p>-3’4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30.6999999999998" table:style-name="ce6">
            <text:p>2’530.70</text:p>
          </table:table-cell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866.45" table:style-name="ce6">
            <text:p>1’866.45</text:p>
          </table:table-cell>
          <table:table-cell table:style-name="ce6"/>
          <table:table-cell office:value-type="float" office:value="-1134" table:style-name="ce7">
            <text:p>-1’1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925.2" table:style-name="ce6">
            <text:p>1’925.20</text:p>
          </table:table-cell>
          <table:table-cell table:style-name="ce6"/>
          <table:table-cell office:value-type="float" office:value="1125" table:style-name="ce7">
            <text:p>1’1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70.15" table:style-name="ce6">
            <text:p>2’870.15</text:p>
          </table:table-cell>
          <table:table-cell office:value-type="float" office:value="3100" table:style-name="ce7">
            <text:p>3’1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472" table:style-name="ce6">
            <text:p>2’472.00</text:p>
          </table:table-cell>
          <table:table-cell table:style-name="ce6"/>
          <table:table-cell office:value-type="float" office:value="-628" table:style-name="ce7">
            <text:p>-6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8375.57" table:style-name="ce6">
            <text:p>98’375.57</text:p>
          </table:table-cell>
          <table:table-cell office:value-type="float" office:value="162700" table:style-name="ce7">
            <text:p>162’7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55264.18" table:style-name="ce6">
            <text:p>155’264.18</text:p>
          </table:table-cell>
          <table:table-cell table:style-name="ce6"/>
          <table:table-cell office:value-type="float" office:value="-7436" table:style-name="ce7">
            <text:p>-7’4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69.5" table:style-name="ce6">
            <text:p>2’669.50</text:p>
          </table:table-cell>
          <table:table-cell office:value-type="float" office:value="1600" table:style-name="ce7">
            <text:p>1’6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3304.5" table:style-name="ce6">
            <text:p>3’304.50</text:p>
          </table:table-cell>
          <table:table-cell table:style-name="ce6"/>
          <table:table-cell office:value-type="float" office:value="-96" table:style-name="ce7">
            <text:p>-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800" table:style-name="ce7">
            <text:p>1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062" table:style-name="ce6">
            <text:p>15’062.00</text:p>
          </table:table-cell>
          <table:table-cell office:value-type="float" office:value="14900" table:style-name="ce7">
            <text:p>14’9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15107.6" table:style-name="ce6">
            <text:p>15’107.60</text:p>
          </table:table-cell>
          <table:table-cell table:style-name="ce6"/>
          <table:table-cell office:value-type="float" office:value="208" table:style-name="ce7">
            <text:p>2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262.48" table:style-name="ce6">
            <text:p>49’262.48</text:p>
          </table:table-cell>
          <table:table-cell office:value-type="float" office:value="51500" table:style-name="ce7">
            <text:p>51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13154.1" table:style-name="ce6">
            <text:p>113’154.10</text:p>
          </table:table-cell>
          <table:table-cell table:style-name="ce6"/>
          <table:table-cell office:value-type="float" office:value="61654" table:style-name="ce7">
            <text:p>61’6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0" table:style-name="ce6">
            <text:p>12’000.00</text:p>
          </table:table-cell>
          <table:table-cell office:value-type="float" office:value="10400" table:style-name="ce7">
            <text:p>10’4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2786" table:style-name="ce6">
            <text:p>12’786.00</text:p>
          </table:table-cell>
          <table:table-cell office:value-type="float" office:value="2386" table:style-name="ce7">
            <text:p>2’3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</text:p>
          </table:table-cell>
          <table:table-cell office:value-type="string" table:style-name="ce3">
            <text:p>Direktion Inneres und Finanz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0360166.77" table:style-name="ce4">
            <text:p>130’360’166.77</text:p>
          </table:table-cell>
          <table:table-cell office:value-type="float" office:value="132191480" table:style-name="ce5">
            <text:p>132’191’48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23828766.09" table:style-name="ce4">
            <text:p>123’828’766.09</text:p>
          </table:table-cell>
          <table:table-cell table:style-name="ce4"/>
          <table:table-cell office:value-type="float" office:value="-9513914" table:style-name="ce5">
            <text:p>-9’513’9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93300" table:style-name="ce5">
            <text:p>893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57900" table:style-name="ce5">
            <text:p>257’9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16099350.91000003" table:style-name="ce4">
            <text:p>416’099’350.91</text:p>
          </table:table-cell>
          <table:table-cell office:value-type="float" office:value="405470460" table:style-name="ce5">
            <text:p>405’470’46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18699866.94" table:style-name="ce4">
            <text:p>418’699’866.94</text:p>
          </table:table-cell>
          <table:table-cell office:value-type="float" office:value="13229407" table:style-name="ce5">
            <text:p>13’229’4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5739184.13999999" table:style-name="ce4">
            <text:p>285’739’184.14</text:p>
          </table:table-cell>
          <table:table-cell office:value-type="float" office:value="272127780" table:style-name="ce5">
            <text:p>272’127’78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294871100.85000002" table:style-name="ce4">
            <text:p>294’871’100.85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0</text:p>
          </table:table-cell>
          <table:table-cell office:value-type="string" table:style-name="ce3">
            <text:p>Direktionssekretaria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183987.670000002" table:style-name="ce4">
            <text:p>17’183’987.67</text:p>
          </table:table-cell>
          <table:table-cell office:value-type="float" office:value="17790500" table:style-name="ce5">
            <text:p>17’790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8137094.329999998" table:style-name="ce4">
            <text:p>18’137’094.33</text:p>
          </table:table-cell>
          <table:table-cell table:style-name="ce4"/>
          <table:table-cell office:value-type="float" office:value="-63506" table:style-name="ce5">
            <text:p>-63’5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22600" table:style-name="ce5">
            <text:p>322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7500" table:style-name="ce5">
            <text:p>87’5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650" table:style-name="ce4">
            <text:p>8’650.00</text:p>
          </table:table-cell>
          <table:table-cell office:value-type="float" office:value="2500" table:style-name="ce5">
            <text:p>2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3050" table:style-name="ce4">
            <text:p>13’050.00</text:p>
          </table:table-cell>
          <table:table-cell office:value-type="float" office:value="10550" table:style-name="ce5">
            <text:p>10’5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175337.670000002" table:style-name="ce4">
            <text:p>17’175’337.67</text:p>
          </table:table-cell>
          <table:table-cell office:value-type="float" office:value="18198100" table:style-name="ce5">
            <text:p>18’198’1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8124044.329999998" table:style-name="ce4">
            <text:p>18’124’044.3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00</text:p>
          </table:table-cell>
          <table:table-cell office:value-type="string" table:style-name="ce3">
            <text:p>Sekretariat und Diens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7456.77" table:style-name="ce4">
            <text:p>327’456.77</text:p>
          </table:table-cell>
          <table:table-cell office:value-type="float" office:value="305900" table:style-name="ce5">
            <text:p>305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04193.51" table:style-name="ce4">
            <text:p>304’193.51</text:p>
          </table:table-cell>
          <table:table-cell table:style-name="ce4"/>
          <table:table-cell office:value-type="float" office:value="-1706" table:style-name="ce5">
            <text:p>-1’7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50" table:style-name="ce4">
            <text:p>1’250.00</text:p>
          </table:table-cell>
          <table:table-cell office:value-type="float" office:value="1300" table:style-name="ce5">
            <text:p>1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850" table:style-name="ce4">
            <text:p>2’850.00</text:p>
          </table:table-cell>
          <table:table-cell office:value-type="float" office:value="1550" table:style-name="ce5">
            <text:p>1’5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6206.77" table:style-name="ce4">
            <text:p>326’206.77</text:p>
          </table:table-cell>
          <table:table-cell office:value-type="float" office:value="304600" table:style-name="ce5">
            <text:p>304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01343.51" table:style-name="ce4">
            <text:p>301’343.51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3580.7" table:style-name="ce6">
            <text:p>263’580.70</text:p>
          </table:table-cell>
          <table:table-cell office:value-type="float" office:value="242600" table:style-name="ce7">
            <text:p>242’6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46227.6" table:style-name="ce6">
            <text:p>246’227.60</text:p>
          </table:table-cell>
          <table:table-cell table:style-name="ce6"/>
          <table:table-cell office:value-type="float" office:value="3628" table:style-name="ce7">
            <text:p>3’6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878.2" table:style-name="ce6">
            <text:p>19’878.20</text:p>
          </table:table-cell>
          <table:table-cell office:value-type="float" office:value="18400" table:style-name="ce7">
            <text:p>18’4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8528.400000000001" table:style-name="ce6">
            <text:p>18’528.40</text:p>
          </table:table-cell>
          <table:table-cell table:style-name="ce6"/>
          <table:table-cell office:value-type="float" office:value="128" table:style-name="ce7">
            <text:p>1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125.85" table:style-name="ce6">
            <text:p>29’125.85</text:p>
          </table:table-cell>
          <table:table-cell office:value-type="float" office:value="27400" table:style-name="ce7">
            <text:p>27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4715.1" table:style-name="ce6">
            <text:p>24’715.10</text:p>
          </table:table-cell>
          <table:table-cell table:style-name="ce6"/>
          <table:table-cell office:value-type="float" office:value="-2685" table:style-name="ce7">
            <text:p>-2’6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4.5" table:style-name="ce6">
            <text:p>674.5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911.85" table:style-name="ce6">
            <text:p>911.85</text:p>
          </table:table-cell>
          <table:table-cell table:style-name="ce6"/>
          <table:table-cell office:value-type="float" office:value="112" table:style-name="ce7">
            <text:p>1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58.75" table:style-name="ce6">
            <text:p>3’258.75</text:p>
          </table:table-cell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037.7" table:style-name="ce6">
            <text:p>3’037.70</text:p>
          </table:table-cell>
          <table:table-cell table:style-name="ce6"/>
          <table:table-cell office:value-type="float" office:value="38" table:style-name="ce7">
            <text:p>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41.1" table:style-name="ce6">
            <text:p>1’741.10</text:p>
          </table:table-cell>
          <table:table-cell office:value-type="float" office:value="2900" table:style-name="ce7">
            <text:p>2’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387.15" table:style-name="ce6">
            <text:p>1’387.15</text:p>
          </table:table-cell>
          <table:table-cell table:style-name="ce6"/>
          <table:table-cell office:value-type="float" office:value="-1513" table:style-name="ce7">
            <text:p>-1’5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30.25" table:style-name="ce6">
            <text:p>530.25</text:p>
          </table:table-cell>
          <table:table-cell table:style-name="ce6"/>
          <table:table-cell office:value-type="float" office:value="530" table:style-name="ce7">
            <text:p>5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85.6" table:style-name="ce6">
            <text:p>1’385.60</text:p>
          </table:table-cell>
          <table:table-cell office:value-type="float" office:value="2700" table:style-name="ce7">
            <text:p>2’7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637.45" table:style-name="ce6">
            <text:p>1’637.45</text:p>
          </table:table-cell>
          <table:table-cell table:style-name="ce6"/>
          <table:table-cell office:value-type="float" office:value="-1063" table:style-name="ce7">
            <text:p>-1’0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91.75" table:style-name="ce6">
            <text:p>891.75</text:p>
          </table:table-cell>
          <table:table-cell office:value-type="float" office:value="1100" table:style-name="ce7">
            <text:p>1’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985.1" table:style-name="ce6">
            <text:p>985.10</text:p>
          </table:table-cell>
          <table:table-cell table:style-name="ce6"/>
          <table:table-cell office:value-type="float" office:value="-115" table:style-name="ce7">
            <text:p>-1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36.59" table:style-name="ce6">
            <text:p>5’136.59</text:p>
          </table:table-cell>
          <table:table-cell office:value-type="float" office:value="5800" table:style-name="ce7">
            <text:p>5’8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5278.97" table:style-name="ce6">
            <text:p>5’278.97</text:p>
          </table:table-cell>
          <table:table-cell table:style-name="ce6"/>
          <table:table-cell office:value-type="float" office:value="-521" table:style-name="ce7">
            <text:p>-5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83.73" table:style-name="ce6">
            <text:p>1’783.73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953.94" table:style-name="ce6">
            <text:p>953.94</text:p>
          </table:table-cell>
          <table:table-cell table:style-name="ce6"/>
          <table:table-cell office:value-type="float" office:value="-246" table:style-name="ce7">
            <text:p>-2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50" table:style-name="ce6">
            <text:p>1’250.00</text:p>
          </table:table-cell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850" table:style-name="ce6">
            <text:p>2’850.00</text:p>
          </table:table-cell>
          <table:table-cell office:value-type="float" office:value="1550" table:style-name="ce7">
            <text:p>1’5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01</text:p>
          </table:table-cell>
          <table:table-cell office:value-type="string" table:style-name="ce3">
            <text:p>Fachstelle Kultur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43660.2" table:style-name="ce4">
            <text:p>243’660.20</text:p>
          </table:table-cell>
          <table:table-cell office:value-type="float" office:value="263800" table:style-name="ce5">
            <text:p>263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22492.77" table:style-name="ce4">
            <text:p>222’492.77</text:p>
          </table:table-cell>
          <table:table-cell table:style-name="ce4"/>
          <table:table-cell office:value-type="float" office:value="-41307" table:style-name="ce5">
            <text:p>-41’3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400" table:style-name="ce4">
            <text:p>7’400.00</text:p>
          </table:table-cell>
          <table:table-cell office:value-type="float" office:value="1200" table:style-name="ce5">
            <text:p>1’2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0200" table:style-name="ce4">
            <text:p>10’200.00</text:p>
          </table:table-cell>
          <table:table-cell office:value-type="float" office:value="9000" table:style-name="ce5">
            <text:p>9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36260.2" table:style-name="ce4">
            <text:p>236’260.20</text:p>
          </table:table-cell>
          <table:table-cell office:value-type="float" office:value="262600" table:style-name="ce5">
            <text:p>262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12292.77" table:style-name="ce4">
            <text:p>212’292.7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95" table:style-name="ce6">
            <text:p>1’295.00</text:p>
          </table:table-cell>
          <table:table-cell office:value-type="float" office:value="7000" table:style-name="ce7">
            <text:p>7’000</text:p>
          </table:table-cell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8195" table:style-name="ce6">
            <text:p>8’195.00</text:p>
          </table:table-cell>
          <table:table-cell table:style-name="ce6"/>
          <table:table-cell office:value-type="float" office:value="1195" table:style-name="ce7">
            <text:p>1’1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9546.15" table:style-name="ce6">
            <text:p>179’546.15</text:p>
          </table:table-cell>
          <table:table-cell office:value-type="float" office:value="185500" table:style-name="ce7">
            <text:p>185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67042.75" table:style-name="ce6">
            <text:p>167’042.75</text:p>
          </table:table-cell>
          <table:table-cell table:style-name="ce6"/>
          <table:table-cell office:value-type="float" office:value="-18457" table:style-name="ce7">
            <text:p>-18’4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047.5" table:style-name="ce6">
            <text:p>13’047.50</text:p>
          </table:table-cell>
          <table:table-cell office:value-type="float" office:value="14200" table:style-name="ce7">
            <text:p>14’2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2098.65" table:style-name="ce6">
            <text:p>12’098.65</text:p>
          </table:table-cell>
          <table:table-cell table:style-name="ce6"/>
          <table:table-cell office:value-type="float" office:value="-2101" table:style-name="ce7">
            <text:p>-2’1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165.6" table:style-name="ce6">
            <text:p>16’165.60</text:p>
          </table:table-cell>
          <table:table-cell office:value-type="float" office:value="15400" table:style-name="ce7">
            <text:p>15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5165.2" table:style-name="ce6">
            <text:p>15’165.20</text:p>
          </table:table-cell>
          <table:table-cell table:style-name="ce6"/>
          <table:table-cell office:value-type="float" office:value="-235" table:style-name="ce7">
            <text:p>-2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58.25" table:style-name="ce6">
            <text:p>558.25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648.20000000000005" table:style-name="ce6">
            <text:p>648.20</text:p>
          </table:table-cell>
          <table:table-cell table:style-name="ce6"/>
          <table:table-cell office:value-type="float" office:value="48" table:style-name="ce7">
            <text:p>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80" table:style-name="ce6">
            <text:p>780.0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97.5" table:style-name="ce6">
            <text:p>297.50</text:p>
          </table:table-cell>
          <table:table-cell table:style-name="ce6"/>
          <table:table-cell office:value-type="float" office:value="-1703" table:style-name="ce7">
            <text:p>-1’7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86.2" table:style-name="ce6">
            <text:p>4’186.20</text:p>
          </table:table-cell>
          <table:table-cell office:value-type="float" office:value="4800" table:style-name="ce7">
            <text:p>4’8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093.96" table:style-name="ce6">
            <text:p>3’093.96</text:p>
          </table:table-cell>
          <table:table-cell table:style-name="ce6"/>
          <table:table-cell office:value-type="float" office:value="-1706" table:style-name="ce7">
            <text:p>-1’7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7.95000000000005" table:style-name="ce6">
            <text:p>547.95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28.3" table:style-name="ce6">
            <text:p>1’628.30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359.1" table:style-name="ce6">
            <text:p>1’359.10</text:p>
          </table:table-cell>
          <table:table-cell table:style-name="ce6"/>
          <table:table-cell office:value-type="float" office:value="-1141" table:style-name="ce7">
            <text:p>-1’1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8.5" table:style-name="ce6">
            <text:p>138.50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38.5" table:style-name="ce6">
            <text:p>138.50</text:p>
          </table:table-cell>
          <table:table-cell table:style-name="ce6"/>
          <table:table-cell office:value-type="float" office:value="-362" table:style-name="ce7">
            <text:p>-3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554.3" table:style-name="ce6">
            <text:p>24’554.30</text:p>
          </table:table-cell>
          <table:table-cell office:value-type="float" office:value="30000" table:style-name="ce7">
            <text:p>30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2474.6" table:style-name="ce6">
            <text:p>12’474.60</text:p>
          </table:table-cell>
          <table:table-cell table:style-name="ce6"/>
          <table:table-cell office:value-type="float" office:value="-17525" table:style-name="ce7">
            <text:p>-17’5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2.45" table:style-name="ce6">
            <text:p>1’212.45</text:p>
          </table:table-cell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979.31" table:style-name="ce6">
            <text:p>1’979.31</text:p>
          </table:table-cell>
          <table:table-cell table:style-name="ce6"/>
          <table:table-cell office:value-type="float" office:value="679" table:style-name="ce7">
            <text:p>6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00" table:style-name="ce6">
            <text:p>7’400.00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0200" table:style-name="ce6">
            <text:p>10’200.00</text:p>
          </table:table-cell>
          <table:table-cell office:value-type="float" office:value="9000" table:style-name="ce7">
            <text:p>9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09</text:p>
          </table:table-cell>
          <table:table-cell office:value-type="string" table:style-name="ce3">
            <text:p>Ausgehende laufende 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612870.699999999" table:style-name="ce4">
            <text:p>16’612’870.70</text:p>
          </table:table-cell>
          <table:table-cell office:value-type="float" office:value="17220800" table:style-name="ce5">
            <text:p>17’220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7610408.050000001" table:style-name="ce4">
            <text:p>17’610’408.05</text:p>
          </table:table-cell>
          <table:table-cell table:style-name="ce4"/>
          <table:table-cell office:value-type="float" office:value="-20492" table:style-name="ce5">
            <text:p>-20’4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22600" table:style-name="ce5">
            <text:p>322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7500" table:style-name="ce5">
            <text:p>87’5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612870.699999999" table:style-name="ce4">
            <text:p>16’612’870.70</text:p>
          </table:table-cell>
          <table:table-cell office:value-type="float" office:value="17630900" table:style-name="ce5">
            <text:p>17’630’9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7610408.050000001" table:style-name="ce4">
            <text:p>17’610’408.0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000" table:style-name="ce6">
            <text:p>40’000.00</text:p>
          </table:table-cell>
          <table:table-cell office:value-type="float" office:value="30000" table:style-name="ce7">
            <text:p>30’0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30000" table:style-name="ce6">
            <text:p>30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0181.55" table:style-name="ce6">
            <text:p>190’181.55</text:p>
          </table:table-cell>
          <table:table-cell office:value-type="float" office:value="190000" table:style-name="ce7">
            <text:p>190’000</text:p>
          </table:table-cell>
          <table:table-cell table:style-name="ce2"/>
          <table:table-cell office:value-type="string" table:style-name="ce2">
            <text:p>362</text:p>
          </table:table-cell>
          <table:table-cell office:value-type="string" table:style-name="ce2">
            <text:p>Beiträge an Institutionen auf kommunaler Ebene</text:p>
          </table:table-cell>
          <table:table-cell office:value-type="float" office:value="202040.5" table:style-name="ce6">
            <text:p>202’040.50</text:p>
          </table:table-cell>
          <table:table-cell table:style-name="ce6"/>
          <table:table-cell office:value-type="float" office:value="2041" table:style-name="ce7">
            <text:p>2’0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0" table:style-name="ce7">
            <text:p>10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03700" table:style-name="ce6">
            <text:p>4’303’700.00</text:p>
          </table:table-cell>
          <table:table-cell office:value-type="float" office:value="5057700" table:style-name="ce7">
            <text:p>5’057’700</text:p>
          </table:table-cell>
          <table:table-cell table:style-name="ce2"/>
          <table:table-cell office:value-type="string" table:style-name="ce2">
            <text:p>364</text:p>
          </table:table-cell>
          <table:table-cell office:value-type="string" table:style-name="ce2">
            <text:p>Beiträge an gemischtwirtschaftliche Unternehmungen</text:p>
          </table:table-cell>
          <table:table-cell office:value-type="float" office:value="5206500" table:style-name="ce6">
            <text:p>5’206’500.00</text:p>
          </table:table-cell>
          <table:table-cell table:style-name="ce6"/>
          <table:table-cell office:value-type="float" office:value="800" table:style-name="ce7">
            <text:p>8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48000" table:style-name="ce7">
            <text:p>148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824989.15" table:style-name="ce6">
            <text:p>11’824’989.15</text:p>
          </table:table-cell>
          <table:table-cell office:value-type="float" office:value="11748100" table:style-name="ce7">
            <text:p>11’748’1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11892867.550000001" table:style-name="ce6">
            <text:p>11’892’867.55</text:p>
          </table:table-cell>
          <table:table-cell table:style-name="ce6"/>
          <table:table-cell office:value-type="float" office:value="-23332" table:style-name="ce7">
            <text:p>-23’3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7500" table:style-name="ce7">
            <text:p>87’5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0600" table:style-name="ce7">
            <text:p>80’6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000" table:style-name="ce6">
            <text:p>60’000.00</text:p>
          </table:table-cell>
          <table:table-cell table:style-name="ce7"/>
          <table:table-cell table:style-name="ce2"/>
          <table:table-cell office:value-type="string" table:style-name="ce2">
            <text:p>366</text:p>
          </table:table-cell>
          <table:table-cell office:value-type="string" table:style-name="ce2">
            <text:p>Beiträge an private Haushalt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4000" table:style-name="ce6">
            <text:p>194’000.00</text:p>
          </table:table-cell>
          <table:table-cell office:value-type="float" office:value="195000" table:style-name="ce7">
            <text:p>195’000</text:p>
          </table:table-cell>
          <table:table-cell table:style-name="ce2"/>
          <table:table-cell office:value-type="string" table:style-name="ce2">
            <text:p>367</text:p>
          </table:table-cell>
          <table:table-cell office:value-type="string" table:style-name="ce2">
            <text:p>Beiträge ins Ausland</text:p>
          </table:table-cell>
          <table:table-cell office:value-type="float" office:value="279000" table:style-name="ce6">
            <text:p>279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4000" table:style-name="ce7">
            <text:p>84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1</text:p>
          </table:table-cell>
          <table:table-cell office:value-type="string" table:style-name="ce3">
            <text:p>Standortförderun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69296.32" table:style-name="ce4">
            <text:p>869’296.32</text:p>
          </table:table-cell>
          <table:table-cell office:value-type="float" office:value="881900" table:style-name="ce5">
            <text:p>881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030548.07" table:style-name="ce4">
            <text:p>1’030’548.07</text:p>
          </table:table-cell>
          <table:table-cell table:style-name="ce4"/>
          <table:table-cell office:value-type="float" office:value="1648" table:style-name="ce5">
            <text:p>1’6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47000" table:style-name="ce5">
            <text:p>147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0" table:style-name="ce4">
            <text:p>200.00</text:p>
          </table:table-cell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69096.32" table:style-name="ce4">
            <text:p>869’096.32</text:p>
          </table:table-cell>
          <table:table-cell office:value-type="float" office:value="1028900" table:style-name="ce5">
            <text:p>1’028’9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030548.07" table:style-name="ce4">
            <text:p>1’030’548.0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1690.2" table:style-name="ce6">
            <text:p>381’690.20</text:p>
          </table:table-cell>
          <table:table-cell office:value-type="float" office:value="366500" table:style-name="ce7">
            <text:p>366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379242.05" table:style-name="ce6">
            <text:p>379’242.05</text:p>
          </table:table-cell>
          <table:table-cell table:style-name="ce6"/>
          <table:table-cell office:value-type="float" office:value="12742" table:style-name="ce7">
            <text:p>12’7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157.8" table:style-name="ce6">
            <text:p>29’157.80</text:p>
          </table:table-cell>
          <table:table-cell office:value-type="float" office:value="27800" table:style-name="ce7">
            <text:p>27’8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9026.2" table:style-name="ce6">
            <text:p>29’026.20</text:p>
          </table:table-cell>
          <table:table-cell table:style-name="ce6"/>
          <table:table-cell office:value-type="float" office:value="1226" table:style-name="ce7">
            <text:p>1’2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838.75" table:style-name="ce6">
            <text:p>32’838.75</text:p>
          </table:table-cell>
          <table:table-cell office:value-type="float" office:value="34200" table:style-name="ce7">
            <text:p>34’2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4044.1" table:style-name="ce6">
            <text:p>34’044.10</text:p>
          </table:table-cell>
          <table:table-cell table:style-name="ce6"/>
          <table:table-cell office:value-type="float" office:value="-156" table:style-name="ce7">
            <text:p>-1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20.45" table:style-name="ce6">
            <text:p>1’120.45</text:p>
          </table:table-cell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480.2" table:style-name="ce6">
            <text:p>1’480.20</text:p>
          </table:table-cell>
          <table:table-cell table:style-name="ce6"/>
          <table:table-cell office:value-type="float" office:value="180" table:style-name="ce7">
            <text:p>1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79.4" table:style-name="ce6">
            <text:p>3’979.40</text:p>
          </table:table-cell>
          <table:table-cell office:value-type="float" office:value="2900" table:style-name="ce7">
            <text:p>2’9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689.8" table:style-name="ce6">
            <text:p>1’689.80</text:p>
          </table:table-cell>
          <table:table-cell table:style-name="ce6"/>
          <table:table-cell office:value-type="float" office:value="-1210" table:style-name="ce7">
            <text:p>-1’2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494.5" table:style-name="ce6">
            <text:p>53’494.50</text:p>
          </table:table-cell>
          <table:table-cell office:value-type="float" office:value="68900" table:style-name="ce7">
            <text:p>68’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64416.75" table:style-name="ce6">
            <text:p>64’416.75</text:p>
          </table:table-cell>
          <table:table-cell table:style-name="ce6"/>
          <table:table-cell office:value-type="float" office:value="-4483" table:style-name="ce7">
            <text:p>-4’4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47.75" table:style-name="ce6">
            <text:p>247.75</text:p>
          </table:table-cell>
          <table:table-cell table:style-name="ce6"/>
          <table:table-cell office:value-type="float" office:value="248" table:style-name="ce7">
            <text:p>2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53.5500000000002" table:style-name="ce6">
            <text:p>2’353.55</text:p>
          </table:table-cell>
          <table:table-cell office:value-type="float" office:value="2100" table:style-name="ce7">
            <text:p>2’1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489.44" table:style-name="ce6">
            <text:p>2’489.44</text:p>
          </table:table-cell>
          <table:table-cell table:style-name="ce6"/>
          <table:table-cell office:value-type="float" office:value="389" table:style-name="ce7">
            <text:p>3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1269.55" table:style-name="ce6">
            <text:p>271’269.55</text:p>
          </table:table-cell>
          <table:table-cell office:value-type="float" office:value="281800" table:style-name="ce7">
            <text:p>281’8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27904.40999999997" table:style-name="ce6">
            <text:p>327’904.41</text:p>
          </table:table-cell>
          <table:table-cell table:style-name="ce6"/>
          <table:table-cell office:value-type="float" office:value="-896" table:style-name="ce7">
            <text:p>-8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7000" table:style-name="ce7">
            <text:p>47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646" table:style-name="ce6">
            <text:p>14’646.00</text:p>
          </table:table-cell>
          <table:table-cell office:value-type="float" office:value="17300" table:style-name="ce7">
            <text:p>17’3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1101.96" table:style-name="ce6">
            <text:p>11’101.96</text:p>
          </table:table-cell>
          <table:table-cell table:style-name="ce6"/>
          <table:table-cell office:value-type="float" office:value="-6198" table:style-name="ce7">
            <text:p>-6’1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080" table:style-name="ce6">
            <text:p>67’080.00</text:p>
          </table:table-cell>
          <table:table-cell office:value-type="float" office:value="70500" table:style-name="ce7">
            <text:p>70’5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168145.8" table:style-name="ce6">
            <text:p>168’145.80</text:p>
          </table:table-cell>
          <table:table-cell table:style-name="ce6"/>
          <table:table-cell office:value-type="float" office:value="-2354" table:style-name="ce7">
            <text:p>-2’3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00" table:style-name="ce7">
            <text:p>100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666.12" table:style-name="ce6">
            <text:p>11’666.12</text:p>
          </table:table-cell>
          <table:table-cell office:value-type="float" office:value="8600" table:style-name="ce7">
            <text:p>8’6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0759.61" table:style-name="ce6">
            <text:p>10’759.61</text:p>
          </table:table-cell>
          <table:table-cell table:style-name="ce6"/>
          <table:table-cell office:value-type="float" office:value="2160" table:style-name="ce7">
            <text:p>2’1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" table:style-name="ce6">
            <text:p>200.00</text:p>
          </table:table-cell>
          <table:table-cell table:style-name="ce7"/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2</text:p>
          </table:table-cell>
          <table:table-cell office:value-type="string" table:style-name="ce3">
            <text:p>Einwohner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128779.95" table:style-name="ce4">
            <text:p>4’128’779.95</text:p>
          </table:table-cell>
          <table:table-cell office:value-type="float" office:value="3945500" table:style-name="ce5">
            <text:p>3’945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728336.3" table:style-name="ce4">
            <text:p>3’728’336.30</text:p>
          </table:table-cell>
          <table:table-cell table:style-name="ce4"/>
          <table:table-cell office:value-type="float" office:value="-227064" table:style-name="ce5">
            <text:p>-227’0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9900" table:style-name="ce5">
            <text:p>9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442382.4700000002" table:style-name="ce4">
            <text:p>2’442’382.47</text:p>
          </table:table-cell>
          <table:table-cell office:value-type="float" office:value="2484700" table:style-name="ce5">
            <text:p>2’484’7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256961.62" table:style-name="ce4">
            <text:p>2’256’961.62</text:p>
          </table:table-cell>
          <table:table-cell office:value-type="float" office:value="-227738" table:style-name="ce5">
            <text:p>-227’7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86397.48" table:style-name="ce4">
            <text:p>1’686’397.48</text:p>
          </table:table-cell>
          <table:table-cell office:value-type="float" office:value="1470700" table:style-name="ce5">
            <text:p>1’470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471374.68" table:style-name="ce4">
            <text:p>1’471’374.68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58677.55" table:style-name="ce6">
            <text:p>1’858’677.55</text:p>
          </table:table-cell>
          <table:table-cell office:value-type="float" office:value="1785500" table:style-name="ce7">
            <text:p>1’785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799660.1" table:style-name="ce6">
            <text:p>1’799’660.10</text:p>
          </table:table-cell>
          <table:table-cell table:style-name="ce6"/>
          <table:table-cell office:value-type="float" office:value="14160" table:style-name="ce7">
            <text:p>14’1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0817.1" table:style-name="ce6">
            <text:p>140’817.10</text:p>
          </table:table-cell>
          <table:table-cell office:value-type="float" office:value="134500" table:style-name="ce7">
            <text:p>134’5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35468.79999999999" table:style-name="ce6">
            <text:p>135’468.80</text:p>
          </table:table-cell>
          <table:table-cell table:style-name="ce6"/>
          <table:table-cell office:value-type="float" office:value="969" table:style-name="ce7">
            <text:p>9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7609" table:style-name="ce6">
            <text:p>167’609.00</text:p>
          </table:table-cell>
          <table:table-cell office:value-type="float" office:value="164500" table:style-name="ce7">
            <text:p>164’5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62490.6" table:style-name="ce6">
            <text:p>162’490.60</text:p>
          </table:table-cell>
          <table:table-cell table:style-name="ce6"/>
          <table:table-cell office:value-type="float" office:value="-2009" table:style-name="ce7">
            <text:p>-2’0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84.65" table:style-name="ce6">
            <text:p>5’884.65</text:p>
          </table:table-cell>
          <table:table-cell office:value-type="float" office:value="5800" table:style-name="ce7">
            <text:p>5’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7173.3" table:style-name="ce6">
            <text:p>7’173.30</text:p>
          </table:table-cell>
          <table:table-cell table:style-name="ce6"/>
          <table:table-cell office:value-type="float" office:value="1373" table:style-name="ce7">
            <text:p>1’3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12.5" table:style-name="ce6">
            <text:p>6’012.50</text:p>
          </table:table-cell>
          <table:table-cell office:value-type="float" office:value="6300" table:style-name="ce7">
            <text:p>6’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0676.8" table:style-name="ce6">
            <text:p>10’676.80</text:p>
          </table:table-cell>
          <table:table-cell table:style-name="ce6"/>
          <table:table-cell office:value-type="float" office:value="-23" table:style-name="ce7">
            <text:p>-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400" table:style-name="ce7">
            <text:p>4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9765.8" table:style-name="ce6">
            <text:p>849’765.80</text:p>
          </table:table-cell>
          <table:table-cell office:value-type="float" office:value="889700" table:style-name="ce7">
            <text:p>889’7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675690.7" table:style-name="ce6">
            <text:p>675’690.70</text:p>
          </table:table-cell>
          <table:table-cell table:style-name="ce6"/>
          <table:table-cell office:value-type="float" office:value="-214009" table:style-name="ce7">
            <text:p>-214’0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" table:style-name="ce6">
            <text:p>60.00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394.95" table:style-name="ce6">
            <text:p>5’394.95</text:p>
          </table:table-cell>
          <table:table-cell table:style-name="ce6"/>
          <table:table-cell office:value-type="float" office:value="-105" table:style-name="ce7">
            <text:p>-1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500" table:style-name="ce7">
            <text:p>5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9.1" table:style-name="ce6">
            <text:p>359.10</text:p>
          </table:table-cell>
          <table:table-cell office:value-type="float" office:value="400" table:style-name="ce7">
            <text:p>4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59.1" table:style-name="ce6">
            <text:p>359.10</text:p>
          </table:table-cell>
          <table:table-cell table:style-name="ce6"/>
          <table:table-cell office:value-type="float" office:value="-41" table:style-name="ce7">
            <text:p>-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99" table:style-name="ce6">
            <text:p>2’099.00</text:p>
          </table:table-cell>
          <table:table-cell office:value-type="float" office:value="2100" table:style-name="ce7">
            <text:p>2’1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2415" table:style-name="ce6">
            <text:p>2’415.00</text:p>
          </table:table-cell>
          <table:table-cell table:style-name="ce6"/>
          <table:table-cell office:value-type="float" office:value="315" table:style-name="ce7">
            <text:p>3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98.6999999999998" table:style-name="ce6">
            <text:p>2’498.70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260.6999999999998" table:style-name="ce6">
            <text:p>2’260.70</text:p>
          </table:table-cell>
          <table:table-cell table:style-name="ce6"/>
          <table:table-cell office:value-type="float" office:value="-239" table:style-name="ce7">
            <text:p>-2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9028.05" table:style-name="ce6">
            <text:p>749’028.05</text:p>
          </table:table-cell>
          <table:table-cell office:value-type="float" office:value="764000" table:style-name="ce7">
            <text:p>764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747041.02" table:style-name="ce6">
            <text:p>747’041.02</text:p>
          </table:table-cell>
          <table:table-cell table:style-name="ce6"/>
          <table:table-cell office:value-type="float" office:value="-16959" table:style-name="ce7">
            <text:p>-16’9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36.8" table:style-name="ce6">
            <text:p>1’236.8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966.8" table:style-name="ce6">
            <text:p>966.80</text:p>
          </table:table-cell>
          <table:table-cell table:style-name="ce6"/>
          <table:table-cell office:value-type="float" office:value="-33" table:style-name="ce7">
            <text:p>-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0" table:style-name="ce6">
            <text:p>110.00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155" table:style-name="ce6">
            <text:p>155.00</text:p>
          </table:table-cell>
          <table:table-cell table:style-name="ce6"/>
          <table:table-cell office:value-type="float" office:value="55" table:style-name="ce7">
            <text:p>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4621.7" table:style-name="ce6">
            <text:p>344’621.70</text:p>
          </table:table-cell>
          <table:table-cell office:value-type="float" office:value="189100" table:style-name="ce7">
            <text:p>189’1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78583.43" table:style-name="ce6">
            <text:p>178’583.43</text:p>
          </table:table-cell>
          <table:table-cell table:style-name="ce6"/>
          <table:table-cell office:value-type="float" office:value="-10517" table:style-name="ce7">
            <text:p>-10’5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80875.62" table:style-name="ce6">
            <text:p>1’580’875.62</text:p>
          </table:table-cell>
          <table:table-cell office:value-type="float" office:value="1585900" table:style-name="ce7">
            <text:p>1’585’9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1369163.47" table:style-name="ce6">
            <text:p>1’369’163.47</text:p>
          </table:table-cell>
          <table:table-cell office:value-type="float" office:value="-216737" table:style-name="ce7">
            <text:p>-216’7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783.8" table:style-name="ce6">
            <text:p>30’783.80</text:p>
          </table:table-cell>
          <table:table-cell office:value-type="float" office:value="26100" table:style-name="ce7">
            <text:p>26’1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9616.25" table:style-name="ce6">
            <text:p>19’616.25</text:p>
          </table:table-cell>
          <table:table-cell office:value-type="float" office:value="-6484" table:style-name="ce7">
            <text:p>-6’4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0723.05000000005" table:style-name="ce6">
            <text:p>630’723.05</text:p>
          </table:table-cell>
          <table:table-cell office:value-type="float" office:value="672700" table:style-name="ce7">
            <text:p>672’7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668181.9" table:style-name="ce6">
            <text:p>668’181.90</text:p>
          </table:table-cell>
          <table:table-cell office:value-type="float" office:value="-4518" table:style-name="ce7">
            <text:p>-4’5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000" table:style-name="ce6">
            <text:p>200’000.00</text:p>
          </table:table-cell>
          <table:table-cell office:value-type="float" office:value="200000" table:style-name="ce7">
            <text:p>20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200000" table:style-name="ce6">
            <text:p>20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3</text:p>
          </table:table-cell>
          <table:table-cell office:value-type="string" table:style-name="ce3">
            <text:p>Zivilstands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15465.37" table:style-name="ce4">
            <text:p>1’815’465.37</text:p>
          </table:table-cell>
          <table:table-cell office:value-type="float" office:value="1902700" table:style-name="ce5">
            <text:p>1’902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864882.05" table:style-name="ce4">
            <text:p>1’864’882.05</text:p>
          </table:table-cell>
          <table:table-cell table:style-name="ce4"/>
          <table:table-cell office:value-type="float" office:value="-37818" table:style-name="ce5">
            <text:p>-37’8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39922.21" table:style-name="ce4">
            <text:p>639’922.21</text:p>
          </table:table-cell>
          <table:table-cell office:value-type="float" office:value="615000" table:style-name="ce5">
            <text:p>615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35053.81000000006" table:style-name="ce4">
            <text:p>635’053.81</text:p>
          </table:table-cell>
          <table:table-cell office:value-type="float" office:value="20054" table:style-name="ce5">
            <text:p>20’0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75543.1599999999" table:style-name="ce4">
            <text:p>1’175’543.16</text:p>
          </table:table-cell>
          <table:table-cell office:value-type="float" office:value="1287700" table:style-name="ce5">
            <text:p>1’287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229828.24" table:style-name="ce4">
            <text:p>1’229’828.24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9595.35" table:style-name="ce6">
            <text:p>609’595.35</text:p>
          </table:table-cell>
          <table:table-cell office:value-type="float" office:value="698500" table:style-name="ce7">
            <text:p>698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695382.9" table:style-name="ce6">
            <text:p>695’382.90</text:p>
          </table:table-cell>
          <table:table-cell table:style-name="ce6"/>
          <table:table-cell office:value-type="float" office:value="-3117" table:style-name="ce7">
            <text:p>-3’1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760.25" table:style-name="ce6">
            <text:p>44’760.25</text:p>
          </table:table-cell>
          <table:table-cell office:value-type="float" office:value="52100" table:style-name="ce7">
            <text:p>52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1094.7" table:style-name="ce6">
            <text:p>51’094.70</text:p>
          </table:table-cell>
          <table:table-cell table:style-name="ce6"/>
          <table:table-cell office:value-type="float" office:value="-1005" table:style-name="ce7">
            <text:p>-1’0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473.599999999999" table:style-name="ce6">
            <text:p>56’473.60</text:p>
          </table:table-cell>
          <table:table-cell office:value-type="float" office:value="56400" table:style-name="ce7">
            <text:p>56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66701.600000000006" table:style-name="ce6">
            <text:p>66’701.60</text:p>
          </table:table-cell>
          <table:table-cell table:style-name="ce6"/>
          <table:table-cell office:value-type="float" office:value="10302" table:style-name="ce7">
            <text:p>10’3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34.4" table:style-name="ce6">
            <text:p>1’834.40</text:p>
          </table:table-cell>
          <table:table-cell office:value-type="float" office:value="2300" table:style-name="ce7">
            <text:p>2’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675.9" table:style-name="ce6">
            <text:p>2’675.90</text:p>
          </table:table-cell>
          <table:table-cell table:style-name="ce6"/>
          <table:table-cell office:value-type="float" office:value="376" table:style-name="ce7">
            <text:p>3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420.5" table:style-name="ce6">
            <text:p>12’420.50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525" table:style-name="ce6">
            <text:p>525.00</text:p>
          </table:table-cell>
          <table:table-cell table:style-name="ce6"/>
          <table:table-cell office:value-type="float" office:value="-675" table:style-name="ce7">
            <text:p>-6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806.6" table:style-name="ce6">
            <text:p>12’806.60</text:p>
          </table:table-cell>
          <table:table-cell office:value-type="float" office:value="11900" table:style-name="ce7">
            <text:p>11’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9491.7999999999993" table:style-name="ce6">
            <text:p>9’491.80</text:p>
          </table:table-cell>
          <table:table-cell table:style-name="ce6"/>
          <table:table-cell office:value-type="float" office:value="-2408" table:style-name="ce7">
            <text:p>-2’4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54.4000000000001" table:style-name="ce6">
            <text:p>1’054.40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6969.05" table:style-name="ce6">
            <text:p>246’969.05</text:p>
          </table:table-cell>
          <table:table-cell office:value-type="float" office:value="237300" table:style-name="ce7">
            <text:p>237’3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232911" table:style-name="ce6">
            <text:p>232’911.00</text:p>
          </table:table-cell>
          <table:table-cell table:style-name="ce6"/>
          <table:table-cell office:value-type="float" office:value="-4389" table:style-name="ce7">
            <text:p>-4’3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24.6" table:style-name="ce6">
            <text:p>1’524.60</text:p>
          </table:table-cell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137.7" table:style-name="ce6">
            <text:p>1’137.70</text:p>
          </table:table-cell>
          <table:table-cell table:style-name="ce6"/>
          <table:table-cell office:value-type="float" office:value="-362" table:style-name="ce7">
            <text:p>-3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2697.52" table:style-name="ce6">
            <text:p>742’697.52</text:p>
          </table:table-cell>
          <table:table-cell office:value-type="float" office:value="754600" table:style-name="ce7">
            <text:p>754’6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729104.21" table:style-name="ce6">
            <text:p>729’104.21</text:p>
          </table:table-cell>
          <table:table-cell table:style-name="ce6"/>
          <table:table-cell office:value-type="float" office:value="-25496" table:style-name="ce7">
            <text:p>-25’4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8.35" table:style-name="ce6">
            <text:p>968.35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556.5" table:style-name="ce6">
            <text:p>1’556.50</text:p>
          </table:table-cell>
          <table:table-cell table:style-name="ce6"/>
          <table:table-cell office:value-type="float" office:value="357" table:style-name="ce7">
            <text:p>3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4.1500000000001" table:style-name="ce6">
            <text:p>1’114.15</text:p>
          </table:table-cell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1305.0999999999999" table:style-name="ce6">
            <text:p>1’305.10</text:p>
          </table:table-cell>
          <table:table-cell table:style-name="ce6"/>
          <table:table-cell office:value-type="float" office:value="405" table:style-name="ce7">
            <text:p>4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758.45" table:style-name="ce6">
            <text:p>16’758.45</text:p>
          </table:table-cell>
          <table:table-cell office:value-type="float" office:value="17600" table:style-name="ce7">
            <text:p>17’600</text:p>
          </table:table-cell>
          <table:table-cell table:style-name="ce2"/>
          <table:table-cell office:value-type="string" table:style-name="ce2">
            <text:p>351</text:p>
          </table:table-cell>
          <table:table-cell office:value-type="string" table:style-name="ce2">
            <text:p>Entschädigungen an Gemeinwesen auf kantonaler Ebene</text:p>
          </table:table-cell>
          <table:table-cell office:value-type="float" office:value="18033.95" table:style-name="ce6">
            <text:p>18’033.95</text:p>
          </table:table-cell>
          <table:table-cell table:style-name="ce6"/>
          <table:table-cell office:value-type="float" office:value="434" table:style-name="ce7">
            <text:p>4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1" table:style-name="ce6">
            <text:p>251.00</text:p>
          </table:table-cell>
          <table:table-cell table:style-name="ce7"/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237.149999999994" table:style-name="ce6">
            <text:p>66’237.15</text:p>
          </table:table-cell>
          <table:table-cell office:value-type="float" office:value="67200" table:style-name="ce7">
            <text:p>67’2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54961.69" table:style-name="ce6">
            <text:p>54’961.69</text:p>
          </table:table-cell>
          <table:table-cell table:style-name="ce6"/>
          <table:table-cell office:value-type="float" office:value="-12238" table:style-name="ce7">
            <text:p>-12’2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54002.86" table:style-name="ce6">
            <text:p>554’002.86</text:p>
          </table:table-cell>
          <table:table-cell office:value-type="float" office:value="530000" table:style-name="ce7">
            <text:p>530’0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547647.26" table:style-name="ce6">
            <text:p>547’647.26</text:p>
          </table:table-cell>
          <table:table-cell office:value-type="float" office:value="17647" table:style-name="ce7">
            <text:p>17’6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235.5" table:style-name="ce6">
            <text:p>17’235.50</text:p>
          </table:table-cell>
          <table:table-cell office:value-type="float" office:value="16100" table:style-name="ce7">
            <text:p>16’1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7680" table:style-name="ce6">
            <text:p>17’680.00</text:p>
          </table:table-cell>
          <table:table-cell office:value-type="float" office:value="1580" table:style-name="ce7">
            <text:p>1’5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683.850000000006" table:style-name="ce6">
            <text:p>68’683.85</text:p>
          </table:table-cell>
          <table:table-cell office:value-type="float" office:value="68900" table:style-name="ce7">
            <text:p>68’9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69726.55" table:style-name="ce6">
            <text:p>69’726.55</text:p>
          </table:table-cell>
          <table:table-cell office:value-type="float" office:value="827" table:style-name="ce7">
            <text:p>8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4</text:p>
          </table:table-cell>
          <table:table-cell office:value-type="string" table:style-name="ce3">
            <text:p>Betreibungs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73186.18" table:style-name="ce4">
            <text:p>2’973’186.18</text:p>
          </table:table-cell>
          <table:table-cell office:value-type="float" office:value="3109800" table:style-name="ce5">
            <text:p>3’109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946215.43" table:style-name="ce4">
            <text:p>2’946’215.43</text:p>
          </table:table-cell>
          <table:table-cell table:style-name="ce4"/>
          <table:table-cell office:value-type="float" office:value="-170585" table:style-name="ce5">
            <text:p>-170’5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000" table:style-name="ce5">
            <text:p>7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129691.79" table:style-name="ce4">
            <text:p>5’129’691.79</text:p>
          </table:table-cell>
          <table:table-cell office:value-type="float" office:value="5496100" table:style-name="ce5">
            <text:p>5’496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965360.49" table:style-name="ce4">
            <text:p>4’965’360.49</text:p>
          </table:table-cell>
          <table:table-cell office:value-type="float" office:value="-530740" table:style-name="ce5">
            <text:p>-530’7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156505.61" table:style-name="ce4">
            <text:p>2’156’505.61</text:p>
          </table:table-cell>
          <table:table-cell office:value-type="float" office:value="2379300" table:style-name="ce5">
            <text:p>2’379’3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2019145.06" table:style-name="ce4">
            <text:p>2’019’145.06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38348.95" table:style-name="ce6">
            <text:p>1’838’348.95</text:p>
          </table:table-cell>
          <table:table-cell office:value-type="float" office:value="1848400" table:style-name="ce7">
            <text:p>1’848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863261.85" table:style-name="ce6">
            <text:p>1’863’261.85</text:p>
          </table:table-cell>
          <table:table-cell table:style-name="ce6"/>
          <table:table-cell office:value-type="float" office:value="14862" table:style-name="ce7">
            <text:p>14’8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5992.9" table:style-name="ce6">
            <text:p>135’992.90</text:p>
          </table:table-cell>
          <table:table-cell office:value-type="float" office:value="138700" table:style-name="ce7">
            <text:p>138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39556.35" table:style-name="ce6">
            <text:p>139’556.35</text:p>
          </table:table-cell>
          <table:table-cell table:style-name="ce6"/>
          <table:table-cell office:value-type="float" office:value="856" table:style-name="ce7">
            <text:p>8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9045.65" table:style-name="ce6">
            <text:p>149’045.65</text:p>
          </table:table-cell>
          <table:table-cell office:value-type="float" office:value="149400" table:style-name="ce7">
            <text:p>149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52005.65" table:style-name="ce6">
            <text:p>152’005.65</text:p>
          </table:table-cell>
          <table:table-cell table:style-name="ce6"/>
          <table:table-cell office:value-type="float" office:value="2606" table:style-name="ce7">
            <text:p>2’6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29.5" table:style-name="ce6">
            <text:p>5’729.50</text:p>
          </table:table-cell>
          <table:table-cell office:value-type="float" office:value="6100" table:style-name="ce7">
            <text:p>6’1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7473.9" table:style-name="ce6">
            <text:p>7’473.90</text:p>
          </table:table-cell>
          <table:table-cell table:style-name="ce6"/>
          <table:table-cell office:value-type="float" office:value="1374" table:style-name="ce7">
            <text:p>1’3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135.3" table:style-name="ce6">
            <text:p>25’135.30</text:p>
          </table:table-cell>
          <table:table-cell office:value-type="float" office:value="25200" table:style-name="ce7">
            <text:p>25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2484.85" table:style-name="ce6">
            <text:p>32’484.85</text:p>
          </table:table-cell>
          <table:table-cell table:style-name="ce6"/>
          <table:table-cell office:value-type="float" office:value="285" table:style-name="ce7">
            <text:p>2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7000" table:style-name="ce7">
            <text:p>7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37.47" table:style-name="ce6">
            <text:p>20’037.47</text:p>
          </table:table-cell>
          <table:table-cell office:value-type="float" office:value="30000" table:style-name="ce7">
            <text:p>30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2487.77" table:style-name="ce6">
            <text:p>22’487.77</text:p>
          </table:table-cell>
          <table:table-cell table:style-name="ce6"/>
          <table:table-cell office:value-type="float" office:value="-7512" table:style-name="ce7">
            <text:p>-7’5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00.5" table:style-name="ce6">
            <text:p>1’500.50</text:p>
          </table:table-cell>
          <table:table-cell office:value-type="float" office:value="2400" table:style-name="ce7">
            <text:p>2’4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422.55" table:style-name="ce6">
            <text:p>1’422.55</text:p>
          </table:table-cell>
          <table:table-cell table:style-name="ce6"/>
          <table:table-cell office:value-type="float" office:value="-977" table:style-name="ce7">
            <text:p>-9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87.6" table:style-name="ce6">
            <text:p>1’787.60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177.35" table:style-name="ce6">
            <text:p>3’177.35</text:p>
          </table:table-cell>
          <table:table-cell table:style-name="ce6"/>
          <table:table-cell office:value-type="float" office:value="-823" table:style-name="ce7">
            <text:p>-8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table:number-columns-repeated="2" table:style-name="ce6"/>
          <table:table-cell office:value-type="float" office:value="-8000" table:style-name="ce7">
            <text:p>-8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01.8" table:style-name="ce6">
            <text:p>3’401.80</text:p>
          </table:table-cell>
          <table:table-cell office:value-type="float" office:value="3600" table:style-name="ce7">
            <text:p>3’6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371.55" table:style-name="ce6">
            <text:p>3’371.55</text:p>
          </table:table-cell>
          <table:table-cell table:style-name="ce6"/>
          <table:table-cell office:value-type="float" office:value="-228" table:style-name="ce7">
            <text:p>-2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1988.30000000005" table:style-name="ce6">
            <text:p>561’988.30</text:p>
          </table:table-cell>
          <table:table-cell office:value-type="float" office:value="676500" table:style-name="ce7">
            <text:p>676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531625.66" table:style-name="ce6">
            <text:p>531’625.66</text:p>
          </table:table-cell>
          <table:table-cell table:style-name="ce6"/>
          <table:table-cell office:value-type="float" office:value="-144874" table:style-name="ce7">
            <text:p>-144’8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8.47" table:style-name="ce6">
            <text:p>1’008.47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2623.9" table:style-name="ce6">
            <text:p>2’623.90</text:p>
          </table:table-cell>
          <table:table-cell table:style-name="ce6"/>
          <table:table-cell office:value-type="float" office:value="124" table:style-name="ce7">
            <text:p>1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699.599999999999" table:style-name="ce6">
            <text:p>36’699.60</text:p>
          </table:table-cell>
          <table:table-cell office:value-type="float" office:value="36500" table:style-name="ce7">
            <text:p>36’5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36179.65" table:style-name="ce6">
            <text:p>36’179.65</text:p>
          </table:table-cell>
          <table:table-cell table:style-name="ce6"/>
          <table:table-cell office:value-type="float" office:value="-320" table:style-name="ce7">
            <text:p>-3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2110.14" table:style-name="ce6">
            <text:p>192’110.14</text:p>
          </table:table-cell>
          <table:table-cell office:value-type="float" office:value="178200" table:style-name="ce7">
            <text:p>178’2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50144.4" table:style-name="ce6">
            <text:p>150’144.40</text:p>
          </table:table-cell>
          <table:table-cell table:style-name="ce6"/>
          <table:table-cell office:value-type="float" office:value="-28056" table:style-name="ce7">
            <text:p>-28’0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.89" table:style-name="ce6">
            <text:p>8.89</text:p>
          </table:table-cell>
          <table:table-cell table:style-name="ce7"/>
          <table:table-cell table:style-name="ce2"/>
          <table:table-cell office:value-type="string" table:style-name="ce2">
            <text:p>421</text:p>
          </table:table-cell>
          <table:table-cell office:value-type="string" table:style-name="ce2">
            <text:p>Vermögenserträge aus Guthab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69484.9000000004" table:style-name="ce6">
            <text:p>4’369’484.90</text:p>
          </table:table-cell>
          <table:table-cell office:value-type="float" office:value="4660000" table:style-name="ce7">
            <text:p>4’660’0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4135506.91" table:style-name="ce6">
            <text:p>4’135’506.91</text:p>
          </table:table-cell>
          <table:table-cell office:value-type="float" office:value="-524493" table:style-name="ce7">
            <text:p>-524’4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140.1" table:style-name="ce6">
            <text:p>64’140.10</text:p>
          </table:table-cell>
          <table:table-cell office:value-type="float" office:value="29100" table:style-name="ce7">
            <text:p>29’1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40034.800000000003" table:style-name="ce6">
            <text:p>40’034.80</text:p>
          </table:table-cell>
          <table:table-cell office:value-type="float" office:value="10935" table:style-name="ce7">
            <text:p>10’9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5939.1" table:style-name="ce6">
            <text:p>635’939.10</text:p>
          </table:table-cell>
          <table:table-cell office:value-type="float" office:value="742000" table:style-name="ce7">
            <text:p>742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741888.43" table:style-name="ce6">
            <text:p>741’888.43</text:p>
          </table:table-cell>
          <table:table-cell office:value-type="float" office:value="-112" table:style-name="ce7">
            <text:p>-1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118.8" table:style-name="ce6">
            <text:p>60’118.80</text:p>
          </table:table-cell>
          <table:table-cell office:value-type="float" office:value="65000" table:style-name="ce7">
            <text:p>65’000</text:p>
          </table:table-cell>
          <table:table-cell table:style-name="ce2"/>
          <table:table-cell office:value-type="string" table:style-name="ce2">
            <text:p>497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47930.35" table:style-name="ce6">
            <text:p>47’930.35</text:p>
          </table:table-cell>
          <table:table-cell office:value-type="float" office:value="-17070" table:style-name="ce7">
            <text:p>-17’0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5</text:p>
          </table:table-cell>
          <table:table-cell office:value-type="string" table:style-name="ce3">
            <text:p>Steuer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733472.85" table:style-name="ce4">
            <text:p>12’733’472.85</text:p>
          </table:table-cell>
          <table:table-cell office:value-type="float" office:value="14519900" table:style-name="ce5">
            <text:p>14’519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4318637.73" table:style-name="ce4">
            <text:p>14’318’637.73</text:p>
          </table:table-cell>
          <table:table-cell table:style-name="ce4"/>
          <table:table-cell office:value-type="float" office:value="-201262" table:style-name="ce5">
            <text:p>-201’2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33209825.49000001" table:style-name="ce4">
            <text:p>333’209’825.49</text:p>
          </table:table-cell>
          <table:table-cell office:value-type="float" office:value="327197600" table:style-name="ce5">
            <text:p>327’197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41464817.29000002" table:style-name="ce4">
            <text:p>341’464’817.29</text:p>
          </table:table-cell>
          <table:table-cell office:value-type="float" office:value="14267217" table:style-name="ce5">
            <text:p>14’267’2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0476352.63999999" table:style-name="ce4">
            <text:p>320’476’352.64</text:p>
          </table:table-cell>
          <table:table-cell office:value-type="float" office:value="312677700" table:style-name="ce5">
            <text:p>312’677’7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327146179.56" table:style-name="ce4">
            <text:p>327’146’179.56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5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655076.34" table:style-name="ce4">
            <text:p>3’655’076.34</text:p>
          </table:table-cell>
          <table:table-cell office:value-type="float" office:value="3706300" table:style-name="ce5">
            <text:p>3’706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600538.29" table:style-name="ce4">
            <text:p>3’600’538.29</text:p>
          </table:table-cell>
          <table:table-cell table:style-name="ce4"/>
          <table:table-cell office:value-type="float" office:value="-105762" table:style-name="ce5">
            <text:p>-105’7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01957.69" table:style-name="ce4">
            <text:p>1’001’957.69</text:p>
          </table:table-cell>
          <table:table-cell office:value-type="float" office:value="779000" table:style-name="ce5">
            <text:p>779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592138.57999999996" table:style-name="ce4">
            <text:p>592’138.58</text:p>
          </table:table-cell>
          <table:table-cell office:value-type="float" office:value="-186861" table:style-name="ce5">
            <text:p>-186’8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653118.65" table:style-name="ce4">
            <text:p>2’653’118.65</text:p>
          </table:table-cell>
          <table:table-cell office:value-type="float" office:value="2927300" table:style-name="ce5">
            <text:p>2’927’3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008399.71" table:style-name="ce4">
            <text:p>3’008’399.71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67542.4" table:style-name="ce6">
            <text:p>2’367’542.40</text:p>
          </table:table-cell>
          <table:table-cell office:value-type="float" office:value="2354900" table:style-name="ce7">
            <text:p>2’354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316836.35" table:style-name="ce6">
            <text:p>2’316’836.35</text:p>
          </table:table-cell>
          <table:table-cell table:style-name="ce6"/>
          <table:table-cell office:value-type="float" office:value="-38064" table:style-name="ce7">
            <text:p>-38’0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7543.8" table:style-name="ce6">
            <text:p>177’543.80</text:p>
          </table:table-cell>
          <table:table-cell office:value-type="float" office:value="176700" table:style-name="ce7">
            <text:p>176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73389.7" table:style-name="ce6">
            <text:p>173’389.70</text:p>
          </table:table-cell>
          <table:table-cell table:style-name="ce6"/>
          <table:table-cell office:value-type="float" office:value="-3310" table:style-name="ce7">
            <text:p>-3’3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6434.15" table:style-name="ce6">
            <text:p>176’434.15</text:p>
          </table:table-cell>
          <table:table-cell office:value-type="float" office:value="182000" table:style-name="ce7">
            <text:p>182’0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75827.75" table:style-name="ce6">
            <text:p>175’827.75</text:p>
          </table:table-cell>
          <table:table-cell table:style-name="ce6"/>
          <table:table-cell office:value-type="float" office:value="-6172" table:style-name="ce7">
            <text:p>-6’1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56.05" table:style-name="ce6">
            <text:p>7’356.05</text:p>
          </table:table-cell>
          <table:table-cell office:value-type="float" office:value="7700" table:style-name="ce7">
            <text:p>7’7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9172" table:style-name="ce6">
            <text:p>9’172.00</text:p>
          </table:table-cell>
          <table:table-cell table:style-name="ce6"/>
          <table:table-cell office:value-type="float" office:value="1472" table:style-name="ce7">
            <text:p>1’4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187" table:style-name="ce6">
            <text:p>24’187.00</text:p>
          </table:table-cell>
          <table:table-cell office:value-type="float" office:value="34500" table:style-name="ce7">
            <text:p>34’5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812.8999999999996" table:style-name="ce6">
            <text:p>4’812.90</text:p>
          </table:table-cell>
          <table:table-cell table:style-name="ce6"/>
          <table:table-cell office:value-type="float" office:value="-29687" table:style-name="ce7">
            <text:p>-29’6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670.85" table:style-name="ce6">
            <text:p>11’670.85</text:p>
          </table:table-cell>
          <table:table-cell office:value-type="float" office:value="11500" table:style-name="ce7">
            <text:p>11’5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0988.7" table:style-name="ce6">
            <text:p>10’988.70</text:p>
          </table:table-cell>
          <table:table-cell table:style-name="ce6"/>
          <table:table-cell office:value-type="float" office:value="-511" table:style-name="ce7">
            <text:p>-5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39.6000000000004" table:style-name="ce6">
            <text:p>4’439.60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942.35" table:style-name="ce6">
            <text:p>5’942.35</text:p>
          </table:table-cell>
          <table:table-cell table:style-name="ce6"/>
          <table:table-cell office:value-type="float" office:value="1942" table:style-name="ce7">
            <text:p>1’9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6.95" table:style-name="ce6">
            <text:p>936.95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548.9" table:style-name="ce6">
            <text:p>2’548.90</text:p>
          </table:table-cell>
          <table:table-cell table:style-name="ce6"/>
          <table:table-cell office:value-type="float" office:value="549" table:style-name="ce7">
            <text:p>5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69.75" table:style-name="ce6">
            <text:p>3’369.75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764.5" table:style-name="ce6">
            <text:p>2’764.50</text:p>
          </table:table-cell>
          <table:table-cell table:style-name="ce6"/>
          <table:table-cell office:value-type="float" office:value="-1236" table:style-name="ce7">
            <text:p>-1’2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7951.87" table:style-name="ce6">
            <text:p>287’951.87</text:p>
          </table:table-cell>
          <table:table-cell office:value-type="float" office:value="302000" table:style-name="ce7">
            <text:p>302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25458.81" table:style-name="ce6">
            <text:p>325’458.81</text:p>
          </table:table-cell>
          <table:table-cell table:style-name="ce6"/>
          <table:table-cell office:value-type="float" office:value="23459" table:style-name="ce7">
            <text:p>23’4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72.22" table:style-name="ce6">
            <text:p>1’672.22</text:p>
          </table:table-cell>
          <table:table-cell office:value-type="float" office:value="1800" table:style-name="ce7">
            <text:p>1’8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023.25" table:style-name="ce6">
            <text:p>1’023.25</text:p>
          </table:table-cell>
          <table:table-cell table:style-name="ce6"/>
          <table:table-cell office:value-type="float" office:value="-777" table:style-name="ce7">
            <text:p>-7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7269.9" table:style-name="ce6">
            <text:p>567’269.90</text:p>
          </table:table-cell>
          <table:table-cell office:value-type="float" office:value="600000" table:style-name="ce7">
            <text:p>600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555578.28" table:style-name="ce6">
            <text:p>555’578.28</text:p>
          </table:table-cell>
          <table:table-cell table:style-name="ce6"/>
          <table:table-cell office:value-type="float" office:value="-44422" table:style-name="ce7">
            <text:p>-44’4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701.8" table:style-name="ce6">
            <text:p>24’701.80</text:p>
          </table:table-cell>
          <table:table-cell office:value-type="float" office:value="25200" table:style-name="ce7">
            <text:p>25’2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6194.8" table:style-name="ce6">
            <text:p>16’194.80</text:p>
          </table:table-cell>
          <table:table-cell table:style-name="ce6"/>
          <table:table-cell office:value-type="float" office:value="-9005" table:style-name="ce7">
            <text:p>-9’0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9515" table:style-name="ce6">
            <text:p>119’515.00</text:p>
          </table:table-cell>
          <table:table-cell office:value-type="float" office:value="114000" table:style-name="ce7">
            <text:p>114’0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134495" table:style-name="ce6">
            <text:p>134’495.00</text:p>
          </table:table-cell>
          <table:table-cell office:value-type="float" office:value="20495" table:style-name="ce7">
            <text:p>20’4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2442.69" table:style-name="ce6">
            <text:p>882’442.69</text:p>
          </table:table-cell>
          <table:table-cell office:value-type="float" office:value="665000" table:style-name="ce7">
            <text:p>665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457643.58" table:style-name="ce6">
            <text:p>457’643.58</text:p>
          </table:table-cell>
          <table:table-cell office:value-type="float" office:value="-207356" table:style-name="ce7">
            <text:p>-207’3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51</text:p>
          </table:table-cell>
          <table:table-cell office:value-type="string" table:style-name="ce3">
            <text:p>Steuereinnahm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61588.78" table:style-name="ce4">
            <text:p>2’861’588.78</text:p>
          </table:table-cell>
          <table:table-cell office:value-type="float" office:value="4660000" table:style-name="ce5">
            <text:p>4’660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600607.7300000004" table:style-name="ce4">
            <text:p>4’600’607.73</text:p>
          </table:table-cell>
          <table:table-cell table:style-name="ce4"/>
          <table:table-cell office:value-type="float" office:value="-59392" table:style-name="ce5">
            <text:p>-59’3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2976641.72000003" table:style-name="ce4">
            <text:p>322’976’641.72</text:p>
          </table:table-cell>
          <table:table-cell office:value-type="float" office:value="317325000" table:style-name="ce5">
            <text:p>317’325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31797440.64999998" table:style-name="ce4">
            <text:p>331’797’440.65</text:p>
          </table:table-cell>
          <table:table-cell office:value-type="float" office:value="14472441" table:style-name="ce5">
            <text:p>14’472’4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0115052.94" table:style-name="ce4">
            <text:p>320’115’052.94</text:p>
          </table:table-cell>
          <table:table-cell office:value-type="float" office:value="312665000" table:style-name="ce5">
            <text:p>312’665’0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327196832.92000002" table:style-name="ce4">
            <text:p>327’196’832.92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47278.08" table:style-name="ce6">
            <text:p>2’147’278.08</text:p>
          </table:table-cell>
          <table:table-cell office:value-type="float" office:value="3100000" table:style-name="ce7">
            <text:p>3’100’0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2803611.73" table:style-name="ce6">
            <text:p>2’803’611.73</text:p>
          </table:table-cell>
          <table:table-cell table:style-name="ce6"/>
          <table:table-cell office:value-type="float" office:value="-296388" table:style-name="ce7">
            <text:p>-296’3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4310.7" table:style-name="ce6">
            <text:p>714’310.70</text:p>
          </table:table-cell>
          <table:table-cell office:value-type="float" office:value="1460000" table:style-name="ce7">
            <text:p>1’460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488572" table:style-name="ce6">
            <text:p>1’488’572.00</text:p>
          </table:table-cell>
          <table:table-cell table:style-name="ce6"/>
          <table:table-cell office:value-type="float" office:value="28572" table:style-name="ce7">
            <text:p>28’5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00" table:style-name="ce7">
            <text:p>100’0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308424" table:style-name="ce6">
            <text:p>308’424.00</text:p>
          </table:table-cell>
          <table:table-cell table:style-name="ce6"/>
          <table:table-cell office:value-type="float" office:value="208424" table:style-name="ce7">
            <text:p>208’4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9529265.22" table:style-name="ce6">
            <text:p>239’529’265.22</text:p>
          </table:table-cell>
          <table:table-cell office:value-type="float" office:value="239300000" table:style-name="ce7">
            <text:p>239’300’000</text:p>
          </table:table-cell>
          <table:table-cell table:style-name="ce2"/>
          <table:table-cell office:value-type="string" table:style-name="ce2">
            <text:p>400</text:p>
          </table:table-cell>
          <table:table-cell office:value-type="string" table:style-name="ce2">
            <text:p>Einkommens- und Vermögenssteuern</text:p>
          </table:table-cell>
          <table:table-cell table:style-name="ce6"/>
          <table:table-cell office:value-type="float" office:value="245746125.97" table:style-name="ce6">
            <text:p>245’746’125.97</text:p>
          </table:table-cell>
          <table:table-cell office:value-type="float" office:value="6446126" table:style-name="ce7">
            <text:p>6’446’1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976194.35" table:style-name="ce6">
            <text:p>13’976’194.35</text:p>
          </table:table-cell>
          <table:table-cell office:value-type="float" office:value="14300000" table:style-name="ce7">
            <text:p>14’300’000</text:p>
          </table:table-cell>
          <table:table-cell table:style-name="ce2"/>
          <table:table-cell office:value-type="string" table:style-name="ce2">
            <text:p>402</text:p>
          </table:table-cell>
          <table:table-cell office:value-type="string" table:style-name="ce2">
            <text:p>Grundsteuern</text:p>
          </table:table-cell>
          <table:table-cell table:style-name="ce6"/>
          <table:table-cell office:value-type="float" office:value="14555112.85" table:style-name="ce6">
            <text:p>14’555’112.85</text:p>
          </table:table-cell>
          <table:table-cell office:value-type="float" office:value="255113" table:style-name="ce7">
            <text:p>255’1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05667.5999999996" table:style-name="ce6">
            <text:p>5’605’667.60</text:p>
          </table:table-cell>
          <table:table-cell office:value-type="float" office:value="6000000" table:style-name="ce7">
            <text:p>6’000’000</text:p>
          </table:table-cell>
          <table:table-cell table:style-name="ce2"/>
          <table:table-cell office:value-type="string" table:style-name="ce2">
            <text:p>404</text:p>
          </table:table-cell>
          <table:table-cell office:value-type="string" table:style-name="ce2">
            <text:p>Vermögensverkehrssteuern</text:p>
          </table:table-cell>
          <table:table-cell table:style-name="ce6"/>
          <table:table-cell office:value-type="float" office:value="6588148.6500000004" table:style-name="ce6">
            <text:p>6’588’148.65</text:p>
          </table:table-cell>
          <table:table-cell office:value-type="float" office:value="588149" table:style-name="ce7">
            <text:p>588’1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2920" table:style-name="ce6">
            <text:p>222’920.00</text:p>
          </table:table-cell>
          <table:table-cell office:value-type="float" office:value="215000" table:style-name="ce7">
            <text:p>215’000</text:p>
          </table:table-cell>
          <table:table-cell table:style-name="ce2"/>
          <table:table-cell office:value-type="string" table:style-name="ce2">
            <text:p>406</text:p>
          </table:table-cell>
          <table:table-cell office:value-type="string" table:style-name="ce2">
            <text:p>Besitz- und Aufwandsteuern</text:p>
          </table:table-cell>
          <table:table-cell table:style-name="ce6"/>
          <table:table-cell office:value-type="float" office:value="217200" table:style-name="ce6">
            <text:p>217’200.00</text:p>
          </table:table-cell>
          <table:table-cell office:value-type="float" office:value="2200" table:style-name="ce7">
            <text:p>2’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332575.350000001" table:style-name="ce6">
            <text:p>63’332’575.35</text:p>
          </table:table-cell>
          <table:table-cell office:value-type="float" office:value="56700000" table:style-name="ce7">
            <text:p>56’700’000</text:p>
          </table:table-cell>
          <table:table-cell table:style-name="ce2"/>
          <table:table-cell office:value-type="string" table:style-name="ce2">
            <text:p>441</text:p>
          </table:table-cell>
          <table:table-cell office:value-type="string" table:style-name="ce2">
            <text:p>Anteile an Kantonseinnahmen</text:p>
          </table:table-cell>
          <table:table-cell table:style-name="ce6"/>
          <table:table-cell office:value-type="float" office:value="63539131.579999998" table:style-name="ce6">
            <text:p>63’539’131.58</text:p>
          </table:table-cell>
          <table:table-cell office:value-type="float" office:value="6839132" table:style-name="ce7">
            <text:p>6’839’1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0019.20000000001" table:style-name="ce6">
            <text:p>310’019.20</text:p>
          </table:table-cell>
          <table:table-cell office:value-type="float" office:value="310000" table:style-name="ce7">
            <text:p>310’0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330607.25" table:style-name="ce6">
            <text:p>330’607.25</text:p>
          </table:table-cell>
          <table:table-cell office:value-type="float" office:value="20607" table:style-name="ce7">
            <text:p>20’6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00000" table:style-name="ce7">
            <text:p>500’000</text:p>
          </table:table-cell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821114.35" table:style-name="ce6">
            <text:p>821’114.35</text:p>
          </table:table-cell>
          <table:table-cell office:value-type="float" office:value="321114" table:style-name="ce7">
            <text:p>321’1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52</text:p>
          </table:table-cell>
          <table:table-cell office:value-type="string" table:style-name="ce3">
            <text:p>Steuereinzugsprovision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014418.35" table:style-name="ce4">
            <text:p>3’014’418.35</text:p>
          </table:table-cell>
          <table:table-cell office:value-type="float" office:value="2940000" table:style-name="ce5">
            <text:p>2’940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957746.35" table:style-name="ce4">
            <text:p>2’957’746.35</text:p>
          </table:table-cell>
          <table:table-cell office:value-type="float" office:value="17746" table:style-name="ce5">
            <text:p>17’7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014418.35" table:style-name="ce4">
            <text:p>3’014’418.35</text:p>
          </table:table-cell>
          <table:table-cell office:value-type="float" office:value="2940000" table:style-name="ce5">
            <text:p>2’940’0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2957746.35" table:style-name="ce4">
            <text:p>2’957’746.35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73455" table:style-name="ce6">
            <text:p>2’473’455.00</text:p>
          </table:table-cell>
          <table:table-cell office:value-type="float" office:value="2400000" table:style-name="ce7">
            <text:p>2’40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2400100" table:style-name="ce6">
            <text:p>2’400’100.00</text:p>
          </table:table-cell>
          <table:table-cell office:value-type="float" office:value="100" table:style-name="ce7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0963.35" table:style-name="ce6">
            <text:p>540’963.35</text:p>
          </table:table-cell>
          <table:table-cell office:value-type="float" office:value="540000" table:style-name="ce7">
            <text:p>540’0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557646.35" table:style-name="ce6">
            <text:p>557’646.35</text:p>
          </table:table-cell>
          <table:table-cell office:value-type="float" office:value="17646" table:style-name="ce7">
            <text:p>17’6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53</text:p>
          </table:table-cell>
          <table:table-cell office:value-type="string" table:style-name="ce3">
            <text:p>Ersatzabgaben und Benützungsgebühr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216807.7300000004" table:style-name="ce4">
            <text:p>6’216’807.73</text:p>
          </table:table-cell>
          <table:table-cell office:value-type="float" office:value="6153600" table:style-name="ce5">
            <text:p>6’153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117491.71" table:style-name="ce4">
            <text:p>6’117’491.71</text:p>
          </table:table-cell>
          <table:table-cell table:style-name="ce4"/>
          <table:table-cell office:value-type="float" office:value="-36108" table:style-name="ce5">
            <text:p>-36’1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216807.7300000004" table:style-name="ce4">
            <text:p>6’216’807.73</text:p>
          </table:table-cell>
          <table:table-cell office:value-type="float" office:value="6153600" table:style-name="ce5">
            <text:p>6’153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117491.71" table:style-name="ce4">
            <text:p>6’117’491.71</text:p>
          </table:table-cell>
          <table:table-cell office:value-type="float" office:value="-36108" table:style-name="ce5">
            <text:p>-36’1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16807.7300000004" table:style-name="ce6">
            <text:p>6’216’807.73</text:p>
          </table:table-cell>
          <table:table-cell office:value-type="float" office:value="6153600" table:style-name="ce7">
            <text:p>6’153’6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6117491.71" table:style-name="ce6">
            <text:p>6’117’491.71</text:p>
          </table:table-cell>
          <table:table-cell table:style-name="ce6"/>
          <table:table-cell office:value-type="float" office:value="-36108" table:style-name="ce7">
            <text:p>-36’1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16807.7300000004" table:style-name="ce6">
            <text:p>6’216’807.73</text:p>
          </table:table-cell>
          <table:table-cell office:value-type="float" office:value="6153600" table:style-name="ce7">
            <text:p>6’153’600</text:p>
          </table:table-cell>
          <table:table-cell table:style-name="ce2"/>
          <table:table-cell office:value-type="string" table:style-name="ce2">
            <text:p>430</text:p>
          </table:table-cell>
          <table:table-cell office:value-type="string" table:style-name="ce2">
            <text:p>Ersatzabgaben</text:p>
          </table:table-cell>
          <table:table-cell table:style-name="ce6"/>
          <table:table-cell office:value-type="float" office:value="6117491.71" table:style-name="ce6">
            <text:p>6’117’491.71</text:p>
          </table:table-cell>
          <table:table-cell office:value-type="float" office:value="-36108" table:style-name="ce7">
            <text:p>-36’1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6</text:p>
          </table:table-cell>
          <table:table-cell office:value-type="string" table:style-name="ce3">
            <text:p>Finanz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3901265.009999998" table:style-name="ce4">
            <text:p>63’901’265.01</text:p>
          </table:table-cell>
          <table:table-cell office:value-type="float" office:value="63026980" table:style-name="ce5">
            <text:p>63’026’98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9486728.630000003" table:style-name="ce4">
            <text:p>59’486’728.63</text:p>
          </table:table-cell>
          <table:table-cell table:style-name="ce4"/>
          <table:table-cell office:value-type="float" office:value="-4028151" table:style-name="ce5">
            <text:p>-4’028’1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17500" table:style-name="ce5">
            <text:p>317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70400" table:style-name="ce5">
            <text:p>170’4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3591776.729999997" table:style-name="ce4">
            <text:p>63’591’776.73</text:p>
          </table:table-cell>
          <table:table-cell office:value-type="float" office:value="59068600" table:style-name="ce5">
            <text:p>59’068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58650477.5" table:style-name="ce4">
            <text:p>58’650’477.50</text:p>
          </table:table-cell>
          <table:table-cell office:value-type="float" office:value="-418123" table:style-name="ce5">
            <text:p>-418’1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09488.28000000003" table:style-name="ce4">
            <text:p>309’488.28</text:p>
          </table:table-cell>
          <table:table-cell office:value-type="float" office:value="4446280" table:style-name="ce5">
            <text:p>4’446’28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836251.13" table:style-name="ce4">
            <text:p>836’251.1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6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117239.63" table:style-name="ce4">
            <text:p>2’117’239.63</text:p>
          </table:table-cell>
          <table:table-cell office:value-type="float" office:value="2102400" table:style-name="ce5">
            <text:p>2’102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221600.38" table:style-name="ce4">
            <text:p>2’221’600.38</text:p>
          </table:table-cell>
          <table:table-cell table:style-name="ce4"/>
          <table:table-cell office:value-type="float" office:value="-24300" table:style-name="ce5">
            <text:p>-24’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43500" table:style-name="ce5">
            <text:p>143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3569.55" table:style-name="ce4">
            <text:p>203’569.55</text:p>
          </table:table-cell>
          <table:table-cell office:value-type="float" office:value="75700" table:style-name="ce5">
            <text:p>75’7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6720.70000000001" table:style-name="ce4">
            <text:p>156’720.70</text:p>
          </table:table-cell>
          <table:table-cell office:value-type="float" office:value="81021" table:style-name="ce5">
            <text:p>81’0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13670.08" table:style-name="ce4">
            <text:p>1’913’670.08</text:p>
          </table:table-cell>
          <table:table-cell office:value-type="float" office:value="2170200" table:style-name="ce5">
            <text:p>2’170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064879.68" table:style-name="ce4">
            <text:p>2’064’879.68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2822.6499999999" table:style-name="ce6">
            <text:p>1’312’822.65</text:p>
          </table:table-cell>
          <table:table-cell office:value-type="float" office:value="1229400" table:style-name="ce7">
            <text:p>1’229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372895.9" table:style-name="ce6">
            <text:p>1’372’895.90</text:p>
          </table:table-cell>
          <table:table-cell table:style-name="ce6"/>
          <table:table-cell office:value-type="float" office:value="-4" table:style-name="ce7">
            <text:p>-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43500" table:style-name="ce7">
            <text:p>143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4041.65" table:style-name="ce6">
            <text:p>94’041.65</text:p>
          </table:table-cell>
          <table:table-cell office:value-type="float" office:value="92500" table:style-name="ce7">
            <text:p>92’5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98537.35" table:style-name="ce6">
            <text:p>98’537.35</text:p>
          </table:table-cell>
          <table:table-cell table:style-name="ce6"/>
          <table:table-cell office:value-type="float" office:value="6037" table:style-name="ce7">
            <text:p>6’0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4724.75" table:style-name="ce6">
            <text:p>144’724.75</text:p>
          </table:table-cell>
          <table:table-cell office:value-type="float" office:value="139400" table:style-name="ce7">
            <text:p>139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51991.04999999999" table:style-name="ce6">
            <text:p>151’991.05</text:p>
          </table:table-cell>
          <table:table-cell table:style-name="ce6"/>
          <table:table-cell office:value-type="float" office:value="12591" table:style-name="ce7">
            <text:p>12’5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93.9" table:style-name="ce6">
            <text:p>3’693.90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4968.25" table:style-name="ce6">
            <text:p>4’968.25</text:p>
          </table:table-cell>
          <table:table-cell table:style-name="ce6"/>
          <table:table-cell office:value-type="float" office:value="968" table:style-name="ce7">
            <text:p>9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20.45" table:style-name="ce6">
            <text:p>6’620.45</text:p>
          </table:table-cell>
          <table:table-cell office:value-type="float" office:value="16400" table:style-name="ce7">
            <text:p>16’4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6150.1" table:style-name="ce6">
            <text:p>6’150.10</text:p>
          </table:table-cell>
          <table:table-cell table:style-name="ce6"/>
          <table:table-cell office:value-type="float" office:value="-10250" table:style-name="ce7">
            <text:p>-10’2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998.9" table:style-name="ce6">
            <text:p>9’998.90</text:p>
          </table:table-cell>
          <table:table-cell office:value-type="float" office:value="9800" table:style-name="ce7">
            <text:p>9’8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9261.52" table:style-name="ce6">
            <text:p>9’261.52</text:p>
          </table:table-cell>
          <table:table-cell table:style-name="ce6"/>
          <table:table-cell office:value-type="float" office:value="-538" table:style-name="ce7">
            <text:p>-5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77.85" table:style-name="ce6">
            <text:p>1’777.85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office:value-type="float" office:value="-2500" table:style-name="ce7">
            <text:p>-2’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4" table:style-name="ce6">
            <text:p>324.00</text:p>
          </table:table-cell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324" table:style-name="ce6">
            <text:p>324.00</text:p>
          </table:table-cell>
          <table:table-cell table:style-name="ce6"/>
          <table:table-cell office:value-type="float" office:value="24" table:style-name="ce7">
            <text:p>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44.65" table:style-name="ce6">
            <text:p>3’144.65</text:p>
          </table:table-cell>
          <table:table-cell office:value-type="float" office:value="4100" table:style-name="ce7">
            <text:p>4’1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50" table:style-name="ce6">
            <text:p>150.00</text:p>
          </table:table-cell>
          <table:table-cell table:style-name="ce6"/>
          <table:table-cell office:value-type="float" office:value="-3950" table:style-name="ce7">
            <text:p>-3’9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0670.19" table:style-name="ce6">
            <text:p>450’670.19</text:p>
          </table:table-cell>
          <table:table-cell office:value-type="float" office:value="530300" table:style-name="ce7">
            <text:p>530’3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98087.53" table:style-name="ce6">
            <text:p>498’087.53</text:p>
          </table:table-cell>
          <table:table-cell table:style-name="ce6"/>
          <table:table-cell office:value-type="float" office:value="-32212" table:style-name="ce7">
            <text:p>-32’2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97.15" table:style-name="ce6">
            <text:p>1’697.15</text:p>
          </table:table-cell>
          <table:table-cell office:value-type="float" office:value="2700" table:style-name="ce7">
            <text:p>2’7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4227.04" table:style-name="ce6">
            <text:p>4’227.04</text:p>
          </table:table-cell>
          <table:table-cell table:style-name="ce6"/>
          <table:table-cell office:value-type="float" office:value="1527" table:style-name="ce7">
            <text:p>1’5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937.949999999997" table:style-name="ce6">
            <text:p>33’937.95</text:p>
          </table:table-cell>
          <table:table-cell office:value-type="float" office:value="12000" table:style-name="ce7">
            <text:p>12’0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30703.55" table:style-name="ce6">
            <text:p>30’703.55</text:p>
          </table:table-cell>
          <table:table-cell table:style-name="ce6"/>
          <table:table-cell office:value-type="float" office:value="18704" table:style-name="ce7">
            <text:p>18’7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911.550000000003" table:style-name="ce6">
            <text:p>41’911.55</text:p>
          </table:table-cell>
          <table:table-cell office:value-type="float" office:value="50000" table:style-name="ce7">
            <text:p>50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36948.75" table:style-name="ce6">
            <text:p>36’948.75</text:p>
          </table:table-cell>
          <table:table-cell table:style-name="ce6"/>
          <table:table-cell office:value-type="float" office:value="-13051" table:style-name="ce7">
            <text:p>-13’0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873.99" table:style-name="ce6">
            <text:p>11’873.99</text:p>
          </table:table-cell>
          <table:table-cell office:value-type="float" office:value="9000" table:style-name="ce7">
            <text:p>9’0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7355.34" table:style-name="ce6">
            <text:p>7’355.34</text:p>
          </table:table-cell>
          <table:table-cell table:style-name="ce6"/>
          <table:table-cell office:value-type="float" office:value="-1645" table:style-name="ce7">
            <text:p>-1’6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7332.6" table:style-name="ce6">
            <text:p>137’332.60</text:p>
          </table:table-cell>
          <table:table-cell office:value-type="float" office:value="75500" table:style-name="ce7">
            <text:p>75’5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6457.20000000001" table:style-name="ce6">
            <text:p>156’457.20</text:p>
          </table:table-cell>
          <table:table-cell office:value-type="float" office:value="80957" table:style-name="ce7">
            <text:p>80’9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236.95" table:style-name="ce6">
            <text:p>66’236.95</text:p>
          </table:table-cell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263.5" table:style-name="ce6">
            <text:p>263.50</text:p>
          </table:table-cell>
          <table:table-cell office:value-type="float" office:value="64" table:style-name="ce7">
            <text:p>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61</text:p>
          </table:table-cell>
          <table:table-cell office:value-type="string" table:style-name="ce3">
            <text:p>Erträge aus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830600" table:style-name="ce4">
            <text:p>18’830’600.00</text:p>
          </table:table-cell>
          <table:table-cell office:value-type="float" office:value="18586900" table:style-name="ce5">
            <text:p>18’586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8586900" table:style-name="ce4">
            <text:p>18’586’9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830600" table:style-name="ce4">
            <text:p>18’830’600.00</text:p>
          </table:table-cell>
          <table:table-cell office:value-type="float" office:value="18586900" table:style-name="ce5">
            <text:p>18’586’9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8586900" table:style-name="ce4">
            <text:p>18’586’9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29700" table:style-name="ce6">
            <text:p>1’629’700.00</text:p>
          </table:table-cell>
          <table:table-cell office:value-type="float" office:value="1557700" table:style-name="ce7">
            <text:p>1’557’7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557700" table:style-name="ce6">
            <text:p>1’557’7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808200" table:style-name="ce6">
            <text:p>16’808’200.00</text:p>
          </table:table-cell>
          <table:table-cell office:value-type="float" office:value="16629800" table:style-name="ce7">
            <text:p>16’629’800</text:p>
          </table:table-cell>
          <table:table-cell table:style-name="ce2"/>
          <table:table-cell office:value-type="string" table:style-name="ce2">
            <text:p>444</text:p>
          </table:table-cell>
          <table:table-cell office:value-type="string" table:style-name="ce2">
            <text:p>Kantonsbeiträge</text:p>
          </table:table-cell>
          <table:table-cell table:style-name="ce6"/>
          <table:table-cell office:value-type="float" office:value="16629800" table:style-name="ce6">
            <text:p>16’629’8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2700" table:style-name="ce6">
            <text:p>392’700.00</text:p>
          </table:table-cell>
          <table:table-cell office:value-type="float" office:value="399400" table:style-name="ce7">
            <text:p>399’4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399400" table:style-name="ce6">
            <text:p>399’4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62</text:p>
          </table:table-cell>
          <table:table-cell office:value-type="string" table:style-name="ce3">
            <text:p>Sachversicherungsprämien (ohne Gebäude)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2763.90000000002" table:style-name="ce4">
            <text:p>322’763.90</text:p>
          </table:table-cell>
          <table:table-cell office:value-type="float" office:value="349000" table:style-name="ce5">
            <text:p>349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15299.55" table:style-name="ce4">
            <text:p>315’299.55</text:p>
          </table:table-cell>
          <table:table-cell table:style-name="ce4"/>
          <table:table-cell office:value-type="float" office:value="-33700" table:style-name="ce5">
            <text:p>-33’7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1226" table:style-name="ce4">
            <text:p>91’226.00</text:p>
          </table:table-cell>
          <table:table-cell office:value-type="float" office:value="56500" table:style-name="ce5">
            <text:p>56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07014" table:style-name="ce4">
            <text:p>107’014.00</text:p>
          </table:table-cell>
          <table:table-cell office:value-type="float" office:value="50514" table:style-name="ce5">
            <text:p>50’5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31537.9" table:style-name="ce4">
            <text:p>231’537.90</text:p>
          </table:table-cell>
          <table:table-cell office:value-type="float" office:value="292500" table:style-name="ce5">
            <text:p>292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08285.55" table:style-name="ce4">
            <text:p>208’285.5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7763.90000000002" table:style-name="ce6">
            <text:p>307’763.90</text:p>
          </table:table-cell>
          <table:table-cell office:value-type="float" office:value="339000" table:style-name="ce7">
            <text:p>339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05299.55" table:style-name="ce6">
            <text:p>305’299.55</text:p>
          </table:table-cell>
          <table:table-cell table:style-name="ce6"/>
          <table:table-cell office:value-type="float" office:value="-33700" table:style-name="ce7">
            <text:p>-33’7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000" table:style-name="ce6">
            <text:p>15’000.00</text:p>
          </table:table-cell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10000" table:style-name="ce6">
            <text:p>10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657" table:style-name="ce6">
            <text:p>74’657.00</text:p>
          </table:table-cell>
          <table:table-cell office:value-type="float" office:value="39900" table:style-name="ce7">
            <text:p>39’9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90505" table:style-name="ce6">
            <text:p>90’505.00</text:p>
          </table:table-cell>
          <table:table-cell office:value-type="float" office:value="50605" table:style-name="ce7">
            <text:p>50’6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569" table:style-name="ce6">
            <text:p>16’569.00</text:p>
          </table:table-cell>
          <table:table-cell office:value-type="float" office:value="16600" table:style-name="ce7">
            <text:p>16’6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6509" table:style-name="ce6">
            <text:p>16’509.00</text:p>
          </table:table-cell>
          <table:table-cell office:value-type="float" office:value="-91" table:style-name="ce7">
            <text:p>-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63</text:p>
          </table:table-cell>
          <table:table-cell office:value-type="string" table:style-name="ce3">
            <text:p>Kapitalbeschaffungs- und Anlage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955.55" table:style-name="ce4">
            <text:p>28’955.55</text:p>
          </table:table-cell>
          <table:table-cell office:value-type="float" office:value="22300" table:style-name="ce5">
            <text:p>22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51422.20000000001" table:style-name="ce4">
            <text:p>151’422.20</text:p>
          </table:table-cell>
          <table:table-cell table:style-name="ce4"/>
          <table:table-cell office:value-type="float" office:value="-78" table:style-name="ce5">
            <text:p>-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29200" table:style-name="ce5">
            <text:p>129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955.55" table:style-name="ce4">
            <text:p>28’955.55</text:p>
          </table:table-cell>
          <table:table-cell office:value-type="float" office:value="151500" table:style-name="ce5">
            <text:p>151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51422.20000000001" table:style-name="ce4">
            <text:p>151’422.2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955.55" table:style-name="ce6">
            <text:p>28’955.55</text:p>
          </table:table-cell>
          <table:table-cell office:value-type="float" office:value="22300" table:style-name="ce7">
            <text:p>22’3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51422.20000000001" table:style-name="ce6">
            <text:p>151’422.20</text:p>
          </table:table-cell>
          <table:table-cell table:style-name="ce6"/>
          <table:table-cell office:value-type="float" office:value="-78" table:style-name="ce7">
            <text:p>-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29200" table:style-name="ce7">
            <text:p>129’2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66</text:p>
          </table:table-cell>
          <table:table-cell office:value-type="string" table:style-name="ce3">
            <text:p>Zins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636573.75" table:style-name="ce4">
            <text:p>17’636’573.75</text:p>
          </table:table-cell>
          <table:table-cell office:value-type="float" office:value="16816200" table:style-name="ce5">
            <text:p>16’816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7276435.219999999" table:style-name="ce4">
            <text:p>17’276’435.22</text:p>
          </table:table-cell>
          <table:table-cell table:style-name="ce4"/>
          <table:table-cell office:value-type="float" office:value="460235" table:style-name="ce5">
            <text:p>460’2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425756.629999999" table:style-name="ce4">
            <text:p>22’425’756.63</text:p>
          </table:table-cell>
          <table:table-cell office:value-type="float" office:value="21275500" table:style-name="ce5">
            <text:p>21’275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0678459.149999999" table:style-name="ce4">
            <text:p>20’678’459.15</text:p>
          </table:table-cell>
          <table:table-cell office:value-type="float" office:value="-597041" table:style-name="ce5">
            <text:p>-597’0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789182.88" table:style-name="ce4">
            <text:p>4’789’182.88</text:p>
          </table:table-cell>
          <table:table-cell office:value-type="float" office:value="4459300" table:style-name="ce5">
            <text:p>4’459’3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3402023.93" table:style-name="ce4">
            <text:p>3’402’023.93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5115.7" table:style-name="ce6">
            <text:p>725’115.70</text:p>
          </table:table-cell>
          <table:table-cell office:value-type="float" office:value="822100" table:style-name="ce7">
            <text:p>822’100</text:p>
          </table:table-cell>
          <table:table-cell table:style-name="ce2"/>
          <table:table-cell office:value-type="string" table:style-name="ce2">
            <text:p>321</text:p>
          </table:table-cell>
          <table:table-cell office:value-type="string" table:style-name="ce2">
            <text:p>Passivzinsen auf kurzfristigen Schulden</text:p>
          </table:table-cell>
          <table:table-cell office:value-type="float" office:value="497770.94" table:style-name="ce6">
            <text:p>497’770.94</text:p>
          </table:table-cell>
          <table:table-cell table:style-name="ce6"/>
          <table:table-cell office:value-type="float" office:value="-324329" table:style-name="ce7">
            <text:p>-324’3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245994.5" table:style-name="ce6">
            <text:p>14’245’994.50</text:p>
          </table:table-cell>
          <table:table-cell office:value-type="float" office:value="13095100" table:style-name="ce7">
            <text:p>13’095’100</text:p>
          </table:table-cell>
          <table:table-cell table:style-name="ce2"/>
          <table:table-cell office:value-type="string" table:style-name="ce2">
            <text:p>322</text:p>
          </table:table-cell>
          <table:table-cell office:value-type="string" table:style-name="ce2">
            <text:p>Passivzinsen auf mittel- und langfristigen Schulden</text:p>
          </table:table-cell>
          <table:table-cell office:value-type="float" office:value="13268472.300000001" table:style-name="ce6">
            <text:p>13’268’472.30</text:p>
          </table:table-cell>
          <table:table-cell table:style-name="ce6"/>
          <table:table-cell office:value-type="float" office:value="173372" table:style-name="ce7">
            <text:p>173’3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3849.55" table:style-name="ce6">
            <text:p>823’849.55</text:p>
          </table:table-cell>
          <table:table-cell office:value-type="float" office:value="1248500" table:style-name="ce7">
            <text:p>1’248’500</text:p>
          </table:table-cell>
          <table:table-cell table:style-name="ce2"/>
          <table:table-cell office:value-type="string" table:style-name="ce2">
            <text:p>323</text:p>
          </table:table-cell>
          <table:table-cell office:value-type="string" table:style-name="ce2">
            <text:p>Passivzinsen auf Sonderrechnungen</text:p>
          </table:table-cell>
          <table:table-cell office:value-type="float" office:value="1863271.33" table:style-name="ce6">
            <text:p>1’863’271.33</text:p>
          </table:table-cell>
          <table:table-cell table:style-name="ce6"/>
          <table:table-cell office:value-type="float" office:value="614771" table:style-name="ce7">
            <text:p>614’7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81495.2" table:style-name="ce6">
            <text:p>1’781’495.20</text:p>
          </table:table-cell>
          <table:table-cell office:value-type="float" office:value="1585500" table:style-name="ce7">
            <text:p>1’585’5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1598990.3" table:style-name="ce6">
            <text:p>1’598’990.30</text:p>
          </table:table-cell>
          <table:table-cell table:style-name="ce6"/>
          <table:table-cell office:value-type="float" office:value="13490" table:style-name="ce7">
            <text:p>13’4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118.8" table:style-name="ce6">
            <text:p>60’118.80</text:p>
          </table:table-cell>
          <table:table-cell office:value-type="float" office:value="65000" table:style-name="ce7">
            <text:p>65’000</text:p>
          </table:table-cell>
          <table:table-cell table:style-name="ce2"/>
          <table:table-cell office:value-type="string" table:style-name="ce2">
            <text:p>397</text:p>
          </table:table-cell>
          <table:table-cell office:value-type="string" table:style-name="ce2">
            <text:p>Intern verrechneter Aufwand</text:p>
          </table:table-cell>
          <table:table-cell office:value-type="float" office:value="47930.35" table:style-name="ce6">
            <text:p>47’930.35</text:p>
          </table:table-cell>
          <table:table-cell table:style-name="ce6"/>
          <table:table-cell office:value-type="float" office:value="-17070" table:style-name="ce7">
            <text:p>-17’0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039.68" table:style-name="ce6">
            <text:p>7’039.68</text:p>
          </table:table-cell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420</text:p>
          </table:table-cell>
          <table:table-cell office:value-type="string" table:style-name="ce2">
            <text:p>Vermögenserträge von Banken</text:p>
          </table:table-cell>
          <table:table-cell table:number-columns-repeated="2" table:style-name="ce6"/>
          <table:table-cell office:value-type="float" office:value="-10000" table:style-name="ce7">
            <text:p>-10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249.15" table:style-name="ce6">
            <text:p>84’249.15</text:p>
          </table:table-cell>
          <table:table-cell office:value-type="float" office:value="62300" table:style-name="ce7">
            <text:p>62’300</text:p>
          </table:table-cell>
          <table:table-cell table:style-name="ce2"/>
          <table:table-cell office:value-type="string" table:style-name="ce2">
            <text:p>421</text:p>
          </table:table-cell>
          <table:table-cell office:value-type="string" table:style-name="ce2">
            <text:p>Vermögenserträge aus Guthaben</text:p>
          </table:table-cell>
          <table:table-cell table:style-name="ce6"/>
          <table:table-cell office:value-type="float" office:value="60330.9" table:style-name="ce6">
            <text:p>60’330.90</text:p>
          </table:table-cell>
          <table:table-cell office:value-type="float" office:value="-1969" table:style-name="ce7">
            <text:p>-1’9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52188.15" table:style-name="ce6">
            <text:p>752’188.15</text:p>
          </table:table-cell>
          <table:table-cell office:value-type="float" office:value="725200" table:style-name="ce7">
            <text:p>725’200</text:p>
          </table:table-cell>
          <table:table-cell table:style-name="ce2"/>
          <table:table-cell office:value-type="string" table:style-name="ce2">
            <text:p>422</text:p>
          </table:table-cell>
          <table:table-cell office:value-type="string" table:style-name="ce2">
            <text:p>Vermögenserträge aus Anlagen des Finanzvermögens</text:p>
          </table:table-cell>
          <table:table-cell table:style-name="ce6"/>
          <table:table-cell office:value-type="float" office:value="699455.2" table:style-name="ce6">
            <text:p>699’455.20</text:p>
          </table:table-cell>
          <table:table-cell office:value-type="float" office:value="-25745" table:style-name="ce7">
            <text:p>-25’7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321526.2199999997" table:style-name="ce6">
            <text:p>8’321’526.22</text:p>
          </table:table-cell>
          <table:table-cell office:value-type="float" office:value="8454200" table:style-name="ce7">
            <text:p>8’454’200</text:p>
          </table:table-cell>
          <table:table-cell table:style-name="ce2"/>
          <table:table-cell office:value-type="string" table:style-name="ce2">
            <text:p>425</text:p>
          </table:table-cell>
          <table:table-cell office:value-type="string" table:style-name="ce2">
            <text:p>Vermögenserträge aus Darlehen des Verwaltungsvermögens</text:p>
          </table:table-cell>
          <table:table-cell table:style-name="ce6"/>
          <table:table-cell office:value-type="float" office:value="7990091.9500000002" table:style-name="ce6">
            <text:p>7’990’091.95</text:p>
          </table:table-cell>
          <table:table-cell office:value-type="float" office:value="-464108" table:style-name="ce7">
            <text:p>-464’1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1112.3" table:style-name="ce6">
            <text:p>261’112.30</text:p>
          </table:table-cell>
          <table:table-cell office:value-type="float" office:value="264100" table:style-name="ce7">
            <text:p>264’100</text:p>
          </table:table-cell>
          <table:table-cell table:style-name="ce2"/>
          <table:table-cell office:value-type="string" table:style-name="ce2">
            <text:p>426</text:p>
          </table:table-cell>
          <table:table-cell office:value-type="string" table:style-name="ce2">
            <text:p>Vermögenserträge aus Beteiligungen des Verwaltungsvermögens</text:p>
          </table:table-cell>
          <table:table-cell table:style-name="ce6"/>
          <table:table-cell office:value-type="float" office:value="217241.3" table:style-name="ce6">
            <text:p>217’241.30</text:p>
          </table:table-cell>
          <table:table-cell office:value-type="float" office:value="-46859" table:style-name="ce7">
            <text:p>-46’8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3943.23" table:style-name="ce6">
            <text:p>413’943.23</text:p>
          </table:table-cell>
          <table:table-cell office:value-type="float" office:value="209000" table:style-name="ce7">
            <text:p>209’000</text:p>
          </table:table-cell>
          <table:table-cell table:style-name="ce2"/>
          <table:table-cell office:value-type="string" table:style-name="ce2">
            <text:p>429</text:p>
          </table:table-cell>
          <table:table-cell office:value-type="string" table:style-name="ce2">
            <text:p>Übrige Vermögenserträge</text:p>
          </table:table-cell>
          <table:table-cell table:style-name="ce6"/>
          <table:table-cell office:value-type="float" office:value="601008.15" table:style-name="ce6">
            <text:p>601’008.15</text:p>
          </table:table-cell>
          <table:table-cell office:value-type="float" office:value="392008" table:style-name="ce7">
            <text:p>392’0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7988" table:style-name="ce6">
            <text:p>537’988.00</text:p>
          </table:table-cell>
          <table:table-cell office:value-type="float" office:value="552300" table:style-name="ce7">
            <text:p>552’3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487078" table:style-name="ce6">
            <text:p>487’078.00</text:p>
          </table:table-cell>
          <table:table-cell office:value-type="float" office:value="-65222" table:style-name="ce7">
            <text:p>-65’2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638535.5" table:style-name="ce6">
            <text:p>10’638’535.50</text:p>
          </table:table-cell>
          <table:table-cell office:value-type="float" office:value="9679100" table:style-name="ce7">
            <text:p>9’679’100</text:p>
          </table:table-cell>
          <table:table-cell table:style-name="ce2"/>
          <table:table-cell office:value-type="string" table:style-name="ce2">
            <text:p>496</text:p>
          </table:table-cell>
          <table:table-cell office:value-type="string" table:style-name="ce2">
            <text:p>Intern verrechnete Zinsen</text:p>
          </table:table-cell>
          <table:table-cell table:style-name="ce6"/>
          <table:table-cell office:value-type="float" office:value="9444755.8499999996" table:style-name="ce6">
            <text:p>9’444’755.85</text:p>
          </table:table-cell>
          <table:table-cell office:value-type="float" office:value="-234344" table:style-name="ce7">
            <text:p>-234’3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09174.4" table:style-name="ce6">
            <text:p>1’409’174.40</text:p>
          </table:table-cell>
          <table:table-cell office:value-type="float" office:value="1319300" table:style-name="ce7">
            <text:p>1’319’300</text:p>
          </table:table-cell>
          <table:table-cell table:style-name="ce2"/>
          <table:table-cell office:value-type="string" table:style-name="ce2">
            <text:p>497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178497.8" table:style-name="ce6">
            <text:p>1’178’497.80</text:p>
          </table:table-cell>
          <table:table-cell office:value-type="float" office:value="-140802" table:style-name="ce7">
            <text:p>-140’8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68</text:p>
          </table:table-cell>
          <table:table-cell office:value-type="string" table:style-name="ce3">
            <text:p>Abschreibungen auf dem Verwaltungsvermö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3795732.18" table:style-name="ce4">
            <text:p>43’795’732.18</text:p>
          </table:table-cell>
          <table:table-cell office:value-type="float" office:value="42426000" table:style-name="ce5">
            <text:p>42’426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7095533.409999996" table:style-name="ce4">
            <text:p>37’095’533.41</text:p>
          </table:table-cell>
          <table:table-cell table:style-name="ce4"/>
          <table:table-cell office:value-type="float" office:value="-5330467" table:style-name="ce5">
            <text:p>-5’330’4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040624.550000001" table:style-name="ce4">
            <text:p>22’040’624.55</text:p>
          </table:table-cell>
          <table:table-cell office:value-type="float" office:value="17605000" table:style-name="ce5">
            <text:p>17’605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6383613.23" table:style-name="ce4">
            <text:p>16’383’613.23</text:p>
          </table:table-cell>
          <table:table-cell office:value-type="float" office:value="-1221387" table:style-name="ce5">
            <text:p>-1’221’3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1755107.629999999" table:style-name="ce4">
            <text:p>21’755’107.63</text:p>
          </table:table-cell>
          <table:table-cell office:value-type="float" office:value="24821000" table:style-name="ce5">
            <text:p>24’821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0711920.18" table:style-name="ce4">
            <text:p>20’711’920.18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795732.18" table:style-name="ce6">
            <text:p>36’795’732.18</text:p>
          </table:table-cell>
          <table:table-cell office:value-type="float" office:value="42426000" table:style-name="ce7">
            <text:p>42’426’000</text:p>
          </table:table-cell>
          <table:table-cell table:style-name="ce2"/>
          <table:table-cell office:value-type="string" table:style-name="ce2">
            <text:p>331</text:p>
          </table:table-cell>
          <table:table-cell office:value-type="string" table:style-name="ce2">
            <text:p>Abschreibungen auf dem Verwaltungsvermögen, ordentliche</text:p>
          </table:table-cell>
          <table:table-cell office:value-type="float" office:value="37337464.159999996" table:style-name="ce6">
            <text:p>37’337’464.16</text:p>
          </table:table-cell>
          <table:table-cell table:style-name="ce6"/>
          <table:table-cell office:value-type="float" office:value="-5088536" table:style-name="ce7">
            <text:p>-5’088’5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000000" table:style-name="ce6">
            <text:p>7’000’000.00</text:p>
          </table:table-cell>
          <table:table-cell table:style-name="ce7"/>
          <table:table-cell table:style-name="ce2"/>
          <table:table-cell office:value-type="string" table:style-name="ce2">
            <text:p>332</text:p>
          </table:table-cell>
          <table:table-cell office:value-type="string" table:style-name="ce2">
            <text:p>Abschreibungen auf dem Verwaltungsvermögen, zusätzliche</text:p>
          </table:table-cell>
          <table:table-cell office:value-type="float" office:value="-241930.75" table:style-name="ce6">
            <text:p>-241’930.75</text:p>
          </table:table-cell>
          <table:table-cell table:style-name="ce6"/>
          <table:table-cell office:value-type="float" office:value="241931" table:style-name="ce7">
            <text:p>241’9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29</text:p>
          </table:table-cell>
          <table:table-cell office:value-type="string" table:style-name="ce2">
            <text:p>Übrige Vermögenserträge</text:p>
          </table:table-cell>
          <table:table-cell table:style-name="ce6"/>
          <table:table-cell office:value-type="float" office:value="11720.2" table:style-name="ce6">
            <text:p>11’720.20</text:p>
          </table:table-cell>
          <table:table-cell office:value-type="float" office:value="11720" table:style-name="ce7">
            <text:p>11’7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040624.550000001" table:style-name="ce6">
            <text:p>22’040’624.55</text:p>
          </table:table-cell>
          <table:table-cell office:value-type="float" office:value="17605000" table:style-name="ce7">
            <text:p>17’605’000</text:p>
          </table:table-cell>
          <table:table-cell table:style-name="ce2"/>
          <table:table-cell office:value-type="string" table:style-name="ce2">
            <text:p>498</text:p>
          </table:table-cell>
          <table:table-cell office:value-type="string" table:style-name="ce2">
            <text:p>Intern verrechnete Abschreibungen</text:p>
          </table:table-cell>
          <table:table-cell table:style-name="ce6"/>
          <table:table-cell office:value-type="float" office:value="16371893.029999999" table:style-name="ce6">
            <text:p>16’371’893.03</text:p>
          </table:table-cell>
          <table:table-cell office:value-type="float" office:value="-1233107" table:style-name="ce7">
            <text:p>-1’233’1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69</text:p>
          </table:table-cell>
          <table:table-cell office:value-type="string" table:style-name="ce3">
            <text:p>Verlustscheinbewirtschaftun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311080" table:style-name="ce5">
            <text:p>1’311’08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426437.87" table:style-name="ce4">
            <text:p>2’426’437.87</text:p>
          </table:table-cell>
          <table:table-cell table:style-name="ce4"/>
          <table:table-cell office:value-type="float" office:value="900158" table:style-name="ce5">
            <text:p>900’1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4800" table:style-name="ce5">
            <text:p>44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70400" table:style-name="ce5">
            <text:p>170’4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469000" table:style-name="ce5">
            <text:p>1’469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737770.42" table:style-name="ce4">
            <text:p>2’737’770.42</text:p>
          </table:table-cell>
          <table:table-cell office:value-type="float" office:value="1268770" table:style-name="ce5">
            <text:p>1’268’7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7280" table:style-name="ce5">
            <text:p>57’28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311332.55" table:style-name="ce4">
            <text:p>311’332.55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16900" table:style-name="ce7">
            <text:p>116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87281.5" table:style-name="ce6">
            <text:p>287’281.50</text:p>
          </table:table-cell>
          <table:table-cell table:style-name="ce6"/>
          <table:table-cell office:value-type="float" office:value="-19" table:style-name="ce7">
            <text:p>-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70400" table:style-name="ce7">
            <text:p>170’4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900" table:style-name="ce7">
            <text:p>8’9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1730" table:style-name="ce6">
            <text:p>21’730.00</text:p>
          </table:table-cell>
          <table:table-cell table:style-name="ce6"/>
          <table:table-cell office:value-type="float" office:value="12830" table:style-name="ce7">
            <text:p>12’8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900" table:style-name="ce7">
            <text:p>10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0132.150000000001" table:style-name="ce6">
            <text:p>20’132.15</text:p>
          </table:table-cell>
          <table:table-cell table:style-name="ce6"/>
          <table:table-cell office:value-type="float" office:value="9232" table:style-name="ce7">
            <text:p>9’2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25.5" table:style-name="ce6">
            <text:p>1’025.50</text:p>
          </table:table-cell>
          <table:table-cell table:style-name="ce6"/>
          <table:table-cell office:value-type="float" office:value="626" table:style-name="ce7">
            <text:p>6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343.5" table:style-name="ce6">
            <text:p>1’343.50</text:p>
          </table:table-cell>
          <table:table-cell table:style-name="ce6"/>
          <table:table-cell office:value-type="float" office:value="44" table:style-name="ce7">
            <text:p>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676.9" table:style-name="ce6">
            <text:p>1’676.90</text:p>
          </table:table-cell>
          <table:table-cell table:style-name="ce6"/>
          <table:table-cell office:value-type="float" office:value="1677" table:style-name="ce7">
            <text:p>1’6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6500" table:style-name="ce7">
            <text:p>16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57704.7" table:style-name="ce6">
            <text:p>57’704.70</text:p>
          </table:table-cell>
          <table:table-cell table:style-name="ce6"/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1200" table:style-name="ce7">
            <text:p>41’2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5591.37" table:style-name="ce6">
            <text:p>5’591.37</text:p>
          </table:table-cell>
          <table:table-cell table:style-name="ce6"/>
          <table:table-cell office:value-type="float" office:value="-9" table:style-name="ce7">
            <text:p>-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600" table:style-name="ce7">
            <text:p>3’6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00000" table:style-name="ce7">
            <text:p>500’000</text:p>
          </table:table-cell>
          <table:table-cell table:style-name="ce2"/>
          <table:table-cell office:value-type="string" table:style-name="ce2">
            <text:p>351</text:p>
          </table:table-cell>
          <table:table-cell office:value-type="string" table:style-name="ce2">
            <text:p>Entschädigungen an Gemeinwesen auf kantonaler Ebene</text:p>
          </table:table-cell>
          <table:table-cell office:value-type="float" office:value="884361.65" table:style-name="ce6">
            <text:p>884’361.65</text:p>
          </table:table-cell>
          <table:table-cell table:style-name="ce6"/>
          <table:table-cell office:value-type="float" office:value="384362" table:style-name="ce7">
            <text:p>384’3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00" table:style-name="ce7">
            <text:p>30’000</text:p>
          </table:table-cell>
          <table:table-cell table:style-name="ce2"/>
          <table:table-cell office:value-type="string" table:style-name="ce2">
            <text:p>352</text:p>
          </table:table-cell>
          <table:table-cell office:value-type="string" table:style-name="ce2">
            <text:p>Entschädigungen an Gemeinwesen auf kommunaler Ebene</text:p>
          </table:table-cell>
          <table:table-cell office:value-type="float" office:value="177063.52" table:style-name="ce6">
            <text:p>177’063.52</text:p>
          </table:table-cell>
          <table:table-cell table:style-name="ce6"/>
          <table:table-cell office:value-type="float" office:value="147064" table:style-name="ce7">
            <text:p>147’0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00" table:style-name="ce7">
            <text:p>30’000</text:p>
          </table:table-cell>
          <table:table-cell table:style-name="ce2"/>
          <table:table-cell office:value-type="string" table:style-name="ce2">
            <text:p>373</text:p>
          </table:table-cell>
          <table:table-cell office:value-type="string" table:style-name="ce2">
            <text:p>Durchlaufende Beiträge an eigene Unternehmungen</text:p>
          </table:table-cell>
          <table:table-cell office:value-type="float" office:value="9823.0499999999993" table:style-name="ce6">
            <text:p>9’823.05</text:p>
          </table:table-cell>
          <table:table-cell table:style-name="ce6"/>
          <table:table-cell office:value-type="float" office:value="-20177" table:style-name="ce7">
            <text:p>-20’1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70000" table:style-name="ce7">
            <text:p>70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32287.79999999999" table:style-name="ce6">
            <text:p>132’287.80</text:p>
          </table:table-cell>
          <table:table-cell table:style-name="ce6"/>
          <table:table-cell office:value-type="float" office:value="62288" table:style-name="ce7">
            <text:p>62’2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14180" table:style-name="ce7">
            <text:p>514’18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826416.23" table:style-name="ce6">
            <text:p>826’416.23</text:p>
          </table:table-cell>
          <table:table-cell table:style-name="ce6"/>
          <table:table-cell office:value-type="float" office:value="312236" table:style-name="ce7">
            <text:p>312’2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394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office:value-type="float" office:value="-10000" table:style-name="ce7">
            <text:p>-10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831.8" table:style-name="ce6">
            <text:p>1’831.80</text:p>
          </table:table-cell>
          <table:table-cell office:value-type="float" office:value="332" table:style-name="ce7">
            <text:p>3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60000" table:style-name="ce7">
            <text:p>60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96790.8" table:style-name="ce6">
            <text:p>96’790.80</text:p>
          </table:table-cell>
          <table:table-cell office:value-type="float" office:value="36791" table:style-name="ce7">
            <text:p>36’7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270000" table:style-name="ce7">
            <text:p>1’270’000</text:p>
          </table:table-cell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2320900.77" table:style-name="ce6">
            <text:p>2’320’900.77</text:p>
          </table:table-cell>
          <table:table-cell office:value-type="float" office:value="1050901" table:style-name="ce7">
            <text:p>1’050’9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00" table:style-name="ce7">
            <text:p>30’000</text:p>
          </table:table-cell>
          <table:table-cell table:style-name="ce2"/>
          <table:table-cell office:value-type="string" table:style-name="ce2">
            <text:p>473</text:p>
          </table:table-cell>
          <table:table-cell office:value-type="string" table:style-name="ce2">
            <text:p>Durchlaufende Beiträge von eigenen Unternehmungen</text:p>
          </table:table-cell>
          <table:table-cell table:style-name="ce6"/>
          <table:table-cell office:value-type="float" office:value="9823.0499999999993" table:style-name="ce6">
            <text:p>9’823.05</text:p>
          </table:table-cell>
          <table:table-cell office:value-type="float" office:value="-20177" table:style-name="ce7">
            <text:p>-20’1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00" table:style-name="ce7">
            <text:p>100’000</text:p>
          </table:table-cell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308424" table:style-name="ce6">
            <text:p>308’424.00</text:p>
          </table:table-cell>
          <table:table-cell office:value-type="float" office:value="208424" table:style-name="ce7">
            <text:p>208’4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7500" table:style-name="ce7">
            <text:p>7’500</text:p>
          </table:table-cell>
          <table:table-cell table:style-name="ce2"/>
          <table:table-cell office:value-type="string" table:style-name="ce2">
            <text:p>494</text:p>
          </table:table-cell>
          <table:table-cell office:value-type="string" table:style-name="ce2">
            <text:p>Intern verrechneter Ertrag</text:p>
          </table:table-cell>
          <table:table-cell table:number-columns-repeated="2" table:style-name="ce6"/>
          <table:table-cell office:value-type="float" office:value="-7500" table:style-name="ce7">
            <text:p>-7’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7</text:p>
          </table:table-cell>
          <table:table-cell office:value-type="string" table:style-name="ce3">
            <text:p>Personal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965845.76" table:style-name="ce4">
            <text:p>15’965’845.76</text:p>
          </table:table-cell>
          <table:table-cell office:value-type="float" office:value="15011000" table:style-name="ce5">
            <text:p>15’011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1622956.65" table:style-name="ce4">
            <text:p>11’622’956.65</text:p>
          </table:table-cell>
          <table:table-cell table:style-name="ce4"/>
          <table:table-cell office:value-type="float" office:value="-3388043" table:style-name="ce5">
            <text:p>-3’388’0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5132.13" table:style-name="ce4">
            <text:p>325’132.13</text:p>
          </table:table-cell>
          <table:table-cell office:value-type="float" office:value="754900" table:style-name="ce5">
            <text:p>754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60797.93" table:style-name="ce4">
            <text:p>360’797.93</text:p>
          </table:table-cell>
          <table:table-cell office:value-type="float" office:value="-394102" table:style-name="ce5">
            <text:p>-394’1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640713.630000001" table:style-name="ce4">
            <text:p>15’640’713.63</text:p>
          </table:table-cell>
          <table:table-cell office:value-type="float" office:value="14256100" table:style-name="ce5">
            <text:p>14’256’1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1262158.720000001" table:style-name="ce4">
            <text:p>11’262’158.7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7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05194.5" table:style-name="ce4">
            <text:p>1’905’194.50</text:p>
          </table:table-cell>
          <table:table-cell office:value-type="float" office:value="2112800" table:style-name="ce5">
            <text:p>2’112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984811.29" table:style-name="ce4">
            <text:p>1’984’811.29</text:p>
          </table:table-cell>
          <table:table-cell table:style-name="ce4"/>
          <table:table-cell office:value-type="float" office:value="-127989" table:style-name="ce5">
            <text:p>-127’9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0676.699999999997" table:style-name="ce4">
            <text:p>40’676.70</text:p>
          </table:table-cell>
          <table:table-cell office:value-type="float" office:value="39400" table:style-name="ce5">
            <text:p>39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8412.1" table:style-name="ce4">
            <text:p>38’412.10</text:p>
          </table:table-cell>
          <table:table-cell office:value-type="float" office:value="-988" table:style-name="ce5">
            <text:p>-9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64517.8" table:style-name="ce4">
            <text:p>1’864’517.80</text:p>
          </table:table-cell>
          <table:table-cell office:value-type="float" office:value="2073400" table:style-name="ce5">
            <text:p>2’073’4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946399.19" table:style-name="ce4">
            <text:p>1’946’399.1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55174.6499999999" table:style-name="ce6">
            <text:p>1’255’174.65</text:p>
          </table:table-cell>
          <table:table-cell office:value-type="float" office:value="1310700" table:style-name="ce7">
            <text:p>1’310’7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281442.3999999999" table:style-name="ce6">
            <text:p>1’281’442.40</text:p>
          </table:table-cell>
          <table:table-cell table:style-name="ce6"/>
          <table:table-cell office:value-type="float" office:value="-29258" table:style-name="ce7">
            <text:p>-29’2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397.6" table:style-name="ce6">
            <text:p>93’397.60</text:p>
          </table:table-cell>
          <table:table-cell office:value-type="float" office:value="97600" table:style-name="ce7">
            <text:p>97’6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95378.95" table:style-name="ce6">
            <text:p>95’378.95</text:p>
          </table:table-cell>
          <table:table-cell table:style-name="ce6"/>
          <table:table-cell office:value-type="float" office:value="-2221" table:style-name="ce7">
            <text:p>-2’2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5614.9" table:style-name="ce6">
            <text:p>135’614.90</text:p>
          </table:table-cell>
          <table:table-cell office:value-type="float" office:value="141300" table:style-name="ce7">
            <text:p>141’3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41397.70000000001" table:style-name="ce6">
            <text:p>141’397.70</text:p>
          </table:table-cell>
          <table:table-cell table:style-name="ce6"/>
          <table:table-cell office:value-type="float" office:value="98" table:style-name="ce7">
            <text:p>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82.2" table:style-name="ce6">
            <text:p>3’782.20</text:p>
          </table:table-cell>
          <table:table-cell office:value-type="float" office:value="4200" table:style-name="ce7">
            <text:p>4’2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5020.3" table:style-name="ce6">
            <text:p>5’020.30</text:p>
          </table:table-cell>
          <table:table-cell table:style-name="ce6"/>
          <table:table-cell office:value-type="float" office:value="820" table:style-name="ce7">
            <text:p>8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8557.7" table:style-name="ce6">
            <text:p>208’557.70</text:p>
          </table:table-cell>
          <table:table-cell office:value-type="float" office:value="271300" table:style-name="ce7">
            <text:p>271’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11441.11" table:style-name="ce6">
            <text:p>211’441.11</text:p>
          </table:table-cell>
          <table:table-cell table:style-name="ce6"/>
          <table:table-cell office:value-type="float" office:value="-59859" table:style-name="ce7">
            <text:p>-59’8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02.6" table:style-name="ce6">
            <text:p>5’902.60</text:p>
          </table:table-cell>
          <table:table-cell office:value-type="float" office:value="12000" table:style-name="ce7">
            <text:p>12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8043.3" table:style-name="ce6">
            <text:p>8’043.30</text:p>
          </table:table-cell>
          <table:table-cell table:style-name="ce6"/>
          <table:table-cell office:value-type="float" office:value="-3957" table:style-name="ce7">
            <text:p>-3’9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26.65" table:style-name="ce6">
            <text:p>1’626.65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860" table:style-name="ce6">
            <text:p>1’860.00</text:p>
          </table:table-cell>
          <table:table-cell table:style-name="ce6"/>
          <table:table-cell office:value-type="float" office:value="1860" table:style-name="ce7">
            <text:p>1’8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36.8499999999999" table:style-name="ce6">
            <text:p>1’136.85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831.05" table:style-name="ce6">
            <text:p>1’831.05</text:p>
          </table:table-cell>
          <table:table-cell table:style-name="ce6"/>
          <table:table-cell office:value-type="float" office:value="-669" table:style-name="ce7">
            <text:p>-6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2153.65" table:style-name="ce6">
            <text:p>172’153.65</text:p>
          </table:table-cell>
          <table:table-cell office:value-type="float" office:value="240500" table:style-name="ce7">
            <text:p>240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17062.45" table:style-name="ce6">
            <text:p>217’062.45</text:p>
          </table:table-cell>
          <table:table-cell table:style-name="ce6"/>
          <table:table-cell office:value-type="float" office:value="-23438" table:style-name="ce7">
            <text:p>-23’4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74.91" table:style-name="ce6">
            <text:p>7’274.91</text:p>
          </table:table-cell>
          <table:table-cell office:value-type="float" office:value="8500" table:style-name="ce7">
            <text:p>8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7098.44" table:style-name="ce6">
            <text:p>7’098.44</text:p>
          </table:table-cell>
          <table:table-cell table:style-name="ce6"/>
          <table:table-cell office:value-type="float" office:value="-1402" table:style-name="ce7">
            <text:p>-1’4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572.79" table:style-name="ce6">
            <text:p>20’572.79</text:p>
          </table:table-cell>
          <table:table-cell office:value-type="float" office:value="24200" table:style-name="ce7">
            <text:p>24’2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4235.59" table:style-name="ce6">
            <text:p>14’235.59</text:p>
          </table:table-cell>
          <table:table-cell table:style-name="ce6"/>
          <table:table-cell office:value-type="float" office:value="-9964" table:style-name="ce7">
            <text:p>-9’9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00" table:style-name="ce6">
            <text:p>4’000.00</text:p>
          </table:table-cell>
          <table:table-cell table:style-name="ce7"/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500" table:style-name="ce6">
            <text:p>25’500.00</text:p>
          </table:table-cell>
          <table:table-cell office:value-type="float" office:value="22200" table:style-name="ce7">
            <text:p>22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5800" table:style-name="ce6">
            <text:p>25’800.00</text:p>
          </table:table-cell>
          <table:table-cell office:value-type="float" office:value="3600" table:style-name="ce7">
            <text:p>3’6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76.7" table:style-name="ce6">
            <text:p>11’176.70</text:p>
          </table:table-cell>
          <table:table-cell office:value-type="float" office:value="17200" table:style-name="ce7">
            <text:p>17’2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12612.1" table:style-name="ce6">
            <text:p>12’612.10</text:p>
          </table:table-cell>
          <table:table-cell office:value-type="float" office:value="-4588" table:style-name="ce7">
            <text:p>-4’5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71</text:p>
          </table:table-cell>
          <table:table-cell office:value-type="string" table:style-name="ce3">
            <text:p>Lehrlinge und Praktikumsstell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440409.5499999998" table:style-name="ce4">
            <text:p>2’440’409.55</text:p>
          </table:table-cell>
          <table:table-cell office:value-type="float" office:value="2596100" table:style-name="ce5">
            <text:p>2’596’1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362473" table:style-name="ce4">
            <text:p>2’362’473.00</text:p>
          </table:table-cell>
          <table:table-cell table:style-name="ce4"/>
          <table:table-cell office:value-type="float" office:value="-233627" table:style-name="ce5">
            <text:p>-233’6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845.5" table:style-name="ce4">
            <text:p>11’845.50</text:p>
          </table:table-cell>
          <table:table-cell office:value-type="float" office:value="5000" table:style-name="ce5">
            <text:p>5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9426.2" table:style-name="ce4">
            <text:p>29’426.20</text:p>
          </table:table-cell>
          <table:table-cell office:value-type="float" office:value="24426" table:style-name="ce5">
            <text:p>24’4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428564.0499999998" table:style-name="ce4">
            <text:p>2’428’564.05</text:p>
          </table:table-cell>
          <table:table-cell office:value-type="float" office:value="2591100" table:style-name="ce5">
            <text:p>2’591’1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333046.7999999998" table:style-name="ce4">
            <text:p>2’333’046.8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69768.4" table:style-name="ce6">
            <text:p>2’069’768.40</text:p>
          </table:table-cell>
          <table:table-cell office:value-type="float" office:value="2139600" table:style-name="ce7">
            <text:p>2’139’6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964565.05" table:style-name="ce6">
            <text:p>1’964’565.05</text:p>
          </table:table-cell>
          <table:table-cell table:style-name="ce6"/>
          <table:table-cell office:value-type="float" office:value="-175035" table:style-name="ce7">
            <text:p>-175’0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547.54999999999" table:style-name="ce6">
            <text:p>131’547.55</text:p>
          </table:table-cell>
          <table:table-cell office:value-type="float" office:value="162200" table:style-name="ce7">
            <text:p>162’2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25352.1" table:style-name="ce6">
            <text:p>125’352.10</text:p>
          </table:table-cell>
          <table:table-cell table:style-name="ce6"/>
          <table:table-cell office:value-type="float" office:value="-36848" table:style-name="ce7">
            <text:p>-36’8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231.349999999999" table:style-name="ce6">
            <text:p>18’231.35</text:p>
          </table:table-cell>
          <table:table-cell office:value-type="float" office:value="17800" table:style-name="ce7">
            <text:p>17’8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9265.400000000001" table:style-name="ce6">
            <text:p>19’265.40</text:p>
          </table:table-cell>
          <table:table-cell table:style-name="ce6"/>
          <table:table-cell office:value-type="float" office:value="1465" table:style-name="ce7">
            <text:p>1’4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142.5" table:style-name="ce6">
            <text:p>9’142.50</text:p>
          </table:table-cell>
          <table:table-cell office:value-type="float" office:value="9900" table:style-name="ce7">
            <text:p>9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190.4" table:style-name="ce6">
            <text:p>10’190.40</text:p>
          </table:table-cell>
          <table:table-cell table:style-name="ce6"/>
          <table:table-cell office:value-type="float" office:value="290" table:style-name="ce7">
            <text:p>2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0080.1" table:style-name="ce6">
            <text:p>160’080.10</text:p>
          </table:table-cell>
          <table:table-cell office:value-type="float" office:value="203200" table:style-name="ce7">
            <text:p>203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86493.05" table:style-name="ce6">
            <text:p>186’493.05</text:p>
          </table:table-cell>
          <table:table-cell table:style-name="ce6"/>
          <table:table-cell office:value-type="float" office:value="-16707" table:style-name="ce7">
            <text:p>-16’7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620.400000000001" table:style-name="ce6">
            <text:p>32’620.40</text:p>
          </table:table-cell>
          <table:table-cell office:value-type="float" office:value="41000" table:style-name="ce7">
            <text:p>41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4565.699999999997" table:style-name="ce6">
            <text:p>34’565.70</text:p>
          </table:table-cell>
          <table:table-cell table:style-name="ce6"/>
          <table:table-cell office:value-type="float" office:value="-6434" table:style-name="ce7">
            <text:p>-6’4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39.3" table:style-name="ce6">
            <text:p>4’739.30</text:p>
          </table:table-cell>
          <table:table-cell office:value-type="float" office:value="4800" table:style-name="ce7">
            <text:p>4’8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155.3" table:style-name="ce6">
            <text:p>4’155.30</text:p>
          </table:table-cell>
          <table:table-cell table:style-name="ce6"/>
          <table:table-cell office:value-type="float" office:value="-645" table:style-name="ce7">
            <text:p>-6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427.15" table:style-name="ce6">
            <text:p>13’427.15</text:p>
          </table:table-cell>
          <table:table-cell office:value-type="float" office:value="17600" table:style-name="ce7">
            <text:p>17’6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7306.099999999999" table:style-name="ce6">
            <text:p>17’306.10</text:p>
          </table:table-cell>
          <table:table-cell table:style-name="ce6"/>
          <table:table-cell office:value-type="float" office:value="-294" table:style-name="ce7">
            <text:p>-29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2.8" table:style-name="ce6">
            <text:p>852.8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579.9" table:style-name="ce6">
            <text:p>579.90</text:p>
          </table:table-cell>
          <table:table-cell table:style-name="ce6"/>
          <table:table-cell office:value-type="float" office:value="580" table:style-name="ce7">
            <text:p>5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845.5" table:style-name="ce6">
            <text:p>11’845.50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9426.2" table:style-name="ce6">
            <text:p>29’426.20</text:p>
          </table:table-cell>
          <table:table-cell office:value-type="float" office:value="24426" table:style-name="ce7">
            <text:p>24’4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72</text:p>
          </table:table-cell>
          <table:table-cell office:value-type="string" table:style-name="ce3">
            <text:p>Ausbildung und Informatio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3337.7" table:style-name="ce4">
            <text:p>123’337.70</text:p>
          </table:table-cell>
          <table:table-cell office:value-type="float" office:value="241500" table:style-name="ce5">
            <text:p>241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86061.54" table:style-name="ce4">
            <text:p>186’061.54</text:p>
          </table:table-cell>
          <table:table-cell table:style-name="ce4"/>
          <table:table-cell office:value-type="float" office:value="-55438" table:style-name="ce5">
            <text:p>-55’4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6555.75" table:style-name="ce4">
            <text:p>26’555.75</text:p>
          </table:table-cell>
          <table:table-cell office:value-type="float" office:value="14000" table:style-name="ce5">
            <text:p>14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9900" table:style-name="ce4">
            <text:p>39’900.00</text:p>
          </table:table-cell>
          <table:table-cell office:value-type="float" office:value="25900" table:style-name="ce5">
            <text:p>25’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6781.95" table:style-name="ce4">
            <text:p>96’781.95</text:p>
          </table:table-cell>
          <table:table-cell office:value-type="float" office:value="227500" table:style-name="ce5">
            <text:p>227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46161.54" table:style-name="ce4">
            <text:p>146’161.54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2.65" table:style-name="ce6">
            <text:p>682.65</text:p>
          </table:table-cell>
          <table:table-cell table:style-name="ce7"/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.7" table:style-name="ce6">
            <text:p>52.70</text:p>
          </table:table-cell>
          <table:table-cell table:style-name="ce7"/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.45" table:style-name="ce6">
            <text:p>1.45</text:p>
          </table:table-cell>
          <table:table-cell table:style-name="ce7"/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8261.25" table:style-name="ce6">
            <text:p>118’261.25</text:p>
          </table:table-cell>
          <table:table-cell office:value-type="float" office:value="240000" table:style-name="ce7">
            <text:p>240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81331.64" table:style-name="ce6">
            <text:p>181’331.64</text:p>
          </table:table-cell>
          <table:table-cell table:style-name="ce6"/>
          <table:table-cell office:value-type="float" office:value="-58668" table:style-name="ce7">
            <text:p>-58’6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table:number-columns-repeated="2" table:style-name="ce6"/>
          <table:table-cell office:value-type="float" office:value="-1500" table:style-name="ce7">
            <text:p>-1’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39.6499999999996" table:style-name="ce6">
            <text:p>4’339.65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4729.8999999999996" table:style-name="ce6">
            <text:p>4’729.90</text:p>
          </table:table-cell>
          <table:table-cell table:style-name="ce6"/>
          <table:table-cell office:value-type="float" office:value="4730" table:style-name="ce7">
            <text:p>4’7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555.75" table:style-name="ce6">
            <text:p>26’555.75</text:p>
          </table:table-cell>
          <table:table-cell office:value-type="float" office:value="14000" table:style-name="ce7">
            <text:p>14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9900" table:style-name="ce6">
            <text:p>39’900.00</text:p>
          </table:table-cell>
          <table:table-cell office:value-type="float" office:value="25900" table:style-name="ce7">
            <text:p>25’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73</text:p>
          </table:table-cell>
          <table:table-cell office:value-type="string" table:style-name="ce3">
            <text:p>Nicht aufteilbarer Personalaufwand und -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366226.560000001" table:style-name="ce4">
            <text:p>11’366’226.56</text:p>
          </table:table-cell>
          <table:table-cell office:value-type="float" office:value="9928100" table:style-name="ce5">
            <text:p>9’928’1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971941.5999999996" table:style-name="ce4">
            <text:p>6’971’941.60</text:p>
          </table:table-cell>
          <table:table-cell table:style-name="ce4"/>
          <table:table-cell office:value-type="float" office:value="-2956158" table:style-name="ce5">
            <text:p>-2’956’1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8242.8" table:style-name="ce4">
            <text:p>128’242.80</text:p>
          </table:table-cell>
          <table:table-cell office:value-type="float" office:value="601000" table:style-name="ce5">
            <text:p>601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6105" table:style-name="ce4">
            <text:p>156’105.00</text:p>
          </table:table-cell>
          <table:table-cell office:value-type="float" office:value="-444895" table:style-name="ce5">
            <text:p>-444’8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237983.76" table:style-name="ce4">
            <text:p>11’237’983.76</text:p>
          </table:table-cell>
          <table:table-cell office:value-type="float" office:value="9327100" table:style-name="ce5">
            <text:p>9’327’1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6815836.5999999996" table:style-name="ce4">
            <text:p>6’815’836.6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3553.8" table:style-name="ce6">
            <text:p>933’553.80</text:p>
          </table:table-cell>
          <table:table-cell office:value-type="float" office:value="3397900" table:style-name="ce7">
            <text:p>3’397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946587.4" table:style-name="ce6">
            <text:p>946’587.40</text:p>
          </table:table-cell>
          <table:table-cell table:style-name="ce6"/>
          <table:table-cell office:value-type="float" office:value="-2451313" table:style-name="ce7">
            <text:p>-2’451’3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245.25" table:style-name="ce6">
            <text:p>71’245.25</text:p>
          </table:table-cell>
          <table:table-cell office:value-type="float" office:value="53800" table:style-name="ce7">
            <text:p>53’8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78059.350000000006" table:style-name="ce6">
            <text:p>78’059.35</text:p>
          </table:table-cell>
          <table:table-cell table:style-name="ce6"/>
          <table:table-cell office:value-type="float" office:value="24259" table:style-name="ce7">
            <text:p>24’2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682.1" table:style-name="ce6">
            <text:p>59’682.10</text:p>
          </table:table-cell>
          <table:table-cell office:value-type="float" office:value="66300" table:style-name="ce7">
            <text:p>66’3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71379.649999999994" table:style-name="ce6">
            <text:p>71’379.65</text:p>
          </table:table-cell>
          <table:table-cell table:style-name="ce6"/>
          <table:table-cell office:value-type="float" office:value="5080" table:style-name="ce7">
            <text:p>5’0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70.25" table:style-name="ce6">
            <text:p>6’970.25</text:p>
          </table:table-cell>
          <table:table-cell office:value-type="float" office:value="9100" table:style-name="ce7">
            <text:p>9’1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7523.9" table:style-name="ce6">
            <text:p>7’523.90</text:p>
          </table:table-cell>
          <table:table-cell table:style-name="ce6"/>
          <table:table-cell office:value-type="float" office:value="-1576" table:style-name="ce7">
            <text:p>-1’5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4" table:style-name="ce6">
            <text:p>644.00</text:p>
          </table:table-cell>
          <table:table-cell table:style-name="ce7"/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1064" table:style-name="ce6">
            <text:p>1’064.00</text:p>
          </table:table-cell>
          <table:table-cell table:style-name="ce6"/>
          <table:table-cell office:value-type="float" office:value="1064" table:style-name="ce7">
            <text:p>1’0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70467.0499999998" table:style-name="ce6">
            <text:p>6’970’467.05</text:p>
          </table:table-cell>
          <table:table-cell office:value-type="float" office:value="6075100" table:style-name="ce7">
            <text:p>6’075’100</text:p>
          </table:table-cell>
          <table:table-cell table:style-name="ce2"/>
          <table:table-cell office:value-type="string" table:style-name="ce2">
            <text:p>307</text:p>
          </table:table-cell>
          <table:table-cell office:value-type="string" table:style-name="ce2">
            <text:p>Besondere Rentenleistungen</text:p>
          </table:table-cell>
          <table:table-cell office:value-type="float" office:value="5572338" table:style-name="ce6">
            <text:p>5’572’338.00</text:p>
          </table:table-cell>
          <table:table-cell table:style-name="ce6"/>
          <table:table-cell office:value-type="float" office:value="-502762" table:style-name="ce7">
            <text:p>-502’7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7021.33" table:style-name="ce6">
            <text:p>227’021.33</text:p>
          </table:table-cell>
          <table:table-cell office:value-type="float" office:value="219900" table:style-name="ce7">
            <text:p>219’9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13440" table:style-name="ce6">
            <text:p>213’440.00</text:p>
          </table:table-cell>
          <table:table-cell table:style-name="ce6"/>
          <table:table-cell office:value-type="float" office:value="-6460" table:style-name="ce7">
            <text:p>-6’4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0.8" table:style-name="ce6">
            <text:p>390.80</text:p>
          </table:table-cell>
          <table:table-cell table:style-name="ce7"/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8100" table:style-name="ce6">
            <text:p>78’100.00</text:p>
          </table:table-cell>
          <table:table-cell office:value-type="float" office:value="86000" table:style-name="ce7">
            <text:p>86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81549.3" table:style-name="ce6">
            <text:p>81’549.30</text:p>
          </table:table-cell>
          <table:table-cell table:style-name="ce6"/>
          <table:table-cell office:value-type="float" office:value="-4451" table:style-name="ce7">
            <text:p>-4’4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00000" table:style-name="ce6">
            <text:p>3’000’000.00</text:p>
          </table:table-cell>
          <table:table-cell table:style-name="ce7"/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151.98" table:style-name="ce6">
            <text:p>18’151.98</text:p>
          </table:table-cell>
          <table:table-cell office:value-type="float" office:value="20000" table:style-name="ce7">
            <text:p>20’000</text:p>
          </table:table-cell>
          <table:table-cell table:style-name="ce2"/>
          <table:table-cell office:value-type="string" table:style-name="ce2">
            <text:p>397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office:value-type="float" office:value="-20000" table:style-name="ce7">
            <text:p>-20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8242.8" table:style-name="ce6">
            <text:p>128’242.80</text:p>
          </table:table-cell>
          <table:table-cell office:value-type="float" office:value="601000" table:style-name="ce7">
            <text:p>601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6105" table:style-name="ce6">
            <text:p>156’105.00</text:p>
          </table:table-cell>
          <table:table-cell office:value-type="float" office:value="-444895" table:style-name="ce7">
            <text:p>-444’8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74</text:p>
          </table:table-cell>
          <table:table-cell office:value-type="string" table:style-name="ce3">
            <text:p>Caféteria Rathaus und Amtshau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0677.45" table:style-name="ce4">
            <text:p>130’677.45</text:p>
          </table:table-cell>
          <table:table-cell office:value-type="float" office:value="132500" table:style-name="ce5">
            <text:p>132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17669.22" table:style-name="ce4">
            <text:p>117’669.22</text:p>
          </table:table-cell>
          <table:table-cell table:style-name="ce4"/>
          <table:table-cell office:value-type="float" office:value="-14831" table:style-name="ce5">
            <text:p>-14’8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7811.38" table:style-name="ce4">
            <text:p>117’811.38</text:p>
          </table:table-cell>
          <table:table-cell office:value-type="float" office:value="95500" table:style-name="ce5">
            <text:p>95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96954.63" table:style-name="ce4">
            <text:p>96’954.63</text:p>
          </table:table-cell>
          <table:table-cell office:value-type="float" office:value="1455" table:style-name="ce5">
            <text:p>1’4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866.07" table:style-name="ce4">
            <text:p>12’866.07</text:p>
          </table:table-cell>
          <table:table-cell office:value-type="float" office:value="37000" table:style-name="ce5">
            <text:p>37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0714.59" table:style-name="ce4">
            <text:p>20’714.5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587.05" table:style-name="ce6">
            <text:p>54’587.05</text:p>
          </table:table-cell>
          <table:table-cell office:value-type="float" office:value="60000" table:style-name="ce7">
            <text:p>60’0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46103.15" table:style-name="ce6">
            <text:p>46’103.15</text:p>
          </table:table-cell>
          <table:table-cell table:style-name="ce6"/>
          <table:table-cell office:value-type="float" office:value="-13897" table:style-name="ce7">
            <text:p>-13’8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93.45" table:style-name="ce6">
            <text:p>5’393.45</text:p>
          </table:table-cell>
          <table:table-cell office:value-type="float" office:value="4500" table:style-name="ce7">
            <text:p>4’5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3292.7" table:style-name="ce6">
            <text:p>3’292.70</text:p>
          </table:table-cell>
          <table:table-cell table:style-name="ce6"/>
          <table:table-cell office:value-type="float" office:value="-1207" table:style-name="ce7">
            <text:p>-1’2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81.55" table:style-name="ce6">
            <text:p>4’381.55</text:p>
          </table:table-cell>
          <table:table-cell office:value-type="float" office:value="5600" table:style-name="ce7">
            <text:p>5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346.0500000000002" table:style-name="ce6">
            <text:p>2’346.05</text:p>
          </table:table-cell>
          <table:table-cell table:style-name="ce6"/>
          <table:table-cell office:value-type="float" office:value="-3254" table:style-name="ce7">
            <text:p>-3’2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5.19999999999999" table:style-name="ce6">
            <text:p>155.20</text:p>
          </table:table-cell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66.35" table:style-name="ce6">
            <text:p>166.35</text:p>
          </table:table-cell>
          <table:table-cell table:style-name="ce6"/>
          <table:table-cell office:value-type="float" office:value="-34" table:style-name="ce7">
            <text:p>-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table:number-columns-repeated="2" table:style-name="ce6"/>
          <table:table-cell office:value-type="float" office:value="-1200" table:style-name="ce7">
            <text:p>-1’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42.75" table:style-name="ce6">
            <text:p>942.75</text:p>
          </table:table-cell>
          <table:table-cell table:style-name="ce7"/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905.1" table:style-name="ce6">
            <text:p>905.10</text:p>
          </table:table-cell>
          <table:table-cell table:style-name="ce6"/>
          <table:table-cell office:value-type="float" office:value="905" table:style-name="ce7">
            <text:p>9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738.2" table:style-name="ce6">
            <text:p>64’738.20</text:p>
          </table:table-cell>
          <table:table-cell office:value-type="float" office:value="60500" table:style-name="ce7">
            <text:p>60’5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64594.57" table:style-name="ce6">
            <text:p>64’594.57</text:p>
          </table:table-cell>
          <table:table-cell table:style-name="ce6"/>
          <table:table-cell office:value-type="float" office:value="4095" table:style-name="ce7">
            <text:p>4’0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9.25" table:style-name="ce6">
            <text:p>479.25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61.3" table:style-name="ce6">
            <text:p>261.30</text:p>
          </table:table-cell>
          <table:table-cell table:style-name="ce6"/>
          <table:table-cell office:value-type="float" office:value="-239" table:style-name="ce7">
            <text:p>-2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5994.850000000006" table:style-name="ce6">
            <text:p>75’994.85</text:p>
          </table:table-cell>
          <table:table-cell office:value-type="float" office:value="72500" table:style-name="ce7">
            <text:p>72’5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74734.100000000006" table:style-name="ce6">
            <text:p>74’734.10</text:p>
          </table:table-cell>
          <table:table-cell office:value-type="float" office:value="2234" table:style-name="ce7">
            <text:p>2’2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69.7" table:style-name="ce6">
            <text:p>5’469.70</text:p>
          </table:table-cell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031" table:style-name="ce6">
            <text:p>2’031.00</text:p>
          </table:table-cell>
          <table:table-cell office:value-type="float" office:value="-969" table:style-name="ce7">
            <text:p>-9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194.849999999999" table:style-name="ce6">
            <text:p>18’194.85</text:p>
          </table:table-cell>
          <table:table-cell table:style-name="ce7"/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0189.53" table:style-name="ce6">
            <text:p>20’189.53</text:p>
          </table:table-cell>
          <table:table-cell office:value-type="float" office:value="20190" table:style-name="ce7">
            <text:p>20’1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151.98" table:style-name="ce6">
            <text:p>18’151.98</text:p>
          </table:table-cell>
          <table:table-cell office:value-type="float" office:value="20000" table:style-name="ce7">
            <text:p>20’000</text:p>
          </table:table-cell>
          <table:table-cell table:style-name="ce2"/>
          <table:table-cell office:value-type="string" table:style-name="ce2">
            <text:p>497</text:p>
          </table:table-cell>
          <table:table-cell office:value-type="string" table:style-name="ce2">
            <text:p>Intern verrechneter Ertrag</text:p>
          </table:table-cell>
          <table:table-cell table:number-columns-repeated="2" table:style-name="ce6"/>
          <table:table-cell office:value-type="float" office:value="-20000" table:style-name="ce7">
            <text:p>-20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8</text:p>
          </table:table-cell>
          <table:table-cell office:value-type="string" table:style-name="ce3">
            <text:p>Informatikdienste St.Gall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447069.58" table:style-name="ce4">
            <text:p>10’447’069.58</text:p>
          </table:table-cell>
          <table:table-cell office:value-type="float" office:value="11492700" table:style-name="ce5">
            <text:p>11’492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0218556.93" table:style-name="ce4">
            <text:p>10’218’556.93</text:p>
          </table:table-cell>
          <table:table-cell table:style-name="ce4"/>
          <table:table-cell office:value-type="float" office:value="-1360743" table:style-name="ce5">
            <text:p>-1’360’7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6600" table:style-name="ce5">
            <text:p>86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743770.09" table:style-name="ce4">
            <text:p>10’743’770.09</text:p>
          </table:table-cell>
          <table:table-cell office:value-type="float" office:value="9846260" table:style-name="ce5">
            <text:p>9’846’26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0338345.1" table:style-name="ce4">
            <text:p>10’338’345.10</text:p>
          </table:table-cell>
          <table:table-cell office:value-type="float" office:value="492085" table:style-name="ce5">
            <text:p>492’0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733040" table:style-name="ce5">
            <text:p>1’733’04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6700.51" table:style-name="ce4">
            <text:p>296’700.51</text:p>
          </table:table-cell>
          <table:table-cell table:style-name="ce5"/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19788.17" table:style-name="ce4">
            <text:p>119’788.17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8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971598.5700000003" table:style-name="ce4">
            <text:p>5’971’598.57</text:p>
          </table:table-cell>
          <table:table-cell office:value-type="float" office:value="6049200" table:style-name="ce5">
            <text:p>6’049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984471.2199999997" table:style-name="ce4">
            <text:p>5’984’471.22</text:p>
          </table:table-cell>
          <table:table-cell table:style-name="ce4"/>
          <table:table-cell office:value-type="float" office:value="-151329" table:style-name="ce5">
            <text:p>-151’3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6600" table:style-name="ce5">
            <text:p>86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136571.2699999996" table:style-name="ce4">
            <text:p>8’136’571.27</text:p>
          </table:table-cell>
          <table:table-cell office:value-type="float" office:value="7324300" table:style-name="ce5">
            <text:p>7’324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7920550.1200000001" table:style-name="ce4">
            <text:p>7’920’550.12</text:p>
          </table:table-cell>
          <table:table-cell office:value-type="float" office:value="596250" table:style-name="ce5">
            <text:p>596’2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164972.7000000002" table:style-name="ce4">
            <text:p>2’164’972.70</text:p>
          </table:table-cell>
          <table:table-cell office:value-type="float" office:value="1188500" table:style-name="ce5">
            <text:p>1’188’5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936078.9" table:style-name="ce4">
            <text:p>1’936’078.9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52237.7" table:style-name="ce6">
            <text:p>4’852’237.70</text:p>
          </table:table-cell>
          <table:table-cell office:value-type="float" office:value="4826200" table:style-name="ce7">
            <text:p>4’826’2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4912712.6500000004" table:style-name="ce6">
            <text:p>4’912’712.65</text:p>
          </table:table-cell>
          <table:table-cell table:style-name="ce6"/>
          <table:table-cell office:value-type="float" office:value="-87" table:style-name="ce7">
            <text:p>-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6600" table:style-name="ce7">
            <text:p>86’6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9959.25" table:style-name="ce6">
            <text:p>359’959.25</text:p>
          </table:table-cell>
          <table:table-cell office:value-type="float" office:value="359300" table:style-name="ce7">
            <text:p>359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362998.5" table:style-name="ce6">
            <text:p>362’998.50</text:p>
          </table:table-cell>
          <table:table-cell table:style-name="ce6"/>
          <table:table-cell office:value-type="float" office:value="3699" table:style-name="ce7">
            <text:p>3’6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5141.5" table:style-name="ce6">
            <text:p>445’141.50</text:p>
          </table:table-cell>
          <table:table-cell office:value-type="float" office:value="445900" table:style-name="ce7">
            <text:p>445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457907.15" table:style-name="ce6">
            <text:p>457’907.15</text:p>
          </table:table-cell>
          <table:table-cell table:style-name="ce6"/>
          <table:table-cell office:value-type="float" office:value="12007" table:style-name="ce7">
            <text:p>12’0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768.95" table:style-name="ce6">
            <text:p>14’768.95</text:p>
          </table:table-cell>
          <table:table-cell office:value-type="float" office:value="15600" table:style-name="ce7">
            <text:p>15’6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9182.3" table:style-name="ce6">
            <text:p>19’182.30</text:p>
          </table:table-cell>
          <table:table-cell table:style-name="ce6"/>
          <table:table-cell office:value-type="float" office:value="3582" table:style-name="ce7">
            <text:p>3’5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54.15" table:style-name="ce6">
            <text:p>1’554.15</text:p>
          </table:table-cell>
          <table:table-cell office:value-type="float" office:value="36200" table:style-name="ce7">
            <text:p>36’200</text:p>
          </table:table-cell>
          <table:table-cell table:style-name="ce2"/>
          <table:table-cell office:value-type="string" table:style-name="ce2">
            <text:p>308</text:p>
          </table:table-cell>
          <table:table-cell office:value-type="string" table:style-name="ce2">
            <text:p>Entschädigungen für temporäre Arbeitskräfte</text:p>
          </table:table-cell>
          <table:table-cell office:value-type="float" office:value="5853.6" table:style-name="ce6">
            <text:p>5’853.60</text:p>
          </table:table-cell>
          <table:table-cell table:style-name="ce6"/>
          <table:table-cell office:value-type="float" office:value="-30346" table:style-name="ce7">
            <text:p>-30’3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541.599999999999" table:style-name="ce6">
            <text:p>38’541.60</text:p>
          </table:table-cell>
          <table:table-cell office:value-type="float" office:value="128500" table:style-name="ce7">
            <text:p>128’5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56524.81" table:style-name="ce6">
            <text:p>56’524.81</text:p>
          </table:table-cell>
          <table:table-cell table:style-name="ce6"/>
          <table:table-cell office:value-type="float" office:value="-71975" table:style-name="ce7">
            <text:p>-71’9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64.5" table:style-name="ce6">
            <text:p>3’664.50</text:p>
          </table:table-cell>
          <table:table-cell office:value-type="float" office:value="9100" table:style-name="ce7">
            <text:p>9’1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959.13" table:style-name="ce6">
            <text:p>3’959.13</text:p>
          </table:table-cell>
          <table:table-cell table:style-name="ce6"/>
          <table:table-cell office:value-type="float" office:value="-5141" table:style-name="ce7">
            <text:p>-5’1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113.5" table:style-name="ce6">
            <text:p>30’113.50</text:p>
          </table:table-cell>
          <table:table-cell office:value-type="float" office:value="37500" table:style-name="ce7">
            <text:p>37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5907.550000000003" table:style-name="ce6">
            <text:p>35’907.55</text:p>
          </table:table-cell>
          <table:table-cell table:style-name="ce6"/>
          <table:table-cell office:value-type="float" office:value="-1592" table:style-name="ce7">
            <text:p>-1’5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53.8999999999996" table:style-name="ce6">
            <text:p>4’553.9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3689.55" table:style-name="ce6">
            <text:p>3’689.55</text:p>
          </table:table-cell>
          <table:table-cell table:style-name="ce6"/>
          <table:table-cell office:value-type="float" office:value="-2310" table:style-name="ce7">
            <text:p>-2’3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5.55" table:style-name="ce6">
            <text:p>225.55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925.55" table:style-name="ce6">
            <text:p>925.55</text:p>
          </table:table-cell>
          <table:table-cell table:style-name="ce6"/>
          <table:table-cell office:value-type="float" office:value="-274" table:style-name="ce7">
            <text:p>-2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33.4" table:style-name="ce6">
            <text:p>3’833.40</text:p>
          </table:table-cell>
          <table:table-cell office:value-type="float" office:value="11500" table:style-name="ce7">
            <text:p>11’5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1500.2" table:style-name="ce6">
            <text:p>11’500.20</text:p>
          </table:table-cell>
          <table:table-cell table:style-name="ce6"/>
          <table:table-cell office:value-type="float" office:value="0" table:style-name="ce7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042" table:style-name="ce6">
            <text:p>22’042.00</text:p>
          </table:table-cell>
          <table:table-cell office:value-type="float" office:value="24700" table:style-name="ce7">
            <text:p>24’7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0487.47" table:style-name="ce6">
            <text:p>20’487.47</text:p>
          </table:table-cell>
          <table:table-cell table:style-name="ce6"/>
          <table:table-cell office:value-type="float" office:value="-4213" table:style-name="ce7">
            <text:p>-4’2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6274.70000000001" table:style-name="ce6">
            <text:p>156’274.70</text:p>
          </table:table-cell>
          <table:table-cell office:value-type="float" office:value="118100" table:style-name="ce7">
            <text:p>118’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67149.350000000006" table:style-name="ce6">
            <text:p>67’149.35</text:p>
          </table:table-cell>
          <table:table-cell table:style-name="ce6"/>
          <table:table-cell office:value-type="float" office:value="-50951" table:style-name="ce7">
            <text:p>-50’9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94.1499999999996" table:style-name="ce6">
            <text:p>4’994.15</text:p>
          </table:table-cell>
          <table:table-cell office:value-type="float" office:value="4900" table:style-name="ce7">
            <text:p>4’9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4005.39" table:style-name="ce6">
            <text:p>4’005.39</text:p>
          </table:table-cell>
          <table:table-cell table:style-name="ce6"/>
          <table:table-cell office:value-type="float" office:value="-895" table:style-name="ce7">
            <text:p>-8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584.15" table:style-name="ce6">
            <text:p>12’584.15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7942.85" table:style-name="ce6">
            <text:p>7’942.85</text:p>
          </table:table-cell>
          <table:table-cell table:style-name="ce6"/>
          <table:table-cell office:value-type="float" office:value="1943" table:style-name="ce7">
            <text:p>1’9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0" table:style-name="ce6">
            <text:p>2’000.0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2000" table:style-name="ce6">
            <text:p>2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109.57" table:style-name="ce6">
            <text:p>19’109.57</text:p>
          </table:table-cell>
          <table:table-cell office:value-type="float" office:value="16500" table:style-name="ce7">
            <text:p>16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1725.17" table:style-name="ce6">
            <text:p>11’725.17</text:p>
          </table:table-cell>
          <table:table-cell table:style-name="ce6"/>
          <table:table-cell office:value-type="float" office:value="-4775" table:style-name="ce7">
            <text:p>-4’7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0687.05" table:style-name="ce6">
            <text:p>110’687.05</text:p>
          </table:table-cell>
          <table:table-cell office:value-type="float" office:value="76400" table:style-name="ce7">
            <text:p>76’4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94726.65" table:style-name="ce6">
            <text:p>94’726.65</text:p>
          </table:table-cell>
          <table:table-cell office:value-type="float" office:value="18327" table:style-name="ce7">
            <text:p>18’3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7" table:style-name="ce6">
            <text:p>717.00</text:p>
          </table:table-cell>
          <table:table-cell table:style-name="ce7"/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525.79999999999995" table:style-name="ce6">
            <text:p>525.80</text:p>
          </table:table-cell>
          <table:table-cell office:value-type="float" office:value="526" table:style-name="ce7">
            <text:p>5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57955" table:style-name="ce6">
            <text:p>1’757’955.00</text:p>
          </table:table-cell>
          <table:table-cell office:value-type="float" office:value="1699400" table:style-name="ce7">
            <text:p>1’699’4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704105.5" table:style-name="ce6">
            <text:p>1’704’105.50</text:p>
          </table:table-cell>
          <table:table-cell office:value-type="float" office:value="4706" table:style-name="ce7">
            <text:p>4’7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848.099999999999" table:style-name="ce6">
            <text:p>18’848.10</text:p>
          </table:table-cell>
          <table:table-cell table:style-name="ce7"/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48364.1200000001" table:style-name="ce6">
            <text:p>6’248’364.12</text:p>
          </table:table-cell>
          <table:table-cell office:value-type="float" office:value="5548500" table:style-name="ce7">
            <text:p>5’548’500</text:p>
          </table:table-cell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6121192.1699999999" table:style-name="ce6">
            <text:p>6’121’192.17</text:p>
          </table:table-cell>
          <table:table-cell office:value-type="float" office:value="572692" table:style-name="ce7">
            <text:p>572’6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81</text:p>
          </table:table-cell>
          <table:table-cell office:value-type="string" table:style-name="ce3">
            <text:p>Informatik und Geräte der Büroautomatio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51451.07" table:style-name="ce4">
            <text:p>2’051’451.07</text:p>
          </table:table-cell>
          <table:table-cell office:value-type="float" office:value="2778400" table:style-name="ce5">
            <text:p>2’778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034959.79" table:style-name="ce4">
            <text:p>2’034’959.79</text:p>
          </table:table-cell>
          <table:table-cell table:style-name="ce4"/>
          <table:table-cell office:value-type="float" office:value="-743440" table:style-name="ce5">
            <text:p>-743’4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73397.79" table:style-name="ce4">
            <text:p>473’397.79</text:p>
          </table:table-cell>
          <table:table-cell office:value-type="float" office:value="403400" table:style-name="ce5">
            <text:p>403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30231.73" table:style-name="ce4">
            <text:p>430’231.73</text:p>
          </table:table-cell>
          <table:table-cell office:value-type="float" office:value="26832" table:style-name="ce5">
            <text:p>26’8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78053.28" table:style-name="ce4">
            <text:p>1’578’053.28</text:p>
          </table:table-cell>
          <table:table-cell office:value-type="float" office:value="2375000" table:style-name="ce5">
            <text:p>2’375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604728.06" table:style-name="ce4">
            <text:p>1’604’728.06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18.2" table:style-name="ce6">
            <text:p>7’118.20</text:p>
          </table:table-cell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5987.48" table:style-name="ce6">
            <text:p>5’987.48</text:p>
          </table:table-cell>
          <table:table-cell table:style-name="ce6"/>
          <table:table-cell office:value-type="float" office:value="-2013" table:style-name="ce7">
            <text:p>-2’0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3830.2" table:style-name="ce6">
            <text:p>393’830.20</text:p>
          </table:table-cell>
          <table:table-cell office:value-type="float" office:value="516800" table:style-name="ce7">
            <text:p>516’8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401972.15" table:style-name="ce6">
            <text:p>401’972.15</text:p>
          </table:table-cell>
          <table:table-cell table:style-name="ce6"/>
          <table:table-cell office:value-type="float" office:value="-114828" table:style-name="ce7">
            <text:p>-114’8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9373.73" table:style-name="ce6">
            <text:p>169’373.73</text:p>
          </table:table-cell>
          <table:table-cell office:value-type="float" office:value="250400" table:style-name="ce7">
            <text:p>250’4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60177.95000000001" table:style-name="ce6">
            <text:p>160’177.95</text:p>
          </table:table-cell>
          <table:table-cell table:style-name="ce6"/>
          <table:table-cell office:value-type="float" office:value="-90222" table:style-name="ce7">
            <text:p>-90’2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1128.94" table:style-name="ce6">
            <text:p>1’481’128.94</text:p>
          </table:table-cell>
          <table:table-cell office:value-type="float" office:value="2003200" table:style-name="ce7">
            <text:p>2’003’2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466822.21" table:style-name="ce6">
            <text:p>1’466’822.21</text:p>
          </table:table-cell>
          <table:table-cell table:style-name="ce6"/>
          <table:table-cell office:value-type="float" office:value="-536378" table:style-name="ce7">
            <text:p>-536’3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715" table:style-name="ce6">
            <text:p>26’715.00</text:p>
          </table:table-cell>
          <table:table-cell office:value-type="float" office:value="10100" table:style-name="ce7">
            <text:p>10’1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36205.5" table:style-name="ce6">
            <text:p>36’205.50</text:p>
          </table:table-cell>
          <table:table-cell office:value-type="float" office:value="26106" table:style-name="ce7">
            <text:p>26’1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4604.65" table:style-name="ce6">
            <text:p>114’604.65</text:p>
          </table:table-cell>
          <table:table-cell office:value-type="float" office:value="111600" table:style-name="ce7">
            <text:p>111’6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18212.7" table:style-name="ce6">
            <text:p>118’212.70</text:p>
          </table:table-cell>
          <table:table-cell office:value-type="float" office:value="6613" table:style-name="ce7">
            <text:p>6’6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2078.14" table:style-name="ce6">
            <text:p>332’078.14</text:p>
          </table:table-cell>
          <table:table-cell office:value-type="float" office:value="281700" table:style-name="ce7">
            <text:p>281’700</text:p>
          </table:table-cell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75813.53000000003" table:style-name="ce6">
            <text:p>275’813.53</text:p>
          </table:table-cell>
          <table:table-cell office:value-type="float" office:value="-5886" table:style-name="ce7">
            <text:p>-5’8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82</text:p>
          </table:table-cell>
          <table:table-cell office:value-type="string" table:style-name="ce3">
            <text:p>Druck- und Kopiergerä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15797.94999999995" table:style-name="ce4">
            <text:p>615’797.95</text:p>
          </table:table-cell>
          <table:table-cell office:value-type="float" office:value="455300" table:style-name="ce5">
            <text:p>455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45994.3" table:style-name="ce4">
            <text:p>445’994.30</text:p>
          </table:table-cell>
          <table:table-cell table:style-name="ce4"/>
          <table:table-cell office:value-type="float" office:value="-9306" table:style-name="ce5">
            <text:p>-9’3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12170.01" table:style-name="ce4">
            <text:p>712’170.01</text:p>
          </table:table-cell>
          <table:table-cell office:value-type="float" office:value="702900" table:style-name="ce5">
            <text:p>702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07026.57999999996" table:style-name="ce4">
            <text:p>607’026.58</text:p>
          </table:table-cell>
          <table:table-cell office:value-type="float" office:value="-95873" table:style-name="ce5">
            <text:p>-95’8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6372.06" table:style-name="ce4">
            <text:p>96’372.06</text:p>
          </table:table-cell>
          <table:table-cell office:value-type="float" office:value="247600" table:style-name="ce5">
            <text:p>247’6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61032.28" table:style-name="ce4">
            <text:p>161’032.28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15797.94999999995" table:style-name="ce6">
            <text:p>615’797.95</text:p>
          </table:table-cell>
          <table:table-cell office:value-type="float" office:value="455300" table:style-name="ce7">
            <text:p>455’3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445994.3" table:style-name="ce6">
            <text:p>445’994.30</text:p>
          </table:table-cell>
          <table:table-cell table:style-name="ce6"/>
          <table:table-cell office:value-type="float" office:value="-9306" table:style-name="ce7">
            <text:p>-9’3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5140.9" table:style-name="ce6">
            <text:p>155’140.90</text:p>
          </table:table-cell>
          <table:table-cell office:value-type="float" office:value="153200" table:style-name="ce7">
            <text:p>153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25986.22" table:style-name="ce6">
            <text:p>125’986.22</text:p>
          </table:table-cell>
          <table:table-cell office:value-type="float" office:value="-27214" table:style-name="ce7">
            <text:p>-27’2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57029.11" table:style-name="ce6">
            <text:p>557’029.11</text:p>
          </table:table-cell>
          <table:table-cell office:value-type="float" office:value="549700" table:style-name="ce7">
            <text:p>549’700</text:p>
          </table:table-cell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481040.36" table:style-name="ce6">
            <text:p>481’040.36</text:p>
          </table:table-cell>
          <table:table-cell office:value-type="float" office:value="-68660" table:style-name="ce7">
            <text:p>-68’6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83</text:p>
          </table:table-cell>
          <table:table-cell office:value-type="string" table:style-name="ce3">
            <text:p>Netzwerk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28403.9" table:style-name="ce4">
            <text:p>1’428’403.90</text:p>
          </table:table-cell>
          <table:table-cell office:value-type="float" office:value="1691000" table:style-name="ce5">
            <text:p>1’691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366171.3" table:style-name="ce4">
            <text:p>1’366’171.30</text:p>
          </table:table-cell>
          <table:table-cell table:style-name="ce4"/>
          <table:table-cell office:value-type="float" office:value="-324829" table:style-name="ce5">
            <text:p>-324’8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47408.9" table:style-name="ce4">
            <text:p>647’408.90</text:p>
          </table:table-cell>
          <table:table-cell office:value-type="float" office:value="610700" table:style-name="ce5">
            <text:p>610’7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65845.38" table:style-name="ce4">
            <text:p>665’845.38</text:p>
          </table:table-cell>
          <table:table-cell office:value-type="float" office:value="55145" table:style-name="ce5">
            <text:p>55’1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80995" table:style-name="ce4">
            <text:p>780’995.00</text:p>
          </table:table-cell>
          <table:table-cell office:value-type="float" office:value="1080300" table:style-name="ce5">
            <text:p>1’080’3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700325.92" table:style-name="ce4">
            <text:p>700’325.9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55.55" table:style-name="ce6">
            <text:p>6’055.55</text:p>
          </table:table-cell>
          <table:table-cell office:value-type="float" office:value="19800" table:style-name="ce7">
            <text:p>19’8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769.35" table:style-name="ce6">
            <text:p>5’769.35</text:p>
          </table:table-cell>
          <table:table-cell table:style-name="ce6"/>
          <table:table-cell office:value-type="float" office:value="-14031" table:style-name="ce7">
            <text:p>-14’0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22348.35" table:style-name="ce6">
            <text:p>1’422’348.35</text:p>
          </table:table-cell>
          <table:table-cell office:value-type="float" office:value="1671200" table:style-name="ce7">
            <text:p>1’671’2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360401.95" table:style-name="ce6">
            <text:p>1’360’401.95</text:p>
          </table:table-cell>
          <table:table-cell table:style-name="ce6"/>
          <table:table-cell office:value-type="float" office:value="-310798" table:style-name="ce7">
            <text:p>-310’7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6170.29999999999" table:style-name="ce6">
            <text:p>146’170.30</text:p>
          </table:table-cell>
          <table:table-cell office:value-type="float" office:value="149300" table:style-name="ce7">
            <text:p>149’3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48608.35" table:style-name="ce6">
            <text:p>148’608.35</text:p>
          </table:table-cell>
          <table:table-cell office:value-type="float" office:value="-692" table:style-name="ce7">
            <text:p>-6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1238.6" table:style-name="ce6">
            <text:p>501’238.60</text:p>
          </table:table-cell>
          <table:table-cell office:value-type="float" office:value="461400" table:style-name="ce7">
            <text:p>461’400</text:p>
          </table:table-cell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517237.03" table:style-name="ce6">
            <text:p>517’237.03</text:p>
          </table:table-cell>
          <table:table-cell office:value-type="float" office:value="55837" table:style-name="ce7">
            <text:p>55’8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84</text:p>
          </table:table-cell>
          <table:table-cell office:value-type="string" table:style-name="ce3">
            <text:p>Digitale Telefoni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79818.09" table:style-name="ce4">
            <text:p>379’818.09</text:p>
          </table:table-cell>
          <table:table-cell office:value-type="float" office:value="518800" table:style-name="ce5">
            <text:p>518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86960.32" table:style-name="ce4">
            <text:p>386’960.32</text:p>
          </table:table-cell>
          <table:table-cell table:style-name="ce4"/>
          <table:table-cell office:value-type="float" office:value="-131840" table:style-name="ce5">
            <text:p>-131’8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74222.12" table:style-name="ce4">
            <text:p>774’222.12</text:p>
          </table:table-cell>
          <table:table-cell office:value-type="float" office:value="804960" table:style-name="ce5">
            <text:p>804’96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714691.29" table:style-name="ce4">
            <text:p>714’691.29</text:p>
          </table:table-cell>
          <table:table-cell office:value-type="float" office:value="-90269" table:style-name="ce5">
            <text:p>-90’2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94404.03" table:style-name="ce4">
            <text:p>394’404.03</text:p>
          </table:table-cell>
          <table:table-cell office:value-type="float" office:value="286160" table:style-name="ce5">
            <text:p>286’16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327730.96999999997" table:style-name="ce4">
            <text:p>327’730.97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8.33999999999997" table:style-name="ce6">
            <text:p>258.34</text:p>
          </table:table-cell>
          <table:table-cell office:value-type="float" office:value="11000" table:style-name="ce7">
            <text:p>11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69.33" table:style-name="ce6">
            <text:p>69.33</text:p>
          </table:table-cell>
          <table:table-cell table:style-name="ce6"/>
          <table:table-cell office:value-type="float" office:value="-10931" table:style-name="ce7">
            <text:p>-10’9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5485.1" table:style-name="ce6">
            <text:p>355’485.10</text:p>
          </table:table-cell>
          <table:table-cell office:value-type="float" office:value="439400" table:style-name="ce7">
            <text:p>439’4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354057.99" table:style-name="ce6">
            <text:p>354’057.99</text:p>
          </table:table-cell>
          <table:table-cell table:style-name="ce6"/>
          <table:table-cell office:value-type="float" office:value="-85342" table:style-name="ce7">
            <text:p>-85’3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074.65" table:style-name="ce6">
            <text:p>24’074.65</text:p>
          </table:table-cell>
          <table:table-cell office:value-type="float" office:value="68400" table:style-name="ce7">
            <text:p>68’4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2833" table:style-name="ce6">
            <text:p>32’833.00</text:p>
          </table:table-cell>
          <table:table-cell table:style-name="ce6"/>
          <table:table-cell office:value-type="float" office:value="-35567" table:style-name="ce7">
            <text:p>-35’5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1124.4" table:style-name="ce6">
            <text:p>191’124.40</text:p>
          </table:table-cell>
          <table:table-cell office:value-type="float" office:value="213100" table:style-name="ce7">
            <text:p>213’1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49390.79999999999" table:style-name="ce6">
            <text:p>149’390.80</text:p>
          </table:table-cell>
          <table:table-cell office:value-type="float" office:value="-63709" table:style-name="ce7">
            <text:p>-63’7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3097.72" table:style-name="ce6">
            <text:p>583’097.72</text:p>
          </table:table-cell>
          <table:table-cell office:value-type="float" office:value="591860" table:style-name="ce7">
            <text:p>591’860</text:p>
          </table:table-cell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565300.49" table:style-name="ce6">
            <text:p>565’300.49</text:p>
          </table:table-cell>
          <table:table-cell office:value-type="float" office:value="-26560" table:style-name="ce7">
            <text:p>-26’5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29</text:p>
          </table:table-cell>
          <table:table-cell office:value-type="string" table:style-name="ce3">
            <text:p>Organisationsentwicklun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41798.08" table:style-name="ce4">
            <text:p>341’798.08</text:p>
          </table:table-cell>
          <table:table-cell office:value-type="float" office:value="510500" table:style-name="ce5">
            <text:p>510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74809.97" table:style-name="ce4">
            <text:p>474’809.97</text:p>
          </table:table-cell>
          <table:table-cell table:style-name="ce4"/>
          <table:table-cell office:value-type="float" office:value="-38390" table:style-name="ce5">
            <text:p>-38’3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700" table:style-name="ce5">
            <text:p>2’7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000" table:style-name="ce4">
            <text:p>8’000.00</text:p>
          </table:table-cell>
          <table:table-cell office:value-type="float" office:value="4800" table:style-name="ce5">
            <text:p>4’8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003.2" table:style-name="ce4">
            <text:p>15’003.20</text:p>
          </table:table-cell>
          <table:table-cell office:value-type="float" office:value="10203" table:style-name="ce5">
            <text:p>10’2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33798.08" table:style-name="ce4">
            <text:p>333’798.08</text:p>
          </table:table-cell>
          <table:table-cell office:value-type="float" office:value="508400" table:style-name="ce5">
            <text:p>508’4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59806.77" table:style-name="ce4">
            <text:p>459’806.7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7203.95" table:style-name="ce6">
            <text:p>287’203.95</text:p>
          </table:table-cell>
          <table:table-cell office:value-type="float" office:value="419700" table:style-name="ce7">
            <text:p>419’7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391063.55" table:style-name="ce6">
            <text:p>391’063.55</text:p>
          </table:table-cell>
          <table:table-cell table:style-name="ce6"/>
          <table:table-cell office:value-type="float" office:value="-28636" table:style-name="ce7">
            <text:p>-28’6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911.95" table:style-name="ce6">
            <text:p>20’911.95</text:p>
          </table:table-cell>
          <table:table-cell office:value-type="float" office:value="31100" table:style-name="ce7">
            <text:p>31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8349.5" table:style-name="ce6">
            <text:p>28’349.50</text:p>
          </table:table-cell>
          <table:table-cell table:style-name="ce6"/>
          <table:table-cell office:value-type="float" office:value="-2751" table:style-name="ce7">
            <text:p>-2’7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306.799999999999" table:style-name="ce6">
            <text:p>26’306.80</text:p>
          </table:table-cell>
          <table:table-cell office:value-type="float" office:value="37800" table:style-name="ce7">
            <text:p>37’8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4189.699999999997" table:style-name="ce6">
            <text:p>34’189.70</text:p>
          </table:table-cell>
          <table:table-cell table:style-name="ce6"/>
          <table:table-cell office:value-type="float" office:value="-3610" table:style-name="ce7">
            <text:p>-3’6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1.85" table:style-name="ce6">
            <text:p>811.85</text:p>
          </table:table-cell>
          <table:table-cell office:value-type="float" office:value="1400" table:style-name="ce7">
            <text:p>1’4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481" table:style-name="ce6">
            <text:p>1’481.00</text:p>
          </table:table-cell>
          <table:table-cell table:style-name="ce6"/>
          <table:table-cell office:value-type="float" office:value="81" table:style-name="ce7">
            <text:p>8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63.5" table:style-name="ce6">
            <text:p>763.50</text:p>
          </table:table-cell>
          <table:table-cell office:value-type="float" office:value="1800" table:style-name="ce7">
            <text:p>1’8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414.5" table:style-name="ce6">
            <text:p>4’414.50</text:p>
          </table:table-cell>
          <table:table-cell table:style-name="ce6"/>
          <table:table-cell office:value-type="float" office:value="-86" table:style-name="ce7">
            <text:p>-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700" table:style-name="ce7">
            <text:p>2’7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7.85" table:style-name="ce6">
            <text:p>737.85</text:p>
          </table:table-cell>
          <table:table-cell office:value-type="float" office:value="700" table:style-name="ce7">
            <text:p>7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954.75" table:style-name="ce6">
            <text:p>1’954.75</text:p>
          </table:table-cell>
          <table:table-cell table:style-name="ce6"/>
          <table:table-cell office:value-type="float" office:value="1255" table:style-name="ce7">
            <text:p>1’2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7.20000000000005" table:style-name="ce6">
            <text:p>527.20</text:p>
          </table:table-cell>
          <table:table-cell office:value-type="float" office:value="12000" table:style-name="ce7">
            <text:p>12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374.85" table:style-name="ce6">
            <text:p>5’374.85</text:p>
          </table:table-cell>
          <table:table-cell table:style-name="ce6"/>
          <table:table-cell office:value-type="float" office:value="-6625" table:style-name="ce7">
            <text:p>-6’6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27.3499999999999" table:style-name="ce6">
            <text:p>1’127.35</text:p>
          </table:table-cell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054.3499999999999" table:style-name="ce6">
            <text:p>1’054.35</text:p>
          </table:table-cell>
          <table:table-cell table:style-name="ce6"/>
          <table:table-cell office:value-type="float" office:value="-446" table:style-name="ce7">
            <text:p>-4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4.65" table:style-name="ce6">
            <text:p>444.65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571.35" table:style-name="ce6">
            <text:p>571.35</text:p>
          </table:table-cell>
          <table:table-cell table:style-name="ce6"/>
          <table:table-cell office:value-type="float" office:value="-429" table:style-name="ce7">
            <text:p>-4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0" table:style-name="ce6">
            <text:p>500.0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250.9100000000001" table:style-name="ce6">
            <text:p>1’250.91</text:p>
          </table:table-cell>
          <table:table-cell table:style-name="ce6"/>
          <table:table-cell office:value-type="float" office:value="251" table:style-name="ce7">
            <text:p>2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62.98" table:style-name="ce6">
            <text:p>2’462.98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5105.51" table:style-name="ce6">
            <text:p>5’105.51</text:p>
          </table:table-cell>
          <table:table-cell table:style-name="ce6"/>
          <table:table-cell office:value-type="float" office:value="2606" table:style-name="ce7">
            <text:p>2’6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00" table:style-name="ce6">
            <text:p>8’000.00</text:p>
          </table:table-cell>
          <table:table-cell office:value-type="float" office:value="4800" table:style-name="ce7">
            <text:p>4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003.2" table:style-name="ce6">
            <text:p>15’003.20</text:p>
          </table:table-cell>
          <table:table-cell office:value-type="float" office:value="10203" table:style-name="ce7">
            <text:p>10’2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</text:p>
          </table:table-cell>
          <table:table-cell office:value-type="string" table:style-name="ce3">
            <text:p>Direktion Schule und Spor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1600039.63" table:style-name="ce4">
            <text:p>161’600’039.63</text:p>
          </table:table-cell>
          <table:table-cell office:value-type="float" office:value="160081415" table:style-name="ce5">
            <text:p>160’081’415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63248800.97999999" table:style-name="ce4">
            <text:p>163’248’800.98</text:p>
          </table:table-cell>
          <table:table-cell table:style-name="ce4"/>
          <table:table-cell office:value-type="float" office:value="-2752414" table:style-name="ce5">
            <text:p>-2’752’4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56300" table:style-name="ce5">
            <text:p>756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163500" table:style-name="ce5">
            <text:p>5’163’5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195334.640000001" table:style-name="ce4">
            <text:p>16’195’334.64</text:p>
          </table:table-cell>
          <table:table-cell office:value-type="float" office:value="15761200" table:style-name="ce5">
            <text:p>15’761’2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6337571.550000001" table:style-name="ce4">
            <text:p>16’337’571.55</text:p>
          </table:table-cell>
          <table:table-cell office:value-type="float" office:value="576372" table:style-name="ce5">
            <text:p>576’3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5404704.99000001" table:style-name="ce4">
            <text:p>145’404’704.99</text:p>
          </table:table-cell>
          <table:table-cell office:value-type="float" office:value="150240015" table:style-name="ce5">
            <text:p>150’240’015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46911229.43000001" table:style-name="ce4">
            <text:p>146’911’229.4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0</text:p>
          </table:table-cell>
          <table:table-cell office:value-type="string" table:style-name="ce3">
            <text:p>Direktionssekretaria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0616128.059999999" table:style-name="ce4">
            <text:p>30’616’128.06</text:p>
          </table:table-cell>
          <table:table-cell office:value-type="float" office:value="24013600" table:style-name="ce5">
            <text:p>24’013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2963776.469999999" table:style-name="ce4">
            <text:p>22’963’776.47</text:p>
          </table:table-cell>
          <table:table-cell table:style-name="ce4"/>
          <table:table-cell office:value-type="float" office:value="-1181624" table:style-name="ce5">
            <text:p>-1’181’6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31800" table:style-name="ce5">
            <text:p>131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76809.85" table:style-name="ce4">
            <text:p>476’809.85</text:p>
          </table:table-cell>
          <table:table-cell office:value-type="float" office:value="304100" table:style-name="ce5">
            <text:p>304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02429.3" table:style-name="ce4">
            <text:p>302’429.30</text:p>
          </table:table-cell>
          <table:table-cell office:value-type="float" office:value="-1671" table:style-name="ce5">
            <text:p>-1’6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0139318.210000001" table:style-name="ce4">
            <text:p>30’139’318.21</text:p>
          </table:table-cell>
          <table:table-cell office:value-type="float" office:value="23841300" table:style-name="ce5">
            <text:p>23’841’3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2661347.170000002" table:style-name="ce4">
            <text:p>22’661’347.1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Sekretariat und Diens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34897.46" table:style-name="ce4">
            <text:p>734’897.46</text:p>
          </table:table-cell>
          <table:table-cell office:value-type="float" office:value="782400" table:style-name="ce5">
            <text:p>782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780417.07" table:style-name="ce4">
            <text:p>780’417.07</text:p>
          </table:table-cell>
          <table:table-cell table:style-name="ce4"/>
          <table:table-cell office:value-type="float" office:value="-1983" table:style-name="ce5">
            <text:p>-1’9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002.1" table:style-name="ce4">
            <text:p>4’002.10</text:p>
          </table:table-cell>
          <table:table-cell office:value-type="float" office:value="3000" table:style-name="ce5">
            <text:p>3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900" table:style-name="ce4">
            <text:p>3’900.00</text:p>
          </table:table-cell>
          <table:table-cell office:value-type="float" office:value="900" table:style-name="ce5">
            <text:p>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30895.35999999999" table:style-name="ce4">
            <text:p>730’895.36</text:p>
          </table:table-cell>
          <table:table-cell office:value-type="float" office:value="779400" table:style-name="ce5">
            <text:p>779’4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776517.07" table:style-name="ce4">
            <text:p>776’517.0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055" table:style-name="ce6">
            <text:p>29’055.00</text:p>
          </table:table-cell>
          <table:table-cell office:value-type="float" office:value="40000" table:style-name="ce7">
            <text:p>40’000</text:p>
          </table:table-cell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30770" table:style-name="ce6">
            <text:p>30’770.00</text:p>
          </table:table-cell>
          <table:table-cell table:style-name="ce6"/>
          <table:table-cell office:value-type="float" office:value="-9230" table:style-name="ce7">
            <text:p>-9’2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57609.55000000005" table:style-name="ce6">
            <text:p>557’609.55</text:p>
          </table:table-cell>
          <table:table-cell office:value-type="float" office:value="574400" table:style-name="ce7">
            <text:p>574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587278.44999999995" table:style-name="ce6">
            <text:p>587’278.45</text:p>
          </table:table-cell>
          <table:table-cell table:style-name="ce6"/>
          <table:table-cell office:value-type="float" office:value="12878" table:style-name="ce7">
            <text:p>12’8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142.85" table:style-name="ce6">
            <text:p>43’142.85</text:p>
          </table:table-cell>
          <table:table-cell office:value-type="float" office:value="46300" table:style-name="ce7">
            <text:p>46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5810.25" table:style-name="ce6">
            <text:p>45’810.25</text:p>
          </table:table-cell>
          <table:table-cell table:style-name="ce6"/>
          <table:table-cell office:value-type="float" office:value="-490" table:style-name="ce7">
            <text:p>-4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773.2" table:style-name="ce6">
            <text:p>65’773.20</text:p>
          </table:table-cell>
          <table:table-cell office:value-type="float" office:value="66900" table:style-name="ce7">
            <text:p>66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65952.05" table:style-name="ce6">
            <text:p>65’952.05</text:p>
          </table:table-cell>
          <table:table-cell table:style-name="ce6"/>
          <table:table-cell office:value-type="float" office:value="-948" table:style-name="ce7">
            <text:p>-9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99" table:style-name="ce6">
            <text:p>1’699.0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227.6999999999998" table:style-name="ce6">
            <text:p>2’227.70</text:p>
          </table:table-cell>
          <table:table-cell table:style-name="ce6"/>
          <table:table-cell office:value-type="float" office:value="228" table:style-name="ce7">
            <text:p>2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82.8500000000004" table:style-name="ce6">
            <text:p>4’382.85</text:p>
          </table:table-cell>
          <table:table-cell office:value-type="float" office:value="13100" table:style-name="ce7">
            <text:p>13’1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4628.5" table:style-name="ce6">
            <text:p>14’628.50</text:p>
          </table:table-cell>
          <table:table-cell table:style-name="ce6"/>
          <table:table-cell office:value-type="float" office:value="1529" table:style-name="ce7">
            <text:p>1’5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23.6000000000004" table:style-name="ce6">
            <text:p>4’123.60</text:p>
          </table:table-cell>
          <table:table-cell office:value-type="float" office:value="6600" table:style-name="ce7">
            <text:p>6’6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7036.6" table:style-name="ce6">
            <text:p>7’036.60</text:p>
          </table:table-cell>
          <table:table-cell table:style-name="ce6"/>
          <table:table-cell office:value-type="float" office:value="437" table:style-name="ce7">
            <text:p>4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.2" table:style-name="ce6">
            <text:p>58.20</text:p>
          </table:table-cell>
          <table:table-cell office:value-type="float" office:value="700" table:style-name="ce7">
            <text:p>7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48.6" table:style-name="ce6">
            <text:p>48.60</text:p>
          </table:table-cell>
          <table:table-cell table:style-name="ce6"/>
          <table:table-cell office:value-type="float" office:value="-651" table:style-name="ce7">
            <text:p>-6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73.1" table:style-name="ce6">
            <text:p>1’673.10</text:p>
          </table:table-cell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039.45" table:style-name="ce6">
            <text:p>1’039.45</text:p>
          </table:table-cell>
          <table:table-cell table:style-name="ce6"/>
          <table:table-cell office:value-type="float" office:value="-1961" table:style-name="ce7">
            <text:p>-1’9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80.15" table:style-name="ce6">
            <text:p>3’580.15</text:p>
          </table:table-cell>
          <table:table-cell office:value-type="float" office:value="2900" table:style-name="ce7">
            <text:p>2’9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964.45" table:style-name="ce6">
            <text:p>3’964.45</text:p>
          </table:table-cell>
          <table:table-cell table:style-name="ce6"/>
          <table:table-cell office:value-type="float" office:value="1064" table:style-name="ce7">
            <text:p>1’0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949.95" table:style-name="ce6">
            <text:p>20’949.95</text:p>
          </table:table-cell>
          <table:table-cell office:value-type="float" office:value="21500" table:style-name="ce7">
            <text:p>21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8540" table:style-name="ce6">
            <text:p>18’540.00</text:p>
          </table:table-cell>
          <table:table-cell table:style-name="ce6"/>
          <table:table-cell office:value-type="float" office:value="-2960" table:style-name="ce7">
            <text:p>-2’9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50.01" table:style-name="ce6">
            <text:p>2’850.01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3121.02" table:style-name="ce6">
            <text:p>3’121.02</text:p>
          </table:table-cell>
          <table:table-cell table:style-name="ce6"/>
          <table:table-cell office:value-type="float" office:value="-1879" table:style-name="ce7">
            <text:p>-1’8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2.1" table:style-name="ce6">
            <text:p>502.10</text:p>
          </table:table-cell>
          <table:table-cell table:style-name="ce7"/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00" table:style-name="ce6">
            <text:p>3’500.00</text:p>
          </table:table-cell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900" table:style-name="ce6">
            <text:p>3’900.00</text:p>
          </table:table-cell>
          <table:table-cell office:value-type="float" office:value="900" table:style-name="ce7">
            <text:p>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iegenschaftenaufwand und Sachversicher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7067238.649999999" table:style-name="ce4">
            <text:p>27’067’238.65</text:p>
          </table:table-cell>
          <table:table-cell office:value-type="float" office:value="22678200" table:style-name="ce5">
            <text:p>22’678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1632938.050000001" table:style-name="ce4">
            <text:p>21’632’938.05</text:p>
          </table:table-cell>
          <table:table-cell table:style-name="ce4"/>
          <table:table-cell office:value-type="float" office:value="-1145262" table:style-name="ce5">
            <text:p>-1’145’2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00000" table:style-name="ce5">
            <text:p>10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85266.05" table:style-name="ce4">
            <text:p>385’266.05</text:p>
          </table:table-cell>
          <table:table-cell office:value-type="float" office:value="301100" table:style-name="ce5">
            <text:p>301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98529.3" table:style-name="ce4">
            <text:p>298’529.30</text:p>
          </table:table-cell>
          <table:table-cell office:value-type="float" office:value="-2571" table:style-name="ce5">
            <text:p>-2’5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6681972.600000001" table:style-name="ce4">
            <text:p>26’681’972.60</text:p>
          </table:table-cell>
          <table:table-cell office:value-type="float" office:value="22477100" table:style-name="ce5">
            <text:p>22’477’1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1334408.75" table:style-name="ce4">
            <text:p>21’334’408.7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59607.05" table:style-name="ce6">
            <text:p>5’059’607.05</text:p>
          </table:table-cell>
          <table:table-cell office:value-type="float" office:value="5064900" table:style-name="ce7">
            <text:p>5’064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5060425.2" table:style-name="ce6">
            <text:p>5’060’425.20</text:p>
          </table:table-cell>
          <table:table-cell table:style-name="ce6"/>
          <table:table-cell office:value-type="float" office:value="-4475" table:style-name="ce7">
            <text:p>-4’4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6494.7" table:style-name="ce6">
            <text:p>366’494.70</text:p>
          </table:table-cell>
          <table:table-cell office:value-type="float" office:value="374600" table:style-name="ce7">
            <text:p>374’6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367384.85" table:style-name="ce6">
            <text:p>367’384.85</text:p>
          </table:table-cell>
          <table:table-cell table:style-name="ce6"/>
          <table:table-cell office:value-type="float" office:value="-7215" table:style-name="ce7">
            <text:p>-7’2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6289.3" table:style-name="ce6">
            <text:p>396’289.30</text:p>
          </table:table-cell>
          <table:table-cell office:value-type="float" office:value="395600" table:style-name="ce7">
            <text:p>395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403599" table:style-name="ce6">
            <text:p>403’599.00</text:p>
          </table:table-cell>
          <table:table-cell table:style-name="ce6"/>
          <table:table-cell office:value-type="float" office:value="7999" table:style-name="ce7">
            <text:p>7’9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790.45" table:style-name="ce6">
            <text:p>15’790.45</text:p>
          </table:table-cell>
          <table:table-cell office:value-type="float" office:value="16400" table:style-name="ce7">
            <text:p>16’4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0985.15" table:style-name="ce6">
            <text:p>20’985.15</text:p>
          </table:table-cell>
          <table:table-cell table:style-name="ce6"/>
          <table:table-cell office:value-type="float" office:value="4585" table:style-name="ce7">
            <text:p>4’5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098.5" table:style-name="ce6">
            <text:p>24’098.50</text:p>
          </table:table-cell>
          <table:table-cell office:value-type="float" office:value="25400" table:style-name="ce7">
            <text:p>25’4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25926.05" table:style-name="ce6">
            <text:p>25’926.05</text:p>
          </table:table-cell>
          <table:table-cell table:style-name="ce6"/>
          <table:table-cell office:value-type="float" office:value="526" table:style-name="ce7">
            <text:p>5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81.35" table:style-name="ce6">
            <text:p>13’181.35</text:p>
          </table:table-cell>
          <table:table-cell office:value-type="float" office:value="23000" table:style-name="ce7">
            <text:p>23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4034.75" table:style-name="ce6">
            <text:p>24’034.75</text:p>
          </table:table-cell>
          <table:table-cell table:style-name="ce6"/>
          <table:table-cell office:value-type="float" office:value="1035" table:style-name="ce7">
            <text:p>1’0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166.4" table:style-name="ce6">
            <text:p>6’166.40</text:p>
          </table:table-cell>
          <table:table-cell office:value-type="float" office:value="9000" table:style-name="ce7">
            <text:p>9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286.9" table:style-name="ce6">
            <text:p>2’286.90</text:p>
          </table:table-cell>
          <table:table-cell table:style-name="ce6"/>
          <table:table-cell office:value-type="float" office:value="-6713" table:style-name="ce7">
            <text:p>-6’7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6134.4" table:style-name="ce6">
            <text:p>386’134.40</text:p>
          </table:table-cell>
          <table:table-cell office:value-type="float" office:value="260000" table:style-name="ce7">
            <text:p>260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86625.05" table:style-name="ce6">
            <text:p>386’625.05</text:p>
          </table:table-cell>
          <table:table-cell table:style-name="ce6"/>
          <table:table-cell office:value-type="float" office:value="26625" table:style-name="ce7">
            <text:p>26’6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00" table:style-name="ce7">
            <text:p>100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68961.85" table:style-name="ce6">
            <text:p>768’961.85</text:p>
          </table:table-cell>
          <table:table-cell office:value-type="float" office:value="750000" table:style-name="ce7">
            <text:p>750’0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784906.5" table:style-name="ce6">
            <text:p>784’906.50</text:p>
          </table:table-cell>
          <table:table-cell table:style-name="ce6"/>
          <table:table-cell office:value-type="float" office:value="34907" table:style-name="ce7">
            <text:p>34’9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3476.6" table:style-name="ce6">
            <text:p>173’476.60</text:p>
          </table:table-cell>
          <table:table-cell office:value-type="float" office:value="199000" table:style-name="ce7">
            <text:p>199’0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80166.15" table:style-name="ce6">
            <text:p>180’166.15</text:p>
          </table:table-cell>
          <table:table-cell table:style-name="ce6"/>
          <table:table-cell office:value-type="float" office:value="-18834" table:style-name="ce7">
            <text:p>-18’8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938.85" table:style-name="ce6">
            <text:p>59’938.85</text:p>
          </table:table-cell>
          <table:table-cell office:value-type="float" office:value="51900" table:style-name="ce7">
            <text:p>51’9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55226.65" table:style-name="ce6">
            <text:p>55’226.65</text:p>
          </table:table-cell>
          <table:table-cell table:style-name="ce6"/>
          <table:table-cell office:value-type="float" office:value="3327" table:style-name="ce7">
            <text:p>3’3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540" table:style-name="ce6">
            <text:p>12’540.00</text:p>
          </table:table-cell>
          <table:table-cell office:value-type="float" office:value="20000" table:style-name="ce7">
            <text:p>20’0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3040" table:style-name="ce6">
            <text:p>13’040.00</text:p>
          </table:table-cell>
          <table:table-cell table:style-name="ce6"/>
          <table:table-cell office:value-type="float" office:value="-6960" table:style-name="ce7">
            <text:p>-6’9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27.1499999999996" table:style-name="ce6">
            <text:p>4’927.15</text:p>
          </table:table-cell>
          <table:table-cell office:value-type="float" office:value="4500" table:style-name="ce7">
            <text:p>4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008.55" table:style-name="ce6">
            <text:p>3’008.55</text:p>
          </table:table-cell>
          <table:table-cell table:style-name="ce6"/>
          <table:table-cell office:value-type="float" office:value="-1491" table:style-name="ce7">
            <text:p>-1’4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3670.2" table:style-name="ce6">
            <text:p>203’670.20</text:p>
          </table:table-cell>
          <table:table-cell office:value-type="float" office:value="195000" table:style-name="ce7">
            <text:p>195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96709.7" table:style-name="ce6">
            <text:p>196’709.70</text:p>
          </table:table-cell>
          <table:table-cell table:style-name="ce6"/>
          <table:table-cell office:value-type="float" office:value="1710" table:style-name="ce7">
            <text:p>1’7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9.25" table:style-name="ce6">
            <text:p>649.25</text:p>
          </table:table-cell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61.5" table:style-name="ce6">
            <text:p>161.50</text:p>
          </table:table-cell>
          <table:table-cell table:style-name="ce6"/>
          <table:table-cell office:value-type="float" office:value="-1339" table:style-name="ce7">
            <text:p>-1’3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156035.9000000004" table:style-name="ce6">
            <text:p>6’156’035.90</text:p>
          </table:table-cell>
          <table:table-cell office:value-type="float" office:value="6277100" table:style-name="ce7">
            <text:p>6’277’1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6161057.9000000004" table:style-name="ce6">
            <text:p>6’161’057.90</text:p>
          </table:table-cell>
          <table:table-cell table:style-name="ce6"/>
          <table:table-cell office:value-type="float" office:value="-116042" table:style-name="ce7">
            <text:p>-116’0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6" table:style-name="ce6">
            <text:p>196.0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16" table:style-name="ce6">
            <text:p>116.00</text:p>
          </table:table-cell>
          <table:table-cell table:style-name="ce6"/>
          <table:table-cell office:value-type="float" office:value="116" table:style-name="ce7">
            <text:p>11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09174.4" table:style-name="ce6">
            <text:p>1’409’174.40</text:p>
          </table:table-cell>
          <table:table-cell office:value-type="float" office:value="1319300" table:style-name="ce7">
            <text:p>1’319’300</text:p>
          </table:table-cell>
          <table:table-cell table:style-name="ce2"/>
          <table:table-cell office:value-type="string" table:style-name="ce2">
            <text:p>397</text:p>
          </table:table-cell>
          <table:table-cell office:value-type="string" table:style-name="ce2">
            <text:p>Intern verrechneter Aufwand</text:p>
          </table:table-cell>
          <table:table-cell office:value-type="float" office:value="1178497.8" table:style-name="ce6">
            <text:p>1’178’497.80</text:p>
          </table:table-cell>
          <table:table-cell table:style-name="ce6"/>
          <table:table-cell office:value-type="float" office:value="-140802" table:style-name="ce7">
            <text:p>-140’8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9906.300000001" table:style-name="ce6">
            <text:p>12’009’906.30</text:p>
          </table:table-cell>
          <table:table-cell office:value-type="float" office:value="7691000" table:style-name="ce7">
            <text:p>7’691’000</text:p>
          </table:table-cell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office:value-type="float" office:value="6768780.3499999996" table:style-name="ce6">
            <text:p>6’768’780.35</text:p>
          </table:table-cell>
          <table:table-cell table:style-name="ce6"/>
          <table:table-cell office:value-type="float" office:value="-922220" table:style-name="ce7">
            <text:p>-922’2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951" table:style-name="ce6">
            <text:p>73’951.00</text:p>
          </table:table-cell>
          <table:table-cell office:value-type="float" office:value="72000" table:style-name="ce7">
            <text:p>72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81536.25" table:style-name="ce6">
            <text:p>81’536.25</text:p>
          </table:table-cell>
          <table:table-cell office:value-type="float" office:value="9536" table:style-name="ce7">
            <text:p>9’5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73.1500000000001" table:style-name="ce6">
            <text:p>1’273.15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2525.15" table:style-name="ce6">
            <text:p>2’525.15</text:p>
          </table:table-cell>
          <table:table-cell office:value-type="float" office:value="2025" table:style-name="ce7">
            <text:p>2’0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6056.2" table:style-name="ce6">
            <text:p>306’056.20</text:p>
          </table:table-cell>
          <table:table-cell office:value-type="float" office:value="228600" table:style-name="ce7">
            <text:p>228’6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14467.9" table:style-name="ce6">
            <text:p>214’467.90</text:p>
          </table:table-cell>
          <table:table-cell office:value-type="float" office:value="-14132" table:style-name="ce7">
            <text:p>-14’1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85.7" table:style-name="ce6">
            <text:p>3’985.70</text:p>
          </table:table-cell>
          <table:table-cell table:style-name="ce7"/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Verschiedene Aufwände für Schulzweck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91608.6" table:style-name="ce4">
            <text:p>1’391’608.60</text:p>
          </table:table-cell>
          <table:table-cell office:value-type="float" office:value="106000" table:style-name="ce5">
            <text:p>106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85415.85" table:style-name="ce4">
            <text:p>85’415.85</text:p>
          </table:table-cell>
          <table:table-cell table:style-name="ce4"/>
          <table:table-cell office:value-type="float" office:value="-20584" table:style-name="ce5">
            <text:p>-20’5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7541.7" table:style-name="ce4">
            <text:p>87’541.70</text:p>
          </table:table-cell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04066.8999999999" table:style-name="ce4">
            <text:p>1’304’066.90</text:p>
          </table:table-cell>
          <table:table-cell office:value-type="float" office:value="106000" table:style-name="ce5">
            <text:p>106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85415.85" table:style-name="ce4">
            <text:p>85’415.8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91608.6" table:style-name="ce6">
            <text:p>1’391’608.60</text:p>
          </table:table-cell>
          <table:table-cell office:value-type="float" office:value="106000" table:style-name="ce7">
            <text:p>106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85415.85" table:style-name="ce6">
            <text:p>85’415.85</text:p>
          </table:table-cell>
          <table:table-cell table:style-name="ce6"/>
          <table:table-cell office:value-type="float" office:value="-20584" table:style-name="ce7">
            <text:p>-20’5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7541.7" table:style-name="ce6">
            <text:p>87’541.70</text:p>
          </table:table-cell>
          <table:table-cell table:style-name="ce7"/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Ausgehende laufende 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22383.35" table:style-name="ce4">
            <text:p>1’422’383.35</text:p>
          </table:table-cell>
          <table:table-cell office:value-type="float" office:value="447000" table:style-name="ce5">
            <text:p>447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65005.5" table:style-name="ce4">
            <text:p>465’005.50</text:p>
          </table:table-cell>
          <table:table-cell table:style-name="ce4"/>
          <table:table-cell office:value-type="float" office:value="-13795" table:style-name="ce5">
            <text:p>-13’7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1800" table:style-name="ce5">
            <text:p>31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22383.35" table:style-name="ce4">
            <text:p>1’422’383.35</text:p>
          </table:table-cell>
          <table:table-cell office:value-type="float" office:value="478800" table:style-name="ce5">
            <text:p>478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65005.5" table:style-name="ce4">
            <text:p>465’005.5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45000" table:style-name="ce6">
            <text:p>945’000.00</text:p>
          </table:table-cell>
          <table:table-cell table:style-name="ce7"/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7383.35" table:style-name="ce6">
            <text:p>477’383.35</text:p>
          </table:table-cell>
          <table:table-cell office:value-type="float" office:value="447000" table:style-name="ce7">
            <text:p>447’0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465005.5" table:style-name="ce6">
            <text:p>465’005.50</text:p>
          </table:table-cell>
          <table:table-cell table:style-name="ce6"/>
          <table:table-cell office:value-type="float" office:value="-13795" table:style-name="ce7">
            <text:p>-13’7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1800" table:style-name="ce7">
            <text:p>31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</text:p>
          </table:table-cell>
          <table:table-cell office:value-type="string" table:style-name="ce3">
            <text:p>Schul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6753766.83" table:style-name="ce4">
            <text:p>116’753’766.83</text:p>
          </table:table-cell>
          <table:table-cell office:value-type="float" office:value="121527215" table:style-name="ce5">
            <text:p>121’527’215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25677528.73999999" table:style-name="ce4">
            <text:p>125’677’528.74</text:p>
          </table:table-cell>
          <table:table-cell table:style-name="ce4"/>
          <table:table-cell office:value-type="float" office:value="-1391986" table:style-name="ce5">
            <text:p>-1’391’9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163500" table:style-name="ce5">
            <text:p>5’163’5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78800" table:style-name="ce5">
            <text:p>378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494721.6" table:style-name="ce4">
            <text:p>10’494’721.60</text:p>
          </table:table-cell>
          <table:table-cell office:value-type="float" office:value="10229100" table:style-name="ce5">
            <text:p>10’229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0649082.25" table:style-name="ce4">
            <text:p>10’649’082.25</text:p>
          </table:table-cell>
          <table:table-cell office:value-type="float" office:value="419982" table:style-name="ce5">
            <text:p>419’9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6259045.23" table:style-name="ce4">
            <text:p>106’259’045.23</text:p>
          </table:table-cell>
          <table:table-cell office:value-type="float" office:value="116840415" table:style-name="ce5">
            <text:p>116’840’415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15028446.48999999" table:style-name="ce4">
            <text:p>115’028’446.4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604406.2300000004" table:style-name="ce4">
            <text:p>5’604’406.23</text:p>
          </table:table-cell>
          <table:table-cell office:value-type="float" office:value="5411115" table:style-name="ce5">
            <text:p>5’411’115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902863.9699999997" table:style-name="ce4">
            <text:p>5’902’863.97</text:p>
          </table:table-cell>
          <table:table-cell table:style-name="ce4"/>
          <table:table-cell office:value-type="float" office:value="323649" table:style-name="ce5">
            <text:p>323’6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600" table:style-name="ce5">
            <text:p>4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63500" table:style-name="ce5">
            <text:p>163’5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8523.65" table:style-name="ce4">
            <text:p>98’523.65</text:p>
          </table:table-cell>
          <table:table-cell office:value-type="float" office:value="114900" table:style-name="ce5">
            <text:p>114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32649.5" table:style-name="ce4">
            <text:p>132’649.50</text:p>
          </table:table-cell>
          <table:table-cell office:value-type="float" office:value="17750" table:style-name="ce5">
            <text:p>17’7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505882.5800000001" table:style-name="ce4">
            <text:p>5’505’882.58</text:p>
          </table:table-cell>
          <table:table-cell office:value-type="float" office:value="5464315" table:style-name="ce5">
            <text:p>5’464’315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5770214.4699999997" table:style-name="ce4">
            <text:p>5’770’214.4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51970.25" table:style-name="ce6">
            <text:p>2’051’970.25</text:p>
          </table:table-cell>
          <table:table-cell office:value-type="float" office:value="2095900" table:style-name="ce7">
            <text:p>2’095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259317.75" table:style-name="ce6">
            <text:p>2’259’317.75</text:p>
          </table:table-cell>
          <table:table-cell table:style-name="ce6"/>
          <table:table-cell office:value-type="float" office:value="-82" table:style-name="ce7">
            <text:p>-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63500" table:style-name="ce7">
            <text:p>163’5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2891.65" table:style-name="ce6">
            <text:p>152’891.65</text:p>
          </table:table-cell>
          <table:table-cell office:value-type="float" office:value="162000" table:style-name="ce7">
            <text:p>162’0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68806.95" table:style-name="ce6">
            <text:p>168’806.95</text:p>
          </table:table-cell>
          <table:table-cell table:style-name="ce6"/>
          <table:table-cell office:value-type="float" office:value="6807" table:style-name="ce7">
            <text:p>6’8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1214.55" table:style-name="ce6">
            <text:p>221’214.55</text:p>
          </table:table-cell>
          <table:table-cell office:value-type="float" office:value="230900" table:style-name="ce7">
            <text:p>230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43296.85" table:style-name="ce6">
            <text:p>243’296.85</text:p>
          </table:table-cell>
          <table:table-cell table:style-name="ce6"/>
          <table:table-cell office:value-type="float" office:value="12397" table:style-name="ce7">
            <text:p>12’3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92.35" table:style-name="ce6">
            <text:p>6’092.35</text:p>
          </table:table-cell>
          <table:table-cell office:value-type="float" office:value="7100" table:style-name="ce7">
            <text:p>7’1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8626.7000000000007" table:style-name="ce6">
            <text:p>8’626.70</text:p>
          </table:table-cell>
          <table:table-cell table:style-name="ce6"/>
          <table:table-cell office:value-type="float" office:value="1527" table:style-name="ce7">
            <text:p>1’5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234.05" table:style-name="ce6">
            <text:p>24’234.05</text:p>
          </table:table-cell>
          <table:table-cell office:value-type="float" office:value="25000" table:style-name="ce7">
            <text:p>25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1287" table:style-name="ce6">
            <text:p>31’287.00</text:p>
          </table:table-cell>
          <table:table-cell table:style-name="ce6"/>
          <table:table-cell office:value-type="float" office:value="1687" table:style-name="ce7">
            <text:p>1’6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600" table:style-name="ce7">
            <text:p>4’6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385.650000000001" table:style-name="ce6">
            <text:p>16’385.65</text:p>
          </table:table-cell>
          <table:table-cell office:value-type="float" office:value="27000" table:style-name="ce7">
            <text:p>27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2734.05" table:style-name="ce6">
            <text:p>22’734.05</text:p>
          </table:table-cell>
          <table:table-cell table:style-name="ce6"/>
          <table:table-cell office:value-type="float" office:value="-4266" table:style-name="ce7">
            <text:p>-4’2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15.65" table:style-name="ce6">
            <text:p>6’515.65</text:p>
          </table:table-cell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0887.5" table:style-name="ce6">
            <text:p>10’887.50</text:p>
          </table:table-cell>
          <table:table-cell table:style-name="ce6"/>
          <table:table-cell office:value-type="float" office:value="888" table:style-name="ce7">
            <text:p>8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94" table:style-name="ce6">
            <text:p>2’294.00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400.15" table:style-name="ce6">
            <text:p>1’400.15</text:p>
          </table:table-cell>
          <table:table-cell table:style-name="ce6"/>
          <table:table-cell office:value-type="float" office:value="900" table:style-name="ce7">
            <text:p>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17.8999999999996" table:style-name="ce6">
            <text:p>4’717.9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4865.7" table:style-name="ce6">
            <text:p>4’865.70</text:p>
          </table:table-cell>
          <table:table-cell table:style-name="ce6"/>
          <table:table-cell office:value-type="float" office:value="-1134" table:style-name="ce7">
            <text:p>-1’1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249.25" table:style-name="ce6">
            <text:p>131’249.25</text:p>
          </table:table-cell>
          <table:table-cell office:value-type="float" office:value="90000" table:style-name="ce7">
            <text:p>90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86318.15" table:style-name="ce6">
            <text:p>86’318.15</text:p>
          </table:table-cell>
          <table:table-cell table:style-name="ce6"/>
          <table:table-cell office:value-type="float" office:value="-3682" table:style-name="ce7">
            <text:p>-3’6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38.55" table:style-name="ce6">
            <text:p>1’038.55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541.65" table:style-name="ce6">
            <text:p>1’541.65</text:p>
          </table:table-cell>
          <table:table-cell table:style-name="ce6"/>
          <table:table-cell office:value-type="float" office:value="-958" table:style-name="ce7">
            <text:p>-9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85802.38" table:style-name="ce6">
            <text:p>2’985’802.38</text:p>
          </table:table-cell>
          <table:table-cell office:value-type="float" office:value="2754215" table:style-name="ce7">
            <text:p>2’754’215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3063781.52" table:style-name="ce6">
            <text:p>3’063’781.52</text:p>
          </table:table-cell>
          <table:table-cell table:style-name="ce6"/>
          <table:table-cell office:value-type="float" office:value="309567" table:style-name="ce7">
            <text:p>309’5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823.65" table:style-name="ce6">
            <text:p>39’823.65</text:p>
          </table:table-cell>
          <table:table-cell office:value-type="float" office:value="19400" table:style-name="ce7">
            <text:p>19’4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7149.5" table:style-name="ce6">
            <text:p>37’149.50</text:p>
          </table:table-cell>
          <table:table-cell office:value-type="float" office:value="17750" table:style-name="ce7">
            <text:p>17’7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700" table:style-name="ce6">
            <text:p>58’700.00</text:p>
          </table:table-cell>
          <table:table-cell office:value-type="float" office:value="95500" table:style-name="ce7">
            <text:p>95’500</text:p>
          </table:table-cell>
          <table:table-cell table:style-name="ce2"/>
          <table:table-cell office:value-type="string" table:style-name="ce2">
            <text:p>444</text:p>
          </table:table-cell>
          <table:table-cell office:value-type="string" table:style-name="ce2">
            <text:p>Kantonsbeiträge</text:p>
          </table:table-cell>
          <table:table-cell table:style-name="ce6"/>
          <table:table-cell office:value-type="float" office:value="95500" table:style-name="ce6">
            <text:p>95’5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Primarschulen und Kindergär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6797739.990000002" table:style-name="ce4">
            <text:p>46’797’739.99</text:p>
          </table:table-cell>
          <table:table-cell office:value-type="float" office:value="47849400" table:style-name="ce5">
            <text:p>47’849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6953804.979999997" table:style-name="ce4">
            <text:p>46’953’804.98</text:p>
          </table:table-cell>
          <table:table-cell table:style-name="ce4"/>
          <table:table-cell office:value-type="float" office:value="-1026495" table:style-name="ce5">
            <text:p>-1’026’4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30900" table:style-name="ce5">
            <text:p>130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07058.85" table:style-name="ce4">
            <text:p>1’407’058.85</text:p>
          </table:table-cell>
          <table:table-cell office:value-type="float" office:value="1102100" table:style-name="ce5">
            <text:p>1’102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201827.55" table:style-name="ce4">
            <text:p>1’201’827.55</text:p>
          </table:table-cell>
          <table:table-cell office:value-type="float" office:value="99728" table:style-name="ce5">
            <text:p>99’7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5390681.140000001" table:style-name="ce4">
            <text:p>45’390’681.14</text:p>
          </table:table-cell>
          <table:table-cell office:value-type="float" office:value="46878200" table:style-name="ce5">
            <text:p>46’878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5751977.43" table:style-name="ce4">
            <text:p>45’751’977.4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90654.9" table:style-name="ce6">
            <text:p>2’390’654.90</text:p>
          </table:table-cell>
          <table:table-cell office:value-type="float" office:value="2379600" table:style-name="ce7">
            <text:p>2’379’6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369422.2999999998" table:style-name="ce6">
            <text:p>2’369’422.30</text:p>
          </table:table-cell>
          <table:table-cell table:style-name="ce6"/>
          <table:table-cell office:value-type="float" office:value="-10178" table:style-name="ce7">
            <text:p>-10’1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214011.950000003" table:style-name="ce6">
            <text:p>34’214’011.95</text:p>
          </table:table-cell>
          <table:table-cell office:value-type="float" office:value="34842500" table:style-name="ce7">
            <text:p>34’842’500</text:p>
          </table:table-cell>
          <table:table-cell table:style-name="ce2"/>
          <table:table-cell office:value-type="string" table:style-name="ce2">
            <text:p>302</text:p>
          </table:table-cell>
          <table:table-cell office:value-type="string" table:style-name="ce2">
            <text:p>Löhne der Lehrkräfte</text:p>
          </table:table-cell>
          <table:table-cell office:value-type="float" office:value="34335037.100000001" table:style-name="ce6">
            <text:p>34’335’037.10</text:p>
          </table:table-cell>
          <table:table-cell table:style-name="ce6"/>
          <table:table-cell office:value-type="float" office:value="-507463" table:style-name="ce7">
            <text:p>-507’4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28832.75" table:style-name="ce6">
            <text:p>2’728’832.75</text:p>
          </table:table-cell>
          <table:table-cell office:value-type="float" office:value="2774000" table:style-name="ce7">
            <text:p>2’774’0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734707.6" table:style-name="ce6">
            <text:p>2’734’707.60</text:p>
          </table:table-cell>
          <table:table-cell table:style-name="ce6"/>
          <table:table-cell office:value-type="float" office:value="-39292" table:style-name="ce7">
            <text:p>-39’2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60306.45" table:style-name="ce6">
            <text:p>3’260’306.45</text:p>
          </table:table-cell>
          <table:table-cell office:value-type="float" office:value="3473000" table:style-name="ce7">
            <text:p>3’473’0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233414.45" table:style-name="ce6">
            <text:p>3’233’414.45</text:p>
          </table:table-cell>
          <table:table-cell table:style-name="ce6"/>
          <table:table-cell office:value-type="float" office:value="-239586" table:style-name="ce7">
            <text:p>-239’5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9316.75" table:style-name="ce6">
            <text:p>89’316.75</text:p>
          </table:table-cell>
          <table:table-cell office:value-type="float" office:value="123500" table:style-name="ce7">
            <text:p>123’5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91547.3" table:style-name="ce6">
            <text:p>91’547.30</text:p>
          </table:table-cell>
          <table:table-cell table:style-name="ce6"/>
          <table:table-cell office:value-type="float" office:value="-31953" table:style-name="ce7">
            <text:p>-31’9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9209.15" table:style-name="ce6">
            <text:p>349’209.15</text:p>
          </table:table-cell>
          <table:table-cell office:value-type="float" office:value="317400" table:style-name="ce7">
            <text:p>317’4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38164.35" table:style-name="ce6">
            <text:p>338’164.35</text:p>
          </table:table-cell>
          <table:table-cell table:style-name="ce6"/>
          <table:table-cell office:value-type="float" office:value="20764" table:style-name="ce7">
            <text:p>20’7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37065.59" table:style-name="ce6">
            <text:p>837’065.59</text:p>
          </table:table-cell>
          <table:table-cell office:value-type="float" office:value="887000" table:style-name="ce7">
            <text:p>887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874285" table:style-name="ce6">
            <text:p>874’285.00</text:p>
          </table:table-cell>
          <table:table-cell table:style-name="ce6"/>
          <table:table-cell office:value-type="float" office:value="-12715" table:style-name="ce7">
            <text:p>-12’7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4225.55" table:style-name="ce6">
            <text:p>394’225.55</text:p>
          </table:table-cell>
          <table:table-cell office:value-type="float" office:value="523900" table:style-name="ce7">
            <text:p>523’9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475784.9" table:style-name="ce6">
            <text:p>475’784.90</text:p>
          </table:table-cell>
          <table:table-cell table:style-name="ce6"/>
          <table:table-cell office:value-type="float" office:value="-48115" table:style-name="ce7">
            <text:p>-48’1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881.650000000001" table:style-name="ce6">
            <text:p>17’881.65</text:p>
          </table:table-cell>
          <table:table-cell office:value-type="float" office:value="18500" table:style-name="ce7">
            <text:p>18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0993.65" table:style-name="ce6">
            <text:p>10’993.65</text:p>
          </table:table-cell>
          <table:table-cell table:style-name="ce6"/>
          <table:table-cell office:value-type="float" office:value="-7506" table:style-name="ce7">
            <text:p>-7’5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3170.25" table:style-name="ce6">
            <text:p>223’170.25</text:p>
          </table:table-cell>
          <table:table-cell office:value-type="float" office:value="223100" table:style-name="ce7">
            <text:p>223’1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41582.95000000001" table:style-name="ce6">
            <text:p>141’582.95</text:p>
          </table:table-cell>
          <table:table-cell table:style-name="ce6"/>
          <table:table-cell office:value-type="float" office:value="-81517" table:style-name="ce7">
            <text:p>-81’5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96086.5" table:style-name="ce6">
            <text:p>1’396’086.50</text:p>
          </table:table-cell>
          <table:table-cell office:value-type="float" office:value="1367900" table:style-name="ce7">
            <text:p>1’367’9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498783.4" table:style-name="ce6">
            <text:p>1’498’783.40</text:p>
          </table:table-cell>
          <table:table-cell table:style-name="ce6"/>
          <table:table-cell office:value-type="float" office:value="-17" table:style-name="ce7">
            <text:p>-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30900" table:style-name="ce7">
            <text:p>130’9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1726.2" table:style-name="ce6">
            <text:p>851’726.20</text:p>
          </table:table-cell>
          <table:table-cell office:value-type="float" office:value="915000" table:style-name="ce7">
            <text:p>915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845352.98" table:style-name="ce6">
            <text:p>845’352.98</text:p>
          </table:table-cell>
          <table:table-cell table:style-name="ce6"/>
          <table:table-cell office:value-type="float" office:value="-69647" table:style-name="ce7">
            <text:p>-69’6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96.05" table:style-name="ce6">
            <text:p>6’596.05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4729" table:style-name="ce6">
            <text:p>4’729.00</text:p>
          </table:table-cell>
          <table:table-cell table:style-name="ce6"/>
          <table:table-cell office:value-type="float" office:value="729" table:style-name="ce7">
            <text:p>7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656.25" table:style-name="ce6">
            <text:p>38’656.25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58.2" table:style-name="ce6">
            <text:p>4’558.2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3321.3" table:style-name="ce6">
            <text:p>13’321.30</text:p>
          </table:table-cell>
          <table:table-cell office:value-type="float" office:value="12321" table:style-name="ce7">
            <text:p>12’3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47250.8500000001" table:style-name="ce6">
            <text:p>1’147’250.85</text:p>
          </table:table-cell>
          <table:table-cell office:value-type="float" office:value="872100" table:style-name="ce7">
            <text:p>872’1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885984.25" table:style-name="ce6">
            <text:p>885’984.25</text:p>
          </table:table-cell>
          <table:table-cell office:value-type="float" office:value="13884" table:style-name="ce7">
            <text:p>13’8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0" table:style-name="ce6">
            <text:p>500.00</text:p>
          </table:table-cell>
          <table:table-cell table:style-name="ce7"/>
          <table:table-cell table:style-name="ce2"/>
          <table:table-cell office:value-type="string" table:style-name="ce2">
            <text:p>437</text:p>
          </table:table-cell>
          <table:table-cell office:value-type="string" table:style-name="ce2">
            <text:p>Buss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9085" table:style-name="ce6">
            <text:p>259’085.00</text:p>
          </table:table-cell>
          <table:table-cell office:value-type="float" office:value="229000" table:style-name="ce7">
            <text:p>229’0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301922" table:style-name="ce6">
            <text:p>301’922.00</text:p>
          </table:table-cell>
          <table:table-cell office:value-type="float" office:value="72922" table:style-name="ce7">
            <text:p>72’9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35.2" table:style-name="ce6">
            <text:p>4’335.20</text:p>
          </table:table-cell>
          <table:table-cell table:style-name="ce7"/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600" table:style-name="ce6">
            <text:p>600.00</text:p>
          </table:table-cell>
          <table:table-cell office:value-type="float" office:value="600" table:style-name="ce7">
            <text:p>6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Oberstu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1383111.899999999" table:style-name="ce4">
            <text:p>21’383’111.90</text:p>
          </table:table-cell>
          <table:table-cell office:value-type="float" office:value="21710900" table:style-name="ce5">
            <text:p>21’710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1331317.579999998" table:style-name="ce4">
            <text:p>21’331’317.58</text:p>
          </table:table-cell>
          <table:table-cell table:style-name="ce4"/>
          <table:table-cell office:value-type="float" office:value="-379582" table:style-name="ce5">
            <text:p>-379’5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43220.2" table:style-name="ce4">
            <text:p>1’643’220.20</text:p>
          </table:table-cell>
          <table:table-cell office:value-type="float" office:value="1670100" table:style-name="ce5">
            <text:p>1’670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86043.85" table:style-name="ce4">
            <text:p>1’586’043.85</text:p>
          </table:table-cell>
          <table:table-cell office:value-type="float" office:value="-84056" table:style-name="ce5">
            <text:p>-84’0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739891.699999999" table:style-name="ce4">
            <text:p>19’739’891.70</text:p>
          </table:table-cell>
          <table:table-cell office:value-type="float" office:value="20040800" table:style-name="ce5">
            <text:p>20’040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9745273.73" table:style-name="ce4">
            <text:p>19’745’273.7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89856.65" table:style-name="ce6">
            <text:p>989’856.65</text:p>
          </table:table-cell>
          <table:table-cell office:value-type="float" office:value="944500" table:style-name="ce7">
            <text:p>944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948723.55" table:style-name="ce6">
            <text:p>948’723.55</text:p>
          </table:table-cell>
          <table:table-cell table:style-name="ce6"/>
          <table:table-cell office:value-type="float" office:value="4224" table:style-name="ce7">
            <text:p>4’2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367669.65" table:style-name="ce6">
            <text:p>15’367’669.65</text:p>
          </table:table-cell>
          <table:table-cell office:value-type="float" office:value="15580100" table:style-name="ce7">
            <text:p>15’580’100</text:p>
          </table:table-cell>
          <table:table-cell table:style-name="ce2"/>
          <table:table-cell office:value-type="string" table:style-name="ce2">
            <text:p>302</text:p>
          </table:table-cell>
          <table:table-cell office:value-type="string" table:style-name="ce2">
            <text:p>Löhne der Lehrkräfte</text:p>
          </table:table-cell>
          <table:table-cell office:value-type="float" office:value="15457957.949999999" table:style-name="ce6">
            <text:p>15’457’957.95</text:p>
          </table:table-cell>
          <table:table-cell table:style-name="ce6"/>
          <table:table-cell office:value-type="float" office:value="-122142" table:style-name="ce7">
            <text:p>-122’1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34131.5" table:style-name="ce6">
            <text:p>1’234’131.50</text:p>
          </table:table-cell>
          <table:table-cell office:value-type="float" office:value="1241800" table:style-name="ce7">
            <text:p>1’241’8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227439.45" table:style-name="ce6">
            <text:p>1’227’439.45</text:p>
          </table:table-cell>
          <table:table-cell table:style-name="ce6"/>
          <table:table-cell office:value-type="float" office:value="-14361" table:style-name="ce7">
            <text:p>-14’3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61396.35" table:style-name="ce6">
            <text:p>1’561’396.35</text:p>
          </table:table-cell>
          <table:table-cell office:value-type="float" office:value="1551600" table:style-name="ce7">
            <text:p>1’551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550858.25" table:style-name="ce6">
            <text:p>1’550’858.25</text:p>
          </table:table-cell>
          <table:table-cell table:style-name="ce6"/>
          <table:table-cell office:value-type="float" office:value="-742" table:style-name="ce7">
            <text:p>-7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271.449999999997" table:style-name="ce6">
            <text:p>39’271.45</text:p>
          </table:table-cell>
          <table:table-cell office:value-type="float" office:value="58600" table:style-name="ce7">
            <text:p>58’6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41105.25" table:style-name="ce6">
            <text:p>41’105.25</text:p>
          </table:table-cell>
          <table:table-cell table:style-name="ce6"/>
          <table:table-cell office:value-type="float" office:value="-17495" table:style-name="ce7">
            <text:p>-17’4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7852.5" table:style-name="ce6">
            <text:p>87’852.50</text:p>
          </table:table-cell>
          <table:table-cell office:value-type="float" office:value="110400" table:style-name="ce7">
            <text:p>110’4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99985.2" table:style-name="ce6">
            <text:p>99’985.20</text:p>
          </table:table-cell>
          <table:table-cell table:style-name="ce6"/>
          <table:table-cell office:value-type="float" office:value="-10415" table:style-name="ce7">
            <text:p>-10’4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2896.30000000005" table:style-name="ce6">
            <text:p>532’896.30</text:p>
          </table:table-cell>
          <table:table-cell office:value-type="float" office:value="643400" table:style-name="ce7">
            <text:p>643’4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575816.80000000005" table:style-name="ce6">
            <text:p>575’816.80</text:p>
          </table:table-cell>
          <table:table-cell table:style-name="ce6"/>
          <table:table-cell office:value-type="float" office:value="-67583" table:style-name="ce7">
            <text:p>-67’5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1689.95" table:style-name="ce6">
            <text:p>301’689.95</text:p>
          </table:table-cell>
          <table:table-cell office:value-type="float" office:value="379600" table:style-name="ce7">
            <text:p>379’6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06311" table:style-name="ce6">
            <text:p>306’311.00</text:p>
          </table:table-cell>
          <table:table-cell table:style-name="ce6"/>
          <table:table-cell office:value-type="float" office:value="-73289" table:style-name="ce7">
            <text:p>-73’2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79" table:style-name="ce6">
            <text:p>13’179.00</text:p>
          </table:table-cell>
          <table:table-cell office:value-type="float" office:value="16000" table:style-name="ce7">
            <text:p>16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7061" table:style-name="ce6">
            <text:p>7’061.00</text:p>
          </table:table-cell>
          <table:table-cell table:style-name="ce6"/>
          <table:table-cell office:value-type="float" office:value="-8939" table:style-name="ce7">
            <text:p>-8’9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801.2" table:style-name="ce6">
            <text:p>81’801.20</text:p>
          </table:table-cell>
          <table:table-cell office:value-type="float" office:value="81300" table:style-name="ce7">
            <text:p>81’3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54354.65" table:style-name="ce6">
            <text:p>54’354.65</text:p>
          </table:table-cell>
          <table:table-cell table:style-name="ce6"/>
          <table:table-cell office:value-type="float" office:value="-26945" table:style-name="ce7">
            <text:p>-26’9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9976.7" table:style-name="ce6">
            <text:p>689’976.70</text:p>
          </table:table-cell>
          <table:table-cell office:value-type="float" office:value="659100" table:style-name="ce7">
            <text:p>659’1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665114.44999999995" table:style-name="ce6">
            <text:p>665’114.45</text:p>
          </table:table-cell>
          <table:table-cell table:style-name="ce6"/>
          <table:table-cell office:value-type="float" office:value="6014" table:style-name="ce7">
            <text:p>6’0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3230.65" table:style-name="ce6">
            <text:p>443’230.65</text:p>
          </table:table-cell>
          <table:table-cell office:value-type="float" office:value="442500" table:style-name="ce7">
            <text:p>442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95099.63" table:style-name="ce6">
            <text:p>395’099.63</text:p>
          </table:table-cell>
          <table:table-cell table:style-name="ce6"/>
          <table:table-cell office:value-type="float" office:value="-47400" table:style-name="ce7">
            <text:p>-47’4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20" table:style-name="ce6">
            <text:p>2’420.0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490.4" table:style-name="ce6">
            <text:p>1’490.40</text:p>
          </table:table-cell>
          <table:table-cell table:style-name="ce6"/>
          <table:table-cell office:value-type="float" office:value="-510" table:style-name="ce7">
            <text:p>-5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583" table:style-name="ce6">
            <text:p>16’583.00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157" table:style-name="ce6">
            <text:p>21’157.0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08.2" table:style-name="ce6">
            <text:p>4’408.2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1321.3" table:style-name="ce6">
            <text:p>11’321.30</text:p>
          </table:table-cell>
          <table:table-cell office:value-type="float" office:value="10321" table:style-name="ce7">
            <text:p>10’3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4798" table:style-name="ce6">
            <text:p>524’798.00</text:p>
          </table:table-cell>
          <table:table-cell office:value-type="float" office:value="382800" table:style-name="ce7">
            <text:p>382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62322.55" table:style-name="ce6">
            <text:p>362’322.55</text:p>
          </table:table-cell>
          <table:table-cell office:value-type="float" office:value="-20477" table:style-name="ce7">
            <text:p>-20’4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7</text:p>
          </table:table-cell>
          <table:table-cell office:value-type="string" table:style-name="ce2">
            <text:p>Bussen</text:p>
          </table:table-cell>
          <table:table-cell table:style-name="ce6"/>
          <table:table-cell office:value-type="float" office:value="3000" table:style-name="ce6">
            <text:p>3’000.00</text:p>
          </table:table-cell>
          <table:table-cell office:value-type="float" office:value="3000" table:style-name="ce7">
            <text:p>3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4014" table:style-name="ce6">
            <text:p>1’114’014.00</text:p>
          </table:table-cell>
          <table:table-cell office:value-type="float" office:value="1286300" table:style-name="ce7">
            <text:p>1’286’3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1209400" table:style-name="ce6">
            <text:p>1’209’400.00</text:p>
          </table:table-cell>
          <table:table-cell office:value-type="float" office:value="-76900" table:style-name="ce7">
            <text:p>-76’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Musikschu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754283.55" table:style-name="ce4">
            <text:p>4’754’283.55</text:p>
          </table:table-cell>
          <table:table-cell office:value-type="float" office:value="4789700" table:style-name="ce5">
            <text:p>4’789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847706.9000000004" table:style-name="ce4">
            <text:p>4’847’706.90</text:p>
          </table:table-cell>
          <table:table-cell table:style-name="ce4"/>
          <table:table-cell office:value-type="float" office:value="-27493" table:style-name="ce5">
            <text:p>-27’4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5500" table:style-name="ce5">
            <text:p>85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57293.1" table:style-name="ce4">
            <text:p>1’557’293.10</text:p>
          </table:table-cell>
          <table:table-cell office:value-type="float" office:value="1616900" table:style-name="ce5">
            <text:p>1’616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91163.3" table:style-name="ce4">
            <text:p>1’591’163.30</text:p>
          </table:table-cell>
          <table:table-cell office:value-type="float" office:value="-25737" table:style-name="ce5">
            <text:p>-25’7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196990.45" table:style-name="ce4">
            <text:p>3’196’990.45</text:p>
          </table:table-cell>
          <table:table-cell office:value-type="float" office:value="3258300" table:style-name="ce5">
            <text:p>3’258’3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256543.6" table:style-name="ce4">
            <text:p>3’256’543.6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1622.9" table:style-name="ce6">
            <text:p>371’622.90</text:p>
          </table:table-cell>
          <table:table-cell office:value-type="float" office:value="380100" table:style-name="ce7">
            <text:p>380’1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376587.25" table:style-name="ce6">
            <text:p>376’587.25</text:p>
          </table:table-cell>
          <table:table-cell table:style-name="ce6"/>
          <table:table-cell office:value-type="float" office:value="-3513" table:style-name="ce7">
            <text:p>-3’5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46088.05" table:style-name="ce6">
            <text:p>3’546’088.05</text:p>
          </table:table-cell>
          <table:table-cell office:value-type="float" office:value="3539500" table:style-name="ce7">
            <text:p>3’539’500</text:p>
          </table:table-cell>
          <table:table-cell table:style-name="ce2"/>
          <table:table-cell office:value-type="string" table:style-name="ce2">
            <text:p>302</text:p>
          </table:table-cell>
          <table:table-cell office:value-type="string" table:style-name="ce2">
            <text:p>Löhne der Lehrkräfte</text:p>
          </table:table-cell>
          <table:table-cell office:value-type="float" office:value="3624954.1" table:style-name="ce6">
            <text:p>3’624’954.10</text:p>
          </table:table-cell>
          <table:table-cell table:style-name="ce6"/>
          <table:table-cell office:value-type="float" office:value="-46" table:style-name="ce7">
            <text:p>-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5500" table:style-name="ce7">
            <text:p>85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7528.09999999998" table:style-name="ce6">
            <text:p>297’528.10</text:p>
          </table:table-cell>
          <table:table-cell office:value-type="float" office:value="289600" table:style-name="ce7">
            <text:p>289’6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302039.55" table:style-name="ce6">
            <text:p>302’039.55</text:p>
          </table:table-cell>
          <table:table-cell table:style-name="ce6"/>
          <table:table-cell office:value-type="float" office:value="12440" table:style-name="ce7">
            <text:p>12’4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2051" table:style-name="ce6">
            <text:p>352’051.00</text:p>
          </table:table-cell>
          <table:table-cell office:value-type="float" office:value="360400" table:style-name="ce7">
            <text:p>360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85128.15" table:style-name="ce6">
            <text:p>385’128.15</text:p>
          </table:table-cell>
          <table:table-cell table:style-name="ce6"/>
          <table:table-cell office:value-type="float" office:value="24728" table:style-name="ce7">
            <text:p>24’7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840.65" table:style-name="ce6">
            <text:p>9’840.65</text:p>
          </table:table-cell>
          <table:table-cell office:value-type="float" office:value="12600" table:style-name="ce7">
            <text:p>12’6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220.25" table:style-name="ce6">
            <text:p>10’220.25</text:p>
          </table:table-cell>
          <table:table-cell table:style-name="ce6"/>
          <table:table-cell office:value-type="float" office:value="-2380" table:style-name="ce7">
            <text:p>-2’3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343.65" table:style-name="ce6">
            <text:p>33’343.65</text:p>
          </table:table-cell>
          <table:table-cell office:value-type="float" office:value="35000" table:style-name="ce7">
            <text:p>35’000</text:p>
          </table:table-cell>
          <table:table-cell table:style-name="ce2"/>
          <table:table-cell office:value-type="string" table:style-name="ce2">
            <text:p>308</text:p>
          </table:table-cell>
          <table:table-cell office:value-type="string" table:style-name="ce2">
            <text:p>Entschädigungen für temporäre Arbeitskräfte</text:p>
          </table:table-cell>
          <table:table-cell office:value-type="float" office:value="14449.65" table:style-name="ce6">
            <text:p>14’449.65</text:p>
          </table:table-cell>
          <table:table-cell table:style-name="ce6"/>
          <table:table-cell office:value-type="float" office:value="-20550" table:style-name="ce7">
            <text:p>-20’5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762" table:style-name="ce6">
            <text:p>19’762.00</text:p>
          </table:table-cell>
          <table:table-cell office:value-type="float" office:value="29200" table:style-name="ce7">
            <text:p>29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0398.3" table:style-name="ce6">
            <text:p>20’398.30</text:p>
          </table:table-cell>
          <table:table-cell table:style-name="ce6"/>
          <table:table-cell office:value-type="float" office:value="-8802" table:style-name="ce7">
            <text:p>-8’8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351.75" table:style-name="ce6">
            <text:p>29’351.75</text:p>
          </table:table-cell>
          <table:table-cell office:value-type="float" office:value="30500" table:style-name="ce7">
            <text:p>30’5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2232.2" table:style-name="ce6">
            <text:p>32’232.20</text:p>
          </table:table-cell>
          <table:table-cell table:style-name="ce6"/>
          <table:table-cell office:value-type="float" office:value="1732" table:style-name="ce7">
            <text:p>1’7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095" table:style-name="ce6">
            <text:p>38’095.00</text:p>
          </table:table-cell>
          <table:table-cell office:value-type="float" office:value="44000" table:style-name="ce7">
            <text:p>44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6048.65" table:style-name="ce6">
            <text:p>36’048.65</text:p>
          </table:table-cell>
          <table:table-cell table:style-name="ce6"/>
          <table:table-cell office:value-type="float" office:value="-7951" table:style-name="ce7">
            <text:p>-7’9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262.55" table:style-name="ce6">
            <text:p>22’262.55</text:p>
          </table:table-cell>
          <table:table-cell office:value-type="float" office:value="33100" table:style-name="ce7">
            <text:p>33’1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4694.25" table:style-name="ce6">
            <text:p>24’694.25</text:p>
          </table:table-cell>
          <table:table-cell table:style-name="ce6"/>
          <table:table-cell office:value-type="float" office:value="-8406" table:style-name="ce7">
            <text:p>-8’4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04.65" table:style-name="ce6">
            <text:p>3’404.65</text:p>
          </table:table-cell>
          <table:table-cell office:value-type="float" office:value="6500" table:style-name="ce7">
            <text:p>6’5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3607.45" table:style-name="ce6">
            <text:p>3’607.45</text:p>
          </table:table-cell>
          <table:table-cell table:style-name="ce6"/>
          <table:table-cell office:value-type="float" office:value="-2893" table:style-name="ce7">
            <text:p>-2’8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728.05" table:style-name="ce6">
            <text:p>13’728.05</text:p>
          </table:table-cell>
          <table:table-cell office:value-type="float" office:value="17600" table:style-name="ce7">
            <text:p>17’6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9811.5499999999993" table:style-name="ce6">
            <text:p>9’811.55</text:p>
          </table:table-cell>
          <table:table-cell table:style-name="ce6"/>
          <table:table-cell office:value-type="float" office:value="-7788" table:style-name="ce7">
            <text:p>-7’7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23" table:style-name="ce6">
            <text:p>3’123.00</text:p>
          </table:table-cell>
          <table:table-cell office:value-type="float" office:value="1100" table:style-name="ce7">
            <text:p>1’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370.5" table:style-name="ce6">
            <text:p>1’370.50</text:p>
          </table:table-cell>
          <table:table-cell table:style-name="ce6"/>
          <table:table-cell office:value-type="float" office:value="271" table:style-name="ce7">
            <text:p>2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80.8999999999996" table:style-name="ce6">
            <text:p>4’580.90</text:p>
          </table:table-cell>
          <table:table-cell office:value-type="float" office:value="5500" table:style-name="ce7">
            <text:p>5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3757.25" table:style-name="ce6">
            <text:p>3’757.25</text:p>
          </table:table-cell>
          <table:table-cell table:style-name="ce6"/>
          <table:table-cell office:value-type="float" office:value="-1743" table:style-name="ce7">
            <text:p>-1’7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500.3" table:style-name="ce6">
            <text:p>7’500.30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2407.8000000000002" table:style-name="ce6">
            <text:p>2’407.80</text:p>
          </table:table-cell>
          <table:table-cell table:style-name="ce6"/>
          <table:table-cell office:value-type="float" office:value="-2592" table:style-name="ce7">
            <text:p>-2’5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1" table:style-name="ce6">
            <text:p>2’001.0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1235.3999999999" table:style-name="ce6">
            <text:p>1’311’235.40</text:p>
          </table:table-cell>
          <table:table-cell office:value-type="float" office:value="1317000" table:style-name="ce7">
            <text:p>1’317’000</text:p>
          </table:table-cell>
          <table:table-cell table:style-name="ce2"/>
          <table:table-cell office:value-type="string" table:style-name="ce2">
            <text:p>433</text:p>
          </table:table-cell>
          <table:table-cell office:value-type="string" table:style-name="ce2">
            <text:p>Schulgelder</text:p>
          </table:table-cell>
          <table:table-cell table:style-name="ce6"/>
          <table:table-cell office:value-type="float" office:value="1352448.95" table:style-name="ce6">
            <text:p>1’352’448.95</text:p>
          </table:table-cell>
          <table:table-cell office:value-type="float" office:value="35449" table:style-name="ce7">
            <text:p>35’4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51.55" table:style-name="ce6">
            <text:p>3’551.55</text:p>
          </table:table-cell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408.05" table:style-name="ce6">
            <text:p>1’408.05</text:p>
          </table:table-cell>
          <table:table-cell office:value-type="float" office:value="-92" table:style-name="ce7">
            <text:p>-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2506.15" table:style-name="ce6">
            <text:p>242’506.15</text:p>
          </table:table-cell>
          <table:table-cell office:value-type="float" office:value="298400" table:style-name="ce7">
            <text:p>298’4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37306.3" table:style-name="ce6">
            <text:p>237’306.30</text:p>
          </table:table-cell>
          <table:table-cell office:value-type="float" office:value="-61094" table:style-name="ce7">
            <text:p>-61’09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Stadtbibliothek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98862.01" table:style-name="ce4">
            <text:p>1’698’862.01</text:p>
          </table:table-cell>
          <table:table-cell office:value-type="float" office:value="1567300" table:style-name="ce5">
            <text:p>1’567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602975.71" table:style-name="ce4">
            <text:p>1’602’975.71</text:p>
          </table:table-cell>
          <table:table-cell table:style-name="ce4"/>
          <table:table-cell office:value-type="float" office:value="35676" table:style-name="ce5">
            <text:p>35’6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68989.2" table:style-name="ce4">
            <text:p>468’989.20</text:p>
          </table:table-cell>
          <table:table-cell office:value-type="float" office:value="181500" table:style-name="ce5">
            <text:p>181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20392.90000000002" table:style-name="ce4">
            <text:p>320’392.90</text:p>
          </table:table-cell>
          <table:table-cell office:value-type="float" office:value="138893" table:style-name="ce5">
            <text:p>138’8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29872.81" table:style-name="ce4">
            <text:p>1’229’872.81</text:p>
          </table:table-cell>
          <table:table-cell office:value-type="float" office:value="1385800" table:style-name="ce5">
            <text:p>1’385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282582.81" table:style-name="ce4">
            <text:p>1’282’582.81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5589.25" table:style-name="ce6">
            <text:p>885’589.25</text:p>
          </table:table-cell>
          <table:table-cell office:value-type="float" office:value="873400" table:style-name="ce7">
            <text:p>873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889059.25" table:style-name="ce6">
            <text:p>889’059.25</text:p>
          </table:table-cell>
          <table:table-cell table:style-name="ce6"/>
          <table:table-cell office:value-type="float" office:value="15659" table:style-name="ce7">
            <text:p>15’6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232.850000000006" table:style-name="ce6">
            <text:p>67’232.85</text:p>
          </table:table-cell>
          <table:table-cell office:value-type="float" office:value="63700" table:style-name="ce7">
            <text:p>63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66878.2" table:style-name="ce6">
            <text:p>66’878.20</text:p>
          </table:table-cell>
          <table:table-cell table:style-name="ce6"/>
          <table:table-cell office:value-type="float" office:value="3178" table:style-name="ce7">
            <text:p>3’1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618.5" table:style-name="ce6">
            <text:p>74’618.50</text:p>
          </table:table-cell>
          <table:table-cell office:value-type="float" office:value="75900" table:style-name="ce7">
            <text:p>75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76396.2" table:style-name="ce6">
            <text:p>76’396.20</text:p>
          </table:table-cell>
          <table:table-cell table:style-name="ce6"/>
          <table:table-cell office:value-type="float" office:value="496" table:style-name="ce7">
            <text:p>4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67.9" table:style-name="ce6">
            <text:p>2’867.90</text:p>
          </table:table-cell>
          <table:table-cell office:value-type="float" office:value="2800" table:style-name="ce7">
            <text:p>2’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555.75" table:style-name="ce6">
            <text:p>3’555.75</text:p>
          </table:table-cell>
          <table:table-cell table:style-name="ce6"/>
          <table:table-cell office:value-type="float" office:value="756" table:style-name="ce7">
            <text:p>7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80.6" table:style-name="ce6">
            <text:p>3’880.6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236.95" table:style-name="ce6">
            <text:p>4’236.95</text:p>
          </table:table-cell>
          <table:table-cell table:style-name="ce6"/>
          <table:table-cell office:value-type="float" office:value="-1763" table:style-name="ce7">
            <text:p>-1’7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7755.8" table:style-name="ce6">
            <text:p>257’755.80</text:p>
          </table:table-cell>
          <table:table-cell office:value-type="float" office:value="317000" table:style-name="ce7">
            <text:p>317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01163.2" table:style-name="ce6">
            <text:p>301’163.20</text:p>
          </table:table-cell>
          <table:table-cell table:style-name="ce6"/>
          <table:table-cell office:value-type="float" office:value="-15837" table:style-name="ce7">
            <text:p>-15’8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88.9" table:style-name="ce6">
            <text:p>3’788.90</text:p>
          </table:table-cell>
          <table:table-cell office:value-type="float" office:value="9500" table:style-name="ce7">
            <text:p>9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0504.1" table:style-name="ce6">
            <text:p>10’504.10</text:p>
          </table:table-cell>
          <table:table-cell table:style-name="ce6"/>
          <table:table-cell office:value-type="float" office:value="1004" table:style-name="ce7">
            <text:p>1’0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table:number-columns-repeated="2" table:style-name="ce6"/>
          <table:table-cell office:value-type="float" office:value="-8000" table:style-name="ce7">
            <text:p>-8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88.85" table:style-name="ce6">
            <text:p>788.85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586.25" table:style-name="ce6">
            <text:p>586.25</text:p>
          </table:table-cell>
          <table:table-cell table:style-name="ce6"/>
          <table:table-cell office:value-type="float" office:value="-414" table:style-name="ce7">
            <text:p>-4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98.3" table:style-name="ce6">
            <text:p>3’598.30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4744.1499999999996" table:style-name="ce6">
            <text:p>4’744.15</text:p>
          </table:table-cell>
          <table:table-cell table:style-name="ce6"/>
          <table:table-cell office:value-type="float" office:value="744" table:style-name="ce7">
            <text:p>7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1.15" table:style-name="ce6">
            <text:p>541.15</text:p>
          </table:table-cell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511" table:style-name="ce6">
            <text:p>3’511.00</text:p>
          </table:table-cell>
          <table:table-cell table:style-name="ce6"/>
          <table:table-cell office:value-type="float" office:value="-6489" table:style-name="ce7">
            <text:p>-6’4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8043.71" table:style-name="ce6">
            <text:p>188’043.71</text:p>
          </table:table-cell>
          <table:table-cell office:value-type="float" office:value="180500" table:style-name="ce7">
            <text:p>180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90410.01" table:style-name="ce6">
            <text:p>190’410.01</text:p>
          </table:table-cell>
          <table:table-cell table:style-name="ce6"/>
          <table:table-cell office:value-type="float" office:value="9910" table:style-name="ce7">
            <text:p>9’9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9254.6" table:style-name="ce6">
            <text:p>209’254.60</text:p>
          </table:table-cell>
          <table:table-cell office:value-type="float" office:value="15500" table:style-name="ce7">
            <text:p>15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49964" table:style-name="ce6">
            <text:p>49’964.00</text:p>
          </table:table-cell>
          <table:table-cell table:style-name="ce6"/>
          <table:table-cell office:value-type="float" office:value="34464" table:style-name="ce7">
            <text:p>34’4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01.6" table:style-name="ce6">
            <text:p>901.60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1966.65" table:style-name="ce6">
            <text:p>1’966.65</text:p>
          </table:table-cell>
          <table:table-cell table:style-name="ce6"/>
          <table:table-cell office:value-type="float" office:value="1967" table:style-name="ce7">
            <text:p>1’9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9134.85" table:style-name="ce6">
            <text:p>179’134.85</text:p>
          </table:table-cell>
          <table:table-cell office:value-type="float" office:value="131000" table:style-name="ce7">
            <text:p>131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55414.5" table:style-name="ce6">
            <text:p>155’414.50</text:p>
          </table:table-cell>
          <table:table-cell office:value-type="float" office:value="24415" table:style-name="ce7">
            <text:p>24’4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25.5" table:style-name="ce6">
            <text:p>2’525.5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4119.55" table:style-name="ce6">
            <text:p>4’119.55</text:p>
          </table:table-cell>
          <table:table-cell office:value-type="float" office:value="2120" table:style-name="ce7">
            <text:p>2’1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181.15" table:style-name="ce6">
            <text:p>21’181.15</text:p>
          </table:table-cell>
          <table:table-cell office:value-type="float" office:value="3500" table:style-name="ce7">
            <text:p>3’5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7351.75" table:style-name="ce6">
            <text:p>17’351.75</text:p>
          </table:table-cell>
          <table:table-cell office:value-type="float" office:value="13852" table:style-name="ce7">
            <text:p>13’8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5039.7" table:style-name="ce6">
            <text:p>195’039.70</text:p>
          </table:table-cell>
          <table:table-cell table:style-name="ce7"/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39641.1" table:style-name="ce6">
            <text:p>39’641.10</text:p>
          </table:table-cell>
          <table:table-cell office:value-type="float" office:value="39641" table:style-name="ce7">
            <text:p>39’6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108" table:style-name="ce6">
            <text:p>47’108.00</text:p>
          </table:table-cell>
          <table:table-cell office:value-type="float" office:value="45000" table:style-name="ce7">
            <text:p>45’0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47876" table:style-name="ce6">
            <text:p>47’876.00</text:p>
          </table:table-cell>
          <table:table-cell office:value-type="float" office:value="2876" table:style-name="ce7">
            <text:p>2’8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0" table:style-name="ce6">
            <text:p>12’000.00</text:p>
          </table:table-cell>
          <table:table-cell table:style-name="ce7"/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44490" table:style-name="ce6">
            <text:p>44’490.00</text:p>
          </table:table-cell>
          <table:table-cell office:value-type="float" office:value="44490" table:style-name="ce7">
            <text:p>44’4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0" table:style-name="ce6">
            <text:p>12’000.00</text:p>
          </table:table-cell>
          <table:table-cell table:style-name="ce7"/>
          <table:table-cell table:style-name="ce2"/>
          <table:table-cell office:value-type="string" table:style-name="ce2">
            <text:p>469</text:p>
          </table:table-cell>
          <table:table-cell office:value-type="string" table:style-name="ce2">
            <text:p>Übrige Beiträge</text:p>
          </table:table-cell>
          <table:table-cell table:style-name="ce6"/>
          <table:table-cell office:value-type="float" office:value="11500" table:style-name="ce6">
            <text:p>11’500.00</text:p>
          </table:table-cell>
          <table:table-cell office:value-type="float" office:value="11500" table:style-name="ce7">
            <text:p>11’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Schulgesundheitsdienst (SGD)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579918.8499999996" table:style-name="ce4">
            <text:p>5’579’918.85</text:p>
          </table:table-cell>
          <table:table-cell office:value-type="float" office:value="6001600" table:style-name="ce5">
            <text:p>6’001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093793.6399999997" table:style-name="ce4">
            <text:p>6’093’793.64</text:p>
          </table:table-cell>
          <table:table-cell table:style-name="ce4"/>
          <table:table-cell office:value-type="float" office:value="-65606" table:style-name="ce5">
            <text:p>-65’6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57800" table:style-name="ce5">
            <text:p>157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44001.85" table:style-name="ce4">
            <text:p>2’944’001.85</text:p>
          </table:table-cell>
          <table:table-cell office:value-type="float" office:value="3285400" table:style-name="ce5">
            <text:p>3’285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372148.5" table:style-name="ce4">
            <text:p>3’372’148.50</text:p>
          </table:table-cell>
          <table:table-cell office:value-type="float" office:value="86749" table:style-name="ce5">
            <text:p>86’7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635917" table:style-name="ce4">
            <text:p>2’635’917.00</text:p>
          </table:table-cell>
          <table:table-cell office:value-type="float" office:value="2874000" table:style-name="ce5">
            <text:p>2’874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721645.14" table:style-name="ce4">
            <text:p>2’721’645.14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41513.25" table:style-name="ce6">
            <text:p>3’341’513.25</text:p>
          </table:table-cell>
          <table:table-cell office:value-type="float" office:value="3395400" table:style-name="ce7">
            <text:p>3’395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3537780.25" table:style-name="ce6">
            <text:p>3’537’780.25</text:p>
          </table:table-cell>
          <table:table-cell table:style-name="ce6"/>
          <table:table-cell office:value-type="float" office:value="-120" table:style-name="ce7">
            <text:p>-1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42500" table:style-name="ce7">
            <text:p>142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9594.65" table:style-name="ce6">
            <text:p>249’594.65</text:p>
          </table:table-cell>
          <table:table-cell office:value-type="float" office:value="254300" table:style-name="ce7">
            <text:p>254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62025.2" table:style-name="ce6">
            <text:p>262’025.20</text:p>
          </table:table-cell>
          <table:table-cell table:style-name="ce6"/>
          <table:table-cell office:value-type="float" office:value="7725" table:style-name="ce7">
            <text:p>7’7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9288.5" table:style-name="ce6">
            <text:p>349’288.50</text:p>
          </table:table-cell>
          <table:table-cell office:value-type="float" office:value="354600" table:style-name="ce7">
            <text:p>354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49308.2" table:style-name="ce6">
            <text:p>349’308.20</text:p>
          </table:table-cell>
          <table:table-cell table:style-name="ce6"/>
          <table:table-cell office:value-type="float" office:value="-5292" table:style-name="ce7">
            <text:p>-5’2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911" table:style-name="ce6">
            <text:p>9’911.00</text:p>
          </table:table-cell>
          <table:table-cell office:value-type="float" office:value="11200" table:style-name="ce7">
            <text:p>11’2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3286.05" table:style-name="ce6">
            <text:p>13’286.05</text:p>
          </table:table-cell>
          <table:table-cell table:style-name="ce6"/>
          <table:table-cell office:value-type="float" office:value="2086" table:style-name="ce7">
            <text:p>2’0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3.3499999999999" table:style-name="ce6">
            <text:p>1’113.35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729.05" table:style-name="ce6">
            <text:p>729.05</text:p>
          </table:table-cell>
          <table:table-cell table:style-name="ce6"/>
          <table:table-cell office:value-type="float" office:value="-471" table:style-name="ce7">
            <text:p>-4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132.3" table:style-name="ce6">
            <text:p>47’132.30</text:p>
          </table:table-cell>
          <table:table-cell office:value-type="float" office:value="55700" table:style-name="ce7">
            <text:p>55’7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7770.239999999998" table:style-name="ce6">
            <text:p>47’770.24</text:p>
          </table:table-cell>
          <table:table-cell table:style-name="ce6"/>
          <table:table-cell office:value-type="float" office:value="-7930" table:style-name="ce7">
            <text:p>-7’9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330.25" table:style-name="ce6">
            <text:p>72’330.25</text:p>
          </table:table-cell>
          <table:table-cell office:value-type="float" office:value="88300" table:style-name="ce7">
            <text:p>88’3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68802.600000000006" table:style-name="ce6">
            <text:p>68’802.60</text:p>
          </table:table-cell>
          <table:table-cell table:style-name="ce6"/>
          <table:table-cell office:value-type="float" office:value="-19497" table:style-name="ce7">
            <text:p>-19’4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8419.3" table:style-name="ce6">
            <text:p>78’419.30</text:p>
          </table:table-cell>
          <table:table-cell office:value-type="float" office:value="103000" table:style-name="ce7">
            <text:p>103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43377" table:style-name="ce6">
            <text:p>43’377.00</text:p>
          </table:table-cell>
          <table:table-cell table:style-name="ce6"/>
          <table:table-cell office:value-type="float" office:value="-59623" table:style-name="ce7">
            <text:p>-59’6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43.15" table:style-name="ce6">
            <text:p>8’543.15</text:p>
          </table:table-cell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9408.5" table:style-name="ce6">
            <text:p>9’408.50</text:p>
          </table:table-cell>
          <table:table-cell table:style-name="ce6"/>
          <table:table-cell office:value-type="float" office:value="1409" table:style-name="ce7">
            <text:p>1’4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2848.4" table:style-name="ce6">
            <text:p>252’848.40</text:p>
          </table:table-cell>
          <table:table-cell office:value-type="float" office:value="258700" table:style-name="ce7">
            <text:p>258’7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267372.09999999998" table:style-name="ce6">
            <text:p>267’372.10</text:p>
          </table:table-cell>
          <table:table-cell table:style-name="ce6"/>
          <table:table-cell office:value-type="float" office:value="8672" table:style-name="ce7">
            <text:p>8’6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299.300000000003" table:style-name="ce6">
            <text:p>34’299.30</text:p>
          </table:table-cell>
          <table:table-cell office:value-type="float" office:value="28800" table:style-name="ce7">
            <text:p>28’8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45283.199999999997" table:style-name="ce6">
            <text:p>45’283.20</text:p>
          </table:table-cell>
          <table:table-cell table:style-name="ce6"/>
          <table:table-cell office:value-type="float" office:value="1183" table:style-name="ce7">
            <text:p>1’1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5300" table:style-name="ce7">
            <text:p>15’3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468.599999999999" table:style-name="ce6">
            <text:p>19’468.60</text:p>
          </table:table-cell>
          <table:table-cell office:value-type="float" office:value="33000" table:style-name="ce7">
            <text:p>33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2565.8" table:style-name="ce6">
            <text:p>22’565.80</text:p>
          </table:table-cell>
          <table:table-cell table:style-name="ce6"/>
          <table:table-cell office:value-type="float" office:value="-10434" table:style-name="ce7">
            <text:p>-10’4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9035.7" table:style-name="ce6">
            <text:p>409’035.70</text:p>
          </table:table-cell>
          <table:table-cell office:value-type="float" office:value="376300" table:style-name="ce7">
            <text:p>376’3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91059.05" table:style-name="ce6">
            <text:p>391’059.05</text:p>
          </table:table-cell>
          <table:table-cell table:style-name="ce6"/>
          <table:table-cell office:value-type="float" office:value="14759" table:style-name="ce7">
            <text:p>14’7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553.1" table:style-name="ce6">
            <text:p>10’553.10</text:p>
          </table:table-cell>
          <table:table-cell office:value-type="float" office:value="14300" table:style-name="ce7">
            <text:p>14’3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0391.35" table:style-name="ce6">
            <text:p>10’391.35</text:p>
          </table:table-cell>
          <table:table-cell table:style-name="ce6"/>
          <table:table-cell office:value-type="float" office:value="-3909" table:style-name="ce7">
            <text:p>-3’9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823.400000000001" table:style-name="ce6">
            <text:p>16’823.40</text:p>
          </table:table-cell>
          <table:table-cell office:value-type="float" office:value="25000" table:style-name="ce7">
            <text:p>25’0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33031.35" table:style-name="ce6">
            <text:p>33’031.35</text:p>
          </table:table-cell>
          <table:table-cell table:style-name="ce6"/>
          <table:table-cell office:value-type="float" office:value="8031" table:style-name="ce7">
            <text:p>8’0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186.70000000001" table:style-name="ce6">
            <text:p>148’186.70</text:p>
          </table:table-cell>
          <table:table-cell office:value-type="float" office:value="143300" table:style-name="ce7">
            <text:p>143’3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42366.9" table:style-name="ce6">
            <text:p>142’366.90</text:p>
          </table:table-cell>
          <table:table-cell table:style-name="ce6"/>
          <table:table-cell office:value-type="float" office:value="-933" table:style-name="ce7">
            <text:p>-9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office:value-type="float" office:value="-100" table:style-name="ce7">
            <text:p>-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15.5" table:style-name="ce6">
            <text:p>1’515.5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8942.4" table:style-name="ce6">
            <text:p>528’942.40</text:p>
          </table:table-cell>
          <table:table-cell office:value-type="float" office:value="850000" table:style-name="ce7">
            <text:p>850’000</text:p>
          </table:table-cell>
          <table:table-cell table:style-name="ce2"/>
          <table:table-cell office:value-type="string" table:style-name="ce2">
            <text:p>394</text:p>
          </table:table-cell>
          <table:table-cell office:value-type="string" table:style-name="ce2">
            <text:p>Intern verrechneter Aufwand</text:p>
          </table:table-cell>
          <table:table-cell office:value-type="float" office:value="848836.8" table:style-name="ce6">
            <text:p>848’836.80</text:p>
          </table:table-cell>
          <table:table-cell table:style-name="ce6"/>
          <table:table-cell office:value-type="float" office:value="-1163" table:style-name="ce7">
            <text:p>-1’1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06855.4" table:style-name="ce6">
            <text:p>1’906’855.40</text:p>
          </table:table-cell>
          <table:table-cell office:value-type="float" office:value="1935300" table:style-name="ce7">
            <text:p>1’935’3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981379.05" table:style-name="ce6">
            <text:p>1’981’379.05</text:p>
          </table:table-cell>
          <table:table-cell office:value-type="float" office:value="46079" table:style-name="ce7">
            <text:p>46’0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49.2000000000007" table:style-name="ce6">
            <text:p>8’249.20</text:p>
          </table:table-cell>
          <table:table-cell table:style-name="ce7"/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3556.3" table:style-name="ce6">
            <text:p>3’556.30</text:p>
          </table:table-cell>
          <table:table-cell office:value-type="float" office:value="3556" table:style-name="ce7">
            <text:p>3’5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925.25" table:style-name="ce6">
            <text:p>85’925.25</text:p>
          </table:table-cell>
          <table:table-cell office:value-type="float" office:value="88700" table:style-name="ce7">
            <text:p>88’7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34646.35" table:style-name="ce6">
            <text:p>134’646.35</text:p>
          </table:table-cell>
          <table:table-cell office:value-type="float" office:value="45946" table:style-name="ce7">
            <text:p>45’9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4029.6" table:style-name="ce6">
            <text:p>414’029.60</text:p>
          </table:table-cell>
          <table:table-cell office:value-type="float" office:value="411400" table:style-name="ce7">
            <text:p>411’4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403730" table:style-name="ce6">
            <text:p>403’730.00</text:p>
          </table:table-cell>
          <table:table-cell office:value-type="float" office:value="-7670" table:style-name="ce7">
            <text:p>-7’6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8942.4" table:style-name="ce6">
            <text:p>528’942.40</text:p>
          </table:table-cell>
          <table:table-cell office:value-type="float" office:value="850000" table:style-name="ce7">
            <text:p>850’000</text:p>
          </table:table-cell>
          <table:table-cell table:style-name="ce2"/>
          <table:table-cell office:value-type="string" table:style-name="ce2">
            <text:p>494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848836.8" table:style-name="ce6">
            <text:p>848’836.80</text:p>
          </table:table-cell>
          <table:table-cell office:value-type="float" office:value="-1163" table:style-name="ce7">
            <text:p>-1’1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Freiwillige Angebo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17407.4" table:style-name="ce4">
            <text:p>617’407.40</text:p>
          </table:table-cell>
          <table:table-cell office:value-type="float" office:value="719100" table:style-name="ce5">
            <text:p>719’1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34222.5" table:style-name="ce4">
            <text:p>634’222.50</text:p>
          </table:table-cell>
          <table:table-cell table:style-name="ce4"/>
          <table:table-cell office:value-type="float" office:value="-84878" table:style-name="ce5">
            <text:p>-84’8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0787" table:style-name="ce4">
            <text:p>160’787.00</text:p>
          </table:table-cell>
          <table:table-cell office:value-type="float" office:value="177900" table:style-name="ce5">
            <text:p>177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83112.4" table:style-name="ce4">
            <text:p>183’112.40</text:p>
          </table:table-cell>
          <table:table-cell office:value-type="float" office:value="5212" table:style-name="ce5">
            <text:p>5’2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56620.4" table:style-name="ce4">
            <text:p>456’620.40</text:p>
          </table:table-cell>
          <table:table-cell office:value-type="float" office:value="541200" table:style-name="ce5">
            <text:p>541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51110.1" table:style-name="ce4">
            <text:p>451’110.1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6701.75" table:style-name="ce6">
            <text:p>446’701.75</text:p>
          </table:table-cell>
          <table:table-cell office:value-type="float" office:value="504800" table:style-name="ce7">
            <text:p>504’800</text:p>
          </table:table-cell>
          <table:table-cell table:style-name="ce2"/>
          <table:table-cell office:value-type="string" table:style-name="ce2">
            <text:p>302</text:p>
          </table:table-cell>
          <table:table-cell office:value-type="string" table:style-name="ce2">
            <text:p>Löhne der Lehrkräfte</text:p>
          </table:table-cell>
          <table:table-cell office:value-type="float" office:value="450704.85" table:style-name="ce6">
            <text:p>450’704.85</text:p>
          </table:table-cell>
          <table:table-cell table:style-name="ce6"/>
          <table:table-cell office:value-type="float" office:value="-54095" table:style-name="ce7">
            <text:p>-54’0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334.5" table:style-name="ce6">
            <text:p>32’334.50</text:p>
          </table:table-cell>
          <table:table-cell office:value-type="float" office:value="38100" table:style-name="ce7">
            <text:p>38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9918.6" table:style-name="ce6">
            <text:p>29’918.60</text:p>
          </table:table-cell>
          <table:table-cell table:style-name="ce6"/>
          <table:table-cell office:value-type="float" office:value="-8181" table:style-name="ce7">
            <text:p>-8’18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03.25" table:style-name="ce6">
            <text:p>14’803.25</text:p>
          </table:table-cell>
          <table:table-cell office:value-type="float" office:value="15100" table:style-name="ce7">
            <text:p>15’1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4011.5" table:style-name="ce6">
            <text:p>14’011.50</text:p>
          </table:table-cell>
          <table:table-cell table:style-name="ce6"/>
          <table:table-cell office:value-type="float" office:value="-1089" table:style-name="ce7">
            <text:p>-1’0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5.9" table:style-name="ce6">
            <text:p>965.90</text:p>
          </table:table-cell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958.65" table:style-name="ce6">
            <text:p>958.65</text:p>
          </table:table-cell>
          <table:table-cell table:style-name="ce6"/>
          <table:table-cell office:value-type="float" office:value="-341" table:style-name="ce7">
            <text:p>-3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47.55" table:style-name="ce6">
            <text:p>3’347.55</text:p>
          </table:table-cell>
          <table:table-cell office:value-type="float" office:value="4600" table:style-name="ce7">
            <text:p>4’6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423.5" table:style-name="ce6">
            <text:p>1’423.50</text:p>
          </table:table-cell>
          <table:table-cell table:style-name="ce6"/>
          <table:table-cell office:value-type="float" office:value="-3177" table:style-name="ce7">
            <text:p>-3’1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608.6" table:style-name="ce6">
            <text:p>32’608.60</text:p>
          </table:table-cell>
          <table:table-cell office:value-type="float" office:value="32400" table:style-name="ce7">
            <text:p>32’4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3484.300000000003" table:style-name="ce6">
            <text:p>33’484.30</text:p>
          </table:table-cell>
          <table:table-cell table:style-name="ce6"/>
          <table:table-cell office:value-type="float" office:value="1084" table:style-name="ce7">
            <text:p>1’0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31.35" table:style-name="ce6">
            <text:p>4’031.35</text:p>
          </table:table-cell>
          <table:table-cell office:value-type="float" office:value="17200" table:style-name="ce7">
            <text:p>17’2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office:value-type="float" office:value="-17200" table:style-name="ce7">
            <text:p>-17’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37.6" table:style-name="ce6">
            <text:p>3’237.60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3902.35" table:style-name="ce6">
            <text:p>3’902.35</text:p>
          </table:table-cell>
          <table:table-cell table:style-name="ce6"/>
          <table:table-cell office:value-type="float" office:value="-98" table:style-name="ce7">
            <text:p>-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5.05" table:style-name="ce6">
            <text:p>845.05</text:p>
          </table:table-cell>
          <table:table-cell office:value-type="float" office:value="1500" table:style-name="ce7">
            <text:p>1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70.900000000000006" table:style-name="ce6">
            <text:p>70.90</text:p>
          </table:table-cell>
          <table:table-cell table:style-name="ce6"/>
          <table:table-cell office:value-type="float" office:value="-1429" table:style-name="ce7">
            <text:p>-1’4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84.75" table:style-name="ce6">
            <text:p>3’484.75</text:p>
          </table:table-cell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8009.15" table:style-name="ce6">
            <text:p>8’009.15</text:p>
          </table:table-cell>
          <table:table-cell table:style-name="ce6"/>
          <table:table-cell office:value-type="float" office:value="9" table:style-name="ce7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993.8" table:style-name="ce6">
            <text:p>62’993.80</text:p>
          </table:table-cell>
          <table:table-cell office:value-type="float" office:value="80100" table:style-name="ce7">
            <text:p>80’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79738.7" table:style-name="ce6">
            <text:p>79’738.70</text:p>
          </table:table-cell>
          <table:table-cell table:style-name="ce6"/>
          <table:table-cell office:value-type="float" office:value="-361" table:style-name="ce7">
            <text:p>-3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.3" table:style-name="ce6">
            <text:p>53.30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0" table:style-name="ce6">
            <text:p>12’000.00</text:p>
          </table:table-cell>
          <table:table-cell office:value-type="float" office:value="12000" table:style-name="ce7">
            <text:p>12’000</text:p>
          </table:table-cell>
          <table:table-cell table:style-name="ce2"/>
          <table:table-cell office:value-type="string" table:style-name="ce2">
            <text:p>393</text:p>
          </table:table-cell>
          <table:table-cell office:value-type="string" table:style-name="ce2">
            <text:p>Intern verrechneter Aufwand</text:p>
          </table:table-cell>
          <table:table-cell office:value-type="float" office:value="12000" table:style-name="ce6">
            <text:p>12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0787" table:style-name="ce6">
            <text:p>160’787.00</text:p>
          </table:table-cell>
          <table:table-cell office:value-type="float" office:value="177900" table:style-name="ce7">
            <text:p>177’9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83112.4" table:style-name="ce6">
            <text:p>183’112.40</text:p>
          </table:table-cell>
          <table:table-cell office:value-type="float" office:value="5212" table:style-name="ce7">
            <text:p>5’2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Familienergänzende Betreu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205394.5999999996" table:style-name="ce4">
            <text:p>6’205’394.60</text:p>
          </table:table-cell>
          <table:table-cell office:value-type="float" office:value="6663000" table:style-name="ce5">
            <text:p>6’663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1561203.109999999" table:style-name="ce4">
            <text:p>11’561’203.11</text:p>
          </table:table-cell>
          <table:table-cell table:style-name="ce4"/>
          <table:table-cell office:value-type="float" office:value="-101797" table:style-name="ce5">
            <text:p>-101’7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000000" table:style-name="ce5">
            <text:p>5’00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99414.3" table:style-name="ce4">
            <text:p>1’699’414.30</text:p>
          </table:table-cell>
          <table:table-cell office:value-type="float" office:value="1738200" table:style-name="ce5">
            <text:p>1’738’2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907569.1" table:style-name="ce4">
            <text:p>1’907’569.10</text:p>
          </table:table-cell>
          <table:table-cell office:value-type="float" office:value="169369" table:style-name="ce5">
            <text:p>169’3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505980.3" table:style-name="ce4">
            <text:p>4’505’980.30</text:p>
          </table:table-cell>
          <table:table-cell office:value-type="float" office:value="9924800" table:style-name="ce5">
            <text:p>9’924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9653634.0099999998" table:style-name="ce4">
            <text:p>9’653’634.01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96030.95" table:style-name="ce6">
            <text:p>4’296’030.95</text:p>
          </table:table-cell>
          <table:table-cell office:value-type="float" office:value="4857800" table:style-name="ce7">
            <text:p>4’857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4770928.3" table:style-name="ce6">
            <text:p>4’770’928.30</text:p>
          </table:table-cell>
          <table:table-cell table:style-name="ce6"/>
          <table:table-cell office:value-type="float" office:value="-86872" table:style-name="ce7">
            <text:p>-86’8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3104.65" table:style-name="ce6">
            <text:p>243’104.65</text:p>
          </table:table-cell>
          <table:table-cell office:value-type="float" office:value="72900" table:style-name="ce7">
            <text:p>72’900</text:p>
          </table:table-cell>
          <table:table-cell table:style-name="ce2"/>
          <table:table-cell office:value-type="string" table:style-name="ce2">
            <text:p>302</text:p>
          </table:table-cell>
          <table:table-cell office:value-type="string" table:style-name="ce2">
            <text:p>Löhne der Lehrkräfte</text:p>
          </table:table-cell>
          <table:table-cell office:value-type="float" office:value="73050.7" table:style-name="ce6">
            <text:p>73’050.70</text:p>
          </table:table-cell>
          <table:table-cell table:style-name="ce6"/>
          <table:table-cell office:value-type="float" office:value="151" table:style-name="ce7">
            <text:p>1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8608.15" table:style-name="ce6">
            <text:p>348’608.15</text:p>
          </table:table-cell>
          <table:table-cell office:value-type="float" office:value="367600" table:style-name="ce7">
            <text:p>367’6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370989.95" table:style-name="ce6">
            <text:p>370’989.95</text:p>
          </table:table-cell>
          <table:table-cell table:style-name="ce6"/>
          <table:table-cell office:value-type="float" office:value="3390" table:style-name="ce7">
            <text:p>3’3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0250.4" table:style-name="ce6">
            <text:p>350’250.40</text:p>
          </table:table-cell>
          <table:table-cell office:value-type="float" office:value="377500" table:style-name="ce7">
            <text:p>377’5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62306.8" table:style-name="ce6">
            <text:p>362’306.80</text:p>
          </table:table-cell>
          <table:table-cell table:style-name="ce6"/>
          <table:table-cell office:value-type="float" office:value="-15193" table:style-name="ce7">
            <text:p>-15’1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562.2" table:style-name="ce6">
            <text:p>14’562.20</text:p>
          </table:table-cell>
          <table:table-cell office:value-type="float" office:value="16000" table:style-name="ce7">
            <text:p>16’0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9346.099999999999" table:style-name="ce6">
            <text:p>19’346.10</text:p>
          </table:table-cell>
          <table:table-cell table:style-name="ce6"/>
          <table:table-cell office:value-type="float" office:value="3346" table:style-name="ce7">
            <text:p>3’3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038.05" table:style-name="ce6">
            <text:p>68’038.05</text:p>
          </table:table-cell>
          <table:table-cell office:value-type="float" office:value="90200" table:style-name="ce7">
            <text:p>90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84733.96" table:style-name="ce6">
            <text:p>84’733.96</text:p>
          </table:table-cell>
          <table:table-cell table:style-name="ce6"/>
          <table:table-cell office:value-type="float" office:value="-5466" table:style-name="ce7">
            <text:p>-5’4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4597.85" table:style-name="ce6">
            <text:p>104’597.85</text:p>
          </table:table-cell>
          <table:table-cell office:value-type="float" office:value="107000" table:style-name="ce7">
            <text:p>107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92836.25" table:style-name="ce6">
            <text:p>92’836.25</text:p>
          </table:table-cell>
          <table:table-cell table:style-name="ce6"/>
          <table:table-cell office:value-type="float" office:value="-14164" table:style-name="ce7">
            <text:p>-14’1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217.2" table:style-name="ce6">
            <text:p>65’217.20</text:p>
          </table:table-cell>
          <table:table-cell office:value-type="float" office:value="53500" table:style-name="ce7">
            <text:p>53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1946.25" table:style-name="ce6">
            <text:p>51’946.25</text:p>
          </table:table-cell>
          <table:table-cell table:style-name="ce6"/>
          <table:table-cell office:value-type="float" office:value="-1554" table:style-name="ce7">
            <text:p>-1’5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9758.1" table:style-name="ce6">
            <text:p>649’758.10</text:p>
          </table:table-cell>
          <table:table-cell office:value-type="float" office:value="662300" table:style-name="ce7">
            <text:p>662’3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676925.15" table:style-name="ce6">
            <text:p>676’925.15</text:p>
          </table:table-cell>
          <table:table-cell table:style-name="ce6"/>
          <table:table-cell office:value-type="float" office:value="14625" table:style-name="ce7">
            <text:p>14’6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89" table:style-name="ce6">
            <text:p>2’189.00</text:p>
          </table:table-cell>
          <table:table-cell office:value-type="float" office:value="5100" table:style-name="ce7">
            <text:p>5’1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268.05" table:style-name="ce6">
            <text:p>3’268.05</text:p>
          </table:table-cell>
          <table:table-cell table:style-name="ce6"/>
          <table:table-cell office:value-type="float" office:value="-1832" table:style-name="ce7">
            <text:p>-1’8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670.5" table:style-name="ce6">
            <text:p>23’670.50</text:p>
          </table:table-cell>
          <table:table-cell office:value-type="float" office:value="26900" table:style-name="ce7">
            <text:p>26’9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0106.25" table:style-name="ce6">
            <text:p>30’106.25</text:p>
          </table:table-cell>
          <table:table-cell table:style-name="ce6"/>
          <table:table-cell office:value-type="float" office:value="3206" table:style-name="ce7">
            <text:p>3’2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23.6" table:style-name="ce6">
            <text:p>7’423.60</text:p>
          </table:table-cell>
          <table:table-cell office:value-type="float" office:value="9300" table:style-name="ce7">
            <text:p>9’3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655" table:style-name="ce6">
            <text:p>2’655.00</text:p>
          </table:table-cell>
          <table:table-cell table:style-name="ce6"/>
          <table:table-cell office:value-type="float" office:value="-6645" table:style-name="ce7">
            <text:p>-6’6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62.5" table:style-name="ce6">
            <text:p>2’962.5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3914.9" table:style-name="ce6">
            <text:p>3’914.90</text:p>
          </table:table-cell>
          <table:table-cell table:style-name="ce6"/>
          <table:table-cell office:value-type="float" office:value="1915" table:style-name="ce7">
            <text:p>1’9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981.45" table:style-name="ce6">
            <text:p>28’981.45</text:p>
          </table:table-cell>
          <table:table-cell office:value-type="float" office:value="14900" table:style-name="ce7">
            <text:p>14’9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18195.45" table:style-name="ce6">
            <text:p>18’195.45</text:p>
          </table:table-cell>
          <table:table-cell table:style-name="ce6"/>
          <table:table-cell office:value-type="float" office:value="3295" table:style-name="ce7">
            <text:p>3’2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5000000" table:style-name="ce6">
            <text:p>5’000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000000" table:style-name="ce7">
            <text:p>5’000’0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2.3" table:style-name="ce6">
            <text:p>332.30</text:p>
          </table:table-cell>
          <table:table-cell table:style-name="ce7"/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366.15" table:style-name="ce6">
            <text:p>1’366.15</text:p>
          </table:table-cell>
          <table:table-cell office:value-type="float" office:value="1366" table:style-name="ce7">
            <text:p>1’3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64559.9" table:style-name="ce6">
            <text:p>1’664’559.90</text:p>
          </table:table-cell>
          <table:table-cell office:value-type="float" office:value="1698000" table:style-name="ce7">
            <text:p>1’698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856801.9" table:style-name="ce6">
            <text:p>1’856’801.90</text:p>
          </table:table-cell>
          <table:table-cell office:value-type="float" office:value="158802" table:style-name="ce7">
            <text:p>158’8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522.1" table:style-name="ce6">
            <text:p>34’522.10</text:p>
          </table:table-cell>
          <table:table-cell office:value-type="float" office:value="40200" table:style-name="ce7">
            <text:p>40’200</text:p>
          </table:table-cell>
          <table:table-cell table:style-name="ce2"/>
          <table:table-cell office:value-type="string" table:style-name="ce2">
            <text:p>460</text:p>
          </table:table-cell>
          <table:table-cell office:value-type="string" table:style-name="ce2">
            <text:p>Beiträge des Bundes</text:p>
          </table:table-cell>
          <table:table-cell table:style-name="ce6"/>
          <table:table-cell office:value-type="float" office:value="49401.05" table:style-name="ce6">
            <text:p>49’401.05</text:p>
          </table:table-cell>
          <table:table-cell office:value-type="float" office:value="9201" table:style-name="ce7">
            <text:p>9’2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Fördernde Massnahm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4112642.300000001" table:style-name="ce4">
            <text:p>24’112’642.30</text:p>
          </table:table-cell>
          <table:table-cell office:value-type="float" office:value="26815100" table:style-name="ce5">
            <text:p>26’815’1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6749640.350000001" table:style-name="ce4">
            <text:p>26’749’640.35</text:p>
          </table:table-cell>
          <table:table-cell table:style-name="ce4"/>
          <table:table-cell office:value-type="float" office:value="-65460" table:style-name="ce5">
            <text:p>-65’4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15433.45" table:style-name="ce4">
            <text:p>515’433.45</text:p>
          </table:table-cell>
          <table:table-cell office:value-type="float" office:value="342100" table:style-name="ce5">
            <text:p>342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54175.15" table:style-name="ce4">
            <text:p>354’175.15</text:p>
          </table:table-cell>
          <table:table-cell office:value-type="float" office:value="12075" table:style-name="ce5">
            <text:p>12’0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3597208.850000001" table:style-name="ce4">
            <text:p>23’597’208.85</text:p>
          </table:table-cell>
          <table:table-cell office:value-type="float" office:value="26473000" table:style-name="ce5">
            <text:p>26’473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6395465.199999999" table:style-name="ce4">
            <text:p>26’395’465.2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213408.300000001" table:style-name="ce6">
            <text:p>13’213’408.30</text:p>
          </table:table-cell>
          <table:table-cell office:value-type="float" office:value="13121300" table:style-name="ce7">
            <text:p>13’121’300</text:p>
          </table:table-cell>
          <table:table-cell table:style-name="ce2"/>
          <table:table-cell office:value-type="string" table:style-name="ce2">
            <text:p>302</text:p>
          </table:table-cell>
          <table:table-cell office:value-type="string" table:style-name="ce2">
            <text:p>Löhne der Lehrkräfte</text:p>
          </table:table-cell>
          <table:table-cell office:value-type="float" office:value="13135268.6" table:style-name="ce6">
            <text:p>13’135’268.60</text:p>
          </table:table-cell>
          <table:table-cell table:style-name="ce6"/>
          <table:table-cell office:value-type="float" office:value="13969" table:style-name="ce7">
            <text:p>13’9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94772.85" table:style-name="ce6">
            <text:p>994’772.85</text:p>
          </table:table-cell>
          <table:table-cell office:value-type="float" office:value="987300" table:style-name="ce7">
            <text:p>987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989945.95" table:style-name="ce6">
            <text:p>989’945.95</text:p>
          </table:table-cell>
          <table:table-cell table:style-name="ce6"/>
          <table:table-cell office:value-type="float" office:value="2646" table:style-name="ce7">
            <text:p>2’6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2581.05" table:style-name="ce6">
            <text:p>1’312’581.05</text:p>
          </table:table-cell>
          <table:table-cell office:value-type="float" office:value="1260900" table:style-name="ce7">
            <text:p>1’260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319701.1499999999" table:style-name="ce6">
            <text:p>1’319’701.15</text:p>
          </table:table-cell>
          <table:table-cell table:style-name="ce6"/>
          <table:table-cell office:value-type="float" office:value="58801" table:style-name="ce7">
            <text:p>58’8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416.1" table:style-name="ce6">
            <text:p>31’416.10</text:p>
          </table:table-cell>
          <table:table-cell office:value-type="float" office:value="45300" table:style-name="ce7">
            <text:p>45’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1933.05" table:style-name="ce6">
            <text:p>31’933.05</text:p>
          </table:table-cell>
          <table:table-cell table:style-name="ce6"/>
          <table:table-cell office:value-type="float" office:value="-13367" table:style-name="ce7">
            <text:p>-13’3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285.8" table:style-name="ce6">
            <text:p>31’285.80</text:p>
          </table:table-cell>
          <table:table-cell office:value-type="float" office:value="37600" table:style-name="ce7">
            <text:p>37’6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2574.55" table:style-name="ce6">
            <text:p>32’574.55</text:p>
          </table:table-cell>
          <table:table-cell table:style-name="ce6"/>
          <table:table-cell office:value-type="float" office:value="-5025" table:style-name="ce7">
            <text:p>-5’0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244.199999999997" table:style-name="ce6">
            <text:p>38’244.20</text:p>
          </table:table-cell>
          <table:table-cell office:value-type="float" office:value="38000" table:style-name="ce7">
            <text:p>38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6557.300000000003" table:style-name="ce6">
            <text:p>36’557.30</text:p>
          </table:table-cell>
          <table:table-cell table:style-name="ce6"/>
          <table:table-cell office:value-type="float" office:value="-1443" table:style-name="ce7">
            <text:p>-1’4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36.1" table:style-name="ce6">
            <text:p>7’136.10</text:p>
          </table:table-cell>
          <table:table-cell office:value-type="float" office:value="7100" table:style-name="ce7">
            <text:p>7’1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7217.45" table:style-name="ce6">
            <text:p>7’217.45</text:p>
          </table:table-cell>
          <table:table-cell table:style-name="ce6"/>
          <table:table-cell office:value-type="float" office:value="117" table:style-name="ce7">
            <text:p>1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40.7" table:style-name="ce6">
            <text:p>6’740.70</text:p>
          </table:table-cell>
          <table:table-cell office:value-type="float" office:value="5400" table:style-name="ce7">
            <text:p>5’4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6950.75" table:style-name="ce6">
            <text:p>6’950.75</text:p>
          </table:table-cell>
          <table:table-cell table:style-name="ce6"/>
          <table:table-cell office:value-type="float" office:value="1551" table:style-name="ce7">
            <text:p>1’5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34.3" table:style-name="ce6">
            <text:p>1’734.3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017.5" table:style-name="ce6">
            <text:p>2’017.50</text:p>
          </table:table-cell>
          <table:table-cell table:style-name="ce6"/>
          <table:table-cell office:value-type="float" office:value="18" table:style-name="ce7">
            <text:p>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7256.7" table:style-name="ce6">
            <text:p>177’256.70</text:p>
          </table:table-cell>
          <table:table-cell office:value-type="float" office:value="186500" table:style-name="ce7">
            <text:p>186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18583.9" table:style-name="ce6">
            <text:p>118’583.90</text:p>
          </table:table-cell>
          <table:table-cell table:style-name="ce6"/>
          <table:table-cell office:value-type="float" office:value="-67916" table:style-name="ce7">
            <text:p>-67’91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00" table:style-name="ce6">
            <text:p>2’400.00</text:p>
          </table:table-cell>
          <table:table-cell office:value-type="float" office:value="3400" table:style-name="ce7">
            <text:p>3’4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400" table:style-name="ce6">
            <text:p>2’400.00</text:p>
          </table:table-cell>
          <table:table-cell table:style-name="ce6"/>
          <table:table-cell office:value-type="float" office:value="-1000" table:style-name="ce7">
            <text:p>-1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95666.2000000002" table:style-name="ce6">
            <text:p>8’295’666.20</text:p>
          </table:table-cell>
          <table:table-cell office:value-type="float" office:value="8475300" table:style-name="ce7">
            <text:p>8’475’300</text:p>
          </table:table-cell>
          <table:table-cell table:style-name="ce2"/>
          <table:table-cell office:value-type="string" table:style-name="ce2">
            <text:p>352</text:p>
          </table:table-cell>
          <table:table-cell office:value-type="string" table:style-name="ce2">
            <text:p>Entschädigungen an Gemeinwesen auf kommunaler Ebene</text:p>
          </table:table-cell>
          <table:table-cell office:value-type="float" office:value="8478801.4499999993" table:style-name="ce6">
            <text:p>8’478’801.45</text:p>
          </table:table-cell>
          <table:table-cell table:style-name="ce6"/>
          <table:table-cell office:value-type="float" office:value="3501" table:style-name="ce7">
            <text:p>3’5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645000" table:style-name="ce7">
            <text:p>2’645’0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2587688.7000000002" table:style-name="ce6">
            <text:p>2’587’688.70</text:p>
          </table:table-cell>
          <table:table-cell table:style-name="ce6"/>
          <table:table-cell office:value-type="float" office:value="-57311" table:style-name="ce7">
            <text:p>-57’3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3940" table:style-name="ce6">
            <text:p>393’940.00</text:p>
          </table:table-cell>
          <table:table-cell office:value-type="float" office:value="242100" table:style-name="ce7">
            <text:p>242’1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56040.15" table:style-name="ce6">
            <text:p>256’040.15</text:p>
          </table:table-cell>
          <table:table-cell office:value-type="float" office:value="13940" table:style-name="ce7">
            <text:p>13’9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493.45" table:style-name="ce6">
            <text:p>121’493.45</text:p>
          </table:table-cell>
          <table:table-cell office:value-type="float" office:value="100000" table:style-name="ce7">
            <text:p>100’0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98135" table:style-name="ce6">
            <text:p>98’135.00</text:p>
          </table:table-cell>
          <table:table-cell office:value-type="float" office:value="-1865" table:style-name="ce7">
            <text:p>-1’8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2</text:p>
          </table:table-cell>
          <table:table-cell office:value-type="string" table:style-name="ce3">
            <text:p>Sport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634863.66" table:style-name="ce4">
            <text:p>10’634’863.66</text:p>
          </table:table-cell>
          <table:table-cell office:value-type="float" office:value="10758600" table:style-name="ce5">
            <text:p>10’758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0920041.17" table:style-name="ce4">
            <text:p>10’920’041.17</text:p>
          </table:table-cell>
          <table:table-cell table:style-name="ce4"/>
          <table:table-cell office:value-type="float" office:value="6041" table:style-name="ce5">
            <text:p>6’0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55400" table:style-name="ce5">
            <text:p>155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823660.6900000004" table:style-name="ce4">
            <text:p>4’823’660.69</text:p>
          </table:table-cell>
          <table:table-cell office:value-type="float" office:value="4843500" table:style-name="ce5">
            <text:p>4’843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959380.2" table:style-name="ce4">
            <text:p>4’959’380.20</text:p>
          </table:table-cell>
          <table:table-cell office:value-type="float" office:value="115880" table:style-name="ce5">
            <text:p>115’8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811202.9699999997" table:style-name="ce4">
            <text:p>5’811’202.97</text:p>
          </table:table-cell>
          <table:table-cell office:value-type="float" office:value="6070500" table:style-name="ce5">
            <text:p>6’070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5960660.9699999997" table:style-name="ce4">
            <text:p>5’960’660.9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2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41883.52" table:style-name="ce4">
            <text:p>1’241’883.52</text:p>
          </table:table-cell>
          <table:table-cell office:value-type="float" office:value="1188900" table:style-name="ce5">
            <text:p>1’188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243934.42" table:style-name="ce4">
            <text:p>1’243’934.42</text:p>
          </table:table-cell>
          <table:table-cell table:style-name="ce4"/>
          <table:table-cell office:value-type="float" office:value="-7366" table:style-name="ce5">
            <text:p>-7’3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2400" table:style-name="ce5">
            <text:p>62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6334.85" table:style-name="ce4">
            <text:p>26’334.85</text:p>
          </table:table-cell>
          <table:table-cell office:value-type="float" office:value="13000" table:style-name="ce5">
            <text:p>13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4016.9" table:style-name="ce4">
            <text:p>14’016.90</text:p>
          </table:table-cell>
          <table:table-cell office:value-type="float" office:value="1017" table:style-name="ce5">
            <text:p>1’0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15548.67" table:style-name="ce4">
            <text:p>1’215’548.67</text:p>
          </table:table-cell>
          <table:table-cell office:value-type="float" office:value="1238300" table:style-name="ce5">
            <text:p>1’238’3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229917.52" table:style-name="ce4">
            <text:p>1’229’917.5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9662.25" table:style-name="ce6">
            <text:p>829’662.25</text:p>
          </table:table-cell>
          <table:table-cell office:value-type="float" office:value="794700" table:style-name="ce7">
            <text:p>794’7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833553.3" table:style-name="ce6">
            <text:p>833’553.30</text:p>
          </table:table-cell>
          <table:table-cell table:style-name="ce6"/>
          <table:table-cell office:value-type="float" office:value="53" table:style-name="ce7">
            <text:p>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8800" table:style-name="ce7">
            <text:p>38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430.5" table:style-name="ce6">
            <text:p>60’430.50</text:p>
          </table:table-cell>
          <table:table-cell office:value-type="float" office:value="59200" table:style-name="ce7">
            <text:p>59’2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61670.05" table:style-name="ce6">
            <text:p>61’670.05</text:p>
          </table:table-cell>
          <table:table-cell table:style-name="ce6"/>
          <table:table-cell office:value-type="float" office:value="2470" table:style-name="ce7">
            <text:p>2’4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5653.399999999994" table:style-name="ce6">
            <text:p>75’653.40</text:p>
          </table:table-cell>
          <table:table-cell office:value-type="float" office:value="71700" table:style-name="ce7">
            <text:p>71’7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87148.15" table:style-name="ce6">
            <text:p>87’148.15</text:p>
          </table:table-cell>
          <table:table-cell table:style-name="ce6"/>
          <table:table-cell office:value-type="float" office:value="15448" table:style-name="ce7">
            <text:p>15’4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06.4" table:style-name="ce6">
            <text:p>2’406.40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222.7" table:style-name="ce6">
            <text:p>3’222.70</text:p>
          </table:table-cell>
          <table:table-cell table:style-name="ce6"/>
          <table:table-cell office:value-type="float" office:value="723" table:style-name="ce7">
            <text:p>7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832.3" table:style-name="ce6">
            <text:p>10’832.30</text:p>
          </table:table-cell>
          <table:table-cell office:value-type="float" office:value="6400" table:style-name="ce7">
            <text:p>6’4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930.05" table:style-name="ce6">
            <text:p>4’930.05</text:p>
          </table:table-cell>
          <table:table-cell table:style-name="ce6"/>
          <table:table-cell office:value-type="float" office:value="-1470" table:style-name="ce7">
            <text:p>-1’4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252.15" table:style-name="ce6">
            <text:p>26’252.15</text:p>
          </table:table-cell>
          <table:table-cell office:value-type="float" office:value="21000" table:style-name="ce7">
            <text:p>21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40474.400000000001" table:style-name="ce6">
            <text:p>40’474.40</text:p>
          </table:table-cell>
          <table:table-cell table:style-name="ce6"/>
          <table:table-cell office:value-type="float" office:value="-526" table:style-name="ce7">
            <text:p>-5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00" table:style-name="ce7">
            <text:p>20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99.1" table:style-name="ce6">
            <text:p>1’999.10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541.15" table:style-name="ce6">
            <text:p>3’541.15</text:p>
          </table:table-cell>
          <table:table-cell table:style-name="ce6"/>
          <table:table-cell office:value-type="float" office:value="-59" table:style-name="ce7">
            <text:p>-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600" table:style-name="ce7">
            <text:p>3’6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8.4" table:style-name="ce6">
            <text:p>818.40</text:p>
          </table:table-cell>
          <table:table-cell table:style-name="ce7"/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82.65" table:style-name="ce6">
            <text:p>4’082.65</text:p>
          </table:table-cell>
          <table:table-cell office:value-type="float" office:value="4300" table:style-name="ce7">
            <text:p>4’3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864.45" table:style-name="ce6">
            <text:p>3’864.45</text:p>
          </table:table-cell>
          <table:table-cell table:style-name="ce6"/>
          <table:table-cell office:value-type="float" office:value="-436" table:style-name="ce7">
            <text:p>-4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428.75" table:style-name="ce6">
            <text:p>9’428.75</text:p>
          </table:table-cell>
          <table:table-cell office:value-type="float" office:value="14400" table:style-name="ce7">
            <text:p>14’4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5163.5" table:style-name="ce6">
            <text:p>5’163.50</text:p>
          </table:table-cell>
          <table:table-cell table:style-name="ce6"/>
          <table:table-cell office:value-type="float" office:value="-9237" table:style-name="ce7">
            <text:p>-9’2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96" table:style-name="ce6">
            <text:p>9’696.0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5157.1000000000004" table:style-name="ce6">
            <text:p>5’157.10</text:p>
          </table:table-cell>
          <table:table-cell table:style-name="ce6"/>
          <table:table-cell office:value-type="float" office:value="-843" table:style-name="ce7">
            <text:p>-8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0621.62" table:style-name="ce6">
            <text:p>210’621.62</text:p>
          </table:table-cell>
          <table:table-cell office:value-type="float" office:value="208700" table:style-name="ce7">
            <text:p>208’7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95209.57" table:style-name="ce6">
            <text:p>195’209.57</text:p>
          </table:table-cell>
          <table:table-cell table:style-name="ce6"/>
          <table:table-cell office:value-type="float" office:value="-13490" table:style-name="ce7">
            <text:p>-13’4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334.85" table:style-name="ce6">
            <text:p>26’334.85</text:p>
          </table:table-cell>
          <table:table-cell office:value-type="float" office:value="13000" table:style-name="ce7">
            <text:p>13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4016.9" table:style-name="ce6">
            <text:p>14’016.90</text:p>
          </table:table-cell>
          <table:table-cell office:value-type="float" office:value="1017" table:style-name="ce7">
            <text:p>1’0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21</text:p>
          </table:table-cell>
          <table:table-cell office:value-type="string" table:style-name="ce3">
            <text:p>Turn- und Sportbetrieb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28954.2" table:style-name="ce4">
            <text:p>428’954.20</text:p>
          </table:table-cell>
          <table:table-cell office:value-type="float" office:value="438000" table:style-name="ce5">
            <text:p>438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36731.65" table:style-name="ce4">
            <text:p>436’731.65</text:p>
          </table:table-cell>
          <table:table-cell table:style-name="ce4"/>
          <table:table-cell office:value-type="float" office:value="-16068" table:style-name="ce5">
            <text:p>-16’0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4800" table:style-name="ce5">
            <text:p>14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4150.899999999994" table:style-name="ce4">
            <text:p>74’150.90</text:p>
          </table:table-cell>
          <table:table-cell office:value-type="float" office:value="82000" table:style-name="ce5">
            <text:p>82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0443.199999999997" table:style-name="ce4">
            <text:p>80’443.20</text:p>
          </table:table-cell>
          <table:table-cell office:value-type="float" office:value="-1557" table:style-name="ce5">
            <text:p>-1’5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54803.3" table:style-name="ce4">
            <text:p>354’803.30</text:p>
          </table:table-cell>
          <table:table-cell office:value-type="float" office:value="370800" table:style-name="ce5">
            <text:p>370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56288.45" table:style-name="ce4">
            <text:p>356’288.4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457.75" table:style-name="ce6">
            <text:p>60’457.75</text:p>
          </table:table-cell>
          <table:table-cell office:value-type="float" office:value="59500" table:style-name="ce7">
            <text:p>59’500</text:p>
          </table:table-cell>
          <table:table-cell table:style-name="ce2"/>
          <table:table-cell office:value-type="string" table:style-name="ce2">
            <text:p>302</text:p>
          </table:table-cell>
          <table:table-cell office:value-type="string" table:style-name="ce2">
            <text:p>Löhne der Lehrkräfte</text:p>
          </table:table-cell>
          <table:table-cell office:value-type="float" office:value="58949.25" table:style-name="ce6">
            <text:p>58’949.25</text:p>
          </table:table-cell>
          <table:table-cell table:style-name="ce6"/>
          <table:table-cell office:value-type="float" office:value="-551" table:style-name="ce7">
            <text:p>-5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65.6" table:style-name="ce6">
            <text:p>2’965.60</text:p>
          </table:table-cell>
          <table:table-cell office:value-type="float" office:value="4500" table:style-name="ce7">
            <text:p>4’5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427.5" table:style-name="ce6">
            <text:p>2’427.50</text:p>
          </table:table-cell>
          <table:table-cell table:style-name="ce6"/>
          <table:table-cell office:value-type="float" office:value="-2073" table:style-name="ce7">
            <text:p>-2’0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3.3" table:style-name="ce6">
            <text:p>123.30</text:p>
          </table:table-cell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9.5" table:style-name="ce6">
            <text:p>109.50</text:p>
          </table:table-cell>
          <table:table-cell table:style-name="ce6"/>
          <table:table-cell office:value-type="float" office:value="-91" table:style-name="ce7">
            <text:p>-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table:number-columns-repeated="2" table:style-name="ce6"/>
          <table:table-cell office:value-type="float" office:value="-400" table:style-name="ce7">
            <text:p>-4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table:number-columns-repeated="2" table:style-name="ce6"/>
          <table:table-cell office:value-type="float" office:value="-900" table:style-name="ce7">
            <text:p>-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204.5" table:style-name="ce6">
            <text:p>48’204.50</text:p>
          </table:table-cell>
          <table:table-cell office:value-type="float" office:value="40000" table:style-name="ce7">
            <text:p>40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1994" table:style-name="ce6">
            <text:p>31’994.00</text:p>
          </table:table-cell>
          <table:table-cell table:style-name="ce6"/>
          <table:table-cell office:value-type="float" office:value="-8006" table:style-name="ce7">
            <text:p>-8’0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5602.8" table:style-name="ce6">
            <text:p>115’602.80</text:p>
          </table:table-cell>
          <table:table-cell office:value-type="float" office:value="114000" table:style-name="ce7">
            <text:p>114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28790.85" table:style-name="ce6">
            <text:p>128’790.85</text:p>
          </table:table-cell>
          <table:table-cell table:style-name="ce6"/>
          <table:table-cell office:value-type="float" office:value="-9" table:style-name="ce7">
            <text:p>-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4800" table:style-name="ce7">
            <text:p>14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62.400000000001" table:style-name="ce6">
            <text:p>20’062.40</text:p>
          </table:table-cell>
          <table:table-cell office:value-type="float" office:value="24900" table:style-name="ce7">
            <text:p>24’9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3697.45" table:style-name="ce6">
            <text:p>23’697.45</text:p>
          </table:table-cell>
          <table:table-cell table:style-name="ce6"/>
          <table:table-cell office:value-type="float" office:value="-1203" table:style-name="ce7">
            <text:p>-1’2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9.75" table:style-name="ce6">
            <text:p>319.75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" table:style-name="ce6">
            <text:p>50.00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1168.1" table:style-name="ce6">
            <text:p>181’168.10</text:p>
          </table:table-cell>
          <table:table-cell office:value-type="float" office:value="193100" table:style-name="ce7">
            <text:p>193’1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90763.1" table:style-name="ce6">
            <text:p>190’763.10</text:p>
          </table:table-cell>
          <table:table-cell table:style-name="ce6"/>
          <table:table-cell office:value-type="float" office:value="-2337" table:style-name="ce7">
            <text:p>-2’3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150.9" table:style-name="ce6">
            <text:p>44’150.90</text:p>
          </table:table-cell>
          <table:table-cell office:value-type="float" office:value="52000" table:style-name="ce7">
            <text:p>52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42118.2" table:style-name="ce6">
            <text:p>42’118.20</text:p>
          </table:table-cell>
          <table:table-cell office:value-type="float" office:value="-9882" table:style-name="ce7">
            <text:p>-9’8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8325" table:style-name="ce6">
            <text:p>8’325.00</text:p>
          </table:table-cell>
          <table:table-cell office:value-type="float" office:value="8325" table:style-name="ce7">
            <text:p>8’3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000" table:style-name="ce6">
            <text:p>30’000.00</text:p>
          </table:table-cell>
          <table:table-cell office:value-type="float" office:value="30000" table:style-name="ce7">
            <text:p>30’0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30000" table:style-name="ce6">
            <text:p>3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22</text:p>
          </table:table-cell>
          <table:table-cell office:value-type="string" table:style-name="ce3">
            <text:p>Sportan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826835.3499999996" table:style-name="ce4">
            <text:p>4’826’835.35</text:p>
          </table:table-cell>
          <table:table-cell office:value-type="float" office:value="4960100" table:style-name="ce5">
            <text:p>4’960’1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167876.6500000004" table:style-name="ce4">
            <text:p>5’167’876.65</text:p>
          </table:table-cell>
          <table:table-cell table:style-name="ce4"/>
          <table:table-cell office:value-type="float" office:value="146677" table:style-name="ce5">
            <text:p>146’6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1100" table:style-name="ce5">
            <text:p>61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83693.4" table:style-name="ce4">
            <text:p>1’683’693.40</text:p>
          </table:table-cell>
          <table:table-cell office:value-type="float" office:value="1830900" table:style-name="ce5">
            <text:p>1’830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967945.15" table:style-name="ce4">
            <text:p>1’967’945.15</text:p>
          </table:table-cell>
          <table:table-cell office:value-type="float" office:value="137045" table:style-name="ce5">
            <text:p>137’0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143141.95" table:style-name="ce4">
            <text:p>3’143’141.95</text:p>
          </table:table-cell>
          <table:table-cell office:value-type="float" office:value="3190300" table:style-name="ce5">
            <text:p>3’190’3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199931.5" table:style-name="ce4">
            <text:p>3’199’931.5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10897.25" table:style-name="ce6">
            <text:p>2’110’897.25</text:p>
          </table:table-cell>
          <table:table-cell office:value-type="float" office:value="2116700" table:style-name="ce7">
            <text:p>2’116’7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099007.7999999998" table:style-name="ce6">
            <text:p>2’099’007.80</text:p>
          </table:table-cell>
          <table:table-cell table:style-name="ce6"/>
          <table:table-cell office:value-type="float" office:value="-17692" table:style-name="ce7">
            <text:p>-17’6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1549.5" table:style-name="ce6">
            <text:p>151’549.50</text:p>
          </table:table-cell>
          <table:table-cell office:value-type="float" office:value="155900" table:style-name="ce7">
            <text:p>155’9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53921" table:style-name="ce6">
            <text:p>153’921.00</text:p>
          </table:table-cell>
          <table:table-cell table:style-name="ce6"/>
          <table:table-cell office:value-type="float" office:value="-1979" table:style-name="ce7">
            <text:p>-1’9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7348.1" table:style-name="ce6">
            <text:p>167’348.10</text:p>
          </table:table-cell>
          <table:table-cell office:value-type="float" office:value="163300" table:style-name="ce7">
            <text:p>163’3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72682.85" table:style-name="ce6">
            <text:p>172’682.85</text:p>
          </table:table-cell>
          <table:table-cell table:style-name="ce6"/>
          <table:table-cell office:value-type="float" office:value="9383" table:style-name="ce7">
            <text:p>9’3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07.85" table:style-name="ce6">
            <text:p>6’407.85</text:p>
          </table:table-cell>
          <table:table-cell office:value-type="float" office:value="6800" table:style-name="ce7">
            <text:p>6’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8118.05" table:style-name="ce6">
            <text:p>8’118.05</text:p>
          </table:table-cell>
          <table:table-cell table:style-name="ce6"/>
          <table:table-cell office:value-type="float" office:value="1318" table:style-name="ce7">
            <text:p>1’3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809.4" table:style-name="ce6">
            <text:p>24’809.40</text:p>
          </table:table-cell>
          <table:table-cell office:value-type="float" office:value="26600" table:style-name="ce7">
            <text:p>26’6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26080.65" table:style-name="ce6">
            <text:p>26’080.65</text:p>
          </table:table-cell>
          <table:table-cell table:style-name="ce6"/>
          <table:table-cell office:value-type="float" office:value="-519" table:style-name="ce7">
            <text:p>-5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29.7" table:style-name="ce6">
            <text:p>6’229.70</text:p>
          </table:table-cell>
          <table:table-cell office:value-type="float" office:value="9000" table:style-name="ce7">
            <text:p>9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661.7" table:style-name="ce6">
            <text:p>4’661.70</text:p>
          </table:table-cell>
          <table:table-cell table:style-name="ce6"/>
          <table:table-cell office:value-type="float" office:value="-4338" table:style-name="ce7">
            <text:p>-4’3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383.25" table:style-name="ce6">
            <text:p>22’383.25</text:p>
          </table:table-cell>
          <table:table-cell office:value-type="float" office:value="30500" table:style-name="ce7">
            <text:p>30’5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8543.200000000001" table:style-name="ce6">
            <text:p>28’543.20</text:p>
          </table:table-cell>
          <table:table-cell table:style-name="ce6"/>
          <table:table-cell office:value-type="float" office:value="-1957" table:style-name="ce7">
            <text:p>-1’9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4127.70000000001" table:style-name="ce6">
            <text:p>164’127.70</text:p>
          </table:table-cell>
          <table:table-cell office:value-type="float" office:value="135100" table:style-name="ce7">
            <text:p>135’1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81754.45" table:style-name="ce6">
            <text:p>181’754.45</text:p>
          </table:table-cell>
          <table:table-cell table:style-name="ce6"/>
          <table:table-cell office:value-type="float" office:value="-646" table:style-name="ce7">
            <text:p>-6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7300" table:style-name="ce7">
            <text:p>47’3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8717.05" table:style-name="ce6">
            <text:p>258’717.05</text:p>
          </table:table-cell>
          <table:table-cell office:value-type="float" office:value="271900" table:style-name="ce7">
            <text:p>271’9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255719.35" table:style-name="ce6">
            <text:p>255’719.35</text:p>
          </table:table-cell>
          <table:table-cell table:style-name="ce6"/>
          <table:table-cell office:value-type="float" office:value="-16181" table:style-name="ce7">
            <text:p>-16’18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5305.45" table:style-name="ce6">
            <text:p>105’305.45</text:p>
          </table:table-cell>
          <table:table-cell office:value-type="float" office:value="95800" table:style-name="ce7">
            <text:p>95’8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12381.5" table:style-name="ce6">
            <text:p>112’381.50</text:p>
          </table:table-cell>
          <table:table-cell table:style-name="ce6"/>
          <table:table-cell office:value-type="float" office:value="7582" table:style-name="ce7">
            <text:p>7’5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9000" table:style-name="ce7">
            <text:p>9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704.25" table:style-name="ce6">
            <text:p>121’704.25</text:p>
          </table:table-cell>
          <table:table-cell office:value-type="float" office:value="110400" table:style-name="ce7">
            <text:p>110’4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13060.85" table:style-name="ce6">
            <text:p>113’060.85</text:p>
          </table:table-cell>
          <table:table-cell table:style-name="ce6"/>
          <table:table-cell office:value-type="float" office:value="2661" table:style-name="ce7">
            <text:p>2’6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00" table:style-name="ce6">
            <text:p>2’500.00</text:p>
          </table:table-cell>
          <table:table-cell office:value-type="float" office:value="2500" table:style-name="ce7">
            <text:p>2’5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2500" table:style-name="ce6">
            <text:p>2’5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53.6" table:style-name="ce6">
            <text:p>2’253.60</text:p>
          </table:table-cell>
          <table:table-cell office:value-type="float" office:value="3500" table:style-name="ce7">
            <text:p>3’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719.1" table:style-name="ce6">
            <text:p>1’719.10</text:p>
          </table:table-cell>
          <table:table-cell table:style-name="ce6"/>
          <table:table-cell office:value-type="float" office:value="-1781" table:style-name="ce7">
            <text:p>-1’78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980" table:style-name="ce6">
            <text:p>32’980.00</text:p>
          </table:table-cell>
          <table:table-cell office:value-type="float" office:value="32300" table:style-name="ce7">
            <text:p>32’3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7164.800000000003" table:style-name="ce6">
            <text:p>37’164.80</text:p>
          </table:table-cell>
          <table:table-cell table:style-name="ce6"/>
          <table:table-cell office:value-type="float" office:value="65" table:style-name="ce7">
            <text:p>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800" table:style-name="ce7">
            <text:p>4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66.2" table:style-name="ce6">
            <text:p>1’366.20</text:p>
          </table:table-cell>
          <table:table-cell office:value-type="float" office:value="2600" table:style-name="ce7">
            <text:p>2’6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664.5" table:style-name="ce6">
            <text:p>1’664.50</text:p>
          </table:table-cell>
          <table:table-cell table:style-name="ce6"/>
          <table:table-cell office:value-type="float" office:value="-936" table:style-name="ce7">
            <text:p>-9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500" table:style-name="ce6">
            <text:p>37’500.00</text:p>
          </table:table-cell>
          <table:table-cell office:value-type="float" office:value="57000" table:style-name="ce7">
            <text:p>57’0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57000" table:style-name="ce6">
            <text:p>57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10756.05" table:style-name="ce6">
            <text:p>1’610’756.05</text:p>
          </table:table-cell>
          <table:table-cell office:value-type="float" office:value="1740200" table:style-name="ce7">
            <text:p>1’740’2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911896.85" table:style-name="ce6">
            <text:p>1’911’896.85</text:p>
          </table:table-cell>
          <table:table-cell table:style-name="ce6"/>
          <table:table-cell office:value-type="float" office:value="171697" table:style-name="ce7">
            <text:p>171’6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67.85" table:style-name="ce6">
            <text:p>3’867.85</text:p>
          </table:table-cell>
          <table:table-cell office:value-type="float" office:value="4600" table:style-name="ce7">
            <text:p>4’600</text:p>
          </table:table-cell>
          <table:table-cell table:style-name="ce2"/>
          <table:table-cell office:value-type="string" table:style-name="ce2">
            <text:p>410</text:p>
          </table:table-cell>
          <table:table-cell office:value-type="string" table:style-name="ce2">
            <text:p>Konzessionen</text:p>
          </table:table-cell>
          <table:table-cell table:style-name="ce6"/>
          <table:table-cell office:value-type="float" office:value="3867.85" table:style-name="ce6">
            <text:p>3’867.85</text:p>
          </table:table-cell>
          <table:table-cell office:value-type="float" office:value="-732" table:style-name="ce7">
            <text:p>-7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8695.69999999995" table:style-name="ce6">
            <text:p>648’695.70</text:p>
          </table:table-cell>
          <table:table-cell office:value-type="float" office:value="689800" table:style-name="ce7">
            <text:p>689’8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668652.19999999995" table:style-name="ce6">
            <text:p>668’652.20</text:p>
          </table:table-cell>
          <table:table-cell office:value-type="float" office:value="-21148" table:style-name="ce7">
            <text:p>-21’1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871.35" table:style-name="ce6">
            <text:p>54’871.35</text:p>
          </table:table-cell>
          <table:table-cell office:value-type="float" office:value="63100" table:style-name="ce7">
            <text:p>63’1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54384.7" table:style-name="ce6">
            <text:p>54’384.70</text:p>
          </table:table-cell>
          <table:table-cell office:value-type="float" office:value="-8715" table:style-name="ce7">
            <text:p>-8’7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4020.44999999995" table:style-name="ce6">
            <text:p>664’020.45</text:p>
          </table:table-cell>
          <table:table-cell office:value-type="float" office:value="608900" table:style-name="ce7">
            <text:p>608’9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705187.95" table:style-name="ce6">
            <text:p>705’187.95</text:p>
          </table:table-cell>
          <table:table-cell office:value-type="float" office:value="96288" table:style-name="ce7">
            <text:p>96’2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0738.05" table:style-name="ce6">
            <text:p>270’738.05</text:p>
          </table:table-cell>
          <table:table-cell office:value-type="float" office:value="300000" table:style-name="ce7">
            <text:p>30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371352.45" table:style-name="ce6">
            <text:p>371’352.45</text:p>
          </table:table-cell>
          <table:table-cell office:value-type="float" office:value="71352" table:style-name="ce7">
            <text:p>71’3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20000" table:style-name="ce7">
            <text:p>120’0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120000" table:style-name="ce6">
            <text:p>12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500" table:style-name="ce6">
            <text:p>41’500.00</text:p>
          </table:table-cell>
          <table:table-cell office:value-type="float" office:value="44500" table:style-name="ce7">
            <text:p>44’5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44500" table:style-name="ce6">
            <text:p>44’5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23</text:p>
          </table:table-cell>
          <table:table-cell office:value-type="string" table:style-name="ce3">
            <text:p>Städtische Bäder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44208.41" table:style-name="ce4">
            <text:p>2’944’208.41</text:p>
          </table:table-cell>
          <table:table-cell office:value-type="float" office:value="2958100" table:style-name="ce5">
            <text:p>2’958’1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861274.8" table:style-name="ce4">
            <text:p>2’861’274.80</text:p>
          </table:table-cell>
          <table:table-cell table:style-name="ce4"/>
          <table:table-cell office:value-type="float" office:value="-98525" table:style-name="ce5">
            <text:p>-98’5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700" table:style-name="ce5">
            <text:p>1’7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87530.24" table:style-name="ce4">
            <text:p>2’087’530.24</text:p>
          </table:table-cell>
          <table:table-cell office:value-type="float" office:value="2021200" table:style-name="ce5">
            <text:p>2’021’2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029101.05" table:style-name="ce4">
            <text:p>2’029’101.05</text:p>
          </table:table-cell>
          <table:table-cell office:value-type="float" office:value="7901" table:style-name="ce5">
            <text:p>7’9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56678.17" table:style-name="ce4">
            <text:p>856’678.17</text:p>
          </table:table-cell>
          <table:table-cell office:value-type="float" office:value="938600" table:style-name="ce5">
            <text:p>938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832173.75" table:style-name="ce4">
            <text:p>832’173.7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47456.6" table:style-name="ce6">
            <text:p>1’547’456.60</text:p>
          </table:table-cell>
          <table:table-cell office:value-type="float" office:value="1551100" table:style-name="ce7">
            <text:p>1’551’1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566295" table:style-name="ce6">
            <text:p>1’566’295.00</text:p>
          </table:table-cell>
          <table:table-cell table:style-name="ce6"/>
          <table:table-cell office:value-type="float" office:value="15195" table:style-name="ce7">
            <text:p>15’1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3664.45" table:style-name="ce6">
            <text:p>113’664.45</text:p>
          </table:table-cell>
          <table:table-cell office:value-type="float" office:value="115200" table:style-name="ce7">
            <text:p>115’2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13725.2" table:style-name="ce6">
            <text:p>113’725.20</text:p>
          </table:table-cell>
          <table:table-cell table:style-name="ce6"/>
          <table:table-cell office:value-type="float" office:value="-1475" table:style-name="ce7">
            <text:p>-1’4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4808.75" table:style-name="ce6">
            <text:p>114’808.75</text:p>
          </table:table-cell>
          <table:table-cell office:value-type="float" office:value="122300" table:style-name="ce7">
            <text:p>122’3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19328.7" table:style-name="ce6">
            <text:p>119’328.70</text:p>
          </table:table-cell>
          <table:table-cell table:style-name="ce6"/>
          <table:table-cell office:value-type="float" office:value="-2971" table:style-name="ce7">
            <text:p>-2’9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26.8999999999996" table:style-name="ce6">
            <text:p>4’726.90</text:p>
          </table:table-cell>
          <table:table-cell office:value-type="float" office:value="5100" table:style-name="ce7">
            <text:p>5’1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5958.3" table:style-name="ce6">
            <text:p>5’958.30</text:p>
          </table:table-cell>
          <table:table-cell table:style-name="ce6"/>
          <table:table-cell office:value-type="float" office:value="858" table:style-name="ce7">
            <text:p>8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443.900000000001" table:style-name="ce6">
            <text:p>19’443.90</text:p>
          </table:table-cell>
          <table:table-cell office:value-type="float" office:value="17600" table:style-name="ce7">
            <text:p>17’6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20008.55" table:style-name="ce6">
            <text:p>20’008.55</text:p>
          </table:table-cell>
          <table:table-cell table:style-name="ce6"/>
          <table:table-cell office:value-type="float" office:value="709" table:style-name="ce7">
            <text:p>7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700" table:style-name="ce7">
            <text:p>1’7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819.8" table:style-name="ce6">
            <text:p>17’819.80</text:p>
          </table:table-cell>
          <table:table-cell office:value-type="float" office:value="16500" table:style-name="ce7">
            <text:p>16’5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5306.7" table:style-name="ce6">
            <text:p>5’306.70</text:p>
          </table:table-cell>
          <table:table-cell table:style-name="ce6"/>
          <table:table-cell office:value-type="float" office:value="-11193" table:style-name="ce7">
            <text:p>-11’1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912.95" table:style-name="ce6">
            <text:p>63’912.95</text:p>
          </table:table-cell>
          <table:table-cell office:value-type="float" office:value="82800" table:style-name="ce7">
            <text:p>82’8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82744.75" table:style-name="ce6">
            <text:p>82’744.75</text:p>
          </table:table-cell>
          <table:table-cell table:style-name="ce6"/>
          <table:table-cell office:value-type="float" office:value="-55" table:style-name="ce7">
            <text:p>-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694.899999999994" table:style-name="ce6">
            <text:p>77’694.90</text:p>
          </table:table-cell>
          <table:table-cell office:value-type="float" office:value="65500" table:style-name="ce7">
            <text:p>65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43566.55" table:style-name="ce6">
            <text:p>43’566.55</text:p>
          </table:table-cell>
          <table:table-cell table:style-name="ce6"/>
          <table:table-cell office:value-type="float" office:value="-21933" table:style-name="ce7">
            <text:p>-21’9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1489.15" table:style-name="ce6">
            <text:p>381’489.15</text:p>
          </table:table-cell>
          <table:table-cell office:value-type="float" office:value="368700" table:style-name="ce7">
            <text:p>368’7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354115.05" table:style-name="ce6">
            <text:p>354’115.05</text:p>
          </table:table-cell>
          <table:table-cell table:style-name="ce6"/>
          <table:table-cell office:value-type="float" office:value="-14585" table:style-name="ce7">
            <text:p>-14’5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3125.45" table:style-name="ce6">
            <text:p>203’125.45</text:p>
          </table:table-cell>
          <table:table-cell office:value-type="float" office:value="192400" table:style-name="ce7">
            <text:p>192’4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72279.35" table:style-name="ce6">
            <text:p>172’279.35</text:p>
          </table:table-cell>
          <table:table-cell table:style-name="ce6"/>
          <table:table-cell office:value-type="float" office:value="-20121" table:style-name="ce7">
            <text:p>-20’1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3886.65" table:style-name="ce6">
            <text:p>123’886.65</text:p>
          </table:table-cell>
          <table:table-cell office:value-type="float" office:value="114000" table:style-name="ce7">
            <text:p>114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84102.1" table:style-name="ce6">
            <text:p>84’102.10</text:p>
          </table:table-cell>
          <table:table-cell table:style-name="ce6"/>
          <table:table-cell office:value-type="float" office:value="-29898" table:style-name="ce7">
            <text:p>-29’8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0" table:style-name="ce6">
            <text:p>2’000.00</text:p>
          </table:table-cell>
          <table:table-cell office:value-type="float" office:value="1800" table:style-name="ce7">
            <text:p>1’8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800" table:style-name="ce6">
            <text:p>1’8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90.2" table:style-name="ce6">
            <text:p>2’790.20</text:p>
          </table:table-cell>
          <table:table-cell office:value-type="float" office:value="2600" table:style-name="ce7">
            <text:p>2’6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194.45" table:style-name="ce6">
            <text:p>1’194.45</text:p>
          </table:table-cell>
          <table:table-cell table:style-name="ce6"/>
          <table:table-cell office:value-type="float" office:value="-1406" table:style-name="ce7">
            <text:p>-1’4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166.66" table:style-name="ce6">
            <text:p>50’166.66</text:p>
          </table:table-cell>
          <table:table-cell office:value-type="float" office:value="52000" table:style-name="ce7">
            <text:p>52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1823.1" table:style-name="ce6">
            <text:p>41’823.10</text:p>
          </table:table-cell>
          <table:table-cell table:style-name="ce6"/>
          <table:table-cell office:value-type="float" office:value="-10177" table:style-name="ce7">
            <text:p>-10’1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1.85" table:style-name="ce6">
            <text:p>861.85</text:p>
          </table:table-cell>
          <table:table-cell office:value-type="float" office:value="2100" table:style-name="ce7">
            <text:p>2’1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914.85" table:style-name="ce6">
            <text:p>1’914.85</text:p>
          </table:table-cell>
          <table:table-cell table:style-name="ce6"/>
          <table:table-cell office:value-type="float" office:value="-185" table:style-name="ce7">
            <text:p>-1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office:value-type="float" office:value="-300" table:style-name="ce7">
            <text:p>-3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0360.2" table:style-name="ce6">
            <text:p>220’360.20</text:p>
          </table:table-cell>
          <table:table-cell office:value-type="float" office:value="248100" table:style-name="ce7">
            <text:p>248’1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247112.15" table:style-name="ce6">
            <text:p>247’112.15</text:p>
          </table:table-cell>
          <table:table-cell table:style-name="ce6"/>
          <table:table-cell office:value-type="float" office:value="-988" table:style-name="ce7">
            <text:p>-9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203.3" table:style-name="ce6">
            <text:p>13’203.30</text:p>
          </table:table-cell>
          <table:table-cell office:value-type="float" office:value="15000" table:style-name="ce7">
            <text:p>15’000</text:p>
          </table:table-cell>
          <table:table-cell table:style-name="ce2"/>
          <table:table-cell office:value-type="string" table:style-name="ce2">
            <text:p>410</text:p>
          </table:table-cell>
          <table:table-cell office:value-type="string" table:style-name="ce2">
            <text:p>Konzessionen</text:p>
          </table:table-cell>
          <table:table-cell table:style-name="ce6"/>
          <table:table-cell office:value-type="float" office:value="13488.8" table:style-name="ce6">
            <text:p>13’488.80</text:p>
          </table:table-cell>
          <table:table-cell office:value-type="float" office:value="-1511" table:style-name="ce7">
            <text:p>-1’5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426.699999999997" table:style-name="ce6">
            <text:p>33’426.70</text:p>
          </table:table-cell>
          <table:table-cell office:value-type="float" office:value="36400" table:style-name="ce7">
            <text:p>36’400</text:p>
          </table:table-cell>
          <table:table-cell table:style-name="ce2"/>
          <table:table-cell office:value-type="string" table:style-name="ce2">
            <text:p>427</text:p>
          </table:table-cell>
          <table:table-cell office:value-type="string" table:style-name="ce2">
            <text:p>Liegenschaftserträge des Verwaltungsvermögens</text:p>
          </table:table-cell>
          <table:table-cell table:style-name="ce6"/>
          <table:table-cell office:value-type="float" office:value="35455.550000000003" table:style-name="ce6">
            <text:p>35’455.55</text:p>
          </table:table-cell>
          <table:table-cell office:value-type="float" office:value="-944" table:style-name="ce7">
            <text:p>-9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76013.39" table:style-name="ce6">
            <text:p>1’676’013.39</text:p>
          </table:table-cell>
          <table:table-cell office:value-type="float" office:value="1590200" table:style-name="ce7">
            <text:p>1’590’2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588408.3" table:style-name="ce6">
            <text:p>1’588’408.30</text:p>
          </table:table-cell>
          <table:table-cell office:value-type="float" office:value="-1792" table:style-name="ce7">
            <text:p>-1’7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7903.04999999999" table:style-name="ce6">
            <text:p>157’903.05</text:p>
          </table:table-cell>
          <table:table-cell office:value-type="float" office:value="177400" table:style-name="ce7">
            <text:p>177’4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59939" table:style-name="ce6">
            <text:p>159’939.00</text:p>
          </table:table-cell>
          <table:table-cell office:value-type="float" office:value="-17461" table:style-name="ce7">
            <text:p>-17’4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442.2" table:style-name="ce6">
            <text:p>42’442.20</text:p>
          </table:table-cell>
          <table:table-cell office:value-type="float" office:value="30800" table:style-name="ce7">
            <text:p>30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57891.55" table:style-name="ce6">
            <text:p>57’891.55</text:p>
          </table:table-cell>
          <table:table-cell office:value-type="float" office:value="27092" table:style-name="ce7">
            <text:p>27’0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4541.6" table:style-name="ce6">
            <text:p>164’541.60</text:p>
          </table:table-cell>
          <table:table-cell office:value-type="float" office:value="171400" table:style-name="ce7">
            <text:p>171’4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73917.85" table:style-name="ce6">
            <text:p>173’917.85</text:p>
          </table:table-cell>
          <table:table-cell office:value-type="float" office:value="2518" table:style-name="ce7">
            <text:p>2’5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24</text:p>
          </table:table-cell>
          <table:table-cell office:value-type="string" table:style-name="ce3">
            <text:p>Eishalle Lerchenfel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92982.18" table:style-name="ce4">
            <text:p>1’192’982.18</text:p>
          </table:table-cell>
          <table:table-cell office:value-type="float" office:value="1213500" table:style-name="ce5">
            <text:p>1’213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210223.6499999999" table:style-name="ce4">
            <text:p>1’210’223.65</text:p>
          </table:table-cell>
          <table:table-cell table:style-name="ce4"/>
          <table:table-cell office:value-type="float" office:value="-18676" table:style-name="ce5">
            <text:p>-18’6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5400" table:style-name="ce5">
            <text:p>15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51951.3" table:style-name="ce4">
            <text:p>951’951.30</text:p>
          </table:table-cell>
          <table:table-cell office:value-type="float" office:value="896400" table:style-name="ce5">
            <text:p>896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67873.9" table:style-name="ce4">
            <text:p>867’873.90</text:p>
          </table:table-cell>
          <table:table-cell office:value-type="float" office:value="-28526" table:style-name="ce5">
            <text:p>-28’5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41030.88" table:style-name="ce4">
            <text:p>241’030.88</text:p>
          </table:table-cell>
          <table:table-cell office:value-type="float" office:value="332500" table:style-name="ce5">
            <text:p>332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42349.75" table:style-name="ce4">
            <text:p>342’349.7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6638.1" table:style-name="ce6">
            <text:p>526’638.10</text:p>
          </table:table-cell>
          <table:table-cell office:value-type="float" office:value="562500" table:style-name="ce7">
            <text:p>562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568752.25" table:style-name="ce6">
            <text:p>568’752.25</text:p>
          </table:table-cell>
          <table:table-cell table:style-name="ce6"/>
          <table:table-cell office:value-type="float" office:value="6252" table:style-name="ce7">
            <text:p>6’2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336.6" table:style-name="ce6">
            <text:p>38’336.60</text:p>
          </table:table-cell>
          <table:table-cell office:value-type="float" office:value="41700" table:style-name="ce7">
            <text:p>41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1534.449999999997" table:style-name="ce6">
            <text:p>41’534.45</text:p>
          </table:table-cell>
          <table:table-cell table:style-name="ce6"/>
          <table:table-cell office:value-type="float" office:value="-166" table:style-name="ce7">
            <text:p>-1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671" table:style-name="ce6">
            <text:p>40’671.00</text:p>
          </table:table-cell>
          <table:table-cell office:value-type="float" office:value="43400" table:style-name="ce7">
            <text:p>43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44575.45" table:style-name="ce6">
            <text:p>44’575.45</text:p>
          </table:table-cell>
          <table:table-cell table:style-name="ce6"/>
          <table:table-cell office:value-type="float" office:value="1175" table:style-name="ce7">
            <text:p>1’1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08.8" table:style-name="ce6">
            <text:p>1’608.80</text:p>
          </table:table-cell>
          <table:table-cell office:value-type="float" office:value="1900" table:style-name="ce7">
            <text:p>1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182.85" table:style-name="ce6">
            <text:p>2’182.85</text:p>
          </table:table-cell>
          <table:table-cell table:style-name="ce6"/>
          <table:table-cell office:value-type="float" office:value="283" table:style-name="ce7">
            <text:p>2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65.7" table:style-name="ce6">
            <text:p>4’865.70</text:p>
          </table:table-cell>
          <table:table-cell office:value-type="float" office:value="6300" table:style-name="ce7">
            <text:p>6’3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5088.8999999999996" table:style-name="ce6">
            <text:p>5’088.90</text:p>
          </table:table-cell>
          <table:table-cell table:style-name="ce6"/>
          <table:table-cell office:value-type="float" office:value="-1211" table:style-name="ce7">
            <text:p>-1’2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59.29999999999995" table:style-name="ce6">
            <text:p>559.30</text:p>
          </table:table-cell>
          <table:table-cell office:value-type="float" office:value="3200" table:style-name="ce7">
            <text:p>3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916.9" table:style-name="ce6">
            <text:p>2’916.90</text:p>
          </table:table-cell>
          <table:table-cell table:style-name="ce6"/>
          <table:table-cell office:value-type="float" office:value="-283" table:style-name="ce7">
            <text:p>-2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328.15" table:style-name="ce6">
            <text:p>13’328.15</text:p>
          </table:table-cell>
          <table:table-cell office:value-type="float" office:value="22800" table:style-name="ce7">
            <text:p>22’8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1097.15" table:style-name="ce6">
            <text:p>21’097.15</text:p>
          </table:table-cell>
          <table:table-cell table:style-name="ce6"/>
          <table:table-cell office:value-type="float" office:value="-1703" table:style-name="ce7">
            <text:p>-1’7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843.4" table:style-name="ce6">
            <text:p>42’843.40</text:p>
          </table:table-cell>
          <table:table-cell office:value-type="float" office:value="38000" table:style-name="ce7">
            <text:p>38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6504.400000000001" table:style-name="ce6">
            <text:p>26’504.40</text:p>
          </table:table-cell>
          <table:table-cell table:style-name="ce6"/>
          <table:table-cell office:value-type="float" office:value="-11496" table:style-name="ce7">
            <text:p>-11’4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6487.5" table:style-name="ce6">
            <text:p>196’487.50</text:p>
          </table:table-cell>
          <table:table-cell office:value-type="float" office:value="200900" table:style-name="ce7">
            <text:p>200’9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213439.7" table:style-name="ce6">
            <text:p>213’439.70</text:p>
          </table:table-cell>
          <table:table-cell table:style-name="ce6"/>
          <table:table-cell office:value-type="float" office:value="12540" table:style-name="ce7">
            <text:p>12’5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2566.71" table:style-name="ce6">
            <text:p>192’566.71</text:p>
          </table:table-cell>
          <table:table-cell office:value-type="float" office:value="167400" table:style-name="ce7">
            <text:p>167’4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44215.20000000001" table:style-name="ce6">
            <text:p>144’215.20</text:p>
          </table:table-cell>
          <table:table-cell table:style-name="ce6"/>
          <table:table-cell office:value-type="float" office:value="-23185" table:style-name="ce7">
            <text:p>-23’1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027.9" table:style-name="ce6">
            <text:p>93’027.90</text:p>
          </table:table-cell>
          <table:table-cell office:value-type="float" office:value="87500" table:style-name="ce7">
            <text:p>87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02932.75" table:style-name="ce6">
            <text:p>102’932.75</text:p>
          </table:table-cell>
          <table:table-cell table:style-name="ce6"/>
          <table:table-cell office:value-type="float" office:value="33" table:style-name="ce7">
            <text:p>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5400" table:style-name="ce7">
            <text:p>15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90" table:style-name="ce6">
            <text:p>4’390.00</text:p>
          </table:table-cell>
          <table:table-cell office:value-type="float" office:value="5100" table:style-name="ce7">
            <text:p>5’1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3653" table:style-name="ce6">
            <text:p>3’653.00</text:p>
          </table:table-cell>
          <table:table-cell table:style-name="ce6"/>
          <table:table-cell office:value-type="float" office:value="-1447" table:style-name="ce7">
            <text:p>-1’4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7.4" table:style-name="ce6">
            <text:p>747.40</text:p>
          </table:table-cell>
          <table:table-cell office:value-type="float" office:value="700" table:style-name="ce7">
            <text:p>7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815.2" table:style-name="ce6">
            <text:p>815.20</text:p>
          </table:table-cell>
          <table:table-cell table:style-name="ce6"/>
          <table:table-cell office:value-type="float" office:value="115" table:style-name="ce7">
            <text:p>1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30.22" table:style-name="ce6">
            <text:p>4’930.22</text:p>
          </table:table-cell>
          <table:table-cell office:value-type="float" office:value="4200" table:style-name="ce7">
            <text:p>4’2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557.8" table:style-name="ce6">
            <text:p>4’557.80</text:p>
          </table:table-cell>
          <table:table-cell table:style-name="ce6"/>
          <table:table-cell office:value-type="float" office:value="358" table:style-name="ce7">
            <text:p>3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931.8" table:style-name="ce6">
            <text:p>931.80</text:p>
          </table:table-cell>
          <table:table-cell table:style-name="ce6"/>
          <table:table-cell office:value-type="float" office:value="132" table:style-name="ce7">
            <text:p>1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20" table:style-name="ce6">
            <text:p>1’020.00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2744" table:style-name="ce6">
            <text:p>2’744.00</text:p>
          </table:table-cell>
          <table:table-cell table:style-name="ce6"/>
          <table:table-cell office:value-type="float" office:value="2644" table:style-name="ce7">
            <text:p>2’6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315.15" table:style-name="ce6">
            <text:p>30’315.15</text:p>
          </table:table-cell>
          <table:table-cell office:value-type="float" office:value="27000" table:style-name="ce7">
            <text:p>27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24281.85" table:style-name="ce6">
            <text:p>24’281.85</text:p>
          </table:table-cell>
          <table:table-cell table:style-name="ce6"/>
          <table:table-cell office:value-type="float" office:value="-2718" table:style-name="ce7">
            <text:p>-2’7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6.25" table:style-name="ce6">
            <text:p>246.25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261.05" table:style-name="ce6">
            <text:p>45’261.05</text:p>
          </table:table-cell>
          <table:table-cell office:value-type="float" office:value="36000" table:style-name="ce7">
            <text:p>36’000</text:p>
          </table:table-cell>
          <table:table-cell table:style-name="ce2"/>
          <table:table-cell office:value-type="string" table:style-name="ce2">
            <text:p>410</text:p>
          </table:table-cell>
          <table:table-cell office:value-type="string" table:style-name="ce2">
            <text:p>Konzessionen</text:p>
          </table:table-cell>
          <table:table-cell table:style-name="ce6"/>
          <table:table-cell office:value-type="float" office:value="42202.8" table:style-name="ce6">
            <text:p>42’202.80</text:p>
          </table:table-cell>
          <table:table-cell office:value-type="float" office:value="6203" table:style-name="ce7">
            <text:p>6’2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00" table:style-name="ce6">
            <text:p>6’600.00</text:p>
          </table:table-cell>
          <table:table-cell office:value-type="float" office:value="7200" table:style-name="ce7">
            <text:p>7’200</text:p>
          </table:table-cell>
          <table:table-cell table:style-name="ce2"/>
          <table:table-cell office:value-type="string" table:style-name="ce2">
            <text:p>427</text:p>
          </table:table-cell>
          <table:table-cell office:value-type="string" table:style-name="ce2">
            <text:p>Liegenschaftserträge des Verwaltungsvermögens</text:p>
          </table:table-cell>
          <table:table-cell table:style-name="ce6"/>
          <table:table-cell office:value-type="float" office:value="5850" table:style-name="ce6">
            <text:p>5’850.00</text:p>
          </table:table-cell>
          <table:table-cell office:value-type="float" office:value="-1350" table:style-name="ce7">
            <text:p>-1’3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7468.8" table:style-name="ce6">
            <text:p>477’468.80</text:p>
          </table:table-cell>
          <table:table-cell office:value-type="float" office:value="459000" table:style-name="ce7">
            <text:p>459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443586.4" table:style-name="ce6">
            <text:p>443’586.40</text:p>
          </table:table-cell>
          <table:table-cell office:value-type="float" office:value="-15414" table:style-name="ce7">
            <text:p>-15’4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8813.2" table:style-name="ce6">
            <text:p>308’813.20</text:p>
          </table:table-cell>
          <table:table-cell office:value-type="float" office:value="264000" table:style-name="ce7">
            <text:p>264’0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250516.35" table:style-name="ce6">
            <text:p>250’516.35</text:p>
          </table:table-cell>
          <table:table-cell office:value-type="float" office:value="-13484" table:style-name="ce7">
            <text:p>-13’4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665.2" table:style-name="ce6">
            <text:p>52’665.20</text:p>
          </table:table-cell>
          <table:table-cell office:value-type="float" office:value="59700" table:style-name="ce7">
            <text:p>59’7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64336.4" table:style-name="ce6">
            <text:p>64’336.40</text:p>
          </table:table-cell>
          <table:table-cell office:value-type="float" office:value="4636" table:style-name="ce7">
            <text:p>4’6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25.55" table:style-name="ce6">
            <text:p>3’125.55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2649.7" table:style-name="ce6">
            <text:p>2’649.70</text:p>
          </table:table-cell>
          <table:table-cell office:value-type="float" office:value="-2350" table:style-name="ce7">
            <text:p>-2’3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017.5" table:style-name="ce6">
            <text:p>58’017.50</text:p>
          </table:table-cell>
          <table:table-cell office:value-type="float" office:value="65500" table:style-name="ce7">
            <text:p>65’5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58732.25" table:style-name="ce6">
            <text:p>58’732.25</text:p>
          </table:table-cell>
          <table:table-cell office:value-type="float" office:value="-6768" table:style-name="ce7">
            <text:p>-6’7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</text:p>
          </table:table-cell>
          <table:table-cell office:value-type="string" table:style-name="ce3">
            <text:p>Jugendsekretaria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595281.08" table:style-name="ce4">
            <text:p>3’595’281.08</text:p>
          </table:table-cell>
          <table:table-cell office:value-type="float" office:value="3782000" table:style-name="ce5">
            <text:p>3’782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687454.6" table:style-name="ce4">
            <text:p>3’687’454.60</text:p>
          </table:table-cell>
          <table:table-cell table:style-name="ce4"/>
          <table:table-cell office:value-type="float" office:value="-184845" table:style-name="ce5">
            <text:p>-184’8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90300" table:style-name="ce5">
            <text:p>90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00142.5" table:style-name="ce4">
            <text:p>400’142.50</text:p>
          </table:table-cell>
          <table:table-cell office:value-type="float" office:value="384500" table:style-name="ce5">
            <text:p>384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26679.8" table:style-name="ce4">
            <text:p>426’679.80</text:p>
          </table:table-cell>
          <table:table-cell office:value-type="float" office:value="42180" table:style-name="ce5">
            <text:p>42’1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195138.58" table:style-name="ce4">
            <text:p>3’195’138.58</text:p>
          </table:table-cell>
          <table:table-cell office:value-type="float" office:value="3487800" table:style-name="ce5">
            <text:p>3’487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260774.8" table:style-name="ce4">
            <text:p>3’260’774.8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03392.5" table:style-name="ce6">
            <text:p>2’403’392.50</text:p>
          </table:table-cell>
          <table:table-cell office:value-type="float" office:value="2444200" table:style-name="ce7">
            <text:p>2’444’2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534498" table:style-name="ce6">
            <text:p>2’534’498.00</text:p>
          </table:table-cell>
          <table:table-cell table:style-name="ce6"/>
          <table:table-cell office:value-type="float" office:value="-2" table:style-name="ce7">
            <text:p>-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90300" table:style-name="ce7">
            <text:p>90’3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0270.65" table:style-name="ce6">
            <text:p>180’270.65</text:p>
          </table:table-cell>
          <table:table-cell office:value-type="float" office:value="184400" table:style-name="ce7">
            <text:p>184’4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87144.65" table:style-name="ce6">
            <text:p>187’144.65</text:p>
          </table:table-cell>
          <table:table-cell table:style-name="ce6"/>
          <table:table-cell office:value-type="float" office:value="2745" table:style-name="ce7">
            <text:p>2’7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0136.35" table:style-name="ce6">
            <text:p>190’136.35</text:p>
          </table:table-cell>
          <table:table-cell office:value-type="float" office:value="223800" table:style-name="ce7">
            <text:p>223’8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92378.85" table:style-name="ce6">
            <text:p>192’378.85</text:p>
          </table:table-cell>
          <table:table-cell table:style-name="ce6"/>
          <table:table-cell office:value-type="float" office:value="-31421" table:style-name="ce7">
            <text:p>-31’4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30.2" table:style-name="ce6">
            <text:p>7’430.20</text:p>
          </table:table-cell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9728.9" table:style-name="ce6">
            <text:p>9’728.90</text:p>
          </table:table-cell>
          <table:table-cell table:style-name="ce6"/>
          <table:table-cell office:value-type="float" office:value="1729" table:style-name="ce7">
            <text:p>1’7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834.400000000001" table:style-name="ce6">
            <text:p>29’834.40</text:p>
          </table:table-cell>
          <table:table-cell office:value-type="float" office:value="41900" table:style-name="ce7">
            <text:p>41’9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0520.35" table:style-name="ce6">
            <text:p>40’520.35</text:p>
          </table:table-cell>
          <table:table-cell table:style-name="ce6"/>
          <table:table-cell office:value-type="float" office:value="-1380" table:style-name="ce7">
            <text:p>-1’3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521" table:style-name="ce6">
            <text:p>44’521.00</text:p>
          </table:table-cell>
          <table:table-cell office:value-type="float" office:value="41500" table:style-name="ce7">
            <text:p>41’5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7391.550000000003" table:style-name="ce6">
            <text:p>37’391.55</text:p>
          </table:table-cell>
          <table:table-cell table:style-name="ce6"/>
          <table:table-cell office:value-type="float" office:value="-4108" table:style-name="ce7">
            <text:p>-4’1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963.55" table:style-name="ce6">
            <text:p>41’963.55</text:p>
          </table:table-cell>
          <table:table-cell office:value-type="float" office:value="16800" table:style-name="ce7">
            <text:p>16’8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6271.7" table:style-name="ce6">
            <text:p>6’271.70</text:p>
          </table:table-cell>
          <table:table-cell table:style-name="ce6"/>
          <table:table-cell office:value-type="float" office:value="-10528" table:style-name="ce7">
            <text:p>-10’5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342.05" table:style-name="ce6">
            <text:p>14’342.05</text:p>
          </table:table-cell>
          <table:table-cell office:value-type="float" office:value="13400" table:style-name="ce7">
            <text:p>13’4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14120.5" table:style-name="ce6">
            <text:p>14’120.50</text:p>
          </table:table-cell>
          <table:table-cell table:style-name="ce6"/>
          <table:table-cell office:value-type="float" office:value="721" table:style-name="ce7">
            <text:p>7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8807.75" table:style-name="ce6">
            <text:p>448’807.75</text:p>
          </table:table-cell>
          <table:table-cell office:value-type="float" office:value="563900" table:style-name="ce7">
            <text:p>563’9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451953.4" table:style-name="ce6">
            <text:p>451’953.40</text:p>
          </table:table-cell>
          <table:table-cell table:style-name="ce6"/>
          <table:table-cell office:value-type="float" office:value="-111947" table:style-name="ce7">
            <text:p>-111’9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19.1999999999998" table:style-name="ce6">
            <text:p>2’119.2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944.55" table:style-name="ce6">
            <text:p>944.55</text:p>
          </table:table-cell>
          <table:table-cell table:style-name="ce6"/>
          <table:table-cell office:value-type="float" office:value="-55" table:style-name="ce7">
            <text:p>-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3640.45" table:style-name="ce6">
            <text:p>193’640.45</text:p>
          </table:table-cell>
          <table:table-cell office:value-type="float" office:value="205500" table:style-name="ce7">
            <text:p>205’5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82027.4" table:style-name="ce6">
            <text:p>182’027.40</text:p>
          </table:table-cell>
          <table:table-cell table:style-name="ce6"/>
          <table:table-cell office:value-type="float" office:value="-23473" table:style-name="ce7">
            <text:p>-23’4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297" table:style-name="ce6">
            <text:p>9’297.00</text:p>
          </table:table-cell>
          <table:table-cell office:value-type="float" office:value="10200" table:style-name="ce7">
            <text:p>10’2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4928.3" table:style-name="ce6">
            <text:p>4’928.30</text:p>
          </table:table-cell>
          <table:table-cell table:style-name="ce6"/>
          <table:table-cell office:value-type="float" office:value="-5272" table:style-name="ce7">
            <text:p>-5’2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58.35" table:style-name="ce6">
            <text:p>3’058.35</text:p>
          </table:table-cell>
          <table:table-cell office:value-type="float" office:value="3700" table:style-name="ce7">
            <text:p>3’7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564.2" table:style-name="ce6">
            <text:p>3’564.20</text:p>
          </table:table-cell>
          <table:table-cell table:style-name="ce6"/>
          <table:table-cell office:value-type="float" office:value="-136" table:style-name="ce7">
            <text:p>-1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98.0500000000002" table:style-name="ce6">
            <text:p>2’398.05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820.5" table:style-name="ce6">
            <text:p>820.50</text:p>
          </table:table-cell>
          <table:table-cell table:style-name="ce6"/>
          <table:table-cell office:value-type="float" office:value="21" table:style-name="ce7">
            <text:p>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628.3" table:style-name="ce6">
            <text:p>7’628.30</text:p>
          </table:table-cell>
          <table:table-cell office:value-type="float" office:value="7000" table:style-name="ce7">
            <text:p>7’000</text:p>
          </table:table-cell>
          <table:table-cell table:style-name="ce2"/>
          <table:table-cell office:value-type="string" table:style-name="ce2">
            <text:p>366</text:p>
          </table:table-cell>
          <table:table-cell office:value-type="string" table:style-name="ce2">
            <text:p>Beiträge an private Haushalte</text:p>
          </table:table-cell>
          <table:table-cell office:value-type="float" office:value="7652" table:style-name="ce6">
            <text:p>7’652.00</text:p>
          </table:table-cell>
          <table:table-cell table:style-name="ce6"/>
          <table:table-cell office:value-type="float" office:value="652" table:style-name="ce7">
            <text:p>6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4.4" table:style-name="ce6">
            <text:p>564.40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office:value-type="float" office:value="-1200" table:style-name="ce7">
            <text:p>-1’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876.88" table:style-name="ce6">
            <text:p>15’876.88</text:p>
          </table:table-cell>
          <table:table-cell office:value-type="float" office:value="14700" table:style-name="ce7">
            <text:p>14’7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3509.75" table:style-name="ce6">
            <text:p>13’509.75</text:p>
          </table:table-cell>
          <table:table-cell table:style-name="ce6"/>
          <table:table-cell office:value-type="float" office:value="-1190" table:style-name="ce7">
            <text:p>-1’1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4266.45" table:style-name="ce6">
            <text:p>264’266.45</text:p>
          </table:table-cell>
          <table:table-cell office:value-type="float" office:value="265000" table:style-name="ce7">
            <text:p>265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269181.5" table:style-name="ce6">
            <text:p>269’181.50</text:p>
          </table:table-cell>
          <table:table-cell office:value-type="float" office:value="4182" table:style-name="ce7">
            <text:p>4’1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375.050000000003" table:style-name="ce6">
            <text:p>35’375.05</text:p>
          </table:table-cell>
          <table:table-cell office:value-type="float" office:value="19500" table:style-name="ce7">
            <text:p>19’5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59363.3" table:style-name="ce6">
            <text:p>59’363.30</text:p>
          </table:table-cell>
          <table:table-cell office:value-type="float" office:value="39863" table:style-name="ce7">
            <text:p>39’8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501" table:style-name="ce6">
            <text:p>100’501.00</text:p>
          </table:table-cell>
          <table:table-cell office:value-type="float" office:value="100000" table:style-name="ce7">
            <text:p>100’0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98135" table:style-name="ce6">
            <text:p>98’135.00</text:p>
          </table:table-cell>
          <table:table-cell office:value-type="float" office:value="-1865" table:style-name="ce7">
            <text:p>-1’8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</text:p>
          </table:table-cell>
          <table:table-cell office:value-type="string" table:style-name="ce3">
            <text:p>Direktion Soziales und Sicherhei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9779252.47999999" table:style-name="ce4">
            <text:p>169’779’252.48</text:p>
          </table:table-cell>
          <table:table-cell office:value-type="float" office:value="174036350" table:style-name="ce5">
            <text:p>174’036’35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77498986.16" table:style-name="ce4">
            <text:p>177’498’986.16</text:p>
          </table:table-cell>
          <table:table-cell table:style-name="ce4"/>
          <table:table-cell office:value-type="float" office:value="2135136" table:style-name="ce5">
            <text:p>2’135’1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50000" table:style-name="ce5">
            <text:p>65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77500" table:style-name="ce5">
            <text:p>677’5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6137557.709999993" table:style-name="ce4">
            <text:p>96’137’557.71</text:p>
          </table:table-cell>
          <table:table-cell office:value-type="float" office:value="97656650" table:style-name="ce5">
            <text:p>97’656’65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94172954.319999993" table:style-name="ce4">
            <text:p>94’172’954.32</text:p>
          </table:table-cell>
          <table:table-cell office:value-type="float" office:value="-3483696" table:style-name="ce5">
            <text:p>-3’483’6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3641694.769999996" table:style-name="ce4">
            <text:p>73’641’694.77</text:p>
          </table:table-cell>
          <table:table-cell office:value-type="float" office:value="77707200" table:style-name="ce5">
            <text:p>77’707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83326031.840000004" table:style-name="ce4">
            <text:p>83’326’031.84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0</text:p>
          </table:table-cell>
          <table:table-cell office:value-type="string" table:style-name="ce3">
            <text:p>Direktionssekretaria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6877312.379999999" table:style-name="ce4">
            <text:p>26’877’312.38</text:p>
          </table:table-cell>
          <table:table-cell office:value-type="float" office:value="29756700" table:style-name="ce5">
            <text:p>29’756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9287041.870000001" table:style-name="ce4">
            <text:p>29’287’041.87</text:p>
          </table:table-cell>
          <table:table-cell table:style-name="ce4"/>
          <table:table-cell office:value-type="float" office:value="-469658" table:style-name="ce5">
            <text:p>-469’6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055853.300000001" table:style-name="ce4">
            <text:p>13’055’853.30</text:p>
          </table:table-cell>
          <table:table-cell office:value-type="float" office:value="12140900" table:style-name="ce5">
            <text:p>12’140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103664.25" table:style-name="ce4">
            <text:p>8’103’664.25</text:p>
          </table:table-cell>
          <table:table-cell office:value-type="float" office:value="-4037236" table:style-name="ce5">
            <text:p>-4’037’2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821459.08" table:style-name="ce4">
            <text:p>13’821’459.08</text:p>
          </table:table-cell>
          <table:table-cell office:value-type="float" office:value="17615800" table:style-name="ce5">
            <text:p>17’615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1183377.620000001" table:style-name="ce4">
            <text:p>21’183’377.6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01</text:p>
          </table:table-cell>
          <table:table-cell office:value-type="string" table:style-name="ce3">
            <text:p>Sekretariat und Diens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85016.77" table:style-name="ce4">
            <text:p>1’085’016.77</text:p>
          </table:table-cell>
          <table:table-cell office:value-type="float" office:value="1104500" table:style-name="ce5">
            <text:p>1’104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083490.53" table:style-name="ce4">
            <text:p>1’083’490.53</text:p>
          </table:table-cell>
          <table:table-cell table:style-name="ce4"/>
          <table:table-cell office:value-type="float" office:value="-21009" table:style-name="ce5">
            <text:p>-21’0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055853.300000001" table:style-name="ce4">
            <text:p>13’055’853.30</text:p>
          </table:table-cell>
          <table:table-cell office:value-type="float" office:value="12140900" table:style-name="ce5">
            <text:p>12’140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103664.25" table:style-name="ce4">
            <text:p>8’103’664.25</text:p>
          </table:table-cell>
          <table:table-cell office:value-type="float" office:value="-4037236" table:style-name="ce5">
            <text:p>-4’037’2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970836.529999999" table:style-name="ce4">
            <text:p>11’970’836.53</text:p>
          </table:table-cell>
          <table:table-cell office:value-type="float" office:value="11036400" table:style-name="ce5">
            <text:p>11’036’4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7020173.7199999997" table:style-name="ce4">
            <text:p>7’020’173.72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52795.15" table:style-name="ce6">
            <text:p>752’795.15</text:p>
          </table:table-cell>
          <table:table-cell office:value-type="float" office:value="752800" table:style-name="ce7">
            <text:p>752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778582.45" table:style-name="ce6">
            <text:p>778’582.45</text:p>
          </table:table-cell>
          <table:table-cell table:style-name="ce6"/>
          <table:table-cell office:value-type="float" office:value="25782" table:style-name="ce7">
            <text:p>25’7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301.45" table:style-name="ce6">
            <text:p>56’301.45</text:p>
          </table:table-cell>
          <table:table-cell office:value-type="float" office:value="56300" table:style-name="ce7">
            <text:p>56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8189.599999999999" table:style-name="ce6">
            <text:p>58’189.60</text:p>
          </table:table-cell>
          <table:table-cell table:style-name="ce6"/>
          <table:table-cell office:value-type="float" office:value="1890" table:style-name="ce7">
            <text:p>1’8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136.399999999994" table:style-name="ce6">
            <text:p>82’136.40</text:p>
          </table:table-cell>
          <table:table-cell office:value-type="float" office:value="68800" table:style-name="ce7">
            <text:p>68’8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84318.85" table:style-name="ce6">
            <text:p>84’318.85</text:p>
          </table:table-cell>
          <table:table-cell table:style-name="ce6"/>
          <table:table-cell office:value-type="float" office:value="15519" table:style-name="ce7">
            <text:p>15’5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02.1" table:style-name="ce6">
            <text:p>2’202.10</text:p>
          </table:table-cell>
          <table:table-cell office:value-type="float" office:value="2400" table:style-name="ce7">
            <text:p>2’4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910.2" table:style-name="ce6">
            <text:p>2’910.20</text:p>
          </table:table-cell>
          <table:table-cell table:style-name="ce6"/>
          <table:table-cell office:value-type="float" office:value="510" table:style-name="ce7">
            <text:p>5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32.9" table:style-name="ce6">
            <text:p>14’832.90</text:p>
          </table:table-cell>
          <table:table-cell office:value-type="float" office:value="14100" table:style-name="ce7">
            <text:p>14’1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4247.1" table:style-name="ce6">
            <text:p>14’247.10</text:p>
          </table:table-cell>
          <table:table-cell table:style-name="ce6"/>
          <table:table-cell office:value-type="float" office:value="147" table:style-name="ce7">
            <text:p>1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82.99" table:style-name="ce6">
            <text:p>13’182.99</text:p>
          </table:table-cell>
          <table:table-cell office:value-type="float" office:value="13900" table:style-name="ce7">
            <text:p>13’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3776.04" table:style-name="ce6">
            <text:p>13’776.04</text:p>
          </table:table-cell>
          <table:table-cell table:style-name="ce6"/>
          <table:table-cell office:value-type="float" office:value="-124" table:style-name="ce7">
            <text:p>-1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58.25" table:style-name="ce6">
            <text:p>2’458.25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table:number-columns-repeated="2" table:style-name="ce6"/>
          <table:table-cell office:value-type="float" office:value="-200" table:style-name="ce7">
            <text:p>-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95.65" table:style-name="ce6">
            <text:p>9’395.65</text:p>
          </table:table-cell>
          <table:table-cell office:value-type="float" office:value="10200" table:style-name="ce7">
            <text:p>10’2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5880.3" table:style-name="ce6">
            <text:p>5’880.30</text:p>
          </table:table-cell>
          <table:table-cell table:style-name="ce6"/>
          <table:table-cell office:value-type="float" office:value="-4320" table:style-name="ce7">
            <text:p>-4’3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1815.08" table:style-name="ce6">
            <text:p>101’815.08</text:p>
          </table:table-cell>
          <table:table-cell office:value-type="float" office:value="123900" table:style-name="ce7">
            <text:p>123’9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77592.2" table:style-name="ce6">
            <text:p>77’592.20</text:p>
          </table:table-cell>
          <table:table-cell table:style-name="ce6"/>
          <table:table-cell office:value-type="float" office:value="-46308" table:style-name="ce7">
            <text:p>-46’3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28" table:style-name="ce6">
            <text:p>6’928.00</text:p>
          </table:table-cell>
          <table:table-cell office:value-type="float" office:value="6700" table:style-name="ce7">
            <text:p>6’7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7009.9" table:style-name="ce6">
            <text:p>7’009.90</text:p>
          </table:table-cell>
          <table:table-cell table:style-name="ce6"/>
          <table:table-cell office:value-type="float" office:value="310" table:style-name="ce7">
            <text:p>3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000" table:style-name="ce6">
            <text:p>32’000.00</text:p>
          </table:table-cell>
          <table:table-cell office:value-type="float" office:value="44000" table:style-name="ce7">
            <text:p>44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32000" table:style-name="ce6">
            <text:p>32’000.00</text:p>
          </table:table-cell>
          <table:table-cell table:style-name="ce6"/>
          <table:table-cell office:value-type="float" office:value="-12000" table:style-name="ce7">
            <text:p>-12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968.8" table:style-name="ce6">
            <text:p>10’968.80</text:p>
          </table:table-cell>
          <table:table-cell office:value-type="float" office:value="11200" table:style-name="ce7">
            <text:p>11’2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8983.89" table:style-name="ce6">
            <text:p>8’983.89</text:p>
          </table:table-cell>
          <table:table-cell table:style-name="ce6"/>
          <table:table-cell office:value-type="float" office:value="-2216" table:style-name="ce7">
            <text:p>-2’21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00" table:style-name="ce6">
            <text:p>9’600.00</text:p>
          </table:table-cell>
          <table:table-cell office:value-type="float" office:value="9900" table:style-name="ce7">
            <text:p>9’9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0249.65" table:style-name="ce6">
            <text:p>10’249.65</text:p>
          </table:table-cell>
          <table:table-cell office:value-type="float" office:value="350" table:style-name="ce7">
            <text:p>3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894300" table:style-name="ce6">
            <text:p>12’894’300.00</text:p>
          </table:table-cell>
          <table:table-cell office:value-type="float" office:value="11995000" table:style-name="ce7">
            <text:p>11’995’000</text:p>
          </table:table-cell>
          <table:table-cell table:style-name="ce2"/>
          <table:table-cell office:value-type="string" table:style-name="ce2">
            <text:p>444</text:p>
          </table:table-cell>
          <table:table-cell office:value-type="string" table:style-name="ce2">
            <text:p>Kantonsbeiträge</text:p>
          </table:table-cell>
          <table:table-cell table:style-name="ce6"/>
          <table:table-cell office:value-type="float" office:value="7957000" table:style-name="ce6">
            <text:p>7’957’000.00</text:p>
          </table:table-cell>
          <table:table-cell office:value-type="float" office:value="-4038000" table:style-name="ce7">
            <text:p>-4’038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53.3" table:style-name="ce6">
            <text:p>1’953.30</text:p>
          </table:table-cell>
          <table:table-cell office:value-type="float" office:value="1800" table:style-name="ce7">
            <text:p>1’800</text:p>
          </table:table-cell>
          <table:table-cell table:style-name="ce2"/>
          <table:table-cell office:value-type="string" table:style-name="ce2">
            <text:p>480</text:p>
          </table:table-cell>
          <table:table-cell office:value-type="string" table:style-name="ce2">
            <text:p>Entnahmen aus Spezialfinanzierungen und Stiftungen</text:p>
          </table:table-cell>
          <table:table-cell table:style-name="ce6"/>
          <table:table-cell office:value-type="float" office:value="2214.6" table:style-name="ce6">
            <text:p>2’214.60</text:p>
          </table:table-cell>
          <table:table-cell office:value-type="float" office:value="415" table:style-name="ce7">
            <text:p>4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0000" table:style-name="ce6">
            <text:p>150’000.00</text:p>
          </table:table-cell>
          <table:table-cell office:value-type="float" office:value="134200" table:style-name="ce7">
            <text:p>134’2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34200" table:style-name="ce6">
            <text:p>134’2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09</text:p>
          </table:table-cell>
          <table:table-cell office:value-type="string" table:style-name="ce3">
            <text:p>Ausgehende laufende 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5792295.609999999" table:style-name="ce4">
            <text:p>25’792’295.61</text:p>
          </table:table-cell>
          <table:table-cell office:value-type="float" office:value="28652200" table:style-name="ce5">
            <text:p>28’652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8203551.34" table:style-name="ce4">
            <text:p>28’203’551.34</text:p>
          </table:table-cell>
          <table:table-cell table:style-name="ce4"/>
          <table:table-cell office:value-type="float" office:value="-448649" table:style-name="ce5">
            <text:p>-448’6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5792295.609999999" table:style-name="ce4">
            <text:p>25’792’295.61</text:p>
          </table:table-cell>
          <table:table-cell office:value-type="float" office:value="28652200" table:style-name="ce5">
            <text:p>28’652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8203551.34" table:style-name="ce4">
            <text:p>28’203’551.34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865937.6" table:style-name="ce6">
            <text:p>11’865’937.60</text:p>
          </table:table-cell>
          <table:table-cell office:value-type="float" office:value="13045600" table:style-name="ce7">
            <text:p>13’045’6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13264172.75" table:style-name="ce6">
            <text:p>13’264’172.75</text:p>
          </table:table-cell>
          <table:table-cell table:style-name="ce6"/>
          <table:table-cell office:value-type="float" office:value="218573" table:style-name="ce7">
            <text:p>218’5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926358.01" table:style-name="ce6">
            <text:p>13’926’358.01</text:p>
          </table:table-cell>
          <table:table-cell office:value-type="float" office:value="15606600" table:style-name="ce7">
            <text:p>15’606’6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14939378.59" table:style-name="ce6">
            <text:p>14’939’378.59</text:p>
          </table:table-cell>
          <table:table-cell table:style-name="ce6"/>
          <table:table-cell office:value-type="float" office:value="-667221" table:style-name="ce7">
            <text:p>-667’2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1</text:p>
          </table:table-cell>
          <table:table-cell office:value-type="string" table:style-name="ce3">
            <text:p>Soziale Dienste St.Gall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5213405.109999999" table:style-name="ce4">
            <text:p>85’213’405.11</text:p>
          </table:table-cell>
          <table:table-cell office:value-type="float" office:value="85546350" table:style-name="ce5">
            <text:p>85’546’35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90170752.840000004" table:style-name="ce4">
            <text:p>90’170’752.84</text:p>
          </table:table-cell>
          <table:table-cell table:style-name="ce4"/>
          <table:table-cell office:value-type="float" office:value="4145403" table:style-name="ce5">
            <text:p>4’145’4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85600" table:style-name="ce5">
            <text:p>285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93400" table:style-name="ce5">
            <text:p>193’4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8054788.75" table:style-name="ce4">
            <text:p>38’054’788.75</text:p>
          </table:table-cell>
          <table:table-cell office:value-type="float" office:value="39956200" table:style-name="ce5">
            <text:p>39’956’2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2007674.020000003" table:style-name="ce4">
            <text:p>42’007’674.02</text:p>
          </table:table-cell>
          <table:table-cell office:value-type="float" office:value="2051474" table:style-name="ce5">
            <text:p>2’051’4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7158616.359999999" table:style-name="ce4">
            <text:p>47’158’616.36</text:p>
          </table:table-cell>
          <table:table-cell office:value-type="float" office:value="46069150" table:style-name="ce5">
            <text:p>46’069’15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8163078.82" table:style-name="ce4">
            <text:p>48’163’078.8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262058.33" table:style-name="ce4">
            <text:p>10’262’058.33</text:p>
          </table:table-cell>
          <table:table-cell office:value-type="float" office:value="10548000" table:style-name="ce5">
            <text:p>10’548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0514062.689999999" table:style-name="ce4">
            <text:p>10’514’062.69</text:p>
          </table:table-cell>
          <table:table-cell table:style-name="ce4"/>
          <table:table-cell office:value-type="float" office:value="-154137" table:style-name="ce5">
            <text:p>-154’1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20200" table:style-name="ce5">
            <text:p>120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54512.65" table:style-name="ce4">
            <text:p>454’512.65</text:p>
          </table:table-cell>
          <table:table-cell office:value-type="float" office:value="708000" table:style-name="ce5">
            <text:p>708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484605.85" table:style-name="ce4">
            <text:p>1’484’605.85</text:p>
          </table:table-cell>
          <table:table-cell office:value-type="float" office:value="776606" table:style-name="ce5">
            <text:p>776’6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807545.6799999997" table:style-name="ce4">
            <text:p>9’807’545.68</text:p>
          </table:table-cell>
          <table:table-cell office:value-type="float" office:value="9960200" table:style-name="ce5">
            <text:p>9’960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9029456.8399999999" table:style-name="ce4">
            <text:p>9’029’456.84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15398.2999999998" table:style-name="ce6">
            <text:p>7’715’398.30</text:p>
          </table:table-cell>
          <table:table-cell office:value-type="float" office:value="8034100" table:style-name="ce7">
            <text:p>8’034’1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7903043.4500000002" table:style-name="ce6">
            <text:p>7’903’043.45</text:p>
          </table:table-cell>
          <table:table-cell table:style-name="ce6"/>
          <table:table-cell office:value-type="float" office:value="-131057" table:style-name="ce7">
            <text:p>-131’0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5284" table:style-name="ce6">
            <text:p>575’284.00</text:p>
          </table:table-cell>
          <table:table-cell office:value-type="float" office:value="603100" table:style-name="ce7">
            <text:p>603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89863.30000000005" table:style-name="ce6">
            <text:p>589’863.30</text:p>
          </table:table-cell>
          <table:table-cell table:style-name="ce6"/>
          <table:table-cell office:value-type="float" office:value="-13237" table:style-name="ce7">
            <text:p>-13’2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59076.25" table:style-name="ce6">
            <text:p>759’076.25</text:p>
          </table:table-cell>
          <table:table-cell office:value-type="float" office:value="792200" table:style-name="ce7">
            <text:p>792’2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782992.45" table:style-name="ce6">
            <text:p>782’992.45</text:p>
          </table:table-cell>
          <table:table-cell table:style-name="ce6"/>
          <table:table-cell office:value-type="float" office:value="-9208" table:style-name="ce7">
            <text:p>-9’2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306.3" table:style-name="ce6">
            <text:p>24’306.30</text:p>
          </table:table-cell>
          <table:table-cell office:value-type="float" office:value="26300" table:style-name="ce7">
            <text:p>26’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1540.5" table:style-name="ce6">
            <text:p>31’540.50</text:p>
          </table:table-cell>
          <table:table-cell table:style-name="ce6"/>
          <table:table-cell office:value-type="float" office:value="5241" table:style-name="ce7">
            <text:p>5’2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176.799999999999" table:style-name="ce6">
            <text:p>30’176.80</text:p>
          </table:table-cell>
          <table:table-cell office:value-type="float" office:value="77500" table:style-name="ce7">
            <text:p>77’5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74973.100000000006" table:style-name="ce6">
            <text:p>74’973.10</text:p>
          </table:table-cell>
          <table:table-cell table:style-name="ce6"/>
          <table:table-cell office:value-type="float" office:value="-2527" table:style-name="ce7">
            <text:p>-2’5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897.4" table:style-name="ce6">
            <text:p>23’897.40</text:p>
          </table:table-cell>
          <table:table-cell office:value-type="float" office:value="24200" table:style-name="ce7">
            <text:p>24’2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7512.150000000001" table:style-name="ce6">
            <text:p>17’512.15</text:p>
          </table:table-cell>
          <table:table-cell table:style-name="ce6"/>
          <table:table-cell office:value-type="float" office:value="-6688" table:style-name="ce7">
            <text:p>-6’6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405.05" table:style-name="ce6">
            <text:p>13’405.05</text:p>
          </table:table-cell>
          <table:table-cell office:value-type="float" office:value="8700" table:style-name="ce7">
            <text:p>8’7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275.05" table:style-name="ce6">
            <text:p>5’275.05</text:p>
          </table:table-cell>
          <table:table-cell table:style-name="ce6"/>
          <table:table-cell office:value-type="float" office:value="-3425" table:style-name="ce7">
            <text:p>-3’4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9.7" table:style-name="ce6">
            <text:p>779.70</text:p>
          </table:table-cell>
          <table:table-cell table:style-name="ce7"/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2534.67" table:style-name="ce6">
            <text:p>102’534.67</text:p>
          </table:table-cell>
          <table:table-cell office:value-type="float" office:value="132000" table:style-name="ce7">
            <text:p>132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58153.20000000001" table:style-name="ce6">
            <text:p>158’153.20</text:p>
          </table:table-cell>
          <table:table-cell table:style-name="ce6"/>
          <table:table-cell office:value-type="float" office:value="3353" table:style-name="ce7">
            <text:p>3’3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2800" table:style-name="ce7">
            <text:p>22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1604.4" table:style-name="ce6">
            <text:p>401’604.40</text:p>
          </table:table-cell>
          <table:table-cell office:value-type="float" office:value="292000" table:style-name="ce7">
            <text:p>292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89429.87" table:style-name="ce6">
            <text:p>389’429.87</text:p>
          </table:table-cell>
          <table:table-cell table:style-name="ce6"/>
          <table:table-cell office:value-type="float" office:value="30" table:style-name="ce7">
            <text:p>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97400" table:style-name="ce7">
            <text:p>97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69.4" table:style-name="ce6">
            <text:p>6’469.40</text:p>
          </table:table-cell>
          <table:table-cell office:value-type="float" office:value="10100" table:style-name="ce7">
            <text:p>10’1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7618.15" table:style-name="ce6">
            <text:p>7’618.15</text:p>
          </table:table-cell>
          <table:table-cell table:style-name="ce6"/>
          <table:table-cell office:value-type="float" office:value="-2482" table:style-name="ce7">
            <text:p>-2’4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74.3000000000002" table:style-name="ce6">
            <text:p>2’574.30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657.85" table:style-name="ce6">
            <text:p>28’657.85</text:p>
          </table:table-cell>
          <table:table-cell office:value-type="float" office:value="22000" table:style-name="ce7">
            <text:p>22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7073.400000000001" table:style-name="ce6">
            <text:p>17’073.40</text:p>
          </table:table-cell>
          <table:table-cell table:style-name="ce6"/>
          <table:table-cell office:value-type="float" office:value="-4927" table:style-name="ce7">
            <text:p>-4’9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7893.91" table:style-name="ce6">
            <text:p>577’893.91</text:p>
          </table:table-cell>
          <table:table-cell office:value-type="float" office:value="518200" table:style-name="ce7">
            <text:p>518’2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536588.06999999995" table:style-name="ce6">
            <text:p>536’588.07</text:p>
          </table:table-cell>
          <table:table-cell table:style-name="ce6"/>
          <table:table-cell office:value-type="float" office:value="18388" table:style-name="ce7">
            <text:p>18’3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7500" table:style-name="ce7">
            <text:p>7’500</text:p>
          </table:table-cell>
          <table:table-cell table:style-name="ce2"/>
          <table:table-cell office:value-type="string" table:style-name="ce2">
            <text:p>394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office:value-type="float" office:value="-7500" table:style-name="ce7">
            <text:p>-7’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50" table:style-name="ce6">
            <text:p>9’650.00</text:p>
          </table:table-cell>
          <table:table-cell office:value-type="float" office:value="8200" table:style-name="ce7">
            <text:p>8’2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9755" table:style-name="ce6">
            <text:p>9’755.00</text:p>
          </table:table-cell>
          <table:table-cell office:value-type="float" office:value="1555" table:style-name="ce7">
            <text:p>1’5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9190.6" table:style-name="ce6">
            <text:p>199’190.60</text:p>
          </table:table-cell>
          <table:table-cell office:value-type="float" office:value="158800" table:style-name="ce7">
            <text:p>158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96043.65" table:style-name="ce6">
            <text:p>196’043.65</text:p>
          </table:table-cell>
          <table:table-cell office:value-type="float" office:value="37244" table:style-name="ce7">
            <text:p>37’2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5672.05" table:style-name="ce6">
            <text:p>245’672.05</text:p>
          </table:table-cell>
          <table:table-cell office:value-type="float" office:value="531000" table:style-name="ce7">
            <text:p>531’000</text:p>
          </table:table-cell>
          <table:table-cell table:style-name="ce2"/>
          <table:table-cell office:value-type="string" table:style-name="ce2">
            <text:p>450</text:p>
          </table:table-cell>
          <table:table-cell office:value-type="string" table:style-name="ce2">
            <text:p>Rückerstattungen des Bundes</text:p>
          </table:table-cell>
          <table:table-cell table:style-name="ce6"/>
          <table:table-cell office:value-type="float" office:value="1278807.2" table:style-name="ce6">
            <text:p>1’278’807.20</text:p>
          </table:table-cell>
          <table:table-cell office:value-type="float" office:value="747807" table:style-name="ce7">
            <text:p>747’8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494</text:p>
          </table:table-cell>
          <table:table-cell office:value-type="string" table:style-name="ce2">
            <text:p>Intern verrechneter Ertrag</text:p>
          </table:table-cell>
          <table:table-cell table:number-columns-repeated="2" table:style-name="ce6"/>
          <table:table-cell office:value-type="float" office:value="-10000" table:style-name="ce7">
            <text:p>-10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11</text:p>
          </table:table-cell>
          <table:table-cell office:value-type="string" table:style-name="ce3">
            <text:p>Sozialhil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0078880.799999997" table:style-name="ce4">
            <text:p>50’078’880.80</text:p>
          </table:table-cell>
          <table:table-cell office:value-type="float" office:value="50072500" table:style-name="ce5">
            <text:p>50’072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3500257.380000003" table:style-name="ce4">
            <text:p>53’500’257.38</text:p>
          </table:table-cell>
          <table:table-cell table:style-name="ce4"/>
          <table:table-cell office:value-type="float" office:value="3146157" table:style-name="ce5">
            <text:p>3’146’1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93400" table:style-name="ce5">
            <text:p>193’4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8200" table:style-name="ce5">
            <text:p>88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893632.870000001" table:style-name="ce4">
            <text:p>22’893’632.87</text:p>
          </table:table-cell>
          <table:table-cell office:value-type="float" office:value="23848900" table:style-name="ce5">
            <text:p>23’848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4339087.579999998" table:style-name="ce4">
            <text:p>24’339’087.58</text:p>
          </table:table-cell>
          <table:table-cell office:value-type="float" office:value="490188" table:style-name="ce5">
            <text:p>490’1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7185247.93" table:style-name="ce4">
            <text:p>27’185’247.93</text:p>
          </table:table-cell>
          <table:table-cell office:value-type="float" office:value="26505200" table:style-name="ce5">
            <text:p>26’505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9161169.800000001" table:style-name="ce4">
            <text:p>29’161’169.8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8147.35" table:style-name="ce6">
            <text:p>368’147.35</text:p>
          </table:table-cell>
          <table:table-cell office:value-type="float" office:value="347400" table:style-name="ce7">
            <text:p>347’4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628921.05000000005" table:style-name="ce6">
            <text:p>628’921.05</text:p>
          </table:table-cell>
          <table:table-cell table:style-name="ce6"/>
          <table:table-cell office:value-type="float" office:value="-79" table:style-name="ce7">
            <text:p>-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93400" table:style-name="ce7">
            <text:p>193’4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8200" table:style-name="ce7">
            <text:p>88’2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184701.5" table:style-name="ce6">
            <text:p>49’184’701.50</text:p>
          </table:table-cell>
          <table:table-cell office:value-type="float" office:value="49140000" table:style-name="ce7">
            <text:p>49’140’000</text:p>
          </table:table-cell>
          <table:table-cell table:style-name="ce2"/>
          <table:table-cell office:value-type="string" table:style-name="ce2">
            <text:p>366</text:p>
          </table:table-cell>
          <table:table-cell office:value-type="string" table:style-name="ce2">
            <text:p>Beiträge an private Haushalte</text:p>
          </table:table-cell>
          <table:table-cell office:value-type="float" office:value="52045540.729999997" table:style-name="ce6">
            <text:p>52’045’540.73</text:p>
          </table:table-cell>
          <table:table-cell table:style-name="ce6"/>
          <table:table-cell office:value-type="float" office:value="2905541" table:style-name="ce7">
            <text:p>2’905’5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6031.94999999995" table:style-name="ce6">
            <text:p>526’031.95</text:p>
          </table:table-cell>
          <table:table-cell office:value-type="float" office:value="585100" table:style-name="ce7">
            <text:p>585’1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825795.6" table:style-name="ce6">
            <text:p>825’795.60</text:p>
          </table:table-cell>
          <table:table-cell table:style-name="ce6"/>
          <table:table-cell office:value-type="float" office:value="240696" table:style-name="ce7">
            <text:p>240’6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401546.42" table:style-name="ce6">
            <text:p>15’401’546.42</text:p>
          </table:table-cell>
          <table:table-cell office:value-type="float" office:value="16762900" table:style-name="ce7">
            <text:p>16’762’9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747513.130000001" table:style-name="ce6">
            <text:p>15’747’513.13</text:p>
          </table:table-cell>
          <table:table-cell office:value-type="float" office:value="-1015387" table:style-name="ce7">
            <text:p>-1’015’3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67235.75" table:style-name="ce6">
            <text:p>6’367’235.75</text:p>
          </table:table-cell>
          <table:table-cell office:value-type="float" office:value="5800000" table:style-name="ce7">
            <text:p>5’800’000</text:p>
          </table:table-cell>
          <table:table-cell table:style-name="ce2"/>
          <table:table-cell office:value-type="string" table:style-name="ce2">
            <text:p>450</text:p>
          </table:table-cell>
          <table:table-cell office:value-type="string" table:style-name="ce2">
            <text:p>Rückerstattungen des Bundes</text:p>
          </table:table-cell>
          <table:table-cell table:style-name="ce6"/>
          <table:table-cell office:value-type="float" office:value="7229414.25" table:style-name="ce6">
            <text:p>7’229’414.25</text:p>
          </table:table-cell>
          <table:table-cell office:value-type="float" office:value="1429414" table:style-name="ce7">
            <text:p>1’429’4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558" table:style-name="ce6">
            <text:p>58’558.00</text:p>
          </table:table-cell>
          <table:table-cell office:value-type="float" office:value="60000" table:style-name="ce7">
            <text:p>6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65772" table:style-name="ce6">
            <text:p>65’772.00</text:p>
          </table:table-cell>
          <table:table-cell office:value-type="float" office:value="5772" table:style-name="ce7">
            <text:p>5’7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77470.75" table:style-name="ce6">
            <text:p>877’470.75</text:p>
          </table:table-cell>
          <table:table-cell office:value-type="float" office:value="1030000" table:style-name="ce7">
            <text:p>1’030’0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774627.2" table:style-name="ce6">
            <text:p>774’627.20</text:p>
          </table:table-cell>
          <table:table-cell office:value-type="float" office:value="-255373" table:style-name="ce7">
            <text:p>-255’3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8821.95" table:style-name="ce6">
            <text:p>188’821.95</text:p>
          </table:table-cell>
          <table:table-cell office:value-type="float" office:value="196000" table:style-name="ce7">
            <text:p>196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521761" table:style-name="ce6">
            <text:p>521’761.00</text:p>
          </table:table-cell>
          <table:table-cell office:value-type="float" office:value="325761" table:style-name="ce7">
            <text:p>325’7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12</text:p>
          </table:table-cell>
          <table:table-cell office:value-type="string" table:style-name="ce3">
            <text:p>Verschiedene Beiträge an Priva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667287.98" table:style-name="ce4">
            <text:p>20’667’287.98</text:p>
          </table:table-cell>
          <table:table-cell office:value-type="float" office:value="20476350" table:style-name="ce5">
            <text:p>20’476’35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1607814.120000001" table:style-name="ce4">
            <text:p>21’607’814.12</text:p>
          </table:table-cell>
          <table:table-cell table:style-name="ce4"/>
          <table:table-cell office:value-type="float" office:value="1131464" table:style-name="ce5">
            <text:p>1’131’4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526665.08" table:style-name="ce4">
            <text:p>13’526’665.08</text:p>
          </table:table-cell>
          <table:table-cell office:value-type="float" office:value="14104400" table:style-name="ce5">
            <text:p>14’104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031503.34" table:style-name="ce4">
            <text:p>15’031’503.34</text:p>
          </table:table-cell>
          <table:table-cell office:value-type="float" office:value="927103" table:style-name="ce5">
            <text:p>927’1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140622.9000000004" table:style-name="ce4">
            <text:p>7’140’622.90</text:p>
          </table:table-cell>
          <table:table-cell office:value-type="float" office:value="6371950" table:style-name="ce5">
            <text:p>6’371’95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6576310.7800000003" table:style-name="ce4">
            <text:p>6’576’310.78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872695.48" table:style-name="ce6">
            <text:p>18’872’695.48</text:p>
          </table:table-cell>
          <table:table-cell office:value-type="float" office:value="19010500" table:style-name="ce7">
            <text:p>19’010’500</text:p>
          </table:table-cell>
          <table:table-cell table:style-name="ce2"/>
          <table:table-cell office:value-type="string" table:style-name="ce2">
            <text:p>366</text:p>
          </table:table-cell>
          <table:table-cell office:value-type="string" table:style-name="ce2">
            <text:p>Beiträge an private Haushalte</text:p>
          </table:table-cell>
          <table:table-cell office:value-type="float" office:value="20452946.719999999" table:style-name="ce6">
            <text:p>20’452’946.72</text:p>
          </table:table-cell>
          <table:table-cell table:style-name="ce6"/>
          <table:table-cell office:value-type="float" office:value="1442447" table:style-name="ce7">
            <text:p>1’442’4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94592.5" table:style-name="ce6">
            <text:p>1’794’592.50</text:p>
          </table:table-cell>
          <table:table-cell office:value-type="float" office:value="1465850" table:style-name="ce7">
            <text:p>1’465’85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154867.3999999999" table:style-name="ce6">
            <text:p>1’154’867.40</text:p>
          </table:table-cell>
          <table:table-cell table:style-name="ce6"/>
          <table:table-cell office:value-type="float" office:value="-310983" table:style-name="ce7">
            <text:p>-310’9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930" table:style-name="ce6">
            <text:p>25’930.00</text:p>
          </table:table-cell>
          <table:table-cell office:value-type="float" office:value="20400" table:style-name="ce7">
            <text:p>20’400</text:p>
          </table:table-cell>
          <table:table-cell table:style-name="ce2"/>
          <table:table-cell office:value-type="string" table:style-name="ce2">
            <text:p>429</text:p>
          </table:table-cell>
          <table:table-cell office:value-type="string" table:style-name="ce2">
            <text:p>Übrige Vermögenserträge</text:p>
          </table:table-cell>
          <table:table-cell table:style-name="ce6"/>
          <table:table-cell office:value-type="float" office:value="30199.4" table:style-name="ce6">
            <text:p>30’199.40</text:p>
          </table:table-cell>
          <table:table-cell office:value-type="float" office:value="9799" table:style-name="ce7">
            <text:p>9’7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1970.45" table:style-name="ce6">
            <text:p>311’970.45</text:p>
          </table:table-cell>
          <table:table-cell office:value-type="float" office:value="283000" table:style-name="ce7">
            <text:p>283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420460.7" table:style-name="ce6">
            <text:p>420’460.70</text:p>
          </table:table-cell>
          <table:table-cell office:value-type="float" office:value="137461" table:style-name="ce7">
            <text:p>137’4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14081.22" table:style-name="ce6">
            <text:p>3’714’081.22</text:p>
          </table:table-cell>
          <table:table-cell office:value-type="float" office:value="3780500" table:style-name="ce7">
            <text:p>3’780’5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845903.53" table:style-name="ce6">
            <text:p>3’845’903.53</text:p>
          </table:table-cell>
          <table:table-cell office:value-type="float" office:value="65404" table:style-name="ce7">
            <text:p>65’4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474683.4100000001" table:style-name="ce6">
            <text:p>9’474’683.41</text:p>
          </table:table-cell>
          <table:table-cell office:value-type="float" office:value="10000000" table:style-name="ce7">
            <text:p>10’00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10734939.710000001" table:style-name="ce6">
            <text:p>10’734’939.71</text:p>
          </table:table-cell>
          <table:table-cell office:value-type="float" office:value="734940" table:style-name="ce7">
            <text:p>734’9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00" table:style-name="ce7">
            <text:p>20’000</text:p>
          </table:table-cell>
          <table:table-cell table:style-name="ce2"/>
          <table:table-cell office:value-type="string" table:style-name="ce2">
            <text:p>480</text:p>
          </table:table-cell>
          <table:table-cell office:value-type="string" table:style-name="ce2">
            <text:p>Entnahmen aus Spezialfinanzierungen und Stiftungen</text:p>
          </table:table-cell>
          <table:table-cell table:number-columns-repeated="2" table:style-name="ce6"/>
          <table:table-cell office:value-type="float" office:value="-20000" table:style-name="ce7">
            <text:p>-20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13</text:p>
          </table:table-cell>
          <table:table-cell office:value-type="string" table:style-name="ce3">
            <text:p>KES-Behörd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424247.6" table:style-name="ce4">
            <text:p>3’424’247.60</text:p>
          </table:table-cell>
          <table:table-cell office:value-type="float" office:value="3644200" table:style-name="ce5">
            <text:p>3’644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761932.9" table:style-name="ce4">
            <text:p>3’761’932.90</text:p>
          </table:table-cell>
          <table:table-cell table:style-name="ce4"/>
          <table:table-cell office:value-type="float" office:value="40533" table:style-name="ce5">
            <text:p>40’5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7200" table:style-name="ce5">
            <text:p>77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90123.65" table:style-name="ce4">
            <text:p>690’123.65</text:p>
          </table:table-cell>
          <table:table-cell office:value-type="float" office:value="790800" table:style-name="ce5">
            <text:p>790’8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769917.25" table:style-name="ce4">
            <text:p>769’917.25</text:p>
          </table:table-cell>
          <table:table-cell office:value-type="float" office:value="-20883" table:style-name="ce5">
            <text:p>-20’8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734123.95" table:style-name="ce4">
            <text:p>2’734’123.95</text:p>
          </table:table-cell>
          <table:table-cell office:value-type="float" office:value="2930600" table:style-name="ce5">
            <text:p>2’930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992015.65" table:style-name="ce4">
            <text:p>2’992’015.6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23380.15" table:style-name="ce6">
            <text:p>2’423’380.15</text:p>
          </table:table-cell>
          <table:table-cell office:value-type="float" office:value="2692300" table:style-name="ce7">
            <text:p>2’692’3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769516.9" table:style-name="ce6">
            <text:p>2’769’516.90</text:p>
          </table:table-cell>
          <table:table-cell table:style-name="ce6"/>
          <table:table-cell office:value-type="float" office:value="17" table:style-name="ce7">
            <text:p>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77200" table:style-name="ce7">
            <text:p>77’2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9548.7" table:style-name="ce6">
            <text:p>179’548.70</text:p>
          </table:table-cell>
          <table:table-cell office:value-type="float" office:value="203300" table:style-name="ce7">
            <text:p>203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09836.95" table:style-name="ce6">
            <text:p>209’836.95</text:p>
          </table:table-cell>
          <table:table-cell table:style-name="ce6"/>
          <table:table-cell office:value-type="float" office:value="6537" table:style-name="ce7">
            <text:p>6’5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9790.9" table:style-name="ce6">
            <text:p>229’790.90</text:p>
          </table:table-cell>
          <table:table-cell office:value-type="float" office:value="248100" table:style-name="ce7">
            <text:p>248’1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62918.05" table:style-name="ce6">
            <text:p>262’918.05</text:p>
          </table:table-cell>
          <table:table-cell table:style-name="ce6"/>
          <table:table-cell office:value-type="float" office:value="14818" table:style-name="ce7">
            <text:p>14’8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529.45" table:style-name="ce6">
            <text:p>7’529.45</text:p>
          </table:table-cell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1045.5" table:style-name="ce6">
            <text:p>11’045.50</text:p>
          </table:table-cell>
          <table:table-cell table:style-name="ce6"/>
          <table:table-cell office:value-type="float" office:value="3046" table:style-name="ce7">
            <text:p>3’0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947.75" table:style-name="ce6">
            <text:p>11’947.75</text:p>
          </table:table-cell>
          <table:table-cell office:value-type="float" office:value="22000" table:style-name="ce7">
            <text:p>22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1337.45" table:style-name="ce6">
            <text:p>11’337.45</text:p>
          </table:table-cell>
          <table:table-cell table:style-name="ce6"/>
          <table:table-cell office:value-type="float" office:value="-10663" table:style-name="ce7">
            <text:p>-10’6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714.75" table:style-name="ce6">
            <text:p>14’714.75</text:p>
          </table:table-cell>
          <table:table-cell office:value-type="float" office:value="12000" table:style-name="ce7">
            <text:p>12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2405.5" table:style-name="ce6">
            <text:p>12’405.50</text:p>
          </table:table-cell>
          <table:table-cell table:style-name="ce6"/>
          <table:table-cell office:value-type="float" office:value="406" table:style-name="ce7">
            <text:p>4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644.1" table:style-name="ce6">
            <text:p>14’644.10</text:p>
          </table:table-cell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8779.6" table:style-name="ce6">
            <text:p>8’779.60</text:p>
          </table:table-cell>
          <table:table-cell table:style-name="ce6"/>
          <table:table-cell office:value-type="float" office:value="780" table:style-name="ce7">
            <text:p>7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129.08" table:style-name="ce6">
            <text:p>9’129.08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7792.12" table:style-name="ce6">
            <text:p>7’792.12</text:p>
          </table:table-cell>
          <table:table-cell table:style-name="ce6"/>
          <table:table-cell office:value-type="float" office:value="1792" table:style-name="ce7">
            <text:p>1’7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0161.54999999999" table:style-name="ce6">
            <text:p>140’161.55</text:p>
          </table:table-cell>
          <table:table-cell office:value-type="float" office:value="133000" table:style-name="ce7">
            <text:p>133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23009.66" table:style-name="ce6">
            <text:p>123’009.66</text:p>
          </table:table-cell>
          <table:table-cell table:style-name="ce6"/>
          <table:table-cell office:value-type="float" office:value="-9990" table:style-name="ce7">
            <text:p>-9’9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4" table:style-name="ce6">
            <text:p>324.00</text:p>
          </table:table-cell>
          <table:table-cell office:value-type="float" office:value="1900" table:style-name="ce7">
            <text:p>1’9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409.6" table:style-name="ce6">
            <text:p>409.60</text:p>
          </table:table-cell>
          <table:table-cell table:style-name="ce6"/>
          <table:table-cell office:value-type="float" office:value="-1490" table:style-name="ce7">
            <text:p>-1’4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55" table:style-name="ce6">
            <text:p>4’155.00</text:p>
          </table:table-cell>
          <table:table-cell office:value-type="float" office:value="3300" table:style-name="ce7">
            <text:p>3’3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6770" table:style-name="ce6">
            <text:p>6’770.00</text:p>
          </table:table-cell>
          <table:table-cell table:style-name="ce6"/>
          <table:table-cell office:value-type="float" office:value="3470" table:style-name="ce7">
            <text:p>3’4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8205.8" table:style-name="ce6">
            <text:p>188’205.80</text:p>
          </table:table-cell>
          <table:table-cell office:value-type="float" office:value="174600" table:style-name="ce7">
            <text:p>174’6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207244.3" table:style-name="ce6">
            <text:p>207’244.30</text:p>
          </table:table-cell>
          <table:table-cell table:style-name="ce6"/>
          <table:table-cell office:value-type="float" office:value="32644" table:style-name="ce7">
            <text:p>32’6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0716.37" table:style-name="ce6">
            <text:p>140’716.37</text:p>
          </table:table-cell>
          <table:table-cell office:value-type="float" office:value="131700" table:style-name="ce7">
            <text:p>131’7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30867.27" table:style-name="ce6">
            <text:p>130’867.27</text:p>
          </table:table-cell>
          <table:table-cell table:style-name="ce6"/>
          <table:table-cell office:value-type="float" office:value="-833" table:style-name="ce7">
            <text:p>-8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000" table:style-name="ce6">
            <text:p>60’000.00</text:p>
          </table:table-cell>
          <table:table-cell table:style-name="ce7"/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8600.6" table:style-name="ce6">
            <text:p>258’600.60</text:p>
          </table:table-cell>
          <table:table-cell office:value-type="float" office:value="350700" table:style-name="ce7">
            <text:p>350’7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315179.05" table:style-name="ce6">
            <text:p>315’179.05</text:p>
          </table:table-cell>
          <table:table-cell office:value-type="float" office:value="-35521" table:style-name="ce7">
            <text:p>-35’5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155.05" table:style-name="ce6">
            <text:p>86’155.05</text:p>
          </table:table-cell>
          <table:table-cell office:value-type="float" office:value="27100" table:style-name="ce7">
            <text:p>27’1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2438.2" table:style-name="ce6">
            <text:p>22’438.20</text:p>
          </table:table-cell>
          <table:table-cell office:value-type="float" office:value="-4662" table:style-name="ce7">
            <text:p>-4’6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5368" table:style-name="ce6">
            <text:p>345’368.00</text:p>
          </table:table-cell>
          <table:table-cell office:value-type="float" office:value="413000" table:style-name="ce7">
            <text:p>413’0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432300" table:style-name="ce6">
            <text:p>432’300.00</text:p>
          </table:table-cell>
          <table:table-cell office:value-type="float" office:value="19300" table:style-name="ce7">
            <text:p>19’3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14</text:p>
          </table:table-cell>
          <table:table-cell office:value-type="string" table:style-name="ce3">
            <text:p>Verschiedene Einrichtungen für Betreuungsaufgab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80930.4" table:style-name="ce4">
            <text:p>780’930.40</text:p>
          </table:table-cell>
          <table:table-cell office:value-type="float" office:value="805300" table:style-name="ce5">
            <text:p>805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786685.75" table:style-name="ce4">
            <text:p>786’685.75</text:p>
          </table:table-cell>
          <table:table-cell table:style-name="ce4"/>
          <table:table-cell office:value-type="float" office:value="-18614" table:style-name="ce5">
            <text:p>-18’6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89854.5" table:style-name="ce4">
            <text:p>489’854.50</text:p>
          </table:table-cell>
          <table:table-cell office:value-type="float" office:value="504100" table:style-name="ce5">
            <text:p>504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82560" table:style-name="ce4">
            <text:p>382’560.00</text:p>
          </table:table-cell>
          <table:table-cell office:value-type="float" office:value="-121540" table:style-name="ce5">
            <text:p>-121’5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1075.90000000002" table:style-name="ce4">
            <text:p>291’075.90</text:p>
          </table:table-cell>
          <table:table-cell office:value-type="float" office:value="301200" table:style-name="ce5">
            <text:p>301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04125.75" table:style-name="ce4">
            <text:p>404’125.7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0575.69999999995" table:style-name="ce6">
            <text:p>560’575.70</text:p>
          </table:table-cell>
          <table:table-cell office:value-type="float" office:value="573400" table:style-name="ce7">
            <text:p>573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575033.65" table:style-name="ce6">
            <text:p>575’033.65</text:p>
          </table:table-cell>
          <table:table-cell table:style-name="ce6"/>
          <table:table-cell office:value-type="float" office:value="1634" table:style-name="ce7">
            <text:p>1’6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685.949999999997" table:style-name="ce6">
            <text:p>41’685.95</text:p>
          </table:table-cell>
          <table:table-cell office:value-type="float" office:value="43100" table:style-name="ce7">
            <text:p>43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3242.45" table:style-name="ce6">
            <text:p>43’242.45</text:p>
          </table:table-cell>
          <table:table-cell table:style-name="ce6"/>
          <table:table-cell office:value-type="float" office:value="142" table:style-name="ce7">
            <text:p>1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866.8" table:style-name="ce6">
            <text:p>53’866.80</text:p>
          </table:table-cell>
          <table:table-cell office:value-type="float" office:value="51200" table:style-name="ce7">
            <text:p>51’2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55660.4" table:style-name="ce6">
            <text:p>55’660.40</text:p>
          </table:table-cell>
          <table:table-cell table:style-name="ce6"/>
          <table:table-cell office:value-type="float" office:value="4460" table:style-name="ce7">
            <text:p>4’4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99.5" table:style-name="ce6">
            <text:p>1’799.50</text:p>
          </table:table-cell>
          <table:table-cell office:value-type="float" office:value="1900" table:style-name="ce7">
            <text:p>1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331.25" table:style-name="ce6">
            <text:p>2’331.25</text:p>
          </table:table-cell>
          <table:table-cell table:style-name="ce6"/>
          <table:table-cell office:value-type="float" office:value="431" table:style-name="ce7">
            <text:p>4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25" table:style-name="ce6">
            <text:p>2’725.00</text:p>
          </table:table-cell>
          <table:table-cell office:value-type="float" office:value="4100" table:style-name="ce7">
            <text:p>4’1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325" table:style-name="ce6">
            <text:p>3’325.00</text:p>
          </table:table-cell>
          <table:table-cell table:style-name="ce6"/>
          <table:table-cell office:value-type="float" office:value="-775" table:style-name="ce7">
            <text:p>-7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84.9000000000001" table:style-name="ce6">
            <text:p>1’084.90</text:p>
          </table:table-cell>
          <table:table-cell office:value-type="float" office:value="1600" table:style-name="ce7">
            <text:p>1’6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213.25" table:style-name="ce6">
            <text:p>1’213.25</text:p>
          </table:table-cell>
          <table:table-cell table:style-name="ce6"/>
          <table:table-cell office:value-type="float" office:value="-387" table:style-name="ce7">
            <text:p>-3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1.25" table:style-name="ce6">
            <text:p>651.25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480.65" table:style-name="ce6">
            <text:p>480.65</text:p>
          </table:table-cell>
          <table:table-cell table:style-name="ce6"/>
          <table:table-cell office:value-type="float" office:value="-1519" table:style-name="ce7">
            <text:p>-1’5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30.1" table:style-name="ce6">
            <text:p>6’030.10</text:p>
          </table:table-cell>
          <table:table-cell office:value-type="float" office:value="7100" table:style-name="ce7">
            <text:p>7’1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table:number-columns-repeated="2" table:style-name="ce6"/>
          <table:table-cell office:value-type="float" office:value="-7100" table:style-name="ce7">
            <text:p>-7’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990" table:style-name="ce6">
            <text:p>35’990.00</text:p>
          </table:table-cell>
          <table:table-cell office:value-type="float" office:value="40900" table:style-name="ce7">
            <text:p>40’9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29770.799999999999" table:style-name="ce6">
            <text:p>29’770.80</text:p>
          </table:table-cell>
          <table:table-cell table:style-name="ce6"/>
          <table:table-cell office:value-type="float" office:value="-11129" table:style-name="ce7">
            <text:p>-11’1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1.65" table:style-name="ce6">
            <text:p>491.65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2141.4499999999998" table:style-name="ce6">
            <text:p>2’141.45</text:p>
          </table:table-cell>
          <table:table-cell table:style-name="ce6"/>
          <table:table-cell office:value-type="float" office:value="141" table:style-name="ce7">
            <text:p>1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7.9" table:style-name="ce6">
            <text:p>457.90</text:p>
          </table:table-cell>
          <table:table-cell office:value-type="float" office:value="400" table:style-name="ce7">
            <text:p>4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63.15" table:style-name="ce6">
            <text:p>363.15</text:p>
          </table:table-cell>
          <table:table-cell table:style-name="ce6"/>
          <table:table-cell office:value-type="float" office:value="-37" table:style-name="ce7">
            <text:p>-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80" table:style-name="ce6">
            <text:p>780.0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780" table:style-name="ce6">
            <text:p>780.00</text:p>
          </table:table-cell>
          <table:table-cell table:style-name="ce6"/>
          <table:table-cell office:value-type="float" office:value="-20" table:style-name="ce7">
            <text:p>-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0" table:style-name="ce6">
            <text:p>320.00</text:p>
          </table:table-cell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60" table:style-name="ce6">
            <text:p>160.00</text:p>
          </table:table-cell>
          <table:table-cell table:style-name="ce6"/>
          <table:table-cell office:value-type="float" office:value="-40" table:style-name="ce7">
            <text:p>-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96.05" table:style-name="ce6">
            <text:p>2’696.05</text:p>
          </table:table-cell>
          <table:table-cell office:value-type="float" office:value="4600" table:style-name="ce7">
            <text:p>4’6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616.8" table:style-name="ce6">
            <text:p>1’616.80</text:p>
          </table:table-cell>
          <table:table-cell table:style-name="ce6"/>
          <table:table-cell office:value-type="float" office:value="-2983" table:style-name="ce7">
            <text:p>-2’9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775.600000000006" table:style-name="ce6">
            <text:p>71’775.60</text:p>
          </table:table-cell>
          <table:table-cell office:value-type="float" office:value="71000" table:style-name="ce7">
            <text:p>71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70566.899999999994" table:style-name="ce6">
            <text:p>70’566.90</text:p>
          </table:table-cell>
          <table:table-cell table:style-name="ce6"/>
          <table:table-cell office:value-type="float" office:value="-433" table:style-name="ce7">
            <text:p>-4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1450" table:style-name="ce6">
            <text:p>211’450.00</text:p>
          </table:table-cell>
          <table:table-cell office:value-type="float" office:value="144100" table:style-name="ce7">
            <text:p>144’100</text:p>
          </table:table-cell>
          <table:table-cell table:style-name="ce2"/>
          <table:table-cell office:value-type="string" table:style-name="ce2">
            <text:p>432</text:p>
          </table:table-cell>
          <table:table-cell office:value-type="string" table:style-name="ce2">
            <text:p>Spital- und Heimtaxen, Kostgelder</text:p>
          </table:table-cell>
          <table:table-cell table:style-name="ce6"/>
          <table:table-cell office:value-type="float" office:value="141170" table:style-name="ce6">
            <text:p>141’170.00</text:p>
          </table:table-cell>
          <table:table-cell office:value-type="float" office:value="-2930" table:style-name="ce7">
            <text:p>-2’9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884.5" table:style-name="ce6">
            <text:p>13’884.50</text:p>
          </table:table-cell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5750" table:style-name="ce6">
            <text:p>5’750.00</text:p>
          </table:table-cell>
          <table:table-cell office:value-type="float" office:value="-2250" table:style-name="ce7">
            <text:p>-2’2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410" table:style-name="ce6">
            <text:p>71’410.00</text:p>
          </table:table-cell>
          <table:table-cell office:value-type="float" office:value="120000" table:style-name="ce7">
            <text:p>120’000</text:p>
          </table:table-cell>
          <table:table-cell table:style-name="ce2"/>
          <table:table-cell office:value-type="string" table:style-name="ce2">
            <text:p>462</text:p>
          </table:table-cell>
          <table:table-cell office:value-type="string" table:style-name="ce2">
            <text:p>Beiträge von Gemeinden</text:p>
          </table:table-cell>
          <table:table-cell table:style-name="ce6"/>
          <table:table-cell office:value-type="float" office:value="36980" table:style-name="ce6">
            <text:p>36’980.00</text:p>
          </table:table-cell>
          <table:table-cell office:value-type="float" office:value="-83020" table:style-name="ce7">
            <text:p>-83’0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3110" table:style-name="ce6">
            <text:p>193’110.00</text:p>
          </table:table-cell>
          <table:table-cell office:value-type="float" office:value="232000" table:style-name="ce7">
            <text:p>232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98660" table:style-name="ce6">
            <text:p>198’660.00</text:p>
          </table:table-cell>
          <table:table-cell office:value-type="float" office:value="-33340" table:style-name="ce7">
            <text:p>-33’3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</text:p>
          </table:table-cell>
          <table:table-cell office:value-type="string" table:style-name="ce3">
            <text:p>Stadtpolizei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8833052.579999998" table:style-name="ce4">
            <text:p>38’833’052.58</text:p>
          </table:table-cell>
          <table:table-cell office:value-type="float" office:value="39726400" table:style-name="ce5">
            <text:p>39’726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9792440.689999998" table:style-name="ce4">
            <text:p>39’792’440.69</text:p>
          </table:table-cell>
          <table:table-cell table:style-name="ce4"/>
          <table:table-cell office:value-type="float" office:value="-606959" table:style-name="ce5">
            <text:p>-606’9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88900" table:style-name="ce5">
            <text:p>188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84100" table:style-name="ce5">
            <text:p>484’1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585684.879999999" table:style-name="ce4">
            <text:p>28’585’684.88</text:p>
          </table:table-cell>
          <table:table-cell office:value-type="float" office:value="29293300" table:style-name="ce5">
            <text:p>29’293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8648199.57" table:style-name="ce4">
            <text:p>28’648’199.57</text:p>
          </table:table-cell>
          <table:table-cell office:value-type="float" office:value="-645100" table:style-name="ce5">
            <text:p>-645’1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247367.699999999" table:style-name="ce4">
            <text:p>10’247’367.70</text:p>
          </table:table-cell>
          <table:table-cell office:value-type="float" office:value="11106100" table:style-name="ce5">
            <text:p>11’106’1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1144241.119999999" table:style-name="ce4">
            <text:p>11’144’241.1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0</text:p>
          </table:table-cell>
          <table:table-cell office:value-type="string" table:style-name="ce3">
            <text:p>Polizeidiens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401228.030000001" table:style-name="ce4">
            <text:p>29’401’228.03</text:p>
          </table:table-cell>
          <table:table-cell office:value-type="float" office:value="29523700" table:style-name="ce5">
            <text:p>29’523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9867151.109999999" table:style-name="ce4">
            <text:p>29’867’151.11</text:p>
          </table:table-cell>
          <table:table-cell table:style-name="ce4"/>
          <table:table-cell office:value-type="float" office:value="-240149" table:style-name="ce5">
            <text:p>-240’1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99500" table:style-name="ce5">
            <text:p>99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84100" table:style-name="ce5">
            <text:p>484’1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961547.23" table:style-name="ce4">
            <text:p>18’961’547.23</text:p>
          </table:table-cell>
          <table:table-cell office:value-type="float" office:value="18974500" table:style-name="ce5">
            <text:p>18’974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8563069.32" table:style-name="ce4">
            <text:p>18’563’069.32</text:p>
          </table:table-cell>
          <table:table-cell office:value-type="float" office:value="-411431" table:style-name="ce5">
            <text:p>-411’4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439680.800000001" table:style-name="ce4">
            <text:p>10’439’680.80</text:p>
          </table:table-cell>
          <table:table-cell office:value-type="float" office:value="11132800" table:style-name="ce5">
            <text:p>11’132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1304081.789999999" table:style-name="ce4">
            <text:p>11’304’081.7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493458.899999999" table:style-name="ce6">
            <text:p>20’493’458.90</text:p>
          </table:table-cell>
          <table:table-cell office:value-type="float" office:value="20369800" table:style-name="ce7">
            <text:p>20’369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0299445.050000001" table:style-name="ce6">
            <text:p>20’299’445.05</text:p>
          </table:table-cell>
          <table:table-cell table:style-name="ce6"/>
          <table:table-cell office:value-type="float" office:value="-70355" table:style-name="ce7">
            <text:p>-70’3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24104" table:style-name="ce6">
            <text:p>1’524’104.00</text:p>
          </table:table-cell>
          <table:table-cell office:value-type="float" office:value="1523100" table:style-name="ce7">
            <text:p>1’523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509464.9" table:style-name="ce6">
            <text:p>1’509’464.90</text:p>
          </table:table-cell>
          <table:table-cell table:style-name="ce6"/>
          <table:table-cell office:value-type="float" office:value="-13635" table:style-name="ce7">
            <text:p>-13’6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50733.45" table:style-name="ce6">
            <text:p>1’650’733.45</text:p>
          </table:table-cell>
          <table:table-cell office:value-type="float" office:value="1656100" table:style-name="ce7">
            <text:p>1’656’1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665756.6" table:style-name="ce6">
            <text:p>1’665’756.60</text:p>
          </table:table-cell>
          <table:table-cell table:style-name="ce6"/>
          <table:table-cell office:value-type="float" office:value="9657" table:style-name="ce7">
            <text:p>9’6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499.8" table:style-name="ce6">
            <text:p>64’499.80</text:p>
          </table:table-cell>
          <table:table-cell office:value-type="float" office:value="66300" table:style-name="ce7">
            <text:p>66’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80473.05" table:style-name="ce6">
            <text:p>80’473.05</text:p>
          </table:table-cell>
          <table:table-cell table:style-name="ce6"/>
          <table:table-cell office:value-type="float" office:value="14173" table:style-name="ce7">
            <text:p>14’1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5662.73" table:style-name="ce6">
            <text:p>365’662.73</text:p>
          </table:table-cell>
          <table:table-cell office:value-type="float" office:value="409200" table:style-name="ce7">
            <text:p>409’2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372655.5" table:style-name="ce6">
            <text:p>372’655.50</text:p>
          </table:table-cell>
          <table:table-cell table:style-name="ce6"/>
          <table:table-cell office:value-type="float" office:value="-36545" table:style-name="ce7">
            <text:p>-36’5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1018.63" table:style-name="ce6">
            <text:p>651’018.63</text:p>
          </table:table-cell>
          <table:table-cell office:value-type="float" office:value="659000" table:style-name="ce7">
            <text:p>659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632735.35" table:style-name="ce6">
            <text:p>632’735.35</text:p>
          </table:table-cell>
          <table:table-cell table:style-name="ce6"/>
          <table:table-cell office:value-type="float" office:value="-26265" table:style-name="ce7">
            <text:p>-26’2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4477.01" table:style-name="ce6">
            <text:p>124’477.01</text:p>
          </table:table-cell>
          <table:table-cell office:value-type="float" office:value="180700" table:style-name="ce7">
            <text:p>180’7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58292.48000000001" table:style-name="ce6">
            <text:p>158’292.48</text:p>
          </table:table-cell>
          <table:table-cell table:style-name="ce6"/>
          <table:table-cell office:value-type="float" office:value="-22408" table:style-name="ce7">
            <text:p>-22’4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6161.16" table:style-name="ce6">
            <text:p>356’161.16</text:p>
          </table:table-cell>
          <table:table-cell office:value-type="float" office:value="421300" table:style-name="ce7">
            <text:p>421’3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926850.28" table:style-name="ce6">
            <text:p>926’850.28</text:p>
          </table:table-cell>
          <table:table-cell table:style-name="ce6"/>
          <table:table-cell office:value-type="float" office:value="21450" table:style-name="ce7">
            <text:p>21’4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84100" table:style-name="ce7">
            <text:p>484’1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60.85" table:style-name="ce6">
            <text:p>2’260.85</text:p>
          </table:table-cell>
          <table:table-cell office:value-type="float" office:value="2800" table:style-name="ce7">
            <text:p>2’8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3022.3" table:style-name="ce6">
            <text:p>3’022.30</text:p>
          </table:table-cell>
          <table:table-cell table:style-name="ce6"/>
          <table:table-cell office:value-type="float" office:value="222" table:style-name="ce7">
            <text:p>2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6541.84" table:style-name="ce6">
            <text:p>336’541.84</text:p>
          </table:table-cell>
          <table:table-cell office:value-type="float" office:value="360600" table:style-name="ce7">
            <text:p>360’6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336078.87" table:style-name="ce6">
            <text:p>336’078.87</text:p>
          </table:table-cell>
          <table:table-cell table:style-name="ce6"/>
          <table:table-cell office:value-type="float" office:value="-24521" table:style-name="ce7">
            <text:p>-24’5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79070.6000000001" table:style-name="ce6">
            <text:p>1’079’070.60</text:p>
          </table:table-cell>
          <table:table-cell office:value-type="float" office:value="1135600" table:style-name="ce7">
            <text:p>1’135’6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250306.0900000001" table:style-name="ce6">
            <text:p>1’250’306.09</text:p>
          </table:table-cell>
          <table:table-cell table:style-name="ce6"/>
          <table:table-cell office:value-type="float" office:value="22506" table:style-name="ce7">
            <text:p>22’5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92200" table:style-name="ce7">
            <text:p>92’2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807.7" table:style-name="ce6">
            <text:p>58’807.70</text:p>
          </table:table-cell>
          <table:table-cell office:value-type="float" office:value="61600" table:style-name="ce7">
            <text:p>61’6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61144.15" table:style-name="ce6">
            <text:p>61’144.15</text:p>
          </table:table-cell>
          <table:table-cell table:style-name="ce6"/>
          <table:table-cell office:value-type="float" office:value="-456" table:style-name="ce7">
            <text:p>-4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179.850000000006" table:style-name="ce6">
            <text:p>80’179.85</text:p>
          </table:table-cell>
          <table:table-cell office:value-type="float" office:value="87700" table:style-name="ce7">
            <text:p>87’7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99681.9" table:style-name="ce6">
            <text:p>99’681.90</text:p>
          </table:table-cell>
          <table:table-cell table:style-name="ce6"/>
          <table:table-cell office:value-type="float" office:value="4682" table:style-name="ce7">
            <text:p>4’6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7300" table:style-name="ce7">
            <text:p>7’3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7464.72" table:style-name="ce6">
            <text:p>657’464.72</text:p>
          </table:table-cell>
          <table:table-cell office:value-type="float" office:value="700600" table:style-name="ce7">
            <text:p>700’6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568697.65" table:style-name="ce6">
            <text:p>568’697.65</text:p>
          </table:table-cell>
          <table:table-cell table:style-name="ce6"/>
          <table:table-cell office:value-type="float" office:value="-131902" table:style-name="ce7">
            <text:p>-131’9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233.7" table:style-name="ce6">
            <text:p>23’233.70</text:p>
          </table:table-cell>
          <table:table-cell office:value-type="float" office:value="32200" table:style-name="ce7">
            <text:p>32’2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0784.95" table:style-name="ce6">
            <text:p>20’784.95</text:p>
          </table:table-cell>
          <table:table-cell table:style-name="ce6"/>
          <table:table-cell office:value-type="float" office:value="-11415" table:style-name="ce7">
            <text:p>-11’4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5525.55" table:style-name="ce6">
            <text:p>105’525.55</text:p>
          </table:table-cell>
          <table:table-cell office:value-type="float" office:value="131700" table:style-name="ce7">
            <text:p>131’7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119970.05" table:style-name="ce6">
            <text:p>119’970.05</text:p>
          </table:table-cell>
          <table:table-cell table:style-name="ce6"/>
          <table:table-cell office:value-type="float" office:value="-11730" table:style-name="ce7">
            <text:p>-11’7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9337.65" table:style-name="ce6">
            <text:p>359’337.65</text:p>
          </table:table-cell>
          <table:table-cell office:value-type="float" office:value="352900" table:style-name="ce7">
            <text:p>352’9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391318.25" table:style-name="ce6">
            <text:p>391’318.25</text:p>
          </table:table-cell>
          <table:table-cell table:style-name="ce6"/>
          <table:table-cell office:value-type="float" office:value="38418" table:style-name="ce7">
            <text:p>38’4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68689.89" table:style-name="ce6">
            <text:p>1’468’689.89</text:p>
          </table:table-cell>
          <table:table-cell office:value-type="float" office:value="1372500" table:style-name="ce7">
            <text:p>1’372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370473.69" table:style-name="ce6">
            <text:p>1’370’473.69</text:p>
          </table:table-cell>
          <table:table-cell table:style-name="ce6"/>
          <table:table-cell office:value-type="float" office:value="-2026" table:style-name="ce7">
            <text:p>-2’0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7427.75" table:style-name="ce6">
            <text:p>537’427.75</text:p>
          </table:table-cell>
          <table:table-cell office:value-type="float" office:value="558800" table:style-name="ce7">
            <text:p>558’800</text:p>
          </table:table-cell>
          <table:table-cell table:style-name="ce2"/>
          <table:table-cell office:value-type="string" table:style-name="ce2">
            <text:p>410</text:p>
          </table:table-cell>
          <table:table-cell office:value-type="string" table:style-name="ce2">
            <text:p>Konzessionen</text:p>
          </table:table-cell>
          <table:table-cell table:style-name="ce6"/>
          <table:table-cell office:value-type="float" office:value="534897.4" table:style-name="ce6">
            <text:p>534’897.40</text:p>
          </table:table-cell>
          <table:table-cell office:value-type="float" office:value="-23903" table:style-name="ce7">
            <text:p>-23’9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.9" table:style-name="ce6">
            <text:p>21.90</text:p>
          </table:table-cell>
          <table:table-cell table:style-name="ce7"/>
          <table:table-cell table:style-name="ce2"/>
          <table:table-cell office:value-type="string" table:style-name="ce2">
            <text:p>420</text:p>
          </table:table-cell>
          <table:table-cell office:value-type="string" table:style-name="ce2">
            <text:p>Vermögenserträge von Banken</text:p>
          </table:table-cell>
          <table:table-cell table:style-name="ce6"/>
          <table:table-cell office:value-type="float" office:value="17" table:style-name="ce6">
            <text:p>17.00</text:p>
          </table:table-cell>
          <table:table-cell office:value-type="float" office:value="17" table:style-name="ce7">
            <text:p>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5169.69" table:style-name="ce6">
            <text:p>685’169.69</text:p>
          </table:table-cell>
          <table:table-cell office:value-type="float" office:value="734200" table:style-name="ce7">
            <text:p>734’2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867472.15" table:style-name="ce6">
            <text:p>867’472.15</text:p>
          </table:table-cell>
          <table:table-cell office:value-type="float" office:value="133272" table:style-name="ce7">
            <text:p>133’2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79710.3500000001" table:style-name="ce6">
            <text:p>1’279’710.35</text:p>
          </table:table-cell>
          <table:table-cell office:value-type="float" office:value="1204100" table:style-name="ce7">
            <text:p>1’204’1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108474.6000000001" table:style-name="ce6">
            <text:p>1’108’474.60</text:p>
          </table:table-cell>
          <table:table-cell office:value-type="float" office:value="-95625" table:style-name="ce7">
            <text:p>-95’6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060.6" table:style-name="ce6">
            <text:p>9’060.60</text:p>
          </table:table-cell>
          <table:table-cell office:value-type="float" office:value="7700" table:style-name="ce7">
            <text:p>7’7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7090.5" table:style-name="ce6">
            <text:p>17’090.50</text:p>
          </table:table-cell>
          <table:table-cell office:value-type="float" office:value="9391" table:style-name="ce7">
            <text:p>9’3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9547.94999999995" table:style-name="ce6">
            <text:p>629’547.95</text:p>
          </table:table-cell>
          <table:table-cell office:value-type="float" office:value="658300" table:style-name="ce7">
            <text:p>658’3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617913.93999999994" table:style-name="ce6">
            <text:p>617’913.94</text:p>
          </table:table-cell>
          <table:table-cell office:value-type="float" office:value="-40386" table:style-name="ce7">
            <text:p>-40’3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99179.04" table:style-name="ce6">
            <text:p>6’299’179.04</text:p>
          </table:table-cell>
          <table:table-cell office:value-type="float" office:value="6200000" table:style-name="ce7">
            <text:p>6’200’000</text:p>
          </table:table-cell>
          <table:table-cell table:style-name="ce2"/>
          <table:table-cell office:value-type="string" table:style-name="ce2">
            <text:p>437</text:p>
          </table:table-cell>
          <table:table-cell office:value-type="string" table:style-name="ce2">
            <text:p>Bussen</text:p>
          </table:table-cell>
          <table:table-cell table:style-name="ce6"/>
          <table:table-cell office:value-type="float" office:value="5869294.0300000003" table:style-name="ce6">
            <text:p>5’869’294.03</text:p>
          </table:table-cell>
          <table:table-cell office:value-type="float" office:value="-330706" table:style-name="ce7">
            <text:p>-330’7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616" table:style-name="ce6">
            <text:p>15’616.00</text:p>
          </table:table-cell>
          <table:table-cell office:value-type="float" office:value="38500" table:style-name="ce7">
            <text:p>38’5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73008" table:style-name="ce6">
            <text:p>73’008.00</text:p>
          </table:table-cell>
          <table:table-cell office:value-type="float" office:value="34508" table:style-name="ce7">
            <text:p>34’5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535.45" table:style-name="ce6">
            <text:p>15’535.45</text:p>
          </table:table-cell>
          <table:table-cell office:value-type="float" office:value="12800" table:style-name="ce7">
            <text:p>12’800</text:p>
          </table:table-cell>
          <table:table-cell table:style-name="ce2"/>
          <table:table-cell office:value-type="string" table:style-name="ce2">
            <text:p>441</text:p>
          </table:table-cell>
          <table:table-cell office:value-type="string" table:style-name="ce2">
            <text:p>Anteile an Kantonseinnahmen</text:p>
          </table:table-cell>
          <table:table-cell table:style-name="ce6"/>
          <table:table-cell office:value-type="float" office:value="11077.2" table:style-name="ce6">
            <text:p>11’077.20</text:p>
          </table:table-cell>
          <table:table-cell office:value-type="float" office:value="-1723" table:style-name="ce7">
            <text:p>-1’7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34352" table:style-name="ce6">
            <text:p>6’734’352.00</text:p>
          </table:table-cell>
          <table:table-cell office:value-type="float" office:value="6782800" table:style-name="ce7">
            <text:p>6’782’8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6689230" table:style-name="ce6">
            <text:p>6’689’230.00</text:p>
          </table:table-cell>
          <table:table-cell office:value-type="float" office:value="-93570" table:style-name="ce7">
            <text:p>-93’5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55926.5" table:style-name="ce6">
            <text:p>2’755’926.50</text:p>
          </table:table-cell>
          <table:table-cell office:value-type="float" office:value="2777100" table:style-name="ce7">
            <text:p>2’777’1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774594.5" table:style-name="ce6">
            <text:p>2’774’594.50</text:p>
          </table:table-cell>
          <table:table-cell office:value-type="float" office:value="-2506" table:style-name="ce7">
            <text:p>-2’5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number-columns-repeated="2" table:style-name="ce6"/>
          <table:table-cell office:value-type="float" office:value="-200" table:style-name="ce7">
            <text:p>-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Marktpolizei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94332.05" table:style-name="ce4">
            <text:p>694’332.05</text:p>
          </table:table-cell>
          <table:table-cell office:value-type="float" office:value="714300" table:style-name="ce5">
            <text:p>714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91408.48" table:style-name="ce4">
            <text:p>691’408.48</text:p>
          </table:table-cell>
          <table:table-cell table:style-name="ce4"/>
          <table:table-cell office:value-type="float" office:value="-22892" table:style-name="ce5">
            <text:p>-22’8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86645.15" table:style-name="ce4">
            <text:p>886’645.15</text:p>
          </table:table-cell>
          <table:table-cell office:value-type="float" office:value="830400" table:style-name="ce5">
            <text:p>830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51249.15" table:style-name="ce4">
            <text:p>851’249.15</text:p>
          </table:table-cell>
          <table:table-cell office:value-type="float" office:value="20849" table:style-name="ce5">
            <text:p>20’8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2313.1" table:style-name="ce4">
            <text:p>192’313.10</text:p>
          </table:table-cell>
          <table:table-cell office:value-type="float" office:value="116100" table:style-name="ce5">
            <text:p>116’1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59840.67000000001" table:style-name="ce4">
            <text:p>159’840.67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9145.95" table:style-name="ce6">
            <text:p>219’145.95</text:p>
          </table:table-cell>
          <table:table-cell office:value-type="float" office:value="218600" table:style-name="ce7">
            <text:p>218’6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26581.25" table:style-name="ce6">
            <text:p>226’581.25</text:p>
          </table:table-cell>
          <table:table-cell table:style-name="ce6"/>
          <table:table-cell office:value-type="float" office:value="7981" table:style-name="ce7">
            <text:p>7’98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081.849999999999" table:style-name="ce6">
            <text:p>17’081.85</text:p>
          </table:table-cell>
          <table:table-cell office:value-type="float" office:value="16600" table:style-name="ce7">
            <text:p>16’6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7237.25" table:style-name="ce6">
            <text:p>17’237.25</text:p>
          </table:table-cell>
          <table:table-cell table:style-name="ce6"/>
          <table:table-cell office:value-type="float" office:value="637" table:style-name="ce7">
            <text:p>6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797.3" table:style-name="ce6">
            <text:p>22’797.30</text:p>
          </table:table-cell>
          <table:table-cell office:value-type="float" office:value="23300" table:style-name="ce7">
            <text:p>23’3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2431.599999999999" table:style-name="ce6">
            <text:p>22’431.60</text:p>
          </table:table-cell>
          <table:table-cell table:style-name="ce6"/>
          <table:table-cell office:value-type="float" office:value="-868" table:style-name="ce7">
            <text:p>-8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6.5" table:style-name="ce6">
            <text:p>736.5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930.15" table:style-name="ce6">
            <text:p>930.15</text:p>
          </table:table-cell>
          <table:table-cell table:style-name="ce6"/>
          <table:table-cell office:value-type="float" office:value="130" table:style-name="ce7">
            <text:p>1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00" table:style-name="ce6">
            <text:p>1’300.00</text:p>
          </table:table-cell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200.9" table:style-name="ce6">
            <text:p>200.90</text:p>
          </table:table-cell>
          <table:table-cell table:style-name="ce6"/>
          <table:table-cell office:value-type="float" office:value="-1099" table:style-name="ce7">
            <text:p>-1’0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5" table:style-name="ce6">
            <text:p>195.00</text:p>
          </table:table-cell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20" table:style-name="ce6">
            <text:p>320.00</text:p>
          </table:table-cell>
          <table:table-cell table:style-name="ce6"/>
          <table:table-cell office:value-type="float" office:value="20" table:style-name="ce7">
            <text:p>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379.149999999994" table:style-name="ce6">
            <text:p>73’379.15</text:p>
          </table:table-cell>
          <table:table-cell office:value-type="float" office:value="84200" table:style-name="ce7">
            <text:p>84’2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82898.850000000006" table:style-name="ce6">
            <text:p>82’898.85</text:p>
          </table:table-cell>
          <table:table-cell table:style-name="ce6"/>
          <table:table-cell office:value-type="float" office:value="-1301" table:style-name="ce7">
            <text:p>-1’3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13.4" table:style-name="ce6">
            <text:p>1’013.40</text:p>
          </table:table-cell>
          <table:table-cell table:style-name="ce7"/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0000" table:style-name="ce7">
            <text:p>40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6003.75" table:style-name="ce6">
            <text:p>16’003.75</text:p>
          </table:table-cell>
          <table:table-cell table:style-name="ce6"/>
          <table:table-cell office:value-type="float" office:value="-23996" table:style-name="ce7">
            <text:p>-23’9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485.2" table:style-name="ce6">
            <text:p>88’485.20</text:p>
          </table:table-cell>
          <table:table-cell office:value-type="float" office:value="85000" table:style-name="ce7">
            <text:p>85’0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89785.4" table:style-name="ce6">
            <text:p>89’785.40</text:p>
          </table:table-cell>
          <table:table-cell table:style-name="ce6"/>
          <table:table-cell office:value-type="float" office:value="4785" table:style-name="ce7">
            <text:p>4’7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9" table:style-name="ce6">
            <text:p>679.00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634.20000000000005" table:style-name="ce6">
            <text:p>634.20</text:p>
          </table:table-cell>
          <table:table-cell table:style-name="ce6"/>
          <table:table-cell office:value-type="float" office:value="34" table:style-name="ce7">
            <text:p>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6108.7" table:style-name="ce6">
            <text:p>196’108.70</text:p>
          </table:table-cell>
          <table:table-cell office:value-type="float" office:value="159500" table:style-name="ce7">
            <text:p>159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63381.85" table:style-name="ce6">
            <text:p>163’381.85</text:p>
          </table:table-cell>
          <table:table-cell table:style-name="ce6"/>
          <table:table-cell office:value-type="float" office:value="3882" table:style-name="ce7">
            <text:p>3’8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6.2" table:style-name="ce6">
            <text:p>476.20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867.3" table:style-name="ce6">
            <text:p>867.30</text:p>
          </table:table-cell>
          <table:table-cell table:style-name="ce6"/>
          <table:table-cell office:value-type="float" office:value="767" table:style-name="ce7">
            <text:p>7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56.8" table:style-name="ce6">
            <text:p>3’256.80</text:p>
          </table:table-cell>
          <table:table-cell office:value-type="float" office:value="1400" table:style-name="ce7">
            <text:p>1’4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office:value-type="float" office:value="-1400" table:style-name="ce7">
            <text:p>-1’4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357.05" table:style-name="ce6">
            <text:p>58’357.05</text:p>
          </table:table-cell>
          <table:table-cell office:value-type="float" office:value="72100" table:style-name="ce7">
            <text:p>72’1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57987.68" table:style-name="ce6">
            <text:p>57’987.68</text:p>
          </table:table-cell>
          <table:table-cell table:style-name="ce6"/>
          <table:table-cell office:value-type="float" office:value="-14112" table:style-name="ce7">
            <text:p>-14’1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319.95" table:style-name="ce6">
            <text:p>11’319.95</text:p>
          </table:table-cell>
          <table:table-cell office:value-type="float" office:value="10500" table:style-name="ce7">
            <text:p>10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2148.3" table:style-name="ce6">
            <text:p>12’148.30</text:p>
          </table:table-cell>
          <table:table-cell table:style-name="ce6"/>
          <table:table-cell office:value-type="float" office:value="1648" table:style-name="ce7">
            <text:p>1’6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8645.15" table:style-name="ce6">
            <text:p>868’645.15</text:p>
          </table:table-cell>
          <table:table-cell office:value-type="float" office:value="812400" table:style-name="ce7">
            <text:p>812’4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830921.75" table:style-name="ce6">
            <text:p>830’921.75</text:p>
          </table:table-cell>
          <table:table-cell office:value-type="float" office:value="18522" table:style-name="ce7">
            <text:p>18’5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327.4" table:style-name="ce6">
            <text:p>2’327.40</text:p>
          </table:table-cell>
          <table:table-cell office:value-type="float" office:value="2327" table:style-name="ce7">
            <text:p>2’3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000" table:style-name="ce6">
            <text:p>18’000.00</text:p>
          </table:table-cell>
          <table:table-cell office:value-type="float" office:value="18000" table:style-name="ce7">
            <text:p>18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8000" table:style-name="ce6">
            <text:p>18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Spezialfinanzierung für Parkplätze und Parkhäuser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737492.5" table:style-name="ce4">
            <text:p>8’737’492.50</text:p>
          </table:table-cell>
          <table:table-cell office:value-type="float" office:value="9488400" table:style-name="ce5">
            <text:p>9’488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9233881.0999999996" table:style-name="ce4">
            <text:p>9’233’881.10</text:p>
          </table:table-cell>
          <table:table-cell table:style-name="ce4"/>
          <table:table-cell office:value-type="float" office:value="-343919" table:style-name="ce5">
            <text:p>-343’9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9400" table:style-name="ce5">
            <text:p>89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737492.5" table:style-name="ce4">
            <text:p>8’737’492.50</text:p>
          </table:table-cell>
          <table:table-cell office:value-type="float" office:value="9488400" table:style-name="ce5">
            <text:p>9’488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9233881.0999999996" table:style-name="ce4">
            <text:p>9’233’881.10</text:p>
          </table:table-cell>
          <table:table-cell office:value-type="float" office:value="-254519" table:style-name="ce5">
            <text:p>-254’5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9400" table:style-name="ce5">
            <text:p>89’4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44481.6" table:style-name="ce6">
            <text:p>2’544’481.60</text:p>
          </table:table-cell>
          <table:table-cell office:value-type="float" office:value="2716100" table:style-name="ce7">
            <text:p>2’716’1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656630.9" table:style-name="ce6">
            <text:p>2’656’630.90</text:p>
          </table:table-cell>
          <table:table-cell table:style-name="ce6"/>
          <table:table-cell office:value-type="float" office:value="-59469" table:style-name="ce7">
            <text:p>-59’4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6722" table:style-name="ce6">
            <text:p>186’722.00</text:p>
          </table:table-cell>
          <table:table-cell office:value-type="float" office:value="203100" table:style-name="ce7">
            <text:p>203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93125.9" table:style-name="ce6">
            <text:p>193’125.90</text:p>
          </table:table-cell>
          <table:table-cell table:style-name="ce6"/>
          <table:table-cell office:value-type="float" office:value="-9974" table:style-name="ce7">
            <text:p>-9’9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8340.4" table:style-name="ce6">
            <text:p>208’340.40</text:p>
          </table:table-cell>
          <table:table-cell office:value-type="float" office:value="225000" table:style-name="ce7">
            <text:p>225’0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18911.6" table:style-name="ce6">
            <text:p>218’911.60</text:p>
          </table:table-cell>
          <table:table-cell table:style-name="ce6"/>
          <table:table-cell office:value-type="float" office:value="-6088" table:style-name="ce7">
            <text:p>-6’0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06.1" table:style-name="ce6">
            <text:p>8’006.10</text:p>
          </table:table-cell>
          <table:table-cell office:value-type="float" office:value="8900" table:style-name="ce7">
            <text:p>8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383.950000000001" table:style-name="ce6">
            <text:p>10’383.95</text:p>
          </table:table-cell>
          <table:table-cell table:style-name="ce6"/>
          <table:table-cell office:value-type="float" office:value="1484" table:style-name="ce7">
            <text:p>1’4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267.5" table:style-name="ce6">
            <text:p>33’267.50</text:p>
          </table:table-cell>
          <table:table-cell office:value-type="float" office:value="20800" table:style-name="ce7">
            <text:p>20’8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14405.4" table:style-name="ce6">
            <text:p>14’405.40</text:p>
          </table:table-cell>
          <table:table-cell table:style-name="ce6"/>
          <table:table-cell office:value-type="float" office:value="-6395" table:style-name="ce7">
            <text:p>-6’3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746.85" table:style-name="ce6">
            <text:p>27’746.85</text:p>
          </table:table-cell>
          <table:table-cell office:value-type="float" office:value="6300" table:style-name="ce7">
            <text:p>6’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08.8" table:style-name="ce6">
            <text:p>308.80</text:p>
          </table:table-cell>
          <table:table-cell table:style-name="ce6"/>
          <table:table-cell office:value-type="float" office:value="-5991" table:style-name="ce7">
            <text:p>-5’9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798.41" table:style-name="ce6">
            <text:p>63’798.41</text:p>
          </table:table-cell>
          <table:table-cell office:value-type="float" office:value="73800" table:style-name="ce7">
            <text:p>73’8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75875.38" table:style-name="ce6">
            <text:p>75’875.38</text:p>
          </table:table-cell>
          <table:table-cell table:style-name="ce6"/>
          <table:table-cell office:value-type="float" office:value="2075" table:style-name="ce7">
            <text:p>2’0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2396.05" table:style-name="ce6">
            <text:p>92’396.05</text:p>
          </table:table-cell>
          <table:table-cell office:value-type="float" office:value="60700" table:style-name="ce7">
            <text:p>60’7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73689" table:style-name="ce6">
            <text:p>73’689.00</text:p>
          </table:table-cell>
          <table:table-cell table:style-name="ce6"/>
          <table:table-cell office:value-type="float" office:value="-4511" table:style-name="ce7">
            <text:p>-4’5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7500" table:style-name="ce7">
            <text:p>17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545.300000000003" table:style-name="ce6">
            <text:p>38’545.30</text:p>
          </table:table-cell>
          <table:table-cell office:value-type="float" office:value="43900" table:style-name="ce7">
            <text:p>43’9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35309.5" table:style-name="ce6">
            <text:p>35’309.50</text:p>
          </table:table-cell>
          <table:table-cell table:style-name="ce6"/>
          <table:table-cell office:value-type="float" office:value="-8591" table:style-name="ce7">
            <text:p>-8’5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594.350000000006" table:style-name="ce6">
            <text:p>65’594.35</text:p>
          </table:table-cell>
          <table:table-cell office:value-type="float" office:value="60300" table:style-name="ce7">
            <text:p>60’3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78928.649999999994" table:style-name="ce6">
            <text:p>78’928.65</text:p>
          </table:table-cell>
          <table:table-cell table:style-name="ce6"/>
          <table:table-cell office:value-type="float" office:value="129" table:style-name="ce7">
            <text:p>1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8500" table:style-name="ce7">
            <text:p>18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971.449999999997" table:style-name="ce6">
            <text:p>33’971.45</text:p>
          </table:table-cell>
          <table:table-cell office:value-type="float" office:value="36700" table:style-name="ce7">
            <text:p>36’7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55027.95" table:style-name="ce6">
            <text:p>55’027.95</text:p>
          </table:table-cell>
          <table:table-cell table:style-name="ce6"/>
          <table:table-cell office:value-type="float" office:value="28" table:style-name="ce7">
            <text:p>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8300" table:style-name="ce7">
            <text:p>18’3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3330.35" table:style-name="ce6">
            <text:p>193’330.35</text:p>
          </table:table-cell>
          <table:table-cell office:value-type="float" office:value="223000" table:style-name="ce7">
            <text:p>223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15188.05" table:style-name="ce6">
            <text:p>215’188.05</text:p>
          </table:table-cell>
          <table:table-cell table:style-name="ce6"/>
          <table:table-cell office:value-type="float" office:value="-7812" table:style-name="ce7">
            <text:p>-7’8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983.9" table:style-name="ce6">
            <text:p>100’983.90</text:p>
          </table:table-cell>
          <table:table-cell office:value-type="float" office:value="92600" table:style-name="ce7">
            <text:p>92’6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02073.1" table:style-name="ce6">
            <text:p>102’073.10</text:p>
          </table:table-cell>
          <table:table-cell table:style-name="ce6"/>
          <table:table-cell office:value-type="float" office:value="9473" table:style-name="ce7">
            <text:p>9’4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0" table:style-name="ce6">
            <text:p>240.0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579.35" table:style-name="ce6">
            <text:p>1’579.35</text:p>
          </table:table-cell>
          <table:table-cell table:style-name="ce6"/>
          <table:table-cell office:value-type="float" office:value="579" table:style-name="ce7">
            <text:p>5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0661.82" table:style-name="ce6">
            <text:p>230’661.82</text:p>
          </table:table-cell>
          <table:table-cell office:value-type="float" office:value="212900" table:style-name="ce7">
            <text:p>212’9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49590.37" table:style-name="ce6">
            <text:p>249’590.37</text:p>
          </table:table-cell>
          <table:table-cell table:style-name="ce6"/>
          <table:table-cell office:value-type="float" office:value="1590" table:style-name="ce7">
            <text:p>1’5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5100" table:style-name="ce7">
            <text:p>35’1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898.75" table:style-name="ce6">
            <text:p>60’898.75</text:p>
          </table:table-cell>
          <table:table-cell office:value-type="float" office:value="63500" table:style-name="ce7">
            <text:p>63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43286.85" table:style-name="ce6">
            <text:p>43’286.85</text:p>
          </table:table-cell>
          <table:table-cell table:style-name="ce6"/>
          <table:table-cell office:value-type="float" office:value="-20213" table:style-name="ce7">
            <text:p>-20’2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415" table:style-name="ce6">
            <text:p>71’415.00</text:p>
          </table:table-cell>
          <table:table-cell office:value-type="float" office:value="70900" table:style-name="ce7">
            <text:p>70’9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71585.75" table:style-name="ce6">
            <text:p>71’585.75</text:p>
          </table:table-cell>
          <table:table-cell table:style-name="ce6"/>
          <table:table-cell office:value-type="float" office:value="686" table:style-name="ce7">
            <text:p>6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5037.14" table:style-name="ce6">
            <text:p>495’037.14</text:p>
          </table:table-cell>
          <table:table-cell office:value-type="float" office:value="661000" table:style-name="ce7">
            <text:p>661’000</text:p>
          </table:table-cell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620765.75" table:style-name="ce6">
            <text:p>620’765.75</text:p>
          </table:table-cell>
          <table:table-cell table:style-name="ce6"/>
          <table:table-cell office:value-type="float" office:value="-40234" table:style-name="ce7">
            <text:p>-40’2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78016.3" table:style-name="ce6">
            <text:p>3’178’016.30</text:p>
          </table:table-cell>
          <table:table-cell office:value-type="float" office:value="3379300" table:style-name="ce7">
            <text:p>3’379’3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3226480.9" table:style-name="ce6">
            <text:p>3’226’480.90</text:p>
          </table:table-cell>
          <table:table-cell table:style-name="ce6"/>
          <table:table-cell office:value-type="float" office:value="-152819" table:style-name="ce7">
            <text:p>-152’8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6532.65" table:style-name="ce6">
            <text:p>106’532.65</text:p>
          </table:table-cell>
          <table:table-cell office:value-type="float" office:value="109300" table:style-name="ce7">
            <text:p>109’3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108541.4" table:style-name="ce6">
            <text:p>108’541.40</text:p>
          </table:table-cell>
          <table:table-cell table:style-name="ce6"/>
          <table:table-cell office:value-type="float" office:value="-759" table:style-name="ce7">
            <text:p>-7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7402.73000000001" table:style-name="ce6">
            <text:p>157’402.73</text:p>
          </table:table-cell>
          <table:table-cell office:value-type="float" office:value="148800" table:style-name="ce7">
            <text:p>148’8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49068.04999999999" table:style-name="ce6">
            <text:p>149’068.05</text:p>
          </table:table-cell>
          <table:table-cell table:style-name="ce6"/>
          <table:table-cell office:value-type="float" office:value="268" table:style-name="ce7">
            <text:p>2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2475.6" table:style-name="ce6">
            <text:p>592’475.60</text:p>
          </table:table-cell>
          <table:table-cell office:value-type="float" office:value="825000" table:style-name="ce7">
            <text:p>825’000</text:p>
          </table:table-cell>
          <table:table-cell table:style-name="ce2"/>
          <table:table-cell office:value-type="string" table:style-name="ce2">
            <text:p>393</text:p>
          </table:table-cell>
          <table:table-cell office:value-type="string" table:style-name="ce2">
            <text:p>Intern verrechneter Aufwand</text:p>
          </table:table-cell>
          <table:table-cell office:value-type="float" office:value="816040.6" table:style-name="ce6">
            <text:p>816’040.60</text:p>
          </table:table-cell>
          <table:table-cell table:style-name="ce6"/>
          <table:table-cell office:value-type="float" office:value="-8959" table:style-name="ce7">
            <text:p>-8’9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006.6" table:style-name="ce6">
            <text:p>45’006.60</text:p>
          </table:table-cell>
          <table:table-cell office:value-type="float" office:value="39500" table:style-name="ce7">
            <text:p>39’5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35971.1" table:style-name="ce6">
            <text:p>35’971.10</text:p>
          </table:table-cell>
          <table:table-cell table:style-name="ce6"/>
          <table:table-cell office:value-type="float" office:value="-3529" table:style-name="ce7">
            <text:p>-3’5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2621.65" table:style-name="ce6">
            <text:p>202’621.65</text:p>
          </table:table-cell>
          <table:table-cell office:value-type="float" office:value="206000" table:style-name="ce7">
            <text:p>206’000</text:p>
          </table:table-cell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office:value-type="float" office:value="181112.8" table:style-name="ce6">
            <text:p>181’112.80</text:p>
          </table:table-cell>
          <table:table-cell table:style-name="ce6"/>
          <table:table-cell office:value-type="float" office:value="-24887" table:style-name="ce7">
            <text:p>-24’8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646.05" table:style-name="ce6">
            <text:p>4’646.05</text:p>
          </table:table-cell>
          <table:table-cell office:value-type="float" office:value="5500" table:style-name="ce7">
            <text:p>5’500</text:p>
          </table:table-cell>
          <table:table-cell table:style-name="ce2"/>
          <table:table-cell office:value-type="string" table:style-name="ce2">
            <text:p>410</text:p>
          </table:table-cell>
          <table:table-cell office:value-type="string" table:style-name="ce2">
            <text:p>Konzessionen</text:p>
          </table:table-cell>
          <table:table-cell table:style-name="ce6"/>
          <table:table-cell office:value-type="float" office:value="4339.75" table:style-name="ce6">
            <text:p>4’339.75</text:p>
          </table:table-cell>
          <table:table-cell office:value-type="float" office:value="-1160" table:style-name="ce7">
            <text:p>-1’1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38880.2000000002" table:style-name="ce6">
            <text:p>8’138’880.20</text:p>
          </table:table-cell>
          <table:table-cell office:value-type="float" office:value="8911200" table:style-name="ce7">
            <text:p>8’911’2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8551936.9499999993" table:style-name="ce6">
            <text:p>8’551’936.95</text:p>
          </table:table-cell>
          <table:table-cell office:value-type="float" office:value="-359263" table:style-name="ce7">
            <text:p>-359’2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8771.45" table:style-name="ce6">
            <text:p>368’771.45</text:p>
          </table:table-cell>
          <table:table-cell office:value-type="float" office:value="339200" table:style-name="ce7">
            <text:p>339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432530.1" table:style-name="ce6">
            <text:p>432’530.10</text:p>
          </table:table-cell>
          <table:table-cell office:value-type="float" office:value="93330" table:style-name="ce7">
            <text:p>93’3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80</text:p>
          </table:table-cell>
          <table:table-cell office:value-type="string" table:style-name="ce2">
            <text:p>Entnahmen aus Spezialfinanzierungen und Stiftungen</text:p>
          </table:table-cell>
          <table:table-cell table:style-name="ce6"/>
          <table:table-cell office:value-type="float" office:value="31047.1" table:style-name="ce6">
            <text:p>31’047.10</text:p>
          </table:table-cell>
          <table:table-cell office:value-type="float" office:value="31047" table:style-name="ce7">
            <text:p>31’0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451" table:style-name="ce6">
            <text:p>43’451.00</text:p>
          </table:table-cell>
          <table:table-cell office:value-type="float" office:value="43200" table:style-name="ce7">
            <text:p>43’2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43200" table:style-name="ce6">
            <text:p>43’2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126" table:style-name="ce6">
            <text:p>22’126.00</text:p>
          </table:table-cell>
          <table:table-cell office:value-type="float" office:value="21600" table:style-name="ce7">
            <text:p>21’6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2000" table:style-name="ce6">
            <text:p>22’000.00</text:p>
          </table:table-cell>
          <table:table-cell office:value-type="float" office:value="400" table:style-name="ce7">
            <text:p>4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9617.79999999999" table:style-name="ce6">
            <text:p>159’617.80</text:p>
          </table:table-cell>
          <table:table-cell office:value-type="float" office:value="167700" table:style-name="ce7">
            <text:p>167’700</text:p>
          </table:table-cell>
          <table:table-cell table:style-name="ce2"/>
          <table:table-cell office:value-type="string" table:style-name="ce2">
            <text:p>496</text:p>
          </table:table-cell>
          <table:table-cell office:value-type="string" table:style-name="ce2">
            <text:p>Intern verrechnete Zinsen</text:p>
          </table:table-cell>
          <table:table-cell table:style-name="ce6"/>
          <table:table-cell office:value-type="float" office:value="148827.20000000001" table:style-name="ce6">
            <text:p>148’827.20</text:p>
          </table:table-cell>
          <table:table-cell office:value-type="float" office:value="-18873" table:style-name="ce7">
            <text:p>-18’8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4</text:p>
          </table:table-cell>
          <table:table-cell office:value-type="string" table:style-name="ce3">
            <text:p>Feuerwehr und Zivilschutz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234676.1" table:style-name="ce4">
            <text:p>13’234’676.10</text:p>
          </table:table-cell>
          <table:table-cell office:value-type="float" office:value="13053900" table:style-name="ce5">
            <text:p>13’053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2372224.029999999" table:style-name="ce4">
            <text:p>12’372’224.03</text:p>
          </table:table-cell>
          <table:table-cell table:style-name="ce4"/>
          <table:table-cell office:value-type="float" office:value="-753676" table:style-name="ce5">
            <text:p>-753’6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2000" table:style-name="ce5">
            <text:p>72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234932.23" table:style-name="ce4">
            <text:p>12’234’932.23</text:p>
          </table:table-cell>
          <table:table-cell office:value-type="float" office:value="11916900" table:style-name="ce5">
            <text:p>11’916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1378337.630000001" table:style-name="ce4">
            <text:p>11’378’337.63</text:p>
          </table:table-cell>
          <table:table-cell office:value-type="float" office:value="-538562" table:style-name="ce5">
            <text:p>-538’5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99743.87" table:style-name="ce4">
            <text:p>999’743.87</text:p>
          </table:table-cell>
          <table:table-cell office:value-type="float" office:value="1209000" table:style-name="ce5">
            <text:p>1’209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993886.4" table:style-name="ce4">
            <text:p>993’886.4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40</text:p>
          </table:table-cell>
          <table:table-cell office:value-type="string" table:style-name="ce3">
            <text:p>Dienste Feuerwehr und Zivilschutz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69902.75" table:style-name="ce4">
            <text:p>2’969’902.75</text:p>
          </table:table-cell>
          <table:table-cell office:value-type="float" office:value="2956500" table:style-name="ce5">
            <text:p>2’956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452866.87" table:style-name="ce4">
            <text:p>2’452’866.87</text:p>
          </table:table-cell>
          <table:table-cell table:style-name="ce4"/>
          <table:table-cell office:value-type="float" office:value="-503633" table:style-name="ce5">
            <text:p>-503’6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51020.95" table:style-name="ce4">
            <text:p>2’851’020.95</text:p>
          </table:table-cell>
          <table:table-cell office:value-type="float" office:value="2840200" table:style-name="ce5">
            <text:p>2’840’2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345779.02" table:style-name="ce4">
            <text:p>2’345’779.02</text:p>
          </table:table-cell>
          <table:table-cell office:value-type="float" office:value="-494421" table:style-name="ce5">
            <text:p>-494’4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8881.8" table:style-name="ce4">
            <text:p>118’881.80</text:p>
          </table:table-cell>
          <table:table-cell office:value-type="float" office:value="116300" table:style-name="ce5">
            <text:p>116’3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07087.85" table:style-name="ce4">
            <text:p>107’087.8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600" table:style-name="ce6">
            <text:p>7’600.00</text:p>
          </table:table-cell>
          <table:table-cell table:style-name="ce7"/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7600" table:style-name="ce6">
            <text:p>7’600.00</text:p>
          </table:table-cell>
          <table:table-cell table:style-name="ce6"/>
          <table:table-cell office:value-type="float" office:value="7600" table:style-name="ce7">
            <text:p>7’6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40787.2" table:style-name="ce6">
            <text:p>1’140’787.20</text:p>
          </table:table-cell>
          <table:table-cell office:value-type="float" office:value="1148500" table:style-name="ce7">
            <text:p>1’148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142786.3" table:style-name="ce6">
            <text:p>1’142’786.30</text:p>
          </table:table-cell>
          <table:table-cell table:style-name="ce6"/>
          <table:table-cell office:value-type="float" office:value="-5714" table:style-name="ce7">
            <text:p>-5’7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3990.25" table:style-name="ce6">
            <text:p>83’990.25</text:p>
          </table:table-cell>
          <table:table-cell office:value-type="float" office:value="85400" table:style-name="ce7">
            <text:p>85’4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84910.9" table:style-name="ce6">
            <text:p>84’910.90</text:p>
          </table:table-cell>
          <table:table-cell table:style-name="ce6"/>
          <table:table-cell office:value-type="float" office:value="-489" table:style-name="ce7">
            <text:p>-4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8023" table:style-name="ce6">
            <text:p>118’023.00</text:p>
          </table:table-cell>
          <table:table-cell office:value-type="float" office:value="103700" table:style-name="ce7">
            <text:p>103’7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20081.9" table:style-name="ce6">
            <text:p>120’081.90</text:p>
          </table:table-cell>
          <table:table-cell table:style-name="ce6"/>
          <table:table-cell office:value-type="float" office:value="16382" table:style-name="ce7">
            <text:p>16’3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07.55" table:style-name="ce6">
            <text:p>3’407.55</text:p>
          </table:table-cell>
          <table:table-cell office:value-type="float" office:value="3800" table:style-name="ce7">
            <text:p>3’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4420" table:style-name="ce6">
            <text:p>4’420.00</text:p>
          </table:table-cell>
          <table:table-cell table:style-name="ce6"/>
          <table:table-cell office:value-type="float" office:value="620" table:style-name="ce7">
            <text:p>6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04.7" table:style-name="ce6">
            <text:p>4’204.7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2459.6" table:style-name="ce6">
            <text:p>2’459.60</text:p>
          </table:table-cell>
          <table:table-cell table:style-name="ce6"/>
          <table:table-cell office:value-type="float" office:value="-3540" table:style-name="ce7">
            <text:p>-3’5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477" table:style-name="ce6">
            <text:p>21’477.00</text:p>
          </table:table-cell>
          <table:table-cell office:value-type="float" office:value="25700" table:style-name="ce7">
            <text:p>25’7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1877.34" table:style-name="ce6">
            <text:p>21’877.34</text:p>
          </table:table-cell>
          <table:table-cell table:style-name="ce6"/>
          <table:table-cell office:value-type="float" office:value="-3823" table:style-name="ce7">
            <text:p>-3’8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833.189999999999" table:style-name="ce6">
            <text:p>19’833.19</text:p>
          </table:table-cell>
          <table:table-cell office:value-type="float" office:value="25000" table:style-name="ce7">
            <text:p>25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1000.75" table:style-name="ce6">
            <text:p>21’000.75</text:p>
          </table:table-cell>
          <table:table-cell table:style-name="ce6"/>
          <table:table-cell office:value-type="float" office:value="-3999" table:style-name="ce7">
            <text:p>-3’9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716.1" table:style-name="ce6">
            <text:p>13’716.10</text:p>
          </table:table-cell>
          <table:table-cell office:value-type="float" office:value="23200" table:style-name="ce7">
            <text:p>23’2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7254.650000000001" table:style-name="ce6">
            <text:p>17’254.65</text:p>
          </table:table-cell>
          <table:table-cell table:style-name="ce6"/>
          <table:table-cell office:value-type="float" office:value="-5945" table:style-name="ce7">
            <text:p>-5’9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1275" table:style-name="ce6">
            <text:p>801’275.00</text:p>
          </table:table-cell>
          <table:table-cell office:value-type="float" office:value="910600" table:style-name="ce7">
            <text:p>910’6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490946.56" table:style-name="ce6">
            <text:p>490’946.56</text:p>
          </table:table-cell>
          <table:table-cell table:style-name="ce6"/>
          <table:table-cell office:value-type="float" office:value="-419653" table:style-name="ce7">
            <text:p>-419’6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784.35" table:style-name="ce6">
            <text:p>13’784.35</text:p>
          </table:table-cell>
          <table:table-cell office:value-type="float" office:value="17200" table:style-name="ce7">
            <text:p>17’2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4892.65" table:style-name="ce6">
            <text:p>14’892.65</text:p>
          </table:table-cell>
          <table:table-cell table:style-name="ce6"/>
          <table:table-cell office:value-type="float" office:value="-2307" table:style-name="ce7">
            <text:p>-2’3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360" table:style-name="ce6">
            <text:p>18’360.00</text:p>
          </table:table-cell>
          <table:table-cell office:value-type="float" office:value="18400" table:style-name="ce7">
            <text:p>18’4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8360" table:style-name="ce6">
            <text:p>18’360.00</text:p>
          </table:table-cell>
          <table:table-cell table:style-name="ce6"/>
          <table:table-cell office:value-type="float" office:value="-40" table:style-name="ce7">
            <text:p>-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59.8" table:style-name="ce6">
            <text:p>6’859.80</text:p>
          </table:table-cell>
          <table:table-cell office:value-type="float" office:value="6400" table:style-name="ce7">
            <text:p>6’4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7436.65" table:style-name="ce6">
            <text:p>7’436.65</text:p>
          </table:table-cell>
          <table:table-cell table:style-name="ce6"/>
          <table:table-cell office:value-type="float" office:value="1037" table:style-name="ce7">
            <text:p>1’0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9289.34" table:style-name="ce6">
            <text:p>189’289.34</text:p>
          </table:table-cell>
          <table:table-cell office:value-type="float" office:value="207600" table:style-name="ce7">
            <text:p>207’6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75146.66" table:style-name="ce6">
            <text:p>175’146.66</text:p>
          </table:table-cell>
          <table:table-cell table:style-name="ce6"/>
          <table:table-cell office:value-type="float" office:value="-32453" table:style-name="ce7">
            <text:p>-32’4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10" table:style-name="ce6">
            <text:p>1’910.00</text:p>
          </table:table-cell>
          <table:table-cell office:value-type="float" office:value="2400" table:style-name="ce7">
            <text:p>2’4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187.5999999999999" table:style-name="ce6">
            <text:p>1’187.60</text:p>
          </table:table-cell>
          <table:table-cell table:style-name="ce6"/>
          <table:table-cell office:value-type="float" office:value="-1212" table:style-name="ce7">
            <text:p>-1’2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291.85000000000002" table:style-name="ce6">
            <text:p>291.85</text:p>
          </table:table-cell>
          <table:table-cell table:style-name="ce6"/>
          <table:table-cell office:value-type="float" office:value="92" table:style-name="ce7">
            <text:p>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186" table:style-name="ce6">
            <text:p>45’186.00</text:p>
          </table:table-cell>
          <table:table-cell office:value-type="float" office:value="33000" table:style-name="ce7">
            <text:p>33’0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29459.8" table:style-name="ce6">
            <text:p>29’459.80</text:p>
          </table:table-cell>
          <table:table-cell table:style-name="ce6"/>
          <table:table-cell office:value-type="float" office:value="-3540" table:style-name="ce7">
            <text:p>-3’5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table:number-columns-repeated="2" table:style-name="ce6"/>
          <table:table-cell office:value-type="float" office:value="-10000" table:style-name="ce7">
            <text:p>-10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265.8" table:style-name="ce6">
            <text:p>43’265.80</text:p>
          </table:table-cell>
          <table:table-cell office:value-type="float" office:value="38200" table:style-name="ce7">
            <text:p>38’2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35945.599999999999" table:style-name="ce6">
            <text:p>35’945.60</text:p>
          </table:table-cell>
          <table:table-cell table:style-name="ce6"/>
          <table:table-cell office:value-type="float" office:value="-2254" table:style-name="ce7">
            <text:p>-2’2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634.95" table:style-name="ce6">
            <text:p>52’634.95</text:p>
          </table:table-cell>
          <table:table-cell office:value-type="float" office:value="50100" table:style-name="ce7">
            <text:p>50’1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24080.400000000001" table:style-name="ce6">
            <text:p>24’080.40</text:p>
          </table:table-cell>
          <table:table-cell table:style-name="ce6"/>
          <table:table-cell office:value-type="float" office:value="-26020" table:style-name="ce7">
            <text:p>-26’0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4298.52" table:style-name="ce6">
            <text:p>384’298.52</text:p>
          </table:table-cell>
          <table:table-cell office:value-type="float" office:value="241100" table:style-name="ce7">
            <text:p>241’1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232727.66" table:style-name="ce6">
            <text:p>232’727.66</text:p>
          </table:table-cell>
          <table:table-cell table:style-name="ce6"/>
          <table:table-cell office:value-type="float" office:value="-8372" table:style-name="ce7">
            <text:p>-8’3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72881.75" table:style-name="ce6">
            <text:p>872’881.75</text:p>
          </table:table-cell>
          <table:table-cell office:value-type="float" office:value="953500" table:style-name="ce7">
            <text:p>953’5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538339.85" table:style-name="ce6">
            <text:p>538’339.85</text:p>
          </table:table-cell>
          <table:table-cell office:value-type="float" office:value="-415160" table:style-name="ce7">
            <text:p>-415’1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667.15" table:style-name="ce6">
            <text:p>62’667.15</text:p>
          </table:table-cell>
          <table:table-cell office:value-type="float" office:value="68100" table:style-name="ce7">
            <text:p>68’1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68729" table:style-name="ce6">
            <text:p>68’729.00</text:p>
          </table:table-cell>
          <table:table-cell office:value-type="float" office:value="629" table:style-name="ce7">
            <text:p>6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392.400000000001" table:style-name="ce6">
            <text:p>39’392.40</text:p>
          </table:table-cell>
          <table:table-cell office:value-type="float" office:value="30700" table:style-name="ce7">
            <text:p>30’7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4459.25" table:style-name="ce6">
            <text:p>24’459.25</text:p>
          </table:table-cell>
          <table:table-cell office:value-type="float" office:value="-6241" table:style-name="ce7">
            <text:p>-6’2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207.3" table:style-name="ce6">
            <text:p>20’207.30</text:p>
          </table:table-cell>
          <table:table-cell office:value-type="float" office:value="22100" table:style-name="ce7">
            <text:p>22’100</text:p>
          </table:table-cell>
          <table:table-cell table:style-name="ce2"/>
          <table:table-cell office:value-type="string" table:style-name="ce2">
            <text:p>450</text:p>
          </table:table-cell>
          <table:table-cell office:value-type="string" table:style-name="ce2">
            <text:p>Rückerstattungen des Bundes</text:p>
          </table:table-cell>
          <table:table-cell table:style-name="ce6"/>
          <table:table-cell office:value-type="float" office:value="23584.6" table:style-name="ce6">
            <text:p>23’584.60</text:p>
          </table:table-cell>
          <table:table-cell office:value-type="float" office:value="1485" table:style-name="ce7">
            <text:p>1’4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04.05" table:style-name="ce6">
            <text:p>7’404.05</text:p>
          </table:table-cell>
          <table:table-cell office:value-type="float" office:value="7400" table:style-name="ce7">
            <text:p>7’4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7424.55" table:style-name="ce6">
            <text:p>7’424.55</text:p>
          </table:table-cell>
          <table:table-cell office:value-type="float" office:value="25" table:style-name="ce7">
            <text:p>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48468.3" table:style-name="ce6">
            <text:p>1’848’468.30</text:p>
          </table:table-cell>
          <table:table-cell office:value-type="float" office:value="1758400" table:style-name="ce7">
            <text:p>1’758’4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683241.77" table:style-name="ce6">
            <text:p>1’683’241.77</text:p>
          </table:table-cell>
          <table:table-cell office:value-type="float" office:value="-75158" table:style-name="ce7">
            <text:p>-75’1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41</text:p>
          </table:table-cell>
          <table:table-cell office:value-type="string" table:style-name="ce3">
            <text:p>Feuerwehr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070361.4800000004" table:style-name="ce4">
            <text:p>9’070’361.48</text:p>
          </table:table-cell>
          <table:table-cell office:value-type="float" office:value="8887600" table:style-name="ce5">
            <text:p>8’887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8780489.0099999998" table:style-name="ce4">
            <text:p>8’780’489.01</text:p>
          </table:table-cell>
          <table:table-cell table:style-name="ce4"/>
          <table:table-cell office:value-type="float" office:value="-173111" table:style-name="ce5">
            <text:p>-173’1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6000" table:style-name="ce5">
            <text:p>66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070361.4800000004" table:style-name="ce4">
            <text:p>9’070’361.48</text:p>
          </table:table-cell>
          <table:table-cell office:value-type="float" office:value="8887600" table:style-name="ce5">
            <text:p>8’887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780489.0099999998" table:style-name="ce4">
            <text:p>8’780’489.01</text:p>
          </table:table-cell>
          <table:table-cell office:value-type="float" office:value="-107111" table:style-name="ce5">
            <text:p>-107’1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6000" table:style-name="ce5">
            <text:p>66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30" table:style-name="ce6">
            <text:p>1’030.00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1135" table:style-name="ce6">
            <text:p>1’135.00</text:p>
          </table:table-cell>
          <table:table-cell table:style-name="ce6"/>
          <table:table-cell office:value-type="float" office:value="535" table:style-name="ce7">
            <text:p>5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82207.2" table:style-name="ce6">
            <text:p>4’482’207.20</text:p>
          </table:table-cell>
          <table:table-cell office:value-type="float" office:value="4689900" table:style-name="ce7">
            <text:p>4’689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4605048.0999999996" table:style-name="ce6">
            <text:p>4’605’048.10</text:p>
          </table:table-cell>
          <table:table-cell table:style-name="ce6"/>
          <table:table-cell office:value-type="float" office:value="-84852" table:style-name="ce7">
            <text:p>-84’8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0954.3" table:style-name="ce6">
            <text:p>310’954.30</text:p>
          </table:table-cell>
          <table:table-cell office:value-type="float" office:value="347300" table:style-name="ce7">
            <text:p>347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316703.84999999998" table:style-name="ce6">
            <text:p>316’703.85</text:p>
          </table:table-cell>
          <table:table-cell table:style-name="ce6"/>
          <table:table-cell office:value-type="float" office:value="-30596" table:style-name="ce7">
            <text:p>-30’5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4471.2" table:style-name="ce6">
            <text:p>354’471.20</text:p>
          </table:table-cell>
          <table:table-cell office:value-type="float" office:value="360800" table:style-name="ce7">
            <text:p>360’8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66285.55" table:style-name="ce6">
            <text:p>366’285.55</text:p>
          </table:table-cell>
          <table:table-cell table:style-name="ce6"/>
          <table:table-cell office:value-type="float" office:value="5486" table:style-name="ce7">
            <text:p>5’4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302.75" table:style-name="ce6">
            <text:p>13’302.75</text:p>
          </table:table-cell>
          <table:table-cell office:value-type="float" office:value="15100" table:style-name="ce7">
            <text:p>15’1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7241.75" table:style-name="ce6">
            <text:p>17’241.75</text:p>
          </table:table-cell>
          <table:table-cell table:style-name="ce6"/>
          <table:table-cell office:value-type="float" office:value="2142" table:style-name="ce7">
            <text:p>2’1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3672.85" table:style-name="ce6">
            <text:p>163’672.85</text:p>
          </table:table-cell>
          <table:table-cell office:value-type="float" office:value="162100" table:style-name="ce7">
            <text:p>162’1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164785.04999999999" table:style-name="ce6">
            <text:p>164’785.05</text:p>
          </table:table-cell>
          <table:table-cell table:style-name="ce6"/>
          <table:table-cell office:value-type="float" office:value="2685" table:style-name="ce7">
            <text:p>2’6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9112.74" table:style-name="ce6">
            <text:p>279’112.74</text:p>
          </table:table-cell>
          <table:table-cell office:value-type="float" office:value="290800" table:style-name="ce7">
            <text:p>290’8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14292.46999999997" table:style-name="ce6">
            <text:p>314’292.47</text:p>
          </table:table-cell>
          <table:table-cell table:style-name="ce6"/>
          <table:table-cell office:value-type="float" office:value="23492" table:style-name="ce7">
            <text:p>23’4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3356.65999999997" table:style-name="ce6">
            <text:p>333’356.66</text:p>
          </table:table-cell>
          <table:table-cell office:value-type="float" office:value="288400" table:style-name="ce7">
            <text:p>288’4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87786.98" table:style-name="ce6">
            <text:p>287’786.98</text:p>
          </table:table-cell>
          <table:table-cell table:style-name="ce6"/>
          <table:table-cell office:value-type="float" office:value="-613" table:style-name="ce7">
            <text:p>-6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549.65" table:style-name="ce6">
            <text:p>100’549.65</text:p>
          </table:table-cell>
          <table:table-cell office:value-type="float" office:value="94400" table:style-name="ce7">
            <text:p>94’4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94003.45" table:style-name="ce6">
            <text:p>94’003.45</text:p>
          </table:table-cell>
          <table:table-cell table:style-name="ce6"/>
          <table:table-cell office:value-type="float" office:value="-397" table:style-name="ce7">
            <text:p>-3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8948.63" table:style-name="ce6">
            <text:p>168’948.63</text:p>
          </table:table-cell>
          <table:table-cell office:value-type="float" office:value="197100" table:style-name="ce7">
            <text:p>197’1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64035.22" table:style-name="ce6">
            <text:p>164’035.22</text:p>
          </table:table-cell>
          <table:table-cell table:style-name="ce6"/>
          <table:table-cell office:value-type="float" office:value="-33065" table:style-name="ce7">
            <text:p>-33’0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5082.55" table:style-name="ce6">
            <text:p>255’082.55</text:p>
          </table:table-cell>
          <table:table-cell office:value-type="float" office:value="23300" table:style-name="ce7">
            <text:p>23’3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418382.97" table:style-name="ce6">
            <text:p>418’382.97</text:p>
          </table:table-cell>
          <table:table-cell table:style-name="ce6"/>
          <table:table-cell office:value-type="float" office:value="329083" table:style-name="ce7">
            <text:p>329’0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66000" table:style-name="ce7">
            <text:p>66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9452.43" table:style-name="ce6">
            <text:p>129’452.43</text:p>
          </table:table-cell>
          <table:table-cell office:value-type="float" office:value="161400" table:style-name="ce7">
            <text:p>161’4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38521.53" table:style-name="ce6">
            <text:p>138’521.53</text:p>
          </table:table-cell>
          <table:table-cell table:style-name="ce6"/>
          <table:table-cell office:value-type="float" office:value="-22878" table:style-name="ce7">
            <text:p>-22’8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4535.1" table:style-name="ce6">
            <text:p>94’535.10</text:p>
          </table:table-cell>
          <table:table-cell office:value-type="float" office:value="94000" table:style-name="ce7">
            <text:p>94’0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93993.4" table:style-name="ce6">
            <text:p>93’993.40</text:p>
          </table:table-cell>
          <table:table-cell table:style-name="ce6"/>
          <table:table-cell office:value-type="float" office:value="-7" table:style-name="ce7">
            <text:p>-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97.65" table:style-name="ce6">
            <text:p>2’397.65</text:p>
          </table:table-cell>
          <table:table-cell office:value-type="float" office:value="3600" table:style-name="ce7">
            <text:p>3’6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507.05" table:style-name="ce6">
            <text:p>1’507.05</text:p>
          </table:table-cell>
          <table:table-cell table:style-name="ce6"/>
          <table:table-cell office:value-type="float" office:value="-2093" table:style-name="ce7">
            <text:p>-2’0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2084.7" table:style-name="ce6">
            <text:p>222’084.70</text:p>
          </table:table-cell>
          <table:table-cell office:value-type="float" office:value="232500" table:style-name="ce7">
            <text:p>232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97657.4" table:style-name="ce6">
            <text:p>197’657.40</text:p>
          </table:table-cell>
          <table:table-cell table:style-name="ce6"/>
          <table:table-cell office:value-type="float" office:value="-34843" table:style-name="ce7">
            <text:p>-34’8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764.17" table:style-name="ce6">
            <text:p>34’764.17</text:p>
          </table:table-cell>
          <table:table-cell office:value-type="float" office:value="52900" table:style-name="ce7">
            <text:p>52’9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7654.7" table:style-name="ce6">
            <text:p>27’654.70</text:p>
          </table:table-cell>
          <table:table-cell table:style-name="ce6"/>
          <table:table-cell office:value-type="float" office:value="-25245" table:style-name="ce7">
            <text:p>-25’2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36.55" table:style-name="ce6">
            <text:p>5’936.55</text:p>
          </table:table-cell>
          <table:table-cell office:value-type="float" office:value="10300" table:style-name="ce7">
            <text:p>10’3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17095.2" table:style-name="ce6">
            <text:p>17’095.20</text:p>
          </table:table-cell>
          <table:table-cell table:style-name="ce6"/>
          <table:table-cell office:value-type="float" office:value="6795" table:style-name="ce7">
            <text:p>6’7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5968.66" table:style-name="ce6">
            <text:p>425’968.66</text:p>
          </table:table-cell>
          <table:table-cell office:value-type="float" office:value="272300" table:style-name="ce7">
            <text:p>272’300</text:p>
          </table:table-cell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350705" table:style-name="ce6">
            <text:p>350’705.00</text:p>
          </table:table-cell>
          <table:table-cell table:style-name="ce6"/>
          <table:table-cell office:value-type="float" office:value="78405" table:style-name="ce7">
            <text:p>78’4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6190.12" table:style-name="ce6">
            <text:p>146’190.12</text:p>
          </table:table-cell>
          <table:table-cell office:value-type="float" office:value="146700" table:style-name="ce7">
            <text:p>146’7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27179.65" table:style-name="ce6">
            <text:p>127’179.65</text:p>
          </table:table-cell>
          <table:table-cell table:style-name="ce6"/>
          <table:table-cell office:value-type="float" office:value="-19520" table:style-name="ce7">
            <text:p>-19’5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1148.1000000001" table:style-name="ce6">
            <text:p>1’111’148.10</text:p>
          </table:table-cell>
          <table:table-cell office:value-type="float" office:value="1025200" table:style-name="ce7">
            <text:p>1’025’2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996206.6" table:style-name="ce6">
            <text:p>996’206.60</text:p>
          </table:table-cell>
          <table:table-cell table:style-name="ce6"/>
          <table:table-cell office:value-type="float" office:value="-28993" table:style-name="ce7">
            <text:p>-28’9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324" table:style-name="ce6">
            <text:p>30’324.00</text:p>
          </table:table-cell>
          <table:table-cell office:value-type="float" office:value="26900" table:style-name="ce7">
            <text:p>26’9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25594.6" table:style-name="ce6">
            <text:p>25’594.60</text:p>
          </table:table-cell>
          <table:table-cell table:style-name="ce6"/>
          <table:table-cell office:value-type="float" office:value="-1305" table:style-name="ce7">
            <text:p>-1’3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4871.47" table:style-name="ce6">
            <text:p>404’871.47</text:p>
          </table:table-cell>
          <table:table-cell office:value-type="float" office:value="392000" table:style-name="ce7">
            <text:p>392’000</text:p>
          </table:table-cell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office:value-type="float" office:value="54673.49" table:style-name="ce6">
            <text:p>54’673.49</text:p>
          </table:table-cell>
          <table:table-cell table:style-name="ce6"/>
          <table:table-cell office:value-type="float" office:value="-337327" table:style-name="ce7">
            <text:p>-337’3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493" table:style-name="ce6">
            <text:p>31’493.00</text:p>
          </table:table-cell>
          <table:table-cell office:value-type="float" office:value="31500" table:style-name="ce7">
            <text:p>31’500</text:p>
          </table:table-cell>
          <table:table-cell table:style-name="ce2"/>
          <table:table-cell office:value-type="string" table:style-name="ce2">
            <text:p>427</text:p>
          </table:table-cell>
          <table:table-cell office:value-type="string" table:style-name="ce2">
            <text:p>Liegenschaftserträge des Verwaltungsvermögens</text:p>
          </table:table-cell>
          <table:table-cell table:style-name="ce6"/>
          <table:table-cell office:value-type="float" office:value="31263.8" table:style-name="ce6">
            <text:p>31’263.80</text:p>
          </table:table-cell>
          <table:table-cell office:value-type="float" office:value="-236" table:style-name="ce7">
            <text:p>-2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5847.15" table:style-name="ce6">
            <text:p>805’847.15</text:p>
          </table:table-cell>
          <table:table-cell office:value-type="float" office:value="833800" table:style-name="ce7">
            <text:p>833’8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800241.45" table:style-name="ce6">
            <text:p>800’241.45</text:p>
          </table:table-cell>
          <table:table-cell office:value-type="float" office:value="-33559" table:style-name="ce7">
            <text:p>-33’5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37.35" table:style-name="ce6">
            <text:p>1’537.35</text:p>
          </table:table-cell>
          <table:table-cell office:value-type="float" office:value="3900" table:style-name="ce7">
            <text:p>3’9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2903.4" table:style-name="ce6">
            <text:p>2’903.40</text:p>
          </table:table-cell>
          <table:table-cell office:value-type="float" office:value="-997" table:style-name="ce7">
            <text:p>-9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5936.9" table:style-name="ce6">
            <text:p>145’936.90</text:p>
          </table:table-cell>
          <table:table-cell office:value-type="float" office:value="163100" table:style-name="ce7">
            <text:p>163’1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4295.20000000001" table:style-name="ce6">
            <text:p>154’295.20</text:p>
          </table:table-cell>
          <table:table-cell office:value-type="float" office:value="-8805" table:style-name="ce7">
            <text:p>-8’8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2870.39999999999" table:style-name="ce6">
            <text:p>212’870.40</text:p>
          </table:table-cell>
          <table:table-cell office:value-type="float" office:value="197500" table:style-name="ce7">
            <text:p>197’5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228332.55" table:style-name="ce6">
            <text:p>228’332.55</text:p>
          </table:table-cell>
          <table:table-cell office:value-type="float" office:value="30833" table:style-name="ce7">
            <text:p>30’8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4542.20000000001" table:style-name="ce6">
            <text:p>134’542.20</text:p>
          </table:table-cell>
          <table:table-cell office:value-type="float" office:value="136200" table:style-name="ce7">
            <text:p>136’2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134203.79999999999" table:style-name="ce6">
            <text:p>134’203.80</text:p>
          </table:table-cell>
          <table:table-cell office:value-type="float" office:value="-1996" table:style-name="ce7">
            <text:p>-1’9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28292.65" table:style-name="ce6">
            <text:p>928’292.65</text:p>
          </table:table-cell>
          <table:table-cell office:value-type="float" office:value="925400" table:style-name="ce7">
            <text:p>925’4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929010" table:style-name="ce6">
            <text:p>929’010.00</text:p>
          </table:table-cell>
          <table:table-cell office:value-type="float" office:value="3610" table:style-name="ce7">
            <text:p>3’6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0891.8" table:style-name="ce6">
            <text:p>180’891.80</text:p>
          </table:table-cell>
          <table:table-cell table:style-name="ce7"/>
          <table:table-cell table:style-name="ce2"/>
          <table:table-cell office:value-type="string" table:style-name="ce2">
            <text:p>480</text:p>
          </table:table-cell>
          <table:table-cell office:value-type="string" table:style-name="ce2">
            <text:p>Entnahmen aus Spezialfinanzierungen und Stiftungen</text:p>
          </table:table-cell>
          <table:table-cell table:style-name="ce6"/>
          <table:table-cell office:value-type="float" office:value="29508.3" table:style-name="ce6">
            <text:p>29’508.30</text:p>
          </table:table-cell>
          <table:table-cell office:value-type="float" office:value="29508" table:style-name="ce7">
            <text:p>29’5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00807.7300000004" table:style-name="ce6">
            <text:p>6’300’807.73</text:p>
          </table:table-cell>
          <table:table-cell office:value-type="float" office:value="6237600" table:style-name="ce7">
            <text:p>6’237’6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6201491.71" table:style-name="ce6">
            <text:p>6’201’491.71</text:p>
          </table:table-cell>
          <table:table-cell office:value-type="float" office:value="-36108" table:style-name="ce7">
            <text:p>-36’1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726.199999999997" table:style-name="ce6">
            <text:p>39’726.20</text:p>
          </table:table-cell>
          <table:table-cell office:value-type="float" office:value="41800" table:style-name="ce7">
            <text:p>41’8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8060.3" table:style-name="ce6">
            <text:p>18’060.30</text:p>
          </table:table-cell>
          <table:table-cell office:value-type="float" office:value="-23740" table:style-name="ce7">
            <text:p>-23’7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8416.09999999998" table:style-name="ce6">
            <text:p>288’416.10</text:p>
          </table:table-cell>
          <table:table-cell office:value-type="float" office:value="316800" table:style-name="ce7">
            <text:p>316’800</text:p>
          </table:table-cell>
          <table:table-cell table:style-name="ce2"/>
          <table:table-cell office:value-type="string" table:style-name="ce2">
            <text:p>496</text:p>
          </table:table-cell>
          <table:table-cell office:value-type="string" table:style-name="ce2">
            <text:p>Intern verrechnete Zinsen</text:p>
          </table:table-cell>
          <table:table-cell table:style-name="ce6"/>
          <table:table-cell office:value-type="float" office:value="251178.5" table:style-name="ce6">
            <text:p>251’178.50</text:p>
          </table:table-cell>
          <table:table-cell office:value-type="float" office:value="-65622" table:style-name="ce7">
            <text:p>-65’6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42</text:p>
          </table:table-cell>
          <table:table-cell office:value-type="string" table:style-name="ce3">
            <text:p>Zivilschutz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94411.8700000001" table:style-name="ce4">
            <text:p>1’194’411.87</text:p>
          </table:table-cell>
          <table:table-cell office:value-type="float" office:value="1209800" table:style-name="ce5">
            <text:p>1’209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138868.1499999999" table:style-name="ce4">
            <text:p>1’138’868.15</text:p>
          </table:table-cell>
          <table:table-cell table:style-name="ce4"/>
          <table:table-cell office:value-type="float" office:value="-76932" table:style-name="ce5">
            <text:p>-76’9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000" table:style-name="ce5">
            <text:p>6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13549.8" table:style-name="ce4">
            <text:p>313’549.80</text:p>
          </table:table-cell>
          <table:table-cell office:value-type="float" office:value="189100" table:style-name="ce5">
            <text:p>189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52069.6" table:style-name="ce4">
            <text:p>252’069.60</text:p>
          </table:table-cell>
          <table:table-cell office:value-type="float" office:value="62970" table:style-name="ce5">
            <text:p>62’9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80862.07" table:style-name="ce4">
            <text:p>880’862.07</text:p>
          </table:table-cell>
          <table:table-cell office:value-type="float" office:value="1026700" table:style-name="ce5">
            <text:p>1’026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886798.55" table:style-name="ce4">
            <text:p>886’798.5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6580.6" table:style-name="ce6">
            <text:p>206’580.60</text:p>
          </table:table-cell>
          <table:table-cell office:value-type="float" office:value="210500" table:style-name="ce7">
            <text:p>210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10882.85" table:style-name="ce6">
            <text:p>210’882.85</text:p>
          </table:table-cell>
          <table:table-cell table:style-name="ce6"/>
          <table:table-cell office:value-type="float" office:value="383" table:style-name="ce7">
            <text:p>3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694.15" table:style-name="ce6">
            <text:p>14’694.15</text:p>
          </table:table-cell>
          <table:table-cell office:value-type="float" office:value="15800" table:style-name="ce7">
            <text:p>15’8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4268.55" table:style-name="ce6">
            <text:p>14’268.55</text:p>
          </table:table-cell>
          <table:table-cell table:style-name="ce6"/>
          <table:table-cell office:value-type="float" office:value="-1531" table:style-name="ce7">
            <text:p>-1’5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939.200000000001" table:style-name="ce6">
            <text:p>22’939.20</text:p>
          </table:table-cell>
          <table:table-cell office:value-type="float" office:value="23400" table:style-name="ce7">
            <text:p>23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3373.45" table:style-name="ce6">
            <text:p>23’373.45</text:p>
          </table:table-cell>
          <table:table-cell table:style-name="ce6"/>
          <table:table-cell office:value-type="float" office:value="-27" table:style-name="ce7">
            <text:p>-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3.20000000000005" table:style-name="ce6">
            <text:p>593.20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750.35" table:style-name="ce6">
            <text:p>750.35</text:p>
          </table:table-cell>
          <table:table-cell table:style-name="ce6"/>
          <table:table-cell office:value-type="float" office:value="150" table:style-name="ce7">
            <text:p>1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10.4" table:style-name="ce6">
            <text:p>1’410.40</text:p>
          </table:table-cell>
          <table:table-cell office:value-type="float" office:value="2600" table:style-name="ce7">
            <text:p>2’6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552.6" table:style-name="ce6">
            <text:p>1’552.60</text:p>
          </table:table-cell>
          <table:table-cell table:style-name="ce6"/>
          <table:table-cell office:value-type="float" office:value="-1047" table:style-name="ce7">
            <text:p>-1’0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.1" table:style-name="ce6">
            <text:p>24.10</text:p>
          </table:table-cell>
          <table:table-cell office:value-type="float" office:value="13800" table:style-name="ce7">
            <text:p>13’8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4174.15" table:style-name="ce6">
            <text:p>14’174.15</text:p>
          </table:table-cell>
          <table:table-cell table:style-name="ce6"/>
          <table:table-cell office:value-type="float" office:value="374" table:style-name="ce7">
            <text:p>3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1181.3" table:style-name="ce6">
            <text:p>61’181.30</text:p>
          </table:table-cell>
          <table:table-cell office:value-type="float" office:value="63400" table:style-name="ce7">
            <text:p>63’4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46329.05" table:style-name="ce6">
            <text:p>46’329.05</text:p>
          </table:table-cell>
          <table:table-cell table:style-name="ce6"/>
          <table:table-cell office:value-type="float" office:value="-17071" table:style-name="ce7">
            <text:p>-17’0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94.53" table:style-name="ce6">
            <text:p>2’994.53</text:p>
          </table:table-cell>
          <table:table-cell office:value-type="float" office:value="5900" table:style-name="ce7">
            <text:p>5’9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3297.83" table:style-name="ce6">
            <text:p>3’297.83</text:p>
          </table:table-cell>
          <table:table-cell table:style-name="ce6"/>
          <table:table-cell office:value-type="float" office:value="-2602" table:style-name="ce7">
            <text:p>-2’6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189.040000000001" table:style-name="ce6">
            <text:p>33’189.04</text:p>
          </table:table-cell>
          <table:table-cell office:value-type="float" office:value="16300" table:style-name="ce7">
            <text:p>16’3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23977" table:style-name="ce6">
            <text:p>23’977.00</text:p>
          </table:table-cell>
          <table:table-cell table:style-name="ce6"/>
          <table:table-cell office:value-type="float" office:value="1677" table:style-name="ce7">
            <text:p>1’6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6000" table:style-name="ce7">
            <text:p>6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40.4499999999998" table:style-name="ce6">
            <text:p>2’440.45</text:p>
          </table:table-cell>
          <table:table-cell office:value-type="float" office:value="5100" table:style-name="ce7">
            <text:p>5’1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987.95" table:style-name="ce6">
            <text:p>3’987.95</text:p>
          </table:table-cell>
          <table:table-cell table:style-name="ce6"/>
          <table:table-cell office:value-type="float" office:value="-1112" table:style-name="ce7">
            <text:p>-1’1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2" table:style-name="ce6">
            <text:p>292.00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521" table:style-name="ce6">
            <text:p>521.00</text:p>
          </table:table-cell>
          <table:table-cell table:style-name="ce6"/>
          <table:table-cell office:value-type="float" office:value="-79" table:style-name="ce7">
            <text:p>-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4215.7" table:style-name="ce6">
            <text:p>94’215.70</text:p>
          </table:table-cell>
          <table:table-cell office:value-type="float" office:value="101000" table:style-name="ce7">
            <text:p>101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92750.399999999994" table:style-name="ce6">
            <text:p>92’750.40</text:p>
          </table:table-cell>
          <table:table-cell table:style-name="ce6"/>
          <table:table-cell office:value-type="float" office:value="-8250" table:style-name="ce7">
            <text:p>-8’2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49" table:style-name="ce6">
            <text:p>2’549.00</text:p>
          </table:table-cell>
          <table:table-cell office:value-type="float" office:value="4100" table:style-name="ce7">
            <text:p>4’1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637.8" table:style-name="ce6">
            <text:p>2’637.80</text:p>
          </table:table-cell>
          <table:table-cell table:style-name="ce6"/>
          <table:table-cell office:value-type="float" office:value="-1462" table:style-name="ce7">
            <text:p>-1’4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00" table:style-name="ce6">
            <text:p>10’000.00</text:p>
          </table:table-cell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0000" table:style-name="ce6">
            <text:p>10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1356.4" table:style-name="ce6">
            <text:p>741’356.40</text:p>
          </table:table-cell>
          <table:table-cell office:value-type="float" office:value="736200" table:style-name="ce7">
            <text:p>736’2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690365.17" table:style-name="ce6">
            <text:p>690’365.17</text:p>
          </table:table-cell>
          <table:table-cell table:style-name="ce6"/>
          <table:table-cell office:value-type="float" office:value="-45835" table:style-name="ce7">
            <text:p>-45’8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259.95" table:style-name="ce6">
            <text:p>22’259.95</text:p>
          </table:table-cell>
          <table:table-cell office:value-type="float" office:value="20200" table:style-name="ce7">
            <text:p>20’2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6913.5" table:style-name="ce6">
            <text:p>16’913.50</text:p>
          </table:table-cell>
          <table:table-cell office:value-type="float" office:value="-3287" table:style-name="ce7">
            <text:p>-3’2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95" table:style-name="ce6">
            <text:p>13’195.00</text:p>
          </table:table-cell>
          <table:table-cell office:value-type="float" office:value="9800" table:style-name="ce7">
            <text:p>9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2272" table:style-name="ce6">
            <text:p>22’272.00</text:p>
          </table:table-cell>
          <table:table-cell office:value-type="float" office:value="12472" table:style-name="ce7">
            <text:p>12’4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8663.5" table:style-name="ce6">
            <text:p>118’663.50</text:p>
          </table:table-cell>
          <table:table-cell office:value-type="float" office:value="5400" table:style-name="ce7">
            <text:p>5’4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60722" table:style-name="ce6">
            <text:p>60’722.00</text:p>
          </table:table-cell>
          <table:table-cell office:value-type="float" office:value="55322" table:style-name="ce7">
            <text:p>55’3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3272.6" table:style-name="ce6">
            <text:p>133’272.60</text:p>
          </table:table-cell>
          <table:table-cell office:value-type="float" office:value="132900" table:style-name="ce7">
            <text:p>132’9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133642" table:style-name="ce6">
            <text:p>133’642.00</text:p>
          </table:table-cell>
          <table:table-cell office:value-type="float" office:value="742" table:style-name="ce7">
            <text:p>7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00" table:style-name="ce6">
            <text:p>5’000.00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5000" table:style-name="ce6">
            <text:p>5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00" table:style-name="ce6">
            <text:p>5’000.00</text:p>
          </table:table-cell>
          <table:table-cell office:value-type="float" office:value="4500" table:style-name="ce7">
            <text:p>4’5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4500" table:style-name="ce6">
            <text:p>4’5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158.75" table:style-name="ce6">
            <text:p>16’158.75</text:p>
          </table:table-cell>
          <table:table-cell office:value-type="float" office:value="11300" table:style-name="ce7">
            <text:p>11’3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9020.1" table:style-name="ce6">
            <text:p>9’020.10</text:p>
          </table:table-cell>
          <table:table-cell office:value-type="float" office:value="-2280" table:style-name="ce7">
            <text:p>-2’2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5</text:p>
          </table:table-cell>
          <table:table-cell office:value-type="string" table:style-name="ce3">
            <text:p>Amt für Gesellschaftsfr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620806.3099999996" table:style-name="ce4">
            <text:p>5’620’806.31</text:p>
          </table:table-cell>
          <table:table-cell office:value-type="float" office:value="5953000" table:style-name="ce5">
            <text:p>5’953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876526.7300000004" table:style-name="ce4">
            <text:p>5’876’526.73</text:p>
          </table:table-cell>
          <table:table-cell table:style-name="ce4"/>
          <table:table-cell office:value-type="float" office:value="-179973" table:style-name="ce5">
            <text:p>-179’9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03500" table:style-name="ce5">
            <text:p>103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206298.55" table:style-name="ce4">
            <text:p>4’206’298.55</text:p>
          </table:table-cell>
          <table:table-cell office:value-type="float" office:value="4349350" table:style-name="ce5">
            <text:p>4’349’35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035078.85" table:style-name="ce4">
            <text:p>4’035’078.85</text:p>
          </table:table-cell>
          <table:table-cell office:value-type="float" office:value="-314271" table:style-name="ce5">
            <text:p>-314’2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14507.76" table:style-name="ce4">
            <text:p>1’414’507.76</text:p>
          </table:table-cell>
          <table:table-cell office:value-type="float" office:value="1707150" table:style-name="ce5">
            <text:p>1’707’15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841447.88" table:style-name="ce4">
            <text:p>1’841’447.88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5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66835.5900000001" table:style-name="ce4">
            <text:p>1’066’835.59</text:p>
          </table:table-cell>
          <table:table-cell office:value-type="float" office:value="1201450" table:style-name="ce5">
            <text:p>1’201’45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176297" table:style-name="ce4">
            <text:p>1’176’297.00</text:p>
          </table:table-cell>
          <table:table-cell table:style-name="ce4"/>
          <table:table-cell office:value-type="float" office:value="-25153" table:style-name="ce5">
            <text:p>-25’1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5573" table:style-name="ce4">
            <text:p>35’573.00</text:p>
          </table:table-cell>
          <table:table-cell office:value-type="float" office:value="13600" table:style-name="ce5">
            <text:p>13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100" table:style-name="ce4">
            <text:p>15’100.00</text:p>
          </table:table-cell>
          <table:table-cell office:value-type="float" office:value="1500" table:style-name="ce5">
            <text:p>1’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31262.59" table:style-name="ce4">
            <text:p>1’031’262.59</text:p>
          </table:table-cell>
          <table:table-cell office:value-type="float" office:value="1187850" table:style-name="ce5">
            <text:p>1’187’85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161197" table:style-name="ce4">
            <text:p>1’161’197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045" table:style-name="ce6">
            <text:p>9’045.00</text:p>
          </table:table-cell>
          <table:table-cell office:value-type="float" office:value="13000" table:style-name="ce7">
            <text:p>13’000</text:p>
          </table:table-cell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10680" table:style-name="ce6">
            <text:p>10’680.00</text:p>
          </table:table-cell>
          <table:table-cell table:style-name="ce6"/>
          <table:table-cell office:value-type="float" office:value="-2320" table:style-name="ce7">
            <text:p>-2’3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9367.55" table:style-name="ce6">
            <text:p>689’367.55</text:p>
          </table:table-cell>
          <table:table-cell office:value-type="float" office:value="681500" table:style-name="ce7">
            <text:p>681’5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700971.05" table:style-name="ce6">
            <text:p>700’971.05</text:p>
          </table:table-cell>
          <table:table-cell table:style-name="ce6"/>
          <table:table-cell office:value-type="float" office:value="19471" table:style-name="ce7">
            <text:p>19’4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785.3" table:style-name="ce6">
            <text:p>50’785.30</text:p>
          </table:table-cell>
          <table:table-cell office:value-type="float" office:value="51700" table:style-name="ce7">
            <text:p>51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2136.7" table:style-name="ce6">
            <text:p>52’136.70</text:p>
          </table:table-cell>
          <table:table-cell table:style-name="ce6"/>
          <table:table-cell office:value-type="float" office:value="437" table:style-name="ce7">
            <text:p>4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440.399999999994" table:style-name="ce6">
            <text:p>73’440.40</text:p>
          </table:table-cell>
          <table:table-cell office:value-type="float" office:value="61800" table:style-name="ce7">
            <text:p>61’8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73686.3" table:style-name="ce6">
            <text:p>73’686.30</text:p>
          </table:table-cell>
          <table:table-cell table:style-name="ce6"/>
          <table:table-cell office:value-type="float" office:value="11886" table:style-name="ce7">
            <text:p>11’8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00.3000000000002" table:style-name="ce6">
            <text:p>2’200.30</text:p>
          </table:table-cell>
          <table:table-cell office:value-type="float" office:value="2300" table:style-name="ce7">
            <text:p>2’3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826.7" table:style-name="ce6">
            <text:p>2’826.70</text:p>
          </table:table-cell>
          <table:table-cell table:style-name="ce6"/>
          <table:table-cell office:value-type="float" office:value="527" table:style-name="ce7">
            <text:p>5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30.1" table:style-name="ce6">
            <text:p>1’730.10</text:p>
          </table:table-cell>
          <table:table-cell office:value-type="float" office:value="8000" table:style-name="ce7">
            <text:p>8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6219.03" table:style-name="ce6">
            <text:p>6’219.03</text:p>
          </table:table-cell>
          <table:table-cell table:style-name="ce6"/>
          <table:table-cell office:value-type="float" office:value="-1781" table:style-name="ce7">
            <text:p>-1’78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558.169999999998" table:style-name="ce6">
            <text:p>17’558.17</text:p>
          </table:table-cell>
          <table:table-cell office:value-type="float" office:value="31000" table:style-name="ce7">
            <text:p>31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9487.419999999998" table:style-name="ce6">
            <text:p>19’487.42</text:p>
          </table:table-cell>
          <table:table-cell table:style-name="ce6"/>
          <table:table-cell office:value-type="float" office:value="-11513" table:style-name="ce7">
            <text:p>-11’5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39.7" table:style-name="ce6">
            <text:p>2’039.70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563.6" table:style-name="ce6">
            <text:p>3’563.60</text:p>
          </table:table-cell>
          <table:table-cell table:style-name="ce6"/>
          <table:table-cell office:value-type="float" office:value="-436" table:style-name="ce7">
            <text:p>-4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2185.99" table:style-name="ce6">
            <text:p>132’185.99</text:p>
          </table:table-cell>
          <table:table-cell office:value-type="float" office:value="275000" table:style-name="ce7">
            <text:p>275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97098.21" table:style-name="ce6">
            <text:p>197’098.21</text:p>
          </table:table-cell>
          <table:table-cell table:style-name="ce6"/>
          <table:table-cell office:value-type="float" office:value="-77902" table:style-name="ce7">
            <text:p>-77’9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736.5" table:style-name="ce6">
            <text:p>15’736.50</text:p>
          </table:table-cell>
          <table:table-cell office:value-type="float" office:value="17000" table:style-name="ce7">
            <text:p>17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3089.4" table:style-name="ce6">
            <text:p>13’089.40</text:p>
          </table:table-cell>
          <table:table-cell table:style-name="ce6"/>
          <table:table-cell office:value-type="float" office:value="-3911" table:style-name="ce7">
            <text:p>-3’9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746.58" table:style-name="ce6">
            <text:p>72’746.58</text:p>
          </table:table-cell>
          <table:table-cell office:value-type="float" office:value="56150" table:style-name="ce7">
            <text:p>56’15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96538.59" table:style-name="ce6">
            <text:p>96’538.59</text:p>
          </table:table-cell>
          <table:table-cell table:style-name="ce6"/>
          <table:table-cell office:value-type="float" office:value="40389" table:style-name="ce7">
            <text:p>40’3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573" table:style-name="ce6">
            <text:p>35’573.00</text:p>
          </table:table-cell>
          <table:table-cell office:value-type="float" office:value="13600" table:style-name="ce7">
            <text:p>13’6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100" table:style-name="ce6">
            <text:p>15’100.00</text:p>
          </table:table-cell>
          <table:table-cell office:value-type="float" office:value="1500" table:style-name="ce7">
            <text:p>1’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AHV-Zweig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20250.4" table:style-name="ce4">
            <text:p>520’250.40</text:p>
          </table:table-cell>
          <table:table-cell office:value-type="float" office:value="528500" table:style-name="ce5">
            <text:p>528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05383.8" table:style-name="ce4">
            <text:p>505’383.80</text:p>
          </table:table-cell>
          <table:table-cell table:style-name="ce4"/>
          <table:table-cell office:value-type="float" office:value="-23116" table:style-name="ce5">
            <text:p>-23’1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6122.1" table:style-name="ce4">
            <text:p>126’122.10</text:p>
          </table:table-cell>
          <table:table-cell office:value-type="float" office:value="83700" table:style-name="ce5">
            <text:p>83’7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05064.55" table:style-name="ce4">
            <text:p>105’064.55</text:p>
          </table:table-cell>
          <table:table-cell office:value-type="float" office:value="21365" table:style-name="ce5">
            <text:p>21’3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94128.3" table:style-name="ce4">
            <text:p>394’128.30</text:p>
          </table:table-cell>
          <table:table-cell office:value-type="float" office:value="444800" table:style-name="ce5">
            <text:p>444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00319.25" table:style-name="ce4">
            <text:p>400’319.2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2785.5" table:style-name="ce6">
            <text:p>412’785.50</text:p>
          </table:table-cell>
          <table:table-cell office:value-type="float" office:value="417800" table:style-name="ce7">
            <text:p>417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404721.55" table:style-name="ce6">
            <text:p>404’721.55</text:p>
          </table:table-cell>
          <table:table-cell table:style-name="ce6"/>
          <table:table-cell office:value-type="float" office:value="-13078" table:style-name="ce7">
            <text:p>-13’0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920" table:style-name="ce6">
            <text:p>30’920.00</text:p>
          </table:table-cell>
          <table:table-cell office:value-type="float" office:value="31300" table:style-name="ce7">
            <text:p>31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8972.1" table:style-name="ce6">
            <text:p>28’972.10</text:p>
          </table:table-cell>
          <table:table-cell table:style-name="ce6"/>
          <table:table-cell office:value-type="float" office:value="-2328" table:style-name="ce7">
            <text:p>-2’3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920.800000000003" table:style-name="ce6">
            <text:p>41’920.80</text:p>
          </table:table-cell>
          <table:table-cell office:value-type="float" office:value="37900" table:style-name="ce7">
            <text:p>37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42733.35" table:style-name="ce6">
            <text:p>42’733.35</text:p>
          </table:table-cell>
          <table:table-cell table:style-name="ce6"/>
          <table:table-cell office:value-type="float" office:value="4833" table:style-name="ce7">
            <text:p>4’8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35.05" table:style-name="ce6">
            <text:p>1’335.05</text:p>
          </table:table-cell>
          <table:table-cell office:value-type="float" office:value="1400" table:style-name="ce7">
            <text:p>1’4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562.85" table:style-name="ce6">
            <text:p>1’562.85</text:p>
          </table:table-cell>
          <table:table-cell table:style-name="ce6"/>
          <table:table-cell office:value-type="float" office:value="163" table:style-name="ce7">
            <text:p>1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5.8" table:style-name="ce6">
            <text:p>255.80</text:p>
          </table:table-cell>
          <table:table-cell office:value-type="float" office:value="2800" table:style-name="ce7">
            <text:p>2’8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table:number-columns-repeated="2" table:style-name="ce6"/>
          <table:table-cell office:value-type="float" office:value="-2800" table:style-name="ce7">
            <text:p>-2’8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9.65" table:style-name="ce6">
            <text:p>1’009.65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189" table:style-name="ce6">
            <text:p>1’189.00</text:p>
          </table:table-cell>
          <table:table-cell table:style-name="ce6"/>
          <table:table-cell office:value-type="float" office:value="-3811" table:style-name="ce7">
            <text:p>-3’8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49.05000000000001" table:style-name="ce6">
            <text:p>149.05</text:p>
          </table:table-cell>
          <table:table-cell table:style-name="ce6"/>
          <table:table-cell office:value-type="float" office:value="149" table:style-name="ce7">
            <text:p>1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.2" table:style-name="ce6">
            <text:p>57.20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8.7" table:style-name="ce6">
            <text:p>748.7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198.55" table:style-name="ce6">
            <text:p>1’198.55</text:p>
          </table:table-cell>
          <table:table-cell table:style-name="ce6"/>
          <table:table-cell office:value-type="float" office:value="199" table:style-name="ce7">
            <text:p>1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0" table:style-name="ce6">
            <text:p>530.00</text:p>
          </table:table-cell>
          <table:table-cell office:value-type="float" office:value="700" table:style-name="ce7">
            <text:p>7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380" table:style-name="ce6">
            <text:p>380.00</text:p>
          </table:table-cell>
          <table:table-cell table:style-name="ce6"/>
          <table:table-cell office:value-type="float" office:value="-320" table:style-name="ce7">
            <text:p>-3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687.7" table:style-name="ce6">
            <text:p>30’687.70</text:p>
          </table:table-cell>
          <table:table-cell office:value-type="float" office:value="30100" table:style-name="ce7">
            <text:p>30’1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24477.35" table:style-name="ce6">
            <text:p>24’477.35</text:p>
          </table:table-cell>
          <table:table-cell table:style-name="ce6"/>
          <table:table-cell office:value-type="float" office:value="-5623" table:style-name="ce7">
            <text:p>-5’6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00" table:style-name="ce6">
            <text:p>5’400.00</text:p>
          </table:table-cell>
          <table:table-cell office:value-type="float" office:value="3700" table:style-name="ce7">
            <text:p>3’7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2711.599999999999" table:style-name="ce6">
            <text:p>22’711.60</text:p>
          </table:table-cell>
          <table:table-cell office:value-type="float" office:value="19012" table:style-name="ce7">
            <text:p>19’0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722.1" table:style-name="ce6">
            <text:p>120’722.10</text:p>
          </table:table-cell>
          <table:table-cell office:value-type="float" office:value="80000" table:style-name="ce7">
            <text:p>8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82352.95" table:style-name="ce6">
            <text:p>82’352.95</text:p>
          </table:table-cell>
          <table:table-cell office:value-type="float" office:value="2353" table:style-name="ce7">
            <text:p>2’3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Wohnheim für Kinder und Jugendliche Riederenholz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78252.89" table:style-name="ce4">
            <text:p>2’278’252.89</text:p>
          </table:table-cell>
          <table:table-cell office:value-type="float" office:value="2402550" table:style-name="ce5">
            <text:p>2’402’55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361105.67" table:style-name="ce4">
            <text:p>2’361’105.67</text:p>
          </table:table-cell>
          <table:table-cell table:style-name="ce4"/>
          <table:table-cell office:value-type="float" office:value="-96144" table:style-name="ce5">
            <text:p>-96’1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4700" table:style-name="ce5">
            <text:p>54’7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90592.2999999998" table:style-name="ce4">
            <text:p>2’290’592.30</text:p>
          </table:table-cell>
          <table:table-cell office:value-type="float" office:value="2402550" table:style-name="ce5">
            <text:p>2’402’55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098491.85" table:style-name="ce4">
            <text:p>2’098’491.85</text:p>
          </table:table-cell>
          <table:table-cell office:value-type="float" office:value="-304058" table:style-name="ce5">
            <text:p>-304’0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4700" table:style-name="ce5">
            <text:p>54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62613.82" table:style-name="ce4">
            <text:p>262’613.8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339.41" table:style-name="ce4">
            <text:p>12’339.41</text:p>
          </table:table-cell>
          <table:table-cell table:style-name="ce5"/>
          <table:table-cell table:number-columns-repeated="2" table:style-name="ce3"/>
          <table:table-cell office:value-type="string" table:style-name="ce3">
            <text:p>Ertrags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58048.65" table:style-name="ce6">
            <text:p>1’458’048.65</text:p>
          </table:table-cell>
          <table:table-cell office:value-type="float" office:value="1497000" table:style-name="ce7">
            <text:p>1’497’0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546862.55" table:style-name="ce6">
            <text:p>1’546’862.55</text:p>
          </table:table-cell>
          <table:table-cell table:style-name="ce6"/>
          <table:table-cell office:value-type="float" office:value="-37" table:style-name="ce7">
            <text:p>-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9900" table:style-name="ce7">
            <text:p>49’9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2201.3" table:style-name="ce6">
            <text:p>112’201.30</text:p>
          </table:table-cell>
          <table:table-cell office:value-type="float" office:value="112100" table:style-name="ce7">
            <text:p>112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18163.4" table:style-name="ce6">
            <text:p>118’163.40</text:p>
          </table:table-cell>
          <table:table-cell table:style-name="ce6"/>
          <table:table-cell office:value-type="float" office:value="6063" table:style-name="ce7">
            <text:p>6’0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7283.6" table:style-name="ce6">
            <text:p>117’283.60</text:p>
          </table:table-cell>
          <table:table-cell office:value-type="float" office:value="128400" table:style-name="ce7">
            <text:p>128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17952.25" table:style-name="ce6">
            <text:p>117’952.25</text:p>
          </table:table-cell>
          <table:table-cell table:style-name="ce6"/>
          <table:table-cell office:value-type="float" office:value="-10448" table:style-name="ce7">
            <text:p>-10’4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53.75" table:style-name="ce6">
            <text:p>4’753.75</text:p>
          </table:table-cell>
          <table:table-cell office:value-type="float" office:value="4800" table:style-name="ce7">
            <text:p>4’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6278.3" table:style-name="ce6">
            <text:p>6’278.30</text:p>
          </table:table-cell>
          <table:table-cell table:style-name="ce6"/>
          <table:table-cell office:value-type="float" office:value="1478" table:style-name="ce7">
            <text:p>1’4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260" table:style-name="ce6">
            <text:p>18’260.00</text:p>
          </table:table-cell>
          <table:table-cell office:value-type="float" office:value="22500" table:style-name="ce7">
            <text:p>22’5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6101.1" table:style-name="ce6">
            <text:p>16’101.10</text:p>
          </table:table-cell>
          <table:table-cell table:style-name="ce6"/>
          <table:table-cell office:value-type="float" office:value="-6399" table:style-name="ce7">
            <text:p>-6’3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31.65" table:style-name="ce6">
            <text:p>2’431.65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861.5" table:style-name="ce6">
            <text:p>2’861.50</text:p>
          </table:table-cell>
          <table:table-cell table:style-name="ce6"/>
          <table:table-cell office:value-type="float" office:value="-3139" table:style-name="ce7">
            <text:p>-3’1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19.45" table:style-name="ce6">
            <text:p>7’719.45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8428.4500000000007" table:style-name="ce6">
            <text:p>8’428.45</text:p>
          </table:table-cell>
          <table:table-cell table:style-name="ce6"/>
          <table:table-cell office:value-type="float" office:value="28" table:style-name="ce7">
            <text:p>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400" table:style-name="ce7">
            <text:p>2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845.699999999997" table:style-name="ce6">
            <text:p>32’845.70</text:p>
          </table:table-cell>
          <table:table-cell office:value-type="float" office:value="35000" table:style-name="ce7">
            <text:p>35’0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32544.15" table:style-name="ce6">
            <text:p>32’544.15</text:p>
          </table:table-cell>
          <table:table-cell table:style-name="ce6"/>
          <table:table-cell office:value-type="float" office:value="-2456" table:style-name="ce7">
            <text:p>-2’4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816.98" table:style-name="ce6">
            <text:p>72’816.98</text:p>
          </table:table-cell>
          <table:table-cell office:value-type="float" office:value="85000" table:style-name="ce7">
            <text:p>85’0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74602.509999999995" table:style-name="ce6">
            <text:p>74’602.51</text:p>
          </table:table-cell>
          <table:table-cell table:style-name="ce6"/>
          <table:table-cell office:value-type="float" office:value="-10397" table:style-name="ce7">
            <text:p>-10’3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68.75" table:style-name="ce6">
            <text:p>7’268.75</text:p>
          </table:table-cell>
          <table:table-cell office:value-type="float" office:value="14000" table:style-name="ce7">
            <text:p>14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8994.25" table:style-name="ce6">
            <text:p>8’994.25</text:p>
          </table:table-cell>
          <table:table-cell table:style-name="ce6"/>
          <table:table-cell office:value-type="float" office:value="-5006" table:style-name="ce7">
            <text:p>-5’0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5.15" table:style-name="ce6">
            <text:p>445.15</text:p>
          </table:table-cell>
          <table:table-cell office:value-type="float" office:value="2200" table:style-name="ce7">
            <text:p>2’2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056.9" table:style-name="ce6">
            <text:p>2’056.90</text:p>
          </table:table-cell>
          <table:table-cell table:style-name="ce6"/>
          <table:table-cell office:value-type="float" office:value="-143" table:style-name="ce7">
            <text:p>-1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957.16" table:style-name="ce6">
            <text:p>15’957.16</text:p>
          </table:table-cell>
          <table:table-cell office:value-type="float" office:value="32100" table:style-name="ce7">
            <text:p>32’1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5850.55" table:style-name="ce6">
            <text:p>25’850.55</text:p>
          </table:table-cell>
          <table:table-cell table:style-name="ce6"/>
          <table:table-cell office:value-type="float" office:value="-6249" table:style-name="ce7">
            <text:p>-6’2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722.35" table:style-name="ce6">
            <text:p>23’722.35</text:p>
          </table:table-cell>
          <table:table-cell office:value-type="float" office:value="24400" table:style-name="ce7">
            <text:p>24’4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8564.48" table:style-name="ce6">
            <text:p>8’564.48</text:p>
          </table:table-cell>
          <table:table-cell table:style-name="ce6"/>
          <table:table-cell office:value-type="float" office:value="-15836" table:style-name="ce7">
            <text:p>-15’8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49.1" table:style-name="ce6">
            <text:p>3’849.10</text:p>
          </table:table-cell>
          <table:table-cell office:value-type="float" office:value="4400" table:style-name="ce7">
            <text:p>4’4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6887.9" table:style-name="ce6">
            <text:p>6’887.90</text:p>
          </table:table-cell>
          <table:table-cell table:style-name="ce6"/>
          <table:table-cell office:value-type="float" office:value="88" table:style-name="ce7">
            <text:p>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400" table:style-name="ce7">
            <text:p>2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374" table:style-name="ce6">
            <text:p>51’374.00</text:p>
          </table:table-cell>
          <table:table-cell office:value-type="float" office:value="73300" table:style-name="ce7">
            <text:p>73’300</text:p>
          </table:table-cell>
          <table:table-cell table:style-name="ce2"/>
          <table:table-cell office:value-type="string" table:style-name="ce2">
            <text:p>366</text:p>
          </table:table-cell>
          <table:table-cell office:value-type="string" table:style-name="ce2">
            <text:p>Beiträge an private Haushalte</text:p>
          </table:table-cell>
          <table:table-cell office:value-type="float" office:value="33933.599999999999" table:style-name="ce6">
            <text:p>33’933.60</text:p>
          </table:table-cell>
          <table:table-cell table:style-name="ce6"/>
          <table:table-cell office:value-type="float" office:value="-39366" table:style-name="ce7">
            <text:p>-39’3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9706.84999999998" table:style-name="ce6">
            <text:p>279’706.85</text:p>
          </table:table-cell>
          <table:table-cell office:value-type="float" office:value="283700" table:style-name="ce7">
            <text:p>283’7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277404.59999999998" table:style-name="ce6">
            <text:p>277’404.60</text:p>
          </table:table-cell>
          <table:table-cell table:style-name="ce6"/>
          <table:table-cell office:value-type="float" office:value="-6295" table:style-name="ce7">
            <text:p>-6’2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568.45" table:style-name="ce6">
            <text:p>69’568.45</text:p>
          </table:table-cell>
          <table:table-cell office:value-type="float" office:value="71650" table:style-name="ce7">
            <text:p>71’65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73619.179999999993" table:style-name="ce6">
            <text:p>73’619.18</text:p>
          </table:table-cell>
          <table:table-cell table:style-name="ce6"/>
          <table:table-cell office:value-type="float" office:value="1969" table:style-name="ce7">
            <text:p>1’9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407.9" table:style-name="ce6">
            <text:p>59’407.90</text:p>
          </table:table-cell>
          <table:table-cell office:value-type="float" office:value="88200" table:style-name="ce7">
            <text:p>88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51565.35" table:style-name="ce6">
            <text:p>51’565.35</text:p>
          </table:table-cell>
          <table:table-cell office:value-type="float" office:value="-36635" table:style-name="ce7">
            <text:p>-36’6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614" table:style-name="ce6">
            <text:p>20’614.00</text:p>
          </table:table-cell>
          <table:table-cell table:style-name="ce7"/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-85.25" table:style-name="ce6">
            <text:p>-85.25</text:p>
          </table:table-cell>
          <table:table-cell office:value-type="float" office:value="85" table:style-name="ce7">
            <text:p>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1866.2" table:style-name="ce6">
            <text:p>271’866.20</text:p>
          </table:table-cell>
          <table:table-cell office:value-type="float" office:value="691400" table:style-name="ce7">
            <text:p>691’4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786769.75" table:style-name="ce6">
            <text:p>786’769.75</text:p>
          </table:table-cell>
          <table:table-cell office:value-type="float" office:value="95370" table:style-name="ce7">
            <text:p>95’3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38704.2" table:style-name="ce6">
            <text:p>1’938’704.20</text:p>
          </table:table-cell>
          <table:table-cell office:value-type="float" office:value="1622950" table:style-name="ce7">
            <text:p>1’622’95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260242" table:style-name="ce6">
            <text:p>1’260’242.00</text:p>
          </table:table-cell>
          <table:table-cell office:value-type="float" office:value="-362708" table:style-name="ce7">
            <text:p>-362’7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53</text:p>
          </table:table-cell>
          <table:table-cell office:value-type="string" table:style-name="ce3">
            <text:p>Wohnheim für Betagte Riederenholz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55467.43" table:style-name="ce4">
            <text:p>1’755’467.43</text:p>
          </table:table-cell>
          <table:table-cell office:value-type="float" office:value="1820500" table:style-name="ce5">
            <text:p>1’820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833740.26" table:style-name="ce4">
            <text:p>1’833’740.26</text:p>
          </table:table-cell>
          <table:table-cell table:style-name="ce4"/>
          <table:table-cell office:value-type="float" office:value="-35560" table:style-name="ce5">
            <text:p>-35’5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8800" table:style-name="ce5">
            <text:p>48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54011.15" table:style-name="ce4">
            <text:p>1’754’011.15</text:p>
          </table:table-cell>
          <table:table-cell office:value-type="float" office:value="1849500" table:style-name="ce5">
            <text:p>1’849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816422.45" table:style-name="ce4">
            <text:p>1’816’422.45</text:p>
          </table:table-cell>
          <table:table-cell office:value-type="float" office:value="-33078" table:style-name="ce5">
            <text:p>-33’0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56.28" table:style-name="ce4">
            <text:p>1’456.28</text:p>
          </table:table-cell>
          <table:table-cell office:value-type="float" office:value="19800" table:style-name="ce5">
            <text:p>19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7317.810000000001" table:style-name="ce4">
            <text:p>17’317.81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35303.7" table:style-name="ce6">
            <text:p>1’135’303.70</text:p>
          </table:table-cell>
          <table:table-cell office:value-type="float" office:value="1132900" table:style-name="ce7">
            <text:p>1’132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181706.7" table:style-name="ce6">
            <text:p>1’181’706.70</text:p>
          </table:table-cell>
          <table:table-cell table:style-name="ce6"/>
          <table:table-cell office:value-type="float" office:value="7" table:style-name="ce7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8800" table:style-name="ce7">
            <text:p>48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215.35" table:style-name="ce6">
            <text:p>86’215.35</text:p>
          </table:table-cell>
          <table:table-cell office:value-type="float" office:value="85500" table:style-name="ce7">
            <text:p>85’5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89030.95" table:style-name="ce6">
            <text:p>89’030.95</text:p>
          </table:table-cell>
          <table:table-cell table:style-name="ce6"/>
          <table:table-cell office:value-type="float" office:value="3531" table:style-name="ce7">
            <text:p>3’5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5353.2" table:style-name="ce6">
            <text:p>105’353.20</text:p>
          </table:table-cell>
          <table:table-cell office:value-type="float" office:value="91600" table:style-name="ce7">
            <text:p>91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08303.95" table:style-name="ce6">
            <text:p>108’303.95</text:p>
          </table:table-cell>
          <table:table-cell table:style-name="ce6"/>
          <table:table-cell office:value-type="float" office:value="16704" table:style-name="ce7">
            <text:p>16’7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74.05" table:style-name="ce6">
            <text:p>3’674.05</text:p>
          </table:table-cell>
          <table:table-cell office:value-type="float" office:value="3700" table:style-name="ce7">
            <text:p>3’7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4765.95" table:style-name="ce6">
            <text:p>4’765.95</text:p>
          </table:table-cell>
          <table:table-cell table:style-name="ce6"/>
          <table:table-cell office:value-type="float" office:value="1066" table:style-name="ce7">
            <text:p>1’0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512.2999999999993" table:style-name="ce6">
            <text:p>9’512.30</text:p>
          </table:table-cell>
          <table:table-cell office:value-type="float" office:value="14800" table:style-name="ce7">
            <text:p>14’8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8935.15" table:style-name="ce6">
            <text:p>8’935.15</text:p>
          </table:table-cell>
          <table:table-cell table:style-name="ce6"/>
          <table:table-cell office:value-type="float" office:value="-5865" table:style-name="ce7">
            <text:p>-5’8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32.7" table:style-name="ce6">
            <text:p>1’532.70</text:p>
          </table:table-cell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325.45" table:style-name="ce6">
            <text:p>1’325.45</text:p>
          </table:table-cell>
          <table:table-cell table:style-name="ce6"/>
          <table:table-cell office:value-type="float" office:value="-1675" table:style-name="ce7">
            <text:p>-1’6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800" table:style-name="ce6">
            <text:p>9’800.00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911.19" table:style-name="ce6">
            <text:p>36’911.19</text:p>
          </table:table-cell>
          <table:table-cell office:value-type="float" office:value="40000" table:style-name="ce7">
            <text:p>40’0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37184.49" table:style-name="ce6">
            <text:p>37’184.49</text:p>
          </table:table-cell>
          <table:table-cell table:style-name="ce6"/>
          <table:table-cell office:value-type="float" office:value="-2816" table:style-name="ce7">
            <text:p>-2’81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187.5" table:style-name="ce6">
            <text:p>131’187.50</text:p>
          </table:table-cell>
          <table:table-cell office:value-type="float" office:value="134600" table:style-name="ce7">
            <text:p>134’6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28103.98" table:style-name="ce6">
            <text:p>128’103.98</text:p>
          </table:table-cell>
          <table:table-cell table:style-name="ce6"/>
          <table:table-cell office:value-type="float" office:value="-6496" table:style-name="ce7">
            <text:p>-6’4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771.1" table:style-name="ce6">
            <text:p>15’771.10</text:p>
          </table:table-cell>
          <table:table-cell office:value-type="float" office:value="16000" table:style-name="ce7">
            <text:p>16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16305.65" table:style-name="ce6">
            <text:p>16’305.65</text:p>
          </table:table-cell>
          <table:table-cell table:style-name="ce6"/>
          <table:table-cell office:value-type="float" office:value="306" table:style-name="ce7">
            <text:p>3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394" table:style-name="ce6">
            <text:p>12’394.00</text:p>
          </table:table-cell>
          <table:table-cell office:value-type="float" office:value="42900" table:style-name="ce7">
            <text:p>42’9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45825.4" table:style-name="ce6">
            <text:p>45’825.40</text:p>
          </table:table-cell>
          <table:table-cell table:style-name="ce6"/>
          <table:table-cell office:value-type="float" office:value="2925" table:style-name="ce7">
            <text:p>2’9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61" table:style-name="ce6">
            <text:p>4’461.00</text:p>
          </table:table-cell>
          <table:table-cell office:value-type="float" office:value="5900" table:style-name="ce7">
            <text:p>5’9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5824.4" table:style-name="ce6">
            <text:p>5’824.40</text:p>
          </table:table-cell>
          <table:table-cell table:style-name="ce6"/>
          <table:table-cell office:value-type="float" office:value="-76" table:style-name="ce7">
            <text:p>-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018.11" table:style-name="ce6">
            <text:p>38’018.11</text:p>
          </table:table-cell>
          <table:table-cell office:value-type="float" office:value="39000" table:style-name="ce7">
            <text:p>39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8062.46" table:style-name="ce6">
            <text:p>38’062.46</text:p>
          </table:table-cell>
          <table:table-cell table:style-name="ce6"/>
          <table:table-cell office:value-type="float" office:value="-938" table:style-name="ce7">
            <text:p>-9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63.9" table:style-name="ce6">
            <text:p>5’463.90</text:p>
          </table:table-cell>
          <table:table-cell office:value-type="float" office:value="4800" table:style-name="ce7">
            <text:p>4’8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5139.45" table:style-name="ce6">
            <text:p>5’139.45</text:p>
          </table:table-cell>
          <table:table-cell table:style-name="ce6"/>
          <table:table-cell office:value-type="float" office:value="339" table:style-name="ce7">
            <text:p>3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3343.15" table:style-name="ce6">
            <text:p>3’343.15</text:p>
          </table:table-cell>
          <table:table-cell table:style-name="ce6"/>
          <table:table-cell office:value-type="float" office:value="3343" table:style-name="ce7">
            <text:p>3’3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51.25" table:style-name="ce6">
            <text:p>2’351.25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66</text:p>
          </table:table-cell>
          <table:table-cell office:value-type="string" table:style-name="ce2">
            <text:p>Beiträge an private Haushalte</text:p>
          </table:table-cell>
          <table:table-cell office:value-type="float" office:value="3077.7" table:style-name="ce6">
            <text:p>3’077.70</text:p>
          </table:table-cell>
          <table:table-cell table:style-name="ce6"/>
          <table:table-cell office:value-type="float" office:value="-922" table:style-name="ce7">
            <text:p>-9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5804.4" table:style-name="ce6">
            <text:p>115’804.40</text:p>
          </table:table-cell>
          <table:table-cell office:value-type="float" office:value="116300" table:style-name="ce7">
            <text:p>116’3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15917.9" table:style-name="ce6">
            <text:p>115’917.90</text:p>
          </table:table-cell>
          <table:table-cell table:style-name="ce6"/>
          <table:table-cell office:value-type="float" office:value="-382" table:style-name="ce7">
            <text:p>-3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713.68" table:style-name="ce6">
            <text:p>41’713.68</text:p>
          </table:table-cell>
          <table:table-cell office:value-type="float" office:value="85500" table:style-name="ce7">
            <text:p>85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40887.53" table:style-name="ce6">
            <text:p>40’887.53</text:p>
          </table:table-cell>
          <table:table-cell table:style-name="ce6"/>
          <table:table-cell office:value-type="float" office:value="-44612" table:style-name="ce7">
            <text:p>-44’6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11536" table:style-name="ce6">
            <text:p>1’711’536.00</text:p>
          </table:table-cell>
          <table:table-cell office:value-type="float" office:value="1810000" table:style-name="ce7">
            <text:p>1’810’000</text:p>
          </table:table-cell>
          <table:table-cell table:style-name="ce2"/>
          <table:table-cell office:value-type="string" table:style-name="ce2">
            <text:p>432</text:p>
          </table:table-cell>
          <table:table-cell office:value-type="string" table:style-name="ce2">
            <text:p>Spital- und Heimtaxen, Kostgelder</text:p>
          </table:table-cell>
          <table:table-cell table:style-name="ce6"/>
          <table:table-cell office:value-type="float" office:value="1764685.5" table:style-name="ce6">
            <text:p>1’764’685.50</text:p>
          </table:table-cell>
          <table:table-cell office:value-type="float" office:value="-45315" table:style-name="ce7">
            <text:p>-45’3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796.1" table:style-name="ce6">
            <text:p>8’796.10</text:p>
          </table:table-cell>
          <table:table-cell office:value-type="float" office:value="8900" table:style-name="ce7">
            <text:p>8’9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1071.55" table:style-name="ce6">
            <text:p>11’071.55</text:p>
          </table:table-cell>
          <table:table-cell office:value-type="float" office:value="2172" table:style-name="ce7">
            <text:p>2’1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679.050000000003" table:style-name="ce6">
            <text:p>33’679.05</text:p>
          </table:table-cell>
          <table:table-cell office:value-type="float" office:value="30600" table:style-name="ce7">
            <text:p>30’6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40665.4" table:style-name="ce6">
            <text:p>40’665.40</text:p>
          </table:table-cell>
          <table:table-cell office:value-type="float" office:value="10065" table:style-name="ce7">
            <text:p>10’0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</text:p>
          </table:table-cell>
          <table:table-cell office:value-type="string" table:style-name="ce3">
            <text:p>Direktion Technische Betrieb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7227784.729999997" table:style-name="ce4">
            <text:p>47’227’784.73</text:p>
          </table:table-cell>
          <table:table-cell office:value-type="float" office:value="45957600" table:style-name="ce5">
            <text:p>45’957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0972316.07" table:style-name="ce4">
            <text:p>50’972’316.07</text:p>
          </table:table-cell>
          <table:table-cell table:style-name="ce4"/>
          <table:table-cell office:value-type="float" office:value="4679116" table:style-name="ce5">
            <text:p>4’679’1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83300" table:style-name="ce5">
            <text:p>183’3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52300" table:style-name="ce5">
            <text:p>152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6324465.880000003" table:style-name="ce4">
            <text:p>56’324’465.88</text:p>
          </table:table-cell>
          <table:table-cell office:value-type="float" office:value="52158100" table:style-name="ce5">
            <text:p>52’158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57568332.049999997" table:style-name="ce4">
            <text:p>57’568’332.05</text:p>
          </table:table-cell>
          <table:table-cell office:value-type="float" office:value="5410232" table:style-name="ce5">
            <text:p>5’410’2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096681.1500000004" table:style-name="ce4">
            <text:p>9’096’681.15</text:p>
          </table:table-cell>
          <table:table-cell office:value-type="float" office:value="5864900" table:style-name="ce5">
            <text:p>5’864’9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6596015.9800000004" table:style-name="ce4">
            <text:p>6’596’015.98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0</text:p>
          </table:table-cell>
          <table:table-cell office:value-type="string" table:style-name="ce3">
            <text:p>Direktionssekretaria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09883.85" table:style-name="ce4">
            <text:p>709’883.85</text:p>
          </table:table-cell>
          <table:table-cell office:value-type="float" office:value="864000" table:style-name="ce5">
            <text:p>864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700620.94" table:style-name="ce4">
            <text:p>700’620.94</text:p>
          </table:table-cell>
          <table:table-cell table:style-name="ce4"/>
          <table:table-cell office:value-type="float" office:value="-163379" table:style-name="ce5">
            <text:p>-163’3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220829.6500000004" table:style-name="ce4">
            <text:p>8’220’829.65</text:p>
          </table:table-cell>
          <table:table-cell office:value-type="float" office:value="6377000" table:style-name="ce5">
            <text:p>6’377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384809.25" table:style-name="ce4">
            <text:p>6’384’809.25</text:p>
          </table:table-cell>
          <table:table-cell office:value-type="float" office:value="7809" table:style-name="ce5">
            <text:p>7’8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510945.7999999998" table:style-name="ce4">
            <text:p>7’510’945.80</text:p>
          </table:table-cell>
          <table:table-cell office:value-type="float" office:value="5513000" table:style-name="ce5">
            <text:p>5’513’0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5684188.3099999996" table:style-name="ce4">
            <text:p>5’684’188.31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00</text:p>
          </table:table-cell>
          <table:table-cell office:value-type="string" table:style-name="ce3">
            <text:p>Sekretariat und Diens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67883.85" table:style-name="ce4">
            <text:p>667’883.85</text:p>
          </table:table-cell>
          <table:table-cell office:value-type="float" office:value="841000" table:style-name="ce5">
            <text:p>841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67620.93999999994" table:style-name="ce4">
            <text:p>667’620.94</text:p>
          </table:table-cell>
          <table:table-cell table:style-name="ce4"/>
          <table:table-cell office:value-type="float" office:value="-173379" table:style-name="ce5">
            <text:p>-173’3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85129.65" table:style-name="ce4">
            <text:p>385’129.65</text:p>
          </table:table-cell>
          <table:table-cell office:value-type="float" office:value="377000" table:style-name="ce5">
            <text:p>377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84809.25" table:style-name="ce4">
            <text:p>384’809.25</text:p>
          </table:table-cell>
          <table:table-cell office:value-type="float" office:value="7809" table:style-name="ce5">
            <text:p>7’8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2754.2" table:style-name="ce4">
            <text:p>282’754.20</text:p>
          </table:table-cell>
          <table:table-cell office:value-type="float" office:value="464000" table:style-name="ce5">
            <text:p>464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82811.69" table:style-name="ce4">
            <text:p>282’811.6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3997.35" table:style-name="ce6">
            <text:p>473’997.35</text:p>
          </table:table-cell>
          <table:table-cell office:value-type="float" office:value="474000" table:style-name="ce7">
            <text:p>474’0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476171.5" table:style-name="ce6">
            <text:p>476’171.50</text:p>
          </table:table-cell>
          <table:table-cell table:style-name="ce6"/>
          <table:table-cell office:value-type="float" office:value="2172" table:style-name="ce7">
            <text:p>2’1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609.1" table:style-name="ce6">
            <text:p>35’609.10</text:p>
          </table:table-cell>
          <table:table-cell office:value-type="float" office:value="35500" table:style-name="ce7">
            <text:p>35’5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35751.550000000003" table:style-name="ce6">
            <text:p>35’751.55</text:p>
          </table:table-cell>
          <table:table-cell table:style-name="ce6"/>
          <table:table-cell office:value-type="float" office:value="252" table:style-name="ce7">
            <text:p>2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890.400000000001" table:style-name="ce6">
            <text:p>54’890.40</text:p>
          </table:table-cell>
          <table:table-cell office:value-type="float" office:value="43400" table:style-name="ce7">
            <text:p>43’4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56084.95" table:style-name="ce6">
            <text:p>56’084.95</text:p>
          </table:table-cell>
          <table:table-cell table:style-name="ce6"/>
          <table:table-cell office:value-type="float" office:value="12685" table:style-name="ce7">
            <text:p>12’6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88.95" table:style-name="ce6">
            <text:p>4’988.95</text:p>
          </table:table-cell>
          <table:table-cell office:value-type="float" office:value="4900" table:style-name="ce7">
            <text:p>4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5128.7" table:style-name="ce6">
            <text:p>5’128.70</text:p>
          </table:table-cell>
          <table:table-cell table:style-name="ce6"/>
          <table:table-cell office:value-type="float" office:value="229" table:style-name="ce7">
            <text:p>2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97.0999999999999" table:style-name="ce6">
            <text:p>1’297.10</text:p>
          </table:table-cell>
          <table:table-cell office:value-type="float" office:value="8200" table:style-name="ce7">
            <text:p>8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table:number-columns-repeated="2" table:style-name="ce6"/>
          <table:table-cell office:value-type="float" office:value="-8200" table:style-name="ce7">
            <text:p>-8’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11.14" table:style-name="ce6">
            <text:p>6’611.14</text:p>
          </table:table-cell>
          <table:table-cell office:value-type="float" office:value="8600" table:style-name="ce7">
            <text:p>8’6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6056.58" table:style-name="ce6">
            <text:p>6’056.58</text:p>
          </table:table-cell>
          <table:table-cell table:style-name="ce6"/>
          <table:table-cell office:value-type="float" office:value="-2543" table:style-name="ce7">
            <text:p>-2’5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20.2" table:style-name="ce6">
            <text:p>7’120.20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500" table:style-name="ce6">
            <text:p>31’500.00</text:p>
          </table:table-cell>
          <table:table-cell office:value-type="float" office:value="31500" table:style-name="ce7">
            <text:p>31’5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31500" table:style-name="ce6">
            <text:p>31’5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70" table:style-name="ce6">
            <text:p>3’070.00</text:p>
          </table:table-cell>
          <table:table-cell office:value-type="float" office:value="7000" table:style-name="ce7">
            <text:p>7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080.31" table:style-name="ce6">
            <text:p>2’080.31</text:p>
          </table:table-cell>
          <table:table-cell table:style-name="ce6"/>
          <table:table-cell office:value-type="float" office:value="-4920" table:style-name="ce7">
            <text:p>-4’9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897.300000000003" table:style-name="ce6">
            <text:p>38’897.30</text:p>
          </table:table-cell>
          <table:table-cell office:value-type="float" office:value="218200" table:style-name="ce7">
            <text:p>218’2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9074.8" table:style-name="ce6">
            <text:p>49’074.80</text:p>
          </table:table-cell>
          <table:table-cell table:style-name="ce6"/>
          <table:table-cell office:value-type="float" office:value="-169125" table:style-name="ce7">
            <text:p>-169’1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50.8" table:style-name="ce6">
            <text:p>3’050.80</text:p>
          </table:table-cell>
          <table:table-cell office:value-type="float" office:value="3200" table:style-name="ce7">
            <text:p>3’2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281.6600000000001" table:style-name="ce6">
            <text:p>1’281.66</text:p>
          </table:table-cell>
          <table:table-cell table:style-name="ce6"/>
          <table:table-cell office:value-type="float" office:value="-1918" table:style-name="ce7">
            <text:p>-1’9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51.51" table:style-name="ce6">
            <text:p>6’851.51</text:p>
          </table:table-cell>
          <table:table-cell office:value-type="float" office:value="6500" table:style-name="ce7">
            <text:p>6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4490.8900000000003" table:style-name="ce6">
            <text:p>4’490.89</text:p>
          </table:table-cell>
          <table:table-cell table:style-name="ce6"/>
          <table:table-cell office:value-type="float" office:value="-2009" table:style-name="ce7">
            <text:p>-2’0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7179.65000000002" table:style-name="ce6">
            <text:p>287’179.65</text:p>
          </table:table-cell>
          <table:table-cell office:value-type="float" office:value="281000" table:style-name="ce7">
            <text:p>281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288059.25" table:style-name="ce6">
            <text:p>288’059.25</text:p>
          </table:table-cell>
          <table:table-cell office:value-type="float" office:value="7059" table:style-name="ce7">
            <text:p>7’0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950" table:style-name="ce6">
            <text:p>7’950.0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6750" table:style-name="ce6">
            <text:p>6’750.00</text:p>
          </table:table-cell>
          <table:table-cell office:value-type="float" office:value="750" table:style-name="ce7">
            <text:p>7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0000" table:style-name="ce6">
            <text:p>90’000.00</text:p>
          </table:table-cell>
          <table:table-cell office:value-type="float" office:value="90000" table:style-name="ce7">
            <text:p>90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90000" table:style-name="ce6">
            <text:p>9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02</text:p>
          </table:table-cell>
          <table:table-cell office:value-type="string" table:style-name="ce3">
            <text:p>Ergebnisse der verwaltungseigenen Unternehm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835700" table:style-name="ce4">
            <text:p>7’835’700.00</text:p>
          </table:table-cell>
          <table:table-cell office:value-type="float" office:value="6000000" table:style-name="ce5">
            <text:p>6’000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000000" table:style-name="ce4">
            <text:p>6’000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835700" table:style-name="ce4">
            <text:p>7’835’700.00</text:p>
          </table:table-cell>
          <table:table-cell office:value-type="float" office:value="6000000" table:style-name="ce5">
            <text:p>6’000’0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6000000" table:style-name="ce4">
            <text:p>6’000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835700" table:style-name="ce6">
            <text:p>7’835’700.00</text:p>
          </table:table-cell>
          <table:table-cell office:value-type="float" office:value="6000000" table:style-name="ce7">
            <text:p>6’000’000</text:p>
          </table:table-cell>
          <table:table-cell table:style-name="ce2"/>
          <table:table-cell office:value-type="string" table:style-name="ce2">
            <text:p>426</text:p>
          </table:table-cell>
          <table:table-cell office:value-type="string" table:style-name="ce2">
            <text:p>Vermögenserträge aus Beteiligungen des Verwaltungsvermögens</text:p>
          </table:table-cell>
          <table:table-cell table:style-name="ce6"/>
          <table:table-cell office:value-type="float" office:value="6000000" table:style-name="ce6">
            <text:p>6’00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09</text:p>
          </table:table-cell>
          <table:table-cell office:value-type="string" table:style-name="ce3">
            <text:p>Ausgehende laufende 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2000" table:style-name="ce4">
            <text:p>42’000.00</text:p>
          </table:table-cell>
          <table:table-cell office:value-type="float" office:value="23000" table:style-name="ce5">
            <text:p>23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3000" table:style-name="ce4">
            <text:p>33’000.00</text:p>
          </table:table-cell>
          <table:table-cell table:style-name="ce4"/>
          <table:table-cell office:value-type="float" office:value="10000" table:style-name="ce5">
            <text:p>1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2000" table:style-name="ce4">
            <text:p>42’000.00</text:p>
          </table:table-cell>
          <table:table-cell office:value-type="float" office:value="23000" table:style-name="ce5">
            <text:p>23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3000" table:style-name="ce4">
            <text:p>33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000" table:style-name="ce6">
            <text:p>30’000.00</text:p>
          </table:table-cell>
          <table:table-cell office:value-type="float" office:value="23000" table:style-name="ce7">
            <text:p>23’000</text:p>
          </table:table-cell>
          <table:table-cell table:style-name="ce2"/>
          <table:table-cell office:value-type="string" table:style-name="ce2">
            <text:p>362</text:p>
          </table:table-cell>
          <table:table-cell office:value-type="string" table:style-name="ce2">
            <text:p>Beiträge an Institutionen auf kommunaler Ebene</text:p>
          </table:table-cell>
          <table:table-cell office:value-type="float" office:value="21000" table:style-name="ce6">
            <text:p>21’000.00</text:p>
          </table:table-cell>
          <table:table-cell table:style-name="ce6"/>
          <table:table-cell office:value-type="float" office:value="-2000" table:style-name="ce7">
            <text:p>-2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0" table:style-name="ce6">
            <text:p>12’000.00</text:p>
          </table:table-cell>
          <table:table-cell table:style-name="ce7"/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2000" table:style-name="ce6">
            <text:p>12’000.00</text:p>
          </table:table-cell>
          <table:table-cell table:style-name="ce6"/>
          <table:table-cell office:value-type="float" office:value="12000" table:style-name="ce7">
            <text:p>12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1</text:p>
          </table:table-cell>
          <table:table-cell office:value-type="string" table:style-name="ce3">
            <text:p>Entsorgung St.Gall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2175578.609999999" table:style-name="ce4">
            <text:p>42’175’578.61</text:p>
          </table:table-cell>
          <table:table-cell office:value-type="float" office:value="40071600" table:style-name="ce5">
            <text:p>40’071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5155508.700000003" table:style-name="ce4">
            <text:p>45’155’508.70</text:p>
          </table:table-cell>
          <table:table-cell table:style-name="ce4"/>
          <table:table-cell office:value-type="float" office:value="4931609" table:style-name="ce5">
            <text:p>4’931’6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52300" table:style-name="ce5">
            <text:p>152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4375578.609999999" table:style-name="ce4">
            <text:p>44’375’578.61</text:p>
          </table:table-cell>
          <table:table-cell office:value-type="float" office:value="41571600" table:style-name="ce5">
            <text:p>41’571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6655508.700000003" table:style-name="ce4">
            <text:p>46’655’508.70</text:p>
          </table:table-cell>
          <table:table-cell office:value-type="float" office:value="5083909" table:style-name="ce5">
            <text:p>5’083’9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00000" table:style-name="ce4">
            <text:p>2’200’000.00</text:p>
          </table:table-cell>
          <table:table-cell office:value-type="float" office:value="1347700" table:style-name="ce5">
            <text:p>1’347’7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500000" table:style-name="ce4">
            <text:p>1’500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1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56229.31" table:style-name="ce4">
            <text:p>1’556’229.31</text:p>
          </table:table-cell>
          <table:table-cell office:value-type="float" office:value="1627300" table:style-name="ce5">
            <text:p>1’627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518966.1" table:style-name="ce4">
            <text:p>1’518’966.10</text:p>
          </table:table-cell>
          <table:table-cell table:style-name="ce4"/>
          <table:table-cell office:value-type="float" office:value="-108334" table:style-name="ce5">
            <text:p>-108’3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56229.31" table:style-name="ce4">
            <text:p>1’556’229.31</text:p>
          </table:table-cell>
          <table:table-cell office:value-type="float" office:value="1627300" table:style-name="ce5">
            <text:p>1’627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18966.1" table:style-name="ce4">
            <text:p>1’518’966.10</text:p>
          </table:table-cell>
          <table:table-cell office:value-type="float" office:value="-108334" table:style-name="ce5">
            <text:p>-108’3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3464.75" table:style-name="ce6">
            <text:p>543’464.75</text:p>
          </table:table-cell>
          <table:table-cell office:value-type="float" office:value="540100" table:style-name="ce7">
            <text:p>540’1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543439.5" table:style-name="ce6">
            <text:p>543’439.50</text:p>
          </table:table-cell>
          <table:table-cell table:style-name="ce6"/>
          <table:table-cell office:value-type="float" office:value="3340" table:style-name="ce7">
            <text:p>3’3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205.35" table:style-name="ce6">
            <text:p>40’205.35</text:p>
          </table:table-cell>
          <table:table-cell office:value-type="float" office:value="40700" table:style-name="ce7">
            <text:p>40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0681.300000000003" table:style-name="ce6">
            <text:p>40’681.30</text:p>
          </table:table-cell>
          <table:table-cell table:style-name="ce6"/>
          <table:table-cell office:value-type="float" office:value="-19" table:style-name="ce7">
            <text:p>-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286.2" table:style-name="ce6">
            <text:p>57’286.20</text:p>
          </table:table-cell>
          <table:table-cell office:value-type="float" office:value="49600" table:style-name="ce7">
            <text:p>49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57078.65" table:style-name="ce6">
            <text:p>57’078.65</text:p>
          </table:table-cell>
          <table:table-cell table:style-name="ce6"/>
          <table:table-cell office:value-type="float" office:value="7479" table:style-name="ce7">
            <text:p>7’4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13.2" table:style-name="ce6">
            <text:p>3’713.20</text:p>
          </table:table-cell>
          <table:table-cell office:value-type="float" office:value="3700" table:style-name="ce7">
            <text:p>3’7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792.55" table:style-name="ce6">
            <text:p>3’792.55</text:p>
          </table:table-cell>
          <table:table-cell table:style-name="ce6"/>
          <table:table-cell office:value-type="float" office:value="93" table:style-name="ce7">
            <text:p>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512.35" table:style-name="ce6">
            <text:p>14’512.35</text:p>
          </table:table-cell>
          <table:table-cell office:value-type="float" office:value="26000" table:style-name="ce7">
            <text:p>26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7112.5" table:style-name="ce6">
            <text:p>17’112.50</text:p>
          </table:table-cell>
          <table:table-cell table:style-name="ce6"/>
          <table:table-cell office:value-type="float" office:value="-8888" table:style-name="ce7">
            <text:p>-8’8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577.45" table:style-name="ce6">
            <text:p>18’577.45</text:p>
          </table:table-cell>
          <table:table-cell office:value-type="float" office:value="15000" table:style-name="ce7">
            <text:p>15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1457.95" table:style-name="ce6">
            <text:p>11’457.95</text:p>
          </table:table-cell>
          <table:table-cell table:style-name="ce6"/>
          <table:table-cell office:value-type="float" office:value="-3542" table:style-name="ce7">
            <text:p>-3’5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27.65" table:style-name="ce6">
            <text:p>6’327.65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442.9" table:style-name="ce6">
            <text:p>442.90</text:p>
          </table:table-cell>
          <table:table-cell table:style-name="ce6"/>
          <table:table-cell office:value-type="float" office:value="-4557" table:style-name="ce7">
            <text:p>-4’5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06" table:style-name="ce6">
            <text:p>3’906.00</text:p>
          </table:table-cell>
          <table:table-cell office:value-type="float" office:value="4000" table:style-name="ce7">
            <text:p>4’0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3889.8" table:style-name="ce6">
            <text:p>3’889.80</text:p>
          </table:table-cell>
          <table:table-cell table:style-name="ce6"/>
          <table:table-cell office:value-type="float" office:value="-110" table:style-name="ce7">
            <text:p>-1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12.9499999999998" table:style-name="ce6">
            <text:p>2’312.95</text:p>
          </table:table-cell>
          <table:table-cell office:value-type="float" office:value="1900" table:style-name="ce7">
            <text:p>1’9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858.85" table:style-name="ce6">
            <text:p>1’858.85</text:p>
          </table:table-cell>
          <table:table-cell table:style-name="ce6"/>
          <table:table-cell office:value-type="float" office:value="-41" table:style-name="ce7">
            <text:p>-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357.5" table:style-name="ce6">
            <text:p>19’357.50</text:p>
          </table:table-cell>
          <table:table-cell office:value-type="float" office:value="20500" table:style-name="ce7">
            <text:p>20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0289.849999999999" table:style-name="ce6">
            <text:p>20’289.85</text:p>
          </table:table-cell>
          <table:table-cell table:style-name="ce6"/>
          <table:table-cell office:value-type="float" office:value="-210" table:style-name="ce7">
            <text:p>-2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3415.25" table:style-name="ce6">
            <text:p>163’415.25</text:p>
          </table:table-cell>
          <table:table-cell office:value-type="float" office:value="160600" table:style-name="ce7">
            <text:p>160’6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68841.35" table:style-name="ce6">
            <text:p>168’841.35</text:p>
          </table:table-cell>
          <table:table-cell table:style-name="ce6"/>
          <table:table-cell office:value-type="float" office:value="8241" table:style-name="ce7">
            <text:p>8’2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63.22" table:style-name="ce6">
            <text:p>7’163.22</text:p>
          </table:table-cell>
          <table:table-cell office:value-type="float" office:value="5700" table:style-name="ce7">
            <text:p>5’7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5846.26" table:style-name="ce6">
            <text:p>5’846.26</text:p>
          </table:table-cell>
          <table:table-cell table:style-name="ce6"/>
          <table:table-cell office:value-type="float" office:value="146" table:style-name="ce7">
            <text:p>1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433" table:style-name="ce6">
            <text:p>48’433.00</text:p>
          </table:table-cell>
          <table:table-cell office:value-type="float" office:value="173600" table:style-name="ce7">
            <text:p>173’6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66871.899999999994" table:style-name="ce6">
            <text:p>66’871.90</text:p>
          </table:table-cell>
          <table:table-cell table:style-name="ce6"/>
          <table:table-cell office:value-type="float" office:value="-106728" table:style-name="ce7">
            <text:p>-106’7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463.15" table:style-name="ce6">
            <text:p>9’463.15</text:p>
          </table:table-cell>
          <table:table-cell office:value-type="float" office:value="8600" table:style-name="ce7">
            <text:p>8’6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9635.2000000000007" table:style-name="ce6">
            <text:p>9’635.20</text:p>
          </table:table-cell>
          <table:table-cell table:style-name="ce6"/>
          <table:table-cell office:value-type="float" office:value="1035" table:style-name="ce7">
            <text:p>1’0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8788.94" table:style-name="ce6">
            <text:p>158’788.94</text:p>
          </table:table-cell>
          <table:table-cell office:value-type="float" office:value="156600" table:style-name="ce7">
            <text:p>156’6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64212.76" table:style-name="ce6">
            <text:p>164’212.76</text:p>
          </table:table-cell>
          <table:table-cell table:style-name="ce6"/>
          <table:table-cell office:value-type="float" office:value="7613" table:style-name="ce7">
            <text:p>7’6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900" table:style-name="ce6">
            <text:p>34’900.00</text:p>
          </table:table-cell>
          <table:table-cell office:value-type="float" office:value="24900" table:style-name="ce7">
            <text:p>24’9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24900" table:style-name="ce6">
            <text:p>24’9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0038.34999999998" table:style-name="ce6">
            <text:p>310’038.35</text:p>
          </table:table-cell>
          <table:table-cell office:value-type="float" office:value="305700" table:style-name="ce7">
            <text:p>305’7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293514.78000000003" table:style-name="ce6">
            <text:p>293’514.78</text:p>
          </table:table-cell>
          <table:table-cell table:style-name="ce6"/>
          <table:table-cell office:value-type="float" office:value="-12185" table:style-name="ce7">
            <text:p>-12’1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925.1" table:style-name="ce6">
            <text:p>13’925.10</text:p>
          </table:table-cell>
          <table:table-cell office:value-type="float" office:value="10100" table:style-name="ce7">
            <text:p>10’1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10100" table:style-name="ce6">
            <text:p>10’1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438.9" table:style-name="ce6">
            <text:p>100’438.90</text:p>
          </table:table-cell>
          <table:table-cell office:value-type="float" office:value="75000" table:style-name="ce7">
            <text:p>75’000</text:p>
          </table:table-cell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office:value-type="float" office:value="75000" table:style-name="ce6">
            <text:p>75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2.95" table:style-name="ce6">
            <text:p>672.95</text:p>
          </table:table-cell>
          <table:table-cell table:style-name="ce7"/>
          <table:table-cell table:style-name="ce2"/>
          <table:table-cell office:value-type="string" table:style-name="ce2">
            <text:p>427</text:p>
          </table:table-cell>
          <table:table-cell office:value-type="string" table:style-name="ce2">
            <text:p>Liegenschaftserträge des Verwaltungsvermögens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076.76" table:style-name="ce6">
            <text:p>200’076.76</text:p>
          </table:table-cell>
          <table:table-cell office:value-type="float" office:value="204600" table:style-name="ce7">
            <text:p>204’6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91414.34" table:style-name="ce6">
            <text:p>191’414.34</text:p>
          </table:table-cell>
          <table:table-cell office:value-type="float" office:value="-13186" table:style-name="ce7">
            <text:p>-13’1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00" table:style-name="ce6">
            <text:p>3’000.00</text:p>
          </table:table-cell>
          <table:table-cell table:style-name="ce7"/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000" table:style-name="ce6">
            <text:p>3’000.00</text:p>
          </table:table-cell>
          <table:table-cell office:value-type="float" office:value="3000" table:style-name="ce7">
            <text:p>3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52479.6" table:style-name="ce6">
            <text:p>1’352’479.60</text:p>
          </table:table-cell>
          <table:table-cell office:value-type="float" office:value="1422700" table:style-name="ce7">
            <text:p>1’422’7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324551.76" table:style-name="ce6">
            <text:p>1’324’551.76</text:p>
          </table:table-cell>
          <table:table-cell office:value-type="float" office:value="-98148" table:style-name="ce7">
            <text:p>-98’1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11</text:p>
          </table:table-cell>
          <table:table-cell office:value-type="string" table:style-name="ce3">
            <text:p>Spezialfinanzierung für die Entsorgung von Siedlungsabfäll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672069.6399999997" table:style-name="ce4">
            <text:p>7’672’069.64</text:p>
          </table:table-cell>
          <table:table-cell office:value-type="float" office:value="7504700" table:style-name="ce5">
            <text:p>7’504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8134556.7800000003" table:style-name="ce4">
            <text:p>8’134’556.78</text:p>
          </table:table-cell>
          <table:table-cell table:style-name="ce4"/>
          <table:table-cell office:value-type="float" office:value="513057" table:style-name="ce5">
            <text:p>513’0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16800" table:style-name="ce5">
            <text:p>116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672069.6399999997" table:style-name="ce4">
            <text:p>7’672’069.64</text:p>
          </table:table-cell>
          <table:table-cell office:value-type="float" office:value="7504700" table:style-name="ce5">
            <text:p>7’504’7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134556.7800000003" table:style-name="ce4">
            <text:p>8’134’556.78</text:p>
          </table:table-cell>
          <table:table-cell office:value-type="float" office:value="629857" table:style-name="ce5">
            <text:p>629’8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16800" table:style-name="ce5">
            <text:p>116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50609.15" table:style-name="ce6">
            <text:p>1’350’609.15</text:p>
          </table:table-cell>
          <table:table-cell office:value-type="float" office:value="1337000" table:style-name="ce7">
            <text:p>1’337’0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427271.55" table:style-name="ce6">
            <text:p>1’427’271.55</text:p>
          </table:table-cell>
          <table:table-cell table:style-name="ce6"/>
          <table:table-cell office:value-type="float" office:value="-28" table:style-name="ce7">
            <text:p>-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90300" table:style-name="ce7">
            <text:p>90’3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8951.2" table:style-name="ce6">
            <text:p>98’951.20</text:p>
          </table:table-cell>
          <table:table-cell office:value-type="float" office:value="100300" table:style-name="ce7">
            <text:p>100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05854.9" table:style-name="ce6">
            <text:p>105’854.90</text:p>
          </table:table-cell>
          <table:table-cell table:style-name="ce6"/>
          <table:table-cell office:value-type="float" office:value="5555" table:style-name="ce7">
            <text:p>5’5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5178.45" table:style-name="ce6">
            <text:p>115’178.45</text:p>
          </table:table-cell>
          <table:table-cell office:value-type="float" office:value="117700" table:style-name="ce7">
            <text:p>117’7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23747.2" table:style-name="ce6">
            <text:p>123’747.20</text:p>
          </table:table-cell>
          <table:table-cell table:style-name="ce6"/>
          <table:table-cell office:value-type="float" office:value="6047" table:style-name="ce7">
            <text:p>6’0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053.15" table:style-name="ce6">
            <text:p>22’053.15</text:p>
          </table:table-cell>
          <table:table-cell office:value-type="float" office:value="22400" table:style-name="ce7">
            <text:p>22’4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2621.35" table:style-name="ce6">
            <text:p>22’621.35</text:p>
          </table:table-cell>
          <table:table-cell table:style-name="ce6"/>
          <table:table-cell office:value-type="float" office:value="221" table:style-name="ce7">
            <text:p>2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929.35" table:style-name="ce6">
            <text:p>8’929.35</text:p>
          </table:table-cell>
          <table:table-cell office:value-type="float" office:value="15000" table:style-name="ce7">
            <text:p>15’0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16410.05" table:style-name="ce6">
            <text:p>16’410.05</text:p>
          </table:table-cell>
          <table:table-cell table:style-name="ce6"/>
          <table:table-cell office:value-type="float" office:value="1410" table:style-name="ce7">
            <text:p>1’4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23.15" table:style-name="ce6">
            <text:p>12’123.15</text:p>
          </table:table-cell>
          <table:table-cell office:value-type="float" office:value="21000" table:style-name="ce7">
            <text:p>21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6141.2" table:style-name="ce6">
            <text:p>6’141.20</text:p>
          </table:table-cell>
          <table:table-cell table:style-name="ce6"/>
          <table:table-cell office:value-type="float" office:value="-14859" table:style-name="ce7">
            <text:p>-14’8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098.75" table:style-name="ce6">
            <text:p>19’098.75</text:p>
          </table:table-cell>
          <table:table-cell office:value-type="float" office:value="23200" table:style-name="ce7">
            <text:p>23’2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2567.45" table:style-name="ce6">
            <text:p>22’567.45</text:p>
          </table:table-cell>
          <table:table-cell table:style-name="ce6"/>
          <table:table-cell office:value-type="float" office:value="-633" table:style-name="ce7">
            <text:p>-6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3918.8" table:style-name="ce6">
            <text:p>83’918.80</text:p>
          </table:table-cell>
          <table:table-cell office:value-type="float" office:value="250600" table:style-name="ce7">
            <text:p>250’6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75415.35" table:style-name="ce6">
            <text:p>175’415.35</text:p>
          </table:table-cell>
          <table:table-cell table:style-name="ce6"/>
          <table:table-cell office:value-type="float" office:value="-75185" table:style-name="ce7">
            <text:p>-75’1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1035.56" table:style-name="ce6">
            <text:p>101’035.56</text:p>
          </table:table-cell>
          <table:table-cell office:value-type="float" office:value="97000" table:style-name="ce7">
            <text:p>97’0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97114.5" table:style-name="ce6">
            <text:p>97’114.50</text:p>
          </table:table-cell>
          <table:table-cell table:style-name="ce6"/>
          <table:table-cell office:value-type="float" office:value="115" table:style-name="ce7">
            <text:p>1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22.2" table:style-name="ce6">
            <text:p>2’022.20</text:p>
          </table:table-cell>
          <table:table-cell office:value-type="float" office:value="10200" table:style-name="ce7">
            <text:p>10’2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8150.15" table:style-name="ce6">
            <text:p>8’150.15</text:p>
          </table:table-cell>
          <table:table-cell table:style-name="ce6"/>
          <table:table-cell office:value-type="float" office:value="-2050" table:style-name="ce7">
            <text:p>-2’0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328.6" table:style-name="ce6">
            <text:p>54’328.60</text:p>
          </table:table-cell>
          <table:table-cell office:value-type="float" office:value="57900" table:style-name="ce7">
            <text:p>57’9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53293.65" table:style-name="ce6">
            <text:p>53’293.65</text:p>
          </table:table-cell>
          <table:table-cell table:style-name="ce6"/>
          <table:table-cell office:value-type="float" office:value="-4606" table:style-name="ce7">
            <text:p>-4’6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750" table:style-name="ce6">
            <text:p>33’750.00</text:p>
          </table:table-cell>
          <table:table-cell office:value-type="float" office:value="33800" table:style-name="ce7">
            <text:p>33’8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33550" table:style-name="ce6">
            <text:p>33’550.00</text:p>
          </table:table-cell>
          <table:table-cell table:style-name="ce6"/>
          <table:table-cell office:value-type="float" office:value="-250" table:style-name="ce7">
            <text:p>-2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38.2" table:style-name="ce6">
            <text:p>1’738.2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445.17" table:style-name="ce6">
            <text:p>1’445.17</text:p>
          </table:table-cell>
          <table:table-cell table:style-name="ce6"/>
          <table:table-cell office:value-type="float" office:value="445" table:style-name="ce7">
            <text:p>4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54832.55" table:style-name="ce6">
            <text:p>3’754’832.55</text:p>
          </table:table-cell>
          <table:table-cell office:value-type="float" office:value="3882500" table:style-name="ce7">
            <text:p>3’882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690329.51" table:style-name="ce6">
            <text:p>3’690’329.51</text:p>
          </table:table-cell>
          <table:table-cell table:style-name="ce6"/>
          <table:table-cell office:value-type="float" office:value="-192170" table:style-name="ce7">
            <text:p>-192’1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066.48" table:style-name="ce6">
            <text:p>19’066.48</text:p>
          </table:table-cell>
          <table:table-cell office:value-type="float" office:value="14900" table:style-name="ce7">
            <text:p>14’9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41379.67" table:style-name="ce6">
            <text:p>41’379.67</text:p>
          </table:table-cell>
          <table:table-cell table:style-name="ce6"/>
          <table:table-cell office:value-type="float" office:value="-20" table:style-name="ce7">
            <text:p>-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6500" table:style-name="ce7">
            <text:p>26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42.5" table:style-name="ce6">
            <text:p>4’442.50</text:p>
          </table:table-cell>
          <table:table-cell office:value-type="float" office:value="4100" table:style-name="ce7">
            <text:p>4’1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3582.75" table:style-name="ce6">
            <text:p>3’582.75</text:p>
          </table:table-cell>
          <table:table-cell table:style-name="ce6"/>
          <table:table-cell office:value-type="float" office:value="-517" table:style-name="ce7">
            <text:p>-5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2590.59" table:style-name="ce6">
            <text:p>842’590.59</text:p>
          </table:table-cell>
          <table:table-cell office:value-type="float" office:value="190500" table:style-name="ce7">
            <text:p>190’500</text:p>
          </table:table-cell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881432.7" table:style-name="ce6">
            <text:p>881’432.70</text:p>
          </table:table-cell>
          <table:table-cell table:style-name="ce6"/>
          <table:table-cell office:value-type="float" office:value="690933" table:style-name="ce7">
            <text:p>690’9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8260.16" table:style-name="ce6">
            <text:p>568’260.16</text:p>
          </table:table-cell>
          <table:table-cell office:value-type="float" office:value="574100" table:style-name="ce7">
            <text:p>574’1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632185.46" table:style-name="ce6">
            <text:p>632’185.46</text:p>
          </table:table-cell>
          <table:table-cell table:style-name="ce6"/>
          <table:table-cell office:value-type="float" office:value="58085" table:style-name="ce7">
            <text:p>58’0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70" table:style-name="ce6">
            <text:p>8’470.00</text:p>
          </table:table-cell>
          <table:table-cell office:value-type="float" office:value="8100" table:style-name="ce7">
            <text:p>8’1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7940.57" table:style-name="ce6">
            <text:p>7’940.57</text:p>
          </table:table-cell>
          <table:table-cell table:style-name="ce6"/>
          <table:table-cell office:value-type="float" office:value="-159" table:style-name="ce7">
            <text:p>-1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282.5" table:style-name="ce6">
            <text:p>96’282.50</text:p>
          </table:table-cell>
          <table:table-cell office:value-type="float" office:value="109400" table:style-name="ce7">
            <text:p>109’4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94704.2" table:style-name="ce6">
            <text:p>94’704.20</text:p>
          </table:table-cell>
          <table:table-cell table:style-name="ce6"/>
          <table:table-cell office:value-type="float" office:value="-14696" table:style-name="ce7">
            <text:p>-14’6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4388.3" table:style-name="ce6">
            <text:p>474’388.30</text:p>
          </table:table-cell>
          <table:table-cell office:value-type="float" office:value="634000" table:style-name="ce7">
            <text:p>634’000</text:p>
          </table:table-cell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office:value-type="float" office:value="689419.4" table:style-name="ce6">
            <text:p>689’419.40</text:p>
          </table:table-cell>
          <table:table-cell table:style-name="ce6"/>
          <table:table-cell office:value-type="float" office:value="55419" table:style-name="ce7">
            <text:p>55’4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96522.8899999997" table:style-name="ce6">
            <text:p>6’496’522.89</text:p>
          </table:table-cell>
          <table:table-cell office:value-type="float" office:value="6466000" table:style-name="ce7">
            <text:p>6’466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6941822.0300000003" table:style-name="ce6">
            <text:p>6’941’822.03</text:p>
          </table:table-cell>
          <table:table-cell office:value-type="float" office:value="475822" table:style-name="ce7">
            <text:p>475’8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17565" table:style-name="ce6">
            <text:p>617’565.00</text:p>
          </table:table-cell>
          <table:table-cell office:value-type="float" office:value="525000" table:style-name="ce7">
            <text:p>525’0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636177.25" table:style-name="ce6">
            <text:p>636’177.25</text:p>
          </table:table-cell>
          <table:table-cell office:value-type="float" office:value="111177" table:style-name="ce7">
            <text:p>111’1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589.5" table:style-name="ce6">
            <text:p>44’589.50</text:p>
          </table:table-cell>
          <table:table-cell office:value-type="float" office:value="28800" table:style-name="ce7">
            <text:p>28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5805.3" table:style-name="ce6">
            <text:p>25’805.30</text:p>
          </table:table-cell>
          <table:table-cell office:value-type="float" office:value="-2995" table:style-name="ce7">
            <text:p>-2’9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6105.45" table:style-name="ce6">
            <text:p>226’105.45</text:p>
          </table:table-cell>
          <table:table-cell office:value-type="float" office:value="228000" table:style-name="ce7">
            <text:p>228’000</text:p>
          </table:table-cell>
          <table:table-cell table:style-name="ce2"/>
          <table:table-cell office:value-type="string" table:style-name="ce2">
            <text:p>460</text:p>
          </table:table-cell>
          <table:table-cell office:value-type="string" table:style-name="ce2">
            <text:p>Beiträge des Bundes</text:p>
          </table:table-cell>
          <table:table-cell table:style-name="ce6"/>
          <table:table-cell office:value-type="float" office:value="250571" table:style-name="ce6">
            <text:p>250’571.00</text:p>
          </table:table-cell>
          <table:table-cell office:value-type="float" office:value="22571" table:style-name="ce7">
            <text:p>22’5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641.5" table:style-name="ce6">
            <text:p>96’641.50</text:p>
          </table:table-cell>
          <table:table-cell office:value-type="float" office:value="89300" table:style-name="ce7">
            <text:p>89’3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94973.5" table:style-name="ce6">
            <text:p>94’973.50</text:p>
          </table:table-cell>
          <table:table-cell office:value-type="float" office:value="5674" table:style-name="ce7">
            <text:p>5’6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0645.3" table:style-name="ce6">
            <text:p>190’645.30</text:p>
          </table:table-cell>
          <table:table-cell office:value-type="float" office:value="167600" table:style-name="ce7">
            <text:p>167’600</text:p>
          </table:table-cell>
          <table:table-cell table:style-name="ce2"/>
          <table:table-cell office:value-type="string" table:style-name="ce2">
            <text:p>496</text:p>
          </table:table-cell>
          <table:table-cell office:value-type="string" table:style-name="ce2">
            <text:p>Intern verrechnete Zinsen</text:p>
          </table:table-cell>
          <table:table-cell table:style-name="ce6"/>
          <table:table-cell office:value-type="float" office:value="185207.7" table:style-name="ce6">
            <text:p>185’207.70</text:p>
          </table:table-cell>
          <table:table-cell office:value-type="float" office:value="17608" table:style-name="ce7">
            <text:p>17’6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12</text:p>
          </table:table-cell>
          <table:table-cell office:value-type="string" table:style-name="ce3">
            <text:p>Spezialfinanzierung für die Deponie Tüfentobel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148203.210000001" table:style-name="ce4">
            <text:p>12’148’203.21</text:p>
          </table:table-cell>
          <table:table-cell office:value-type="float" office:value="9758400" table:style-name="ce5">
            <text:p>9’758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3814730" table:style-name="ce4">
            <text:p>13’814’730.00</text:p>
          </table:table-cell>
          <table:table-cell table:style-name="ce4"/>
          <table:table-cell office:value-type="float" office:value="4056330" table:style-name="ce5">
            <text:p>4’056’3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348203.210000001" table:style-name="ce4">
            <text:p>14’348’203.21</text:p>
          </table:table-cell>
          <table:table-cell office:value-type="float" office:value="11258400" table:style-name="ce5">
            <text:p>11’258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5314730" table:style-name="ce4">
            <text:p>15’314’730.00</text:p>
          </table:table-cell>
          <table:table-cell office:value-type="float" office:value="4056330" table:style-name="ce5">
            <text:p>4’056’3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00000" table:style-name="ce4">
            <text:p>2’200’000.00</text:p>
          </table:table-cell>
          <table:table-cell office:value-type="float" office:value="1500000" table:style-name="ce5">
            <text:p>1’500’0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500000" table:style-name="ce4">
            <text:p>1’500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07772.85" table:style-name="ce6">
            <text:p>707’772.85</text:p>
          </table:table-cell>
          <table:table-cell office:value-type="float" office:value="712800" table:style-name="ce7">
            <text:p>712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720642.25" table:style-name="ce6">
            <text:p>720’642.25</text:p>
          </table:table-cell>
          <table:table-cell table:style-name="ce6"/>
          <table:table-cell office:value-type="float" office:value="7842" table:style-name="ce7">
            <text:p>7’8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358.25" table:style-name="ce6">
            <text:p>51’358.25</text:p>
          </table:table-cell>
          <table:table-cell office:value-type="float" office:value="53200" table:style-name="ce7">
            <text:p>53’2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2923.4" table:style-name="ce6">
            <text:p>52’923.40</text:p>
          </table:table-cell>
          <table:table-cell table:style-name="ce6"/>
          <table:table-cell office:value-type="float" office:value="-277" table:style-name="ce7">
            <text:p>-2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007.199999999997" table:style-name="ce6">
            <text:p>69’007.20</text:p>
          </table:table-cell>
          <table:table-cell office:value-type="float" office:value="63600" table:style-name="ce7">
            <text:p>63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70278.8" table:style-name="ce6">
            <text:p>70’278.80</text:p>
          </table:table-cell>
          <table:table-cell table:style-name="ce6"/>
          <table:table-cell office:value-type="float" office:value="6679" table:style-name="ce7">
            <text:p>6’6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931.65" table:style-name="ce6">
            <text:p>12’931.65</text:p>
          </table:table-cell>
          <table:table-cell office:value-type="float" office:value="13200" table:style-name="ce7">
            <text:p>13’2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2892.55" table:style-name="ce6">
            <text:p>12’892.55</text:p>
          </table:table-cell>
          <table:table-cell table:style-name="ce6"/>
          <table:table-cell office:value-type="float" office:value="-307" table:style-name="ce7">
            <text:p>-3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95.85" table:style-name="ce6">
            <text:p>2’195.85</text:p>
          </table:table-cell>
          <table:table-cell office:value-type="float" office:value="3400" table:style-name="ce7">
            <text:p>3’4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3324" table:style-name="ce6">
            <text:p>3’324.00</text:p>
          </table:table-cell>
          <table:table-cell table:style-name="ce6"/>
          <table:table-cell office:value-type="float" office:value="-76" table:style-name="ce7">
            <text:p>-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02.5" table:style-name="ce6">
            <text:p>2’102.50</text:p>
          </table:table-cell>
          <table:table-cell office:value-type="float" office:value="11800" table:style-name="ce7">
            <text:p>11’8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811.95" table:style-name="ce6">
            <text:p>2’811.95</text:p>
          </table:table-cell>
          <table:table-cell table:style-name="ce6"/>
          <table:table-cell office:value-type="float" office:value="-8988" table:style-name="ce7">
            <text:p>-8’9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62.6" table:style-name="ce6">
            <text:p>3’762.60</text:p>
          </table:table-cell>
          <table:table-cell office:value-type="float" office:value="3500" table:style-name="ce7">
            <text:p>3’5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371.4299999999998" table:style-name="ce6">
            <text:p>2’371.43</text:p>
          </table:table-cell>
          <table:table-cell table:style-name="ce6"/>
          <table:table-cell office:value-type="float" office:value="-1129" table:style-name="ce7">
            <text:p>-1’1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166.35" table:style-name="ce6">
            <text:p>58’166.35</text:p>
          </table:table-cell>
          <table:table-cell office:value-type="float" office:value="93000" table:style-name="ce7">
            <text:p>93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87659.1" table:style-name="ce6">
            <text:p>87’659.10</text:p>
          </table:table-cell>
          <table:table-cell table:style-name="ce6"/>
          <table:table-cell office:value-type="float" office:value="-5341" table:style-name="ce7">
            <text:p>-5’3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2337.45" table:style-name="ce6">
            <text:p>92’337.45</text:p>
          </table:table-cell>
          <table:table-cell office:value-type="float" office:value="107600" table:style-name="ce7">
            <text:p>107’6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77088.3" table:style-name="ce6">
            <text:p>77’088.30</text:p>
          </table:table-cell>
          <table:table-cell table:style-name="ce6"/>
          <table:table-cell office:value-type="float" office:value="-30512" table:style-name="ce7">
            <text:p>-30’5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9533.66" table:style-name="ce6">
            <text:p>349’533.66</text:p>
          </table:table-cell>
          <table:table-cell office:value-type="float" office:value="461400" table:style-name="ce7">
            <text:p>461’4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479695.97" table:style-name="ce6">
            <text:p>479’695.97</text:p>
          </table:table-cell>
          <table:table-cell table:style-name="ce6"/>
          <table:table-cell office:value-type="float" office:value="18296" table:style-name="ce7">
            <text:p>18’2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3415.65" table:style-name="ce6">
            <text:p>223’415.65</text:p>
          </table:table-cell>
          <table:table-cell office:value-type="float" office:value="240400" table:style-name="ce7">
            <text:p>240’4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244371.55" table:style-name="ce6">
            <text:p>244’371.55</text:p>
          </table:table-cell>
          <table:table-cell table:style-name="ce6"/>
          <table:table-cell office:value-type="float" office:value="3972" table:style-name="ce7">
            <text:p>3’9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4690.48" table:style-name="ce6">
            <text:p>284’690.48</text:p>
          </table:table-cell>
          <table:table-cell office:value-type="float" office:value="429700" table:style-name="ce7">
            <text:p>429’7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435103.35" table:style-name="ce6">
            <text:p>435’103.35</text:p>
          </table:table-cell>
          <table:table-cell table:style-name="ce6"/>
          <table:table-cell office:value-type="float" office:value="5403" table:style-name="ce7">
            <text:p>5’4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0.3" table:style-name="ce6">
            <text:p>930.30</text:p>
          </table:table-cell>
          <table:table-cell office:value-type="float" office:value="400" table:style-name="ce7">
            <text:p>4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03.5" table:style-name="ce6">
            <text:p>303.50</text:p>
          </table:table-cell>
          <table:table-cell table:style-name="ce6"/>
          <table:table-cell office:value-type="float" office:value="-97" table:style-name="ce7">
            <text:p>-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7974.04" table:style-name="ce6">
            <text:p>1’317’974.04</text:p>
          </table:table-cell>
          <table:table-cell office:value-type="float" office:value="2375800" table:style-name="ce7">
            <text:p>2’375’8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386989.52" table:style-name="ce6">
            <text:p>1’386’989.52</text:p>
          </table:table-cell>
          <table:table-cell table:style-name="ce6"/>
          <table:table-cell office:value-type="float" office:value="-988810" table:style-name="ce7">
            <text:p>-988’8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49.05" table:style-name="ce6">
            <text:p>6’749.05</text:p>
          </table:table-cell>
          <table:table-cell office:value-type="float" office:value="17000" table:style-name="ce7">
            <text:p>17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2306.92" table:style-name="ce6">
            <text:p>12’306.92</text:p>
          </table:table-cell>
          <table:table-cell table:style-name="ce6"/>
          <table:table-cell office:value-type="float" office:value="-4693" table:style-name="ce7">
            <text:p>-4’6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6.6" table:style-name="ce6">
            <text:p>246.60</text:p>
          </table:table-cell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5505.5" table:style-name="ce6">
            <text:p>5’505.50</text:p>
          </table:table-cell>
          <table:table-cell table:style-name="ce6"/>
          <table:table-cell office:value-type="float" office:value="2506" table:style-name="ce7">
            <text:p>2’5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5918" table:style-name="ce6">
            <text:p>885’918.00</text:p>
          </table:table-cell>
          <table:table-cell office:value-type="float" office:value="570000" table:style-name="ce7">
            <text:p>570’000</text:p>
          </table:table-cell>
          <table:table-cell table:style-name="ce2"/>
          <table:table-cell office:value-type="string" table:style-name="ce2">
            <text:p>370</text:p>
          </table:table-cell>
          <table:table-cell office:value-type="string" table:style-name="ce2">
            <text:p>Durchlaufende Beiträge auf Bundesebene</text:p>
          </table:table-cell>
          <table:table-cell office:value-type="float" office:value="1027920.3" table:style-name="ce6">
            <text:p>1’027’920.30</text:p>
          </table:table-cell>
          <table:table-cell table:style-name="ce6"/>
          <table:table-cell office:value-type="float" office:value="457920" table:style-name="ce7">
            <text:p>457’9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65587.8300000001" table:style-name="ce6">
            <text:p>6’465’587.83</text:p>
          </table:table-cell>
          <table:table-cell office:value-type="float" office:value="3592300" table:style-name="ce7">
            <text:p>3’592’300</text:p>
          </table:table-cell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7545410.2800000003" table:style-name="ce6">
            <text:p>7’545’410.28</text:p>
          </table:table-cell>
          <table:table-cell table:style-name="ce6"/>
          <table:table-cell office:value-type="float" office:value="3953110" table:style-name="ce7">
            <text:p>3’953’1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2993.75" table:style-name="ce6">
            <text:p>572’993.75</text:p>
          </table:table-cell>
          <table:table-cell office:value-type="float" office:value="574200" table:style-name="ce7">
            <text:p>574’2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530513.15" table:style-name="ce6">
            <text:p>530’513.15</text:p>
          </table:table-cell>
          <table:table-cell table:style-name="ce6"/>
          <table:table-cell office:value-type="float" office:value="-43687" table:style-name="ce7">
            <text:p>-43’6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540" table:style-name="ce6">
            <text:p>37’540.00</text:p>
          </table:table-cell>
          <table:table-cell office:value-type="float" office:value="38200" table:style-name="ce7">
            <text:p>38’2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40001.129999999997" table:style-name="ce6">
            <text:p>40’001.13</text:p>
          </table:table-cell>
          <table:table-cell table:style-name="ce6"/>
          <table:table-cell office:value-type="float" office:value="1801" table:style-name="ce7">
            <text:p>1’8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.5" table:style-name="ce6">
            <text:p>37.50</text:p>
          </table:table-cell>
          <table:table-cell table:style-name="ce7"/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402.8" table:style-name="ce6">
            <text:p>11’402.80</text:p>
          </table:table-cell>
          <table:table-cell office:value-type="float" office:value="3900" table:style-name="ce7">
            <text:p>3’9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10659.6" table:style-name="ce6">
            <text:p>10’659.60</text:p>
          </table:table-cell>
          <table:table-cell table:style-name="ce6"/>
          <table:table-cell office:value-type="float" office:value="6760" table:style-name="ce7">
            <text:p>6’7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91548.85" table:style-name="ce6">
            <text:p>991’548.85</text:p>
          </table:table-cell>
          <table:table-cell office:value-type="float" office:value="390000" table:style-name="ce7">
            <text:p>390’000</text:p>
          </table:table-cell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office:value-type="float" office:value="1065957.45" table:style-name="ce6">
            <text:p>1’065’957.45</text:p>
          </table:table-cell>
          <table:table-cell table:style-name="ce6"/>
          <table:table-cell office:value-type="float" office:value="675957" table:style-name="ce7">
            <text:p>675’9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721594.949999999" table:style-name="ce6">
            <text:p>12’721’594.95</text:p>
          </table:table-cell>
          <table:table-cell office:value-type="float" office:value="9567000" table:style-name="ce7">
            <text:p>9’567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3416194.5" table:style-name="ce6">
            <text:p>13’416’194.50</text:p>
          </table:table-cell>
          <table:table-cell office:value-type="float" office:value="3849195" table:style-name="ce7">
            <text:p>3’849’1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900.9" table:style-name="ce6">
            <text:p>8’900.90</text:p>
          </table:table-cell>
          <table:table-cell office:value-type="float" office:value="590000" table:style-name="ce7">
            <text:p>590’0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71828.55" table:style-name="ce6">
            <text:p>71’828.55</text:p>
          </table:table-cell>
          <table:table-cell office:value-type="float" office:value="-518171" table:style-name="ce7">
            <text:p>-518’1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149.35" table:style-name="ce6">
            <text:p>28’149.35</text:p>
          </table:table-cell>
          <table:table-cell office:value-type="float" office:value="10900" table:style-name="ce7">
            <text:p>10’9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3150" table:style-name="ce6">
            <text:p>13’150.00</text:p>
          </table:table-cell>
          <table:table-cell office:value-type="float" office:value="2250" table:style-name="ce7">
            <text:p>2’2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5516.97" table:style-name="ce6">
            <text:p>355’516.97</text:p>
          </table:table-cell>
          <table:table-cell office:value-type="float" office:value="335900" table:style-name="ce7">
            <text:p>335’9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433757.25" table:style-name="ce6">
            <text:p>433’757.25</text:p>
          </table:table-cell>
          <table:table-cell office:value-type="float" office:value="97857" table:style-name="ce7">
            <text:p>97’8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6040" table:style-name="ce6">
            <text:p>176’040.00</text:p>
          </table:table-cell>
          <table:table-cell office:value-type="float" office:value="225000" table:style-name="ce7">
            <text:p>225’000</text:p>
          </table:table-cell>
          <table:table-cell table:style-name="ce2"/>
          <table:table-cell office:value-type="string" table:style-name="ce2">
            <text:p>473</text:p>
          </table:table-cell>
          <table:table-cell office:value-type="string" table:style-name="ce2">
            <text:p>Durchlaufende Beiträge von eigenen Unternehmungen</text:p>
          </table:table-cell>
          <table:table-cell table:style-name="ce6"/>
          <table:table-cell office:value-type="float" office:value="186385.95" table:style-name="ce6">
            <text:p>186’385.95</text:p>
          </table:table-cell>
          <table:table-cell office:value-type="float" office:value="-38614" table:style-name="ce7">
            <text:p>-38’6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09878" table:style-name="ce6">
            <text:p>709’878.00</text:p>
          </table:table-cell>
          <table:table-cell office:value-type="float" office:value="345000" table:style-name="ce7">
            <text:p>345’000</text:p>
          </table:table-cell>
          <table:table-cell table:style-name="ce2"/>
          <table:table-cell office:value-type="string" table:style-name="ce2">
            <text:p>475</text:p>
          </table:table-cell>
          <table:table-cell office:value-type="string" table:style-name="ce2">
            <text:p>Durchlaufende Beiträge von privaten Institutionen</text:p>
          </table:table-cell>
          <table:table-cell table:style-name="ce6"/>
          <table:table-cell office:value-type="float" office:value="841534.35" table:style-name="ce6">
            <text:p>841’534.35</text:p>
          </table:table-cell>
          <table:table-cell office:value-type="float" office:value="496534" table:style-name="ce7">
            <text:p>496’5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295.94" table:style-name="ce6">
            <text:p>148’295.94</text:p>
          </table:table-cell>
          <table:table-cell office:value-type="float" office:value="51300" table:style-name="ce7">
            <text:p>51’3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94131.6" table:style-name="ce6">
            <text:p>194’131.60</text:p>
          </table:table-cell>
          <table:table-cell office:value-type="float" office:value="142832" table:style-name="ce7">
            <text:p>142’8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9827.1" table:style-name="ce6">
            <text:p>199’827.10</text:p>
          </table:table-cell>
          <table:table-cell office:value-type="float" office:value="133300" table:style-name="ce7">
            <text:p>133’300</text:p>
          </table:table-cell>
          <table:table-cell table:style-name="ce2"/>
          <table:table-cell office:value-type="string" table:style-name="ce2">
            <text:p>496</text:p>
          </table:table-cell>
          <table:table-cell office:value-type="string" table:style-name="ce2">
            <text:p>Intern verrechnete Zinsen</text:p>
          </table:table-cell>
          <table:table-cell table:style-name="ce6"/>
          <table:table-cell office:value-type="float" office:value="157747.79999999999" table:style-name="ce6">
            <text:p>157’747.80</text:p>
          </table:table-cell>
          <table:table-cell office:value-type="float" office:value="24448" table:style-name="ce7">
            <text:p>24’4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13</text:p>
          </table:table-cell>
          <table:table-cell office:value-type="string" table:style-name="ce3">
            <text:p>Spezialfinanzierung für den Gewässerschutz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712361.5" table:style-name="ce4">
            <text:p>20’712’361.50</text:p>
          </table:table-cell>
          <table:table-cell office:value-type="float" office:value="21127900" table:style-name="ce5">
            <text:p>21’127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1640862.920000002" table:style-name="ce4">
            <text:p>21’640’862.92</text:p>
          </table:table-cell>
          <table:table-cell table:style-name="ce4"/>
          <table:table-cell office:value-type="float" office:value="477463" table:style-name="ce5">
            <text:p>477’4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5500" table:style-name="ce5">
            <text:p>35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712361.5" table:style-name="ce4">
            <text:p>20’712’361.50</text:p>
          </table:table-cell>
          <table:table-cell office:value-type="float" office:value="21127900" table:style-name="ce5">
            <text:p>21’127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1640862.920000002" table:style-name="ce4">
            <text:p>21’640’862.92</text:p>
          </table:table-cell>
          <table:table-cell office:value-type="float" office:value="512963" table:style-name="ce5">
            <text:p>512’9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5500" table:style-name="ce5">
            <text:p>35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56324.2" table:style-name="ce6">
            <text:p>3’356’324.20</text:p>
          </table:table-cell>
          <table:table-cell office:value-type="float" office:value="3231400" table:style-name="ce7">
            <text:p>3’231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3266888.65" table:style-name="ce6">
            <text:p>3’266’888.65</text:p>
          </table:table-cell>
          <table:table-cell table:style-name="ce6"/>
          <table:table-cell office:value-type="float" office:value="-11" table:style-name="ce7">
            <text:p>-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5500" table:style-name="ce7">
            <text:p>35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5723.2" table:style-name="ce6">
            <text:p>245’723.20</text:p>
          </table:table-cell>
          <table:table-cell office:value-type="float" office:value="239300" table:style-name="ce7">
            <text:p>239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37289.4" table:style-name="ce6">
            <text:p>237’289.40</text:p>
          </table:table-cell>
          <table:table-cell table:style-name="ce6"/>
          <table:table-cell office:value-type="float" office:value="-2011" table:style-name="ce7">
            <text:p>-2’0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5279.7" table:style-name="ce6">
            <text:p>325’279.70</text:p>
          </table:table-cell>
          <table:table-cell office:value-type="float" office:value="308200" table:style-name="ce7">
            <text:p>308’2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18337.59999999998" table:style-name="ce6">
            <text:p>318’337.60</text:p>
          </table:table-cell>
          <table:table-cell table:style-name="ce6"/>
          <table:table-cell office:value-type="float" office:value="10138" table:style-name="ce7">
            <text:p>10’1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506.95" table:style-name="ce6">
            <text:p>44’506.95</text:p>
          </table:table-cell>
          <table:table-cell office:value-type="float" office:value="42800" table:style-name="ce7">
            <text:p>42’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42781.95" table:style-name="ce6">
            <text:p>42’781.95</text:p>
          </table:table-cell>
          <table:table-cell table:style-name="ce6"/>
          <table:table-cell office:value-type="float" office:value="-18" table:style-name="ce7">
            <text:p>-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15.7" table:style-name="ce6">
            <text:p>8’115.70</text:p>
          </table:table-cell>
          <table:table-cell office:value-type="float" office:value="11400" table:style-name="ce7">
            <text:p>11’4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10731.65" table:style-name="ce6">
            <text:p>10’731.65</text:p>
          </table:table-cell>
          <table:table-cell table:style-name="ce6"/>
          <table:table-cell office:value-type="float" office:value="-668" table:style-name="ce7">
            <text:p>-6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011.55" table:style-name="ce6">
            <text:p>17’011.55</text:p>
          </table:table-cell>
          <table:table-cell office:value-type="float" office:value="48900" table:style-name="ce7">
            <text:p>48’9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24815.75" table:style-name="ce6">
            <text:p>24’815.75</text:p>
          </table:table-cell>
          <table:table-cell table:style-name="ce6"/>
          <table:table-cell office:value-type="float" office:value="-24084" table:style-name="ce7">
            <text:p>-24’0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11.1" table:style-name="ce6">
            <text:p>1’611.1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437.85" table:style-name="ce6">
            <text:p>1’437.85</text:p>
          </table:table-cell>
          <table:table-cell table:style-name="ce6"/>
          <table:table-cell office:value-type="float" office:value="-562" table:style-name="ce7">
            <text:p>-5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4247.1" table:style-name="ce6">
            <text:p>204’247.10</text:p>
          </table:table-cell>
          <table:table-cell office:value-type="float" office:value="234500" table:style-name="ce7">
            <text:p>234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10614.25" table:style-name="ce6">
            <text:p>210’614.25</text:p>
          </table:table-cell>
          <table:table-cell table:style-name="ce6"/>
          <table:table-cell office:value-type="float" office:value="-23886" table:style-name="ce7">
            <text:p>-23’8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2685.07" table:style-name="ce6">
            <text:p>712’685.07</text:p>
          </table:table-cell>
          <table:table-cell office:value-type="float" office:value="687800" table:style-name="ce7">
            <text:p>687’8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690158.45" table:style-name="ce6">
            <text:p>690’158.45</text:p>
          </table:table-cell>
          <table:table-cell table:style-name="ce6"/>
          <table:table-cell office:value-type="float" office:value="2358" table:style-name="ce7">
            <text:p>2’3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7269.31" table:style-name="ce6">
            <text:p>487’269.31</text:p>
          </table:table-cell>
          <table:table-cell office:value-type="float" office:value="604700" table:style-name="ce7">
            <text:p>604’7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484974.4" table:style-name="ce6">
            <text:p>484’974.40</text:p>
          </table:table-cell>
          <table:table-cell table:style-name="ce6"/>
          <table:table-cell office:value-type="float" office:value="-119726" table:style-name="ce7">
            <text:p>-119’7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0316.61" table:style-name="ce6">
            <text:p>560’316.61</text:p>
          </table:table-cell>
          <table:table-cell office:value-type="float" office:value="685500" table:style-name="ce7">
            <text:p>685’5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683571.3" table:style-name="ce6">
            <text:p>683’571.30</text:p>
          </table:table-cell>
          <table:table-cell table:style-name="ce6"/>
          <table:table-cell office:value-type="float" office:value="-1929" table:style-name="ce7">
            <text:p>-1’9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7488.89" table:style-name="ce6">
            <text:p>267’488.89</text:p>
          </table:table-cell>
          <table:table-cell office:value-type="float" office:value="288500" table:style-name="ce7">
            <text:p>288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85561.69" table:style-name="ce6">
            <text:p>285’561.69</text:p>
          </table:table-cell>
          <table:table-cell table:style-name="ce6"/>
          <table:table-cell office:value-type="float" office:value="-2938" table:style-name="ce7">
            <text:p>-2’9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10.4" table:style-name="ce6">
            <text:p>5’810.40</text:p>
          </table:table-cell>
          <table:table-cell office:value-type="float" office:value="5800" table:style-name="ce7">
            <text:p>5’8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5810.4" table:style-name="ce6">
            <text:p>5’810.40</text:p>
          </table:table-cell>
          <table:table-cell table:style-name="ce6"/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33.5" table:style-name="ce6">
            <text:p>4’733.50</text:p>
          </table:table-cell>
          <table:table-cell office:value-type="float" office:value="8100" table:style-name="ce7">
            <text:p>8’1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077.8000000000002" table:style-name="ce6">
            <text:p>2’077.80</text:p>
          </table:table-cell>
          <table:table-cell table:style-name="ce6"/>
          <table:table-cell office:value-type="float" office:value="-6022" table:style-name="ce7">
            <text:p>-6’0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28053.0299999998" table:style-name="ce6">
            <text:p>2’128’053.03</text:p>
          </table:table-cell>
          <table:table-cell office:value-type="float" office:value="2415000" table:style-name="ce7">
            <text:p>2’415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953167.57" table:style-name="ce6">
            <text:p>1’953’167.57</text:p>
          </table:table-cell>
          <table:table-cell table:style-name="ce6"/>
          <table:table-cell office:value-type="float" office:value="-461832" table:style-name="ce7">
            <text:p>-461’8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2352.25" table:style-name="ce6">
            <text:p>152’352.25</text:p>
          </table:table-cell>
          <table:table-cell office:value-type="float" office:value="1097000" table:style-name="ce7">
            <text:p>1’097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947382.26" table:style-name="ce6">
            <text:p>947’382.26</text:p>
          </table:table-cell>
          <table:table-cell table:style-name="ce6"/>
          <table:table-cell office:value-type="float" office:value="-149618" table:style-name="ce7">
            <text:p>-149’6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8.2" table:style-name="ce6">
            <text:p>78.20</text:p>
          </table:table-cell>
          <table:table-cell office:value-type="float" office:value="1600" table:style-name="ce7">
            <text:p>1’6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374.1" table:style-name="ce6">
            <text:p>374.10</text:p>
          </table:table-cell>
          <table:table-cell table:style-name="ce6"/>
          <table:table-cell office:value-type="float" office:value="-1226" table:style-name="ce7">
            <text:p>-1’2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350.399999999994" table:style-name="ce6">
            <text:p>69’350.40</text:p>
          </table:table-cell>
          <table:table-cell office:value-type="float" office:value="71300" table:style-name="ce7">
            <text:p>71’3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69771" table:style-name="ce6">
            <text:p>69’771.00</text:p>
          </table:table-cell>
          <table:table-cell table:style-name="ce6"/>
          <table:table-cell office:value-type="float" office:value="-1529" table:style-name="ce7">
            <text:p>-1’5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90171.51" table:style-name="ce6">
            <text:p>1’590’171.51</text:p>
          </table:table-cell>
          <table:table-cell table:style-name="ce7"/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2451397.27" table:style-name="ce6">
            <text:p>2’451’397.27</text:p>
          </table:table-cell>
          <table:table-cell table:style-name="ce6"/>
          <table:table-cell office:value-type="float" office:value="2451397" table:style-name="ce7">
            <text:p>2’451’3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93997" table:style-name="ce6">
            <text:p>1’593’997.00</text:p>
          </table:table-cell>
          <table:table-cell office:value-type="float" office:value="1691200" table:style-name="ce7">
            <text:p>1’691’2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566037.37" table:style-name="ce6">
            <text:p>1’566’037.37</text:p>
          </table:table-cell>
          <table:table-cell table:style-name="ce6"/>
          <table:table-cell office:value-type="float" office:value="-125163" table:style-name="ce7">
            <text:p>-125’1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2270.59999999998" table:style-name="ce6">
            <text:p>262’270.60</text:p>
          </table:table-cell>
          <table:table-cell office:value-type="float" office:value="263400" table:style-name="ce7">
            <text:p>263’4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270419.82" table:style-name="ce6">
            <text:p>270’419.82</text:p>
          </table:table-cell>
          <table:table-cell table:style-name="ce6"/>
          <table:table-cell office:value-type="float" office:value="7020" table:style-name="ce7">
            <text:p>7’0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70661.9" table:style-name="ce6">
            <text:p>1’570’661.90</text:p>
          </table:table-cell>
          <table:table-cell office:value-type="float" office:value="1757500" table:style-name="ce7">
            <text:p>1’757’5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1319577" table:style-name="ce6">
            <text:p>1’319’577.00</text:p>
          </table:table-cell>
          <table:table-cell table:style-name="ce6"/>
          <table:table-cell office:value-type="float" office:value="-437923" table:style-name="ce7">
            <text:p>-437’9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04303.3300000001" table:style-name="ce6">
            <text:p>7’104’303.33</text:p>
          </table:table-cell>
          <table:table-cell office:value-type="float" office:value="7432000" table:style-name="ce7">
            <text:p>7’432’000</text:p>
          </table:table-cell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office:value-type="float" office:value="6797685.3899999997" table:style-name="ce6">
            <text:p>6’797’685.39</text:p>
          </table:table-cell>
          <table:table-cell table:style-name="ce6"/>
          <table:table-cell office:value-type="float" office:value="-634315" table:style-name="ce7">
            <text:p>-634’3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0780.8" table:style-name="ce6">
            <text:p>110’780.80</text:p>
          </table:table-cell>
          <table:table-cell office:value-type="float" office:value="110800" table:style-name="ce7">
            <text:p>110’800</text:p>
          </table:table-cell>
          <table:table-cell table:style-name="ce2"/>
          <table:table-cell office:value-type="string" table:style-name="ce2">
            <text:p>427</text:p>
          </table:table-cell>
          <table:table-cell office:value-type="string" table:style-name="ce2">
            <text:p>Liegenschaftserträge des Verwaltungsvermögens</text:p>
          </table:table-cell>
          <table:table-cell table:style-name="ce6"/>
          <table:table-cell office:value-type="float" office:value="102174" table:style-name="ce6">
            <text:p>102’174.00</text:p>
          </table:table-cell>
          <table:table-cell office:value-type="float" office:value="-8626" table:style-name="ce7">
            <text:p>-8’6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700" table:style-name="ce6">
            <text:p>100’700.00</text:p>
          </table:table-cell>
          <table:table-cell office:value-type="float" office:value="109400" table:style-name="ce7">
            <text:p>109’4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106247.6" table:style-name="ce6">
            <text:p>106’247.60</text:p>
          </table:table-cell>
          <table:table-cell office:value-type="float" office:value="-3152" table:style-name="ce7">
            <text:p>-3’1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686582.42" table:style-name="ce6">
            <text:p>15’686’582.42</text:p>
          </table:table-cell>
          <table:table-cell office:value-type="float" office:value="15819500" table:style-name="ce7">
            <text:p>15’819’5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6531561.49" table:style-name="ce6">
            <text:p>16’531’561.49</text:p>
          </table:table-cell>
          <table:table-cell office:value-type="float" office:value="712061" table:style-name="ce7">
            <text:p>712’0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28318.8799999999" table:style-name="ce6">
            <text:p>1’228’318.88</text:p>
          </table:table-cell>
          <table:table-cell office:value-type="float" office:value="1034800" table:style-name="ce7">
            <text:p>1’034’8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408044.98" table:style-name="ce6">
            <text:p>1’408’044.98</text:p>
          </table:table-cell>
          <table:table-cell office:value-type="float" office:value="373245" table:style-name="ce7">
            <text:p>373’2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496" table:style-name="ce6">
            <text:p>131’496.00</text:p>
          </table:table-cell>
          <table:table-cell office:value-type="float" office:value="69300" table:style-name="ce7">
            <text:p>69’3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28715.08" table:style-name="ce6">
            <text:p>128’715.08</text:p>
          </table:table-cell>
          <table:table-cell office:value-type="float" office:value="59415" table:style-name="ce7">
            <text:p>59’4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0325.55" table:style-name="ce6">
            <text:p>110’325.55</text:p>
          </table:table-cell>
          <table:table-cell office:value-type="float" office:value="169200" table:style-name="ce7">
            <text:p>169’2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163600.9" table:style-name="ce6">
            <text:p>163’600.90</text:p>
          </table:table-cell>
          <table:table-cell office:value-type="float" office:value="-5599" table:style-name="ce7">
            <text:p>-5’5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000" table:style-name="ce6">
            <text:p>60’000.00</text:p>
          </table:table-cell>
          <table:table-cell office:value-type="float" office:value="60000" table:style-name="ce7">
            <text:p>6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60000" table:style-name="ce6">
            <text:p>6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34900" table:style-name="ce7">
            <text:p>534’900</text:p>
          </table:table-cell>
          <table:table-cell table:style-name="ce2"/>
          <table:table-cell office:value-type="string" table:style-name="ce2">
            <text:p>480</text:p>
          </table:table-cell>
          <table:table-cell office:value-type="string" table:style-name="ce2">
            <text:p>Entnahmen aus Spezialfinanzierungen und Stiftungen</text:p>
          </table:table-cell>
          <table:table-cell table:number-columns-repeated="2" table:style-name="ce6"/>
          <table:table-cell office:value-type="float" office:value="-534900" table:style-name="ce7">
            <text:p>-534’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17205.85" table:style-name="ce6">
            <text:p>2’117’205.85</text:p>
          </table:table-cell>
          <table:table-cell office:value-type="float" office:value="2175200" table:style-name="ce7">
            <text:p>2’175’2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038903.67" table:style-name="ce6">
            <text:p>2’038’903.67</text:p>
          </table:table-cell>
          <table:table-cell office:value-type="float" office:value="-136296" table:style-name="ce7">
            <text:p>-136’2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2363" table:style-name="ce6">
            <text:p>242’363.00</text:p>
          </table:table-cell>
          <table:table-cell office:value-type="float" office:value="255500" table:style-name="ce7">
            <text:p>255’5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61937" table:style-name="ce6">
            <text:p>261’937.00</text:p>
          </table:table-cell>
          <table:table-cell office:value-type="float" office:value="6437" table:style-name="ce7">
            <text:p>6’4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24589" table:style-name="ce6">
            <text:p>924’589.00</text:p>
          </table:table-cell>
          <table:table-cell office:value-type="float" office:value="789300" table:style-name="ce7">
            <text:p>789’300</text:p>
          </table:table-cell>
          <table:table-cell table:style-name="ce2"/>
          <table:table-cell office:value-type="string" table:style-name="ce2">
            <text:p>496</text:p>
          </table:table-cell>
          <table:table-cell office:value-type="string" table:style-name="ce2">
            <text:p>Intern verrechnete Zinsen</text:p>
          </table:table-cell>
          <table:table-cell table:style-name="ce6"/>
          <table:table-cell office:value-type="float" office:value="839678.2" table:style-name="ce6">
            <text:p>839’678.20</text:p>
          </table:table-cell>
          <table:table-cell office:value-type="float" office:value="50378" table:style-name="ce7">
            <text:p>50’3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14</text:p>
          </table:table-cell>
          <table:table-cell office:value-type="string" table:style-name="ce3">
            <text:p>Tierkörpersammel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6714.95" table:style-name="ce4">
            <text:p>86’714.95</text:p>
          </table:table-cell>
          <table:table-cell office:value-type="float" office:value="53300" table:style-name="ce5">
            <text:p>53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6392.9" table:style-name="ce4">
            <text:p>46’392.90</text:p>
          </table:table-cell>
          <table:table-cell table:style-name="ce4"/>
          <table:table-cell office:value-type="float" office:value="-6907" table:style-name="ce5">
            <text:p>-6’9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6714.95" table:style-name="ce4">
            <text:p>86’714.95</text:p>
          </table:table-cell>
          <table:table-cell office:value-type="float" office:value="53300" table:style-name="ce5">
            <text:p>53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6392.9" table:style-name="ce4">
            <text:p>46’392.90</text:p>
          </table:table-cell>
          <table:table-cell office:value-type="float" office:value="-6907" table:style-name="ce5">
            <text:p>-6’9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709.35" table:style-name="ce6">
            <text:p>3’709.35</text:p>
          </table:table-cell>
          <table:table-cell office:value-type="float" office:value="4200" table:style-name="ce7">
            <text:p>4’2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3530.4" table:style-name="ce6">
            <text:p>3’530.40</text:p>
          </table:table-cell>
          <table:table-cell table:style-name="ce6"/>
          <table:table-cell office:value-type="float" office:value="-670" table:style-name="ce7">
            <text:p>-6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684.05" table:style-name="ce6">
            <text:p>44’684.05</text:p>
          </table:table-cell>
          <table:table-cell office:value-type="float" office:value="7000" table:style-name="ce7">
            <text:p>7’0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5873.45" table:style-name="ce6">
            <text:p>5’873.45</text:p>
          </table:table-cell>
          <table:table-cell table:style-name="ce6"/>
          <table:table-cell office:value-type="float" office:value="-1127" table:style-name="ce7">
            <text:p>-1’1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89.1" table:style-name="ce6">
            <text:p>2’889.10</text:p>
          </table:table-cell>
          <table:table-cell office:value-type="float" office:value="4500" table:style-name="ce7">
            <text:p>4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188.1999999999998" table:style-name="ce6">
            <text:p>2’188.20</text:p>
          </table:table-cell>
          <table:table-cell table:style-name="ce6"/>
          <table:table-cell office:value-type="float" office:value="-2312" table:style-name="ce7">
            <text:p>-2’3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26.1" table:style-name="ce6">
            <text:p>2’126.10</text:p>
          </table:table-cell>
          <table:table-cell office:value-type="float" office:value="2700" table:style-name="ce7">
            <text:p>2’7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213.2" table:style-name="ce6">
            <text:p>1’213.20</text:p>
          </table:table-cell>
          <table:table-cell table:style-name="ce6"/>
          <table:table-cell office:value-type="float" office:value="-1487" table:style-name="ce7">
            <text:p>-1’4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79.45" table:style-name="ce6">
            <text:p>2’979.45</text:p>
          </table:table-cell>
          <table:table-cell office:value-type="float" office:value="4300" table:style-name="ce7">
            <text:p>4’3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897.95" table:style-name="ce6">
            <text:p>2’897.95</text:p>
          </table:table-cell>
          <table:table-cell table:style-name="ce6"/>
          <table:table-cell office:value-type="float" office:value="-1402" table:style-name="ce7">
            <text:p>-1’4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326.9" table:style-name="ce6">
            <text:p>30’326.90</text:p>
          </table:table-cell>
          <table:table-cell office:value-type="float" office:value="30600" table:style-name="ce7">
            <text:p>30’6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30689.7" table:style-name="ce6">
            <text:p>30’689.70</text:p>
          </table:table-cell>
          <table:table-cell table:style-name="ce6"/>
          <table:table-cell office:value-type="float" office:value="90" table:style-name="ce7">
            <text:p>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714.95" table:style-name="ce6">
            <text:p>86’714.95</text:p>
          </table:table-cell>
          <table:table-cell office:value-type="float" office:value="53300" table:style-name="ce7">
            <text:p>53’300</text:p>
          </table:table-cell>
          <table:table-cell table:style-name="ce2"/>
          <table:table-cell office:value-type="string" table:style-name="ce2">
            <text:p>480</text:p>
          </table:table-cell>
          <table:table-cell office:value-type="string" table:style-name="ce2">
            <text:p>Entnahmen aus Spezialfinanzierungen und Stiftungen</text:p>
          </table:table-cell>
          <table:table-cell table:style-name="ce6"/>
          <table:table-cell office:value-type="float" office:value="46392.9" table:style-name="ce6">
            <text:p>46’392.90</text:p>
          </table:table-cell>
          <table:table-cell office:value-type="float" office:value="-6907" table:style-name="ce7">
            <text:p>-6’9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52</text:p>
          </table:table-cell>
          <table:table-cell office:value-type="string" table:style-name="ce3">
            <text:p>Amt für Umwelt und Energi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342322.2699999996" table:style-name="ce4">
            <text:p>4’342’322.27</text:p>
          </table:table-cell>
          <table:table-cell office:value-type="float" office:value="5022000" table:style-name="ce5">
            <text:p>5’022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116186.43" table:style-name="ce4">
            <text:p>5’116’186.43</text:p>
          </table:table-cell>
          <table:table-cell table:style-name="ce4"/>
          <table:table-cell office:value-type="float" office:value="-89114" table:style-name="ce5">
            <text:p>-89’1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83300" table:style-name="ce5">
            <text:p>183’3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728057.62" table:style-name="ce4">
            <text:p>3’728’057.62</text:p>
          </table:table-cell>
          <table:table-cell office:value-type="float" office:value="4209500" table:style-name="ce5">
            <text:p>4’209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528014.0999999996" table:style-name="ce4">
            <text:p>4’528’014.10</text:p>
          </table:table-cell>
          <table:table-cell office:value-type="float" office:value="318514" table:style-name="ce5">
            <text:p>318’5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14264.65" table:style-name="ce4">
            <text:p>614’264.65</text:p>
          </table:table-cell>
          <table:table-cell office:value-type="float" office:value="995800" table:style-name="ce5">
            <text:p>995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588172.32999999996" table:style-name="ce4">
            <text:p>588’172.3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6577.6000000001" table:style-name="ce6">
            <text:p>1’116’577.60</text:p>
          </table:table-cell>
          <table:table-cell office:value-type="float" office:value="1140600" table:style-name="ce7">
            <text:p>1’140’6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104182.8500000001" table:style-name="ce6">
            <text:p>1’104’182.85</text:p>
          </table:table-cell>
          <table:table-cell table:style-name="ce6"/>
          <table:table-cell office:value-type="float" office:value="-36417" table:style-name="ce7">
            <text:p>-36’4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518.9" table:style-name="ce6">
            <text:p>84’518.90</text:p>
          </table:table-cell>
          <table:table-cell office:value-type="float" office:value="86300" table:style-name="ce7">
            <text:p>86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83021.8" table:style-name="ce6">
            <text:p>83’021.80</text:p>
          </table:table-cell>
          <table:table-cell table:style-name="ce6"/>
          <table:table-cell office:value-type="float" office:value="-3278" table:style-name="ce7">
            <text:p>-3’2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6058.2" table:style-name="ce6">
            <text:p>126’058.20</text:p>
          </table:table-cell>
          <table:table-cell office:value-type="float" office:value="129100" table:style-name="ce7">
            <text:p>129’1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25571.8" table:style-name="ce6">
            <text:p>125’571.80</text:p>
          </table:table-cell>
          <table:table-cell table:style-name="ce6"/>
          <table:table-cell office:value-type="float" office:value="-3528" table:style-name="ce7">
            <text:p>-3’5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352.8" table:style-name="ce6">
            <text:p>14’352.80</text:p>
          </table:table-cell>
          <table:table-cell office:value-type="float" office:value="13600" table:style-name="ce7">
            <text:p>13’6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3272.1" table:style-name="ce6">
            <text:p>13’272.10</text:p>
          </table:table-cell>
          <table:table-cell table:style-name="ce6"/>
          <table:table-cell office:value-type="float" office:value="-328" table:style-name="ce7">
            <text:p>-3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653.7" table:style-name="ce6">
            <text:p>7’653.70</text:p>
          </table:table-cell>
          <table:table-cell office:value-type="float" office:value="12000" table:style-name="ce7">
            <text:p>12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5585.89" table:style-name="ce6">
            <text:p>5’585.89</text:p>
          </table:table-cell>
          <table:table-cell table:style-name="ce6"/>
          <table:table-cell office:value-type="float" office:value="-6414" table:style-name="ce7">
            <text:p>-6’4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49.75" table:style-name="ce6">
            <text:p>2’849.75</text:p>
          </table:table-cell>
          <table:table-cell office:value-type="float" office:value="3900" table:style-name="ce7">
            <text:p>3’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2835.05" table:style-name="ce6">
            <text:p>2’835.05</text:p>
          </table:table-cell>
          <table:table-cell table:style-name="ce6"/>
          <table:table-cell office:value-type="float" office:value="-1065" table:style-name="ce7">
            <text:p>-1’0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20.4000000000001" table:style-name="ce6">
            <text:p>1’220.40</text:p>
          </table:table-cell>
          <table:table-cell office:value-type="float" office:value="1900" table:style-name="ce7">
            <text:p>1’9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769.81" table:style-name="ce6">
            <text:p>2’769.81</text:p>
          </table:table-cell>
          <table:table-cell table:style-name="ce6"/>
          <table:table-cell office:value-type="float" office:value="870" table:style-name="ce7">
            <text:p>8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23.8" table:style-name="ce6">
            <text:p>3’223.80</text:p>
          </table:table-cell>
          <table:table-cell office:value-type="float" office:value="3500" table:style-name="ce7">
            <text:p>3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639.7" table:style-name="ce6">
            <text:p>1’639.70</text:p>
          </table:table-cell>
          <table:table-cell table:style-name="ce6"/>
          <table:table-cell office:value-type="float" office:value="-1860" table:style-name="ce7">
            <text:p>-1’8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25.95" table:style-name="ce6">
            <text:p>6’025.95</text:p>
          </table:table-cell>
          <table:table-cell office:value-type="float" office:value="8100" table:style-name="ce7">
            <text:p>8’1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5570.25" table:style-name="ce6">
            <text:p>5’570.25</text:p>
          </table:table-cell>
          <table:table-cell table:style-name="ce6"/>
          <table:table-cell office:value-type="float" office:value="-2530" table:style-name="ce7">
            <text:p>-2’5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3088.32" table:style-name="ce6">
            <text:p>273’088.32</text:p>
          </table:table-cell>
          <table:table-cell office:value-type="float" office:value="329900" table:style-name="ce7">
            <text:p>329’9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86883.37" table:style-name="ce6">
            <text:p>286’883.37</text:p>
          </table:table-cell>
          <table:table-cell table:style-name="ce6"/>
          <table:table-cell office:value-type="float" office:value="-43017" table:style-name="ce7">
            <text:p>-43’0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662.5" table:style-name="ce6">
            <text:p>24’662.50</text:p>
          </table:table-cell>
          <table:table-cell office:value-type="float" office:value="22900" table:style-name="ce7">
            <text:p>22’9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2914.240000000002" table:style-name="ce6">
            <text:p>22’914.24</text:p>
          </table:table-cell>
          <table:table-cell table:style-name="ce6"/>
          <table:table-cell office:value-type="float" office:value="14" table:style-name="ce7">
            <text:p>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8" table:style-name="ce6">
            <text:p>128.00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90343.4500000002" table:style-name="ce6">
            <text:p>2’590’343.45</text:p>
          </table:table-cell>
          <table:table-cell office:value-type="float" office:value="3180600" table:style-name="ce7">
            <text:p>3’180’6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3363814.85" table:style-name="ce6">
            <text:p>3’363’814.85</text:p>
          </table:table-cell>
          <table:table-cell table:style-name="ce6"/>
          <table:table-cell office:value-type="float" office:value="-85" table:style-name="ce7">
            <text:p>-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83300" table:style-name="ce7">
            <text:p>183’3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9068.9" table:style-name="ce6">
            <text:p>89’068.90</text:p>
          </table:table-cell>
          <table:table-cell office:value-type="float" office:value="89600" table:style-name="ce7">
            <text:p>89’6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95854.720000000001" table:style-name="ce6">
            <text:p>95’854.72</text:p>
          </table:table-cell>
          <table:table-cell table:style-name="ce6"/>
          <table:table-cell office:value-type="float" office:value="6255" table:style-name="ce7">
            <text:p>6’2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50" table:style-name="ce6">
            <text:p>2’550.00</text:p>
          </table:table-cell>
          <table:table-cell table:style-name="ce7"/>
          <table:table-cell table:style-name="ce2"/>
          <table:table-cell office:value-type="string" table:style-name="ce2">
            <text:p>395</text:p>
          </table:table-cell>
          <table:table-cell office:value-type="string" table:style-name="ce2">
            <text:p>Intern verrechneter Aufwand</text:p>
          </table:table-cell>
          <table:table-cell office:value-type="float" office:value="2270" table:style-name="ce6">
            <text:p>2’270.00</text:p>
          </table:table-cell>
          <table:table-cell table:style-name="ce6"/>
          <table:table-cell office:value-type="float" office:value="2270" table:style-name="ce7">
            <text:p>2’2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7650.2" table:style-name="ce6">
            <text:p>207’650.20</text:p>
          </table:table-cell>
          <table:table-cell office:value-type="float" office:value="179400" table:style-name="ce7">
            <text:p>179’4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215071.85" table:style-name="ce6">
            <text:p>215’071.85</text:p>
          </table:table-cell>
          <table:table-cell office:value-type="float" office:value="35672" table:style-name="ce7">
            <text:p>35’6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62.2" table:style-name="ce6">
            <text:p>5’862.20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433</text:p>
          </table:table-cell>
          <table:table-cell office:value-type="string" table:style-name="ce2">
            <text:p>Schulgelder</text:p>
          </table:table-cell>
          <table:table-cell table:style-name="ce6"/>
          <table:table-cell office:value-type="float" office:value="1550" table:style-name="ce6">
            <text:p>1’550.00</text:p>
          </table:table-cell>
          <table:table-cell office:value-type="float" office:value="1050" table:style-name="ce7">
            <text:p>1’0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856" table:style-name="ce6">
            <text:p>45’856.00</text:p>
          </table:table-cell>
          <table:table-cell office:value-type="float" office:value="42600" table:style-name="ce7">
            <text:p>42’6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46033.45" table:style-name="ce6">
            <text:p>46’033.45</text:p>
          </table:table-cell>
          <table:table-cell office:value-type="float" office:value="3433" table:style-name="ce7">
            <text:p>3’4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21.84" table:style-name="ce6">
            <text:p>1’421.84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234.5" table:style-name="ce6">
            <text:p>234.50</text:p>
          </table:table-cell>
          <table:table-cell office:value-type="float" office:value="-266" table:style-name="ce7">
            <text:p>-2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99605.15" table:style-name="ce6">
            <text:p>2’599’605.15</text:p>
          </table:table-cell>
          <table:table-cell office:value-type="float" office:value="3208800" table:style-name="ce7">
            <text:p>3’208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397128.05" table:style-name="ce6">
            <text:p>3’397’128.05</text:p>
          </table:table-cell>
          <table:table-cell office:value-type="float" office:value="188328" table:style-name="ce7">
            <text:p>188’3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3176.75" table:style-name="ce6">
            <text:p>163’176.75</text:p>
          </table:table-cell>
          <table:table-cell office:value-type="float" office:value="50000" table:style-name="ce7">
            <text:p>50’000</text:p>
          </table:table-cell>
          <table:table-cell table:style-name="ce2"/>
          <table:table-cell office:value-type="string" table:style-name="ce2">
            <text:p>440</text:p>
          </table:table-cell>
          <table:table-cell office:value-type="string" table:style-name="ce2">
            <text:p>Anteile an Bundeseinnahmen</text:p>
          </table:table-cell>
          <table:table-cell table:style-name="ce6"/>
          <table:table-cell office:value-type="float" office:value="155267.35" table:style-name="ce6">
            <text:p>155’267.35</text:p>
          </table:table-cell>
          <table:table-cell office:value-type="float" office:value="105267" table:style-name="ce7">
            <text:p>105’2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60</text:p>
          </table:table-cell>
          <table:table-cell office:value-type="string" table:style-name="ce2">
            <text:p>Beiträge des Bundes</text:p>
          </table:table-cell>
          <table:table-cell table:style-name="ce6"/>
          <table:table-cell office:value-type="float" office:value="2000" table:style-name="ce6">
            <text:p>2’000.00</text:p>
          </table:table-cell>
          <table:table-cell office:value-type="float" office:value="2000" table:style-name="ce7">
            <text:p>2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625" table:style-name="ce6">
            <text:p>20’625.00</text:p>
          </table:table-cell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28291.75" table:style-name="ce6">
            <text:p>28’291.75</text:p>
          </table:table-cell>
          <table:table-cell office:value-type="float" office:value="18292" table:style-name="ce7">
            <text:p>18’2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6160.48" table:style-name="ce6">
            <text:p>656’160.48</text:p>
          </table:table-cell>
          <table:table-cell office:value-type="float" office:value="700000" table:style-name="ce7">
            <text:p>700’000</text:p>
          </table:table-cell>
          <table:table-cell table:style-name="ce2"/>
          <table:table-cell office:value-type="string" table:style-name="ce2">
            <text:p>463</text:p>
          </table:table-cell>
          <table:table-cell office:value-type="string" table:style-name="ce2">
            <text:p>Beiträge von eigenen Unternehmungen</text:p>
          </table:table-cell>
          <table:table-cell table:style-name="ce6"/>
          <table:table-cell office:value-type="float" office:value="664737.15" table:style-name="ce6">
            <text:p>664’737.15</text:p>
          </table:table-cell>
          <table:table-cell office:value-type="float" office:value="-35263" table:style-name="ce7">
            <text:p>-35’2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700" table:style-name="ce6">
            <text:p>27’700.00</text:p>
          </table:table-cell>
          <table:table-cell office:value-type="float" office:value="17700" table:style-name="ce7">
            <text:p>17’7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7700" table:style-name="ce6">
            <text:p>17’7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</text:p>
          </table:table-cell>
          <table:table-cell office:value-type="string" table:style-name="ce3">
            <text:p>Direktion Bau und Planun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4051203.58000001" table:style-name="ce4">
            <text:p>144’051’203.58</text:p>
          </table:table-cell>
          <table:table-cell office:value-type="float" office:value="136624780" table:style-name="ce5">
            <text:p>136’624’78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38267696.36000001" table:style-name="ce4">
            <text:p>138’267’696.36</text:p>
          </table:table-cell>
          <table:table-cell table:style-name="ce4"/>
          <table:table-cell office:value-type="float" office:value="-6400384" table:style-name="ce5">
            <text:p>-6’400’3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63300" table:style-name="ce5">
            <text:p>763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280000" table:style-name="ce5">
            <text:p>7’28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1048414.969999999" table:style-name="ce4">
            <text:p>81’048’414.97</text:p>
          </table:table-cell>
          <table:table-cell office:value-type="float" office:value="79302550" table:style-name="ce5">
            <text:p>79’302’55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80604114.019999996" table:style-name="ce4">
            <text:p>80’604’114.02</text:p>
          </table:table-cell>
          <table:table-cell office:value-type="float" office:value="1301564" table:style-name="ce5">
            <text:p>1’301’5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3002788.609999999" table:style-name="ce4">
            <text:p>63’002’788.61</text:p>
          </table:table-cell>
          <table:table-cell office:value-type="float" office:value="65365530" table:style-name="ce5">
            <text:p>65’365’53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57663582.340000004" table:style-name="ce4">
            <text:p>57’663’582.34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0</text:p>
          </table:table-cell>
          <table:table-cell office:value-type="string" table:style-name="ce3">
            <text:p>Direktionssekretaria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89880.33" table:style-name="ce4">
            <text:p>2’289’880.33</text:p>
          </table:table-cell>
          <table:table-cell office:value-type="float" office:value="2214000" table:style-name="ce5">
            <text:p>2’214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186135.65" table:style-name="ce4">
            <text:p>2’186’135.65</text:p>
          </table:table-cell>
          <table:table-cell table:style-name="ce4"/>
          <table:table-cell office:value-type="float" office:value="-115664" table:style-name="ce5">
            <text:p>-115’6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7800" table:style-name="ce5">
            <text:p>87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2132.1" table:style-name="ce4">
            <text:p>202’132.10</text:p>
          </table:table-cell>
          <table:table-cell office:value-type="float" office:value="168500" table:style-name="ce5">
            <text:p>168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96512.35" table:style-name="ce4">
            <text:p>196’512.35</text:p>
          </table:table-cell>
          <table:table-cell office:value-type="float" office:value="28012" table:style-name="ce5">
            <text:p>28’0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87748.23" table:style-name="ce4">
            <text:p>2’087’748.23</text:p>
          </table:table-cell>
          <table:table-cell office:value-type="float" office:value="2133300" table:style-name="ce5">
            <text:p>2’133’3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989623.3" table:style-name="ce4">
            <text:p>1’989’623.3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00</text:p>
          </table:table-cell>
          <table:table-cell office:value-type="string" table:style-name="ce3">
            <text:p>Sekretariat und Diens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46057.78" table:style-name="ce4">
            <text:p>1’646’057.78</text:p>
          </table:table-cell>
          <table:table-cell office:value-type="float" office:value="1563800" table:style-name="ce5">
            <text:p>1’563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580818.75" table:style-name="ce4">
            <text:p>1’580’818.75</text:p>
          </table:table-cell>
          <table:table-cell table:style-name="ce4"/>
          <table:table-cell office:value-type="float" office:value="-53881" table:style-name="ce5">
            <text:p>-53’8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0900" table:style-name="ce5">
            <text:p>70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7330.8" table:style-name="ce4">
            <text:p>47’330.80</text:p>
          </table:table-cell>
          <table:table-cell office:value-type="float" office:value="31600" table:style-name="ce5">
            <text:p>31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52424.1" table:style-name="ce4">
            <text:p>52’424.10</text:p>
          </table:table-cell>
          <table:table-cell office:value-type="float" office:value="20824" table:style-name="ce5">
            <text:p>20’8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98726.98" table:style-name="ce4">
            <text:p>1’598’726.98</text:p>
          </table:table-cell>
          <table:table-cell office:value-type="float" office:value="1603100" table:style-name="ce5">
            <text:p>1’603’1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528394.65" table:style-name="ce4">
            <text:p>1’528’394.6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901.3" table:style-name="ce6">
            <text:p>96’901.30</text:p>
          </table:table-cell>
          <table:table-cell office:value-type="float" office:value="115000" table:style-name="ce7">
            <text:p>115’000</text:p>
          </table:table-cell>
          <table:table-cell table:style-name="ce2"/>
          <table:table-cell office:value-type="string" table:style-name="ce2">
            <text:p>300</text:p>
          </table:table-cell>
          <table:table-cell office:value-type="string" table:style-name="ce2">
            <text:p>Behörden und Kommissionen</text:p>
          </table:table-cell>
          <table:table-cell office:value-type="float" office:value="90530.8" table:style-name="ce6">
            <text:p>90’530.80</text:p>
          </table:table-cell>
          <table:table-cell table:style-name="ce6"/>
          <table:table-cell office:value-type="float" office:value="-24469" table:style-name="ce7">
            <text:p>-24’4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96401.7" table:style-name="ce6">
            <text:p>1’196’401.70</text:p>
          </table:table-cell>
          <table:table-cell office:value-type="float" office:value="1115100" table:style-name="ce7">
            <text:p>1’115’1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147936.6499999999" table:style-name="ce6">
            <text:p>1’147’936.65</text:p>
          </table:table-cell>
          <table:table-cell table:style-name="ce6"/>
          <table:table-cell office:value-type="float" office:value="-63" table:style-name="ce7">
            <text:p>-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2900" table:style-name="ce7">
            <text:p>32’9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9832.4" table:style-name="ce6">
            <text:p>89’832.40</text:p>
          </table:table-cell>
          <table:table-cell office:value-type="float" office:value="91300" table:style-name="ce7">
            <text:p>91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86020.95" table:style-name="ce6">
            <text:p>86’020.95</text:p>
          </table:table-cell>
          <table:table-cell table:style-name="ce6"/>
          <table:table-cell office:value-type="float" office:value="-5279" table:style-name="ce7">
            <text:p>-5’2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734.3" table:style-name="ce6">
            <text:p>121’734.30</text:p>
          </table:table-cell>
          <table:table-cell office:value-type="float" office:value="114500" table:style-name="ce7">
            <text:p>114’5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15247.85" table:style-name="ce6">
            <text:p>115’247.85</text:p>
          </table:table-cell>
          <table:table-cell table:style-name="ce6"/>
          <table:table-cell office:value-type="float" office:value="748" table:style-name="ce7">
            <text:p>7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40.45" table:style-name="ce6">
            <text:p>8’140.45</text:p>
          </table:table-cell>
          <table:table-cell office:value-type="float" office:value="7700" table:style-name="ce7">
            <text:p>7’7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8334.0499999999993" table:style-name="ce6">
            <text:p>8’334.05</text:p>
          </table:table-cell>
          <table:table-cell table:style-name="ce6"/>
          <table:table-cell office:value-type="float" office:value="634" table:style-name="ce7">
            <text:p>6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91.1" table:style-name="ce6">
            <text:p>2’891.10</text:p>
          </table:table-cell>
          <table:table-cell office:value-type="float" office:value="4500" table:style-name="ce7">
            <text:p>4’5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077.2" table:style-name="ce6">
            <text:p>3’077.20</text:p>
          </table:table-cell>
          <table:table-cell table:style-name="ce6"/>
          <table:table-cell office:value-type="float" office:value="-1423" table:style-name="ce7">
            <text:p>-1’4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937.599999999999" table:style-name="ce6">
            <text:p>19’937.60</text:p>
          </table:table-cell>
          <table:table-cell office:value-type="float" office:value="20400" table:style-name="ce7">
            <text:p>20’4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6630.099999999999" table:style-name="ce6">
            <text:p>16’630.10</text:p>
          </table:table-cell>
          <table:table-cell table:style-name="ce6"/>
          <table:table-cell office:value-type="float" office:value="-3770" table:style-name="ce7">
            <text:p>-3’7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728.45" table:style-name="ce6">
            <text:p>5’728.45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4088.400000000001" table:style-name="ce6">
            <text:p>34’088.40</text:p>
          </table:table-cell>
          <table:table-cell table:style-name="ce6"/>
          <table:table-cell office:value-type="float" office:value="688" table:style-name="ce7">
            <text:p>6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3400" table:style-name="ce7">
            <text:p>33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45.25" table:style-name="ce6">
            <text:p>5’045.25</text:p>
          </table:table-cell>
          <table:table-cell office:value-type="float" office:value="6100" table:style-name="ce7">
            <text:p>6’1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3595.15" table:style-name="ce6">
            <text:p>3’595.15</text:p>
          </table:table-cell>
          <table:table-cell table:style-name="ce6"/>
          <table:table-cell office:value-type="float" office:value="-2505" table:style-name="ce7">
            <text:p>-2’5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988.35" table:style-name="ce6">
            <text:p>7’988.35</text:p>
          </table:table-cell>
          <table:table-cell office:value-type="float" office:value="7400" table:style-name="ce7">
            <text:p>7’4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9003.25" table:style-name="ce6">
            <text:p>9’003.25</text:p>
          </table:table-cell>
          <table:table-cell table:style-name="ce6"/>
          <table:table-cell office:value-type="float" office:value="1603" table:style-name="ce7">
            <text:p>1’6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677.05" table:style-name="ce6">
            <text:p>13’677.05</text:p>
          </table:table-cell>
          <table:table-cell office:value-type="float" office:value="8100" table:style-name="ce7">
            <text:p>8’1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2252.55" table:style-name="ce6">
            <text:p>12’252.55</text:p>
          </table:table-cell>
          <table:table-cell table:style-name="ce6"/>
          <table:table-cell office:value-type="float" office:value="-447" table:style-name="ce7">
            <text:p>-4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600" table:style-name="ce7">
            <text:p>4’6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139.7" table:style-name="ce6">
            <text:p>27’139.70</text:p>
          </table:table-cell>
          <table:table-cell office:value-type="float" office:value="28700" table:style-name="ce7">
            <text:p>28’7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0910.099999999999" table:style-name="ce6">
            <text:p>20’910.10</text:p>
          </table:table-cell>
          <table:table-cell table:style-name="ce6"/>
          <table:table-cell office:value-type="float" office:value="-7790" table:style-name="ce7">
            <text:p>-7’7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472.65" table:style-name="ce6">
            <text:p>10’472.65</text:p>
          </table:table-cell>
          <table:table-cell office:value-type="float" office:value="8500" table:style-name="ce7">
            <text:p>8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6096.8" table:style-name="ce6">
            <text:p>6’096.80</text:p>
          </table:table-cell>
          <table:table-cell table:style-name="ce6"/>
          <table:table-cell office:value-type="float" office:value="-2403" table:style-name="ce7">
            <text:p>-2’4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598.45" table:style-name="ce6">
            <text:p>11’598.45</text:p>
          </table:table-cell>
          <table:table-cell office:value-type="float" office:value="13000" table:style-name="ce7">
            <text:p>13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7569.95" table:style-name="ce6">
            <text:p>17’569.95</text:p>
          </table:table-cell>
          <table:table-cell table:style-name="ce6"/>
          <table:table-cell office:value-type="float" office:value="4570" table:style-name="ce7">
            <text:p>4’5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30" table:style-name="ce6">
            <text:p>830.0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1200" table:style-name="ce6">
            <text:p>1’200.00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739.03" table:style-name="ce6">
            <text:p>27’739.03</text:p>
          </table:table-cell>
          <table:table-cell office:value-type="float" office:value="22700" table:style-name="ce7">
            <text:p>22’7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8324.9500000000007" table:style-name="ce6">
            <text:p>8’324.95</text:p>
          </table:table-cell>
          <table:table-cell table:style-name="ce6"/>
          <table:table-cell office:value-type="float" office:value="-14375" table:style-name="ce7">
            <text:p>-14’3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1200" table:style-name="ce6">
            <text:p>1’200.00</text:p>
          </table:table-cell>
          <table:table-cell office:value-type="float" office:value="1200" table:style-name="ce7">
            <text:p>1’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296" table:style-name="ce6">
            <text:p>17’296.00</text:p>
          </table:table-cell>
          <table:table-cell office:value-type="float" office:value="14400" table:style-name="ce7">
            <text:p>14’4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5175" table:style-name="ce6">
            <text:p>15’175.00</text:p>
          </table:table-cell>
          <table:table-cell office:value-type="float" office:value="775" table:style-name="ce7">
            <text:p>7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034.799999999999" table:style-name="ce6">
            <text:p>30’034.80</text:p>
          </table:table-cell>
          <table:table-cell office:value-type="float" office:value="17200" table:style-name="ce7">
            <text:p>17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6049.1" table:style-name="ce6">
            <text:p>36’049.10</text:p>
          </table:table-cell>
          <table:table-cell office:value-type="float" office:value="18849" table:style-name="ce7">
            <text:p>18’8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02</text:p>
          </table:table-cell>
          <table:table-cell office:value-type="string" table:style-name="ce3">
            <text:p>Telefonzentra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4801.29999999999" table:style-name="ce4">
            <text:p>154’801.30</text:p>
          </table:table-cell>
          <table:table-cell office:value-type="float" office:value="136900" table:style-name="ce5">
            <text:p>136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44088.25" table:style-name="ce4">
            <text:p>144’088.25</text:p>
          </table:table-cell>
          <table:table-cell table:style-name="ce4"/>
          <table:table-cell office:value-type="float" office:value="7188" table:style-name="ce5">
            <text:p>7’1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4801.29999999999" table:style-name="ce4">
            <text:p>154’801.30</text:p>
          </table:table-cell>
          <table:table-cell office:value-type="float" office:value="136900" table:style-name="ce5">
            <text:p>136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44088.25" table:style-name="ce4">
            <text:p>144’088.25</text:p>
          </table:table-cell>
          <table:table-cell office:value-type="float" office:value="7188" table:style-name="ce5">
            <text:p>7’1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2739" table:style-name="ce6">
            <text:p>132’739.00</text:p>
          </table:table-cell>
          <table:table-cell office:value-type="float" office:value="118200" table:style-name="ce7">
            <text:p>118’2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22597.3" table:style-name="ce6">
            <text:p>122’597.30</text:p>
          </table:table-cell>
          <table:table-cell table:style-name="ce6"/>
          <table:table-cell office:value-type="float" office:value="4397" table:style-name="ce7">
            <text:p>4’3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42.85" table:style-name="ce6">
            <text:p>10’042.85</text:p>
          </table:table-cell>
          <table:table-cell office:value-type="float" office:value="9000" table:style-name="ce7">
            <text:p>9’0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9363.7999999999993" table:style-name="ce6">
            <text:p>9’363.80</text:p>
          </table:table-cell>
          <table:table-cell table:style-name="ce6"/>
          <table:table-cell office:value-type="float" office:value="364" table:style-name="ce7">
            <text:p>3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096.7" table:style-name="ce6">
            <text:p>11’096.70</text:p>
          </table:table-cell>
          <table:table-cell office:value-type="float" office:value="9300" table:style-name="ce7">
            <text:p>9’3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1269" table:style-name="ce6">
            <text:p>11’269.00</text:p>
          </table:table-cell>
          <table:table-cell table:style-name="ce6"/>
          <table:table-cell office:value-type="float" office:value="1969" table:style-name="ce7">
            <text:p>1’9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22.75" table:style-name="ce6">
            <text:p>922.75</text:p>
          </table:table-cell>
          <table:table-cell office:value-type="float" office:value="400" table:style-name="ce7">
            <text:p>4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858.15" table:style-name="ce6">
            <text:p>858.15</text:p>
          </table:table-cell>
          <table:table-cell table:style-name="ce6"/>
          <table:table-cell office:value-type="float" office:value="458" table:style-name="ce7">
            <text:p>4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83.5" table:style-name="ce6">
            <text:p>2’383.50</text:p>
          </table:table-cell>
          <table:table-cell table:style-name="ce7"/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647.70000000000005" table:style-name="ce6">
            <text:p>647.70</text:p>
          </table:table-cell>
          <table:table-cell office:value-type="float" office:value="648" table:style-name="ce7">
            <text:p>6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2417.79999999999" table:style-name="ce6">
            <text:p>152’417.80</text:p>
          </table:table-cell>
          <table:table-cell office:value-type="float" office:value="136900" table:style-name="ce7">
            <text:p>136’9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43440.54999999999" table:style-name="ce6">
            <text:p>143’440.55</text:p>
          </table:table-cell>
          <table:table-cell office:value-type="float" office:value="6541" table:style-name="ce7">
            <text:p>6’5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09</text:p>
          </table:table-cell>
          <table:table-cell office:value-type="string" table:style-name="ce3">
            <text:p>Ausgehende laufende 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89021.25" table:style-name="ce4">
            <text:p>489’021.25</text:p>
          </table:table-cell>
          <table:table-cell office:value-type="float" office:value="513300" table:style-name="ce5">
            <text:p>513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61228.65" table:style-name="ce4">
            <text:p>461’228.65</text:p>
          </table:table-cell>
          <table:table-cell table:style-name="ce4"/>
          <table:table-cell office:value-type="float" office:value="-68971" table:style-name="ce5">
            <text:p>-68’9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6900" table:style-name="ce5">
            <text:p>16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89021.25" table:style-name="ce4">
            <text:p>489’021.25</text:p>
          </table:table-cell>
          <table:table-cell office:value-type="float" office:value="530200" table:style-name="ce5">
            <text:p>530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61228.65" table:style-name="ce4">
            <text:p>461’228.6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499" table:style-name="ce6">
            <text:p>96’499.00</text:p>
          </table:table-cell>
          <table:table-cell office:value-type="float" office:value="93300" table:style-name="ce7">
            <text:p>93’3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105541" table:style-name="ce6">
            <text:p>105’541.00</text:p>
          </table:table-cell>
          <table:table-cell table:style-name="ce6"/>
          <table:table-cell office:value-type="float" office:value="12241" table:style-name="ce7">
            <text:p>12’2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3647.95" table:style-name="ce6">
            <text:p>353’647.95</text:p>
          </table:table-cell>
          <table:table-cell office:value-type="float" office:value="389500" table:style-name="ce7">
            <text:p>389’5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316408.55" table:style-name="ce6">
            <text:p>316’408.55</text:p>
          </table:table-cell>
          <table:table-cell table:style-name="ce6"/>
          <table:table-cell office:value-type="float" office:value="-81191" table:style-name="ce7">
            <text:p>-81’1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100" table:style-name="ce7">
            <text:p>8’1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874.300000000003" table:style-name="ce6">
            <text:p>38’874.30</text:p>
          </table:table-cell>
          <table:table-cell office:value-type="float" office:value="30500" table:style-name="ce7">
            <text:p>30’500</text:p>
          </table:table-cell>
          <table:table-cell table:style-name="ce2"/>
          <table:table-cell office:value-type="string" table:style-name="ce2">
            <text:p>366</text:p>
          </table:table-cell>
          <table:table-cell office:value-type="string" table:style-name="ce2">
            <text:p>Beiträge an private Haushalte</text:p>
          </table:table-cell>
          <table:table-cell office:value-type="float" office:value="39279.1" table:style-name="ce6">
            <text:p>39’279.10</text:p>
          </table:table-cell>
          <table:table-cell table:style-name="ce6"/>
          <table:table-cell office:value-type="float" office:value="-21" table:style-name="ce7">
            <text:p>-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800" table:style-name="ce7">
            <text:p>8’8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1</text:p>
          </table:table-cell>
          <table:table-cell office:value-type="string" table:style-name="ce3">
            <text:p>Tiefbau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4618672.629999995" table:style-name="ce4">
            <text:p>84’618’672.63</text:p>
          </table:table-cell>
          <table:table-cell office:value-type="float" office:value="79527200" table:style-name="ce5">
            <text:p>79’527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77430577.349999994" table:style-name="ce4">
            <text:p>77’430’577.35</text:p>
          </table:table-cell>
          <table:table-cell table:style-name="ce4"/>
          <table:table-cell office:value-type="float" office:value="-4996923" table:style-name="ce5">
            <text:p>-4’996’9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00300" table:style-name="ce5">
            <text:p>400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500000" table:style-name="ce5">
            <text:p>2’50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9331682.770000003" table:style-name="ce4">
            <text:p>39’331’682.77</text:p>
          </table:table-cell>
          <table:table-cell office:value-type="float" office:value="36255000" table:style-name="ce5">
            <text:p>36’255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4529304.390000001" table:style-name="ce4">
            <text:p>34’529’304.39</text:p>
          </table:table-cell>
          <table:table-cell office:value-type="float" office:value="-1725696" table:style-name="ce5">
            <text:p>-1’725’6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5286989.859999999" table:style-name="ce4">
            <text:p>45’286’989.86</text:p>
          </table:table-cell>
          <table:table-cell office:value-type="float" office:value="46172500" table:style-name="ce5">
            <text:p>46’172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42901272.960000001" table:style-name="ce4">
            <text:p>42’901’272.96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1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648121.5099999998" table:style-name="ce4">
            <text:p>9’648’121.51</text:p>
          </table:table-cell>
          <table:table-cell office:value-type="float" office:value="4369500" table:style-name="ce5">
            <text:p>4’369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950794.1500000004" table:style-name="ce4">
            <text:p>6’950’794.15</text:p>
          </table:table-cell>
          <table:table-cell table:style-name="ce4"/>
          <table:table-cell office:value-type="float" office:value="-12706" table:style-name="ce5">
            <text:p>-12’7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500000" table:style-name="ce5">
            <text:p>2’50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94000" table:style-name="ce5">
            <text:p>94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01267.85" table:style-name="ce4">
            <text:p>1’801’267.85</text:p>
          </table:table-cell>
          <table:table-cell office:value-type="float" office:value="1158000" table:style-name="ce5">
            <text:p>1’158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349184.45" table:style-name="ce4">
            <text:p>1’349’184.45</text:p>
          </table:table-cell>
          <table:table-cell office:value-type="float" office:value="191184" table:style-name="ce5">
            <text:p>191’1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846853.6600000001" table:style-name="ce4">
            <text:p>7’846’853.66</text:p>
          </table:table-cell>
          <table:table-cell office:value-type="float" office:value="5805500" table:style-name="ce5">
            <text:p>5’805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5601609.7000000002" table:style-name="ce4">
            <text:p>5’601’609.7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27620.1" table:style-name="ce6">
            <text:p>3’227’620.10</text:p>
          </table:table-cell>
          <table:table-cell office:value-type="float" office:value="3105200" table:style-name="ce7">
            <text:p>3’105’2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3136123.7" table:style-name="ce6">
            <text:p>3’136’123.70</text:p>
          </table:table-cell>
          <table:table-cell table:style-name="ce6"/>
          <table:table-cell office:value-type="float" office:value="-76" table:style-name="ce7">
            <text:p>-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1000" table:style-name="ce7">
            <text:p>31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4686.1" table:style-name="ce6">
            <text:p>234’686.10</text:p>
          </table:table-cell>
          <table:table-cell office:value-type="float" office:value="230900" table:style-name="ce7">
            <text:p>230’9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29793.25" table:style-name="ce6">
            <text:p>229’793.25</text:p>
          </table:table-cell>
          <table:table-cell table:style-name="ce6"/>
          <table:table-cell office:value-type="float" office:value="-1107" table:style-name="ce7">
            <text:p>-1’1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3181.5" table:style-name="ce6">
            <text:p>313’181.50</text:p>
          </table:table-cell>
          <table:table-cell office:value-type="float" office:value="309900" table:style-name="ce7">
            <text:p>309’9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06977.05" table:style-name="ce6">
            <text:p>306’977.05</text:p>
          </table:table-cell>
          <table:table-cell table:style-name="ce6"/>
          <table:table-cell office:value-type="float" office:value="-2923" table:style-name="ce7">
            <text:p>-2’9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378.65" table:style-name="ce6">
            <text:p>25’378.65</text:p>
          </table:table-cell>
          <table:table-cell office:value-type="float" office:value="23800" table:style-name="ce7">
            <text:p>23’8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4244.799999999999" table:style-name="ce6">
            <text:p>24’244.80</text:p>
          </table:table-cell>
          <table:table-cell table:style-name="ce6"/>
          <table:table-cell office:value-type="float" office:value="445" table:style-name="ce7">
            <text:p>4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1.45" table:style-name="ce6">
            <text:p>441.45</text:p>
          </table:table-cell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930.6" table:style-name="ce6">
            <text:p>930.60</text:p>
          </table:table-cell>
          <table:table-cell table:style-name="ce6"/>
          <table:table-cell office:value-type="float" office:value="631" table:style-name="ce7">
            <text:p>6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62.75" table:style-name="ce6">
            <text:p>7’762.75</text:p>
          </table:table-cell>
          <table:table-cell office:value-type="float" office:value="16500" table:style-name="ce7">
            <text:p>16’5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5917.05" table:style-name="ce6">
            <text:p>15’917.05</text:p>
          </table:table-cell>
          <table:table-cell table:style-name="ce6"/>
          <table:table-cell office:value-type="float" office:value="-583" table:style-name="ce7">
            <text:p>-5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688.400000000001" table:style-name="ce6">
            <text:p>29’688.40</text:p>
          </table:table-cell>
          <table:table-cell office:value-type="float" office:value="28900" table:style-name="ce7">
            <text:p>28’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0676.55" table:style-name="ce6">
            <text:p>30’676.55</text:p>
          </table:table-cell>
          <table:table-cell table:style-name="ce6"/>
          <table:table-cell office:value-type="float" office:value="1777" table:style-name="ce7">
            <text:p>1’7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308.5" table:style-name="ce6">
            <text:p>21’308.50</text:p>
          </table:table-cell>
          <table:table-cell office:value-type="float" office:value="45200" table:style-name="ce7">
            <text:p>45’2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44357.8" table:style-name="ce6">
            <text:p>44’357.80</text:p>
          </table:table-cell>
          <table:table-cell table:style-name="ce6"/>
          <table:table-cell office:value-type="float" office:value="-842" table:style-name="ce7">
            <text:p>-8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651" table:style-name="ce6">
            <text:p>12’651.00</text:p>
          </table:table-cell>
          <table:table-cell office:value-type="float" office:value="47700" table:style-name="ce7">
            <text:p>47’7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4777.550000000003" table:style-name="ce6">
            <text:p>34’777.55</text:p>
          </table:table-cell>
          <table:table-cell table:style-name="ce6"/>
          <table:table-cell office:value-type="float" office:value="-12922" table:style-name="ce7">
            <text:p>-12’9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53.7" table:style-name="ce6">
            <text:p>8’153.70</text:p>
          </table:table-cell>
          <table:table-cell office:value-type="float" office:value="11000" table:style-name="ce7">
            <text:p>11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1828.15" table:style-name="ce6">
            <text:p>11’828.15</text:p>
          </table:table-cell>
          <table:table-cell table:style-name="ce6"/>
          <table:table-cell office:value-type="float" office:value="828" table:style-name="ce7">
            <text:p>8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2286.8" table:style-name="ce6">
            <text:p>512’286.80</text:p>
          </table:table-cell>
          <table:table-cell office:value-type="float" office:value="483500" table:style-name="ce7">
            <text:p>483’5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546418.09" table:style-name="ce6">
            <text:p>546’418.09</text:p>
          </table:table-cell>
          <table:table-cell table:style-name="ce6"/>
          <table:table-cell office:value-type="float" office:value="-82" table:style-name="ce7">
            <text:p>-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63000" table:style-name="ce7">
            <text:p>63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72.7" table:style-name="ce6">
            <text:p>4’872.70</text:p>
          </table:table-cell>
          <table:table-cell office:value-type="float" office:value="5200" table:style-name="ce7">
            <text:p>5’2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5526.85" table:style-name="ce6">
            <text:p>5’526.85</text:p>
          </table:table-cell>
          <table:table-cell table:style-name="ce6"/>
          <table:table-cell office:value-type="float" office:value="327" table:style-name="ce7">
            <text:p>3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00000" table:style-name="ce6">
            <text:p>5’200’000.00</text:p>
          </table:table-cell>
          <table:table-cell table:style-name="ce7"/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2500000" table:style-name="ce6">
            <text:p>2’500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500000" table:style-name="ce7">
            <text:p>2’500’0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929" table:style-name="ce6">
            <text:p>25’929.00</text:p>
          </table:table-cell>
          <table:table-cell office:value-type="float" office:value="40000" table:style-name="ce7">
            <text:p>40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42284.25" table:style-name="ce6">
            <text:p>42’284.25</text:p>
          </table:table-cell>
          <table:table-cell table:style-name="ce6"/>
          <table:table-cell office:value-type="float" office:value="2284" table:style-name="ce7">
            <text:p>2’2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" table:style-name="ce6">
            <text:p>1’200.0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1200" table:style-name="ce6">
            <text:p>1’200.00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960.86" table:style-name="ce6">
            <text:p>22’960.86</text:p>
          </table:table-cell>
          <table:table-cell office:value-type="float" office:value="20600" table:style-name="ce7">
            <text:p>20’6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9738.46" table:style-name="ce6">
            <text:p>19’738.46</text:p>
          </table:table-cell>
          <table:table-cell table:style-name="ce6"/>
          <table:table-cell office:value-type="float" office:value="-862" table:style-name="ce7">
            <text:p>-8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1200" table:style-name="ce6">
            <text:p>1’200.00</text:p>
          </table:table-cell>
          <table:table-cell office:value-type="float" office:value="1200" table:style-name="ce7">
            <text:p>1’2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632.2" table:style-name="ce6">
            <text:p>59’632.20</text:p>
          </table:table-cell>
          <table:table-cell office:value-type="float" office:value="36200" table:style-name="ce7">
            <text:p>36’2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55844.25" table:style-name="ce6">
            <text:p>55’844.25</text:p>
          </table:table-cell>
          <table:table-cell office:value-type="float" office:value="19644" table:style-name="ce7">
            <text:p>19’6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285" table:style-name="ce6">
            <text:p>5’285.00</text:p>
          </table:table-cell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number-columns-repeated="2" table:style-name="ce6"/>
          <table:table-cell office:value-type="float" office:value="-900" table:style-name="ce7">
            <text:p>-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670" table:style-name="ce6">
            <text:p>59’670.00</text:p>
          </table:table-cell>
          <table:table-cell office:value-type="float" office:value="62200" table:style-name="ce7">
            <text:p>62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73861.399999999994" table:style-name="ce6">
            <text:p>73’861.40</text:p>
          </table:table-cell>
          <table:table-cell office:value-type="float" office:value="11661" table:style-name="ce7">
            <text:p>11’6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1680.65" table:style-name="ce6">
            <text:p>1’481’680.65</text:p>
          </table:table-cell>
          <table:table-cell office:value-type="float" office:value="803700" table:style-name="ce7">
            <text:p>803’7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963278.8" table:style-name="ce6">
            <text:p>963’278.80</text:p>
          </table:table-cell>
          <table:table-cell office:value-type="float" office:value="159579" table:style-name="ce7">
            <text:p>159’5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5000" table:style-name="ce6">
            <text:p>195’000.00</text:p>
          </table:table-cell>
          <table:table-cell office:value-type="float" office:value="255000" table:style-name="ce7">
            <text:p>255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55000" table:style-name="ce6">
            <text:p>255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11</text:p>
          </table:table-cell>
          <table:table-cell office:value-type="string" table:style-name="ce3">
            <text:p>Strasseninspektora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0767020.619999997" table:style-name="ce4">
            <text:p>50’767’020.62</text:p>
          </table:table-cell>
          <table:table-cell office:value-type="float" office:value="48761800" table:style-name="ce5">
            <text:p>48’761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5813303.850000001" table:style-name="ce4">
            <text:p>45’813’303.85</text:p>
          </table:table-cell>
          <table:table-cell table:style-name="ce4"/>
          <table:table-cell office:value-type="float" office:value="-3129796" table:style-name="ce5">
            <text:p>-3’129’7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81300" table:style-name="ce5">
            <text:p>181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6342858.469999999" table:style-name="ce4">
            <text:p>36’342’858.47</text:p>
          </table:table-cell>
          <table:table-cell office:value-type="float" office:value="33721900" table:style-name="ce5">
            <text:p>33’721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1807348.789999999" table:style-name="ce4">
            <text:p>31’807’348.79</text:p>
          </table:table-cell>
          <table:table-cell office:value-type="float" office:value="-1914551" table:style-name="ce5">
            <text:p>-1’914’5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424162.15" table:style-name="ce4">
            <text:p>14’424’162.15</text:p>
          </table:table-cell>
          <table:table-cell office:value-type="float" office:value="15221200" table:style-name="ce5">
            <text:p>15’221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4005955.060000001" table:style-name="ce4">
            <text:p>14’005’955.06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599611.449999999" table:style-name="ce6">
            <text:p>11’599’611.45</text:p>
          </table:table-cell>
          <table:table-cell office:value-type="float" office:value="11666000" table:style-name="ce7">
            <text:p>11’666’0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1434772.15" table:style-name="ce6">
            <text:p>11’434’772.15</text:p>
          </table:table-cell>
          <table:table-cell table:style-name="ce6"/>
          <table:table-cell office:value-type="float" office:value="-231228" table:style-name="ce7">
            <text:p>-231’2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3693.8" table:style-name="ce6">
            <text:p>853’693.80</text:p>
          </table:table-cell>
          <table:table-cell office:value-type="float" office:value="869100" table:style-name="ce7">
            <text:p>869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831423.5" table:style-name="ce6">
            <text:p>831’423.50</text:p>
          </table:table-cell>
          <table:table-cell table:style-name="ce6"/>
          <table:table-cell office:value-type="float" office:value="-37677" table:style-name="ce7">
            <text:p>-37’6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4046.9" table:style-name="ce6">
            <text:p>1’004’046.90</text:p>
          </table:table-cell>
          <table:table-cell office:value-type="float" office:value="1003600" table:style-name="ce7">
            <text:p>1’003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006038.6" table:style-name="ce6">
            <text:p>1’006’038.60</text:p>
          </table:table-cell>
          <table:table-cell table:style-name="ce6"/>
          <table:table-cell office:value-type="float" office:value="2439" table:style-name="ce7">
            <text:p>2’4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3309.45" table:style-name="ce6">
            <text:p>223’309.45</text:p>
          </table:table-cell>
          <table:table-cell office:value-type="float" office:value="224600" table:style-name="ce7">
            <text:p>224’6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10110.1" table:style-name="ce6">
            <text:p>210’110.10</text:p>
          </table:table-cell>
          <table:table-cell table:style-name="ce6"/>
          <table:table-cell office:value-type="float" office:value="-14490" table:style-name="ce7">
            <text:p>-14’4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9233.100000000006" table:style-name="ce6">
            <text:p>79’233.10</text:p>
          </table:table-cell>
          <table:table-cell office:value-type="float" office:value="103400" table:style-name="ce7">
            <text:p>103’4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94596.2" table:style-name="ce6">
            <text:p>94’596.20</text:p>
          </table:table-cell>
          <table:table-cell table:style-name="ce6"/>
          <table:table-cell office:value-type="float" office:value="-8804" table:style-name="ce7">
            <text:p>-8’8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802.2" table:style-name="ce6">
            <text:p>43’802.20</text:p>
          </table:table-cell>
          <table:table-cell office:value-type="float" office:value="65000" table:style-name="ce7">
            <text:p>65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7467.95" table:style-name="ce6">
            <text:p>47’467.95</text:p>
          </table:table-cell>
          <table:table-cell table:style-name="ce6"/>
          <table:table-cell office:value-type="float" office:value="-17532" table:style-name="ce7">
            <text:p>-17’5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562.55" table:style-name="ce6">
            <text:p>14’562.55</text:p>
          </table:table-cell>
          <table:table-cell office:value-type="float" office:value="15300" table:style-name="ce7">
            <text:p>15’3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0272.549999999999" table:style-name="ce6">
            <text:p>10’272.55</text:p>
          </table:table-cell>
          <table:table-cell table:style-name="ce6"/>
          <table:table-cell office:value-type="float" office:value="-5027" table:style-name="ce7">
            <text:p>-5’0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11534.72" table:style-name="ce6">
            <text:p>1’711’534.72</text:p>
          </table:table-cell>
          <table:table-cell office:value-type="float" office:value="1756000" table:style-name="ce7">
            <text:p>1’756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649102.05" table:style-name="ce6">
            <text:p>1’649’102.05</text:p>
          </table:table-cell>
          <table:table-cell table:style-name="ce6"/>
          <table:table-cell office:value-type="float" office:value="-106898" table:style-name="ce7">
            <text:p>-106’8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7295.65" table:style-name="ce6">
            <text:p>87’295.65</text:p>
          </table:table-cell>
          <table:table-cell office:value-type="float" office:value="101500" table:style-name="ce7">
            <text:p>101’5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60441.85" table:style-name="ce6">
            <text:p>60’441.85</text:p>
          </table:table-cell>
          <table:table-cell table:style-name="ce6"/>
          <table:table-cell office:value-type="float" office:value="-41058" table:style-name="ce7">
            <text:p>-41’0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00661.14" table:style-name="ce6">
            <text:p>2’400’661.14</text:p>
          </table:table-cell>
          <table:table-cell office:value-type="float" office:value="2837600" table:style-name="ce7">
            <text:p>2’837’6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2325106.4700000002" table:style-name="ce6">
            <text:p>2’325’106.47</text:p>
          </table:table-cell>
          <table:table-cell table:style-name="ce6"/>
          <table:table-cell office:value-type="float" office:value="-512494" table:style-name="ce7">
            <text:p>-512’49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824676" table:style-name="ce6">
            <text:p>10’824’676.00</text:p>
          </table:table-cell>
          <table:table-cell office:value-type="float" office:value="7403000" table:style-name="ce7">
            <text:p>7’403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7520536.6500000004" table:style-name="ce6">
            <text:p>7’520’536.65</text:p>
          </table:table-cell>
          <table:table-cell table:style-name="ce6"/>
          <table:table-cell office:value-type="float" office:value="-63" table:style-name="ce7">
            <text:p>-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17600" table:style-name="ce7">
            <text:p>117’6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2902.63" table:style-name="ce6">
            <text:p>362’902.63</text:p>
          </table:table-cell>
          <table:table-cell office:value-type="float" office:value="313200" table:style-name="ce7">
            <text:p>313’2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76887.2" table:style-name="ce6">
            <text:p>376’887.20</text:p>
          </table:table-cell>
          <table:table-cell table:style-name="ce6"/>
          <table:table-cell office:value-type="float" office:value="-13" table:style-name="ce7">
            <text:p>-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63700" table:style-name="ce7">
            <text:p>63’7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2227.65" table:style-name="ce6">
            <text:p>222’227.65</text:p>
          </table:table-cell>
          <table:table-cell office:value-type="float" office:value="216800" table:style-name="ce7">
            <text:p>216’8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203494.45" table:style-name="ce6">
            <text:p>203’494.45</text:p>
          </table:table-cell>
          <table:table-cell table:style-name="ce6"/>
          <table:table-cell office:value-type="float" office:value="-13306" table:style-name="ce7">
            <text:p>-13’3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37.35" table:style-name="ce6">
            <text:p>2’037.35</text:p>
          </table:table-cell>
          <table:table-cell office:value-type="float" office:value="4300" table:style-name="ce7">
            <text:p>4’3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2782.05" table:style-name="ce6">
            <text:p>2’782.05</text:p>
          </table:table-cell>
          <table:table-cell table:style-name="ce6"/>
          <table:table-cell office:value-type="float" office:value="-1518" table:style-name="ce7">
            <text:p>-1’5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30029.5299999998" table:style-name="ce6">
            <text:p>2’430’029.53</text:p>
          </table:table-cell>
          <table:table-cell office:value-type="float" office:value="2479000" table:style-name="ce7">
            <text:p>2’479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998992.83" table:style-name="ce6">
            <text:p>1’998’992.83</text:p>
          </table:table-cell>
          <table:table-cell table:style-name="ce6"/>
          <table:table-cell office:value-type="float" office:value="-480007" table:style-name="ce7">
            <text:p>-480’0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47.22" table:style-name="ce6">
            <text:p>4’847.22</text:p>
          </table:table-cell>
          <table:table-cell office:value-type="float" office:value="6400" table:style-name="ce7">
            <text:p>6’4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5221.51" table:style-name="ce6">
            <text:p>5’221.51</text:p>
          </table:table-cell>
          <table:table-cell table:style-name="ce6"/>
          <table:table-cell office:value-type="float" office:value="-1178" table:style-name="ce7">
            <text:p>-1’1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7.05" table:style-name="ce6">
            <text:p>1’217.05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369.5" table:style-name="ce6">
            <text:p>369.50</text:p>
          </table:table-cell>
          <table:table-cell table:style-name="ce6"/>
          <table:table-cell office:value-type="float" office:value="370" table:style-name="ce7">
            <text:p>3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435373.780000001" table:style-name="ce6">
            <text:p>17’435’373.78</text:p>
          </table:table-cell>
          <table:table-cell office:value-type="float" office:value="18282000" table:style-name="ce7">
            <text:p>18’282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6561592.810000001" table:style-name="ce6">
            <text:p>16’561’592.81</text:p>
          </table:table-cell>
          <table:table-cell table:style-name="ce6"/>
          <table:table-cell office:value-type="float" office:value="-1720407" table:style-name="ce7">
            <text:p>-1’720’4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79501.2" table:style-name="ce6">
            <text:p>1’079’501.20</text:p>
          </table:table-cell>
          <table:table-cell office:value-type="float" office:value="1148400" table:style-name="ce7">
            <text:p>1’148’4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1126883.1000000001" table:style-name="ce6">
            <text:p>1’126’883.10</text:p>
          </table:table-cell>
          <table:table-cell table:style-name="ce6"/>
          <table:table-cell office:value-type="float" office:value="-21517" table:style-name="ce7">
            <text:p>-21’5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6457.25" table:style-name="ce6">
            <text:p>386’457.25</text:p>
          </table:table-cell>
          <table:table-cell office:value-type="float" office:value="266600" table:style-name="ce7">
            <text:p>266’6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347212.33" table:style-name="ce6">
            <text:p>347’212.33</text:p>
          </table:table-cell>
          <table:table-cell table:style-name="ce6"/>
          <table:table-cell office:value-type="float" office:value="80612" table:style-name="ce7">
            <text:p>80’6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22464.83" table:style-name="ce6">
            <text:p>14’822’464.83</text:p>
          </table:table-cell>
          <table:table-cell office:value-type="float" office:value="11191500" table:style-name="ce7">
            <text:p>11’191’5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0596525.65" table:style-name="ce6">
            <text:p>10’596’525.65</text:p>
          </table:table-cell>
          <table:table-cell office:value-type="float" office:value="-594974" table:style-name="ce7">
            <text:p>-594’9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520.350000000006" table:style-name="ce6">
            <text:p>80’520.35</text:p>
          </table:table-cell>
          <table:table-cell office:value-type="float" office:value="89000" table:style-name="ce7">
            <text:p>89’0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07249.2" table:style-name="ce6">
            <text:p>107’249.20</text:p>
          </table:table-cell>
          <table:table-cell office:value-type="float" office:value="18249" table:style-name="ce7">
            <text:p>18’2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22693.3500000001" table:style-name="ce6">
            <text:p>1’222’693.35</text:p>
          </table:table-cell>
          <table:table-cell office:value-type="float" office:value="1106700" table:style-name="ce7">
            <text:p>1’106’7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307992.7" table:style-name="ce6">
            <text:p>1’307’992.70</text:p>
          </table:table-cell>
          <table:table-cell office:value-type="float" office:value="201293" table:style-name="ce7">
            <text:p>201’2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6573.70000000001" table:style-name="ce6">
            <text:p>166’573.70</text:p>
          </table:table-cell>
          <table:table-cell office:value-type="float" office:value="87000" table:style-name="ce7">
            <text:p>87’0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392546.75" table:style-name="ce6">
            <text:p>392’546.75</text:p>
          </table:table-cell>
          <table:table-cell office:value-type="float" office:value="305547" table:style-name="ce7">
            <text:p>305’5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5933.95" table:style-name="ce6">
            <text:p>1’115’933.95</text:p>
          </table:table-cell>
          <table:table-cell office:value-type="float" office:value="1330000" table:style-name="ce7">
            <text:p>1’33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1247709.3" table:style-name="ce6">
            <text:p>1’247’709.30</text:p>
          </table:table-cell>
          <table:table-cell office:value-type="float" office:value="-82291" table:style-name="ce7">
            <text:p>-82’2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82812" table:style-name="ce6">
            <text:p>982’812.00</text:p>
          </table:table-cell>
          <table:table-cell office:value-type="float" office:value="960000" table:style-name="ce7">
            <text:p>960’0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1005568" table:style-name="ce6">
            <text:p>1’005’568.00</text:p>
          </table:table-cell>
          <table:table-cell office:value-type="float" office:value="45568" table:style-name="ce7">
            <text:p>45’5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951860.289999999" table:style-name="ce6">
            <text:p>17’951’860.29</text:p>
          </table:table-cell>
          <table:table-cell office:value-type="float" office:value="18957700" table:style-name="ce7">
            <text:p>18’957’7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7149757.190000001" table:style-name="ce6">
            <text:p>17’149’757.19</text:p>
          </table:table-cell>
          <table:table-cell office:value-type="float" office:value="-1807943" table:style-name="ce7">
            <text:p>-1’807’9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14</text:p>
          </table:table-cell>
          <table:table-cell office:value-type="string" table:style-name="ce3">
            <text:p>Baulich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05933.4" table:style-name="ce4">
            <text:p>1’905’933.40</text:p>
          </table:table-cell>
          <table:table-cell office:value-type="float" office:value="1950400" table:style-name="ce5">
            <text:p>1’950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607682.25" table:style-name="ce4">
            <text:p>1’607’682.25</text:p>
          </table:table-cell>
          <table:table-cell table:style-name="ce4"/>
          <table:table-cell office:value-type="float" office:value="-342718" table:style-name="ce5">
            <text:p>-342’7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05933.4" table:style-name="ce4">
            <text:p>1’905’933.40</text:p>
          </table:table-cell>
          <table:table-cell office:value-type="float" office:value="1950400" table:style-name="ce5">
            <text:p>1’950’4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607682.25" table:style-name="ce4">
            <text:p>1’607’682.2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05933.4" table:style-name="ce6">
            <text:p>1’905’933.40</text:p>
          </table:table-cell>
          <table:table-cell office:value-type="float" office:value="1950400" table:style-name="ce7">
            <text:p>1’950’4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1607682.25" table:style-name="ce6">
            <text:p>1’607’682.25</text:p>
          </table:table-cell>
          <table:table-cell table:style-name="ce6"/>
          <table:table-cell office:value-type="float" office:value="-342718" table:style-name="ce7">
            <text:p>-342’7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15</text:p>
          </table:table-cell>
          <table:table-cell office:value-type="string" table:style-name="ce3">
            <text:p>Öffentliche Beleuchtun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882088.65" table:style-name="ce4">
            <text:p>3’882’088.65</text:p>
          </table:table-cell>
          <table:table-cell office:value-type="float" office:value="3942800" table:style-name="ce5">
            <text:p>3’942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4091990.5" table:style-name="ce4">
            <text:p>4’091’990.50</text:p>
          </table:table-cell>
          <table:table-cell table:style-name="ce4"/>
          <table:table-cell office:value-type="float" office:value="24191" table:style-name="ce5">
            <text:p>24’1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25000" table:style-name="ce5">
            <text:p>125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9083.4" table:style-name="ce4">
            <text:p>149’083.40</text:p>
          </table:table-cell>
          <table:table-cell office:value-type="float" office:value="149100" table:style-name="ce5">
            <text:p>149’1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49083.4" table:style-name="ce4">
            <text:p>149’083.40</text:p>
          </table:table-cell>
          <table:table-cell office:value-type="float" office:value="-17" table:style-name="ce5">
            <text:p>-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733005.25" table:style-name="ce4">
            <text:p>3’733’005.25</text:p>
          </table:table-cell>
          <table:table-cell office:value-type="float" office:value="3918700" table:style-name="ce5">
            <text:p>3’918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942907.1" table:style-name="ce4">
            <text:p>3’942’907.1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3023.65" table:style-name="ce6">
            <text:p>693’023.65</text:p>
          </table:table-cell>
          <table:table-cell office:value-type="float" office:value="706100" table:style-name="ce7">
            <text:p>706’1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700396.95" table:style-name="ce6">
            <text:p>700’396.95</text:p>
          </table:table-cell>
          <table:table-cell table:style-name="ce6"/>
          <table:table-cell office:value-type="float" office:value="-5703" table:style-name="ce7">
            <text:p>-5’7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46867.0499999998" table:style-name="ce6">
            <text:p>2’546’867.05</text:p>
          </table:table-cell>
          <table:table-cell office:value-type="float" office:value="2576500" table:style-name="ce7">
            <text:p>2’576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722311.7" table:style-name="ce6">
            <text:p>2’722’311.70</text:p>
          </table:table-cell>
          <table:table-cell table:style-name="ce6"/>
          <table:table-cell office:value-type="float" office:value="20812" table:style-name="ce7">
            <text:p>20’8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25000" table:style-name="ce7">
            <text:p>125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2197.94999999995" table:style-name="ce6">
            <text:p>642’197.95</text:p>
          </table:table-cell>
          <table:table-cell office:value-type="float" office:value="660200" table:style-name="ce7">
            <text:p>660’2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669281.85" table:style-name="ce6">
            <text:p>669’281.85</text:p>
          </table:table-cell>
          <table:table-cell table:style-name="ce6"/>
          <table:table-cell office:value-type="float" office:value="9082" table:style-name="ce7">
            <text:p>9’0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9083.4" table:style-name="ce6">
            <text:p>149’083.40</text:p>
          </table:table-cell>
          <table:table-cell office:value-type="float" office:value="149100" table:style-name="ce7">
            <text:p>149’1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149083.4" table:style-name="ce6">
            <text:p>149’083.40</text:p>
          </table:table-cell>
          <table:table-cell office:value-type="float" office:value="-17" table:style-name="ce7">
            <text:p>-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16</text:p>
          </table:table-cell>
          <table:table-cell office:value-type="string" table:style-name="ce3">
            <text:p>Öffentlicher Verkehr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415508.449999999" table:style-name="ce4">
            <text:p>18’415’508.45</text:p>
          </table:table-cell>
          <table:table-cell office:value-type="float" office:value="20502700" table:style-name="ce5">
            <text:p>20’502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8966806.600000001" table:style-name="ce4">
            <text:p>18’966’806.60</text:p>
          </table:table-cell>
          <table:table-cell table:style-name="ce4"/>
          <table:table-cell office:value-type="float" office:value="-1535893" table:style-name="ce5">
            <text:p>-1’535’8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38473.05" table:style-name="ce4">
            <text:p>1’038’473.05</text:p>
          </table:table-cell>
          <table:table-cell office:value-type="float" office:value="1226000" table:style-name="ce5">
            <text:p>1’226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223687.75" table:style-name="ce4">
            <text:p>1’223’687.75</text:p>
          </table:table-cell>
          <table:table-cell office:value-type="float" office:value="-2312" table:style-name="ce5">
            <text:p>-2’3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377035.399999999" table:style-name="ce4">
            <text:p>17’377’035.40</text:p>
          </table:table-cell>
          <table:table-cell office:value-type="float" office:value="19276700" table:style-name="ce5">
            <text:p>19’276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7743118.850000001" table:style-name="ce4">
            <text:p>17’743’118.8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0" table:style-name="ce6">
            <text:p>300.00</text:p>
          </table:table-cell>
          <table:table-cell table:style-name="ce7"/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300" table:style-name="ce6">
            <text:p>300.00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715891.85" table:style-name="ce6">
            <text:p>12’715’891.85</text:p>
          </table:table-cell>
          <table:table-cell office:value-type="float" office:value="20377700" table:style-name="ce7">
            <text:p>20’377’700</text:p>
          </table:table-cell>
          <table:table-cell table:style-name="ce2"/>
          <table:table-cell office:value-type="string" table:style-name="ce2">
            <text:p>361</text:p>
          </table:table-cell>
          <table:table-cell office:value-type="string" table:style-name="ce2">
            <text:p>Beiträge an Institutionen auf kantonaler Ebene</text:p>
          </table:table-cell>
          <table:table-cell office:value-type="float" office:value="18850466" table:style-name="ce6">
            <text:p>18’850’466.00</text:p>
          </table:table-cell>
          <table:table-cell table:style-name="ce6"/>
          <table:table-cell office:value-type="float" office:value="-1527234" table:style-name="ce7">
            <text:p>-1’527’2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02841" table:style-name="ce6">
            <text:p>5’602’841.00</text:p>
          </table:table-cell>
          <table:table-cell table:style-name="ce7"/>
          <table:table-cell table:style-name="ce2"/>
          <table:table-cell office:value-type="string" table:style-name="ce2">
            <text:p>363</text:p>
          </table:table-cell>
          <table:table-cell office:value-type="string" table:style-name="ce2">
            <text:p>Beiträge an eigene Unternehm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475.6" table:style-name="ce6">
            <text:p>96’475.60</text:p>
          </table:table-cell>
          <table:table-cell office:value-type="float" office:value="125000" table:style-name="ce7">
            <text:p>125’0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116040.6" table:style-name="ce6">
            <text:p>116’040.60</text:p>
          </table:table-cell>
          <table:table-cell table:style-name="ce6"/>
          <table:table-cell office:value-type="float" office:value="-8959" table:style-name="ce7">
            <text:p>-8’9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5997.45" table:style-name="ce6">
            <text:p>445’997.45</text:p>
          </table:table-cell>
          <table:table-cell office:value-type="float" office:value="401000" table:style-name="ce7">
            <text:p>401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407647.15" table:style-name="ce6">
            <text:p>407’647.15</text:p>
          </table:table-cell>
          <table:table-cell office:value-type="float" office:value="6647" table:style-name="ce7">
            <text:p>6’6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2475.6" table:style-name="ce6">
            <text:p>592’475.60</text:p>
          </table:table-cell>
          <table:table-cell office:value-type="float" office:value="825000" table:style-name="ce7">
            <text:p>825’000</text:p>
          </table:table-cell>
          <table:table-cell table:style-name="ce2"/>
          <table:table-cell office:value-type="string" table:style-name="ce2">
            <text:p>493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816040.6" table:style-name="ce6">
            <text:p>816’040.60</text:p>
          </table:table-cell>
          <table:table-cell office:value-type="float" office:value="-8959" table:style-name="ce7">
            <text:p>-8’9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2</text:p>
          </table:table-cell>
          <table:table-cell office:value-type="string" table:style-name="ce3">
            <text:p>Hochbau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849708.210000001" table:style-name="ce4">
            <text:p>19’849’708.21</text:p>
          </table:table-cell>
          <table:table-cell office:value-type="float" office:value="20758080" table:style-name="ce5">
            <text:p>20’758’08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4687491.640000001" table:style-name="ce4">
            <text:p>24’687’491.64</text:p>
          </table:table-cell>
          <table:table-cell table:style-name="ce4"/>
          <table:table-cell office:value-type="float" office:value="-977688" table:style-name="ce5">
            <text:p>-977’6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780000" table:style-name="ce5">
            <text:p>4’78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27100" table:style-name="ce5">
            <text:p>127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917038.93" table:style-name="ce4">
            <text:p>12’917’038.93</text:p>
          </table:table-cell>
          <table:table-cell office:value-type="float" office:value="13209750" table:style-name="ce5">
            <text:p>13’209’75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3099067.57" table:style-name="ce4">
            <text:p>13’099’067.57</text:p>
          </table:table-cell>
          <table:table-cell office:value-type="float" office:value="-110682" table:style-name="ce5">
            <text:p>-110’6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932669.2800000003" table:style-name="ce4">
            <text:p>6’932’669.28</text:p>
          </table:table-cell>
          <table:table-cell office:value-type="float" office:value="12455430" table:style-name="ce5">
            <text:p>12’455’43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1588424.07" table:style-name="ce4">
            <text:p>11’588’424.07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2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148428.66" table:style-name="ce4">
            <text:p>3’148’428.66</text:p>
          </table:table-cell>
          <table:table-cell office:value-type="float" office:value="3274680" table:style-name="ce5">
            <text:p>3’274’68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210192.19" table:style-name="ce4">
            <text:p>3’210’192.19</text:p>
          </table:table-cell>
          <table:table-cell table:style-name="ce4"/>
          <table:table-cell office:value-type="float" office:value="-102488" table:style-name="ce5">
            <text:p>-102’4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38000" table:style-name="ce5">
            <text:p>38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85284.3" table:style-name="ce4">
            <text:p>1’185’284.30</text:p>
          </table:table-cell>
          <table:table-cell office:value-type="float" office:value="1497500" table:style-name="ce5">
            <text:p>1’497’5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940146.3" table:style-name="ce4">
            <text:p>940’146.30</text:p>
          </table:table-cell>
          <table:table-cell office:value-type="float" office:value="-557354" table:style-name="ce5">
            <text:p>-557’3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63144.36" table:style-name="ce4">
            <text:p>1’963’144.36</text:p>
          </table:table-cell>
          <table:table-cell office:value-type="float" office:value="1815180" table:style-name="ce5">
            <text:p>1’815’18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270045.89" table:style-name="ce4">
            <text:p>2’270’045.89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00312.4" table:style-name="ce6">
            <text:p>2’500’312.40</text:p>
          </table:table-cell>
          <table:table-cell office:value-type="float" office:value="2549800" table:style-name="ce7">
            <text:p>2’549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585396.7000000002" table:style-name="ce6">
            <text:p>2’585’396.70</text:p>
          </table:table-cell>
          <table:table-cell table:style-name="ce6"/>
          <table:table-cell office:value-type="float" office:value="-3" table:style-name="ce7">
            <text:p>-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5600" table:style-name="ce7">
            <text:p>35’6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6391.5" table:style-name="ce6">
            <text:p>186’391.50</text:p>
          </table:table-cell>
          <table:table-cell office:value-type="float" office:value="191100" table:style-name="ce7">
            <text:p>191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93357.5" table:style-name="ce6">
            <text:p>193’357.50</text:p>
          </table:table-cell>
          <table:table-cell table:style-name="ce6"/>
          <table:table-cell office:value-type="float" office:value="2258" table:style-name="ce7">
            <text:p>2’2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1340.05" table:style-name="ce6">
            <text:p>261’340.05</text:p>
          </table:table-cell>
          <table:table-cell office:value-type="float" office:value="269000" table:style-name="ce7">
            <text:p>269’0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71703.25" table:style-name="ce6">
            <text:p>271’703.25</text:p>
          </table:table-cell>
          <table:table-cell table:style-name="ce6"/>
          <table:table-cell office:value-type="float" office:value="2703" table:style-name="ce7">
            <text:p>2’7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174.1" table:style-name="ce6">
            <text:p>33’174.10</text:p>
          </table:table-cell>
          <table:table-cell office:value-type="float" office:value="34700" table:style-name="ce7">
            <text:p>34’7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3394.75" table:style-name="ce6">
            <text:p>33’394.75</text:p>
          </table:table-cell>
          <table:table-cell table:style-name="ce6"/>
          <table:table-cell office:value-type="float" office:value="-1305" table:style-name="ce7">
            <text:p>-1’3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861.2" table:style-name="ce6">
            <text:p>13’861.20</text:p>
          </table:table-cell>
          <table:table-cell office:value-type="float" office:value="33300" table:style-name="ce7">
            <text:p>33’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7851.5" table:style-name="ce6">
            <text:p>7’851.50</text:p>
          </table:table-cell>
          <table:table-cell table:style-name="ce6"/>
          <table:table-cell office:value-type="float" office:value="-25449" table:style-name="ce7">
            <text:p>-25’4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53.9" table:style-name="ce6">
            <text:p>8’653.90</text:p>
          </table:table-cell>
          <table:table-cell office:value-type="float" office:value="16900" table:style-name="ce7">
            <text:p>16’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9896.85" table:style-name="ce6">
            <text:p>9’896.85</text:p>
          </table:table-cell>
          <table:table-cell table:style-name="ce6"/>
          <table:table-cell office:value-type="float" office:value="-7003" table:style-name="ce7">
            <text:p>-7’0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19.4" table:style-name="ce6">
            <text:p>1’619.40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378.8000000000002" table:style-name="ce6">
            <text:p>2’378.80</text:p>
          </table:table-cell>
          <table:table-cell table:style-name="ce6"/>
          <table:table-cell office:value-type="float" office:value="-121" table:style-name="ce7">
            <text:p>-1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400" table:style-name="ce7">
            <text:p>2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6.65" table:style-name="ce6">
            <text:p>966.65</text:p>
          </table:table-cell>
          <table:table-cell office:value-type="float" office:value="1100" table:style-name="ce7">
            <text:p>1’1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564.75" table:style-name="ce6">
            <text:p>564.75</text:p>
          </table:table-cell>
          <table:table-cell table:style-name="ce6"/>
          <table:table-cell office:value-type="float" office:value="-535" table:style-name="ce7">
            <text:p>-5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61.65" table:style-name="ce6">
            <text:p>5’461.65</text:p>
          </table:table-cell>
          <table:table-cell office:value-type="float" office:value="11200" table:style-name="ce7">
            <text:p>11’2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653.45" table:style-name="ce6">
            <text:p>3’653.45</text:p>
          </table:table-cell>
          <table:table-cell table:style-name="ce6"/>
          <table:table-cell office:value-type="float" office:value="-7547" table:style-name="ce7">
            <text:p>-7’5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6577.4" table:style-name="ce6">
            <text:p>106’577.40</text:p>
          </table:table-cell>
          <table:table-cell office:value-type="float" office:value="139000" table:style-name="ce7">
            <text:p>139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77925.5" table:style-name="ce6">
            <text:p>77’925.50</text:p>
          </table:table-cell>
          <table:table-cell table:style-name="ce6"/>
          <table:table-cell office:value-type="float" office:value="-61075" table:style-name="ce7">
            <text:p>-61’0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200" table:style-name="ce6">
            <text:p>11’200.00</text:p>
          </table:table-cell>
          <table:table-cell office:value-type="float" office:value="11500" table:style-name="ce7">
            <text:p>11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7917.2" table:style-name="ce6">
            <text:p>7’917.20</text:p>
          </table:table-cell>
          <table:table-cell table:style-name="ce6"/>
          <table:table-cell office:value-type="float" office:value="-3583" table:style-name="ce7">
            <text:p>-3’58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414.6" table:style-name="ce6">
            <text:p>414.60</text:p>
          </table:table-cell>
          <table:table-cell table:style-name="ce6"/>
          <table:table-cell office:value-type="float" office:value="-485" table:style-name="ce7">
            <text:p>-4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870.41" table:style-name="ce6">
            <text:p>18’870.41</text:p>
          </table:table-cell>
          <table:table-cell office:value-type="float" office:value="16080" table:style-name="ce7">
            <text:p>16’08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5737.34" table:style-name="ce6">
            <text:p>15’737.34</text:p>
          </table:table-cell>
          <table:table-cell table:style-name="ce6"/>
          <table:table-cell office:value-type="float" office:value="-343" table:style-name="ce7">
            <text:p>-3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40" table:style-name="ce6">
            <text:p>1’440.00</text:p>
          </table:table-cell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072" table:style-name="ce6">
            <text:p>1’072.00</text:p>
          </table:table-cell>
          <table:table-cell office:value-type="float" office:value="172" table:style-name="ce7">
            <text:p>1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611.4" table:style-name="ce6">
            <text:p>47’611.40</text:p>
          </table:table-cell>
          <table:table-cell office:value-type="float" office:value="30500" table:style-name="ce7">
            <text:p>30’5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5436.050000000003" table:style-name="ce6">
            <text:p>35’436.05</text:p>
          </table:table-cell>
          <table:table-cell office:value-type="float" office:value="4936" table:style-name="ce7">
            <text:p>4’9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8084.95" table:style-name="ce6">
            <text:p>818’084.95</text:p>
          </table:table-cell>
          <table:table-cell office:value-type="float" office:value="1123200" table:style-name="ce7">
            <text:p>1’123’2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569815" table:style-name="ce6">
            <text:p>569’815.00</text:p>
          </table:table-cell>
          <table:table-cell office:value-type="float" office:value="-553385" table:style-name="ce7">
            <text:p>-553’3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8147.95" table:style-name="ce6">
            <text:p>318’147.95</text:p>
          </table:table-cell>
          <table:table-cell office:value-type="float" office:value="342900" table:style-name="ce7">
            <text:p>342’9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333823.25" table:style-name="ce6">
            <text:p>333’823.25</text:p>
          </table:table-cell>
          <table:table-cell office:value-type="float" office:value="-9077" table:style-name="ce7">
            <text:p>-9’0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21</text:p>
          </table:table-cell>
          <table:table-cell office:value-type="string" table:style-name="ce3">
            <text:p>Öffentliche Gebäud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781404.4000000004" table:style-name="ce4">
            <text:p>8’781’404.40</text:p>
          </table:table-cell>
          <table:table-cell office:value-type="float" office:value="9436900" table:style-name="ce5">
            <text:p>9’436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3259906.449999999" table:style-name="ce4">
            <text:p>13’259’906.45</text:p>
          </table:table-cell>
          <table:table-cell table:style-name="ce4"/>
          <table:table-cell office:value-type="float" office:value="-676994" table:style-name="ce5">
            <text:p>-676’9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4500000" table:style-name="ce5">
            <text:p>4’50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395688.18" table:style-name="ce4">
            <text:p>3’395’688.18</text:p>
          </table:table-cell>
          <table:table-cell office:value-type="float" office:value="3255400" table:style-name="ce5">
            <text:p>3’255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314605.72" table:style-name="ce4">
            <text:p>3’314’605.72</text:p>
          </table:table-cell>
          <table:table-cell office:value-type="float" office:value="59206" table:style-name="ce5">
            <text:p>59’2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385716.2199999997" table:style-name="ce4">
            <text:p>5’385’716.22</text:p>
          </table:table-cell>
          <table:table-cell office:value-type="float" office:value="10681500" table:style-name="ce5">
            <text:p>10’681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9945300.7300000004" table:style-name="ce4">
            <text:p>9’945’300.73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28931" table:style-name="ce6">
            <text:p>1’628’931.00</text:p>
          </table:table-cell>
          <table:table-cell office:value-type="float" office:value="1663700" table:style-name="ce7">
            <text:p>1’663’7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617127.1" table:style-name="ce6">
            <text:p>1’617’127.10</text:p>
          </table:table-cell>
          <table:table-cell table:style-name="ce6"/>
          <table:table-cell office:value-type="float" office:value="-46573" table:style-name="ce7">
            <text:p>-46’5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9056.65" table:style-name="ce6">
            <text:p>119’056.65</text:p>
          </table:table-cell>
          <table:table-cell office:value-type="float" office:value="126300" table:style-name="ce7">
            <text:p>126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16440.8" table:style-name="ce6">
            <text:p>116’440.80</text:p>
          </table:table-cell>
          <table:table-cell table:style-name="ce6"/>
          <table:table-cell office:value-type="float" office:value="-9859" table:style-name="ce7">
            <text:p>-9’8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7678.39999999999" table:style-name="ce6">
            <text:p>117’678.40</text:p>
          </table:table-cell>
          <table:table-cell office:value-type="float" office:value="125100" table:style-name="ce7">
            <text:p>125’1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17986.3" table:style-name="ce6">
            <text:p>117’986.30</text:p>
          </table:table-cell>
          <table:table-cell table:style-name="ce6"/>
          <table:table-cell office:value-type="float" office:value="-7114" table:style-name="ce7">
            <text:p>-7’1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294.5" table:style-name="ce6">
            <text:p>32’294.50</text:p>
          </table:table-cell>
          <table:table-cell office:value-type="float" office:value="33900" table:style-name="ce7">
            <text:p>33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0651.15" table:style-name="ce6">
            <text:p>30’651.15</text:p>
          </table:table-cell>
          <table:table-cell table:style-name="ce6"/>
          <table:table-cell office:value-type="float" office:value="-3249" table:style-name="ce7">
            <text:p>-3’2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4" table:style-name="ce6">
            <text:p>814.00</text:p>
          </table:table-cell>
          <table:table-cell office:value-type="float" office:value="2100" table:style-name="ce7">
            <text:p>2’1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508.6" table:style-name="ce6">
            <text:p>508.60</text:p>
          </table:table-cell>
          <table:table-cell table:style-name="ce6"/>
          <table:table-cell office:value-type="float" office:value="-1591" table:style-name="ce7">
            <text:p>-1’5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14.35" table:style-name="ce6">
            <text:p>8’214.35</text:p>
          </table:table-cell>
          <table:table-cell office:value-type="float" office:value="11300" table:style-name="ce7">
            <text:p>11’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9292.35" table:style-name="ce6">
            <text:p>9’292.35</text:p>
          </table:table-cell>
          <table:table-cell table:style-name="ce6"/>
          <table:table-cell office:value-type="float" office:value="-2008" table:style-name="ce7">
            <text:p>-2’0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453" table:style-name="ce6">
            <text:p>21’453.00</text:p>
          </table:table-cell>
          <table:table-cell office:value-type="float" office:value="41700" table:style-name="ce7">
            <text:p>41’7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3133.65" table:style-name="ce6">
            <text:p>33’133.65</text:p>
          </table:table-cell>
          <table:table-cell table:style-name="ce6"/>
          <table:table-cell office:value-type="float" office:value="-8566" table:style-name="ce7">
            <text:p>-8’5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57043.8" table:style-name="ce6">
            <text:p>1’657’043.80</text:p>
          </table:table-cell>
          <table:table-cell office:value-type="float" office:value="1683500" table:style-name="ce7">
            <text:p>1’683’5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1477558.05" table:style-name="ce6">
            <text:p>1’477’558.05</text:p>
          </table:table-cell>
          <table:table-cell table:style-name="ce6"/>
          <table:table-cell office:value-type="float" office:value="-205942" table:style-name="ce7">
            <text:p>-205’9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073.4" table:style-name="ce6">
            <text:p>84’073.40</text:p>
          </table:table-cell>
          <table:table-cell office:value-type="float" office:value="83400" table:style-name="ce7">
            <text:p>83’4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81205.05" table:style-name="ce6">
            <text:p>81’205.05</text:p>
          </table:table-cell>
          <table:table-cell table:style-name="ce6"/>
          <table:table-cell office:value-type="float" office:value="-2195" table:style-name="ce7">
            <text:p>-2’1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79285.6" table:style-name="ce6">
            <text:p>3’679’285.60</text:p>
          </table:table-cell>
          <table:table-cell office:value-type="float" office:value="4220000" table:style-name="ce7">
            <text:p>4’220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3866372.15" table:style-name="ce6">
            <text:p>3’866’372.15</text:p>
          </table:table-cell>
          <table:table-cell table:style-name="ce6"/>
          <table:table-cell office:value-type="float" office:value="-353628" table:style-name="ce7">
            <text:p>-353’6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906.400000000001" table:style-name="ce6">
            <text:p>42’906.40</text:p>
          </table:table-cell>
          <table:table-cell office:value-type="float" office:value="44200" table:style-name="ce7">
            <text:p>44’2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7782.35" table:style-name="ce6">
            <text:p>37’782.35</text:p>
          </table:table-cell>
          <table:table-cell table:style-name="ce6"/>
          <table:table-cell office:value-type="float" office:value="-6418" table:style-name="ce7">
            <text:p>-6’4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1050.25" table:style-name="ce6">
            <text:p>731’050.25</text:p>
          </table:table-cell>
          <table:table-cell office:value-type="float" office:value="740400" table:style-name="ce7">
            <text:p>740’4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726347.55" table:style-name="ce6">
            <text:p>726’347.55</text:p>
          </table:table-cell>
          <table:table-cell table:style-name="ce6"/>
          <table:table-cell office:value-type="float" office:value="-14052" table:style-name="ce7">
            <text:p>-14’0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87.8" table:style-name="ce6">
            <text:p>1’387.8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012.8" table:style-name="ce6">
            <text:p>1’012.80</text:p>
          </table:table-cell>
          <table:table-cell table:style-name="ce6"/>
          <table:table-cell office:value-type="float" office:value="13" table:style-name="ce7">
            <text:p>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8707.55" table:style-name="ce6">
            <text:p>368’707.55</text:p>
          </table:table-cell>
          <table:table-cell office:value-type="float" office:value="396100" table:style-name="ce7">
            <text:p>396’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74268.4" table:style-name="ce6">
            <text:p>374’268.40</text:p>
          </table:table-cell>
          <table:table-cell table:style-name="ce6"/>
          <table:table-cell office:value-type="float" office:value="-21832" table:style-name="ce7">
            <text:p>-21’8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1000" table:style-name="ce7">
            <text:p>11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26.8" table:style-name="ce6">
            <text:p>226.80</text:p>
          </table:table-cell>
          <table:table-cell table:style-name="ce6"/>
          <table:table-cell office:value-type="float" office:value="-10773" table:style-name="ce7">
            <text:p>-10’7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4500000" table:style-name="ce6">
            <text:p>4’500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table:style-name="ce2"/>
          <table:table-cell table:style-name="ce6"/>
          <table:table-cell office:value-type="float" office:value="4500000" table:style-name="ce7">
            <text:p>4’500’0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6994.5" table:style-name="ce6">
            <text:p>76’994.50</text:p>
          </table:table-cell>
          <table:table-cell office:value-type="float" office:value="64000" table:style-name="ce7">
            <text:p>64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78278.95" table:style-name="ce6">
            <text:p>78’278.95</text:p>
          </table:table-cell>
          <table:table-cell table:style-name="ce6"/>
          <table:table-cell office:value-type="float" office:value="14279" table:style-name="ce7">
            <text:p>14’2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5562.2" table:style-name="ce6">
            <text:p>45’562.20</text:p>
          </table:table-cell>
          <table:table-cell office:value-type="float" office:value="44900" table:style-name="ce7">
            <text:p>44’9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47409.2" table:style-name="ce6">
            <text:p>47’409.20</text:p>
          </table:table-cell>
          <table:table-cell table:style-name="ce6"/>
          <table:table-cell office:value-type="float" office:value="2509" table:style-name="ce7">
            <text:p>2’5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5951" table:style-name="ce6">
            <text:p>165’951.00</text:p>
          </table:table-cell>
          <table:table-cell office:value-type="float" office:value="144300" table:style-name="ce7">
            <text:p>144’3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144305.20000000001" table:style-name="ce6">
            <text:p>144’305.20</text:p>
          </table:table-cell>
          <table:table-cell table:style-name="ce6"/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43535.23" table:style-name="ce6">
            <text:p>1’743’535.23</text:p>
          </table:table-cell>
          <table:table-cell office:value-type="float" office:value="1698300" table:style-name="ce7">
            <text:p>1’698’300</text:p>
          </table:table-cell>
          <table:table-cell table:style-name="ce2"/>
          <table:table-cell office:value-type="string" table:style-name="ce2">
            <text:p>427</text:p>
          </table:table-cell>
          <table:table-cell office:value-type="string" table:style-name="ce2">
            <text:p>Liegenschaftserträge des Verwaltungsvermögens</text:p>
          </table:table-cell>
          <table:table-cell table:style-name="ce6"/>
          <table:table-cell office:value-type="float" office:value="1773741.37" table:style-name="ce6">
            <text:p>1’773’741.37</text:p>
          </table:table-cell>
          <table:table-cell office:value-type="float" office:value="75441" table:style-name="ce7">
            <text:p>75’4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389.050000000003" table:style-name="ce6">
            <text:p>33’389.05</text:p>
          </table:table-cell>
          <table:table-cell office:value-type="float" office:value="31300" table:style-name="ce7">
            <text:p>31’3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32109.200000000001" table:style-name="ce6">
            <text:p>32’109.20</text:p>
          </table:table-cell>
          <table:table-cell office:value-type="float" office:value="809" table:style-name="ce7">
            <text:p>8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5882.75" table:style-name="ce6">
            <text:p>305’882.75</text:p>
          </table:table-cell>
          <table:table-cell office:value-type="float" office:value="252200" table:style-name="ce7">
            <text:p>252’2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270361.2" table:style-name="ce6">
            <text:p>270’361.20</text:p>
          </table:table-cell>
          <table:table-cell office:value-type="float" office:value="18161" table:style-name="ce7">
            <text:p>18’1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7717.45" table:style-name="ce6">
            <text:p>347’717.45</text:p>
          </table:table-cell>
          <table:table-cell office:value-type="float" office:value="265900" table:style-name="ce7">
            <text:p>265’9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97082" table:style-name="ce6">
            <text:p>297’082.00</text:p>
          </table:table-cell>
          <table:table-cell office:value-type="float" office:value="31182" table:style-name="ce7">
            <text:p>31’1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795" table:style-name="ce6">
            <text:p>77’795.00</text:p>
          </table:table-cell>
          <table:table-cell office:value-type="float" office:value="5500" table:style-name="ce7">
            <text:p>5’500</text:p>
          </table:table-cell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15526.9" table:style-name="ce6">
            <text:p>15’526.90</text:p>
          </table:table-cell>
          <table:table-cell office:value-type="float" office:value="10027" table:style-name="ce7">
            <text:p>10’02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68.85" table:style-name="ce6">
            <text:p>1’968.85</text:p>
          </table:table-cell>
          <table:table-cell table:style-name="ce7"/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1714.2" table:style-name="ce6">
            <text:p>1’714.20</text:p>
          </table:table-cell>
          <table:table-cell office:value-type="float" office:value="1714" table:style-name="ce7">
            <text:p>1’7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439.799999999999" table:style-name="ce6">
            <text:p>10’439.80</text:p>
          </table:table-cell>
          <table:table-cell table:style-name="ce7"/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29100" table:style-name="ce6">
            <text:p>29’100.00</text:p>
          </table:table-cell>
          <table:table-cell office:value-type="float" office:value="29100" table:style-name="ce7">
            <text:p>29’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4317.4" table:style-name="ce6">
            <text:p>694’317.40</text:p>
          </table:table-cell>
          <table:table-cell office:value-type="float" office:value="821400" table:style-name="ce7">
            <text:p>821’4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711582.45" table:style-name="ce6">
            <text:p>711’582.45</text:p>
          </table:table-cell>
          <table:table-cell office:value-type="float" office:value="-109818" table:style-name="ce7">
            <text:p>-109’8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0642.65" table:style-name="ce6">
            <text:p>180’642.65</text:p>
          </table:table-cell>
          <table:table-cell office:value-type="float" office:value="180800" table:style-name="ce7">
            <text:p>180’800</text:p>
          </table:table-cell>
          <table:table-cell table:style-name="ce2"/>
          <table:table-cell office:value-type="string" table:style-name="ce2">
            <text:p>491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83388.4" table:style-name="ce6">
            <text:p>183’388.40</text:p>
          </table:table-cell>
          <table:table-cell office:value-type="float" office:value="2588" table:style-name="ce7">
            <text:p>2’5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24</text:p>
          </table:table-cell>
          <table:table-cell office:value-type="string" table:style-name="ce3">
            <text:p>Schulgebäud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997337.25" table:style-name="ce4">
            <text:p>5’997’337.25</text:p>
          </table:table-cell>
          <table:table-cell office:value-type="float" office:value="6153900" table:style-name="ce5">
            <text:p>6’153’9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106604.6500000004" table:style-name="ce4">
            <text:p>6’106’604.65</text:p>
          </table:table-cell>
          <table:table-cell table:style-name="ce4"/>
          <table:table-cell office:value-type="float" office:value="-136395" table:style-name="ce5">
            <text:p>-136’3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9100" table:style-name="ce5">
            <text:p>89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930693.2000000002" table:style-name="ce4">
            <text:p>6’930’693.20</text:p>
          </table:table-cell>
          <table:table-cell office:value-type="float" office:value="7109300" table:style-name="ce5">
            <text:p>7’109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7110594.9000000004" table:style-name="ce4">
            <text:p>7’110’594.90</text:p>
          </table:table-cell>
          <table:table-cell office:value-type="float" office:value="1295" table:style-name="ce5">
            <text:p>1’2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33355.95" table:style-name="ce4">
            <text:p>933’355.95</text:p>
          </table:table-cell>
          <table:table-cell office:value-type="float" office:value="866300" table:style-name="ce5">
            <text:p>866’3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003990.25" table:style-name="ce4">
            <text:p>1’003’990.25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6700" table:style-name="ce7">
            <text:p>26’7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2022.05" table:style-name="ce6">
            <text:p>22’022.05</text:p>
          </table:table-cell>
          <table:table-cell table:style-name="ce6"/>
          <table:table-cell office:value-type="float" office:value="-4678" table:style-name="ce7">
            <text:p>-4’6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3236.05" table:style-name="ce6">
            <text:p>863’236.05</text:p>
          </table:table-cell>
          <table:table-cell office:value-type="float" office:value="769000" table:style-name="ce7">
            <text:p>769’0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720832.35" table:style-name="ce6">
            <text:p>720’832.35</text:p>
          </table:table-cell>
          <table:table-cell table:style-name="ce6"/>
          <table:table-cell office:value-type="float" office:value="-48168" table:style-name="ce7">
            <text:p>-48’1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434.5" table:style-name="ce6">
            <text:p>22’434.50</text:p>
          </table:table-cell>
          <table:table-cell office:value-type="float" office:value="29200" table:style-name="ce7">
            <text:p>29’2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23909.4" table:style-name="ce6">
            <text:p>23’909.40</text:p>
          </table:table-cell>
          <table:table-cell table:style-name="ce6"/>
          <table:table-cell office:value-type="float" office:value="-5291" table:style-name="ce7">
            <text:p>-5’29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91750.3" table:style-name="ce6">
            <text:p>3’091’750.30</text:p>
          </table:table-cell>
          <table:table-cell office:value-type="float" office:value="3243800" table:style-name="ce7">
            <text:p>3’243’8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3328414.85" table:style-name="ce6">
            <text:p>3’328’414.85</text:p>
          </table:table-cell>
          <table:table-cell table:style-name="ce6"/>
          <table:table-cell office:value-type="float" office:value="-4485" table:style-name="ce7">
            <text:p>-4’4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89100" table:style-name="ce7">
            <text:p>89’1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6145.449999999997" table:style-name="ce6">
            <text:p>36’145.45</text:p>
          </table:table-cell>
          <table:table-cell office:value-type="float" office:value="47900" table:style-name="ce7">
            <text:p>47’9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43836.5" table:style-name="ce6">
            <text:p>43’836.50</text:p>
          </table:table-cell>
          <table:table-cell table:style-name="ce6"/>
          <table:table-cell office:value-type="float" office:value="-4064" table:style-name="ce7">
            <text:p>-4’0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31649.9" table:style-name="ce6">
            <text:p>1’431’649.90</text:p>
          </table:table-cell>
          <table:table-cell office:value-type="float" office:value="1481800" table:style-name="ce7">
            <text:p>1’481’8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408166.75" table:style-name="ce6">
            <text:p>1’408’166.75</text:p>
          </table:table-cell>
          <table:table-cell table:style-name="ce6"/>
          <table:table-cell office:value-type="float" office:value="-73633" table:style-name="ce7">
            <text:p>-73’6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5541.45" table:style-name="ce6">
            <text:p>125’541.45</text:p>
          </table:table-cell>
          <table:table-cell office:value-type="float" office:value="125000" table:style-name="ce7">
            <text:p>125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24853.8" table:style-name="ce6">
            <text:p>124’853.80</text:p>
          </table:table-cell>
          <table:table-cell table:style-name="ce6"/>
          <table:table-cell office:value-type="float" office:value="-146" table:style-name="ce7">
            <text:p>-1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52.8" table:style-name="ce6">
            <text:p>2’652.80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1670" table:style-name="ce6">
            <text:p>1’670.00</text:p>
          </table:table-cell>
          <table:table-cell table:style-name="ce6"/>
          <table:table-cell office:value-type="float" office:value="1670" table:style-name="ce7">
            <text:p>1’6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0348.79999999999" table:style-name="ce6">
            <text:p>250’348.80</text:p>
          </table:table-cell>
          <table:table-cell office:value-type="float" office:value="261700" table:style-name="ce7">
            <text:p>261’7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269574.3" table:style-name="ce6">
            <text:p>269’574.30</text:p>
          </table:table-cell>
          <table:table-cell table:style-name="ce6"/>
          <table:table-cell office:value-type="float" office:value="7874" table:style-name="ce7">
            <text:p>7’8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0968.95" table:style-name="ce6">
            <text:p>90’968.95</text:p>
          </table:table-cell>
          <table:table-cell office:value-type="float" office:value="97000" table:style-name="ce7">
            <text:p>97’0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90054.7" table:style-name="ce6">
            <text:p>90’054.70</text:p>
          </table:table-cell>
          <table:table-cell table:style-name="ce6"/>
          <table:table-cell office:value-type="float" office:value="-6945" table:style-name="ce7">
            <text:p>-6’9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609.05" table:style-name="ce6">
            <text:p>82’609.05</text:p>
          </table:table-cell>
          <table:table-cell office:value-type="float" office:value="71800" table:style-name="ce7">
            <text:p>71’8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73269.95" table:style-name="ce6">
            <text:p>73’269.95</text:p>
          </table:table-cell>
          <table:table-cell table:style-name="ce6"/>
          <table:table-cell office:value-type="float" office:value="1470" table:style-name="ce7">
            <text:p>1’4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17853.6" table:style-name="ce6">
            <text:p>1’517’853.60</text:p>
          </table:table-cell>
          <table:table-cell office:value-type="float" office:value="1746400" table:style-name="ce7">
            <text:p>1’746’400</text:p>
          </table:table-cell>
          <table:table-cell table:style-name="ce2"/>
          <table:table-cell office:value-type="string" table:style-name="ce2">
            <text:p>427</text:p>
          </table:table-cell>
          <table:table-cell office:value-type="string" table:style-name="ce2">
            <text:p>Liegenschaftserträge des Verwaltungsvermögens</text:p>
          </table:table-cell>
          <table:table-cell table:style-name="ce6"/>
          <table:table-cell office:value-type="float" office:value="1794212.95" table:style-name="ce6">
            <text:p>1’794’212.95</text:p>
          </table:table-cell>
          <table:table-cell office:value-type="float" office:value="47813" table:style-name="ce7">
            <text:p>47’8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785" table:style-name="ce6">
            <text:p>39’785.00</text:p>
          </table:table-cell>
          <table:table-cell office:value-type="float" office:value="38200" table:style-name="ce7">
            <text:p>38’2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39715" table:style-name="ce6">
            <text:p>39’715.00</text:p>
          </table:table-cell>
          <table:table-cell office:value-type="float" office:value="1515" table:style-name="ce7">
            <text:p>1’5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4723.25" table:style-name="ce6">
            <text:p>224’723.25</text:p>
          </table:table-cell>
          <table:table-cell office:value-type="float" office:value="77000" table:style-name="ce7">
            <text:p>77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20165.3" table:style-name="ce6">
            <text:p>120’165.30</text:p>
          </table:table-cell>
          <table:table-cell office:value-type="float" office:value="43165" table:style-name="ce7">
            <text:p>43’1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48331.3499999996" table:style-name="ce6">
            <text:p>5’148’331.35</text:p>
          </table:table-cell>
          <table:table-cell office:value-type="float" office:value="5247700" table:style-name="ce7">
            <text:p>5’247’7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5156501.6500000004" table:style-name="ce6">
            <text:p>5’156’501.65</text:p>
          </table:table-cell>
          <table:table-cell office:value-type="float" office:value="-91198" table:style-name="ce7">
            <text:p>-91’1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25</text:p>
          </table:table-cell>
          <table:table-cell office:value-type="string" table:style-name="ce3">
            <text:p>Sportgebäud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22537.9" table:style-name="ce4">
            <text:p>1’922’537.90</text:p>
          </table:table-cell>
          <table:table-cell office:value-type="float" office:value="1892600" table:style-name="ce5">
            <text:p>1’892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110788.35" table:style-name="ce4">
            <text:p>2’110’788.35</text:p>
          </table:table-cell>
          <table:table-cell table:style-name="ce4"/>
          <table:table-cell office:value-type="float" office:value="-61812" table:style-name="ce5">
            <text:p>-61’8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80000" table:style-name="ce5">
            <text:p>28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05373.25" table:style-name="ce4">
            <text:p>1’405’373.25</text:p>
          </table:table-cell>
          <table:table-cell office:value-type="float" office:value="1347550" table:style-name="ce5">
            <text:p>1’347’55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733720.65" table:style-name="ce4">
            <text:p>1’733’720.65</text:p>
          </table:table-cell>
          <table:table-cell office:value-type="float" office:value="386171" table:style-name="ce5">
            <text:p>386’1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17164.65" table:style-name="ce4">
            <text:p>517’164.65</text:p>
          </table:table-cell>
          <table:table-cell office:value-type="float" office:value="825050" table:style-name="ce5">
            <text:p>825’05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77067.7" table:style-name="ce4">
            <text:p>377’067.7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3079.85" table:style-name="ce6">
            <text:p>433’079.85</text:p>
          </table:table-cell>
          <table:table-cell office:value-type="float" office:value="448100" table:style-name="ce7">
            <text:p>448’1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410450.95" table:style-name="ce6">
            <text:p>410’450.95</text:p>
          </table:table-cell>
          <table:table-cell table:style-name="ce6"/>
          <table:table-cell office:value-type="float" office:value="-37649" table:style-name="ce7">
            <text:p>-37’6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27.8999999999996" table:style-name="ce6">
            <text:p>4’327.90</text:p>
          </table:table-cell>
          <table:table-cell office:value-type="float" office:value="7700" table:style-name="ce7">
            <text:p>7’7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4184.75" table:style-name="ce6">
            <text:p>4’184.75</text:p>
          </table:table-cell>
          <table:table-cell table:style-name="ce6"/>
          <table:table-cell office:value-type="float" office:value="-3515" table:style-name="ce7">
            <text:p>-3’5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84721.4" table:style-name="ce6">
            <text:p>1’384’721.40</text:p>
          </table:table-cell>
          <table:table-cell office:value-type="float" office:value="1327200" table:style-name="ce7">
            <text:p>1’327’2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1594568.05" table:style-name="ce6">
            <text:p>1’594’568.05</text:p>
          </table:table-cell>
          <table:table-cell table:style-name="ce6"/>
          <table:table-cell office:value-type="float" office:value="-12632" table:style-name="ce7">
            <text:p>-12’6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80000" table:style-name="ce7">
            <text:p>280’000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626.1" table:style-name="ce6">
            <text:p>15’626.10</text:p>
          </table:table-cell>
          <table:table-cell office:value-type="float" office:value="19000" table:style-name="ce7">
            <text:p>19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6841" table:style-name="ce6">
            <text:p>16’841.00</text:p>
          </table:table-cell>
          <table:table-cell table:style-name="ce6"/>
          <table:table-cell office:value-type="float" office:value="-2159" table:style-name="ce7">
            <text:p>-2’1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488" table:style-name="ce6">
            <text:p>10’488.00</text:p>
          </table:table-cell>
          <table:table-cell office:value-type="float" office:value="10500" table:style-name="ce7">
            <text:p>10’5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0488" table:style-name="ce6">
            <text:p>10’488.00</text:p>
          </table:table-cell>
          <table:table-cell table:style-name="ce6"/>
          <table:table-cell office:value-type="float" office:value="-12" table:style-name="ce7">
            <text:p>-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540.45" table:style-name="ce6">
            <text:p>42’540.45</text:p>
          </table:table-cell>
          <table:table-cell office:value-type="float" office:value="44000" table:style-name="ce7">
            <text:p>44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3815.8" table:style-name="ce6">
            <text:p>43’815.80</text:p>
          </table:table-cell>
          <table:table-cell table:style-name="ce6"/>
          <table:table-cell office:value-type="float" office:value="-184" table:style-name="ce7">
            <text:p>-1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65.75" table:style-name="ce6">
            <text:p>465.75</text:p>
          </table:table-cell>
          <table:table-cell office:value-type="float" office:value="1400" table:style-name="ce7">
            <text:p>1’4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850.5" table:style-name="ce6">
            <text:p>850.50</text:p>
          </table:table-cell>
          <table:table-cell table:style-name="ce6"/>
          <table:table-cell office:value-type="float" office:value="-550" table:style-name="ce7">
            <text:p>-5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288.45" table:style-name="ce6">
            <text:p>31’288.45</text:p>
          </table:table-cell>
          <table:table-cell office:value-type="float" office:value="34700" table:style-name="ce7">
            <text:p>34’7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29589.3" table:style-name="ce6">
            <text:p>29’589.30</text:p>
          </table:table-cell>
          <table:table-cell table:style-name="ce6"/>
          <table:table-cell office:value-type="float" office:value="-5111" table:style-name="ce7">
            <text:p>-5’1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7636.25" table:style-name="ce6">
            <text:p>67’636.25</text:p>
          </table:table-cell>
          <table:table-cell office:value-type="float" office:value="56450" table:style-name="ce7">
            <text:p>56’450</text:p>
          </table:table-cell>
          <table:table-cell table:style-name="ce2"/>
          <table:table-cell office:value-type="string" table:style-name="ce2">
            <text:p>427</text:p>
          </table:table-cell>
          <table:table-cell office:value-type="string" table:style-name="ce2">
            <text:p>Liegenschaftserträge des Verwaltungsvermögens</text:p>
          </table:table-cell>
          <table:table-cell table:style-name="ce6"/>
          <table:table-cell office:value-type="float" office:value="72185" table:style-name="ce6">
            <text:p>72’185.00</text:p>
          </table:table-cell>
          <table:table-cell office:value-type="float" office:value="15735" table:style-name="ce7">
            <text:p>15’7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4206.75" table:style-name="ce6">
            <text:p>254’206.75</text:p>
          </table:table-cell>
          <table:table-cell office:value-type="float" office:value="192000" table:style-name="ce7">
            <text:p>192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81903.25" table:style-name="ce6">
            <text:p>181’903.25</text:p>
          </table:table-cell>
          <table:table-cell office:value-type="float" office:value="-10097" table:style-name="ce7">
            <text:p>-10’0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30000" table:style-name="ce6">
            <text:p>30’000.00</text:p>
          </table:table-cell>
          <table:table-cell office:value-type="float" office:value="30000" table:style-name="ce7">
            <text:p>30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83530.25" table:style-name="ce6">
            <text:p>1’083’530.25</text:p>
          </table:table-cell>
          <table:table-cell office:value-type="float" office:value="1099100" table:style-name="ce7">
            <text:p>1’099’1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449632.4" table:style-name="ce6">
            <text:p>1’449’632.40</text:p>
          </table:table-cell>
          <table:table-cell office:value-type="float" office:value="350532" table:style-name="ce7">
            <text:p>350’5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</text:p>
          </table:table-cell>
          <table:table-cell office:value-type="string" table:style-name="ce3">
            <text:p>Gartenbau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874969.1999999993" table:style-name="ce4">
            <text:p>9’874’969.20</text:p>
          </table:table-cell>
          <table:table-cell office:value-type="float" office:value="10309700" table:style-name="ce5">
            <text:p>10’309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9968882.5099999998" table:style-name="ce4">
            <text:p>9’968’882.51</text:p>
          </table:table-cell>
          <table:table-cell table:style-name="ce4"/>
          <table:table-cell office:value-type="float" office:value="-352917" table:style-name="ce5">
            <text:p>-352’9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12100" table:style-name="ce5">
            <text:p>12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046799.45" table:style-name="ce4">
            <text:p>4’046’799.45</text:p>
          </table:table-cell>
          <table:table-cell office:value-type="float" office:value="4332900" table:style-name="ce5">
            <text:p>4’332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983319.95" table:style-name="ce4">
            <text:p>3’983’319.95</text:p>
          </table:table-cell>
          <table:table-cell office:value-type="float" office:value="-349580" table:style-name="ce5">
            <text:p>-349’5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828169.75" table:style-name="ce4">
            <text:p>5’828’169.75</text:p>
          </table:table-cell>
          <table:table-cell office:value-type="float" office:value="5988900" table:style-name="ce5">
            <text:p>5’988’9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5985562.5599999996" table:style-name="ce4">
            <text:p>5’985’562.56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22597.59" table:style-name="ce4">
            <text:p>822’597.59</text:p>
          </table:table-cell>
          <table:table-cell office:value-type="float" office:value="816300" table:style-name="ce5">
            <text:p>816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812667.95" table:style-name="ce4">
            <text:p>812’667.95</text:p>
          </table:table-cell>
          <table:table-cell table:style-name="ce4"/>
          <table:table-cell office:value-type="float" office:value="-3632" table:style-name="ce5">
            <text:p>-3’6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106.799999999999" table:style-name="ce4">
            <text:p>22’106.80</text:p>
          </table:table-cell>
          <table:table-cell office:value-type="float" office:value="23700" table:style-name="ce5">
            <text:p>23’7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9070.849999999999" table:style-name="ce4">
            <text:p>19’070.85</text:p>
          </table:table-cell>
          <table:table-cell office:value-type="float" office:value="-4629" table:style-name="ce5">
            <text:p>-4’6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00490.79" table:style-name="ce4">
            <text:p>800’490.79</text:p>
          </table:table-cell>
          <table:table-cell office:value-type="float" office:value="792600" table:style-name="ce5">
            <text:p>792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793597.1" table:style-name="ce4">
            <text:p>793’597.1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4680.05000000005" table:style-name="ce6">
            <text:p>604’680.05</text:p>
          </table:table-cell>
          <table:table-cell office:value-type="float" office:value="608000" table:style-name="ce7">
            <text:p>608’0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607327.65" table:style-name="ce6">
            <text:p>607’327.65</text:p>
          </table:table-cell>
          <table:table-cell table:style-name="ce6"/>
          <table:table-cell office:value-type="float" office:value="-672" table:style-name="ce7">
            <text:p>-6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4898.55" table:style-name="ce6">
            <text:p>44’898.55</text:p>
          </table:table-cell>
          <table:table-cell office:value-type="float" office:value="45000" table:style-name="ce7">
            <text:p>45’0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5293.599999999999" table:style-name="ce6">
            <text:p>45’293.60</text:p>
          </table:table-cell>
          <table:table-cell table:style-name="ce6"/>
          <table:table-cell office:value-type="float" office:value="294" table:style-name="ce7">
            <text:p>29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521.4" table:style-name="ce6">
            <text:p>63’521.40</text:p>
          </table:table-cell>
          <table:table-cell office:value-type="float" office:value="54800" table:style-name="ce7">
            <text:p>54’8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65177.05" table:style-name="ce6">
            <text:p>65’177.05</text:p>
          </table:table-cell>
          <table:table-cell table:style-name="ce6"/>
          <table:table-cell office:value-type="float" office:value="10377" table:style-name="ce7">
            <text:p>10’3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92.45" table:style-name="ce6">
            <text:p>4’292.45</text:p>
          </table:table-cell>
          <table:table-cell office:value-type="float" office:value="1900" table:style-name="ce7">
            <text:p>1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4431.1499999999996" table:style-name="ce6">
            <text:p>4’431.15</text:p>
          </table:table-cell>
          <table:table-cell table:style-name="ce6"/>
          <table:table-cell office:value-type="float" office:value="2531" table:style-name="ce7">
            <text:p>2’5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49.7" table:style-name="ce6">
            <text:p>5’149.70</text:p>
          </table:table-cell>
          <table:table-cell office:value-type="float" office:value="4200" table:style-name="ce7">
            <text:p>4’2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903" table:style-name="ce6">
            <text:p>4’903.00</text:p>
          </table:table-cell>
          <table:table-cell table:style-name="ce6"/>
          <table:table-cell office:value-type="float" office:value="703" table:style-name="ce7">
            <text:p>7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898.95" table:style-name="ce6">
            <text:p>10’898.95</text:p>
          </table:table-cell>
          <table:table-cell office:value-type="float" office:value="10100" table:style-name="ce7">
            <text:p>10’1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8911.5499999999993" table:style-name="ce6">
            <text:p>8’911.55</text:p>
          </table:table-cell>
          <table:table-cell table:style-name="ce6"/>
          <table:table-cell office:value-type="float" office:value="-1188" table:style-name="ce7">
            <text:p>-1’1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83.20000000000005" table:style-name="ce6">
            <text:p>583.20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72.25" table:style-name="ce6">
            <text:p>1’072.25</text:p>
          </table:table-cell>
          <table:table-cell office:value-type="float" office:value="400" table:style-name="ce7">
            <text:p>4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210.3" table:style-name="ce6">
            <text:p>1’210.30</text:p>
          </table:table-cell>
          <table:table-cell table:style-name="ce6"/>
          <table:table-cell office:value-type="float" office:value="810" table:style-name="ce7">
            <text:p>8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987.599999999999" table:style-name="ce6">
            <text:p>27’987.60</text:p>
          </table:table-cell>
          <table:table-cell office:value-type="float" office:value="33700" table:style-name="ce7">
            <text:p>33’7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8327.919999999998" table:style-name="ce6">
            <text:p>18’327.92</text:p>
          </table:table-cell>
          <table:table-cell table:style-name="ce6"/>
          <table:table-cell office:value-type="float" office:value="-15372" table:style-name="ce7">
            <text:p>-15’37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990" table:style-name="ce6">
            <text:p>4’990.00</text:p>
          </table:table-cell>
          <table:table-cell office:value-type="float" office:value="4800" table:style-name="ce7">
            <text:p>4’8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4890" table:style-name="ce6">
            <text:p>4’890.00</text:p>
          </table:table-cell>
          <table:table-cell table:style-name="ce6"/>
          <table:table-cell office:value-type="float" office:value="90" table:style-name="ce7">
            <text:p>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523.44" table:style-name="ce6">
            <text:p>54’523.44</text:p>
          </table:table-cell>
          <table:table-cell office:value-type="float" office:value="53400" table:style-name="ce7">
            <text:p>53’4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52195.73" table:style-name="ce6">
            <text:p>52’195.73</text:p>
          </table:table-cell>
          <table:table-cell table:style-name="ce6"/>
          <table:table-cell office:value-type="float" office:value="-1204" table:style-name="ce7">
            <text:p>-1’2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13.5" table:style-name="ce6">
            <text:p>12’013.50</text:p>
          </table:table-cell>
          <table:table-cell office:value-type="float" office:value="13800" table:style-name="ce7">
            <text:p>13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9315.35" table:style-name="ce6">
            <text:p>9’315.35</text:p>
          </table:table-cell>
          <table:table-cell office:value-type="float" office:value="-4485" table:style-name="ce7">
            <text:p>-4’4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93.299999999999" table:style-name="ce6">
            <text:p>10’093.30</text:p>
          </table:table-cell>
          <table:table-cell office:value-type="float" office:value="9900" table:style-name="ce7">
            <text:p>9’9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9755.5" table:style-name="ce6">
            <text:p>9’755.50</text:p>
          </table:table-cell>
          <table:table-cell office:value-type="float" office:value="-145" table:style-name="ce7">
            <text:p>-1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1</text:p>
          </table:table-cell>
          <table:table-cell office:value-type="string" table:style-name="ce3">
            <text:p>Fahrzeuge, Maschinen und Werkstät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70647" table:style-name="ce4">
            <text:p>770’647.00</text:p>
          </table:table-cell>
          <table:table-cell office:value-type="float" office:value="843000" table:style-name="ce5">
            <text:p>843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812353.4" table:style-name="ce4">
            <text:p>812’353.40</text:p>
          </table:table-cell>
          <table:table-cell table:style-name="ce4"/>
          <table:table-cell office:value-type="float" office:value="-36047" table:style-name="ce5">
            <text:p>-36’0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400" table:style-name="ce5">
            <text:p>5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380.2" table:style-name="ce4">
            <text:p>3’380.20</text:p>
          </table:table-cell>
          <table:table-cell office:value-type="float" office:value="5400" table:style-name="ce5">
            <text:p>5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5729.35" table:style-name="ce4">
            <text:p>5’729.35</text:p>
          </table:table-cell>
          <table:table-cell office:value-type="float" office:value="329" table:style-name="ce5">
            <text:p>3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67266.8" table:style-name="ce4">
            <text:p>767’266.80</text:p>
          </table:table-cell>
          <table:table-cell office:value-type="float" office:value="843000" table:style-name="ce5">
            <text:p>843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806624.05" table:style-name="ce4">
            <text:p>806’624.0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2729.75" table:style-name="ce6">
            <text:p>332’729.75</text:p>
          </table:table-cell>
          <table:table-cell office:value-type="float" office:value="335900" table:style-name="ce7">
            <text:p>335’9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335325.25" table:style-name="ce6">
            <text:p>335’325.25</text:p>
          </table:table-cell>
          <table:table-cell table:style-name="ce6"/>
          <table:table-cell office:value-type="float" office:value="-575" table:style-name="ce7">
            <text:p>-57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538.45" table:style-name="ce6">
            <text:p>25’538.45</text:p>
          </table:table-cell>
          <table:table-cell office:value-type="float" office:value="25500" table:style-name="ce7">
            <text:p>25’5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5802.35" table:style-name="ce6">
            <text:p>25’802.35</text:p>
          </table:table-cell>
          <table:table-cell table:style-name="ce6"/>
          <table:table-cell office:value-type="float" office:value="302" table:style-name="ce7">
            <text:p>3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670" table:style-name="ce6">
            <text:p>35’670.00</text:p>
          </table:table-cell>
          <table:table-cell office:value-type="float" office:value="31200" table:style-name="ce7">
            <text:p>31’2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36008.050000000003" table:style-name="ce6">
            <text:p>36’008.05</text:p>
          </table:table-cell>
          <table:table-cell table:style-name="ce6"/>
          <table:table-cell office:value-type="float" office:value="4808" table:style-name="ce7">
            <text:p>4’8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38.25" table:style-name="ce6">
            <text:p>6’938.25</text:p>
          </table:table-cell>
          <table:table-cell office:value-type="float" office:value="6900" table:style-name="ce7">
            <text:p>6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6741.8" table:style-name="ce6">
            <text:p>6’741.80</text:p>
          </table:table-cell>
          <table:table-cell table:style-name="ce6"/>
          <table:table-cell office:value-type="float" office:value="-158" table:style-name="ce7">
            <text:p>-1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39.1" table:style-name="ce6">
            <text:p>3’339.10</text:p>
          </table:table-cell>
          <table:table-cell office:value-type="float" office:value="2300" table:style-name="ce7">
            <text:p>2’3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2509.5" table:style-name="ce6">
            <text:p>2’509.50</text:p>
          </table:table-cell>
          <table:table-cell table:style-name="ce6"/>
          <table:table-cell office:value-type="float" office:value="210" table:style-name="ce7">
            <text:p>2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7.55" table:style-name="ce6">
            <text:p>267.55</text:p>
          </table:table-cell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34.9" table:style-name="ce6">
            <text:p>334.90</text:p>
          </table:table-cell>
          <table:table-cell table:style-name="ce6"/>
          <table:table-cell office:value-type="float" office:value="35" table:style-name="ce7">
            <text:p>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390.35" table:style-name="ce6">
            <text:p>56’390.35</text:p>
          </table:table-cell>
          <table:table-cell office:value-type="float" office:value="105000" table:style-name="ce7">
            <text:p>105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05764.15" table:style-name="ce6">
            <text:p>105’764.15</text:p>
          </table:table-cell>
          <table:table-cell table:style-name="ce6"/>
          <table:table-cell office:value-type="float" office:value="764" table:style-name="ce7">
            <text:p>7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6384.79999999999" table:style-name="ce6">
            <text:p>146’384.80</text:p>
          </table:table-cell>
          <table:table-cell office:value-type="float" office:value="157600" table:style-name="ce7">
            <text:p>157’6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50038.04999999999" table:style-name="ce6">
            <text:p>150’038.05</text:p>
          </table:table-cell>
          <table:table-cell table:style-name="ce6"/>
          <table:table-cell office:value-type="float" office:value="-7562" table:style-name="ce7">
            <text:p>-7’5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460.75" table:style-name="ce6">
            <text:p>50’460.75</text:p>
          </table:table-cell>
          <table:table-cell office:value-type="float" office:value="53500" table:style-name="ce7">
            <text:p>53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50404.3" table:style-name="ce6">
            <text:p>50’404.30</text:p>
          </table:table-cell>
          <table:table-cell table:style-name="ce6"/>
          <table:table-cell office:value-type="float" office:value="-3096" table:style-name="ce7">
            <text:p>-3’0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2.85" table:style-name="ce6">
            <text:p>712.85</text:p>
          </table:table-cell>
          <table:table-cell table:style-name="ce7"/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322" table:style-name="ce6">
            <text:p>32’322.00</text:p>
          </table:table-cell>
          <table:table-cell office:value-type="float" office:value="29000" table:style-name="ce7">
            <text:p>29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34363.599999999999" table:style-name="ce6">
            <text:p>34’363.60</text:p>
          </table:table-cell>
          <table:table-cell table:style-name="ce6"/>
          <table:table-cell office:value-type="float" office:value="-36" table:style-name="ce7">
            <text:p>-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400" table:style-name="ce7">
            <text:p>5’4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9493.149999999994" table:style-name="ce6">
            <text:p>79’493.15</text:p>
          </table:table-cell>
          <table:table-cell office:value-type="float" office:value="95000" table:style-name="ce7">
            <text:p>95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64661.45" table:style-name="ce6">
            <text:p>64’661.45</text:p>
          </table:table-cell>
          <table:table-cell table:style-name="ce6"/>
          <table:table-cell office:value-type="float" office:value="-30339" table:style-name="ce7">
            <text:p>-30’3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0" table:style-name="ce6">
            <text:p>400.0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400" table:style-name="ce6">
            <text:p>400.00</text:p>
          </table:table-cell>
          <table:table-cell table:style-name="ce6"/>
          <table:table-cell office:value-type="float" office:value="-400" table:style-name="ce7">
            <text:p>-4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12.2" table:style-name="ce6">
            <text:p>1’312.20</text:p>
          </table:table-cell>
          <table:table-cell office:value-type="float" office:value="2600" table:style-name="ce7">
            <text:p>2’6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2026.05" table:style-name="ce6">
            <text:p>2’026.05</text:p>
          </table:table-cell>
          <table:table-cell office:value-type="float" office:value="-574" table:style-name="ce7">
            <text:p>-5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68" table:style-name="ce6">
            <text:p>2’068.00</text:p>
          </table:table-cell>
          <table:table-cell office:value-type="float" office:value="2800" table:style-name="ce7">
            <text:p>2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number-columns-repeated="2" table:style-name="ce6"/>
          <table:table-cell office:value-type="float" office:value="-2800" table:style-name="ce7">
            <text:p>-2’8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3703.3" table:style-name="ce6">
            <text:p>3’703.30</text:p>
          </table:table-cell>
          <table:table-cell office:value-type="float" office:value="3703" table:style-name="ce7">
            <text:p>3’7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2</text:p>
          </table:table-cell>
          <table:table-cell office:value-type="string" table:style-name="ce3">
            <text:p>Öffentliche An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780415.92" table:style-name="ce4">
            <text:p>3’780’415.92</text:p>
          </table:table-cell>
          <table:table-cell office:value-type="float" office:value="3951700" table:style-name="ce5">
            <text:p>3’951’7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886413.05" table:style-name="ce4">
            <text:p>3’886’413.05</text:p>
          </table:table-cell>
          <table:table-cell table:style-name="ce4"/>
          <table:table-cell office:value-type="float" office:value="-71987" table:style-name="ce5">
            <text:p>-71’9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6700" table:style-name="ce5">
            <text:p>6’7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93173.8" table:style-name="ce4">
            <text:p>1’793’173.80</text:p>
          </table:table-cell>
          <table:table-cell office:value-type="float" office:value="1998800" table:style-name="ce5">
            <text:p>1’998’8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855917" table:style-name="ce4">
            <text:p>1’855’917.00</text:p>
          </table:table-cell>
          <table:table-cell office:value-type="float" office:value="-142883" table:style-name="ce5">
            <text:p>-142’8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87242.12" table:style-name="ce4">
            <text:p>1’987’242.12</text:p>
          </table:table-cell>
          <table:table-cell office:value-type="float" office:value="1959600" table:style-name="ce5">
            <text:p>1’959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030496.05" table:style-name="ce4">
            <text:p>2’030’496.0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80979.9" table:style-name="ce6">
            <text:p>2’780’979.90</text:p>
          </table:table-cell>
          <table:table-cell office:value-type="float" office:value="2869600" table:style-name="ce7">
            <text:p>2’869’6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2820764.55" table:style-name="ce6">
            <text:p>2’820’764.55</text:p>
          </table:table-cell>
          <table:table-cell table:style-name="ce6"/>
          <table:table-cell office:value-type="float" office:value="-48835" table:style-name="ce7">
            <text:p>-48’8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4846.3" table:style-name="ce6">
            <text:p>204’846.30</text:p>
          </table:table-cell>
          <table:table-cell office:value-type="float" office:value="212500" table:style-name="ce7">
            <text:p>212’5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203996.7" table:style-name="ce6">
            <text:p>203’996.70</text:p>
          </table:table-cell>
          <table:table-cell table:style-name="ce6"/>
          <table:table-cell office:value-type="float" office:value="-8503" table:style-name="ce7">
            <text:p>-8’5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3678.65" table:style-name="ce6">
            <text:p>243’678.65</text:p>
          </table:table-cell>
          <table:table-cell office:value-type="float" office:value="256300" table:style-name="ce7">
            <text:p>256’3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250838.55" table:style-name="ce6">
            <text:p>250’838.55</text:p>
          </table:table-cell>
          <table:table-cell table:style-name="ce6"/>
          <table:table-cell office:value-type="float" office:value="-5461" table:style-name="ce7">
            <text:p>-5’4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5655.199999999997" table:style-name="ce6">
            <text:p>55’655.20</text:p>
          </table:table-cell>
          <table:table-cell office:value-type="float" office:value="57100" table:style-name="ce7">
            <text:p>57’1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53267.199999999997" table:style-name="ce6">
            <text:p>53’267.20</text:p>
          </table:table-cell>
          <table:table-cell table:style-name="ce6"/>
          <table:table-cell office:value-type="float" office:value="-3833" table:style-name="ce7">
            <text:p>-3’8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994" table:style-name="ce6">
            <text:p>8’994.00</text:p>
          </table:table-cell>
          <table:table-cell office:value-type="float" office:value="9400" table:style-name="ce7">
            <text:p>9’4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10430" table:style-name="ce6">
            <text:p>10’430.00</text:p>
          </table:table-cell>
          <table:table-cell table:style-name="ce6"/>
          <table:table-cell office:value-type="float" office:value="1030" table:style-name="ce7">
            <text:p>1’0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578.1" table:style-name="ce6">
            <text:p>10’578.10</text:p>
          </table:table-cell>
          <table:table-cell office:value-type="float" office:value="8900" table:style-name="ce7">
            <text:p>8’9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8611.75" table:style-name="ce6">
            <text:p>8’611.75</text:p>
          </table:table-cell>
          <table:table-cell table:style-name="ce6"/>
          <table:table-cell office:value-type="float" office:value="-288" table:style-name="ce7">
            <text:p>-2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987.95" table:style-name="ce6">
            <text:p>56’987.95</text:p>
          </table:table-cell>
          <table:table-cell office:value-type="float" office:value="60000" table:style-name="ce7">
            <text:p>60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9487.05" table:style-name="ce6">
            <text:p>59’487.05</text:p>
          </table:table-cell>
          <table:table-cell table:style-name="ce6"/>
          <table:table-cell office:value-type="float" office:value="-513" table:style-name="ce7">
            <text:p>-5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690.2" table:style-name="ce6">
            <text:p>15’690.20</text:p>
          </table:table-cell>
          <table:table-cell office:value-type="float" office:value="12300" table:style-name="ce7">
            <text:p>12’3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17509.150000000001" table:style-name="ce6">
            <text:p>17’509.15</text:p>
          </table:table-cell>
          <table:table-cell table:style-name="ce6"/>
          <table:table-cell office:value-type="float" office:value="5209" table:style-name="ce7">
            <text:p>5’2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8945.9" table:style-name="ce6">
            <text:p>168’945.90</text:p>
          </table:table-cell>
          <table:table-cell office:value-type="float" office:value="219700" table:style-name="ce7">
            <text:p>219’7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214580.35" table:style-name="ce6">
            <text:p>214’580.35</text:p>
          </table:table-cell>
          <table:table-cell table:style-name="ce6"/>
          <table:table-cell office:value-type="float" office:value="-5120" table:style-name="ce7">
            <text:p>-5’1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1040.3" table:style-name="ce6">
            <text:p>171’040.30</text:p>
          </table:table-cell>
          <table:table-cell office:value-type="float" office:value="191200" table:style-name="ce7">
            <text:p>191’2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172623.25" table:style-name="ce6">
            <text:p>172’623.25</text:p>
          </table:table-cell>
          <table:table-cell table:style-name="ce6"/>
          <table:table-cell office:value-type="float" office:value="-18577" table:style-name="ce7">
            <text:p>-18’5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34.45" table:style-name="ce6">
            <text:p>1’134.45</text:p>
          </table:table-cell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336.05" table:style-name="ce6">
            <text:p>1’336.05</text:p>
          </table:table-cell>
          <table:table-cell table:style-name="ce6"/>
          <table:table-cell office:value-type="float" office:value="36" table:style-name="ce7">
            <text:p>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0.3" table:style-name="ce6">
            <text:p>380.3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068.95" table:style-name="ce6">
            <text:p>1’068.95</text:p>
          </table:table-cell>
          <table:table-cell table:style-name="ce6"/>
          <table:table-cell office:value-type="float" office:value="69" table:style-name="ce7">
            <text:p>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61.2000000000007" table:style-name="ce6">
            <text:p>8’661.20</text:p>
          </table:table-cell>
          <table:table-cell office:value-type="float" office:value="6200" table:style-name="ce7">
            <text:p>6’2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2883.65" table:style-name="ce6">
            <text:p>12’883.65</text:p>
          </table:table-cell>
          <table:table-cell table:style-name="ce6"/>
          <table:table-cell office:value-type="float" office:value="-16" table:style-name="ce7">
            <text:p>-1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6700" table:style-name="ce7">
            <text:p>6’7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60.15" table:style-name="ce6">
            <text:p>6’560.15</text:p>
          </table:table-cell>
          <table:table-cell office:value-type="float" office:value="16600" table:style-name="ce7">
            <text:p>16’6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4056.55" table:style-name="ce6">
            <text:p>4’056.55</text:p>
          </table:table-cell>
          <table:table-cell table:style-name="ce6"/>
          <table:table-cell office:value-type="float" office:value="-12543" table:style-name="ce7">
            <text:p>-12’5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280" table:style-name="ce6">
            <text:p>12’280.00</text:p>
          </table:table-cell>
          <table:table-cell office:value-type="float" office:value="11100" table:style-name="ce7">
            <text:p>11’1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10353.5" table:style-name="ce6">
            <text:p>10’353.50</text:p>
          </table:table-cell>
          <table:table-cell table:style-name="ce6"/>
          <table:table-cell office:value-type="float" office:value="-747" table:style-name="ce7">
            <text:p>-7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003.32" table:style-name="ce6">
            <text:p>34’003.32</text:p>
          </table:table-cell>
          <table:table-cell office:value-type="float" office:value="18500" table:style-name="ce7">
            <text:p>18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44605.8" table:style-name="ce6">
            <text:p>44’605.80</text:p>
          </table:table-cell>
          <table:table-cell table:style-name="ce6"/>
          <table:table-cell office:value-type="float" office:value="26106" table:style-name="ce7">
            <text:p>26’1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9360.2" table:style-name="ce6">
            <text:p>79’360.20</text:p>
          </table:table-cell>
          <table:table-cell office:value-type="float" office:value="60700" table:style-name="ce7">
            <text:p>60’7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72922.75" table:style-name="ce6">
            <text:p>72’922.75</text:p>
          </table:table-cell>
          <table:table-cell office:value-type="float" office:value="12223" table:style-name="ce7">
            <text:p>12’2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31.7" table:style-name="ce6">
            <text:p>1’331.70</text:p>
          </table:table-cell>
          <table:table-cell table:style-name="ce7"/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95.95" table:style-name="ce6">
            <text:p>95.95</text:p>
          </table:table-cell>
          <table:table-cell office:value-type="float" office:value="96" table:style-name="ce7">
            <text:p>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995.899999999994" table:style-name="ce6">
            <text:p>74’995.90</text:p>
          </table:table-cell>
          <table:table-cell office:value-type="float" office:value="107400" table:style-name="ce7">
            <text:p>107’4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28816.15" table:style-name="ce6">
            <text:p>128’816.15</text:p>
          </table:table-cell>
          <table:table-cell office:value-type="float" office:value="21416" table:style-name="ce7">
            <text:p>21’41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5800" table:style-name="ce7">
            <text:p>15’8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29312.5" table:style-name="ce6">
            <text:p>29’312.50</text:p>
          </table:table-cell>
          <table:table-cell office:value-type="float" office:value="13513" table:style-name="ce7">
            <text:p>13’5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37486" table:style-name="ce6">
            <text:p>1’637’486.00</text:p>
          </table:table-cell>
          <table:table-cell office:value-type="float" office:value="1814900" table:style-name="ce7">
            <text:p>1’814’9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624769.65" table:style-name="ce6">
            <text:p>1’624’769.65</text:p>
          </table:table-cell>
          <table:table-cell office:value-type="float" office:value="-190130" table:style-name="ce7">
            <text:p>-190’1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3</text:p>
          </table:table-cell>
          <table:table-cell office:value-type="string" table:style-name="ce3">
            <text:p>Schulan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42173.95" table:style-name="ce4">
            <text:p>1’142’173.95</text:p>
          </table:table-cell>
          <table:table-cell office:value-type="float" office:value="1157300" table:style-name="ce5">
            <text:p>1’157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136079.25" table:style-name="ce4">
            <text:p>1’136’079.25</text:p>
          </table:table-cell>
          <table:table-cell table:style-name="ce4"/>
          <table:table-cell office:value-type="float" office:value="-21221" table:style-name="ce5">
            <text:p>-21’2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42173.95" table:style-name="ce4">
            <text:p>1’142’173.95</text:p>
          </table:table-cell>
          <table:table-cell office:value-type="float" office:value="1157300" table:style-name="ce5">
            <text:p>1’157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133337.25" table:style-name="ce4">
            <text:p>1’133’337.25</text:p>
          </table:table-cell>
          <table:table-cell office:value-type="float" office:value="-23963" table:style-name="ce5">
            <text:p>-23’9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742" table:style-name="ce4">
            <text:p>2’742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615.199999999997" table:style-name="ce6">
            <text:p>65’615.20</text:p>
          </table:table-cell>
          <table:table-cell office:value-type="float" office:value="54000" table:style-name="ce7">
            <text:p>54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1051.35" table:style-name="ce6">
            <text:p>51’051.35</text:p>
          </table:table-cell>
          <table:table-cell table:style-name="ce6"/>
          <table:table-cell office:value-type="float" office:value="-2949" table:style-name="ce7">
            <text:p>-2’9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326.8" table:style-name="ce6">
            <text:p>65’326.80</text:p>
          </table:table-cell>
          <table:table-cell office:value-type="float" office:value="69000" table:style-name="ce7">
            <text:p>69’0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55989.55" table:style-name="ce6">
            <text:p>55’989.55</text:p>
          </table:table-cell>
          <table:table-cell table:style-name="ce6"/>
          <table:table-cell office:value-type="float" office:value="-13010" table:style-name="ce7">
            <text:p>-13’0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454.5" table:style-name="ce6">
            <text:p>77’454.50</text:p>
          </table:table-cell>
          <table:table-cell office:value-type="float" office:value="80000" table:style-name="ce7">
            <text:p>80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84899.5" table:style-name="ce6">
            <text:p>84’899.50</text:p>
          </table:table-cell>
          <table:table-cell table:style-name="ce6"/>
          <table:table-cell office:value-type="float" office:value="4900" table:style-name="ce7">
            <text:p>4’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77.55" table:style-name="ce6">
            <text:p>277.55</text:p>
          </table:table-cell>
          <table:table-cell table:style-name="ce6"/>
          <table:table-cell office:value-type="float" office:value="-922" table:style-name="ce7">
            <text:p>-9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3777.45" table:style-name="ce6">
            <text:p>933’777.45</text:p>
          </table:table-cell>
          <table:table-cell office:value-type="float" office:value="953100" table:style-name="ce7">
            <text:p>953’1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943861.3" table:style-name="ce6">
            <text:p>943’861.30</text:p>
          </table:table-cell>
          <table:table-cell table:style-name="ce6"/>
          <table:table-cell office:value-type="float" office:value="-9239" table:style-name="ce7">
            <text:p>-9’2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472.1" table:style-name="ce6">
            <text:p>29’472.10</text:p>
          </table:table-cell>
          <table:table-cell office:value-type="float" office:value="31600" table:style-name="ce7">
            <text:p>31’6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1274.65" table:style-name="ce6">
            <text:p>31’274.65</text:p>
          </table:table-cell>
          <table:table-cell office:value-type="float" office:value="-325" table:style-name="ce7">
            <text:p>-3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2701.8500000001" table:style-name="ce6">
            <text:p>1’112’701.85</text:p>
          </table:table-cell>
          <table:table-cell office:value-type="float" office:value="1125700" table:style-name="ce7">
            <text:p>1’125’7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102062.6000000001" table:style-name="ce6">
            <text:p>1’102’062.60</text:p>
          </table:table-cell>
          <table:table-cell office:value-type="float" office:value="-23637" table:style-name="ce7">
            <text:p>-23’6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4</text:p>
          </table:table-cell>
          <table:table-cell office:value-type="string" table:style-name="ce3">
            <text:p>Botanischer Gar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06899.36" table:style-name="ce4">
            <text:p>706’899.36</text:p>
          </table:table-cell>
          <table:table-cell office:value-type="float" office:value="709800" table:style-name="ce5">
            <text:p>709’8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703274.66" table:style-name="ce4">
            <text:p>703’274.66</text:p>
          </table:table-cell>
          <table:table-cell table:style-name="ce4"/>
          <table:table-cell office:value-type="float" office:value="-6525" table:style-name="ce5">
            <text:p>-6’5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8740.3" table:style-name="ce4">
            <text:p>78’740.30</text:p>
          </table:table-cell>
          <table:table-cell office:value-type="float" office:value="67900" table:style-name="ce5">
            <text:p>67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4960" table:style-name="ce4">
            <text:p>64’960.00</text:p>
          </table:table-cell>
          <table:table-cell office:value-type="float" office:value="-2940" table:style-name="ce5">
            <text:p>-2’9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28159.06000000006" table:style-name="ce4">
            <text:p>628’159.06</text:p>
          </table:table-cell>
          <table:table-cell office:value-type="float" office:value="641900" table:style-name="ce5">
            <text:p>641’9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638314.66" table:style-name="ce4">
            <text:p>638’314.66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40174.44999999995" table:style-name="ce6">
            <text:p>540’174.45</text:p>
          </table:table-cell>
          <table:table-cell office:value-type="float" office:value="540800" table:style-name="ce7">
            <text:p>540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539341.6" table:style-name="ce6">
            <text:p>539’341.60</text:p>
          </table:table-cell>
          <table:table-cell table:style-name="ce6"/>
          <table:table-cell office:value-type="float" office:value="-1458" table:style-name="ce7">
            <text:p>-1’4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629.550000000003" table:style-name="ce6">
            <text:p>39’629.55</text:p>
          </table:table-cell>
          <table:table-cell office:value-type="float" office:value="40600" table:style-name="ce7">
            <text:p>40’6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40736.400000000001" table:style-name="ce6">
            <text:p>40’736.40</text:p>
          </table:table-cell>
          <table:table-cell table:style-name="ce6"/>
          <table:table-cell office:value-type="float" office:value="136" table:style-name="ce7">
            <text:p>1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129.9" table:style-name="ce6">
            <text:p>48’129.90</text:p>
          </table:table-cell>
          <table:table-cell office:value-type="float" office:value="48700" table:style-name="ce7">
            <text:p>48’7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48064.5" table:style-name="ce6">
            <text:p>48’064.50</text:p>
          </table:table-cell>
          <table:table-cell table:style-name="ce6"/>
          <table:table-cell office:value-type="float" office:value="-636" table:style-name="ce7">
            <text:p>-6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422.25" table:style-name="ce6">
            <text:p>10’422.25</text:p>
          </table:table-cell>
          <table:table-cell office:value-type="float" office:value="10500" table:style-name="ce7">
            <text:p>10’5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512.15" table:style-name="ce6">
            <text:p>10’512.15</text:p>
          </table:table-cell>
          <table:table-cell table:style-name="ce6"/>
          <table:table-cell office:value-type="float" office:value="12" table:style-name="ce7">
            <text:p>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57.9" table:style-name="ce6">
            <text:p>1’557.90</text:p>
          </table:table-cell>
          <table:table-cell office:value-type="float" office:value="1400" table:style-name="ce7">
            <text:p>1’4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1788.15" table:style-name="ce6">
            <text:p>1’788.15</text:p>
          </table:table-cell>
          <table:table-cell table:style-name="ce6"/>
          <table:table-cell office:value-type="float" office:value="388" table:style-name="ce7">
            <text:p>3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30" table:style-name="ce6">
            <text:p>2’030.00</text:p>
          </table:table-cell>
          <table:table-cell office:value-type="float" office:value="2300" table:style-name="ce7">
            <text:p>2’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709.6" table:style-name="ce6">
            <text:p>709.60</text:p>
          </table:table-cell>
          <table:table-cell table:style-name="ce6"/>
          <table:table-cell office:value-type="float" office:value="-1590" table:style-name="ce7">
            <text:p>-1’5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93.6" table:style-name="ce6">
            <text:p>9’693.60</text:p>
          </table:table-cell>
          <table:table-cell office:value-type="float" office:value="8800" table:style-name="ce7">
            <text:p>8’8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9200.7000000000007" table:style-name="ce6">
            <text:p>9’200.70</text:p>
          </table:table-cell>
          <table:table-cell table:style-name="ce6"/>
          <table:table-cell office:value-type="float" office:value="401" table:style-name="ce7">
            <text:p>40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40.3" table:style-name="ce6">
            <text:p>4’040.30</text:p>
          </table:table-cell>
          <table:table-cell office:value-type="float" office:value="2900" table:style-name="ce7">
            <text:p>2’9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2592.1" table:style-name="ce6">
            <text:p>2’592.10</text:p>
          </table:table-cell>
          <table:table-cell table:style-name="ce6"/>
          <table:table-cell office:value-type="float" office:value="-308" table:style-name="ce7">
            <text:p>-3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254.95" table:style-name="ce6">
            <text:p>17’254.95</text:p>
          </table:table-cell>
          <table:table-cell office:value-type="float" office:value="17700" table:style-name="ce7">
            <text:p>17’7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5719.25" table:style-name="ce6">
            <text:p>15’719.25</text:p>
          </table:table-cell>
          <table:table-cell table:style-name="ce6"/>
          <table:table-cell office:value-type="float" office:value="-1981" table:style-name="ce7">
            <text:p>-1’98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842.8" table:style-name="ce6">
            <text:p>3’842.80</text:p>
          </table:table-cell>
          <table:table-cell office:value-type="float" office:value="6600" table:style-name="ce7">
            <text:p>6’6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5469.7" table:style-name="ce6">
            <text:p>5’469.70</text:p>
          </table:table-cell>
          <table:table-cell table:style-name="ce6"/>
          <table:table-cell office:value-type="float" office:value="-1130" table:style-name="ce7">
            <text:p>-1’1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9.65" table:style-name="ce6">
            <text:p>359.65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30" table:style-name="ce6">
            <text:p>330.00</text:p>
          </table:table-cell>
          <table:table-cell table:style-name="ce6"/>
          <table:table-cell office:value-type="float" office:value="-470" table:style-name="ce7">
            <text:p>-4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799" table:style-name="ce6">
            <text:p>21’799.00</text:p>
          </table:table-cell>
          <table:table-cell office:value-type="float" office:value="19900" table:style-name="ce7">
            <text:p>19’9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1664.35" table:style-name="ce6">
            <text:p>21’664.35</text:p>
          </table:table-cell>
          <table:table-cell table:style-name="ce6"/>
          <table:table-cell office:value-type="float" office:value="1764" table:style-name="ce7">
            <text:p>1’7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965.01" table:style-name="ce6">
            <text:p>7’965.01</text:p>
          </table:table-cell>
          <table:table-cell office:value-type="float" office:value="8800" table:style-name="ce7">
            <text:p>8’8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7146.16" table:style-name="ce6">
            <text:p>7’146.16</text:p>
          </table:table-cell>
          <table:table-cell table:style-name="ce6"/>
          <table:table-cell office:value-type="float" office:value="-1654" table:style-name="ce7">
            <text:p>-1’6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9033.5" table:style-name="ce6">
            <text:p>29’033.50</text:p>
          </table:table-cell>
          <table:table-cell office:value-type="float" office:value="30700" table:style-name="ce7">
            <text:p>30’7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31840" table:style-name="ce6">
            <text:p>31’840.00</text:p>
          </table:table-cell>
          <table:table-cell office:value-type="float" office:value="1140" table:style-name="ce7">
            <text:p>1’1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236.799999999999" table:style-name="ce6">
            <text:p>21’236.80</text:p>
          </table:table-cell>
          <table:table-cell office:value-type="float" office:value="8700" table:style-name="ce7">
            <text:p>8’7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4650" table:style-name="ce6">
            <text:p>4’650.00</text:p>
          </table:table-cell>
          <table:table-cell office:value-type="float" office:value="-4050" table:style-name="ce7">
            <text:p>-4’0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00" table:style-name="ce6">
            <text:p>10’000.00</text:p>
          </table:table-cell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10000" table:style-name="ce6">
            <text:p>1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70" table:style-name="ce6">
            <text:p>6’470.00</text:p>
          </table:table-cell>
          <table:table-cell office:value-type="float" office:value="6500" table:style-name="ce7">
            <text:p>6’5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6470" table:style-name="ce6">
            <text:p>6’470.00</text:p>
          </table:table-cell>
          <table:table-cell office:value-type="float" office:value="-30" table:style-name="ce7">
            <text:p>-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0" table:style-name="ce6">
            <text:p>12’000.00</text:p>
          </table:table-cell>
          <table:table-cell office:value-type="float" office:value="12000" table:style-name="ce7">
            <text:p>12’000</text:p>
          </table:table-cell>
          <table:table-cell table:style-name="ce2"/>
          <table:table-cell office:value-type="string" table:style-name="ce2">
            <text:p>493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2000" table:style-name="ce6">
            <text:p>12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5</text:p>
          </table:table-cell>
          <table:table-cell office:value-type="string" table:style-name="ce3">
            <text:p>Friedhö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49837.62" table:style-name="ce4">
            <text:p>1’649’837.62</text:p>
          </table:table-cell>
          <table:table-cell office:value-type="float" office:value="1690200" table:style-name="ce5">
            <text:p>1’690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656611.29" table:style-name="ce4">
            <text:p>1’656’611.29</text:p>
          </table:table-cell>
          <table:table-cell table:style-name="ce4"/>
          <table:table-cell office:value-type="float" office:value="-33589" table:style-name="ce5">
            <text:p>-33’5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90428.65000000002" table:style-name="ce4">
            <text:p>290’428.65</text:p>
          </table:table-cell>
          <table:table-cell office:value-type="float" office:value="235200" table:style-name="ce5">
            <text:p>235’2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23601.35" table:style-name="ce4">
            <text:p>223’601.35</text:p>
          </table:table-cell>
          <table:table-cell office:value-type="float" office:value="-11599" table:style-name="ce5">
            <text:p>-11’5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59408.97" table:style-name="ce4">
            <text:p>1’359’408.97</text:p>
          </table:table-cell>
          <table:table-cell office:value-type="float" office:value="1455000" table:style-name="ce5">
            <text:p>1’455’0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433009.94" table:style-name="ce4">
            <text:p>1’433’009.94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7722.8" table:style-name="ce6">
            <text:p>1’217’722.80</text:p>
          </table:table-cell>
          <table:table-cell office:value-type="float" office:value="1217400" table:style-name="ce7">
            <text:p>1’217’4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201861.5" table:style-name="ce6">
            <text:p>1’201’861.50</text:p>
          </table:table-cell>
          <table:table-cell table:style-name="ce6"/>
          <table:table-cell office:value-type="float" office:value="-15539" table:style-name="ce7">
            <text:p>-15’5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7409.75" table:style-name="ce6">
            <text:p>87’409.75</text:p>
          </table:table-cell>
          <table:table-cell office:value-type="float" office:value="89100" table:style-name="ce7">
            <text:p>89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84811.15" table:style-name="ce6">
            <text:p>84’811.15</text:p>
          </table:table-cell>
          <table:table-cell table:style-name="ce6"/>
          <table:table-cell office:value-type="float" office:value="-4289" table:style-name="ce7">
            <text:p>-4’2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6963.95" table:style-name="ce6">
            <text:p>106’963.95</text:p>
          </table:table-cell>
          <table:table-cell office:value-type="float" office:value="106200" table:style-name="ce7">
            <text:p>106’2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05607" table:style-name="ce6">
            <text:p>105’607.00</text:p>
          </table:table-cell>
          <table:table-cell table:style-name="ce6"/>
          <table:table-cell office:value-type="float" office:value="-593" table:style-name="ce7">
            <text:p>-59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685.35" table:style-name="ce6">
            <text:p>23’685.35</text:p>
          </table:table-cell>
          <table:table-cell office:value-type="float" office:value="23400" table:style-name="ce7">
            <text:p>23’4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22155.05" table:style-name="ce6">
            <text:p>22’155.05</text:p>
          </table:table-cell>
          <table:table-cell table:style-name="ce6"/>
          <table:table-cell office:value-type="float" office:value="-1245" table:style-name="ce7">
            <text:p>-1’2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15.8" table:style-name="ce6">
            <text:p>7’215.8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7339.35" table:style-name="ce6">
            <text:p>7’339.35</text:p>
          </table:table-cell>
          <table:table-cell table:style-name="ce6"/>
          <table:table-cell office:value-type="float" office:value="1339" table:style-name="ce7">
            <text:p>1’3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51.1" table:style-name="ce6">
            <text:p>5’651.10</text:p>
          </table:table-cell>
          <table:table-cell office:value-type="float" office:value="2300" table:style-name="ce7">
            <text:p>2’3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935.1" table:style-name="ce6">
            <text:p>1’935.10</text:p>
          </table:table-cell>
          <table:table-cell table:style-name="ce6"/>
          <table:table-cell office:value-type="float" office:value="-365" table:style-name="ce7">
            <text:p>-3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55.5" table:style-name="ce6">
            <text:p>8’255.50</text:p>
          </table:table-cell>
          <table:table-cell office:value-type="float" office:value="11400" table:style-name="ce7">
            <text:p>11’4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8287.9500000000007" table:style-name="ce6">
            <text:p>8’287.95</text:p>
          </table:table-cell>
          <table:table-cell table:style-name="ce6"/>
          <table:table-cell office:value-type="float" office:value="-3112" table:style-name="ce7">
            <text:p>-3’1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74.75" table:style-name="ce6">
            <text:p>4’874.75</text:p>
          </table:table-cell>
          <table:table-cell office:value-type="float" office:value="6300" table:style-name="ce7">
            <text:p>6’3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6221.45" table:style-name="ce6">
            <text:p>6’221.45</text:p>
          </table:table-cell>
          <table:table-cell table:style-name="ce6"/>
          <table:table-cell office:value-type="float" office:value="-79" table:style-name="ce7">
            <text:p>-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339.1" table:style-name="ce6">
            <text:p>50’339.10</text:p>
          </table:table-cell>
          <table:table-cell office:value-type="float" office:value="67500" table:style-name="ce7">
            <text:p>67’5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54392.3" table:style-name="ce6">
            <text:p>54’392.30</text:p>
          </table:table-cell>
          <table:table-cell table:style-name="ce6"/>
          <table:table-cell office:value-type="float" office:value="-13108" table:style-name="ce7">
            <text:p>-13’10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493.45" table:style-name="ce6">
            <text:p>100’493.45</text:p>
          </table:table-cell>
          <table:table-cell office:value-type="float" office:value="122700" table:style-name="ce7">
            <text:p>122’7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125985.7" table:style-name="ce6">
            <text:p>125’985.70</text:p>
          </table:table-cell>
          <table:table-cell table:style-name="ce6"/>
          <table:table-cell office:value-type="float" office:value="3286" table:style-name="ce7">
            <text:p>3’2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7.4" table:style-name="ce6">
            <text:p>27.40</text:p>
          </table:table-cell>
          <table:table-cell table:style-name="ce6"/>
          <table:table-cell office:value-type="float" office:value="-73" table:style-name="ce7">
            <text:p>-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4" table:style-name="ce6">
            <text:p>1’214.0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959.6" table:style-name="ce6">
            <text:p>959.60</text:p>
          </table:table-cell>
          <table:table-cell table:style-name="ce6"/>
          <table:table-cell office:value-type="float" office:value="-40" table:style-name="ce7">
            <text:p>-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074.65" table:style-name="ce6">
            <text:p>15’074.65</text:p>
          </table:table-cell>
          <table:table-cell office:value-type="float" office:value="15800" table:style-name="ce7">
            <text:p>15’8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4345.6" table:style-name="ce6">
            <text:p>14’345.60</text:p>
          </table:table-cell>
          <table:table-cell table:style-name="ce6"/>
          <table:table-cell office:value-type="float" office:value="-1454" table:style-name="ce7">
            <text:p>-1’4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71.95" table:style-name="ce6">
            <text:p>1’471.95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55.25" table:style-name="ce6">
            <text:p>2’055.25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6849.25" table:style-name="ce6">
            <text:p>6’849.25</text:p>
          </table:table-cell>
          <table:table-cell table:style-name="ce6"/>
          <table:table-cell office:value-type="float" office:value="4849" table:style-name="ce7">
            <text:p>4’84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04.25" table:style-name="ce6">
            <text:p>8’604.25</text:p>
          </table:table-cell>
          <table:table-cell office:value-type="float" office:value="8600" table:style-name="ce7">
            <text:p>8’6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8604.25" table:style-name="ce6">
            <text:p>8’604.25</text:p>
          </table:table-cell>
          <table:table-cell table:style-name="ce6"/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05.9699999999993" table:style-name="ce6">
            <text:p>8’805.97</text:p>
          </table:table-cell>
          <table:table-cell office:value-type="float" office:value="10400" table:style-name="ce7">
            <text:p>10’4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7228.64" table:style-name="ce6">
            <text:p>7’228.64</text:p>
          </table:table-cell>
          <table:table-cell table:style-name="ce6"/>
          <table:table-cell office:value-type="float" office:value="-3171" table:style-name="ce7">
            <text:p>-3’1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0023.4" table:style-name="ce6">
            <text:p>220’023.40</text:p>
          </table:table-cell>
          <table:table-cell office:value-type="float" office:value="185800" table:style-name="ce7">
            <text:p>185’8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43975.1" table:style-name="ce6">
            <text:p>143’975.10</text:p>
          </table:table-cell>
          <table:table-cell office:value-type="float" office:value="-41825" table:style-name="ce7">
            <text:p>-41’8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50" table:style-name="ce6">
            <text:p>750.00</text:p>
          </table:table-cell>
          <table:table-cell office:value-type="float" office:value="1600" table:style-name="ce7">
            <text:p>1’6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50" table:style-name="ce6">
            <text:p>150.00</text:p>
          </table:table-cell>
          <table:table-cell office:value-type="float" office:value="-1450" table:style-name="ce7">
            <text:p>-1’4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608.800000000003" table:style-name="ce6">
            <text:p>66’608.80</text:p>
          </table:table-cell>
          <table:table-cell office:value-type="float" office:value="47800" table:style-name="ce7">
            <text:p>47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79476.25" table:style-name="ce6">
            <text:p>79’476.25</text:p>
          </table:table-cell>
          <table:table-cell office:value-type="float" office:value="31676" table:style-name="ce7">
            <text:p>31’6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46.45" table:style-name="ce6">
            <text:p>3’046.45</text:p>
          </table:table-cell>
          <table:table-cell table:style-name="ce7"/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6</text:p>
          </table:table-cell>
          <table:table-cell office:value-type="string" table:style-name="ce3">
            <text:p>Sportan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80875.45" table:style-name="ce4">
            <text:p>680’875.45</text:p>
          </table:table-cell>
          <table:table-cell office:value-type="float" office:value="810300" table:style-name="ce5">
            <text:p>810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616546.05000000005" table:style-name="ce4">
            <text:p>616’546.05</text:p>
          </table:table-cell>
          <table:table-cell table:style-name="ce4"/>
          <table:table-cell office:value-type="float" office:value="-193754" table:style-name="ce5">
            <text:p>-193’7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680875.45" table:style-name="ce4">
            <text:p>680’875.45</text:p>
          </table:table-cell>
          <table:table-cell office:value-type="float" office:value="810300" table:style-name="ce5">
            <text:p>810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16546.05000000005" table:style-name="ce4">
            <text:p>616’546.05</text:p>
          </table:table-cell>
          <table:table-cell office:value-type="float" office:value="-193754" table:style-name="ce5">
            <text:p>-193’7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5000" table:style-name="ce7">
            <text:p>15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5454.7" table:style-name="ce6">
            <text:p>15’454.70</text:p>
          </table:table-cell>
          <table:table-cell table:style-name="ce6"/>
          <table:table-cell office:value-type="float" office:value="455" table:style-name="ce7">
            <text:p>45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848.899999999994" table:style-name="ce6">
            <text:p>69’848.90</text:p>
          </table:table-cell>
          <table:table-cell office:value-type="float" office:value="35700" table:style-name="ce7">
            <text:p>35’7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32905.5" table:style-name="ce6">
            <text:p>32’905.50</text:p>
          </table:table-cell>
          <table:table-cell table:style-name="ce6"/>
          <table:table-cell office:value-type="float" office:value="-2795" table:style-name="ce7">
            <text:p>-2’7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573.1" table:style-name="ce6">
            <text:p>111’573.10</text:p>
          </table:table-cell>
          <table:table-cell office:value-type="float" office:value="116500" table:style-name="ce7">
            <text:p>116’5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99543.9" table:style-name="ce6">
            <text:p>99’543.90</text:p>
          </table:table-cell>
          <table:table-cell table:style-name="ce6"/>
          <table:table-cell office:value-type="float" office:value="-16956" table:style-name="ce7">
            <text:p>-16’95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838.05" table:style-name="ce6">
            <text:p>47’838.05</text:p>
          </table:table-cell>
          <table:table-cell office:value-type="float" office:value="56500" table:style-name="ce7">
            <text:p>56’5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45076.2" table:style-name="ce6">
            <text:p>45’076.20</text:p>
          </table:table-cell>
          <table:table-cell table:style-name="ce6"/>
          <table:table-cell office:value-type="float" office:value="-11424" table:style-name="ce7">
            <text:p>-11’4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38552.55" table:style-name="ce6">
            <text:p>438’552.55</text:p>
          </table:table-cell>
          <table:table-cell office:value-type="float" office:value="573400" table:style-name="ce7">
            <text:p>573’4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410502.9" table:style-name="ce6">
            <text:p>410’502.90</text:p>
          </table:table-cell>
          <table:table-cell table:style-name="ce6"/>
          <table:table-cell office:value-type="float" office:value="-162897" table:style-name="ce7">
            <text:p>-162’8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062.85" table:style-name="ce6">
            <text:p>13’062.85</text:p>
          </table:table-cell>
          <table:table-cell office:value-type="float" office:value="13100" table:style-name="ce7">
            <text:p>13’1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13062.85" table:style-name="ce6">
            <text:p>13’062.85</text:p>
          </table:table-cell>
          <table:table-cell table:style-name="ce6"/>
          <table:table-cell office:value-type="float" office:value="-37" table:style-name="ce7">
            <text:p>-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300" table:style-name="ce7">
            <text:p>20’3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number-columns-repeated="2" table:style-name="ce6"/>
          <table:table-cell office:value-type="float" office:value="-20300" table:style-name="ce7">
            <text:p>-20’3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00" table:style-name="ce6">
            <text:p>20’000.00</text:p>
          </table:table-cell>
          <table:table-cell office:value-type="float" office:value="20000" table:style-name="ce7">
            <text:p>20’000</text:p>
          </table:table-cell>
          <table:table-cell table:style-name="ce2"/>
          <table:table-cell office:value-type="string" table:style-name="ce2">
            <text:p>461</text:p>
          </table:table-cell>
          <table:table-cell office:value-type="string" table:style-name="ce2">
            <text:p>Beiträge des Kantons</text:p>
          </table:table-cell>
          <table:table-cell table:style-name="ce6"/>
          <table:table-cell office:value-type="float" office:value="20000" table:style-name="ce6">
            <text:p>2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60875.44999999995" table:style-name="ce6">
            <text:p>660’875.45</text:p>
          </table:table-cell>
          <table:table-cell office:value-type="float" office:value="770000" table:style-name="ce7">
            <text:p>770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596546.05000000005" table:style-name="ce6">
            <text:p>596’546.05</text:p>
          </table:table-cell>
          <table:table-cell office:value-type="float" office:value="-173454" table:style-name="ce7">
            <text:p>-173’4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38</text:p>
          </table:table-cell>
          <table:table-cell office:value-type="string" table:style-name="ce3">
            <text:p>Anzuchtgärtnerei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1522.31" table:style-name="ce4">
            <text:p>321’522.31</text:p>
          </table:table-cell>
          <table:table-cell office:value-type="float" office:value="331100" table:style-name="ce5">
            <text:p>331’1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44936.86" table:style-name="ce4">
            <text:p>344’936.86</text:p>
          </table:table-cell>
          <table:table-cell table:style-name="ce4"/>
          <table:table-cell office:value-type="float" office:value="13837" table:style-name="ce5">
            <text:p>13’8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5920.300000000003" table:style-name="ce4">
            <text:p>35’920.30</text:p>
          </table:table-cell>
          <table:table-cell office:value-type="float" office:value="34300" table:style-name="ce5">
            <text:p>34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4158.1" table:style-name="ce4">
            <text:p>64’158.10</text:p>
          </table:table-cell>
          <table:table-cell office:value-type="float" office:value="29858" table:style-name="ce5">
            <text:p>29’8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85602.01" table:style-name="ce4">
            <text:p>285’602.01</text:p>
          </table:table-cell>
          <table:table-cell office:value-type="float" office:value="296800" table:style-name="ce5">
            <text:p>296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280778.76" table:style-name="ce4">
            <text:p>280’778.76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1342.9" table:style-name="ce6">
            <text:p>171’342.90</text:p>
          </table:table-cell>
          <table:table-cell office:value-type="float" office:value="172300" table:style-name="ce7">
            <text:p>172’3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86765.95" table:style-name="ce6">
            <text:p>186’765.95</text:p>
          </table:table-cell>
          <table:table-cell table:style-name="ce6"/>
          <table:table-cell office:value-type="float" office:value="14466" table:style-name="ce7">
            <text:p>14’46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331.95" table:style-name="ce6">
            <text:p>12’331.95</text:p>
          </table:table-cell>
          <table:table-cell office:value-type="float" office:value="12700" table:style-name="ce7">
            <text:p>12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2276.45" table:style-name="ce6">
            <text:p>12’276.45</text:p>
          </table:table-cell>
          <table:table-cell table:style-name="ce6"/>
          <table:table-cell office:value-type="float" office:value="-424" table:style-name="ce7">
            <text:p>-4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928" table:style-name="ce6">
            <text:p>14’928.00</text:p>
          </table:table-cell>
          <table:table-cell office:value-type="float" office:value="14500" table:style-name="ce7">
            <text:p>14’5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4841.75" table:style-name="ce6">
            <text:p>14’841.75</text:p>
          </table:table-cell>
          <table:table-cell table:style-name="ce6"/>
          <table:table-cell office:value-type="float" office:value="342" table:style-name="ce7">
            <text:p>3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29.05" table:style-name="ce6">
            <text:p>3’329.05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3177.15" table:style-name="ce6">
            <text:p>3’177.15</text:p>
          </table:table-cell>
          <table:table-cell table:style-name="ce6"/>
          <table:table-cell office:value-type="float" office:value="2677" table:style-name="ce7">
            <text:p>2’6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38.5999999999999" table:style-name="ce6">
            <text:p>1’038.60</text:p>
          </table:table-cell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982" table:style-name="ce6">
            <text:p>982.00</text:p>
          </table:table-cell>
          <table:table-cell table:style-name="ce6"/>
          <table:table-cell office:value-type="float" office:value="82" table:style-name="ce7">
            <text:p>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5" table:style-name="ce6">
            <text:p>775.00</text:p>
          </table:table-cell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644" table:style-name="ce6">
            <text:p>644.00</text:p>
          </table:table-cell>
          <table:table-cell table:style-name="ce6"/>
          <table:table-cell office:value-type="float" office:value="144" table:style-name="ce7">
            <text:p>1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7277.1" table:style-name="ce6">
            <text:p>107’277.10</text:p>
          </table:table-cell>
          <table:table-cell office:value-type="float" office:value="116500" table:style-name="ce7">
            <text:p>116’5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13803.45" table:style-name="ce6">
            <text:p>113’803.45</text:p>
          </table:table-cell>
          <table:table-cell table:style-name="ce6"/>
          <table:table-cell office:value-type="float" office:value="-2697" table:style-name="ce7">
            <text:p>-2’6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8.6" table:style-name="ce6">
            <text:p>218.60</text:p>
          </table:table-cell>
          <table:table-cell table:style-name="ce7"/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40.299999999999997" table:style-name="ce6">
            <text:p>40.30</text:p>
          </table:table-cell>
          <table:table-cell table:style-name="ce6"/>
          <table:table-cell office:value-type="float" office:value="40" table:style-name="ce7">
            <text:p>4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6.7" table:style-name="ce6">
            <text:p>346.70</text:p>
          </table:table-cell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235.6" table:style-name="ce6">
            <text:p>2’235.60</text:p>
          </table:table-cell>
          <table:table-cell table:style-name="ce6"/>
          <table:table-cell office:value-type="float" office:value="1336" table:style-name="ce7">
            <text:p>1’3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934.41" table:style-name="ce6">
            <text:p>9’934.41</text:p>
          </table:table-cell>
          <table:table-cell office:value-type="float" office:value="12300" table:style-name="ce7">
            <text:p>12’3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0170.209999999999" table:style-name="ce6">
            <text:p>10’170.21</text:p>
          </table:table-cell>
          <table:table-cell table:style-name="ce6"/>
          <table:table-cell office:value-type="float" office:value="-2130" table:style-name="ce7">
            <text:p>-2’1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775.9" table:style-name="ce6">
            <text:p>9’775.90</text:p>
          </table:table-cell>
          <table:table-cell office:value-type="float" office:value="9600" table:style-name="ce7">
            <text:p>9’6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22520.799999999999" table:style-name="ce6">
            <text:p>22’520.80</text:p>
          </table:table-cell>
          <table:table-cell office:value-type="float" office:value="12921" table:style-name="ce7">
            <text:p>12’92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8.3" table:style-name="ce6">
            <text:p>1’118.30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472.4" table:style-name="ce6">
            <text:p>472.40</text:p>
          </table:table-cell>
          <table:table-cell office:value-type="float" office:value="-728" table:style-name="ce7">
            <text:p>-7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209.6" table:style-name="ce6">
            <text:p>10’209.60</text:p>
          </table:table-cell>
          <table:table-cell office:value-type="float" office:value="4800" table:style-name="ce7">
            <text:p>4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6609.45" table:style-name="ce6">
            <text:p>26’609.45</text:p>
          </table:table-cell>
          <table:table-cell office:value-type="float" office:value="21809" table:style-name="ce7">
            <text:p>21’8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16.5" table:style-name="ce6">
            <text:p>14’816.50</text:p>
          </table:table-cell>
          <table:table-cell office:value-type="float" office:value="18700" table:style-name="ce7">
            <text:p>18’7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4555.45" table:style-name="ce6">
            <text:p>14’555.45</text:p>
          </table:table-cell>
          <table:table-cell office:value-type="float" office:value="-4145" table:style-name="ce7">
            <text:p>-4’1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4</text:p>
          </table:table-cell>
          <table:table-cell office:value-type="string" table:style-name="ce3">
            <text:p>Liegenschaften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931188.199999999" table:style-name="ce4">
            <text:p>17’931’188.20</text:p>
          </table:table-cell>
          <table:table-cell office:value-type="float" office:value="14134000" table:style-name="ce5">
            <text:p>14’134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4034747.67" table:style-name="ce4">
            <text:p>14’034’747.67</text:p>
          </table:table-cell>
          <table:table-cell table:style-name="ce4"/>
          <table:table-cell office:value-type="float" office:value="-149252" table:style-name="ce5">
            <text:p>-149’2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0000" table:style-name="ce5">
            <text:p>5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800500.719999999" table:style-name="ce4">
            <text:p>16’800’500.72</text:p>
          </table:table-cell>
          <table:table-cell office:value-type="float" office:value="17085900" table:style-name="ce5">
            <text:p>17’085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0401190.859999999" table:style-name="ce4">
            <text:p>20’401’190.86</text:p>
          </table:table-cell>
          <table:table-cell office:value-type="float" office:value="3315291" table:style-name="ce5">
            <text:p>3’315’2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30687.48" table:style-name="ce4">
            <text:p>1’130’687.48</text:p>
          </table:table-cell>
          <table:table-cell table:style-name="ce5"/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901900" table:style-name="ce5">
            <text:p>2’901’9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6366443.1900000004" table:style-name="ce4">
            <text:p>6’366’443.19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4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80309.51" table:style-name="ce4">
            <text:p>980’309.51</text:p>
          </table:table-cell>
          <table:table-cell office:value-type="float" office:value="1053000" table:style-name="ce5">
            <text:p>1’053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056510.97" table:style-name="ce4">
            <text:p>1’056’510.97</text:p>
          </table:table-cell>
          <table:table-cell table:style-name="ce4"/>
          <table:table-cell office:value-type="float" office:value="3511" table:style-name="ce5">
            <text:p>3’5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29003.67000000004" table:style-name="ce4">
            <text:p>529’003.67</text:p>
          </table:table-cell>
          <table:table-cell office:value-type="float" office:value="570400" table:style-name="ce5">
            <text:p>570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546543.25" table:style-name="ce4">
            <text:p>546’543.25</text:p>
          </table:table-cell>
          <table:table-cell office:value-type="float" office:value="-23857" table:style-name="ce5">
            <text:p>-23’8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51305.84" table:style-name="ce4">
            <text:p>451’305.84</text:p>
          </table:table-cell>
          <table:table-cell office:value-type="float" office:value="482600" table:style-name="ce5">
            <text:p>482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509967.72" table:style-name="ce4">
            <text:p>509’967.7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29648.5" table:style-name="ce6">
            <text:p>729’648.50</text:p>
          </table:table-cell>
          <table:table-cell office:value-type="float" office:value="784200" table:style-name="ce7">
            <text:p>784’2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794376.75" table:style-name="ce6">
            <text:p>794’376.75</text:p>
          </table:table-cell>
          <table:table-cell table:style-name="ce6"/>
          <table:table-cell office:value-type="float" office:value="10177" table:style-name="ce7">
            <text:p>10’1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965.9" table:style-name="ce6">
            <text:p>59’965.90</text:p>
          </table:table-cell>
          <table:table-cell office:value-type="float" office:value="59100" table:style-name="ce7">
            <text:p>59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64199.4" table:style-name="ce6">
            <text:p>64’199.40</text:p>
          </table:table-cell>
          <table:table-cell table:style-name="ce6"/>
          <table:table-cell office:value-type="float" office:value="5099" table:style-name="ce7">
            <text:p>5’0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2171.25" table:style-name="ce6">
            <text:p>62’171.25</text:p>
          </table:table-cell>
          <table:table-cell office:value-type="float" office:value="72500" table:style-name="ce7">
            <text:p>72’5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69668.55" table:style-name="ce6">
            <text:p>69’668.55</text:p>
          </table:table-cell>
          <table:table-cell table:style-name="ce6"/>
          <table:table-cell office:value-type="float" office:value="-2831" table:style-name="ce7">
            <text:p>-2’8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92.25" table:style-name="ce6">
            <text:p>6’492.25</text:p>
          </table:table-cell>
          <table:table-cell office:value-type="float" office:value="6900" table:style-name="ce7">
            <text:p>6’9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6761.6" table:style-name="ce6">
            <text:p>6’761.60</text:p>
          </table:table-cell>
          <table:table-cell table:style-name="ce6"/>
          <table:table-cell office:value-type="float" office:value="-138" table:style-name="ce7">
            <text:p>-1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827.6" table:style-name="ce6">
            <text:p>12’827.60</text:p>
          </table:table-cell>
          <table:table-cell office:value-type="float" office:value="25900" table:style-name="ce7">
            <text:p>25’9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16812.150000000001" table:style-name="ce6">
            <text:p>16’812.15</text:p>
          </table:table-cell>
          <table:table-cell table:style-name="ce6"/>
          <table:table-cell office:value-type="float" office:value="-9088" table:style-name="ce7">
            <text:p>-9’0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23.6" table:style-name="ce6">
            <text:p>3’123.60</text:p>
          </table:table-cell>
          <table:table-cell office:value-type="float" office:value="6000" table:style-name="ce7">
            <text:p>6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7859.07" table:style-name="ce6">
            <text:p>7’859.07</text:p>
          </table:table-cell>
          <table:table-cell table:style-name="ce6"/>
          <table:table-cell office:value-type="float" office:value="1859" table:style-name="ce7">
            <text:p>1’85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02.35" table:style-name="ce6">
            <text:p>8’102.35</text:p>
          </table:table-cell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825.75" table:style-name="ce6">
            <text:p>825.75</text:p>
          </table:table-cell>
          <table:table-cell table:style-name="ce6"/>
          <table:table-cell office:value-type="float" office:value="826" table:style-name="ce7">
            <text:p>8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700" table:style-name="ce7">
            <text:p>7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396.35" table:style-name="ce6">
            <text:p>396.35</text:p>
          </table:table-cell>
          <table:table-cell table:style-name="ce6"/>
          <table:table-cell office:value-type="float" office:value="-304" table:style-name="ce7">
            <text:p>-3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36.5" table:style-name="ce6">
            <text:p>2’636.50</text:p>
          </table:table-cell>
          <table:table-cell office:value-type="float" office:value="1800" table:style-name="ce7">
            <text:p>1’8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3699.65" table:style-name="ce6">
            <text:p>3’699.65</text:p>
          </table:table-cell>
          <table:table-cell table:style-name="ce6"/>
          <table:table-cell office:value-type="float" office:value="1900" table:style-name="ce7">
            <text:p>1’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088.14" table:style-name="ce6">
            <text:p>18’088.14</text:p>
          </table:table-cell>
          <table:table-cell office:value-type="float" office:value="17000" table:style-name="ce7">
            <text:p>17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8443.98" table:style-name="ce6">
            <text:p>18’443.98</text:p>
          </table:table-cell>
          <table:table-cell table:style-name="ce6"/>
          <table:table-cell office:value-type="float" office:value="1444" table:style-name="ce7">
            <text:p>1’4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53.02" table:style-name="ce6">
            <text:p>2’553.02</text:p>
          </table:table-cell>
          <table:table-cell office:value-type="float" office:value="3500" table:style-name="ce7">
            <text:p>3’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324.4" table:style-name="ce6">
            <text:p>2’324.40</text:p>
          </table:table-cell>
          <table:table-cell table:style-name="ce6"/>
          <table:table-cell office:value-type="float" office:value="-1176" table:style-name="ce7">
            <text:p>-1’1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700.399999999994" table:style-name="ce6">
            <text:p>74’700.40</text:p>
          </table:table-cell>
          <table:table-cell office:value-type="float" office:value="75400" table:style-name="ce7">
            <text:p>75’4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71143.320000000007" table:style-name="ce6">
            <text:p>71’143.32</text:p>
          </table:table-cell>
          <table:table-cell table:style-name="ce6"/>
          <table:table-cell office:value-type="float" office:value="-4257" table:style-name="ce7">
            <text:p>-4’2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.03" table:style-name="ce6">
            <text:p>30.03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420</text:p>
          </table:table-cell>
          <table:table-cell office:value-type="string" table:style-name="ce2">
            <text:p>Vermögenserträge von Banken</text:p>
          </table:table-cell>
          <table:table-cell table:number-columns-repeated="2" table:style-name="ce6"/>
          <table:table-cell office:value-type="float" office:value="-100" table:style-name="ce7">
            <text:p>-1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1729.72" table:style-name="ce6">
            <text:p>81’729.72</text:p>
          </table:table-cell>
          <table:table-cell office:value-type="float" office:value="73800" table:style-name="ce7">
            <text:p>73’8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82632.649999999994" table:style-name="ce6">
            <text:p>82’632.65</text:p>
          </table:table-cell>
          <table:table-cell office:value-type="float" office:value="8833" table:style-name="ce7">
            <text:p>8’8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41.82" table:style-name="ce6">
            <text:p>12’041.82</text:p>
          </table:table-cell>
          <table:table-cell office:value-type="float" office:value="12500" table:style-name="ce7">
            <text:p>12’5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2844.35" table:style-name="ce6">
            <text:p>12’844.35</text:p>
          </table:table-cell>
          <table:table-cell office:value-type="float" office:value="344" table:style-name="ce7">
            <text:p>3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371.8" table:style-name="ce6">
            <text:p>32’371.80</text:p>
          </table:table-cell>
          <table:table-cell office:value-type="float" office:value="87900" table:style-name="ce7">
            <text:p>87’900</text:p>
          </table:table-cell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41977.45" table:style-name="ce6">
            <text:p>41’977.45</text:p>
          </table:table-cell>
          <table:table-cell office:value-type="float" office:value="-45923" table:style-name="ce7">
            <text:p>-45’9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2830.3" table:style-name="ce6">
            <text:p>402’830.30</text:p>
          </table:table-cell>
          <table:table-cell office:value-type="float" office:value="396100" table:style-name="ce7">
            <text:p>396’1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409088.8" table:style-name="ce6">
            <text:p>409’088.80</text:p>
          </table:table-cell>
          <table:table-cell office:value-type="float" office:value="12989" table:style-name="ce7">
            <text:p>12’9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41</text:p>
          </table:table-cell>
          <table:table-cell office:value-type="string" table:style-name="ce3">
            <text:p>Wohn- und Geschäftsliegenschaf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767066.210000001" table:style-name="ce4">
            <text:p>12’767’066.21</text:p>
          </table:table-cell>
          <table:table-cell office:value-type="float" office:value="9454300" table:style-name="ce5">
            <text:p>9’454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9255097" table:style-name="ce4">
            <text:p>9’255’097.00</text:p>
          </table:table-cell>
          <table:table-cell table:style-name="ce4"/>
          <table:table-cell office:value-type="float" office:value="-199203" table:style-name="ce5">
            <text:p>-199’2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110187.9" table:style-name="ce4">
            <text:p>13’110’187.90</text:p>
          </table:table-cell>
          <table:table-cell office:value-type="float" office:value="13352800" table:style-name="ce5">
            <text:p>13’352’8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6164564.359999999" table:style-name="ce4">
            <text:p>16’164’564.36</text:p>
          </table:table-cell>
          <table:table-cell office:value-type="float" office:value="2811764" table:style-name="ce5">
            <text:p>2’811’7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43121.69" table:style-name="ce4">
            <text:p>343’121.69</text:p>
          </table:table-cell>
          <table:table-cell office:value-type="float" office:value="3898500" table:style-name="ce5">
            <text:p>3’898’5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6909467.3600000003" table:style-name="ce4">
            <text:p>6’909’467.36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table:number-columns-repeated="2" table:style-name="ce6"/>
          <table:table-cell office:value-type="float" office:value="-3000" table:style-name="ce7">
            <text:p>-3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0560.72" table:style-name="ce6">
            <text:p>130’560.72</text:p>
          </table:table-cell>
          <table:table-cell office:value-type="float" office:value="216700" table:style-name="ce7">
            <text:p>216’7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195831.91" table:style-name="ce6">
            <text:p>195’831.91</text:p>
          </table:table-cell>
          <table:table-cell table:style-name="ce6"/>
          <table:table-cell office:value-type="float" office:value="-20868" table:style-name="ce7">
            <text:p>-20’8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.05" table:style-name="ce6">
            <text:p>18.05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217.45" table:style-name="ce6">
            <text:p>217.45</text:p>
          </table:table-cell>
          <table:table-cell table:style-name="ce6"/>
          <table:table-cell office:value-type="float" office:value="117" table:style-name="ce7">
            <text:p>1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29805.6" table:style-name="ce6">
            <text:p>2’329’805.60</text:p>
          </table:table-cell>
          <table:table-cell office:value-type="float" office:value="2500000" table:style-name="ce7">
            <text:p>2’500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2318820.7799999998" table:style-name="ce6">
            <text:p>2’318’820.78</text:p>
          </table:table-cell>
          <table:table-cell table:style-name="ce6"/>
          <table:table-cell office:value-type="float" office:value="-181179" table:style-name="ce7">
            <text:p>-181’1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9686.37" table:style-name="ce6">
            <text:p>189’686.37</text:p>
          </table:table-cell>
          <table:table-cell office:value-type="float" office:value="240800" table:style-name="ce7">
            <text:p>240’8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91167.54" table:style-name="ce6">
            <text:p>191’167.54</text:p>
          </table:table-cell>
          <table:table-cell table:style-name="ce6"/>
          <table:table-cell office:value-type="float" office:value="-49632" table:style-name="ce7">
            <text:p>-49’6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3709.3" table:style-name="ce6">
            <text:p>123’709.30</text:p>
          </table:table-cell>
          <table:table-cell office:value-type="float" office:value="157300" table:style-name="ce7">
            <text:p>157’3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10257.52" table:style-name="ce6">
            <text:p>110’257.52</text:p>
          </table:table-cell>
          <table:table-cell table:style-name="ce6"/>
          <table:table-cell office:value-type="float" office:value="-47042" table:style-name="ce7">
            <text:p>-47’0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3442.02" table:style-name="ce6">
            <text:p>73’442.02</text:p>
          </table:table-cell>
          <table:table-cell office:value-type="float" office:value="45600" table:style-name="ce7">
            <text:p>45’6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17836.849999999999" table:style-name="ce6">
            <text:p>17’836.85</text:p>
          </table:table-cell>
          <table:table-cell table:style-name="ce6"/>
          <table:table-cell office:value-type="float" office:value="-27763" table:style-name="ce7">
            <text:p>-27’7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00000" table:style-name="ce6">
            <text:p>4’000’000.00</text:p>
          </table:table-cell>
          <table:table-cell office:value-type="float" office:value="1000000" table:style-name="ce7">
            <text:p>1’000’000</text:p>
          </table:table-cell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1000000" table:style-name="ce6">
            <text:p>1’000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62673.4" table:style-name="ce6">
            <text:p>562’673.40</text:p>
          </table:table-cell>
          <table:table-cell office:value-type="float" office:value="598100" table:style-name="ce7">
            <text:p>598’1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570427.5" table:style-name="ce6">
            <text:p>570’427.50</text:p>
          </table:table-cell>
          <table:table-cell table:style-name="ce6"/>
          <table:table-cell office:value-type="float" office:value="-27673" table:style-name="ce7">
            <text:p>-27’6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7517.85" table:style-name="ce6">
            <text:p>217’517.85</text:p>
          </table:table-cell>
          <table:table-cell office:value-type="float" office:value="215600" table:style-name="ce7">
            <text:p>215’6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235552" table:style-name="ce6">
            <text:p>235’552.00</text:p>
          </table:table-cell>
          <table:table-cell table:style-name="ce6"/>
          <table:table-cell office:value-type="float" office:value="19952" table:style-name="ce7">
            <text:p>19’9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139652.9000000004" table:style-name="ce6">
            <text:p>5’139’652.90</text:p>
          </table:table-cell>
          <table:table-cell office:value-type="float" office:value="4477100" table:style-name="ce7">
            <text:p>4’477’1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4614985.45" table:style-name="ce6">
            <text:p>4’614’985.45</text:p>
          </table:table-cell>
          <table:table-cell table:style-name="ce6"/>
          <table:table-cell office:value-type="float" office:value="137885" table:style-name="ce7">
            <text:p>137’8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503920.300000001" table:style-name="ce6">
            <text:p>12’503’920.30</text:p>
          </table:table-cell>
          <table:table-cell office:value-type="float" office:value="12445800" table:style-name="ce7">
            <text:p>12’445’800</text:p>
          </table:table-cell>
          <table:table-cell table:style-name="ce2"/>
          <table:table-cell office:value-type="string" table:style-name="ce2">
            <text:p>423</text:p>
          </table:table-cell>
          <table:table-cell office:value-type="string" table:style-name="ce2">
            <text:p>Liegenschaftserträge des Finanzvermögens</text:p>
          </table:table-cell>
          <table:table-cell table:style-name="ce6"/>
          <table:table-cell office:value-type="float" office:value="12896276.800000001" table:style-name="ce6">
            <text:p>12’896’276.80</text:p>
          </table:table-cell>
          <table:table-cell office:value-type="float" office:value="450477" table:style-name="ce7">
            <text:p>450’4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5000" table:style-name="ce6">
            <text:p>185’000.00</text:p>
          </table:table-cell>
          <table:table-cell office:value-type="float" office:value="500000" table:style-name="ce7">
            <text:p>500’000</text:p>
          </table:table-cell>
          <table:table-cell table:style-name="ce2"/>
          <table:table-cell office:value-type="string" table:style-name="ce2">
            <text:p>424</text:p>
          </table:table-cell>
          <table:table-cell office:value-type="string" table:style-name="ce2">
            <text:p>Buchgewinne auf Anlagen des Finanzvermögens</text:p>
          </table:table-cell>
          <table:table-cell table:style-name="ce6"/>
          <table:table-cell office:value-type="float" office:value="2811835.8" table:style-name="ce6">
            <text:p>2’811’835.80</text:p>
          </table:table-cell>
          <table:table-cell office:value-type="float" office:value="2311836" table:style-name="ce7">
            <text:p>2’311’8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3.85" table:style-name="ce6">
            <text:p>403.85</text:p>
          </table:table-cell>
          <table:table-cell table:style-name="ce7"/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2726.54999999999" table:style-name="ce6">
            <text:p>132’726.55</text:p>
          </table:table-cell>
          <table:table-cell office:value-type="float" office:value="101400" table:style-name="ce7">
            <text:p>101’4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36446.41" table:style-name="ce6">
            <text:p>136’446.41</text:p>
          </table:table-cell>
          <table:table-cell office:value-type="float" office:value="35046" table:style-name="ce7">
            <text:p>35’0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8137.2" table:style-name="ce6">
            <text:p>288’137.20</text:p>
          </table:table-cell>
          <table:table-cell office:value-type="float" office:value="305600" table:style-name="ce7">
            <text:p>305’600</text:p>
          </table:table-cell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317354" table:style-name="ce6">
            <text:p>317’354.00</text:p>
          </table:table-cell>
          <table:table-cell office:value-type="float" office:value="11754" table:style-name="ce7">
            <text:p>11’7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92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651.35" table:style-name="ce6">
            <text:p>2’651.35</text:p>
          </table:table-cell>
          <table:table-cell office:value-type="float" office:value="2651" table:style-name="ce7">
            <text:p>2’65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42</text:p>
          </table:table-cell>
          <table:table-cell office:value-type="string" table:style-name="ce3">
            <text:p>Landwirtschaftliche Liegenschaf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31240.48" table:style-name="ce4">
            <text:p>531’240.48</text:p>
          </table:table-cell>
          <table:table-cell office:value-type="float" office:value="516500" table:style-name="ce5">
            <text:p>516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571389.30000000005" table:style-name="ce4">
            <text:p>571’389.30</text:p>
          </table:table-cell>
          <table:table-cell table:style-name="ce4"/>
          <table:table-cell office:value-type="float" office:value="4889" table:style-name="ce5">
            <text:p>4’8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50000" table:style-name="ce5">
            <text:p>5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14968.8" table:style-name="ce4">
            <text:p>214’968.80</text:p>
          </table:table-cell>
          <table:table-cell office:value-type="float" office:value="220300" table:style-name="ce5">
            <text:p>220’3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11473.55" table:style-name="ce4">
            <text:p>211’473.55</text:p>
          </table:table-cell>
          <table:table-cell office:value-type="float" office:value="-8826" table:style-name="ce5">
            <text:p>-8’8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16271.68" table:style-name="ce4">
            <text:p>316’271.68</text:p>
          </table:table-cell>
          <table:table-cell office:value-type="float" office:value="346200" table:style-name="ce5">
            <text:p>346’2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359915.75" table:style-name="ce4">
            <text:p>359’915.7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30" table:style-name="ce6">
            <text:p>530.00</text:p>
          </table:table-cell>
          <table:table-cell office:value-type="float" office:value="1900" table:style-name="ce7">
            <text:p>1’900</text:p>
          </table:table-cell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515.5" table:style-name="ce6">
            <text:p>515.50</text:p>
          </table:table-cell>
          <table:table-cell table:style-name="ce6"/>
          <table:table-cell office:value-type="float" office:value="-1385" table:style-name="ce7">
            <text:p>-1’3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67351.53000000003" table:style-name="ce6">
            <text:p>267’351.53</text:p>
          </table:table-cell>
          <table:table-cell office:value-type="float" office:value="274000" table:style-name="ce7">
            <text:p>274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324943.15000000002" table:style-name="ce6">
            <text:p>324’943.15</text:p>
          </table:table-cell>
          <table:table-cell table:style-name="ce6"/>
          <table:table-cell office:value-type="float" office:value="943" table:style-name="ce7">
            <text:p>9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0000" table:style-name="ce7">
            <text:p>50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402.85" table:style-name="ce6">
            <text:p>10’402.85</text:p>
          </table:table-cell>
          <table:table-cell office:value-type="float" office:value="12700" table:style-name="ce7">
            <text:p>12’7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2427.15" table:style-name="ce6">
            <text:p>12’427.15</text:p>
          </table:table-cell>
          <table:table-cell table:style-name="ce6"/>
          <table:table-cell office:value-type="float" office:value="-273" table:style-name="ce7">
            <text:p>-2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9.35" table:style-name="ce6">
            <text:p>359.35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612.7" table:style-name="ce6">
            <text:p>1’612.70</text:p>
          </table:table-cell>
          <table:table-cell table:style-name="ce6"/>
          <table:table-cell office:value-type="float" office:value="1013" table:style-name="ce7">
            <text:p>1’0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56.45" table:style-name="ce6">
            <text:p>1’256.45</text:p>
          </table:table-cell>
          <table:table-cell office:value-type="float" office:value="10000" table:style-name="ce7">
            <text:p>10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7926.6" table:style-name="ce6">
            <text:p>7’926.60</text:p>
          </table:table-cell>
          <table:table-cell table:style-name="ce6"/>
          <table:table-cell office:value-type="float" office:value="-2073" table:style-name="ce7">
            <text:p>-2’0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89.95" table:style-name="ce6">
            <text:p>4’189.95</text:p>
          </table:table-cell>
          <table:table-cell office:value-type="float" office:value="4200" table:style-name="ce7">
            <text:p>4’2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4064.2" table:style-name="ce6">
            <text:p>4’064.20</text:p>
          </table:table-cell>
          <table:table-cell table:style-name="ce6"/>
          <table:table-cell office:value-type="float" office:value="-136" table:style-name="ce7">
            <text:p>-1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7150.35" table:style-name="ce6">
            <text:p>247’150.35</text:p>
          </table:table-cell>
          <table:table-cell office:value-type="float" office:value="213100" table:style-name="ce7">
            <text:p>213’1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219900" table:style-name="ce6">
            <text:p>219’900.00</text:p>
          </table:table-cell>
          <table:table-cell table:style-name="ce6"/>
          <table:table-cell office:value-type="float" office:value="6800" table:style-name="ce7">
            <text:p>6’8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2266" table:style-name="ce6">
            <text:p>212’266.00</text:p>
          </table:table-cell>
          <table:table-cell office:value-type="float" office:value="215000" table:style-name="ce7">
            <text:p>215’000</text:p>
          </table:table-cell>
          <table:table-cell table:style-name="ce2"/>
          <table:table-cell office:value-type="string" table:style-name="ce2">
            <text:p>423</text:p>
          </table:table-cell>
          <table:table-cell office:value-type="string" table:style-name="ce2">
            <text:p>Liegenschaftserträge des Finanzvermögens</text:p>
          </table:table-cell>
          <table:table-cell table:style-name="ce6"/>
          <table:table-cell office:value-type="float" office:value="207672.3" table:style-name="ce6">
            <text:p>207’672.30</text:p>
          </table:table-cell>
          <table:table-cell office:value-type="float" office:value="-7328" table:style-name="ce7">
            <text:p>-7’3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29.4" table:style-name="ce6">
            <text:p>2’229.40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number-columns-repeated="2" table:style-name="ce6"/>
          <table:table-cell office:value-type="float" office:value="-2000" table:style-name="ce7">
            <text:p>-2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3.4" table:style-name="ce6">
            <text:p>473.40</text:p>
          </table:table-cell>
          <table:table-cell office:value-type="float" office:value="3300" table:style-name="ce7">
            <text:p>3’3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3771" table:style-name="ce6">
            <text:p>3’771.00</text:p>
          </table:table-cell>
          <table:table-cell office:value-type="float" office:value="471" table:style-name="ce7">
            <text:p>4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30.25" table:style-name="ce6">
            <text:p>30.25</text:p>
          </table:table-cell>
          <table:table-cell office:value-type="float" office:value="30" table:style-name="ce7">
            <text:p>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43</text:p>
          </table:table-cell>
          <table:table-cell office:value-type="string" table:style-name="ce3">
            <text:p>Bauplätz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58879.85" table:style-name="ce4">
            <text:p>1’658’879.85</text:p>
          </table:table-cell>
          <table:table-cell office:value-type="float" office:value="1319300" table:style-name="ce5">
            <text:p>1’319’3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386392.85" table:style-name="ce4">
            <text:p>1’386’392.85</text:p>
          </table:table-cell>
          <table:table-cell table:style-name="ce4"/>
          <table:table-cell office:value-type="float" office:value="67093" table:style-name="ce5">
            <text:p>67’0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29609" table:style-name="ce4">
            <text:p>429’609.00</text:p>
          </table:table-cell>
          <table:table-cell office:value-type="float" office:value="414900" table:style-name="ce5">
            <text:p>414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458430.6" table:style-name="ce4">
            <text:p>458’430.60</text:p>
          </table:table-cell>
          <table:table-cell office:value-type="float" office:value="43531" table:style-name="ce5">
            <text:p>43’5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29270.8500000001" table:style-name="ce4">
            <text:p>1’229’270.85</text:p>
          </table:table-cell>
          <table:table-cell office:value-type="float" office:value="904400" table:style-name="ce5">
            <text:p>904’4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927962.25" table:style-name="ce4">
            <text:p>927’962.2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table:number-columns-repeated="2" table:style-name="ce6"/>
          <table:table-cell office:value-type="float" office:value="-3000" table:style-name="ce7">
            <text:p>-3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68.5" table:style-name="ce6">
            <text:p>1’968.50</text:p>
          </table:table-cell>
          <table:table-cell table:style-name="ce7"/>
          <table:table-cell table:style-name="ce2"/>
          <table:table-cell office:value-type="string" table:style-name="ce2">
            <text:p>312</text:p>
          </table:table-cell>
          <table:table-cell office:value-type="string" table:style-name="ce2">
            <text:p>Wasser, Strom und Heizmaterialien</text:p>
          </table:table-cell>
          <table:table-cell office:value-type="float" office:value="427.95" table:style-name="ce6">
            <text:p>427.95</text:p>
          </table:table-cell>
          <table:table-cell table:style-name="ce6"/>
          <table:table-cell office:value-type="float" office:value="428" table:style-name="ce7">
            <text:p>4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301.1" table:style-name="ce6">
            <text:p>85’301.10</text:p>
          </table:table-cell>
          <table:table-cell office:value-type="float" office:value="75000" table:style-name="ce7">
            <text:p>75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76477" table:style-name="ce6">
            <text:p>76’477.00</text:p>
          </table:table-cell>
          <table:table-cell table:style-name="ce6"/>
          <table:table-cell office:value-type="float" office:value="1477" table:style-name="ce7">
            <text:p>1’4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0" table:style-name="ce6">
            <text:p>1’200.00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16</text:p>
          </table:table-cell>
          <table:table-cell office:value-type="string" table:style-name="ce2">
            <text:p>Mieten, Pachten, Benützungskosten</text:p>
          </table:table-cell>
          <table:table-cell office:value-type="float" office:value="1200" table:style-name="ce6">
            <text:p>1’2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904.7" table:style-name="ce6">
            <text:p>14’904.70</text:p>
          </table:table-cell>
          <table:table-cell office:value-type="float" office:value="11900" table:style-name="ce7">
            <text:p>11’9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9982.9" table:style-name="ce6">
            <text:p>9’982.90</text:p>
          </table:table-cell>
          <table:table-cell table:style-name="ce6"/>
          <table:table-cell office:value-type="float" office:value="-1917" table:style-name="ce7">
            <text:p>-1’9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55.1999999999998" table:style-name="ce6">
            <text:p>2’455.20</text:p>
          </table:table-cell>
          <table:table-cell office:value-type="float" office:value="100" table:style-name="ce7">
            <text:p>1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629.5" table:style-name="ce6">
            <text:p>1’629.50</text:p>
          </table:table-cell>
          <table:table-cell table:style-name="ce6"/>
          <table:table-cell office:value-type="float" office:value="1530" table:style-name="ce7">
            <text:p>1’5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4475" table:style-name="ce6">
            <text:p>154’475.00</text:p>
          </table:table-cell>
          <table:table-cell table:style-name="ce7"/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632.2" table:style-name="ce6">
            <text:p>47’632.20</text:p>
          </table:table-cell>
          <table:table-cell office:value-type="float" office:value="29600" table:style-name="ce7">
            <text:p>29’6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57996.95" table:style-name="ce6">
            <text:p>57’996.95</text:p>
          </table:table-cell>
          <table:table-cell table:style-name="ce6"/>
          <table:table-cell office:value-type="float" office:value="28397" table:style-name="ce7">
            <text:p>28’3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3577.05" table:style-name="ce6">
            <text:p>103’577.05</text:p>
          </table:table-cell>
          <table:table-cell office:value-type="float" office:value="104300" table:style-name="ce7">
            <text:p>104’3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100600.8" table:style-name="ce6">
            <text:p>100’600.80</text:p>
          </table:table-cell>
          <table:table-cell table:style-name="ce6"/>
          <table:table-cell office:value-type="float" office:value="-3699" table:style-name="ce7">
            <text:p>-3’69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47366.1000000001" table:style-name="ce6">
            <text:p>1’247’366.10</text:p>
          </table:table-cell>
          <table:table-cell office:value-type="float" office:value="1094200" table:style-name="ce7">
            <text:p>1’094’2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1138077.75" table:style-name="ce6">
            <text:p>1’138’077.75</text:p>
          </table:table-cell>
          <table:table-cell table:style-name="ce6"/>
          <table:table-cell office:value-type="float" office:value="43878" table:style-name="ce7">
            <text:p>43’8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2557.95" table:style-name="ce6">
            <text:p>422’557.95</text:p>
          </table:table-cell>
          <table:table-cell office:value-type="float" office:value="406900" table:style-name="ce7">
            <text:p>406’900</text:p>
          </table:table-cell>
          <table:table-cell table:style-name="ce2"/>
          <table:table-cell office:value-type="string" table:style-name="ce2">
            <text:p>423</text:p>
          </table:table-cell>
          <table:table-cell office:value-type="string" table:style-name="ce2">
            <text:p>Liegenschaftserträge des Finanzvermögens</text:p>
          </table:table-cell>
          <table:table-cell table:style-name="ce6"/>
          <table:table-cell office:value-type="float" office:value="426590.05" table:style-name="ce6">
            <text:p>426’590.05</text:p>
          </table:table-cell>
          <table:table-cell office:value-type="float" office:value="19690" table:style-name="ce7">
            <text:p>19’6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50" table:style-name="ce6">
            <text:p>1’550.00</text:p>
          </table:table-cell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number-columns-repeated="2" table:style-name="ce6"/>
          <table:table-cell office:value-type="float" office:value="-900" table:style-name="ce7">
            <text:p>-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501.05" table:style-name="ce6">
            <text:p>5’501.05</text:p>
          </table:table-cell>
          <table:table-cell office:value-type="float" office:value="7100" table:style-name="ce7">
            <text:p>7’1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1940.55" table:style-name="ce6">
            <text:p>11’940.55</text:p>
          </table:table-cell>
          <table:table-cell office:value-type="float" office:value="4841" table:style-name="ce7">
            <text:p>4’8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39</text:p>
          </table:table-cell>
          <table:table-cell office:value-type="string" table:style-name="ce2">
            <text:p>Übrige Entgelte</text:p>
          </table:table-cell>
          <table:table-cell table:style-name="ce6"/>
          <table:table-cell office:value-type="float" office:value="19900" table:style-name="ce6">
            <text:p>19’900.00</text:p>
          </table:table-cell>
          <table:table-cell office:value-type="float" office:value="19900" table:style-name="ce7">
            <text:p>19’9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44</text:p>
          </table:table-cell>
          <table:table-cell office:value-type="string" table:style-name="ce3">
            <text:p>Baurechtsparzell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06563.7" table:style-name="ce4">
            <text:p>1’906’563.70</text:p>
          </table:table-cell>
          <table:table-cell office:value-type="float" office:value="1660400" table:style-name="ce5">
            <text:p>1’660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689015.95" table:style-name="ce4">
            <text:p>1’689’015.95</text:p>
          </table:table-cell>
          <table:table-cell table:style-name="ce4"/>
          <table:table-cell office:value-type="float" office:value="28616" table:style-name="ce5">
            <text:p>28’6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397797.25" table:style-name="ce4">
            <text:p>2’397’797.25</text:p>
          </table:table-cell>
          <table:table-cell office:value-type="float" office:value="2417600" table:style-name="ce5">
            <text:p>2’417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392502.7999999998" table:style-name="ce4">
            <text:p>2’392’502.80</text:p>
          </table:table-cell>
          <table:table-cell office:value-type="float" office:value="-25097" table:style-name="ce5">
            <text:p>-25’0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491233.55" table:style-name="ce4">
            <text:p>491’233.55</text:p>
          </table:table-cell>
          <table:table-cell office:value-type="float" office:value="757200" table:style-name="ce5">
            <text:p>757’2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703486.85" table:style-name="ce4">
            <text:p>703’486.85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94.4" table:style-name="ce6">
            <text:p>6’394.40</text:p>
          </table:table-cell>
          <table:table-cell office:value-type="float" office:value="6400" table:style-name="ce7">
            <text:p>6’4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6394.4" table:style-name="ce6">
            <text:p>6’394.40</text:p>
          </table:table-cell>
          <table:table-cell table:style-name="ce6"/>
          <table:table-cell office:value-type="float" office:value="-6" table:style-name="ce7">
            <text:p>-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.2" table:style-name="ce6">
            <text:p>17.20</text:p>
          </table:table-cell>
          <table:table-cell table:style-name="ce7"/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7.649999999999999" table:style-name="ce6">
            <text:p>17.65</text:p>
          </table:table-cell>
          <table:table-cell table:style-name="ce6"/>
          <table:table-cell office:value-type="float" office:value="18" table:style-name="ce7">
            <text:p>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4627" table:style-name="ce6">
            <text:p>74’627.00</text:p>
          </table:table-cell>
          <table:table-cell office:value-type="float" office:value="75000" table:style-name="ce7">
            <text:p>75’0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77860.600000000006" table:style-name="ce6">
            <text:p>77’860.60</text:p>
          </table:table-cell>
          <table:table-cell table:style-name="ce6"/>
          <table:table-cell office:value-type="float" office:value="2861" table:style-name="ce7">
            <text:p>2’8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25525.1" table:style-name="ce6">
            <text:p>1’825’525.10</text:p>
          </table:table-cell>
          <table:table-cell office:value-type="float" office:value="1579000" table:style-name="ce7">
            <text:p>1’579’0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1604743.3" table:style-name="ce6">
            <text:p>1’604’743.30</text:p>
          </table:table-cell>
          <table:table-cell table:style-name="ce6"/>
          <table:table-cell office:value-type="float" office:value="25743" table:style-name="ce7">
            <text:p>25’7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97797.25" table:style-name="ce6">
            <text:p>2’397’797.25</text:p>
          </table:table-cell>
          <table:table-cell office:value-type="float" office:value="2417600" table:style-name="ce7">
            <text:p>2’417’600</text:p>
          </table:table-cell>
          <table:table-cell table:style-name="ce2"/>
          <table:table-cell office:value-type="string" table:style-name="ce2">
            <text:p>423</text:p>
          </table:table-cell>
          <table:table-cell office:value-type="string" table:style-name="ce2">
            <text:p>Liegenschaftserträge des Finanzvermögens</text:p>
          </table:table-cell>
          <table:table-cell table:style-name="ce6"/>
          <table:table-cell office:value-type="float" office:value="2392502.7999999998" table:style-name="ce6">
            <text:p>2’392’502.80</text:p>
          </table:table-cell>
          <table:table-cell office:value-type="float" office:value="-25097" table:style-name="ce7">
            <text:p>-25’0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45</text:p>
          </table:table-cell>
          <table:table-cell office:value-type="string" table:style-name="ce3">
            <text:p>Bodenabschnit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87128.45" table:style-name="ce4">
            <text:p>87’128.45</text:p>
          </table:table-cell>
          <table:table-cell office:value-type="float" office:value="130500" table:style-name="ce5">
            <text:p>130’5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76341.600000000006" table:style-name="ce4">
            <text:p>76’341.60</text:p>
          </table:table-cell>
          <table:table-cell table:style-name="ce4"/>
          <table:table-cell office:value-type="float" office:value="-54158" table:style-name="ce5">
            <text:p>-54’1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8934.1" table:style-name="ce4">
            <text:p>118’934.10</text:p>
          </table:table-cell>
          <table:table-cell office:value-type="float" office:value="109900" table:style-name="ce5">
            <text:p>109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627676.30000000005" table:style-name="ce4">
            <text:p>627’676.30</text:p>
          </table:table-cell>
          <table:table-cell office:value-type="float" office:value="517776" table:style-name="ce5">
            <text:p>517’7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0600" table:style-name="ce5">
            <text:p>20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1805.65" table:style-name="ce4">
            <text:p>31’805.65</text:p>
          </table:table-cell>
          <table:table-cell table:style-name="ce5"/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551334.69999999995" table:style-name="ce4">
            <text:p>551’334.7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0747.949999999997" table:style-name="ce6">
            <text:p>40’747.95</text:p>
          </table:table-cell>
          <table:table-cell office:value-type="float" office:value="77000" table:style-name="ce7">
            <text:p>77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28294.400000000001" table:style-name="ce6">
            <text:p>28’294.40</text:p>
          </table:table-cell>
          <table:table-cell table:style-name="ce6"/>
          <table:table-cell office:value-type="float" office:value="-48706" table:style-name="ce7">
            <text:p>-48’70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2" table:style-name="ce6">
            <text:p>472.00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711" table:style-name="ce6">
            <text:p>1’711.00</text:p>
          </table:table-cell>
          <table:table-cell table:style-name="ce6"/>
          <table:table-cell office:value-type="float" office:value="1111" table:style-name="ce7">
            <text:p>1’1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55.9" table:style-name="ce6">
            <text:p>5’955.90</text:p>
          </table:table-cell>
          <table:table-cell office:value-type="float" office:value="16200" table:style-name="ce7">
            <text:p>16’2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0297.700000000001" table:style-name="ce6">
            <text:p>10’297.70</text:p>
          </table:table-cell>
          <table:table-cell table:style-name="ce6"/>
          <table:table-cell office:value-type="float" office:value="-5902" table:style-name="ce7">
            <text:p>-5’90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257.8" table:style-name="ce6">
            <text:p>15’257.80</text:p>
          </table:table-cell>
          <table:table-cell office:value-type="float" office:value="15200" table:style-name="ce7">
            <text:p>15’2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15133.4" table:style-name="ce6">
            <text:p>15’133.40</text:p>
          </table:table-cell>
          <table:table-cell table:style-name="ce6"/>
          <table:table-cell office:value-type="float" office:value="-67" table:style-name="ce7">
            <text:p>-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694.799999999999" table:style-name="ce6">
            <text:p>24’694.80</text:p>
          </table:table-cell>
          <table:table-cell office:value-type="float" office:value="21500" table:style-name="ce7">
            <text:p>21’5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20905.099999999999" table:style-name="ce6">
            <text:p>20’905.10</text:p>
          </table:table-cell>
          <table:table-cell table:style-name="ce6"/>
          <table:table-cell office:value-type="float" office:value="-595" table:style-name="ce7">
            <text:p>-5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7057.2" table:style-name="ce6">
            <text:p>97’057.20</text:p>
          </table:table-cell>
          <table:table-cell office:value-type="float" office:value="93600" table:style-name="ce7">
            <text:p>93’600</text:p>
          </table:table-cell>
          <table:table-cell table:style-name="ce2"/>
          <table:table-cell office:value-type="string" table:style-name="ce2">
            <text:p>423</text:p>
          </table:table-cell>
          <table:table-cell office:value-type="string" table:style-name="ce2">
            <text:p>Liegenschaftserträge des Finanzvermögens</text:p>
          </table:table-cell>
          <table:table-cell table:style-name="ce6"/>
          <table:table-cell office:value-type="float" office:value="97892.4" table:style-name="ce6">
            <text:p>97’892.40</text:p>
          </table:table-cell>
          <table:table-cell office:value-type="float" office:value="4292" table:style-name="ce7">
            <text:p>4’2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424</text:p>
          </table:table-cell>
          <table:table-cell office:value-type="string" table:style-name="ce2">
            <text:p>Buchgewinne auf Anlagen des Finanzvermögens</text:p>
          </table:table-cell>
          <table:table-cell table:style-name="ce6"/>
          <table:table-cell office:value-type="float" office:value="521412" table:style-name="ce6">
            <text:p>521’412.00</text:p>
          </table:table-cell>
          <table:table-cell office:value-type="float" office:value="521412" table:style-name="ce7">
            <text:p>521’41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1.3" table:style-name="ce6">
            <text:p>841.3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706" table:style-name="ce6">
            <text:p>20’706.00</text:p>
          </table:table-cell>
          <table:table-cell office:value-type="float" office:value="14300" table:style-name="ce7">
            <text:p>14’3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8156.85" table:style-name="ce6">
            <text:p>8’156.85</text:p>
          </table:table-cell>
          <table:table-cell office:value-type="float" office:value="-6143" table:style-name="ce7">
            <text:p>-6’1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29.6" table:style-name="ce6">
            <text:p>329.6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15.05" table:style-name="ce6">
            <text:p>215.05</text:p>
          </table:table-cell>
          <table:table-cell office:value-type="float" office:value="-785" table:style-name="ce7">
            <text:p>-7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5</text:p>
          </table:table-cell>
          <table:table-cell office:value-type="string" table:style-name="ce3">
            <text:p>Amt für Baubewill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42885.91" table:style-name="ce4">
            <text:p>2’242’885.91</text:p>
          </table:table-cell>
          <table:table-cell office:value-type="float" office:value="2221600" table:style-name="ce5">
            <text:p>2’221’6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345176.9700000002" table:style-name="ce4">
            <text:p>2’345’176.97</text:p>
          </table:table-cell>
          <table:table-cell table:style-name="ce4"/>
          <table:table-cell office:value-type="float" office:value="115577" table:style-name="ce5">
            <text:p>115’5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8000" table:style-name="ce5">
            <text:p>8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735347.25" table:style-name="ce4">
            <text:p>1’735’347.25</text:p>
          </table:table-cell>
          <table:table-cell office:value-type="float" office:value="1531900" table:style-name="ce5">
            <text:p>1’531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786079.15" table:style-name="ce4">
            <text:p>1’786’079.15</text:p>
          </table:table-cell>
          <table:table-cell office:value-type="float" office:value="254179" table:style-name="ce5">
            <text:p>254’1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507538.66" table:style-name="ce4">
            <text:p>507’538.66</text:p>
          </table:table-cell>
          <table:table-cell office:value-type="float" office:value="697700" table:style-name="ce5">
            <text:p>697’7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559097.81999999995" table:style-name="ce4">
            <text:p>559’097.82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20754.9" table:style-name="ce6">
            <text:p>1’720’754.90</text:p>
          </table:table-cell>
          <table:table-cell office:value-type="float" office:value="1701200" table:style-name="ce7">
            <text:p>1’701’2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707167.7" table:style-name="ce6">
            <text:p>1’707’167.70</text:p>
          </table:table-cell>
          <table:table-cell table:style-name="ce6"/>
          <table:table-cell office:value-type="float" office:value="5968" table:style-name="ce7">
            <text:p>5’9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7480.45" table:style-name="ce6">
            <text:p>127’480.45</text:p>
          </table:table-cell>
          <table:table-cell office:value-type="float" office:value="127600" table:style-name="ce7">
            <text:p>127’6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25829.15" table:style-name="ce6">
            <text:p>125’829.15</text:p>
          </table:table-cell>
          <table:table-cell table:style-name="ce6"/>
          <table:table-cell office:value-type="float" office:value="-1771" table:style-name="ce7">
            <text:p>-1’7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70223.85" table:style-name="ce6">
            <text:p>170’223.85</text:p>
          </table:table-cell>
          <table:table-cell office:value-type="float" office:value="168100" table:style-name="ce7">
            <text:p>168’1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69081.1" table:style-name="ce6">
            <text:p>169’081.10</text:p>
          </table:table-cell>
          <table:table-cell table:style-name="ce6"/>
          <table:table-cell office:value-type="float" office:value="981" table:style-name="ce7">
            <text:p>98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024.2" table:style-name="ce6">
            <text:p>14’024.20</text:p>
          </table:table-cell>
          <table:table-cell office:value-type="float" office:value="13600" table:style-name="ce7">
            <text:p>13’6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3529.85" table:style-name="ce6">
            <text:p>13’529.85</text:p>
          </table:table-cell>
          <table:table-cell table:style-name="ce6"/>
          <table:table-cell office:value-type="float" office:value="-70" table:style-name="ce7">
            <text:p>-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table:number-columns-repeated="2" table:style-name="ce6"/>
          <table:table-cell office:value-type="float" office:value="-500" table:style-name="ce7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23.7999999999993" table:style-name="ce6">
            <text:p>9’623.80</text:p>
          </table:table-cell>
          <table:table-cell office:value-type="float" office:value="18700" table:style-name="ce7">
            <text:p>18’7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8303.5" table:style-name="ce6">
            <text:p>8’303.50</text:p>
          </table:table-cell>
          <table:table-cell table:style-name="ce6"/>
          <table:table-cell office:value-type="float" office:value="-10397" table:style-name="ce7">
            <text:p>-10’3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734.5" table:style-name="ce6">
            <text:p>9’734.50</text:p>
          </table:table-cell>
          <table:table-cell office:value-type="float" office:value="9900" table:style-name="ce7">
            <text:p>9’9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5268.45" table:style-name="ce6">
            <text:p>5’268.45</text:p>
          </table:table-cell>
          <table:table-cell table:style-name="ce6"/>
          <table:table-cell office:value-type="float" office:value="-4632" table:style-name="ce7">
            <text:p>-4’6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8.75" table:style-name="ce6">
            <text:p>648.75</text:p>
          </table:table-cell>
          <table:table-cell office:value-type="float" office:value="900" table:style-name="ce7">
            <text:p>9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902.55" table:style-name="ce6">
            <text:p>902.55</text:p>
          </table:table-cell>
          <table:table-cell table:style-name="ce6"/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" table:style-name="ce7">
            <text:p>2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118" table:style-name="ce6">
            <text:p>118.00</text:p>
          </table:table-cell>
          <table:table-cell table:style-name="ce6"/>
          <table:table-cell office:value-type="float" office:value="-82" table:style-name="ce7">
            <text:p>-8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114.85" table:style-name="ce6">
            <text:p>2’114.85</text:p>
          </table:table-cell>
          <table:table-cell office:value-type="float" office:value="1200" table:style-name="ce7">
            <text:p>1’2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1267.1500000000001" table:style-name="ce6">
            <text:p>1’267.15</text:p>
          </table:table-cell>
          <table:table-cell table:style-name="ce6"/>
          <table:table-cell office:value-type="float" office:value="67" table:style-name="ce7">
            <text:p>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6979" table:style-name="ce6">
            <text:p>16’979.00</text:p>
          </table:table-cell>
          <table:table-cell office:value-type="float" office:value="16800" table:style-name="ce7">
            <text:p>16’8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2001.9" table:style-name="ce6">
            <text:p>12’001.90</text:p>
          </table:table-cell>
          <table:table-cell table:style-name="ce6"/>
          <table:table-cell office:value-type="float" office:value="-4798" table:style-name="ce7">
            <text:p>-4’7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9922.699999999997" table:style-name="ce6">
            <text:p>39’922.70</text:p>
          </table:table-cell>
          <table:table-cell office:value-type="float" office:value="40100" table:style-name="ce7">
            <text:p>40’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45594.85" table:style-name="ce6">
            <text:p>45’594.85</text:p>
          </table:table-cell>
          <table:table-cell table:style-name="ce6"/>
          <table:table-cell office:value-type="float" office:value="-5" table:style-name="ce7">
            <text:p>-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500" table:style-name="ce7">
            <text:p>5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28.9" table:style-name="ce6">
            <text:p>9’328.90</text:p>
          </table:table-cell>
          <table:table-cell office:value-type="float" office:value="8700" table:style-name="ce7">
            <text:p>8’7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1194.05" table:style-name="ce6">
            <text:p>11’194.05</text:p>
          </table:table-cell>
          <table:table-cell table:style-name="ce6"/>
          <table:table-cell office:value-type="float" office:value="-6" table:style-name="ce7">
            <text:p>-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500" table:style-name="ce7">
            <text:p>2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" table:style-name="ce6">
            <text:p>80.0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80" table:style-name="ce6">
            <text:p>80.00</text:p>
          </table:table-cell>
          <table:table-cell table:style-name="ce6"/>
          <table:table-cell office:value-type="float" office:value="-920" table:style-name="ce7">
            <text:p>-9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00" table:style-name="ce7">
            <text:p>4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table:number-columns-repeated="2" table:style-name="ce6"/>
          <table:table-cell office:value-type="float" office:value="-400" table:style-name="ce7">
            <text:p>-4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1970.01" table:style-name="ce6">
            <text:p>121’970.01</text:p>
          </table:table-cell>
          <table:table-cell office:value-type="float" office:value="112700" table:style-name="ce7">
            <text:p>112’7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244838.72" table:style-name="ce6">
            <text:p>244’838.72</text:p>
          </table:table-cell>
          <table:table-cell table:style-name="ce6"/>
          <table:table-cell office:value-type="float" office:value="132139" table:style-name="ce7">
            <text:p>132’1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98026.35" table:style-name="ce6">
            <text:p>1’498’026.35</text:p>
          </table:table-cell>
          <table:table-cell office:value-type="float" office:value="1360000" table:style-name="ce7">
            <text:p>1’360’0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1554670" table:style-name="ce6">
            <text:p>1’554’670.00</text:p>
          </table:table-cell>
          <table:table-cell office:value-type="float" office:value="194670" table:style-name="ce7">
            <text:p>194’6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90132.6" table:style-name="ce6">
            <text:p>190’132.60</text:p>
          </table:table-cell>
          <table:table-cell office:value-type="float" office:value="148000" table:style-name="ce7">
            <text:p>148’000</text:p>
          </table:table-cell>
          <table:table-cell table:style-name="ce2"/>
          <table:table-cell office:value-type="string" table:style-name="ce2">
            <text:p>434</text:p>
          </table:table-cell>
          <table:table-cell office:value-type="string" table:style-name="ce2">
            <text:p>Benützungsgebühren und Dienstleistungen</text:p>
          </table:table-cell>
          <table:table-cell table:style-name="ce6"/>
          <table:table-cell office:value-type="float" office:value="196333.95" table:style-name="ce6">
            <text:p>196’333.95</text:p>
          </table:table-cell>
          <table:table-cell office:value-type="float" office:value="48334" table:style-name="ce7">
            <text:p>48’3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338.300000000003" table:style-name="ce6">
            <text:p>35’338.30</text:p>
          </table:table-cell>
          <table:table-cell office:value-type="float" office:value="15800" table:style-name="ce7">
            <text:p>15’8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5305.200000000001" table:style-name="ce6">
            <text:p>25’305.20</text:p>
          </table:table-cell>
          <table:table-cell office:value-type="float" office:value="9505" table:style-name="ce7">
            <text:p>9’5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300" table:style-name="ce6">
            <text:p>9’300.00</text:p>
          </table:table-cell>
          <table:table-cell office:value-type="float" office:value="8100" table:style-name="ce7">
            <text:p>8’100</text:p>
          </table:table-cell>
          <table:table-cell table:style-name="ce2"/>
          <table:table-cell office:value-type="string" table:style-name="ce2">
            <text:p>437</text:p>
          </table:table-cell>
          <table:table-cell office:value-type="string" table:style-name="ce2">
            <text:p>Bussen</text:p>
          </table:table-cell>
          <table:table-cell table:style-name="ce6"/>
          <table:table-cell office:value-type="float" office:value="7500" table:style-name="ce6">
            <text:p>7’500.00</text:p>
          </table:table-cell>
          <table:table-cell office:value-type="float" office:value="-600" table:style-name="ce7">
            <text:p>-6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50" table:style-name="ce6">
            <text:p>2’550.00</text:p>
          </table:table-cell>
          <table:table-cell table:style-name="ce7"/>
          <table:table-cell table:style-name="ce2"/>
          <table:table-cell office:value-type="string" table:style-name="ce2">
            <text:p>495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2270" table:style-name="ce6">
            <text:p>2’270.00</text:p>
          </table:table-cell>
          <table:table-cell office:value-type="float" office:value="2270" table:style-name="ce7">
            <text:p>2’27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6</text:p>
          </table:table-cell>
          <table:table-cell office:value-type="string" table:style-name="ce3">
            <text:p>Vermessungs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34832.42" table:style-name="ce4">
            <text:p>2’234’832.42</text:p>
          </table:table-cell>
          <table:table-cell office:value-type="float" office:value="2231400" table:style-name="ce5">
            <text:p>2’231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249931.35" table:style-name="ce4">
            <text:p>2’249’931.35</text:p>
          </table:table-cell>
          <table:table-cell table:style-name="ce4"/>
          <table:table-cell office:value-type="float" office:value="18531" table:style-name="ce5">
            <text:p>18’5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316249" table:style-name="ce4">
            <text:p>1’316’249.00</text:p>
          </table:table-cell>
          <table:table-cell office:value-type="float" office:value="1364000" table:style-name="ce5">
            <text:p>1’364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410190.8" table:style-name="ce4">
            <text:p>1’410’190.80</text:p>
          </table:table-cell>
          <table:table-cell office:value-type="float" office:value="46191" table:style-name="ce5">
            <text:p>46’1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18583.42" table:style-name="ce4">
            <text:p>918’583.42</text:p>
          </table:table-cell>
          <table:table-cell office:value-type="float" office:value="867400" table:style-name="ce5">
            <text:p>867’4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839740.55" table:style-name="ce4">
            <text:p>839’740.5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60</text:p>
          </table:table-cell>
          <table:table-cell office:value-type="string" table:style-name="ce3">
            <text:p>Vermessung und Diens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167298.32" table:style-name="ce4">
            <text:p>1’167’298.32</text:p>
          </table:table-cell>
          <table:table-cell office:value-type="float" office:value="1142200" table:style-name="ce5">
            <text:p>1’142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156323.55" table:style-name="ce4">
            <text:p>1’156’323.55</text:p>
          </table:table-cell>
          <table:table-cell table:style-name="ce4"/>
          <table:table-cell office:value-type="float" office:value="14124" table:style-name="ce5">
            <text:p>14’1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974761.2" table:style-name="ce4">
            <text:p>974’761.20</text:p>
          </table:table-cell>
          <table:table-cell office:value-type="float" office:value="1034400" table:style-name="ce5">
            <text:p>1’034’4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027920" table:style-name="ce4">
            <text:p>1’027’920.00</text:p>
          </table:table-cell>
          <table:table-cell office:value-type="float" office:value="-6480" table:style-name="ce5">
            <text:p>-6’4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92537.12" table:style-name="ce4">
            <text:p>192’537.12</text:p>
          </table:table-cell>
          <table:table-cell office:value-type="float" office:value="107800" table:style-name="ce5">
            <text:p>107’8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28403.55" table:style-name="ce4">
            <text:p>128’403.5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38590.65" table:style-name="ce6">
            <text:p>838’590.65</text:p>
          </table:table-cell>
          <table:table-cell office:value-type="float" office:value="781800" table:style-name="ce7">
            <text:p>781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782957.2" table:style-name="ce6">
            <text:p>782’957.20</text:p>
          </table:table-cell>
          <table:table-cell table:style-name="ce6"/>
          <table:table-cell office:value-type="float" office:value="1157" table:style-name="ce7">
            <text:p>1’15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1495.8" table:style-name="ce6">
            <text:p>61’495.80</text:p>
          </table:table-cell>
          <table:table-cell office:value-type="float" office:value="58800" table:style-name="ce7">
            <text:p>58’8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8272.5" table:style-name="ce6">
            <text:p>58’272.50</text:p>
          </table:table-cell>
          <table:table-cell table:style-name="ce6"/>
          <table:table-cell office:value-type="float" office:value="-528" table:style-name="ce7">
            <text:p>-52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6644.75" table:style-name="ce6">
            <text:p>86’644.75</text:p>
          </table:table-cell>
          <table:table-cell office:value-type="float" office:value="71600" table:style-name="ce7">
            <text:p>71’6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83942.05" table:style-name="ce6">
            <text:p>83’942.05</text:p>
          </table:table-cell>
          <table:table-cell table:style-name="ce6"/>
          <table:table-cell office:value-type="float" office:value="12342" table:style-name="ce7">
            <text:p>12’34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546.65" table:style-name="ce6">
            <text:p>11’546.65</text:p>
          </table:table-cell>
          <table:table-cell office:value-type="float" office:value="10700" table:style-name="ce7">
            <text:p>10’7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632.05" table:style-name="ce6">
            <text:p>10’632.05</text:p>
          </table:table-cell>
          <table:table-cell table:style-name="ce6"/>
          <table:table-cell office:value-type="float" office:value="-68" table:style-name="ce7">
            <text:p>-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0.45" table:style-name="ce6">
            <text:p>880.45</text:p>
          </table:table-cell>
          <table:table-cell office:value-type="float" office:value="1300" table:style-name="ce7">
            <text:p>1’300</text:p>
          </table:table-cell>
          <table:table-cell table:style-name="ce2"/>
          <table:table-cell office:value-type="string" table:style-name="ce2">
            <text:p>306</text:p>
          </table:table-cell>
          <table:table-cell office:value-type="string" table:style-name="ce2">
            <text:p>Dienstkleider und Verpflegungszulagen</text:p>
          </table:table-cell>
          <table:table-cell office:value-type="float" office:value="907.65" table:style-name="ce6">
            <text:p>907.65</text:p>
          </table:table-cell>
          <table:table-cell table:style-name="ce6"/>
          <table:table-cell office:value-type="float" office:value="-392" table:style-name="ce7">
            <text:p>-3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28.15" table:style-name="ce6">
            <text:p>2’728.15</text:p>
          </table:table-cell>
          <table:table-cell office:value-type="float" office:value="3100" table:style-name="ce7">
            <text:p>3’1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3331.4" table:style-name="ce6">
            <text:p>3’331.40</text:p>
          </table:table-cell>
          <table:table-cell table:style-name="ce6"/>
          <table:table-cell office:value-type="float" office:value="231" table:style-name="ce7">
            <text:p>2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908.15" table:style-name="ce6">
            <text:p>5’908.15</text:p>
          </table:table-cell>
          <table:table-cell office:value-type="float" office:value="3600" table:style-name="ce7">
            <text:p>3’6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4150.1000000000004" table:style-name="ce6">
            <text:p>4’150.10</text:p>
          </table:table-cell>
          <table:table-cell table:style-name="ce6"/>
          <table:table-cell office:value-type="float" office:value="550" table:style-name="ce7">
            <text:p>5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15.95" table:style-name="ce6">
            <text:p>4’715.95</text:p>
          </table:table-cell>
          <table:table-cell office:value-type="float" office:value="42500" table:style-name="ce7">
            <text:p>42’5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43721.85" table:style-name="ce6">
            <text:p>43’721.85</text:p>
          </table:table-cell>
          <table:table-cell table:style-name="ce6"/>
          <table:table-cell office:value-type="float" office:value="1222" table:style-name="ce7">
            <text:p>1’22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0606.3" table:style-name="ce6">
            <text:p>30’606.30</text:p>
          </table:table-cell>
          <table:table-cell office:value-type="float" office:value="35800" table:style-name="ce7">
            <text:p>35’800</text:p>
          </table:table-cell>
          <table:table-cell table:style-name="ce2"/>
          <table:table-cell office:value-type="string" table:style-name="ce2">
            <text:p>313</text:p>
          </table:table-cell>
          <table:table-cell office:value-type="string" table:style-name="ce2">
            <text:p>Verbrauchsmaterialien</text:p>
          </table:table-cell>
          <table:table-cell office:value-type="float" office:value="34340.449999999997" table:style-name="ce6">
            <text:p>34’340.45</text:p>
          </table:table-cell>
          <table:table-cell table:style-name="ce6"/>
          <table:table-cell office:value-type="float" office:value="-1460" table:style-name="ce7">
            <text:p>-1’4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786.3" table:style-name="ce6">
            <text:p>7’786.30</text:p>
          </table:table-cell>
          <table:table-cell office:value-type="float" office:value="9500" table:style-name="ce7">
            <text:p>9’5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8276.15" table:style-name="ce6">
            <text:p>8’276.15</text:p>
          </table:table-cell>
          <table:table-cell table:style-name="ce6"/>
          <table:table-cell office:value-type="float" office:value="-1224" table:style-name="ce7">
            <text:p>-1’22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50.3" table:style-name="ce6">
            <text:p>1’450.3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338.85" table:style-name="ce6">
            <text:p>1’338.85</text:p>
          </table:table-cell>
          <table:table-cell table:style-name="ce6"/>
          <table:table-cell office:value-type="float" office:value="539" table:style-name="ce7">
            <text:p>5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580.2" table:style-name="ce6">
            <text:p>3’580.20</text:p>
          </table:table-cell>
          <table:table-cell office:value-type="float" office:value="4100" table:style-name="ce7">
            <text:p>4’1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6025.6" table:style-name="ce6">
            <text:p>6’025.60</text:p>
          </table:table-cell>
          <table:table-cell table:style-name="ce6"/>
          <table:table-cell office:value-type="float" office:value="1926" table:style-name="ce7">
            <text:p>1’92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0" table:style-name="ce6">
            <text:p>200.00</text:p>
          </table:table-cell>
          <table:table-cell office:value-type="float" office:value="600" table:style-name="ce7">
            <text:p>6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320" table:style-name="ce6">
            <text:p>320.00</text:p>
          </table:table-cell>
          <table:table-cell table:style-name="ce6"/>
          <table:table-cell office:value-type="float" office:value="-280" table:style-name="ce7">
            <text:p>-2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" table:style-name="ce7">
            <text:p>3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table:number-columns-repeated="2" table:style-name="ce6"/>
          <table:table-cell office:value-type="float" office:value="-300" table:style-name="ce7">
            <text:p>-3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08.45" table:style-name="ce6">
            <text:p>6’508.45</text:p>
          </table:table-cell>
          <table:table-cell office:value-type="float" office:value="7000" table:style-name="ce7">
            <text:p>7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10133.1" table:style-name="ce6">
            <text:p>10’133.10</text:p>
          </table:table-cell>
          <table:table-cell table:style-name="ce6"/>
          <table:table-cell office:value-type="float" office:value="3133" table:style-name="ce7">
            <text:p>3’13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0" table:style-name="ce6">
            <text:p>800.00</text:p>
          </table:table-cell>
          <table:table-cell office:value-type="float" office:value="800" table:style-name="ce7">
            <text:p>800</text:p>
          </table:table-cell>
          <table:table-cell table:style-name="ce2"/>
          <table:table-cell office:value-type="string" table:style-name="ce2">
            <text:p>391</text:p>
          </table:table-cell>
          <table:table-cell office:value-type="string" table:style-name="ce2">
            <text:p>Intern verrechneter Aufwand</text:p>
          </table:table-cell>
          <table:table-cell office:value-type="float" office:value="800" table:style-name="ce6">
            <text:p>8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3856.22" table:style-name="ce6">
            <text:p>103’856.22</text:p>
          </table:table-cell>
          <table:table-cell office:value-type="float" office:value="109900" table:style-name="ce7">
            <text:p>109’9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07174.6" table:style-name="ce6">
            <text:p>107’174.60</text:p>
          </table:table-cell>
          <table:table-cell table:style-name="ce6"/>
          <table:table-cell office:value-type="float" office:value="-2725" table:style-name="ce7">
            <text:p>-2’7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501133.4" table:style-name="ce6">
            <text:p>501’133.40</text:p>
          </table:table-cell>
          <table:table-cell office:value-type="float" office:value="548800" table:style-name="ce7">
            <text:p>548’8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593507" table:style-name="ce6">
            <text:p>593’507.00</text:p>
          </table:table-cell>
          <table:table-cell office:value-type="float" office:value="44707" table:style-name="ce7">
            <text:p>44’70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6953.1" table:style-name="ce6">
            <text:p>116’953.10</text:p>
          </table:table-cell>
          <table:table-cell office:value-type="float" office:value="133800" table:style-name="ce7">
            <text:p>133’800</text:p>
          </table:table-cell>
          <table:table-cell table:style-name="ce2"/>
          <table:table-cell office:value-type="string" table:style-name="ce2">
            <text:p>435</text:p>
          </table:table-cell>
          <table:table-cell office:value-type="string" table:style-name="ce2">
            <text:p>Verkäufe</text:p>
          </table:table-cell>
          <table:table-cell table:style-name="ce6"/>
          <table:table-cell office:value-type="float" office:value="112688.7" table:style-name="ce6">
            <text:p>112’688.70</text:p>
          </table:table-cell>
          <table:table-cell office:value-type="float" office:value="-21111" table:style-name="ce7">
            <text:p>-21’11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7437.8" table:style-name="ce6">
            <text:p>27’437.80</text:p>
          </table:table-cell>
          <table:table-cell office:value-type="float" office:value="11200" table:style-name="ce7">
            <text:p>11’2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318.35" table:style-name="ce6">
            <text:p>15’318.35</text:p>
          </table:table-cell>
          <table:table-cell office:value-type="float" office:value="4118" table:style-name="ce7">
            <text:p>4’11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44272.2" table:style-name="ce6">
            <text:p>244’272.20</text:p>
          </table:table-cell>
          <table:table-cell office:value-type="float" office:value="229400" table:style-name="ce7">
            <text:p>229’4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183685.45" table:style-name="ce6">
            <text:p>183’685.45</text:p>
          </table:table-cell>
          <table:table-cell office:value-type="float" office:value="-45715" table:style-name="ce7">
            <text:p>-45’71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389.5" table:style-name="ce6">
            <text:p>10’389.50</text:p>
          </table:table-cell>
          <table:table-cell table:style-name="ce7"/>
          <table:table-cell table:style-name="ce2"/>
          <table:table-cell office:value-type="string" table:style-name="ce2">
            <text:p>450</text:p>
          </table:table-cell>
          <table:table-cell office:value-type="string" table:style-name="ce2">
            <text:p>Rückerstattungen des Bundes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000.799999999999" table:style-name="ce6">
            <text:p>10’000.80</text:p>
          </table:table-cell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7279.45" table:style-name="ce6">
            <text:p>7’279.45</text:p>
          </table:table-cell>
          <table:table-cell office:value-type="float" office:value="4279" table:style-name="ce7">
            <text:p>4’27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4574.400000000001" table:style-name="ce6">
            <text:p>64’574.40</text:p>
          </table:table-cell>
          <table:table-cell office:value-type="float" office:value="108200" table:style-name="ce7">
            <text:p>108’2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15441.05" table:style-name="ce6">
            <text:p>115’441.05</text:p>
          </table:table-cell>
          <table:table-cell office:value-type="float" office:value="7241" table:style-name="ce7">
            <text:p>7’24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61</text:p>
          </table:table-cell>
          <table:table-cell office:value-type="string" table:style-name="ce3">
            <text:p>Rauminformationszentrum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067534.1000000001" table:style-name="ce4">
            <text:p>1’067’534.10</text:p>
          </table:table-cell>
          <table:table-cell office:value-type="float" office:value="1089200" table:style-name="ce5">
            <text:p>1’089’2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093607.8" table:style-name="ce4">
            <text:p>1’093’607.80</text:p>
          </table:table-cell>
          <table:table-cell table:style-name="ce4"/>
          <table:table-cell office:value-type="float" office:value="4408" table:style-name="ce5">
            <text:p>4’4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41487.8" table:style-name="ce4">
            <text:p>341’487.80</text:p>
          </table:table-cell>
          <table:table-cell office:value-type="float" office:value="329600" table:style-name="ce5">
            <text:p>329’6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82270.8" table:style-name="ce4">
            <text:p>382’270.80</text:p>
          </table:table-cell>
          <table:table-cell office:value-type="float" office:value="52671" table:style-name="ce5">
            <text:p>52’6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726046.3" table:style-name="ce4">
            <text:p>726’046.30</text:p>
          </table:table-cell>
          <table:table-cell office:value-type="float" office:value="759600" table:style-name="ce5">
            <text:p>759’6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711337" table:style-name="ce4">
            <text:p>711’337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34070.6" table:style-name="ce6">
            <text:p>634’070.60</text:p>
          </table:table-cell>
          <table:table-cell office:value-type="float" office:value="658100" table:style-name="ce7">
            <text:p>658’1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671810.05" table:style-name="ce6">
            <text:p>671’810.05</text:p>
          </table:table-cell>
          <table:table-cell table:style-name="ce6"/>
          <table:table-cell office:value-type="float" office:value="13710" table:style-name="ce7">
            <text:p>13’71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848.3" table:style-name="ce6">
            <text:p>47’848.30</text:p>
          </table:table-cell>
          <table:table-cell office:value-type="float" office:value="49700" table:style-name="ce7">
            <text:p>49’7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50252.5" table:style-name="ce6">
            <text:p>50’252.50</text:p>
          </table:table-cell>
          <table:table-cell table:style-name="ce6"/>
          <table:table-cell office:value-type="float" office:value="553" table:style-name="ce7">
            <text:p>5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71886.899999999994" table:style-name="ce6">
            <text:p>71’886.90</text:p>
          </table:table-cell>
          <table:table-cell office:value-type="float" office:value="76100" table:style-name="ce7">
            <text:p>76’1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73438.149999999994" table:style-name="ce6">
            <text:p>73’438.15</text:p>
          </table:table-cell>
          <table:table-cell table:style-name="ce6"/>
          <table:table-cell office:value-type="float" office:value="-2662" table:style-name="ce7">
            <text:p>-2’6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23.8" table:style-name="ce6">
            <text:p>4’723.80</text:p>
          </table:table-cell>
          <table:table-cell office:value-type="float" office:value="2200" table:style-name="ce7">
            <text:p>2’2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5034.1499999999996" table:style-name="ce6">
            <text:p>5’034.15</text:p>
          </table:table-cell>
          <table:table-cell table:style-name="ce6"/>
          <table:table-cell office:value-type="float" office:value="2834" table:style-name="ce7">
            <text:p>2’8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061.4" table:style-name="ce6">
            <text:p>6’061.40</text:p>
          </table:table-cell>
          <table:table-cell office:value-type="float" office:value="5700" table:style-name="ce7">
            <text:p>5’7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451.8500000000004" table:style-name="ce6">
            <text:p>4’451.85</text:p>
          </table:table-cell>
          <table:table-cell table:style-name="ce6"/>
          <table:table-cell office:value-type="float" office:value="-1248" table:style-name="ce7">
            <text:p>-1’24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36.75" table:style-name="ce6">
            <text:p>8’536.75</text:p>
          </table:table-cell>
          <table:table-cell office:value-type="float" office:value="6800" table:style-name="ce7">
            <text:p>6’8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5256.1" table:style-name="ce6">
            <text:p>5’256.10</text:p>
          </table:table-cell>
          <table:table-cell table:style-name="ce6"/>
          <table:table-cell office:value-type="float" office:value="-1544" table:style-name="ce7">
            <text:p>-1’5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1251.70000000001" table:style-name="ce6">
            <text:p>151’251.70</text:p>
          </table:table-cell>
          <table:table-cell office:value-type="float" office:value="208100" table:style-name="ce7">
            <text:p>208’1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office:value-type="float" office:value="205239.7" table:style-name="ce6">
            <text:p>205’239.70</text:p>
          </table:table-cell>
          <table:table-cell table:style-name="ce6"/>
          <table:table-cell office:value-type="float" office:value="-2860" table:style-name="ce7">
            <text:p>-2’86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86.6" table:style-name="ce6">
            <text:p>1’486.60</text:p>
          </table:table-cell>
          <table:table-cell office:value-type="float" office:value="1700" table:style-name="ce7">
            <text:p>1’7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889.4" table:style-name="ce6">
            <text:p>1’889.40</text:p>
          </table:table-cell>
          <table:table-cell table:style-name="ce6"/>
          <table:table-cell office:value-type="float" office:value="189" table:style-name="ce7">
            <text:p>18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1668.04999999999" table:style-name="ce6">
            <text:p>141’668.05</text:p>
          </table:table-cell>
          <table:table-cell office:value-type="float" office:value="80800" table:style-name="ce7">
            <text:p>80’8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76235.899999999994" table:style-name="ce6">
            <text:p>76’235.90</text:p>
          </table:table-cell>
          <table:table-cell table:style-name="ce6"/>
          <table:table-cell office:value-type="float" office:value="-4564" table:style-name="ce7">
            <text:p>-4’5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57244.6" table:style-name="ce6">
            <text:p>257’244.60</text:p>
          </table:table-cell>
          <table:table-cell office:value-type="float" office:value="242600" table:style-name="ce7">
            <text:p>242’6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89445.75" table:style-name="ce6">
            <text:p>289’445.75</text:p>
          </table:table-cell>
          <table:table-cell office:value-type="float" office:value="46846" table:style-name="ce7">
            <text:p>46’84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4243.199999999997" table:style-name="ce6">
            <text:p>84’243.20</text:p>
          </table:table-cell>
          <table:table-cell office:value-type="float" office:value="87000" table:style-name="ce7">
            <text:p>87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92825.05" table:style-name="ce6">
            <text:p>92’825.05</text:p>
          </table:table-cell>
          <table:table-cell office:value-type="float" office:value="5825" table:style-name="ce7">
            <text:p>5’82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7</text:p>
          </table:table-cell>
          <table:table-cell office:value-type="string" table:style-name="ce3">
            <text:p>Grundbuch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651203.49" table:style-name="ce4">
            <text:p>1’651’203.49</text:p>
          </table:table-cell>
          <table:table-cell office:value-type="float" office:value="1647400" table:style-name="ce5">
            <text:p>1’647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655952.72" table:style-name="ce4">
            <text:p>1’655’952.72</text:p>
          </table:table-cell>
          <table:table-cell table:style-name="ce4"/>
          <table:table-cell office:value-type="float" office:value="6553" table:style-name="ce5">
            <text:p>6’5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2000" table:style-name="ce5">
            <text:p>2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209955.85" table:style-name="ce4">
            <text:p>3’209’955.85</text:p>
          </table:table-cell>
          <table:table-cell office:value-type="float" office:value="3594700" table:style-name="ce5">
            <text:p>3’594’7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3352016.1" table:style-name="ce4">
            <text:p>3’352’016.10</text:p>
          </table:table-cell>
          <table:table-cell office:value-type="float" office:value="-242684" table:style-name="ce5">
            <text:p>-242’6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558752.36" table:style-name="ce4">
            <text:p>1’558’752.36</text:p>
          </table:table-cell>
          <table:table-cell office:value-type="float" office:value="1945300" table:style-name="ce5">
            <text:p>1’945’300</text:p>
          </table:table-cell>
          <table:table-cell table:number-columns-repeated="2" table:style-name="ce3"/>
          <table:table-cell office:value-type="string" table:style-name="ce3">
            <text:p>Ertragsüberschuss</text:p>
          </table:table-cell>
          <table:table-cell office:value-type="float" office:value="1696063.38" table:style-name="ce4">
            <text:p>1’696’063.38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1930.55" table:style-name="ce6">
            <text:p>1’201’930.55</text:p>
          </table:table-cell>
          <table:table-cell office:value-type="float" office:value="1204300" table:style-name="ce7">
            <text:p>1’204’3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205043.3" table:style-name="ce6">
            <text:p>1’205’043.30</text:p>
          </table:table-cell>
          <table:table-cell table:style-name="ce6"/>
          <table:table-cell office:value-type="float" office:value="743" table:style-name="ce7">
            <text:p>74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8322.8" table:style-name="ce6">
            <text:p>88’322.80</text:p>
          </table:table-cell>
          <table:table-cell office:value-type="float" office:value="89300" table:style-name="ce7">
            <text:p>89’3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89865.15" table:style-name="ce6">
            <text:p>89’865.15</text:p>
          </table:table-cell>
          <table:table-cell table:style-name="ce6"/>
          <table:table-cell office:value-type="float" office:value="565" table:style-name="ce7">
            <text:p>5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8821.5" table:style-name="ce6">
            <text:p>108’821.50</text:p>
          </table:table-cell>
          <table:table-cell office:value-type="float" office:value="108700" table:style-name="ce7">
            <text:p>108’7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10165.2" table:style-name="ce6">
            <text:p>110’165.20</text:p>
          </table:table-cell>
          <table:table-cell table:style-name="ce6"/>
          <table:table-cell office:value-type="float" office:value="1465" table:style-name="ce7">
            <text:p>1’4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69.15" table:style-name="ce6">
            <text:p>8’569.15</text:p>
          </table:table-cell>
          <table:table-cell office:value-type="float" office:value="8500" table:style-name="ce7">
            <text:p>8’5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8730.2000000000007" table:style-name="ce6">
            <text:p>8’730.20</text:p>
          </table:table-cell>
          <table:table-cell table:style-name="ce6"/>
          <table:table-cell office:value-type="float" office:value="230" table:style-name="ce7">
            <text:p>23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62.15" table:style-name="ce6">
            <text:p>3’162.15</text:p>
          </table:table-cell>
          <table:table-cell office:value-type="float" office:value="5100" table:style-name="ce7">
            <text:p>5’1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7493.75" table:style-name="ce6">
            <text:p>7’493.75</text:p>
          </table:table-cell>
          <table:table-cell table:style-name="ce6"/>
          <table:table-cell office:value-type="float" office:value="394" table:style-name="ce7">
            <text:p>39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2000" table:style-name="ce7">
            <text:p>2’0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1406.2" table:style-name="ce6">
            <text:p>31’406.20</text:p>
          </table:table-cell>
          <table:table-cell office:value-type="float" office:value="29700" table:style-name="ce7">
            <text:p>29’7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31513.25" table:style-name="ce6">
            <text:p>31’513.25</text:p>
          </table:table-cell>
          <table:table-cell table:style-name="ce6"/>
          <table:table-cell office:value-type="float" office:value="1813" table:style-name="ce7">
            <text:p>1’8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1485.55" table:style-name="ce6">
            <text:p>1’485.55</text:p>
          </table:table-cell>
          <table:table-cell table:style-name="ce6"/>
          <table:table-cell office:value-type="float" office:value="1486" table:style-name="ce7">
            <text:p>1’4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table:number-columns-repeated="2" table:style-name="ce6"/>
          <table:table-cell office:value-type="float" office:value="-1000" table:style-name="ce7">
            <text:p>-1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253.0500000000002" table:style-name="ce6">
            <text:p>2’253.05</text:p>
          </table:table-cell>
          <table:table-cell office:value-type="float" office:value="1900" table:style-name="ce7">
            <text:p>1’9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1261.5999999999999" table:style-name="ce6">
            <text:p>1’261.60</text:p>
          </table:table-cell>
          <table:table-cell table:style-name="ce6"/>
          <table:table-cell office:value-type="float" office:value="-638" table:style-name="ce7">
            <text:p>-6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20877.25" table:style-name="ce6">
            <text:p>120’877.25</text:p>
          </table:table-cell>
          <table:table-cell office:value-type="float" office:value="116600" table:style-name="ce7">
            <text:p>116’6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19997.75" table:style-name="ce6">
            <text:p>119’997.75</text:p>
          </table:table-cell>
          <table:table-cell table:style-name="ce6"/>
          <table:table-cell office:value-type="float" office:value="3398" table:style-name="ce7">
            <text:p>3’39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500" table:style-name="ce7">
            <text:p>5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220" table:style-name="ce6">
            <text:p>220.00</text:p>
          </table:table-cell>
          <table:table-cell table:style-name="ce6"/>
          <table:table-cell office:value-type="float" office:value="-280" table:style-name="ce7">
            <text:p>-28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0" table:style-name="ce6">
            <text:p>20.00</text:p>
          </table:table-cell>
          <table:table-cell office:value-type="float" office:value="1000" table:style-name="ce7">
            <text:p>1’000</text:p>
          </table:table-cell>
          <table:table-cell table:style-name="ce2"/>
          <table:table-cell office:value-type="string" table:style-name="ce2">
            <text:p>330</text:p>
          </table:table-cell>
          <table:table-cell office:value-type="string" table:style-name="ce2">
            <text:p>Abschreibungen auf dem Finanzvermögen</text:p>
          </table:table-cell>
          <table:table-cell office:value-type="float" office:value="708.35" table:style-name="ce6">
            <text:p>708.35</text:p>
          </table:table-cell>
          <table:table-cell table:style-name="ce6"/>
          <table:table-cell office:value-type="float" office:value="-292" table:style-name="ce7">
            <text:p>-2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5840.84" table:style-name="ce6">
            <text:p>85’840.84</text:p>
          </table:table-cell>
          <table:table-cell office:value-type="float" office:value="80800" table:style-name="ce7">
            <text:p>80’8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79468.62" table:style-name="ce6">
            <text:p>79’468.62</text:p>
          </table:table-cell>
          <table:table-cell table:style-name="ce6"/>
          <table:table-cell office:value-type="float" office:value="-1331" table:style-name="ce7">
            <text:p>-1’33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829829.2" table:style-name="ce6">
            <text:p>2’829’829.20</text:p>
          </table:table-cell>
          <table:table-cell office:value-type="float" office:value="3200000" table:style-name="ce7">
            <text:p>3’200’000</text:p>
          </table:table-cell>
          <table:table-cell table:style-name="ce2"/>
          <table:table-cell office:value-type="string" table:style-name="ce2">
            <text:p>431</text:p>
          </table:table-cell>
          <table:table-cell office:value-type="string" table:style-name="ce2">
            <text:p>Gebühren für Amtshandlungen</text:p>
          </table:table-cell>
          <table:table-cell table:style-name="ce6"/>
          <table:table-cell office:value-type="float" office:value="2989307.65" table:style-name="ce6">
            <text:p>2’989’307.65</text:p>
          </table:table-cell>
          <table:table-cell office:value-type="float" office:value="-210692" table:style-name="ce7">
            <text:p>-210’69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7402.400000000001" table:style-name="ce6">
            <text:p>47’402.40</text:p>
          </table:table-cell>
          <table:table-cell office:value-type="float" office:value="32300" table:style-name="ce7">
            <text:p>32’3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29761" table:style-name="ce6">
            <text:p>29’761.00</text:p>
          </table:table-cell>
          <table:table-cell office:value-type="float" office:value="-2539" table:style-name="ce7">
            <text:p>-2’5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31758" table:style-name="ce6">
            <text:p>331’758.00</text:p>
          </table:table-cell>
          <table:table-cell office:value-type="float" office:value="360400" table:style-name="ce7">
            <text:p>360’400</text:p>
          </table:table-cell>
          <table:table-cell table:style-name="ce2"/>
          <table:table-cell office:value-type="string" table:style-name="ce2">
            <text:p>451</text:p>
          </table:table-cell>
          <table:table-cell office:value-type="string" table:style-name="ce2">
            <text:p>Rückerstattungen des Kantons</text:p>
          </table:table-cell>
          <table:table-cell table:style-name="ce6"/>
          <table:table-cell office:value-type="float" office:value="331015" table:style-name="ce6">
            <text:p>331’015.00</text:p>
          </table:table-cell>
          <table:table-cell office:value-type="float" office:value="-29385" table:style-name="ce7">
            <text:p>-29’38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966.25" table:style-name="ce6">
            <text:p>966.25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452</text:p>
          </table:table-cell>
          <table:table-cell office:value-type="string" table:style-name="ce2">
            <text:p>Rückerstattungen von Gemeinden</text:p>
          </table:table-cell>
          <table:table-cell table:style-name="ce6"/>
          <table:table-cell office:value-type="float" office:value="1932.45" table:style-name="ce6">
            <text:p>1’932.45</text:p>
          </table:table-cell>
          <table:table-cell office:value-type="float" office:value="-68" table:style-name="ce7">
            <text:p>-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8</text:p>
          </table:table-cell>
          <table:table-cell office:value-type="string" table:style-name="ce3">
            <text:p>Stadtplanungsam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3357863.19" table:style-name="ce4">
            <text:p>3’357’863.19</text:p>
          </table:table-cell>
          <table:table-cell office:value-type="float" office:value="3581400" table:style-name="ce5">
            <text:p>3’581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3708800.5" table:style-name="ce4">
            <text:p>3’708’800.50</text:p>
          </table:table-cell>
          <table:table-cell table:style-name="ce4"/>
          <table:table-cell office:value-type="float" office:value="51401" table:style-name="ce5">
            <text:p>51’4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6000" table:style-name="ce5">
            <text:p>76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488708.9" table:style-name="ce4">
            <text:p>1’488’708.90</text:p>
          </table:table-cell>
          <table:table-cell office:value-type="float" office:value="1759900" table:style-name="ce5">
            <text:p>1’759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846432.85" table:style-name="ce4">
            <text:p>1’846’432.85</text:p>
          </table:table-cell>
          <table:table-cell office:value-type="float" office:value="86533" table:style-name="ce5">
            <text:p>86’5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69154.29" table:style-name="ce4">
            <text:p>1’869’154.29</text:p>
          </table:table-cell>
          <table:table-cell office:value-type="float" office:value="1897500" table:style-name="ce5">
            <text:p>1’897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862367.65" table:style-name="ce4">
            <text:p>1’862’367.6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80</text:p>
          </table:table-cell>
          <table:table-cell office:value-type="string" table:style-name="ce3">
            <text:p>Verwaltung der Dienststell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092057.49" table:style-name="ce4">
            <text:p>2’092’057.49</text:p>
          </table:table-cell>
          <table:table-cell office:value-type="float" office:value="2015400" table:style-name="ce5">
            <text:p>2’015’4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2093591.8" table:style-name="ce4">
            <text:p>2’093’591.80</text:p>
          </table:table-cell>
          <table:table-cell table:style-name="ce4"/>
          <table:table-cell office:value-type="float" office:value="2192" table:style-name="ce5">
            <text:p>2’1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office:value-type="float" office:value="76000" table:style-name="ce5">
            <text:p>76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222903.2" table:style-name="ce4">
            <text:p>222’903.20</text:p>
          </table:table-cell>
          <table:table-cell office:value-type="float" office:value="193900" table:style-name="ce5">
            <text:p>193’9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231224.15" table:style-name="ce4">
            <text:p>231’224.15</text:p>
          </table:table-cell>
          <table:table-cell office:value-type="float" office:value="37324" table:style-name="ce5">
            <text:p>37’3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869154.29" table:style-name="ce4">
            <text:p>1’869’154.29</text:p>
          </table:table-cell>
          <table:table-cell office:value-type="float" office:value="1897500" table:style-name="ce5">
            <text:p>1’897’500</text:p>
          </table:table-cell>
          <table:table-cell table:number-columns-repeated="2" table:style-name="ce3"/>
          <table:table-cell office:value-type="string" table:style-name="ce3">
            <text:p>Aufwandüberschuss</text:p>
          </table:table-cell>
          <table:table-cell table:style-name="ce4"/>
          <table:table-cell office:value-type="float" office:value="1862367.65" table:style-name="ce4">
            <text:p>1’862’367.65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54841.2" table:style-name="ce6">
            <text:p>1’454’841.20</text:p>
          </table:table-cell>
          <table:table-cell office:value-type="float" office:value="1448800" table:style-name="ce7">
            <text:p>1’448’800</text:p>
          </table:table-cell>
          <table:table-cell table:style-name="ce2"/>
          <table:table-cell office:value-type="string" table:style-name="ce2">
            <text:p>301</text:p>
          </table:table-cell>
          <table:table-cell office:value-type="string" table:style-name="ce2">
            <text:p>Löhne</text:p>
          </table:table-cell>
          <table:table-cell office:value-type="float" office:value="1517025.55" table:style-name="ce6">
            <text:p>1’517’025.55</text:p>
          </table:table-cell>
          <table:table-cell table:style-name="ce6"/>
          <table:table-cell office:value-type="float" office:value="-74" table:style-name="ce7">
            <text:p>-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68300" table:style-name="ce7">
            <text:p>68’3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8141.2" table:style-name="ce6">
            <text:p>108’141.20</text:p>
          </table:table-cell>
          <table:table-cell office:value-type="float" office:value="108100" table:style-name="ce7">
            <text:p>108’100</text:p>
          </table:table-cell>
          <table:table-cell table:style-name="ce2"/>
          <table:table-cell office:value-type="string" table:style-name="ce2">
            <text:p>303</text:p>
          </table:table-cell>
          <table:table-cell office:value-type="string" table:style-name="ce2">
            <text:p>Sozialversicherungsbeiträge</text:p>
          </table:table-cell>
          <table:table-cell office:value-type="float" office:value="112786.15" table:style-name="ce6">
            <text:p>112’786.15</text:p>
          </table:table-cell>
          <table:table-cell table:style-name="ce6"/>
          <table:table-cell office:value-type="float" office:value="4686" table:style-name="ce7">
            <text:p>4’68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2900.4" table:style-name="ce6">
            <text:p>152’900.40</text:p>
          </table:table-cell>
          <table:table-cell office:value-type="float" office:value="131500" table:style-name="ce7">
            <text:p>131’500</text:p>
          </table:table-cell>
          <table:table-cell table:style-name="ce2"/>
          <table:table-cell office:value-type="string" table:style-name="ce2">
            <text:p>304</text:p>
          </table:table-cell>
          <table:table-cell office:value-type="string" table:style-name="ce2">
            <text:p>Pensionskassen- / Sparkassenbeiträge</text:p>
          </table:table-cell>
          <table:table-cell office:value-type="float" office:value="156420.04999999999" table:style-name="ce6">
            <text:p>156’420.05</text:p>
          </table:table-cell>
          <table:table-cell table:style-name="ce6"/>
          <table:table-cell office:value-type="float" office:value="24920" table:style-name="ce7">
            <text:p>24’92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295.75" table:style-name="ce6">
            <text:p>10’295.75</text:p>
          </table:table-cell>
          <table:table-cell office:value-type="float" office:value="10100" table:style-name="ce7">
            <text:p>10’100</text:p>
          </table:table-cell>
          <table:table-cell table:style-name="ce2"/>
          <table:table-cell office:value-type="string" table:style-name="ce2">
            <text:p>305</text:p>
          </table:table-cell>
          <table:table-cell office:value-type="string" table:style-name="ce2">
            <text:p>Unfallversicherungs-/Krankentaggeldbeiträge</text:p>
          </table:table-cell>
          <table:table-cell office:value-type="float" office:value="10913.6" table:style-name="ce6">
            <text:p>10’913.60</text:p>
          </table:table-cell>
          <table:table-cell table:style-name="ce6"/>
          <table:table-cell office:value-type="float" office:value="814" table:style-name="ce7">
            <text:p>81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49.2" table:style-name="ce6">
            <text:p>1’549.20</text:p>
          </table:table-cell>
          <table:table-cell office:value-type="float" office:value="5000" table:style-name="ce7">
            <text:p>5’000</text:p>
          </table:table-cell>
          <table:table-cell table:style-name="ce2"/>
          <table:table-cell office:value-type="string" table:style-name="ce2">
            <text:p>309</text:p>
          </table:table-cell>
          <table:table-cell office:value-type="string" table:style-name="ce2">
            <text:p>Übriger Personalaufwand</text:p>
          </table:table-cell>
          <table:table-cell office:value-type="float" office:value="4210.2" table:style-name="ce6">
            <text:p>4’210.20</text:p>
          </table:table-cell>
          <table:table-cell table:style-name="ce6"/>
          <table:table-cell office:value-type="float" office:value="-790" table:style-name="ce7">
            <text:p>-79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489.95" table:style-name="ce6">
            <text:p>15’489.95</text:p>
          </table:table-cell>
          <table:table-cell office:value-type="float" office:value="12400" table:style-name="ce7">
            <text:p>12’400</text:p>
          </table:table-cell>
          <table:table-cell table:style-name="ce2"/>
          <table:table-cell office:value-type="string" table:style-name="ce2">
            <text:p>310</text:p>
          </table:table-cell>
          <table:table-cell office:value-type="string" table:style-name="ce2">
            <text:p>Büromaterial und Drucksachen</text:p>
          </table:table-cell>
          <table:table-cell office:value-type="float" office:value="17232.400000000001" table:style-name="ce6">
            <text:p>17’232.40</text:p>
          </table:table-cell>
          <table:table-cell table:style-name="ce6"/>
          <table:table-cell office:value-type="float" office:value="632" table:style-name="ce7">
            <text:p>63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4200" table:style-name="ce7">
            <text:p>4’2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office:value-type="float" office:value="3735.35" table:style-name="ce6">
            <text:p>3’735.35</text:p>
          </table:table-cell>
          <table:table-cell table:style-name="ce6"/>
          <table:table-cell office:value-type="float" office:value="235" table:style-name="ce7">
            <text:p>2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500" table:style-name="ce7">
            <text:p>3’500</text:p>
          </table:table-cell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743.899999999994" table:style-name="ce6">
            <text:p>82’743.90</text:p>
          </table:table-cell>
          <table:table-cell office:value-type="float" office:value="107000" table:style-name="ce7">
            <text:p>107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76362.649999999994" table:style-name="ce6">
            <text:p>76’362.65</text:p>
          </table:table-cell>
          <table:table-cell table:style-name="ce6"/>
          <table:table-cell office:value-type="float" office:value="-30637" table:style-name="ce7">
            <text:p>-30’63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1.65" table:style-name="ce6">
            <text:p>111.65</text:p>
          </table:table-cell>
          <table:table-cell table:style-name="ce7"/>
          <table:table-cell table:style-name="ce2"/>
          <table:table-cell office:value-type="string" table:style-name="ce2">
            <text:p>315</text:p>
          </table:table-cell>
          <table:table-cell office:value-type="string" table:style-name="ce2">
            <text:p>Übriger Unterhalt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844.35" table:style-name="ce6">
            <text:p>6’844.35</text:p>
          </table:table-cell>
          <table:table-cell office:value-type="float" office:value="6400" table:style-name="ce7">
            <text:p>6’400</text:p>
          </table:table-cell>
          <table:table-cell table:style-name="ce2"/>
          <table:table-cell office:value-type="string" table:style-name="ce2">
            <text:p>317</text:p>
          </table:table-cell>
          <table:table-cell office:value-type="string" table:style-name="ce2">
            <text:p>Spesenentschädigungen</text:p>
          </table:table-cell>
          <table:table-cell office:value-type="float" office:value="7922.95" table:style-name="ce6">
            <text:p>7’922.95</text:p>
          </table:table-cell>
          <table:table-cell table:style-name="ce6"/>
          <table:table-cell office:value-type="float" office:value="1523" table:style-name="ce7">
            <text:p>1’52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230887.35" table:style-name="ce6">
            <text:p>230’887.35</text:p>
          </table:table-cell>
          <table:table-cell office:value-type="float" office:value="161300" table:style-name="ce7">
            <text:p>161’3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155856.15" table:style-name="ce6">
            <text:p>155’856.15</text:p>
          </table:table-cell>
          <table:table-cell table:style-name="ce6"/>
          <table:table-cell office:value-type="float" office:value="-5444" table:style-name="ce7">
            <text:p>-5’44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1735.2" table:style-name="ce6">
            <text:p>11’735.20</text:p>
          </table:table-cell>
          <table:table-cell office:value-type="float" office:value="11000" table:style-name="ce7">
            <text:p>11’000</text:p>
          </table:table-cell>
          <table:table-cell table:style-name="ce2"/>
          <table:table-cell office:value-type="string" table:style-name="ce2">
            <text:p>319</text:p>
          </table:table-cell>
          <table:table-cell office:value-type="string" table:style-name="ce2">
            <text:p>Übriger Sachaufwand</text:p>
          </table:table-cell>
          <table:table-cell office:value-type="float" office:value="11428.8" table:style-name="ce6">
            <text:p>11’428.80</text:p>
          </table:table-cell>
          <table:table-cell table:style-name="ce6"/>
          <table:table-cell office:value-type="float" office:value="429" table:style-name="ce7">
            <text:p>42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3418.4" table:style-name="ce6">
            <text:p>3’418.40</text:p>
          </table:table-cell>
          <table:table-cell office:value-type="float" office:value="2300" table:style-name="ce7">
            <text:p>2’3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5764.15" table:style-name="ce6">
            <text:p>5’764.15</text:p>
          </table:table-cell>
          <table:table-cell table:style-name="ce6"/>
          <table:table-cell office:value-type="float" office:value="3464" table:style-name="ce7">
            <text:p>3’4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098.94" table:style-name="ce6">
            <text:p>13’098.94</text:p>
          </table:table-cell>
          <table:table-cell office:value-type="float" office:value="11500" table:style-name="ce7">
            <text:p>11’500</text:p>
          </table:table-cell>
          <table:table-cell table:style-name="ce2"/>
          <table:table-cell office:value-type="string" table:style-name="ce2">
            <text:p>392</text:p>
          </table:table-cell>
          <table:table-cell office:value-type="string" table:style-name="ce2">
            <text:p>Intern verrechneter Aufwand</text:p>
          </table:table-cell>
          <table:table-cell office:value-type="float" office:value="13933.8" table:style-name="ce6">
            <text:p>13’933.80</text:p>
          </table:table-cell>
          <table:table-cell table:style-name="ce6"/>
          <table:table-cell office:value-type="float" office:value="2434" table:style-name="ce7">
            <text:p>2’43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42773.20000000001" table:style-name="ce6">
            <text:p>142’773.20</text:p>
          </table:table-cell>
          <table:table-cell office:value-type="float" office:value="104900" table:style-name="ce7">
            <text:p>104’900</text:p>
          </table:table-cell>
          <table:table-cell table:style-name="ce2"/>
          <table:table-cell office:value-type="string" table:style-name="ce2">
            <text:p>436</text:p>
          </table:table-cell>
          <table:table-cell office:value-type="string" table:style-name="ce2">
            <text:p>Rückerstattungen</text:p>
          </table:table-cell>
          <table:table-cell table:style-name="ce6"/>
          <table:table-cell office:value-type="float" office:value="150769.15" table:style-name="ce6">
            <text:p>150’769.15</text:p>
          </table:table-cell>
          <table:table-cell office:value-type="float" office:value="45869" table:style-name="ce7">
            <text:p>45’8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0" table:style-name="ce6">
            <text:p>130.00</text:p>
          </table:table-cell>
          <table:table-cell office:value-type="float" office:value="9000" table:style-name="ce7">
            <text:p>9’000</text:p>
          </table:table-cell>
          <table:table-cell table:style-name="ce2"/>
          <table:table-cell office:value-type="string" table:style-name="ce2">
            <text:p>438</text:p>
          </table:table-cell>
          <table:table-cell office:value-type="string" table:style-name="ce2">
            <text:p>Eigenleistungen für Investitionen</text:p>
          </table:table-cell>
          <table:table-cell table:style-name="ce6"/>
          <table:table-cell office:value-type="float" office:value="455" table:style-name="ce6">
            <text:p>455.00</text:p>
          </table:table-cell>
          <table:table-cell office:value-type="float" office:value="-8545" table:style-name="ce7">
            <text:p>-8’54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000" table:style-name="ce6">
            <text:p>80’000.00</text:p>
          </table:table-cell>
          <table:table-cell office:value-type="float" office:value="80000" table:style-name="ce7">
            <text:p>80’0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80000" table:style-name="ce6">
            <text:p>80’000.0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681</text:p>
          </table:table-cell>
          <table:table-cell office:value-type="string" table:style-name="ce3">
            <text:p>Spezialfinanzierung für Altstadt-, Ortsbild und Denkmalpfle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65805.7" table:style-name="ce4">
            <text:p>1’265’805.70</text:p>
          </table:table-cell>
          <table:table-cell office:value-type="float" office:value="1566000" table:style-name="ce5">
            <text:p>1’566’000</text:p>
          </table:table-cell>
          <table:table-cell table:number-columns-repeated="2" table:style-name="ce3"/>
          <table:table-cell office:value-type="string" table:style-name="ce3">
            <text:p>Aufwand</text:p>
          </table:table-cell>
          <table:table-cell office:value-type="float" office:value="1615208.7" table:style-name="ce4">
            <text:p>1’615’208.70</text:p>
          </table:table-cell>
          <table:table-cell table:style-name="ce4"/>
          <table:table-cell office:value-type="float" office:value="49209" table:style-name="ce5">
            <text:p>49’2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</text:p>
          </table:table-cell>
          <table:table-cell office:value-type="float" office:value="1265805.7" table:style-name="ce4">
            <text:p>1’265’805.70</text:p>
          </table:table-cell>
          <table:table-cell office:value-type="float" office:value="1566000" table:style-name="ce5">
            <text:p>1’566’000</text:p>
          </table:table-cell>
          <table:table-cell table:number-columns-repeated="2" table:style-name="ce3"/>
          <table:table-cell office:value-type="string" table:style-name="ce3">
            <text:p>Ertrag</text:p>
          </table:table-cell>
          <table:table-cell table:style-name="ce4"/>
          <table:table-cell office:value-type="float" office:value="1615208.7" table:style-name="ce4">
            <text:p>1’615’208.70</text:p>
          </table:table-cell>
          <table:table-cell office:value-type="float" office:value="49209" table:style-name="ce5">
            <text:p>49’2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3000" table:style-name="ce7">
            <text:p>3’000</text:p>
          </table:table-cell>
          <table:table-cell table:style-name="ce2"/>
          <table:table-cell office:value-type="string" table:style-name="ce2">
            <text:p>311</text:p>
          </table:table-cell>
          <table:table-cell office:value-type="string" table:style-name="ce2">
            <text:p>Mobilien, Maschinen, Fahrzeuge</text:p>
          </table:table-cell>
          <table:table-cell table:number-columns-repeated="2" table:style-name="ce6"/>
          <table:table-cell office:value-type="float" office:value="-3000" table:style-name="ce7">
            <text:p>-3’00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58.35" table:style-name="ce6">
            <text:p>658.35</text:p>
          </table:table-cell>
          <table:table-cell office:value-type="float" office:value="2000" table:style-name="ce7">
            <text:p>2’000</text:p>
          </table:table-cell>
          <table:table-cell table:style-name="ce2"/>
          <table:table-cell office:value-type="string" table:style-name="ce2">
            <text:p>314</text:p>
          </table:table-cell>
          <table:table-cell office:value-type="string" table:style-name="ce2">
            <text:p>Baulicher Unterhalt</text:p>
          </table:table-cell>
          <table:table-cell office:value-type="float" office:value="1546.95" table:style-name="ce6">
            <text:p>1’546.95</text:p>
          </table:table-cell>
          <table:table-cell table:style-name="ce6"/>
          <table:table-cell office:value-type="float" office:value="-453" table:style-name="ce7">
            <text:p>-4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1228.300000000003" table:style-name="ce6">
            <text:p>41’228.30</text:p>
          </table:table-cell>
          <table:table-cell office:value-type="float" office:value="45000" table:style-name="ce7">
            <text:p>45’000</text:p>
          </table:table-cell>
          <table:table-cell table:style-name="ce2"/>
          <table:table-cell office:value-type="string" table:style-name="ce2">
            <text:p>318</text:p>
          </table:table-cell>
          <table:table-cell office:value-type="string" table:style-name="ce2">
            <text:p>Dienstleistungen und Honorare</text:p>
          </table:table-cell>
          <table:table-cell office:value-type="float" office:value="28926.65" table:style-name="ce6">
            <text:p>28’926.65</text:p>
          </table:table-cell>
          <table:table-cell table:style-name="ce6"/>
          <table:table-cell office:value-type="float" office:value="-16073" table:style-name="ce7">
            <text:p>-16’07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8875" table:style-name="ce6">
            <text:p>48’875.00</text:p>
          </table:table-cell>
          <table:table-cell office:value-type="float" office:value="35000" table:style-name="ce7">
            <text:p>35’000</text:p>
          </table:table-cell>
          <table:table-cell table:style-name="ce2"/>
          <table:table-cell office:value-type="string" table:style-name="ce2">
            <text:p>362</text:p>
          </table:table-cell>
          <table:table-cell office:value-type="string" table:style-name="ce2">
            <text:p>Beiträge an Institutionen auf kommunaler Ebene</text:p>
          </table:table-cell>
          <table:table-cell office:value-type="float" office:value="29887" table:style-name="ce6">
            <text:p>29’887.00</text:p>
          </table:table-cell>
          <table:table-cell table:style-name="ce6"/>
          <table:table-cell office:value-type="float" office:value="-5113" table:style-name="ce7">
            <text:p>-5’11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06030" table:style-name="ce6">
            <text:p>106’030.00</text:p>
          </table:table-cell>
          <table:table-cell office:value-type="float" office:value="160000" table:style-name="ce7">
            <text:p>160’000</text:p>
          </table:table-cell>
          <table:table-cell table:style-name="ce2"/>
          <table:table-cell office:value-type="string" table:style-name="ce2">
            <text:p>365</text:p>
          </table:table-cell>
          <table:table-cell office:value-type="string" table:style-name="ce2">
            <text:p>Beiträge an private Institutionen</text:p>
          </table:table-cell>
          <table:table-cell office:value-type="float" office:value="91950" table:style-name="ce6">
            <text:p>91’950.00</text:p>
          </table:table-cell>
          <table:table-cell table:style-name="ce6"/>
          <table:table-cell office:value-type="float" office:value="-68050" table:style-name="ce7">
            <text:p>-68’05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58485" table:style-name="ce6">
            <text:p>158’485.00</text:p>
          </table:table-cell>
          <table:table-cell office:value-type="float" office:value="140000" table:style-name="ce7">
            <text:p>140’000</text:p>
          </table:table-cell>
          <table:table-cell table:style-name="ce2"/>
          <table:table-cell office:value-type="string" table:style-name="ce2">
            <text:p>366</text:p>
          </table:table-cell>
          <table:table-cell office:value-type="string" table:style-name="ce2">
            <text:p>Beiträge an private Haushalte</text:p>
          </table:table-cell>
          <table:table-cell office:value-type="float" office:value="97295" table:style-name="ce6">
            <text:p>97’295.00</text:p>
          </table:table-cell>
          <table:table-cell table:style-name="ce6"/>
          <table:table-cell office:value-type="float" office:value="-42705" table:style-name="ce7">
            <text:p>-42’70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table:style-name="ce6"/>
          <table:table-cell office:value-type="float" office:value="185200" table:style-name="ce7">
            <text:p>185’200</text:p>
          </table:table-cell>
          <table:table-cell table:style-name="ce2"/>
          <table:table-cell office:value-type="string" table:style-name="ce2">
            <text:p>380</text:p>
          </table:table-cell>
          <table:table-cell office:value-type="string" table:style-name="ce2">
            <text:p>Einlagen in Spezialfinanzierungen und Stiftungen</text:p>
          </table:table-cell>
          <table:table-cell office:value-type="float" office:value="414376.35" table:style-name="ce6">
            <text:p>414’376.35</text:p>
          </table:table-cell>
          <table:table-cell table:style-name="ce6"/>
          <table:table-cell office:value-type="float" office:value="229176" table:style-name="ce7">
            <text:p>229’17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0000" table:style-name="ce6">
            <text:p>80’000.00</text:p>
          </table:table-cell>
          <table:table-cell office:value-type="float" office:value="80000" table:style-name="ce7">
            <text:p>80’000</text:p>
          </table:table-cell>
          <table:table-cell table:style-name="ce2"/>
          <table:table-cell office:value-type="string" table:style-name="ce2">
            <text:p>390</text:p>
          </table:table-cell>
          <table:table-cell office:value-type="string" table:style-name="ce2">
            <text:p>Intern verrechneter Aufwand</text:p>
          </table:table-cell>
          <table:table-cell office:value-type="float" office:value="80000" table:style-name="ce6">
            <text:p>80’000.0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37983.29999999999" table:style-name="ce6">
            <text:p>137’983.30</text:p>
          </table:table-cell>
          <table:table-cell office:value-type="float" office:value="130800" table:style-name="ce7">
            <text:p>130’800</text:p>
          </table:table-cell>
          <table:table-cell table:style-name="ce2"/>
          <table:table-cell office:value-type="string" table:style-name="ce2">
            <text:p>396</text:p>
          </table:table-cell>
          <table:table-cell office:value-type="string" table:style-name="ce2">
            <text:p>Intern verrechnete Zinsen</text:p>
          </table:table-cell>
          <table:table-cell office:value-type="float" office:value="131962.6" table:style-name="ce6">
            <text:p>131’962.60</text:p>
          </table:table-cell>
          <table:table-cell table:style-name="ce6"/>
          <table:table-cell office:value-type="float" office:value="1163" table:style-name="ce7">
            <text:p>1’16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692545.75" table:style-name="ce6">
            <text:p>692’545.75</text:p>
          </table:table-cell>
          <table:table-cell office:value-type="float" office:value="785000" table:style-name="ce7">
            <text:p>785’000</text:p>
          </table:table-cell>
          <table:table-cell table:style-name="ce2"/>
          <table:table-cell office:value-type="string" table:style-name="ce2">
            <text:p>398</text:p>
          </table:table-cell>
          <table:table-cell office:value-type="string" table:style-name="ce2">
            <text:p>Intern verrechnete Abschreibungen</text:p>
          </table:table-cell>
          <table:table-cell office:value-type="float" office:value="739264.15" table:style-name="ce6">
            <text:p>739’264.15</text:p>
          </table:table-cell>
          <table:table-cell table:style-name="ce6"/>
          <table:table-cell office:value-type="float" office:value="-45736" table:style-name="ce7">
            <text:p>-45’7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422026.55" table:style-name="ce6">
            <text:p>422’026.55</text:p>
          </table:table-cell>
          <table:table-cell table:style-name="ce7"/>
          <table:table-cell table:style-name="ce2"/>
          <table:table-cell office:value-type="string" table:style-name="ce2">
            <text:p>480</text:p>
          </table:table-cell>
          <table:table-cell office:value-type="string" table:style-name="ce2">
            <text:p>Entnahmen aus Spezialfinanzierungen und Stiftungen</text:p>
          </table:table-cell>
          <table:table-cell table:number-columns-repeated="2"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825379.25" table:style-name="ce6">
            <text:p>825’379.25</text:p>
          </table:table-cell>
          <table:table-cell office:value-type="float" office:value="1555200" table:style-name="ce7">
            <text:p>1’555’200</text:p>
          </table:table-cell>
          <table:table-cell table:style-name="ce2"/>
          <table:table-cell office:value-type="string" table:style-name="ce2">
            <text:p>490</text:p>
          </table:table-cell>
          <table:table-cell office:value-type="string" table:style-name="ce2">
            <text:p>Intern verrechneter Ertrag</text:p>
          </table:table-cell>
          <table:table-cell table:style-name="ce6"/>
          <table:table-cell office:value-type="float" office:value="1598857.8" table:style-name="ce6">
            <text:p>1’598’857.80</text:p>
          </table:table-cell>
          <table:table-cell office:value-type="float" office:value="43658" table:style-name="ce7">
            <text:p>43’65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N</text:p>
          </table:table-cell>
          <table:table-cell office:value-type="float" office:value="18399.900000000001" table:style-name="ce6">
            <text:p>18’399.90</text:p>
          </table:table-cell>
          <table:table-cell office:value-type="float" office:value="10800" table:style-name="ce7">
            <text:p>10’800</text:p>
          </table:table-cell>
          <table:table-cell table:style-name="ce2"/>
          <table:table-cell office:value-type="string" table:style-name="ce2">
            <text:p>496</text:p>
          </table:table-cell>
          <table:table-cell office:value-type="string" table:style-name="ce2">
            <text:p>Intern verrechnete Zinsen</text:p>
          </table:table-cell>
          <table:table-cell table:style-name="ce6"/>
          <table:table-cell office:value-type="float" office:value="16350.9" table:style-name="ce6">
            <text:p>16’350.90</text:p>
          </table:table-cell>
          <table:table-cell office:value-type="float" office:value="5551" table:style-name="ce7">
            <text:p>5’551</text:p>
          </table:table-cell>
          <table:table-cell table:number-columns-repeated="16375"/>
        </table:table-row>
        <table:table-row table:number-rows-repeated="2" table:style-name="ro2">
          <table:table-cell table:style-name="ce2"/>
          <table:table-cell table:style-name="ce6"/>
          <table:table-cell table:style-name="ce7"/>
          <table:table-cell table:number-columns-repeated="3" table:style-name="ce2"/>
          <table:table-cell table:number-columns-repeated="2" table:style-name="ce6"/>
          <table:table-cell table:style-name="ce7"/>
          <table:table-cell table:number-columns-repeated="16375"/>
        </table:table-row>
        <table:table-row table:number-rows-repeated="10459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ndard_Tabelle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ller Reto DIF_FIN</meta:initial-creator>
    <dc:creator>Wullschleger Nicola</dc:creator>
    <meta:creation-date>2019-08-19T05:46:53Z</meta:creation-date>
    <dc:date>2019-08-20T12:36:39Z</dc:date>
    <meta:editing-duration>PT0S</meta:editing-duration>
  </office:meta>
</office:document-meta>
</file>